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" manifest:full-path="Object 1/Pictures/2000000D000000DD000000DDF95BE9D7.svm"/>
  <manifest:file-entry manifest:media-type="" manifest:full-path="Object 1/Pictures/2000000D000000DD000000DDDC7CCDFB.svm"/>
  <manifest:file-entry manifest:media-type="" manifest:full-path="Object 1/Pictures/2000000D000000DD000000DD07B12F7F.svm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2000000D000000DD000000DDF95BE9D7.svm"/>
  <manifest:file-entry manifest:media-type="" manifest:full-path="Object 2/Pictures/2000000D000000DD000000DDDC7CCDFB.svm"/>
  <manifest:file-entry manifest:media-type="" manifest:full-path="Object 2/Pictures/2000000D000000DD000000DD07B12F7F.svm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Object 3/Pictures/2000000D000000DD000000DDF95BE9D7.svm"/>
  <manifest:file-entry manifest:media-type="" manifest:full-path="Object 3/Pictures/2000000D000000DD000000DDDC7CCDFB.svm"/>
  <manifest:file-entry manifest:media-type="" manifest:full-path="Object 3/Pictures/2000000D000000DD000000DD07B12F7F.svm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" manifest:full-path="Object 5/Pictures/2000000D000000DD000000DDF95BE9D7.svm"/>
  <manifest:file-entry manifest:media-type="" manifest:full-path="Object 5/Pictures/2000000D000000DD000000DDDC7CCDFB.svm"/>
  <manifest:file-entry manifest:media-type="" manifest:full-path="Object 5/Pictures/2000000D000000DD000000DD07B12F7F.svm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fo:padding-bottom="0.0193in" fo:padding-left="0.0138in" fo:padding-right="0.0138in" fo:padding-top="0.0193in"/>
      <style:text-properties style:font-name="Courier New" fo:font-size="8pt" style:font-size-asian="8pt" style:font-size-complex="8pt"/>
    </style:style>
    <style:style style:name="ce2" style:family="table-cell" style:parent-style-name="Default" style:data-style-name="N121">
      <style:table-cell-properties fo:border-bottom="0.26pt solid #000000" fo:border-left="none" fo:padding-bottom="0.0193in" fo:padding-left="0.0138in" fo:padding-right="0.0138in" fo:padding-top="0.0193in" fo:border-right="none" fo:border-top="none"/>
      <style:text-properties style:font-name="Courier New" fo:font-size="8pt" style:font-size-asian="8pt" style:font-size-complex="8pt"/>
    </style:style>
    <style:style style:name="ce3" style:family="table-cell" style:parent-style-name="Default" style:data-style-name="N121">
      <style:table-cell-properties fo:border-bottom="none" fo:border-left="none" fo:padding-bottom="0.0193in" fo:padding-left="0.0138in" fo:padding-right="0.0138in" fo:padding-top="0.0193in" fo:border-right="none" fo:border-top="0.26pt solid #000000"/>
      <style:text-properties style:font-name="Courier New" fo:font-size="8pt" style:font-size-asian="8pt" style:font-size-complex="8pt"/>
    </style:style>
    <style:style style:name="ce4" style:family="table-cell" style:parent-style-name="Default" style:data-style-name="N121">
      <style:table-cell-properties fo:border="none" fo:padding-bottom="0.0193in" fo:padding-left="0.0138in" fo:padding-right="0.0138in" fo:padding-top="0.0193in"/>
      <style:text-properties style:font-name="Courier New" fo:font-size="8pt" style:font-size-asian="8pt" style:font-size-complex="8pt"/>
    </style:style>
    <style:style style:name="ce5" style:family="table-cell" style:parent-style-name="Default">
      <style:text-properties style:font-name="Courier New" fo:font-size="8pt" style:font-size-asian="8pt" style:font-size-complex="8pt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table-column table:style-name="co1" table:number-columns-repeated="1010" table:default-cell-style-name="ce1"/>
        <table:table-column table:style-name="co1" table:number-columns-repeated="4" table:default-cell-style-name="ce5"/>
        <table:table-column table:style-name="co1" table:number-columns-repeated="10" table:default-cell-style-name="Default"/>
        <table:table-row table:style-name="ro1">
          <table:table-cell office:value-type="float" office:value="0.05">
            <text:p>0.0500</text:p>
          </table:table-cell>
          <table:table-cell table:formula="of:=SIN([.A1])" office:value-type="float" office:value="0.0499791692706783">
            <text:p>0.0500</text:p>
          </table:table-cell>
          <table:table-cell table:number-columns-repeated="1022"/>
        </table:table-row>
        <table:table-row table:style-name="ro1">
          <table:table-cell office:value-type="float" office:value="0.1">
            <text:p>0.1000</text:p>
          </table:table-cell>
          <table:table-cell table:formula="of:=SIN([.A2])" office:value-type="float" office:value="0.0998334166468282">
            <text:p>0.0998</text:p>
          </table:table-cell>
          <table:table-cell table:number-columns-repeated="1022"/>
        </table:table-row>
        <table:table-row table:style-name="ro1">
          <table:table-cell office:value-type="float" office:value="0.15">
            <text:p>0.1500</text:p>
          </table:table-cell>
          <table:table-cell table:formula="of:=SIN([.A3])" office:value-type="float" office:value="0.149438132473599">
            <text:p>0.1494</text:p>
          </table:table-cell>
          <table:table-cell table:number-columns-repeated="1022"/>
        </table:table-row>
        <table:table-row table:style-name="ro1">
          <table:table-cell office:value-type="float" office:value="0.2">
            <text:p>0.2000</text:p>
          </table:table-cell>
          <table:table-cell table:formula="of:=SIN([.A4])" office:value-type="float" office:value="0.198669330795061">
            <text:p>0.1987</text:p>
          </table:table-cell>
          <table:table-cell table:number-columns-repeated="1022"/>
        </table:table-row>
        <table:table-row table:style-name="ro1">
          <table:table-cell office:value-type="float" office:value="0.25">
            <text:p>0.2500</text:p>
          </table:table-cell>
          <table:table-cell table:formula="of:=SIN([.A5])" office:value-type="float" office:value="0.247403959254523">
            <text:p>0.2474</text:p>
          </table:table-cell>
          <table:table-cell table:number-columns-repeated="1022"/>
        </table:table-row>
        <table:table-row table:style-name="ro1">
          <table:table-cell office:value-type="float" office:value="0.3">
            <text:p>0.3000</text:p>
          </table:table-cell>
          <table:table-cell table:formula="of:=SIN([.A6])" office:value-type="float" office:value="0.29552020666134">
            <text:p>0.2955</text:p>
          </table:table-cell>
          <table:table-cell table:number-columns-repeated="1022"/>
        </table:table-row>
        <table:table-row table:style-name="ro1">
          <table:table-cell office:value-type="float" office:value="0.35">
            <text:p>0.3500</text:p>
          </table:table-cell>
          <table:table-cell table:formula="of:=SIN([.A7])" office:value-type="float" office:value="0.342897807455451">
            <text:p>0.3429</text:p>
          </table:table-cell>
          <table:table-cell table:number-columns-repeated="1022"/>
        </table:table-row>
        <table:table-row table:style-name="ro1">
          <table:table-cell office:value-type="float" office:value="0.4">
            <text:p>0.4000</text:p>
          </table:table-cell>
          <table:table-cell table:formula="of:=SIN([.A8])" office:value-type="float" office:value="0.38941834230865">
            <text:p>0.3894</text:p>
          </table:table-cell>
          <table:table-cell table:number-columns-repeated="1022"/>
        </table:table-row>
        <table:table-row table:style-name="ro1">
          <table:table-cell office:value-type="float" office:value="0.45">
            <text:p>0.4500</text:p>
          </table:table-cell>
          <table:table-cell table:formula="of:=SIN([.A9])" office:value-type="float" office:value="0.43496553411123">
            <text:p>0.4350</text:p>
          </table:table-cell>
          <table:table-cell table:number-columns-repeated="1022"/>
        </table:table-row>
        <table:table-row table:style-name="ro1">
          <table:table-cell office:value-type="float" office:value="0.5">
            <text:p>0.5000</text:p>
          </table:table-cell>
          <table:table-cell table:formula="of:=SIN([.A10])" office:value-type="float" office:value="0.479425538604203">
            <text:p>0.4794</text:p>
          </table:table-cell>
          <table:table-cell table:number-columns-repeated="1022"/>
        </table:table-row>
        <table:table-row table:style-name="ro1">
          <table:table-cell office:value-type="float" office:value="0.55">
            <text:p>0.5500</text:p>
          </table:table-cell>
          <table:table-cell table:formula="of:=SIN([.A11])" office:value-type="float" office:value="0.522687228930659">
            <text:p>0.5227</text:p>
          </table:table-cell>
          <table:table-cell table:number-columns-repeated="1022"/>
        </table:table-row>
        <table:table-row table:style-name="ro1">
          <table:table-cell office:value-type="float" office:value="0.6">
            <text:p>0.6000</text:p>
          </table:table-cell>
          <table:table-cell table:formula="of:=SIN([.A12])" office:value-type="float" office:value="0.564642473395035">
            <text:p>0.5646</text:p>
          </table:table-cell>
          <table:table-cell table:number-columns-repeated="1022"/>
        </table:table-row>
        <table:table-row table:style-name="ro1">
          <table:table-cell office:value-type="float" office:value="0.65">
            <text:p>0.6500</text:p>
          </table:table-cell>
          <table:table-cell table:formula="of:=SIN([.A13])" office:value-type="float" office:value="0.60518640573604">
            <text:p>0.6052</text:p>
          </table:table-cell>
          <table:table-cell table:number-columns-repeated="1022"/>
        </table:table-row>
        <table:table-row table:style-name="ro1">
          <table:table-cell office:value-type="float" office:value="0.7">
            <text:p>0.7000</text:p>
          </table:table-cell>
          <table:table-cell table:formula="of:=SIN([.A14])" office:value-type="float" office:value="0.644217687237691">
            <text:p>0.6442</text:p>
          </table:table-cell>
          <table:table-cell table:number-columns-repeated="1022"/>
        </table:table-row>
        <table:table-row table:style-name="ro1">
          <table:table-cell office:value-type="float" office:value="0.75">
            <text:p>0.7500</text:p>
          </table:table-cell>
          <table:table-cell table:formula="of:=SIN([.A15])" office:value-type="float" office:value="0.681638760023334">
            <text:p>0.6816</text:p>
          </table:table-cell>
          <table:table-cell table:number-columns-repeated="1022"/>
        </table:table-row>
        <table:table-row table:style-name="ro1">
          <table:table-cell office:value-type="float" office:value="0.8">
            <text:p>0.8000</text:p>
          </table:table-cell>
          <table:table-cell table:formula="of:=SIN([.A16])" office:value-type="float" office:value="0.717356090899523">
            <text:p>0.7174</text:p>
          </table:table-cell>
          <table:table-cell table:number-columns-repeated="1022"/>
        </table:table-row>
        <table:table-row table:style-name="ro1">
          <table:table-cell office:value-type="float" office:value="0.85">
            <text:p>0.8500</text:p>
          </table:table-cell>
          <table:table-cell table:formula="of:=SIN([.A17])" office:value-type="float" office:value="0.751280405140293">
            <text:p>0.7513</text:p>
          </table:table-cell>
          <table:table-cell table:number-columns-repeated="1022"/>
        </table:table-row>
        <table:table-row table:style-name="ro1">
          <table:table-cell office:value-type="float" office:value="0.9">
            <text:p>0.9000</text:p>
          </table:table-cell>
          <table:table-cell table:formula="of:=SIN([.A18])" office:value-type="float" office:value="0.783326909627483">
            <text:p>0.7833</text:p>
          </table:table-cell>
          <table:table-cell table:number-columns-repeated="1022"/>
        </table:table-row>
        <table:table-row table:style-name="ro1">
          <table:table-cell office:value-type="float" office:value="0.95">
            <text:p>0.9500</text:p>
          </table:table-cell>
          <table:table-cell table:formula="of:=SIN([.A19])" office:value-type="float" office:value="0.813415504789374">
            <text:p>0.8134</text:p>
          </table:table-cell>
          <table:table-cell table:number-columns-repeated="1022"/>
        </table:table-row>
        <table:table-row table:style-name="ro1">
          <table:table-cell office:value-type="float" office:value="1">
            <text:p>1.0000</text:p>
          </table:table-cell>
          <table:table-cell table:formula="of:=SIN([.A20])" office:value-type="float" office:value="0.841470984807896">
            <text:p>0.8415</text:p>
          </table:table-cell>
          <table:table-cell table:number-columns-repeated="1022"/>
        </table:table-row>
        <table:table-row table:style-name="ro1">
          <table:table-cell office:value-type="float" office:value="1.05">
            <text:p>1.0500</text:p>
          </table:table-cell>
          <table:table-cell table:formula="of:=SIN([.A21])" office:value-type="float" office:value="0.867423225594017">
            <text:p>0.8674</text:p>
          </table:table-cell>
          <table:table-cell table:number-columns-repeated="1022"/>
        </table:table-row>
        <table:table-row table:style-name="ro1">
          <table:table-cell office:value-type="float" office:value="1.1">
            <text:p>1.1000</text:p>
          </table:table-cell>
          <table:table-cell table:formula="of:=SIN([.A22])" office:value-type="float" office:value="0.891207360061435">
            <text:p>0.8912</text:p>
          </table:table-cell>
          <table:table-cell table:number-columns-repeated="1022"/>
        </table:table-row>
        <table:table-row table:style-name="ro1">
          <table:table-cell office:value-type="float" office:value="1.15">
            <text:p>1.1500</text:p>
          </table:table-cell>
          <table:table-cell table:formula="of:=SIN([.A23])" office:value-type="float" office:value="0.912763940260521">
            <text:p>0.9128</text:p>
          </table:table-cell>
          <table:table-cell table:number-columns-repeated="1022"/>
        </table:table-row>
        <table:table-row table:style-name="ro1">
          <table:table-cell office:value-type="float" office:value="1.2">
            <text:p>1.2000</text:p>
          </table:table-cell>
          <table:table-cell table:formula="of:=SIN([.A24])" office:value-type="float" office:value="0.932039085967226">
            <text:p>0.9320</text:p>
          </table:table-cell>
          <table:table-cell table:number-columns-repeated="1022"/>
        </table:table-row>
        <table:table-row table:style-name="ro1">
          <table:table-cell office:value-type="float" office:value="1.25">
            <text:p>1.2500</text:p>
          </table:table-cell>
          <table:table-cell table:formula="of:=SIN([.A25])" office:value-type="float" office:value="0.948984619355586">
            <text:p>0.9490</text:p>
          </table:table-cell>
          <table:table-cell table:number-columns-repeated="1022"/>
        </table:table-row>
        <table:table-row table:style-name="ro1">
          <table:table-cell office:value-type="float" office:value="1.3">
            <text:p>1.3000</text:p>
          </table:table-cell>
          <table:table-cell table:formula="of:=SIN([.A26])" office:value-type="float" office:value="0.963558185417193">
            <text:p>0.9636</text:p>
          </table:table-cell>
          <table:table-cell table:number-columns-repeated="1022"/>
        </table:table-row>
        <table:table-row table:style-name="ro1">
          <table:table-cell office:value-type="float" office:value="1.35">
            <text:p>1.3500</text:p>
          </table:table-cell>
          <table:table-cell table:formula="of:=SIN([.A27])" office:value-type="float" office:value="0.975723357826659">
            <text:p>0.9757</text:p>
          </table:table-cell>
          <table:table-cell table:number-columns-repeated="1022"/>
        </table:table-row>
        <table:table-row table:style-name="ro1">
          <table:table-cell office:value-type="float" office:value="1.4">
            <text:p>1.4000</text:p>
          </table:table-cell>
          <table:table-cell table:formula="of:=SIN([.A28])" office:value-type="float" office:value="0.98544972998846">
            <text:p>0.9854</text:p>
          </table:table-cell>
          <table:table-cell table:number-columns-repeated="1022"/>
        </table:table-row>
        <table:table-row table:style-name="ro1">
          <table:table-cell office:value-type="float" office:value="1.45">
            <text:p>1.4500</text:p>
          </table:table-cell>
          <table:table-cell table:formula="of:=SIN([.A29])" office:value-type="float" office:value="0.992712991037588">
            <text:p>0.9927</text:p>
          </table:table-cell>
          <table:table-cell table:number-columns-repeated="1022"/>
        </table:table-row>
        <table:table-row table:style-name="ro1">
          <table:table-cell office:value-type="float" office:value="1.5">
            <text:p>1.5000</text:p>
          </table:table-cell>
          <table:table-cell table:formula="of:=SIN([.A30])" office:value-type="float" office:value="0.997494986604055">
            <text:p>0.9975</text:p>
          </table:table-cell>
          <table:table-cell table:number-columns-repeated="1022"/>
        </table:table-row>
        <table:table-row table:style-name="ro1">
          <table:table-cell office:value-type="float" office:value="1.55">
            <text:p>1.5500</text:p>
          </table:table-cell>
          <table:table-cell table:formula="of:=SIN([.A31])" office:value-type="float" office:value="0.999783764189357">
            <text:p>0.9998</text:p>
          </table:table-cell>
          <table:table-cell table:number-columns-repeated="1022"/>
        </table:table-row>
        <table:table-row table:style-name="ro1">
          <table:table-cell office:value-type="float" office:value="1.6">
            <text:p>1.6000</text:p>
          </table:table-cell>
          <table:table-cell table:formula="of:=SIN([.A32])" office:value-type="float" office:value="0.999573603041505">
            <text:p>0.9996</text:p>
          </table:table-cell>
          <table:table-cell table:number-columns-repeated="1022"/>
        </table:table-row>
        <table:table-row table:style-name="ro1">
          <table:table-cell office:value-type="float" office:value="1.65">
            <text:p>1.6500</text:p>
          </table:table-cell>
          <table:table-cell table:formula="of:=SIN([.A33])" office:value-type="float" office:value="0.996865028453919">
            <text:p>0.9969</text:p>
          </table:table-cell>
          <table:table-cell table:number-columns-repeated="1022"/>
        </table:table-row>
        <table:table-row table:style-name="ro1">
          <table:table-cell office:value-type="float" office:value="1.7">
            <text:p>1.7000</text:p>
          </table:table-cell>
          <table:table-cell table:formula="of:=SIN([.A34])" office:value-type="float" office:value="0.991664810452468">
            <text:p>0.9917</text:p>
          </table:table-cell>
          <table:table-cell table:number-columns-repeated="1022"/>
        </table:table-row>
        <table:table-row table:style-name="ro1">
          <table:table-cell office:value-type="float" office:value="1.75">
            <text:p>1.7500</text:p>
          </table:table-cell>
          <table:table-cell table:formula="of:=SIN([.A35])" office:value-type="float" office:value="0.983985946873937">
            <text:p>0.9840</text:p>
          </table:table-cell>
          <table:table-cell table:number-columns-repeated="1022"/>
        </table:table-row>
        <table:table-row table:style-name="ro1">
          <table:table-cell office:value-type="float" office:value="1.8">
            <text:p>1.8000</text:p>
          </table:table-cell>
          <table:table-cell table:formula="of:=SIN([.A36])" office:value-type="float" office:value="0.973847630878195">
            <text:p>0.9738</text:p>
          </table:table-cell>
          <table:table-cell table:number-columns-repeated="1022"/>
        </table:table-row>
        <table:table-row table:style-name="ro1">
          <table:table-cell office:value-type="float" office:value="1.85">
            <text:p>1.8500</text:p>
          </table:table-cell>
          <table:table-cell table:formula="of:=SIN([.A37])" office:value-type="float" office:value="0.9612752029753">
            <text:p>0.9613</text:p>
          </table:table-cell>
          <table:table-cell table:number-columns-repeated="1022"/>
        </table:table-row>
        <table:table-row table:style-name="ro1">
          <table:table-cell office:value-type="float" office:value="1.9">
            <text:p>1.9000</text:p>
          </table:table-cell>
          <table:table-cell table:formula="of:=SIN([.A38])" office:value-type="float" office:value="0.946300087687414">
            <text:p>0.9463</text:p>
          </table:table-cell>
          <table:table-cell table:number-columns-repeated="1022"/>
        </table:table-row>
        <table:table-row table:style-name="ro1">
          <table:table-cell office:value-type="float" office:value="1.95">
            <text:p>1.9500</text:p>
          </table:table-cell>
          <table:table-cell table:formula="of:=SIN([.A39])" office:value-type="float" office:value="0.928959715003869">
            <text:p>0.9290</text:p>
          </table:table-cell>
          <table:table-cell table:number-columns-repeated="1022"/>
        </table:table-row>
        <table:table-row table:style-name="ro1">
          <table:table-cell office:value-type="float" office:value="2">
            <text:p>2.0000</text:p>
          </table:table-cell>
          <table:table-cell table:formula="of:=SIN([.A40])" office:value-type="float" office:value="0.909297426825682">
            <text:p>0.9093</text:p>
          </table:table-cell>
          <table:table-cell table:number-columns-repeated="1022"/>
        </table:table-row>
        <table:table-row table:style-name="ro1">
          <table:table-cell office:value-type="float" office:value="2.05">
            <text:p>2.0500</text:p>
          </table:table-cell>
          <table:table-cell table:formula="of:=SIN([.A41])" office:value-type="float" office:value="0.887362368633375">
            <text:p>0.8874</text:p>
          </table:table-cell>
          <table:table-cell table:number-columns-repeated="1022"/>
        </table:table-row>
        <table:table-row table:style-name="ro1">
          <table:table-cell office:value-type="float" office:value="2.1">
            <text:p>2.1000</text:p>
          </table:table-cell>
          <table:table-cell table:formula="of:=SIN([.A42])" office:value-type="float" office:value="0.863209366648874">
            <text:p>0.8632</text:p>
          </table:table-cell>
          <table:table-cell table:number-columns-repeated="1022"/>
        </table:table-row>
        <table:table-row table:style-name="ro1">
          <table:table-cell office:value-type="float" office:value="2.15">
            <text:p>2.1500</text:p>
          </table:table-cell>
          <table:table-cell table:formula="of:=SIN([.A43])" office:value-type="float" office:value="0.836898790798498">
            <text:p>0.8369</text:p>
          </table:table-cell>
          <table:table-cell table:number-columns-repeated="1022"/>
        </table:table-row>
        <table:table-row table:style-name="ro1">
          <table:table-cell office:value-type="float" office:value="2.2">
            <text:p>2.2000</text:p>
          </table:table-cell>
          <table:table-cell table:formula="of:=SIN([.A44])" office:value-type="float" office:value="0.80849640381959">
            <text:p>0.8085</text:p>
          </table:table-cell>
          <table:table-cell table:number-columns-repeated="1022"/>
        </table:table-row>
        <table:table-row table:style-name="ro1">
          <table:table-cell office:value-type="float" office:value="2.25">
            <text:p>2.2500</text:p>
          </table:table-cell>
          <table:table-cell table:formula="of:=SIN([.A45])" office:value-type="float" office:value="0.778073196887921">
            <text:p>0.7781</text:p>
          </table:table-cell>
          <table:table-cell table:number-columns-repeated="1022"/>
        </table:table-row>
        <table:table-row table:style-name="ro1">
          <table:table-cell office:value-type="float" office:value="2.3">
            <text:p>2.3000</text:p>
          </table:table-cell>
          <table:table-cell table:formula="of:=SIN([.A46])" office:value-type="float" office:value="0.74570521217672">
            <text:p>0.7457</text:p>
          </table:table-cell>
          <table:table-cell table:number-columns-repeated="1022"/>
        </table:table-row>
        <table:table-row table:style-name="ro1">
          <table:table-cell office:value-type="float" office:value="2.35">
            <text:p>2.3500</text:p>
          </table:table-cell>
          <table:table-cell table:formula="of:=SIN([.A47])" office:value-type="float" office:value="0.711473352790844">
            <text:p>0.7115</text:p>
          </table:table-cell>
          <table:table-cell table:number-columns-repeated="1022"/>
        </table:table-row>
        <table:table-row table:style-name="ro1">
          <table:table-cell office:value-type="float" office:value="2.4">
            <text:p>2.4000</text:p>
          </table:table-cell>
          <table:table-cell table:formula="of:=SIN([.A48])" office:value-type="float" office:value="0.675463180551151">
            <text:p>0.6755</text:p>
          </table:table-cell>
          <table:table-cell table:number-columns-repeated="1022"/>
        </table:table-row>
        <table:table-row table:style-name="ro1">
          <table:table-cell office:value-type="float" office:value="2.45">
            <text:p>2.4500</text:p>
          </table:table-cell>
          <table:table-cell table:formula="of:=SIN([.A49])" office:value-type="float" office:value="0.637764702134504">
            <text:p>0.6378</text:p>
          </table:table-cell>
          <table:table-cell table:number-columns-repeated="1022"/>
        </table:table-row>
        <table:table-row table:style-name="ro1">
          <table:table-cell office:value-type="float" office:value="2.5">
            <text:p>2.5000</text:p>
          </table:table-cell>
          <table:table-cell table:formula="of:=SIN([.A50])" office:value-type="float" office:value="0.598472144103957">
            <text:p>0.5985</text:p>
          </table:table-cell>
          <table:table-cell table:number-columns-repeated="1022"/>
        </table:table-row>
        <table:table-row table:style-name="ro1">
          <table:table-cell office:value-type="float" office:value="2.55">
            <text:p>2.5500</text:p>
          </table:table-cell>
          <table:table-cell table:formula="of:=SIN([.A51])" office:value-type="float" office:value="0.557683717391417">
            <text:p>0.5577</text:p>
          </table:table-cell>
          <table:table-cell table:number-columns-repeated="1022"/>
        </table:table-row>
        <table:table-row table:style-name="ro1">
          <table:table-cell office:value-type="float" office:value="2.6">
            <text:p>2.6000</text:p>
          </table:table-cell>
          <table:table-cell table:formula="of:=SIN([.A52])" office:value-type="float" office:value="0.515501371821464">
            <text:p>0.5155</text:p>
          </table:table-cell>
          <table:table-cell table:number-columns-repeated="1022"/>
        </table:table-row>
        <table:table-row table:style-name="ro1">
          <table:table-cell office:value-type="float" office:value="2.65">
            <text:p>2.6500</text:p>
          </table:table-cell>
          <table:table-cell table:formula="of:=SIN([.A53])" office:value-type="float" office:value="0.472030541289883">
            <text:p>0.4720</text:p>
          </table:table-cell>
          <table:table-cell table:number-columns-repeated="1022"/>
        </table:table-row>
        <table:table-row table:style-name="ro1">
          <table:table-cell office:value-type="float" office:value="2.7">
            <text:p>2.7000</text:p>
          </table:table-cell>
          <table:table-cell table:formula="of:=SIN([.A54])" office:value-type="float" office:value="0.42737988023383">
            <text:p>0.4274</text:p>
          </table:table-cell>
          <table:table-cell table:number-columns-repeated="1022"/>
        </table:table-row>
        <table:table-row table:style-name="ro1">
          <table:table-cell office:value-type="float" office:value="2.75">
            <text:p>2.7500</text:p>
          </table:table-cell>
          <table:table-cell table:formula="of:=SIN([.A55])" office:value-type="float" office:value="0.381660992052332">
            <text:p>0.3817</text:p>
          </table:table-cell>
          <table:table-cell table:number-columns-repeated="1022"/>
        </table:table-row>
        <table:table-row table:style-name="ro1">
          <table:table-cell office:value-type="float" office:value="2.8">
            <text:p>2.8000</text:p>
          </table:table-cell>
          <table:table-cell table:formula="of:=SIN([.A56])" office:value-type="float" office:value="0.334988150155905">
            <text:p>0.3350</text:p>
          </table:table-cell>
          <table:table-cell table:number-columns-repeated="1022"/>
        </table:table-row>
        <table:table-row table:style-name="ro1">
          <table:table-cell office:value-type="float" office:value="2.85">
            <text:p>2.8500</text:p>
          </table:table-cell>
          <table:table-cell table:formula="of:=SIN([.A57])" office:value-type="float" office:value="0.287478012342544">
            <text:p>0.2875</text:p>
          </table:table-cell>
          <table:table-cell table:number-columns-repeated="1022"/>
        </table:table-row>
        <table:table-row table:style-name="ro1">
          <table:table-cell office:value-type="float" office:value="2.9">
            <text:p>2.9000</text:p>
          </table:table-cell>
          <table:table-cell table:formula="of:=SIN([.A58])" office:value-type="float" office:value="0.239249329213982">
            <text:p>0.2392</text:p>
          </table:table-cell>
          <table:table-cell table:number-columns-repeated="1022"/>
        </table:table-row>
        <table:table-row table:style-name="ro1">
          <table:table-cell office:value-type="float" office:value="2.95">
            <text:p>2.9500</text:p>
          </table:table-cell>
          <table:table-cell table:formula="of:=SIN([.A59])" office:value-type="float" office:value="0.190422647361027">
            <text:p>0.1904</text:p>
          </table:table-cell>
          <table:table-cell table:number-columns-repeated="1022"/>
        </table:table-row>
        <table:table-row table:style-name="ro1">
          <table:table-cell office:value-type="float" office:value="3">
            <text:p>3.0000</text:p>
          </table:table-cell>
          <table:table-cell table:formula="of:=SIN([.A60])" office:value-type="float" office:value="0.141120008059867">
            <text:p>0.1411</text:p>
          </table:table-cell>
          <table:table-cell table:number-columns-repeated="1022"/>
        </table:table-row>
        <table:table-row table:style-name="ro1">
          <table:table-cell office:value-type="float" office:value="3.05">
            <text:p>3.0500</text:p>
          </table:table-cell>
          <table:table-cell table:formula="of:=SIN([.A61])" office:value-type="float" office:value="0.0914646422324372">
            <text:p>0.0915</text:p>
          </table:table-cell>
          <table:table-cell table:number-columns-repeated="1022"/>
        </table:table-row>
        <table:table-row table:style-name="ro1">
          <table:table-cell office:value-type="float" office:value="3.1">
            <text:p>3.1000</text:p>
          </table:table-cell>
          <table:table-cell table:formula="of:=SIN([.A62])" office:value-type="float" office:value="0.0415806624332905">
            <text:p>0.0416</text:p>
          </table:table-cell>
          <table:table-cell table:number-columns-repeated="1022"/>
        </table:table-row>
        <table:table-row table:style-name="ro1">
          <table:table-cell office:value-type="float" office:value="3.15">
            <text:p>3.1500</text:p>
          </table:table-cell>
          <table:table-cell table:formula="of:=SIN([.A63])" office:value-type="float" office:value="-0.00840724736714862">
            <text:p>-0.0084</text:p>
          </table:table-cell>
          <table:table-cell table:number-columns-repeated="1022"/>
        </table:table-row>
        <table:table-row table:style-name="ro1">
          <table:table-cell office:value-type="float" office:value="3.2">
            <text:p>3.2000</text:p>
          </table:table-cell>
          <table:table-cell table:formula="of:=SIN([.A64])" office:value-type="float" office:value="-0.0583741434275801">
            <text:p>-0.0584</text:p>
          </table:table-cell>
          <table:table-cell table:number-columns-repeated="1022"/>
        </table:table-row>
        <table:table-row table:style-name="ro1">
          <table:table-cell office:value-type="float" office:value="3.25">
            <text:p>3.2500</text:p>
          </table:table-cell>
          <table:table-cell table:formula="of:=SIN([.A65])" office:value-type="float" office:value="-0.108195134530108">
            <text:p>-0.1082</text:p>
          </table:table-cell>
          <table:table-cell table:number-columns-repeated="1022"/>
        </table:table-row>
        <table:table-row table:style-name="ro1">
          <table:table-cell office:value-type="float" office:value="3.3">
            <text:p>3.3000</text:p>
          </table:table-cell>
          <table:table-cell table:formula="of:=SIN([.A66])" office:value-type="float" office:value="-0.157745694143248">
            <text:p>-0.1577</text:p>
          </table:table-cell>
          <table:table-cell table:number-columns-repeated="1022"/>
        </table:table-row>
        <table:table-row table:style-name="ro1">
          <table:table-cell office:value-type="float" office:value="3.35">
            <text:p>3.3500</text:p>
          </table:table-cell>
          <table:table-cell table:formula="of:=SIN([.A67])" office:value-type="float" office:value="-0.2069019716734">
            <text:p>-0.2069</text:p>
          </table:table-cell>
          <table:table-cell table:number-columns-repeated="1022"/>
        </table:table-row>
        <table:table-row table:style-name="ro1">
          <table:table-cell office:value-type="float" office:value="3.4">
            <text:p>3.4000</text:p>
          </table:table-cell>
          <table:table-cell table:formula="of:=SIN([.A68])" office:value-type="float" office:value="-0.255541102026831">
            <text:p>-0.2555</text:p>
          </table:table-cell>
          <table:table-cell table:number-columns-repeated="1022"/>
        </table:table-row>
        <table:table-row table:style-name="ro1">
          <table:table-cell office:value-type="float" office:value="3.45">
            <text:p>3.4500</text:p>
          </table:table-cell>
          <table:table-cell table:formula="of:=SIN([.A69])" office:value-type="float" office:value="-0.303541512708429">
            <text:p>-0.3035</text:p>
          </table:table-cell>
          <table:table-cell table:number-columns-repeated="1022"/>
        </table:table-row>
        <table:table-row table:style-name="ro1">
          <table:table-cell office:value-type="float" office:value="3.5">
            <text:p>3.5000</text:p>
          </table:table-cell>
          <table:table-cell table:formula="of:=SIN([.A70])" office:value-type="float" office:value="-0.35078322768962">
            <text:p>-0.3508</text:p>
          </table:table-cell>
          <table:table-cell table:number-columns-repeated="1022"/>
        </table:table-row>
        <table:table-row table:style-name="ro1">
          <table:table-cell office:value-type="float" office:value="3.55">
            <text:p>3.5500</text:p>
          </table:table-cell>
          <table:table-cell table:formula="of:=SIN([.A71])" office:value-type="float" office:value="-0.39714816728596">
            <text:p>-0.3971</text:p>
          </table:table-cell>
          <table:table-cell table:number-columns-repeated="1022"/>
        </table:table-row>
        <table:table-row table:style-name="ro1">
          <table:table-cell office:value-type="float" office:value="3.6">
            <text:p>3.6000</text:p>
          </table:table-cell>
          <table:table-cell table:formula="of:=SIN([.A72])" office:value-type="float" office:value="-0.442520443294852">
            <text:p>-0.4425</text:p>
          </table:table-cell>
          <table:table-cell table:number-columns-repeated="1022"/>
        </table:table-row>
        <table:table-row table:style-name="ro1">
          <table:table-cell office:value-type="float" office:value="3.65">
            <text:p>3.6500</text:p>
          </table:table-cell>
          <table:table-cell table:formula="of:=SIN([.A73])" office:value-type="float" office:value="-0.486786648655699">
            <text:p>-0.4868</text:p>
          </table:table-cell>
          <table:table-cell table:number-columns-repeated="1022"/>
        </table:table-row>
        <table:table-row table:style-name="ro1">
          <table:table-cell office:value-type="float" office:value="3.7">
            <text:p>3.7000</text:p>
          </table:table-cell>
          <table:table-cell table:formula="of:=SIN([.A74])" office:value-type="float" office:value="-0.529836140908493">
            <text:p>-0.5298</text:p>
          </table:table-cell>
          <table:table-cell table:number-columns-repeated="1022"/>
        </table:table-row>
        <table:table-row table:style-name="ro1">
          <table:table-cell office:value-type="float" office:value="3.75">
            <text:p>3.7500</text:p>
          </table:table-cell>
          <table:table-cell table:formula="of:=SIN([.A75])" office:value-type="float" office:value="-0.571561318742344">
            <text:p>-0.5716</text:p>
          </table:table-cell>
          <table:table-cell table:number-columns-repeated="1022"/>
        </table:table-row>
        <table:table-row table:style-name="ro1">
          <table:table-cell office:value-type="float" office:value="3.8">
            <text:p>3.8000</text:p>
          </table:table-cell>
          <table:table-cell table:formula="of:=SIN([.A76])" office:value-type="float" office:value="-0.611857890942719">
            <text:p>-0.6119</text:p>
          </table:table-cell>
          <table:table-cell table:number-columns-repeated="1022"/>
        </table:table-row>
        <table:table-row table:style-name="ro1">
          <table:table-cell office:value-type="float" office:value="3.85">
            <text:p>3.8500</text:p>
          </table:table-cell>
          <table:table-cell table:formula="of:=SIN([.A77])" office:value-type="float" office:value="-0.650625137065167">
            <text:p>-0.6506</text:p>
          </table:table-cell>
          <table:table-cell table:number-columns-repeated="1022"/>
        </table:table-row>
        <table:table-row table:style-name="ro1">
          <table:table-cell office:value-type="float" office:value="3.9">
            <text:p>3.9000</text:p>
          </table:table-cell>
          <table:table-cell table:formula="of:=SIN([.A78])" office:value-type="float" office:value="-0.687766159183974">
            <text:p>-0.6878</text:p>
          </table:table-cell>
          <table:table-cell table:number-columns-repeated="1022"/>
        </table:table-row>
        <table:table-row table:style-name="ro1">
          <table:table-cell office:value-type="float" office:value="3.95">
            <text:p>3.9500</text:p>
          </table:table-cell>
          <table:table-cell table:formula="of:=SIN([.A79])" office:value-type="float" office:value="-0.723188124086512">
            <text:p>-0.7232</text:p>
          </table:table-cell>
          <table:table-cell table:number-columns-repeated="1022"/>
        </table:table-row>
        <table:table-row table:style-name="ro1">
          <table:table-cell office:value-type="float" office:value="4">
            <text:p>4.0000</text:p>
          </table:table-cell>
          <table:table-cell table:formula="of:=SIN([.A80])" office:value-type="float" office:value="-0.756802495307928">
            <text:p>-0.7568</text:p>
          </table:table-cell>
          <table:table-cell table:number-columns-repeated="1022"/>
        </table:table-row>
        <table:table-row table:style-name="ro1">
          <table:table-cell office:value-type="float" office:value="4.05">
            <text:p>4.0500</text:p>
          </table:table-cell>
          <table:table-cell table:formula="of:=SIN([.A81])" office:value-type="float" office:value="-0.788525254426195">
            <text:p>-0.7885</text:p>
          </table:table-cell>
          <table:table-cell table:number-columns-repeated="1022"/>
        </table:table-row>
        <table:table-row table:style-name="ro1">
          <table:table-cell office:value-type="float" office:value="4.1">
            <text:p>4.1000</text:p>
          </table:table-cell>
          <table:table-cell table:formula="of:=SIN([.A82])" office:value-type="float" office:value="-0.81827711106441">
            <text:p>-0.8183</text:p>
          </table:table-cell>
          <table:table-cell table:number-columns-repeated="1022"/>
        </table:table-row>
        <table:table-row table:style-name="ro1">
          <table:table-cell office:value-type="float" office:value="4.15">
            <text:p>4.1500</text:p>
          </table:table-cell>
          <table:table-cell table:formula="of:=SIN([.A83])" office:value-type="float" office:value="-0.845983701075446">
            <text:p>-0.8460</text:p>
          </table:table-cell>
          <table:table-cell table:number-columns-repeated="1022"/>
        </table:table-row>
        <table:table-row table:style-name="ro1">
          <table:table-cell office:value-type="float" office:value="4.2">
            <text:p>4.2000</text:p>
          </table:table-cell>
          <table:table-cell table:formula="of:=SIN([.A84])" office:value-type="float" office:value="-0.871575772413588">
            <text:p>-0.8716</text:p>
          </table:table-cell>
          <table:table-cell table:number-columns-repeated="1022"/>
        </table:table-row>
        <table:table-row table:style-name="ro1">
          <table:table-cell office:value-type="float" office:value="4.25">
            <text:p>4.2500</text:p>
          </table:table-cell>
          <table:table-cell table:formula="of:=SIN([.A85])" office:value-type="float" office:value="-0.894989358228584">
            <text:p>-0.8950</text:p>
          </table:table-cell>
          <table:table-cell table:number-columns-repeated="1022"/>
        </table:table-row>
        <table:table-row table:style-name="ro1">
          <table:table-cell office:value-type="float" office:value="4.3">
            <text:p>4.3000</text:p>
          </table:table-cell>
          <table:table-cell table:formula="of:=SIN([.A86])" office:value-type="float" office:value="-0.916165936749455">
            <text:p>-0.9162</text:p>
          </table:table-cell>
          <table:table-cell table:number-columns-repeated="1022"/>
        </table:table-row>
        <table:table-row table:style-name="ro1">
          <table:table-cell office:value-type="float" office:value="4.35">
            <text:p>4.3500</text:p>
          </table:table-cell>
          <table:table-cell table:formula="of:=SIN([.A87])" office:value-type="float" office:value="-0.935052577558449">
            <text:p>-0.9351</text:p>
          </table:table-cell>
          <table:table-cell table:number-columns-repeated="1022"/>
        </table:table-row>
        <table:table-row table:style-name="ro1">
          <table:table-cell office:value-type="float" office:value="4.4">
            <text:p>4.4000</text:p>
          </table:table-cell>
          <table:table-cell table:formula="of:=SIN([.A88])" office:value-type="float" office:value="-0.951602073889516">
            <text:p>-0.9516</text:p>
          </table:table-cell>
          <table:table-cell table:number-columns-repeated="1022"/>
        </table:table-row>
        <table:table-row table:style-name="ro1">
          <table:table-cell office:value-type="float" office:value="4.45">
            <text:p>4.4500</text:p>
          </table:table-cell>
          <table:table-cell table:formula="of:=SIN([.A89])" office:value-type="float" office:value="-0.965773060620639">
            <text:p>-0.9658</text:p>
          </table:table-cell>
          <table:table-cell table:number-columns-repeated="1022"/>
        </table:table-row>
        <table:table-row table:style-name="ro1">
          <table:table-cell office:value-type="float" office:value="4.5">
            <text:p>4.5000</text:p>
          </table:table-cell>
          <table:table-cell table:formula="of:=SIN([.A90])" office:value-type="float" office:value="-0.977530117665097">
            <text:p>-0.9775</text:p>
          </table:table-cell>
          <table:table-cell table:number-columns-repeated="1022"/>
        </table:table-row>
        <table:table-row table:style-name="ro1">
          <table:table-cell office:value-type="float" office:value="4.55">
            <text:p>4.5500</text:p>
          </table:table-cell>
          <table:table-cell table:formula="of:=SIN([.A91])" office:value-type="float" office:value="-0.986843858503237">
            <text:p>-0.9868</text:p>
          </table:table-cell>
          <table:table-cell table:number-columns-repeated="1022"/>
        </table:table-row>
        <table:table-row table:style-name="ro1">
          <table:table-cell office:value-type="float" office:value="4.6">
            <text:p>4.6000</text:p>
          </table:table-cell>
          <table:table-cell table:formula="of:=SIN([.A92])" office:value-type="float" office:value="-0.993691003633464">
            <text:p>-0.9937</text:p>
          </table:table-cell>
          <table:table-cell table:number-columns-repeated="1022"/>
        </table:table-row>
        <table:table-row table:style-name="ro1">
          <table:table-cell office:value-type="float" office:value="4.65">
            <text:p>4.6500</text:p>
          </table:table-cell>
          <table:table-cell table:formula="of:=SIN([.A93])" office:value-type="float" office:value="-0.998054438758879">
            <text:p>-0.9981</text:p>
          </table:table-cell>
          <table:table-cell table:number-columns-repeated="1022"/>
        </table:table-row>
        <table:table-row table:style-name="ro1">
          <table:table-cell office:value-type="float" office:value="4.7">
            <text:p>4.7000</text:p>
          </table:table-cell>
          <table:table-cell table:formula="of:=SIN([.A94])" office:value-type="float" office:value="-0.999923257564101">
            <text:p>-0.9999</text:p>
          </table:table-cell>
          <table:table-cell table:number-columns-repeated="1022"/>
        </table:table-row>
        <table:table-row table:style-name="ro1">
          <table:table-cell office:value-type="float" office:value="4.75">
            <text:p>4.7500</text:p>
          </table:table-cell>
          <table:table-cell table:formula="of:=SIN([.A95])" office:value-type="float" office:value="-0.999292788975378">
            <text:p>-0.9993</text:p>
          </table:table-cell>
          <table:table-cell table:number-columns-repeated="1022"/>
        </table:table-row>
        <table:table-row table:style-name="ro1">
          <table:table-cell office:value-type="float" office:value="4.8">
            <text:p>4.8000</text:p>
          </table:table-cell>
          <table:table-cell table:formula="of:=SIN([.A96])" office:value-type="float" office:value="-0.996164608835841">
            <text:p>-0.9962</text:p>
          </table:table-cell>
          <table:table-cell table:number-columns-repeated="1022"/>
        </table:table-row>
        <table:table-row table:style-name="ro1">
          <table:table-cell office:value-type="float" office:value="4.85">
            <text:p>4.8500</text:p>
          </table:table-cell>
          <table:table-cell table:formula="of:=SIN([.A97])" office:value-type="float" office:value="-0.990546535966713">
            <text:p>-0.9905</text:p>
          </table:table-cell>
          <table:table-cell table:number-columns-repeated="1022"/>
        </table:table-row>
        <table:table-row table:style-name="ro1">
          <table:table-cell office:value-type="float" office:value="4.9">
            <text:p>4.9000</text:p>
          </table:table-cell>
          <table:table-cell table:formula="of:=SIN([.A98])" office:value-type="float" office:value="-0.982452612624332">
            <text:p>-0.9825</text:p>
          </table:table-cell>
          <table:table-cell table:number-columns-repeated="1022"/>
        </table:table-row>
        <table:table-row table:style-name="ro1">
          <table:table-cell office:value-type="float" office:value="4.95">
            <text:p>4.9500</text:p>
          </table:table-cell>
          <table:table-cell table:formula="of:=SIN([.A99])" office:value-type="float" office:value="-0.971903069401821">
            <text:p>-0.9719</text:p>
          </table:table-cell>
          <table:table-cell table:number-columns-repeated="1022"/>
        </table:table-row>
        <table:table-row table:style-name="ro1">
          <table:table-cell office:value-type="float" office:value="5">
            <text:p>5.0000</text:p>
          </table:table-cell>
          <table:table-cell table:formula="of:=SIN([.A100])" office:value-type="float" office:value="-0.958924274663139">
            <text:p>-0.9589</text:p>
          </table:table-cell>
          <table:table-cell table:number-columns-repeated="1022"/>
        </table:table-row>
        <table:table-row table:style-name="ro1">
          <table:table-cell office:value-type="float" office:value="5.05">
            <text:p>5.0500</text:p>
          </table:table-cell>
          <table:table-cell table:formula="of:=SIN([.A101])" office:value-type="float" office:value="-0.943548668635907">
            <text:p>-0.9435</text:p>
          </table:table-cell>
          <table:table-cell table:number-columns-repeated="1022"/>
        </table:table-row>
        <table:table-row table:style-name="ro1">
          <table:table-cell office:value-type="float" office:value="5.1">
            <text:p>5.1000</text:p>
          </table:table-cell>
          <table:table-cell table:formula="of:=SIN([.A102])" office:value-type="float" office:value="-0.925814682327732">
            <text:p>-0.9258</text:p>
          </table:table-cell>
          <table:table-cell table:number-columns-repeated="1022"/>
        </table:table-row>
        <table:table-row table:style-name="ro1">
          <table:table-cell office:value-type="float" office:value="5.15">
            <text:p>5.1500</text:p>
          </table:table-cell>
          <table:table-cell table:formula="of:=SIN([.A103])" office:value-type="float" office:value="-0.905766641468704">
            <text:p>-0.9058</text:p>
          </table:table-cell>
          <table:table-cell table:number-columns-repeated="1022"/>
        </table:table-row>
        <table:table-row table:style-name="ro1">
          <table:table-cell office:value-type="float" office:value="5.2">
            <text:p>5.2000</text:p>
          </table:table-cell>
          <table:table-cell table:formula="of:=SIN([.A104])" office:value-type="float" office:value="-0.883454655720153">
            <text:p>-0.8835</text:p>
          </table:table-cell>
          <table:table-cell table:number-columns-repeated="1022"/>
        </table:table-row>
        <table:table-row table:style-name="ro1">
          <table:table-cell office:value-type="float" office:value="5.25">
            <text:p>5.2500</text:p>
          </table:table-cell>
          <table:table-cell table:formula="of:=SIN([.A105])" office:value-type="float" office:value="-0.858934493426592">
            <text:p>-0.8589</text:p>
          </table:table-cell>
          <table:table-cell table:number-columns-repeated="1022"/>
        </table:table-row>
        <table:table-row table:style-name="ro1">
          <table:table-cell office:value-type="float" office:value="5.3">
            <text:p>5.3000</text:p>
          </table:table-cell>
          <table:table-cell table:formula="of:=SIN([.A106])" office:value-type="float" office:value="-0.832267442223901">
            <text:p>-0.8323</text:p>
          </table:table-cell>
          <table:table-cell table:number-columns-repeated="1022"/>
        </table:table-row>
        <table:table-row table:style-name="ro1">
          <table:table-cell office:value-type="float" office:value="5.35">
            <text:p>5.3500</text:p>
          </table:table-cell>
          <table:table-cell table:formula="of:=SIN([.A107])" office:value-type="float" office:value="-0.803520155852156">
            <text:p>-0.8035</text:p>
          </table:table-cell>
          <table:table-cell table:number-columns-repeated="1022"/>
        </table:table-row>
        <table:table-row table:style-name="ro1">
          <table:table-cell office:value-type="float" office:value="5.4">
            <text:p>5.4000</text:p>
          </table:table-cell>
          <table:table-cell table:formula="of:=SIN([.A108])" office:value-type="float" office:value="-0.772764487555987">
            <text:p>-0.7728</text:p>
          </table:table-cell>
          <table:table-cell table:number-columns-repeated="1022"/>
        </table:table-row>
        <table:table-row table:style-name="ro1">
          <table:table-cell office:value-type="float" office:value="5.45">
            <text:p>5.4500</text:p>
          </table:table-cell>
          <table:table-cell table:formula="of:=SIN([.A109])" office:value-type="float" office:value="-0.740077310488894">
            <text:p>-0.7401</text:p>
          </table:table-cell>
          <table:table-cell table:number-columns-repeated="1022"/>
        </table:table-row>
        <table:table-row table:style-name="ro1">
          <table:table-cell office:value-type="float" office:value="5.5">
            <text:p>5.5000</text:p>
          </table:table-cell>
          <table:table-cell table:formula="of:=SIN([.A110])" office:value-type="float" office:value="-0.705540325570392">
            <text:p>-0.7055</text:p>
          </table:table-cell>
          <table:table-cell table:number-columns-repeated="1022"/>
        </table:table-row>
        <table:table-row table:style-name="ro1">
          <table:table-cell office:value-type="float" office:value="5.55">
            <text:p>5.5500</text:p>
          </table:table-cell>
          <table:table-cell table:formula="of:=SIN([.A111])" office:value-type="float" office:value="-0.669239857276262">
            <text:p>-0.6692</text:p>
          </table:table-cell>
          <table:table-cell table:number-columns-repeated="1022"/>
        </table:table-row>
        <table:table-row table:style-name="ro1">
          <table:table-cell office:value-type="float" office:value="5.6">
            <text:p>5.6000</text:p>
          </table:table-cell>
          <table:table-cell table:formula="of:=SIN([.A112])" office:value-type="float" office:value="-0.631266637872322">
            <text:p>-0.6313</text:p>
          </table:table-cell>
          <table:table-cell table:number-columns-repeated="1022"/>
        </table:table-row>
        <table:table-row table:style-name="ro1">
          <table:table-cell office:value-type="float" office:value="5.65">
            <text:p>5.6500</text:p>
          </table:table-cell>
          <table:table-cell table:formula="of:=SIN([.A113])" office:value-type="float" office:value="-0.591715580631009">
            <text:p>-0.5917</text:p>
          </table:table-cell>
          <table:table-cell table:number-columns-repeated="1022"/>
        </table:table-row>
        <table:table-row table:style-name="ro1">
          <table:table-cell office:value-type="float" office:value="5.7">
            <text:p>5.7000</text:p>
          </table:table-cell>
          <table:table-cell table:formula="of:=SIN([.A114])" office:value-type="float" office:value="-0.550685542597638">
            <text:p>-0.5507</text:p>
          </table:table-cell>
          <table:table-cell table:number-columns-repeated="1022"/>
        </table:table-row>
        <table:table-row table:style-name="ro1">
          <table:table-cell office:value-type="float" office:value="5.75">
            <text:p>5.7500</text:p>
          </table:table-cell>
          <table:table-cell table:formula="of:=SIN([.A115])" office:value-type="float" office:value="-0.508279077499258">
            <text:p>-0.5083</text:p>
          </table:table-cell>
          <table:table-cell table:number-columns-repeated="1022"/>
        </table:table-row>
        <table:table-row table:style-name="ro1">
          <table:table-cell office:value-type="float" office:value="5.8">
            <text:p>5.8000</text:p>
          </table:table-cell>
          <table:table-cell table:formula="of:=SIN([.A116])" office:value-type="float" office:value="-0.464602179413757">
            <text:p>-0.4646</text:p>
          </table:table-cell>
          <table:table-cell table:number-columns-repeated="1022"/>
        </table:table-row>
        <table:table-row table:style-name="ro1">
          <table:table-cell office:value-type="float" office:value="5.85">
            <text:p>5.8500</text:p>
          </table:table-cell>
          <table:table-cell table:formula="of:=SIN([.A117])" office:value-type="float" office:value="-0.41976401783986">
            <text:p>-0.4198</text:p>
          </table:table-cell>
          <table:table-cell table:number-columns-repeated="1022"/>
        </table:table-row>
        <table:table-row table:style-name="ro1">
          <table:table-cell office:value-type="float" office:value="5.9">
            <text:p>5.9000</text:p>
          </table:table-cell>
          <table:table-cell table:formula="of:=SIN([.A118])" office:value-type="float" office:value="-0.373876664830236">
            <text:p>-0.3739</text:p>
          </table:table-cell>
          <table:table-cell table:number-columns-repeated="1022"/>
        </table:table-row>
        <table:table-row table:style-name="ro1">
          <table:table-cell office:value-type="float" office:value="5.95">
            <text:p>5.9500</text:p>
          </table:table-cell>
          <table:table-cell table:formula="of:=SIN([.A119])" office:value-type="float" office:value="-0.327054814869741">
            <text:p>-0.3271</text:p>
          </table:table-cell>
          <table:table-cell table:number-columns-repeated="1022"/>
        </table:table-row>
        <table:table-row table:style-name="ro1">
          <table:table-cell office:value-type="float" office:value="6">
            <text:p>6.0000</text:p>
          </table:table-cell>
          <table:table-cell table:formula="of:=SIN([.A120])" office:value-type="float" office:value="-0.279415498198926">
            <text:p>-0.2794</text:p>
          </table:table-cell>
          <table:table-cell table:number-columns-repeated="1022"/>
        </table:table-row>
        <table:table-row table:style-name="ro1">
          <table:table-cell office:value-type="float" office:value="6.05">
            <text:p>6.0500</text:p>
          </table:table-cell>
          <table:table-cell table:formula="of:=SIN([.A121])" office:value-type="float" office:value="-0.231077788299392">
            <text:p>-0.2311</text:p>
          </table:table-cell>
          <table:table-cell table:number-columns-repeated="1022"/>
        </table:table-row>
        <table:table-row table:style-name="ro1">
          <table:table-cell office:value-type="float" office:value="6.1">
            <text:p>6.1000</text:p>
          </table:table-cell>
          <table:table-cell table:formula="of:=SIN([.A122])" office:value-type="float" office:value="-0.182162504272096">
            <text:p>-0.1822</text:p>
          </table:table-cell>
          <table:table-cell table:number-columns-repeated="1022"/>
        </table:table-row>
        <table:table-row table:style-name="ro1">
          <table:table-cell office:value-type="float" office:value="6.15">
            <text:p>6.1500</text:p>
          </table:table-cell>
          <table:table-cell table:formula="of:=SIN([.A123])" office:value-type="float" office:value="-0.132791908852517">
            <text:p>-0.1328</text:p>
          </table:table-cell>
          <table:table-cell table:number-columns-repeated="1022"/>
        </table:table-row>
        <table:table-row table:style-name="ro1">
          <table:table-cell office:value-type="float" office:value="6.2">
            <text:p>6.2000</text:p>
          </table:table-cell>
          <table:table-cell table:formula="of:=SIN([.A124])" office:value-type="float" office:value="-0.0830894028174964">
            <text:p>-0.0831</text:p>
          </table:table-cell>
          <table:table-cell table:number-columns-repeated="1022"/>
        </table:table-row>
        <table:table-row table:style-name="ro1">
          <table:table-cell office:value-type="float" office:value="6.25">
            <text:p>6.2500</text:p>
          </table:table-cell>
          <table:table-cell table:formula="of:=SIN([.A125])" office:value-type="float" office:value="-0.0331792165475568">
            <text:p>-0.0332</text:p>
          </table:table-cell>
          <table:table-cell table:number-columns-repeated="1022"/>
        </table:table-row>
        <table:table-row table:style-name="ro1">
          <table:table-cell office:value-type="float" office:value="6.3">
            <text:p>6.3000</text:p>
          </table:table-cell>
          <table:table-cell table:formula="of:=SIN([.A126])" office:value-type="float" office:value="0.0168139004843497">
            <text:p>0.0168</text:p>
          </table:table-cell>
          <table:table-cell table:number-columns-repeated="1022"/>
        </table:table-row>
        <table:table-row table:style-name="ro1">
          <table:table-cell office:value-type="float" office:value="6.35">
            <text:p>6.3500</text:p>
          </table:table-cell>
          <table:table-cell table:formula="of:=SIN([.A127])" office:value-type="float" office:value="0.0667649915215555">
            <text:p>0.0668</text:p>
          </table:table-cell>
          <table:table-cell table:number-columns-repeated="1022"/>
        </table:table-row>
        <table:table-row table:style-name="ro1">
          <table:table-cell office:value-type="float" office:value="6.4">
            <text:p>6.4000</text:p>
          </table:table-cell>
          <table:table-cell table:formula="of:=SIN([.A128])" office:value-type="float" office:value="0.116549204850494">
            <text:p>0.1165</text:p>
          </table:table-cell>
          <table:table-cell table:number-columns-repeated="1022"/>
        </table:table-row>
        <table:table-row table:style-name="ro1">
          <table:table-cell office:value-type="float" office:value="6.45">
            <text:p>6.4500</text:p>
          </table:table-cell>
          <table:table-cell table:formula="of:=SIN([.A129])" office:value-type="float" office:value="0.166042105864957">
            <text:p>0.1660</text:p>
          </table:table-cell>
          <table:table-cell table:number-columns-repeated="1022"/>
        </table:table-row>
        <table:table-row table:style-name="ro1">
          <table:table-cell office:value-type="float" office:value="6.5">
            <text:p>6.5000</text:p>
          </table:table-cell>
          <table:table-cell table:formula="of:=SIN([.A130])" office:value-type="float" office:value="0.215119988087815">
            <text:p>0.2151</text:p>
          </table:table-cell>
          <table:table-cell table:number-columns-repeated="1022"/>
        </table:table-row>
        <table:table-row table:style-name="ro1">
          <table:table-cell office:value-type="float" office:value="6.55">
            <text:p>6.5500</text:p>
          </table:table-cell>
          <table:table-cell table:formula="of:=SIN([.A131])" office:value-type="float" office:value="0.263660182372778">
            <text:p>0.2637</text:p>
          </table:table-cell>
          <table:table-cell table:number-columns-repeated="1022"/>
        </table:table-row>
        <table:table-row table:style-name="ro1">
          <table:table-cell office:value-type="float" office:value="6.6">
            <text:p>6.6000</text:p>
          </table:table-cell>
          <table:table-cell table:formula="of:=SIN([.A132])" office:value-type="float" office:value="0.311541363513378">
            <text:p>0.3115</text:p>
          </table:table-cell>
          <table:table-cell table:number-columns-repeated="1022"/>
        </table:table-row>
        <table:table-row table:style-name="ro1">
          <table:table-cell office:value-type="float" office:value="6.65">
            <text:p>6.6500</text:p>
          </table:table-cell>
          <table:table-cell table:formula="of:=SIN([.A133])" office:value-type="float" office:value="0.3586438534928">
            <text:p>0.3586</text:p>
          </table:table-cell>
          <table:table-cell table:number-columns-repeated="1022"/>
        </table:table-row>
        <table:table-row table:style-name="ro1">
          <table:table-cell office:value-type="float" office:value="6.7">
            <text:p>6.7000</text:p>
          </table:table-cell>
          <table:table-cell table:formula="of:=SIN([.A134])" office:value-type="float" office:value="0.404849920616598">
            <text:p>0.4048</text:p>
          </table:table-cell>
          <table:table-cell table:number-columns-repeated="1022"/>
        </table:table-row>
        <table:table-row table:style-name="ro1">
          <table:table-cell office:value-type="float" office:value="6.75">
            <text:p>6.7500</text:p>
          </table:table-cell>
          <table:table-cell table:formula="of:=SIN([.A135])" office:value-type="float" office:value="0.450044073780618">
            <text:p>0.4500</text:p>
          </table:table-cell>
          <table:table-cell table:number-columns-repeated="1022"/>
        </table:table-row>
        <table:table-row table:style-name="ro1">
          <table:table-cell office:value-type="float" office:value="6.8">
            <text:p>6.8000</text:p>
          </table:table-cell>
          <table:table-cell table:formula="of:=SIN([.A136])" office:value-type="float" office:value="0.494113351138608">
            <text:p>0.4941</text:p>
          </table:table-cell>
          <table:table-cell table:number-columns-repeated="1022"/>
        </table:table-row>
        <table:table-row table:style-name="ro1">
          <table:table-cell office:value-type="float" office:value="6.85">
            <text:p>6.8500</text:p>
          </table:table-cell>
          <table:table-cell table:formula="of:=SIN([.A137])" office:value-type="float" office:value="0.536947602448011">
            <text:p>0.5369</text:p>
          </table:table-cell>
          <table:table-cell table:number-columns-repeated="1022"/>
        </table:table-row>
        <table:table-row table:style-name="ro1">
          <table:table-cell office:value-type="float" office:value="6.9">
            <text:p>6.9000</text:p>
          </table:table-cell>
          <table:table-cell table:formula="of:=SIN([.A138])" office:value-type="float" office:value="0.5784397643882">
            <text:p>0.5784</text:p>
          </table:table-cell>
          <table:table-cell table:number-columns-repeated="1022"/>
        </table:table-row>
        <table:table-row table:style-name="ro1">
          <table:table-cell office:value-type="float" office:value="6.95">
            <text:p>6.9500</text:p>
          </table:table-cell>
          <table:table-cell table:formula="of:=SIN([.A139])" office:value-type="float" office:value="0.618486128163024">
            <text:p>0.6185</text:p>
          </table:table-cell>
          <table:table-cell table:number-columns-repeated="1022"/>
        </table:table-row>
        <table:table-row table:style-name="ro1">
          <table:table-cell office:value-type="float" office:value="7">
            <text:p>7.0000</text:p>
          </table:table-cell>
          <table:table-cell table:formula="of:=SIN([.A140])" office:value-type="float" office:value="0.656986598718789">
            <text:p>0.6570</text:p>
          </table:table-cell>
          <table:table-cell table:number-columns-repeated="1022"/>
        </table:table-row>
        <table:table-row table:style-name="ro1">
          <table:table-cell office:value-type="float" office:value="7.05">
            <text:p>7.0500</text:p>
          </table:table-cell>
          <table:table-cell table:formula="of:=SIN([.A141])" office:value-type="float" office:value="0.693844944929764">
            <text:p>0.6938</text:p>
          </table:table-cell>
          <table:table-cell table:number-columns-repeated="1022"/>
        </table:table-row>
        <table:table-row table:style-name="ro1">
          <table:table-cell office:value-type="float" office:value="7.1">
            <text:p>7.1000</text:p>
          </table:table-cell>
          <table:table-cell table:formula="of:=SIN([.A142])" office:value-type="float" office:value="0.728969040125876">
            <text:p>0.7290</text:p>
          </table:table-cell>
          <table:table-cell table:number-columns-repeated="1022"/>
        </table:table-row>
        <table:table-row table:style-name="ro1">
          <table:table-cell office:value-type="float" office:value="7.15">
            <text:p>7.1500</text:p>
          </table:table-cell>
          <table:table-cell table:formula="of:=SIN([.A143])" office:value-type="float" office:value="0.762271092361411">
            <text:p>0.7623</text:p>
          </table:table-cell>
          <table:table-cell table:number-columns-repeated="1022"/>
        </table:table-row>
        <table:table-row table:style-name="ro1">
          <table:table-cell office:value-type="float" office:value="7.2">
            <text:p>7.2000</text:p>
          </table:table-cell>
          <table:table-cell table:formula="of:=SIN([.A144])" office:value-type="float" office:value="0.793667863849153">
            <text:p>0.7937</text:p>
          </table:table-cell>
          <table:table-cell table:number-columns-repeated="1022"/>
        </table:table-row>
        <table:table-row table:style-name="ro1">
          <table:table-cell office:value-type="float" office:value="7.25">
            <text:p>7.2500</text:p>
          </table:table-cell>
          <table:table-cell table:formula="of:=SIN([.A145])" office:value-type="float" office:value="0.823080879011505">
            <text:p>0.8231</text:p>
          </table:table-cell>
          <table:table-cell table:number-columns-repeated="1022"/>
        </table:table-row>
        <table:table-row table:style-name="ro1">
          <table:table-cell office:value-type="float" office:value="7.3">
            <text:p>7.3000</text:p>
          </table:table-cell>
          <table:table-cell table:formula="of:=SIN([.A146])" office:value-type="float" office:value="0.850436620628564">
            <text:p>0.8504</text:p>
          </table:table-cell>
          <table:table-cell table:number-columns-repeated="1022"/>
        </table:table-row>
        <table:table-row table:style-name="ro1">
          <table:table-cell office:value-type="float" office:value="7.35">
            <text:p>7.3500</text:p>
          </table:table-cell>
          <table:table-cell table:formula="of:=SIN([.A147])" office:value-type="float" office:value="0.875666713592882">
            <text:p>0.8757</text:p>
          </table:table-cell>
          <table:table-cell table:number-columns-repeated="1022"/>
        </table:table-row>
        <table:table-row table:style-name="ro1">
          <table:table-cell office:value-type="float" office:value="7.4">
            <text:p>7.4000</text:p>
          </table:table-cell>
          <table:table-cell table:formula="of:=SIN([.A148])" office:value-type="float" office:value="0.898708095811627">
            <text:p>0.8987</text:p>
          </table:table-cell>
          <table:table-cell table:number-columns-repeated="1022"/>
        </table:table-row>
        <table:table-row table:style-name="ro1">
          <table:table-cell office:value-type="float" office:value="7.45">
            <text:p>7.4500</text:p>
          </table:table-cell>
          <table:table-cell table:formula="of:=SIN([.A149])" office:value-type="float" office:value="0.919503175828971">
            <text:p>0.9195</text:p>
          </table:table-cell>
          <table:table-cell table:number-columns-repeated="1022"/>
        </table:table-row>
        <table:table-row table:style-name="ro1">
          <table:table-cell office:value-type="float" office:value="7.5">
            <text:p>7.5000</text:p>
          </table:table-cell>
          <table:table-cell table:formula="of:=SIN([.A150])" office:value-type="float" office:value="0.937999976774739">
            <text:p>0.9380</text:p>
          </table:table-cell>
          <table:table-cell table:number-columns-repeated="1022"/>
        </table:table-row>
        <table:table-row table:style-name="ro1">
          <table:table-cell office:value-type="float" office:value="7.55">
            <text:p>7.5500</text:p>
          </table:table-cell>
          <table:table-cell table:formula="of:=SIN([.A151])" office:value-type="float" office:value="0.954152266279515">
            <text:p>0.9542</text:p>
          </table:table-cell>
          <table:table-cell table:number-columns-repeated="1022"/>
        </table:table-row>
        <table:table-row table:style-name="ro1">
          <table:table-cell office:value-type="float" office:value="7.6">
            <text:p>7.6000</text:p>
          </table:table-cell>
          <table:table-cell table:formula="of:=SIN([.A152])" office:value-type="float" office:value="0.967919672031486">
            <text:p>0.9679</text:p>
          </table:table-cell>
          <table:table-cell table:number-columns-repeated="1022"/>
        </table:table-row>
        <table:table-row table:style-name="ro1">
          <table:table-cell office:value-type="float" office:value="7.65">
            <text:p>7.6500</text:p>
          </table:table-cell>
          <table:table-cell table:formula="of:=SIN([.A153])" office:value-type="float" office:value="0.9792677826862">
            <text:p>0.9793</text:p>
          </table:table-cell>
          <table:table-cell table:number-columns-repeated="1022"/>
        </table:table-row>
        <table:table-row table:style-name="ro1">
          <table:table-cell office:value-type="float" office:value="7.7">
            <text:p>7.7000</text:p>
          </table:table-cell>
          <table:table-cell table:formula="of:=SIN([.A154])" office:value-type="float" office:value="0.988168233877">
            <text:p>0.9882</text:p>
          </table:table-cell>
          <table:table-cell table:number-columns-repeated="1022"/>
        </table:table-row>
        <table:table-row table:style-name="ro1">
          <table:table-cell office:value-type="float" office:value="7.75">
            <text:p>7.7500</text:p>
          </table:table-cell>
          <table:table-cell table:formula="of:=SIN([.A155])" office:value-type="float" office:value="0.994598779111176">
            <text:p>0.9946</text:p>
          </table:table-cell>
          <table:table-cell table:number-columns-repeated="1022"/>
        </table:table-row>
        <table:table-row table:style-name="ro1">
          <table:table-cell office:value-type="float" office:value="7.8">
            <text:p>7.8000</text:p>
          </table:table-cell>
          <table:table-cell table:formula="of:=SIN([.A156])" office:value-type="float" office:value="0.998543345374605">
            <text:p>0.9985</text:p>
          </table:table-cell>
          <table:table-cell table:number-columns-repeated="1022"/>
        </table:table-row>
        <table:table-row table:style-name="ro1">
          <table:table-cell office:value-type="float" office:value="7.85">
            <text:p>7.8500</text:p>
          </table:table-cell>
          <table:table-cell table:formula="of:=SIN([.A157])" office:value-type="float" office:value="0.999992073305919">
            <text:p>1.0000</text:p>
          </table:table-cell>
          <table:table-cell table:number-columns-repeated="1022"/>
        </table:table-row>
        <table:table-row table:style-name="ro1">
          <table:table-cell office:value-type="float" office:value="7.9">
            <text:p>7.9000</text:p>
          </table:table-cell>
          <table:table-cell table:formula="of:=SIN([.A158])" office:value-type="float" office:value="0.998941341839772">
            <text:p>0.9989</text:p>
          </table:table-cell>
          <table:table-cell table:number-columns-repeated="1022"/>
        </table:table-row>
        <table:table-row table:style-name="ro1">
          <table:table-cell office:value-type="float" office:value="7.95">
            <text:p>7.9500</text:p>
          </table:table-cell>
          <table:table-cell table:formula="of:=SIN([.A159])" office:value-type="float" office:value="0.99539377725762">
            <text:p>0.9954</text:p>
          </table:table-cell>
          <table:table-cell table:number-columns-repeated="1022"/>
        </table:table-row>
        <table:table-row table:style-name="ro1">
          <table:table-cell office:value-type="float" office:value="8">
            <text:p>8.0000</text:p>
          </table:table-cell>
          <table:table-cell table:formula="of:=SIN([.A160])" office:value-type="float" office:value="0.989358246623382">
            <text:p>0.9894</text:p>
          </table:table-cell>
          <table:table-cell table:number-columns-repeated="1022"/>
        </table:table-row>
        <table:table-row table:style-name="ro1">
          <table:table-cell office:value-type="float" office:value="8.05">
            <text:p>8.0500</text:p>
          </table:table-cell>
          <table:table-cell table:formula="of:=SIN([.A161])" office:value-type="float" office:value="0.980849835620399">
            <text:p>0.9808</text:p>
          </table:table-cell>
          <table:table-cell table:number-columns-repeated="1022"/>
        </table:table-row>
        <table:table-row table:style-name="ro1">
          <table:table-cell office:value-type="float" office:value="8.1">
            <text:p>8.1000</text:p>
          </table:table-cell>
          <table:table-cell table:formula="of:=SIN([.A162])" office:value-type="float" office:value="0.969889810845086">
            <text:p>0.9699</text:p>
          </table:table-cell>
          <table:table-cell table:number-columns-repeated="1022"/>
        </table:table-row>
        <table:table-row table:style-name="ro1">
          <table:table-cell office:value-type="float" office:value="8.15">
            <text:p>8.1500</text:p>
          </table:table-cell>
          <table:table-cell table:formula="of:=SIN([.A163])" office:value-type="float" office:value="0.956505566651509">
            <text:p>0.9565</text:p>
          </table:table-cell>
          <table:table-cell table:number-columns-repeated="1022"/>
        </table:table-row>
        <table:table-row table:style-name="ro1">
          <table:table-cell office:value-type="float" office:value="8.2">
            <text:p>8.2000</text:p>
          </table:table-cell>
          <table:table-cell table:formula="of:=SIN([.A164])" office:value-type="float" office:value="0.940730556679773">
            <text:p>0.9407</text:p>
          </table:table-cell>
          <table:table-cell table:number-columns-repeated="1022"/>
        </table:table-row>
        <table:table-row table:style-name="ro1">
          <table:table-cell office:value-type="float" office:value="8.25">
            <text:p>8.2500</text:p>
          </table:table-cell>
          <table:table-cell table:formula="of:=SIN([.A165])" office:value-type="float" office:value="0.92260421023934">
            <text:p>0.9226</text:p>
          </table:table-cell>
          <table:table-cell table:number-columns-repeated="1022"/>
        </table:table-row>
        <table:table-row table:style-name="ro1">
          <table:table-cell office:value-type="float" office:value="8.3">
            <text:p>8.3000</text:p>
          </table:table-cell>
          <table:table-cell table:formula="of:=SIN([.A166])" office:value-type="float" office:value="0.902171833756293">
            <text:p>0.9022</text:p>
          </table:table-cell>
          <table:table-cell table:number-columns-repeated="1022"/>
        </table:table-row>
        <table:table-row table:style-name="ro1">
          <table:table-cell office:value-type="float" office:value="8.35">
            <text:p>8.3500</text:p>
          </table:table-cell>
          <table:table-cell table:formula="of:=SIN([.A167])" office:value-type="float" office:value="0.879484497530865">
            <text:p>0.8795</text:p>
          </table:table-cell>
          <table:table-cell table:number-columns-repeated="1022"/>
        </table:table-row>
        <table:table-row table:style-name="ro1">
          <table:table-cell office:value-type="float" office:value="8.4">
            <text:p>8.4000</text:p>
          </table:table-cell>
          <table:table-cell table:formula="of:=SIN([.A168])" office:value-type="float" office:value="0.85459890808828">
            <text:p>0.8546</text:p>
          </table:table-cell>
          <table:table-cell table:number-columns-repeated="1022"/>
        </table:table-row>
        <table:table-row table:style-name="ro1">
          <table:table-cell office:value-type="float" office:value="8.45">
            <text:p>8.4500</text:p>
          </table:table-cell>
          <table:table-cell table:formula="of:=SIN([.A169])" office:value-type="float" office:value="0.827577266441984">
            <text:p>0.8276</text:p>
          </table:table-cell>
          <table:table-cell table:number-columns-repeated="1022"/>
        </table:table-row>
        <table:table-row table:style-name="ro1">
          <table:table-cell office:value-type="float" office:value="8.5">
            <text:p>8.5000</text:p>
          </table:table-cell>
          <table:table-cell table:formula="of:=SIN([.A170])" office:value-type="float" office:value="0.79848711262349">
            <text:p>0.7985</text:p>
          </table:table-cell>
          <table:table-cell table:number-columns-repeated="1022"/>
        </table:table-row>
        <table:table-row table:style-name="ro1">
          <table:table-cell office:value-type="float" office:value="8.55">
            <text:p>8.5500</text:p>
          </table:table-cell>
          <table:table-cell table:formula="of:=SIN([.A171])" office:value-type="float" office:value="0.767401156867487">
            <text:p>0.7674</text:p>
          </table:table-cell>
          <table:table-cell table:number-columns-repeated="1022"/>
        </table:table-row>
        <table:table-row table:style-name="ro1">
          <table:table-cell office:value-type="float" office:value="8.6">
            <text:p>8.6000</text:p>
          </table:table-cell>
          <table:table-cell table:formula="of:=SIN([.A172])" office:value-type="float" office:value="0.734397097874113">
            <text:p>0.7344</text:p>
          </table:table-cell>
          <table:table-cell table:number-columns-repeated="1022"/>
        </table:table-row>
        <table:table-row table:style-name="ro1">
          <table:table-cell office:value-type="float" office:value="8.65">
            <text:p>8.6500</text:p>
          </table:table-cell>
          <table:table-cell table:formula="of:=SIN([.A173])" office:value-type="float" office:value="0.699557428602668">
            <text:p>0.6996</text:p>
          </table:table-cell>
          <table:table-cell table:number-columns-repeated="1022"/>
        </table:table-row>
        <table:table-row table:style-name="ro1">
          <table:table-cell office:value-type="float" office:value="8.7">
            <text:p>8.7000</text:p>
          </table:table-cell>
          <table:table-cell table:formula="of:=SIN([.A174])" office:value-type="float" office:value="0.662969230082183">
            <text:p>0.6630</text:p>
          </table:table-cell>
          <table:table-cell table:number-columns-repeated="1022"/>
        </table:table-row>
        <table:table-row table:style-name="ro1">
          <table:table-cell office:value-type="float" office:value="8.75">
            <text:p>8.7500</text:p>
          </table:table-cell>
          <table:table-cell table:formula="of:=SIN([.A175])" office:value-type="float" office:value="0.624723953754192">
            <text:p>0.6247</text:p>
          </table:table-cell>
          <table:table-cell table:number-columns-repeated="1022"/>
        </table:table-row>
        <table:table-row table:style-name="ro1">
          <table:table-cell office:value-type="float" office:value="8.8">
            <text:p>8.8000</text:p>
          </table:table-cell>
          <table:table-cell table:formula="of:=SIN([.A176])" office:value-type="float" office:value="0.584917192891762">
            <text:p>0.5849</text:p>
          </table:table-cell>
          <table:table-cell table:number-columns-repeated="1022"/>
        </table:table-row>
        <table:table-row table:style-name="ro1">
          <table:table-cell office:value-type="float" office:value="8.85">
            <text:p>8.8500</text:p>
          </table:table-cell>
          <table:table-cell table:formula="of:=SIN([.A177])" office:value-type="float" office:value="0.543648443666088">
            <text:p>0.5436</text:p>
          </table:table-cell>
          <table:table-cell table:number-columns-repeated="1022"/>
        </table:table-row>
        <table:table-row table:style-name="ro1">
          <table:table-cell office:value-type="float" office:value="8.9">
            <text:p>8.9000</text:p>
          </table:table-cell>
          <table:table-cell table:formula="of:=SIN([.A178])" office:value-type="float" office:value="0.501020856457885">
            <text:p>0.5010</text:p>
          </table:table-cell>
          <table:table-cell table:number-columns-repeated="1022"/>
        </table:table-row>
        <table:table-row table:style-name="ro1">
          <table:table-cell office:value-type="float" office:value="8.95">
            <text:p>8.9500</text:p>
          </table:table-cell>
          <table:table-cell table:formula="of:=SIN([.A179])" office:value-type="float" office:value="0.457140978035156">
            <text:p>0.4571</text:p>
          </table:table-cell>
          <table:table-cell table:number-columns-repeated="1022"/>
        </table:table-row>
        <table:table-row table:style-name="ro1">
          <table:table-cell office:value-type="float" office:value="9">
            <text:p>9.0000</text:p>
          </table:table-cell>
          <table:table-cell table:formula="of:=SIN([.A180])" office:value-type="float" office:value="0.412118485241757">
            <text:p>0.4121</text:p>
          </table:table-cell>
          <table:table-cell table:number-columns-repeated="1022"/>
        </table:table-row>
        <table:table-row table:style-name="ro1">
          <table:table-cell office:value-type="float" office:value="9.05">
            <text:p>9.0500</text:p>
          </table:table-cell>
          <table:table-cell table:formula="of:=SIN([.A181])" office:value-type="float" office:value="0.366065910862411">
            <text:p>0.3661</text:p>
          </table:table-cell>
          <table:table-cell table:number-columns-repeated="1022"/>
        </table:table-row>
        <table:table-row table:style-name="ro1">
          <table:table-cell office:value-type="float" office:value="9.1">
            <text:p>9.1000</text:p>
          </table:table-cell>
          <table:table-cell table:formula="of:=SIN([.A182])" office:value-type="float" office:value="0.319098362349352">
            <text:p>0.3191</text:p>
          </table:table-cell>
          <table:table-cell table:number-columns-repeated="1022"/>
        </table:table-row>
        <table:table-row table:style-name="ro1">
          <table:table-cell office:value-type="float" office:value="9.15">
            <text:p>9.1500</text:p>
          </table:table-cell>
          <table:table-cell table:formula="of:=SIN([.A183])" office:value-type="float" office:value="0.271333234113633">
            <text:p>0.2713</text:p>
          </table:table-cell>
          <table:table-cell table:number-columns-repeated="1022"/>
        </table:table-row>
        <table:table-row table:style-name="ro1">
          <table:table-cell office:value-type="float" office:value="9.2">
            <text:p>9.2000</text:p>
          </table:table-cell>
          <table:table-cell table:formula="of:=SIN([.A184])" office:value-type="float" office:value="0.222889914100248">
            <text:p>0.2229</text:p>
          </table:table-cell>
          <table:table-cell table:number-columns-repeated="1022"/>
        </table:table-row>
        <table:table-row table:style-name="ro1">
          <table:table-cell office:value-type="float" office:value="9.25">
            <text:p>9.2500</text:p>
          </table:table-cell>
          <table:table-cell table:formula="of:=SIN([.A185])" office:value-type="float" office:value="0.173889485380434">
            <text:p>0.1739</text:p>
          </table:table-cell>
          <table:table-cell table:number-columns-repeated="1022"/>
        </table:table-row>
        <table:table-row table:style-name="ro1">
          <table:table-cell office:value-type="float" office:value="9.3">
            <text:p>9.3000</text:p>
          </table:table-cell>
          <table:table-cell table:formula="of:=SIN([.A186])" office:value-type="float" office:value="0.124454423507062">
            <text:p>0.1245</text:p>
          </table:table-cell>
          <table:table-cell table:number-columns-repeated="1022"/>
        </table:table-row>
        <table:table-row table:style-name="ro1">
          <table:table-cell office:value-type="float" office:value="9.35">
            <text:p>9.3500</text:p>
          </table:table-cell>
          <table:table-cell table:formula="of:=SIN([.A187])" office:value-type="float" office:value="0.0747082903895348">
            <text:p>0.0747</text:p>
          </table:table-cell>
          <table:table-cell table:number-columns-repeated="1022"/>
        </table:table-row>
        <table:table-row table:style-name="ro1">
          <table:table-cell office:value-type="float" office:value="9.4">
            <text:p>9.4000</text:p>
          </table:table-cell>
          <table:table-cell table:formula="of:=SIN([.A188])" office:value-type="float" office:value="0.0247754254533578">
            <text:p>0.0248</text:p>
          </table:table-cell>
          <table:table-cell table:number-columns-repeated="1022"/>
        </table:table-row>
        <table:table-row table:style-name="ro1">
          <table:table-cell office:value-type="float" office:value="9.45">
            <text:p>9.4500</text:p>
          </table:table-cell>
          <table:table-cell table:formula="of:=SIN([.A189])" office:value-type="float" office:value="-0.0252193651436587">
            <text:p>-0.0252</text:p>
          </table:table-cell>
          <table:table-cell table:number-columns-repeated="1022"/>
        </table:table-row>
        <table:table-row table:style-name="ro1">
          <table:table-cell office:value-type="float" office:value="9.5">
            <text:p>9.5000</text:p>
          </table:table-cell>
          <table:table-cell table:formula="of:=SIN([.A190])" office:value-type="float" office:value="-0.0751511204618093">
            <text:p>-0.0752</text:p>
          </table:table-cell>
          <table:table-cell table:number-columns-repeated="1022"/>
        </table:table-row>
        <table:table-row table:style-name="ro1">
          <table:table-cell office:value-type="float" office:value="9.55">
            <text:p>9.5500</text:p>
          </table:table-cell>
          <table:table-cell table:formula="of:=SIN([.A191])" office:value-type="float" office:value="-0.124895037116752">
            <text:p>-0.1249</text:p>
          </table:table-cell>
          <table:table-cell table:number-columns-repeated="1022"/>
        </table:table-row>
        <table:table-row table:style-name="ro1">
          <table:table-cell office:value-type="float" office:value="9.6">
            <text:p>9.6000</text:p>
          </table:table-cell>
          <table:table-cell table:formula="of:=SIN([.A192])" office:value-type="float" office:value="-0.17432678122298">
            <text:p>-0.1743</text:p>
          </table:table-cell>
          <table:table-cell table:number-columns-repeated="1022"/>
        </table:table-row>
        <table:table-row table:style-name="ro1">
          <table:table-cell office:value-type="float" office:value="9.65">
            <text:p>9.6500</text:p>
          </table:table-cell>
          <table:table-cell table:formula="of:=SIN([.A193])" office:value-type="float" office:value="-0.223322799163784">
            <text:p>-0.2233</text:p>
          </table:table-cell>
          <table:table-cell table:number-columns-repeated="1022"/>
        </table:table-row>
        <table:table-row table:style-name="ro1">
          <table:table-cell office:value-type="float" office:value="9.7">
            <text:p>9.7000</text:p>
          </table:table-cell>
          <table:table-cell table:formula="of:=SIN([.A194])" office:value-type="float" office:value="-0.271760626410942">
            <text:p>-0.2718</text:p>
          </table:table-cell>
          <table:table-cell table:number-columns-repeated="1022"/>
        </table:table-row>
        <table:table-row table:style-name="ro1">
          <table:table-cell office:value-type="float" office:value="9.75">
            <text:p>9.7500</text:p>
          </table:table-cell>
          <table:table-cell table:formula="of:=SIN([.A195])" office:value-type="float" office:value="-0.319519193622274">
            <text:p>-0.3195</text:p>
          </table:table-cell>
          <table:table-cell table:number-columns-repeated="1022"/>
        </table:table-row>
        <table:table-row table:style-name="ro1">
          <table:table-cell office:value-type="float" office:value="9.8">
            <text:p>9.8000</text:p>
          </table:table-cell>
          <table:table-cell table:formula="of:=SIN([.A196])" office:value-type="float" office:value="-0.366479129251928">
            <text:p>-0.3665</text:p>
          </table:table-cell>
          <table:table-cell table:number-columns-repeated="1022"/>
        </table:table-row>
        <table:table-row table:style-name="ro1">
          <table:table-cell office:value-type="float" office:value="9.85">
            <text:p>9.8500</text:p>
          </table:table-cell>
          <table:table-cell table:formula="of:=SIN([.A197])" office:value-type="float" office:value="-0.412523057917093">
            <text:p>-0.4125</text:p>
          </table:table-cell>
          <table:table-cell table:number-columns-repeated="1022"/>
        </table:table-row>
        <table:table-row table:style-name="ro1">
          <table:table-cell office:value-type="float" office:value="9.9">
            <text:p>9.9000</text:p>
          </table:table-cell>
          <table:table-cell table:formula="of:=SIN([.A198])" office:value-type="float" office:value="-0.457535893775321">
            <text:p>-0.4575</text:p>
          </table:table-cell>
          <table:table-cell table:number-columns-repeated="1022"/>
        </table:table-row>
        <table:table-row table:style-name="ro1">
          <table:table-cell office:value-type="float" office:value="9.95">
            <text:p>9.9500</text:p>
          </table:table-cell>
          <table:table-cell table:formula="of:=SIN([.A199])" office:value-type="float" office:value="-0.501405128179197">
            <text:p>-0.5014</text:p>
          </table:table-cell>
          <table:table-cell table:number-columns-repeated="1022"/>
        </table:table-row>
        <table:table-row table:style-name="ro1">
          <table:table-cell table:style-name="ce2" office:value-type="float" office:value="10">
            <text:p>10.0000</text:p>
          </table:table-cell>
          <table:table-cell table:style-name="ce2" table:formula="of:=SIN([.A200])" office:value-type="float" office:value="-0.54402111088937">
            <text:p>-0.5440</text:p>
          </table:table-cell>
          <table:table-cell table:number-columns-repeated="1022"/>
        </table:table-row>
        <table:table-row table:style-name="ro1">
          <table:table-cell table:style-name="ce3" office:value-type="float" office:value="10.05">
            <text:p>10.0500</text:p>
          </table:table-cell>
          <table:table-cell table:style-name="ce3" table:formula="of:=SIN([.A201])" office:value-type="float" office:value="-0.585277324143036">
            <text:p>-0.5853</text:p>
          </table:table-cell>
          <table:table-cell table:number-columns-repeated="1022"/>
        </table:table-row>
        <table:table-row table:style-name="ro1">
          <table:table-cell office:value-type="float" office:value="10.1">
            <text:p>10.1000</text:p>
          </table:table-cell>
          <table:table-cell table:formula="of:=SIN([.A202])" office:value-type="float" office:value="-0.625070648892882">
            <text:p>-0.6251</text:p>
          </table:table-cell>
          <table:table-cell table:number-columns-repeated="1022"/>
        </table:table-row>
        <table:table-row table:style-name="ro1">
          <table:table-cell office:value-type="float" office:value="10.15">
            <text:p>10.1500</text:p>
          </table:table-cell>
          <table:table-cell table:formula="of:=SIN([.A203])" office:value-type="float" office:value="-0.663301622550998">
            <text:p>-0.6633</text:p>
          </table:table-cell>
          <table:table-cell table:number-columns-repeated="1022"/>
        </table:table-row>
        <table:table-row table:style-name="ro1">
          <table:table-cell office:value-type="float" office:value="10.2">
            <text:p>10.2000</text:p>
          </table:table-cell>
          <table:table-cell table:formula="of:=SIN([.A204])" office:value-type="float" office:value="-0.699874687593542">
            <text:p>-0.6999</text:p>
          </table:table-cell>
          <table:table-cell table:number-columns-repeated="1022"/>
        </table:table-row>
        <table:table-row table:style-name="ro1">
          <table:table-cell office:value-type="float" office:value="10.25">
            <text:p>10.2500</text:p>
          </table:table-cell>
          <table:table-cell table:formula="of:=SIN([.A205])" office:value-type="float" office:value="-0.734698430404795">
            <text:p>-0.7347</text:p>
          </table:table-cell>
          <table:table-cell table:number-columns-repeated="1022"/>
        </table:table-row>
        <table:table-row table:style-name="ro1">
          <table:table-cell office:value-type="float" office:value="10.3">
            <text:p>10.3000</text:p>
          </table:table-cell>
          <table:table-cell table:formula="of:=SIN([.A206])" office:value-type="float" office:value="-0.767685809763582">
            <text:p>-0.7677</text:p>
          </table:table-cell>
          <table:table-cell table:number-columns-repeated="1022"/>
        </table:table-row>
        <table:table-row table:style-name="ro1">
          <table:table-cell office:value-type="float" office:value="10.35">
            <text:p>10.3500</text:p>
          </table:table-cell>
          <table:table-cell table:formula="of:=SIN([.A207])" office:value-type="float" office:value="-0.798754374401">
            <text:p>-0.7988</text:p>
          </table:table-cell>
          <table:table-cell table:number-columns-repeated="1022"/>
        </table:table-row>
        <table:table-row table:style-name="ro1">
          <table:table-cell office:value-type="float" office:value="10.4">
            <text:p>10.4000</text:p>
          </table:table-cell>
          <table:table-cell table:formula="of:=SIN([.A208])" office:value-type="float" office:value="-0.827826469085654">
            <text:p>-0.8278</text:p>
          </table:table-cell>
          <table:table-cell table:number-columns-repeated="1022"/>
        </table:table-row>
        <table:table-row table:style-name="ro1">
          <table:table-cell office:value-type="float" office:value="10.45">
            <text:p>10.4500</text:p>
          </table:table-cell>
          <table:table-cell table:formula="of:=SIN([.A209])" office:value-type="float" office:value="-0.854829428721283">
            <text:p>-0.8548</text:p>
          </table:table-cell>
          <table:table-cell table:number-columns-repeated="1022"/>
        </table:table-row>
        <table:table-row table:style-name="ro1">
          <table:table-cell table:style-name="ce4" office:value-type="float" office:value="10.5">
            <text:p>10.5000</text:p>
          </table:table-cell>
          <table:table-cell table:style-name="ce4" table:formula="of:=SIN([.A210])" office:value-type="float" office:value="-0.87969575997167">
            <text:p>-0.8797</text:p>
          </table:table-cell>
          <table:table-cell table:style-name="ce4"/>
          <table:table-cell table:style-name="ce2" office:value-type="string">
            <text:p>B0N0</text:p>
          </table:table-cell>
          <table:table-cell table:style-name="ce2" office:value-type="string">
            <text:p>B0N1</text:p>
          </table:table-cell>
          <table:table-cell table:style-name="ce2" office:value-type="string">
            <text:p>B1N0</text:p>
          </table:table-cell>
          <table:table-cell table:style-name="ce2" office:value-type="string">
            <text:p>B1N1</text:p>
          </table:table-cell>
          <table:table-cell/>
          <table:table-cell table:style-name="ce2" office:value-type="string">
            <text:p>B0N0</text:p>
          </table:table-cell>
          <table:table-cell table:style-name="ce2" office:value-type="string">
            <text:p>B0N1</text:p>
          </table:table-cell>
          <table:table-cell table:style-name="ce2" office:value-type="string">
            <text:p>B1N0</text:p>
          </table:table-cell>
          <table:table-cell table:style-name="ce2" office:value-type="string">
            <text:p>B1N1</text:p>
          </table:table-cell>
          <table:table-cell table:number-columns-repeated="1012"/>
        </table:table-row>
        <table:table-row table:style-name="ro1">
          <table:table-cell table:style-name="ce4" office:value-type="float" office:value="10.55">
            <text:p>10.5500</text:p>
          </table:table-cell>
          <table:table-cell table:style-name="ce4" table:formula="of:=SIN([.A211])" office:value-type="float" office:value="-0.902363309958824">
            <text:p>-0.9024</text:p>
          </table:table-cell>
          <table:table-cell table:style-name="ce4"/>
          <table:table-cell table:style-name="ce3" office:value-type="float" office:value="-0.8677006925207">
            <text:p>-0.8677</text:p>
          </table:table-cell>
          <table:table-cell table:style-name="ce3" office:value-type="float" office:value="-0.8971980394858">
            <text:p>-0.8972</text:p>
          </table:table-cell>
          <table:table-cell table:style-name="ce3" office:value-type="float" office:value="-0.79659072510451">
            <text:p>-0.7966</text:p>
          </table:table-cell>
          <table:table-cell table:style-name="ce3" office:value-type="float" office:value="-0.89086003204467">
            <text:p>-0.8909</text:p>
          </table:table-cell>
          <table:table-cell/>
          <table:table-cell office:value-type="float" office:value="-0.9653427561414">
            <text:p>-0.9653</text:p>
          </table:table-cell>
          <table:table-cell office:value-type="float" office:value="-0.70559066503298">
            <text:p>-0.7056</text:p>
          </table:table-cell>
          <table:table-cell office:value-type="float" office:value="-0.98108766434705">
            <text:p>-0.9811</text:p>
          </table:table-cell>
          <table:table-cell office:value-type="float" office:value="-0.81735502558961">
            <text:p>-0.8174</text:p>
          </table:table-cell>
          <table:table-cell table:number-columns-repeated="1012"/>
        </table:table-row>
        <table:table-row table:style-name="ro1">
          <table:table-cell office:value-type="float" office:value="10.6">
            <text:p>10.6000</text:p>
          </table:table-cell>
          <table:table-cell table:formula="of:=SIN([.A212])" office:value-type="float" office:value="-0.922775421612807">
            <text:p>-0.9228</text:p>
          </table:table-cell>
          <table:table-cell/>
          <table:table-cell office:value-type="float" office:value="-0.87703785079669">
            <text:p>-0.8770</text:p>
          </table:table-cell>
          <table:table-cell office:value-type="float" office:value="-0.91867153371086">
            <text:p>-0.9187</text:p>
          </table:table-cell>
          <table:table-cell office:value-type="float" office:value="-0.810530171977">
            <text:p>-0.8105</text:p>
          </table:table-cell>
          <table:table-cell office:value-type="float" office:value="-0.91262349416517">
            <text:p>-0.9126</text:p>
          </table:table-cell>
          <table:table-cell/>
          <table:table-cell office:value-type="float" office:value="-0.82001280581395">
            <text:p>-0.8200</text:p>
          </table:table-cell>
          <table:table-cell office:value-type="float" office:value="-0.88102727145412">
            <text:p>-0.8810</text:p>
          </table:table-cell>
          <table:table-cell office:value-type="float" office:value="-0.71972946189226">
            <text:p>-0.7197</text:p>
          </table:table-cell>
          <table:table-cell office:value-type="float" office:value="-0.91684197019973">
            <text:p>-0.9168</text:p>
          </table:table-cell>
          <table:table-cell table:number-columns-repeated="1012"/>
        </table:table-row>
        <table:table-row table:style-name="ro1">
          <table:table-cell table:style-name="ce4" office:value-type="float" office:value="10.65">
            <text:p>10.6500</text:p>
          </table:table-cell>
          <table:table-cell table:formula="of:=SIN([.A213])" office:value-type="float" office:value="-0.940881075284908">
            <text:p>-0.9409</text:p>
          </table:table-cell>
          <table:table-cell/>
          <table:table-cell office:value-type="float" office:value="-0.88475377352594">
            <text:p>-0.8848</text:p>
          </table:table-cell>
          <table:table-cell office:value-type="float" office:value="-0.93778504692588">
            <text:p>-0.9378</text:p>
          </table:table-cell>
          <table:table-cell office:value-type="float" office:value="-0.82278760514114">
            <text:p>-0.8228</text:p>
          </table:table-cell>
          <table:table-cell office:value-type="float" office:value="-0.93199859285511">
            <text:p>-0.9320</text:p>
          </table:table-cell>
          <table:table-cell/>
          <table:table-cell office:value-type="float" office:value="-0.88663666265574">
            <text:p>-0.8866</text:p>
          </table:table-cell>
          <table:table-cell office:value-type="float" office:value="-0.93280009985656">
            <text:p>-0.9328</text:p>
          </table:table-cell>
          <table:table-cell office:value-type="float" office:value="-0.88970440475792">
            <text:p>-0.8897</text:p>
          </table:table-cell>
          <table:table-cell office:value-type="float" office:value="-0.94354081568483">
            <text:p>-0.9435</text:p>
          </table:table-cell>
          <table:table-cell table:number-columns-repeated="1012"/>
        </table:table-row>
        <table:table-row table:style-name="ro1">
          <table:table-cell office:value-type="float" office:value="10.7">
            <text:p>10.7000</text:p>
          </table:table-cell>
          <table:table-cell table:formula="of:=SIN([.A214])" office:value-type="float" office:value="-0.956635016270188">
            <text:p>-0.9566</text:p>
          </table:table-cell>
          <table:table-cell/>
          <table:table-cell office:value-type="float" office:value="-0.89108866565788">
            <text:p>-0.8911</text:p>
          </table:table-cell>
          <table:table-cell office:value-type="float" office:value="-0.95448129724878">
            <text:p>-0.9545</text:p>
          </table:table-cell>
          <table:table-cell office:value-type="float" office:value="-0.83353413013797">
            <text:p>-0.8335</text:p>
          </table:table-cell>
          <table:table-cell office:value-type="float" office:value="-0.94894498961688">
            <text:p>-0.9489</text:p>
          </table:table-cell>
          <table:table-cell/>
          <table:table-cell office:value-type="float" office:value="-0.8768408244766">
            <text:p>-0.8768</text:p>
          </table:table-cell>
          <table:table-cell office:value-type="float" office:value="-0.95611077168034">
            <text:p>-0.9561</text:p>
          </table:table-cell>
          <table:table-cell office:value-type="float" office:value="-0.82556289424324">
            <text:p>-0.8256</text:p>
          </table:table-cell>
          <table:table-cell office:value-type="float" office:value="-0.96097950192343">
            <text:p>-0.9610</text:p>
          </table:table-cell>
          <table:table-cell table:number-columns-repeated="1012"/>
        </table:table-row>
        <table:table-row table:style-name="ro1">
          <table:table-cell table:style-name="ce4" office:value-type="float" office:value="10.75">
            <text:p>10.7500</text:p>
          </table:table-cell>
          <table:table-cell table:formula="of:=SIN([.A215])" office:value-type="float" office:value="-0.969997867920679">
            <text:p>-0.9700</text:p>
          </table:table-cell>
          <table:table-cell/>
          <table:table-cell office:value-type="float" office:value="-0.89618262073488">
            <text:p>-0.8962</text:p>
          </table:table-cell>
          <table:table-cell office:value-type="float" office:value="-0.96868168142776">
            <text:p>-0.9687</text:p>
          </table:table-cell>
          <table:table-cell office:value-type="float" office:value="-0.84287006056826">
            <text:p>-0.8429</text:p>
          </table:table-cell>
          <table:table-cell office:value-type="float" office:value="-0.96340411469076">
            <text:p>-0.9634</text:p>
          </table:table-cell>
          <table:table-cell/>
          <table:table-cell office:value-type="float" office:value="-0.88786852804875">
            <text:p>-0.8879</text:p>
          </table:table-cell>
          <table:table-cell office:value-type="float" office:value="-0.97141397021596">
            <text:p>-0.9714</text:p>
          </table:table-cell>
          <table:table-cell office:value-type="float" office:value="-0.86915023623324">
            <text:p>-0.8692</text:p>
          </table:table-cell>
          <table:table-cell office:value-type="float" office:value="-0.97522682207775">
            <text:p>-0.9752</text:p>
          </table:table-cell>
          <table:table-cell table:number-columns-repeated="1012"/>
        </table:table-row>
        <table:table-row table:style-name="ro1">
          <table:table-cell office:value-type="float" office:value="10.8">
            <text:p>10.8000</text:p>
          </table:table-cell>
          <table:table-cell table:formula="of:=SIN([.A216])" office:value-type="float" office:value="-0.980936230066492">
            <text:p>-0.9809</text:p>
          </table:table-cell>
          <table:table-cell/>
          <table:table-cell office:value-type="float" office:value="-0.90025100730865">
            <text:p>-0.9003</text:p>
          </table:table-cell>
          <table:table-cell office:value-type="float" office:value="-0.9803960432693">
            <text:p>-0.9804</text:p>
          </table:table-cell>
          <table:table-cell office:value-type="float" office:value="-0.85089225510113">
            <text:p>-0.8509</text:p>
          </table:table-cell>
          <table:table-cell office:value-type="float" office:value="-0.97540131944084">
            <text:p>-0.9754</text:p>
          </table:table-cell>
          <table:table-cell/>
          <table:table-cell office:value-type="float" office:value="-0.89115629338964">
            <text:p>-0.8912</text:p>
          </table:table-cell>
          <table:table-cell office:value-type="float" office:value="-0.98306474683613">
            <text:p>-0.9831</text:p>
          </table:table-cell>
          <table:table-cell office:value-type="float" office:value="-0.85914083413108">
            <text:p>-0.8591</text:p>
          </table:table-cell>
          <table:table-cell office:value-type="float" office:value="-0.98689330115675">
            <text:p>-0.9869</text:p>
          </table:table-cell>
          <table:table-cell table:number-columns-repeated="1012"/>
        </table:table-row>
        <table:table-row table:style-name="ro1">
          <table:table-cell table:style-name="ce4" office:value-type="float" office:value="10.85">
            <text:p>10.8500</text:p>
          </table:table-cell>
          <table:table-cell table:formula="of:=SIN([.A217])" office:value-type="float" office:value="-0.989422762498851">
            <text:p>-0.9894</text:p>
          </table:table-cell>
          <table:table-cell/>
          <table:table-cell office:value-type="float" office:value="-0.90325537897368">
            <text:p>-0.9033</text:p>
          </table:table-cell>
          <table:table-cell office:value-type="float" office:value="-0.98956851150365">
            <text:p>-0.9896</text:p>
          </table:table-cell>
          <table:table-cell office:value-type="float" office:value="-0.85767890057565">
            <text:p>-0.8577</text:p>
          </table:table-cell>
          <table:table-cell office:value-type="float" office:value="-0.98482346154962">
            <text:p>-0.9848</text:p>
          </table:table-cell>
          <table:table-cell/>
          <table:table-cell office:value-type="float" office:value="-0.89504797310602">
            <text:p>-0.8950</text:p>
          </table:table-cell>
          <table:table-cell office:value-type="float" office:value="-0.99191377805518">
            <text:p>-0.9919</text:p>
          </table:table-cell>
          <table:table-cell office:value-type="float" office:value="-0.87110714923245">
            <text:p>-0.8711</text:p>
          </table:table-cell>
          <table:table-cell office:value-type="float" office:value="-0.99598661022629">
            <text:p>-0.9960</text:p>
          </table:table-cell>
          <table:table-cell table:number-columns-repeated="1012"/>
        </table:table-row>
        <table:table-row table:style-name="ro1">
          <table:table-cell office:value-type="float" office:value="10.9">
            <text:p>10.9000</text:p>
          </table:table-cell>
          <table:table-cell table:formula="of:=SIN([.A218])" office:value-type="float" office:value="-0.995436253306377">
            <text:p>-0.9954</text:p>
          </table:table-cell>
          <table:table-cell/>
          <table:table-cell office:value-type="float" office:value="-0.90540932277074">
            <text:p>-0.9054</text:p>
          </table:table-cell>
          <table:table-cell office:value-type="float" office:value="-0.99624905620314">
            <text:p>-0.9962</text:p>
          </table:table-cell>
          <table:table-cell office:value-type="float" office:value="-0.86334395308209">
            <text:p>-0.8633</text:p>
          </table:table-cell>
          <table:table-cell office:value-type="float" office:value="-0.99174426342754">
            <text:p>-0.9917</text:p>
          </table:table-cell>
          <table:table-cell/>
          <table:table-cell office:value-type="float" office:value="-0.89737727468339">
            <text:p>-0.8974</text:p>
          </table:table-cell>
          <table:table-cell office:value-type="float" office:value="-0.9982019570741">
            <text:p>-0.9982</text:p>
          </table:table-cell>
          <table:table-cell office:value-type="float" office:value="-0.87174960789776">
            <text:p>-0.8717</text:p>
          </table:table-cell>
          <table:table-cell office:value-type="float" office:value="-1.0025151570089">
            <text:p>-1.0025</text:p>
          </table:table-cell>
          <table:table-cell table:number-columns-repeated="1012"/>
        </table:table-row>
        <table:table-row table:style-name="ro1">
          <table:table-cell table:style-name="ce4" office:value-type="float" office:value="10.95">
            <text:p>10.9500</text:p>
          </table:table-cell>
          <table:table-cell table:formula="of:=SIN([.A219])" office:value-type="float" office:value="-0.998961671893817">
            <text:p>-0.9990</text:p>
          </table:table-cell>
          <table:table-cell/>
          <table:table-cell office:value-type="float" office:value="-0.90665981399772">
            <text:p>-0.9067</text:p>
          </table:table-cell>
          <table:table-cell office:value-type="float" office:value="-1.0003676840148">
            <text:p>-1.0004</text:p>
          </table:table-cell>
          <table:table-cell office:value-type="float" office:value="-0.86791333667993">
            <text:p>-0.8679</text:p>
          </table:table-cell>
          <table:table-cell office:value-type="float" office:value="-0.99610575080286">
            <text:p>-0.9961</text:p>
          </table:table-cell>
          <table:table-cell/>
          <table:table-cell office:value-type="float" office:value="-0.89878674373198">
            <text:p>-0.8988</text:p>
          </table:table-cell>
          <table:table-cell office:value-type="float" office:value="-1.0018990902921">
            <text:p>-1.0019</text:p>
          </table:table-cell>
          <table:table-cell office:value-type="float" office:value="-0.87548692771457">
            <text:p>-0.8755</text:p>
          </table:table-cell>
          <table:table-cell office:value-type="float" office:value="-1.0064409113333">
            <text:p>-1.0064</text:p>
          </table:table-cell>
          <table:table-cell table:number-columns-repeated="1012"/>
        </table:table-row>
        <table:table-row table:style-name="ro1">
          <table:table-cell office:value-type="float" office:value="11">
            <text:p>11.0000</text:p>
          </table:table-cell>
          <table:table-cell table:formula="of:=SIN([.A220])" office:value-type="float" office:value="-0.999990206550704">
            <text:p>-1.0000</text:p>
          </table:table-cell>
          <table:table-cell/>
          <table:table-cell office:value-type="float" office:value="-0.9071473636032">
            <text:p>-0.9071</text:p>
          </table:table-cell>
          <table:table-cell office:value-type="float" office:value="-1.0019414504942">
            <text:p>-1.0019</text:p>
          </table:table-cell>
          <table:table-cell office:value-type="float" office:value="-0.87151075361404">
            <text:p>-0.8715</text:p>
          </table:table-cell>
          <table:table-cell office:value-type="float" office:value="-0.9979623787568">
            <text:p>-0.9980</text:p>
          </table:table-cell>
          <table:table-cell/>
          <table:table-cell office:value-type="float" office:value="-0.89915207460858">
            <text:p>-0.8992</text:p>
          </table:table-cell>
          <table:table-cell office:value-type="float" office:value="-1.0030605844956">
            <text:p>-1.0031</text:p>
          </table:table-cell>
          <table:table-cell office:value-type="float" office:value="-0.87639215877599">
            <text:p>-0.8764</text:p>
          </table:table-cell>
          <table:table-cell office:value-type="float" office:value="-1.0078030797788">
            <text:p>-1.0078</text:p>
          </table:table-cell>
          <table:table-cell table:number-columns-repeated="1012"/>
        </table:table-row>
        <table:table-row table:style-name="ro1">
          <table:table-cell table:style-name="ce4" office:value-type="float" office:value="11.05">
            <text:p>11.0500</text:p>
          </table:table-cell>
          <table:table-cell table:formula="of:=SIN([.A221])" office:value-type="float" office:value="-0.998519286476045">
            <text:p>-0.9985</text:p>
          </table:table-cell>
          <table:table-cell/>
          <table:table-cell office:value-type="float" office:value="-0.90673870915832">
            <text:p>-0.9067</text:p>
          </table:table-cell>
          <table:table-cell office:value-type="float" office:value="-1.0009383465552">
            <text:p>-1.0009</text:p>
          </table:table-cell>
          <table:table-cell office:value-type="float" office:value="-0.87412667906265">
            <text:p>-0.8741</text:p>
          </table:table-cell>
          <table:table-cell office:value-type="float" office:value="-0.99722418970357">
            <text:p>-0.9972</text:p>
          </table:table-cell>
          <table:table-cell/>
          <table:table-cell office:value-type="float" office:value="-0.89853622866468">
            <text:p>-0.8985</text:p>
          </table:table-cell>
          <table:table-cell office:value-type="float" office:value="-1.0016348084017">
            <text:p>-1.0016</text:p>
          </table:table-cell>
          <table:table-cell office:value-type="float" office:value="-0.87686928219396">
            <text:p>-0.8769</text:p>
          </table:table-cell>
          <table:table-cell office:value-type="float" office:value="-1.0065468728194">
            <text:p>-1.0065</text:p>
          </table:table-cell>
          <table:table-cell table:number-columns-repeated="1012"/>
        </table:table-row>
        <table:table-row table:style-name="ro1">
          <table:table-cell office:value-type="float" office:value="11.1">
            <text:p>11.1000</text:p>
          </table:table-cell>
          <table:table-cell table:formula="of:=SIN([.A222])" office:value-type="float" office:value="-0.994552588203989">
            <text:p>-0.9946</text:p>
          </table:table-cell>
          <table:table-cell/>
          <table:table-cell office:value-type="float" office:value="-0.90552736783171">
            <text:p>-0.9055</text:p>
          </table:table-cell>
          <table:table-cell office:value-type="float" office:value="-0.99740096674057">
            <text:p>-0.9974</text:p>
          </table:table-cell>
          <table:table-cell office:value-type="float" office:value="-0.87583648107767">
            <text:p>-0.8758</text:p>
          </table:table-cell>
          <table:table-cell office:value-type="float" office:value="-0.99392773236705">
            <text:p>-0.9939</text:p>
          </table:table-cell>
          <table:table-cell/>
          <table:table-cell office:value-type="float" office:value="-0.89687478838431">
            <text:p>-0.8969</text:p>
          </table:table-cell>
          <table:table-cell office:value-type="float" office:value="-0.9976746315263">
            <text:p>-0.9977</text:p>
          </table:table-cell>
          <table:table-cell office:value-type="float" office:value="-0.87595140850578">
            <text:p>-0.8760</text:p>
          </table:table-cell>
          <table:table-cell office:value-type="float" office:value="-1.0026715073308">
            <text:p>-1.0027</text:p>
          </table:table-cell>
          <table:table-cell table:number-columns-repeated="1012"/>
        </table:table-row>
        <table:table-row table:style-name="ro1">
          <table:table-cell table:style-name="ce4" office:value-type="float" office:value="11.15">
            <text:p>11.1500</text:p>
          </table:table-cell>
          <table:table-cell table:formula="of:=SIN([.A223])" office:value-type="float" office:value="-0.988100026414398">
            <text:p>-0.9881</text:p>
          </table:table-cell>
          <table:table-cell/>
          <table:table-cell office:value-type="float" office:value="-0.9034363432796">
            <text:p>-0.9034</text:p>
          </table:table-cell>
          <table:table-cell office:value-type="float" office:value="-0.99136754226232">
            <text:p>-0.9914</text:p>
          </table:table-cell>
          <table:table-cell office:value-type="float" office:value="-0.87661495096449">
            <text:p>-0.8766</text:p>
          </table:table-cell>
          <table:table-cell office:value-type="float" office:value="-0.98812135486225">
            <text:p>-0.9881</text:p>
          </table:table-cell>
          <table:table-cell/>
          <table:table-cell office:value-type="float" office:value="-0.89424512338214">
            <text:p>-0.8942</text:p>
          </table:table-cell>
          <table:table-cell office:value-type="float" office:value="-0.99122036536258">
            <text:p>-0.9912</text:p>
          </table:table-cell>
          <table:table-cell office:value-type="float" office:value="-0.87403819892261">
            <text:p>-0.8740</text:p>
          </table:table-cell>
          <table:table-cell office:value-type="float" office:value="-0.99626425004172">
            <text:p>-0.9963</text:p>
          </table:table-cell>
          <table:table-cell table:number-columns-repeated="1012"/>
        </table:table-row>
        <table:table-row table:style-name="ro1">
          <table:table-cell office:value-type="float" office:value="11.2">
            <text:p>11.2000</text:p>
          </table:table-cell>
          <table:table-cell table:formula="of:=SIN([.A224])" office:value-type="float" office:value="-0.979177729151317">
            <text:p>-0.9792</text:p>
          </table:table-cell>
          <table:table-cell/>
          <table:table-cell office:value-type="float" office:value="-0.90037752064767">
            <text:p>-0.9004</text:p>
          </table:table-cell>
          <table:table-cell office:value-type="float" office:value="-0.9827161236817">
            <text:p>-0.9827</text:p>
          </table:table-cell>
          <table:table-cell office:value-type="float" office:value="-0.87650525841882">
            <text:p>-0.8765</text:p>
          </table:table-cell>
          <table:table-cell office:value-type="float" office:value="-0.97970729895529">
            <text:p>-0.9797</text:p>
          </table:table-cell>
          <table:table-cell/>
          <table:table-cell office:value-type="float" office:value="-0.89049819866341">
            <text:p>-0.8905</text:p>
          </table:table-cell>
          <table:table-cell office:value-type="float" office:value="-0.98218500058506">
            <text:p>-0.9822</text:p>
          </table:table-cell>
          <table:table-cell office:value-type="float" office:value="-0.87088253104225">
            <text:p>-0.8709</text:p>
          </table:table-cell>
          <table:table-cell office:value-type="float" office:value="-0.98726211047111">
            <text:p>-0.9873</text:p>
          </table:table-cell>
          <table:table-cell table:number-columns-repeated="1012"/>
        </table:table-row>
        <table:table-row table:style-name="ro1">
          <table:table-cell table:style-name="ce4" office:value-type="float" office:value="11.25">
            <text:p>11.2500</text:p>
          </table:table-cell>
          <table:table-cell table:formula="of:=SIN([.A225])" office:value-type="float" office:value="-0.967807997511261">
            <text:p>-0.9678</text:p>
          </table:table-cell>
          <table:table-cell/>
          <table:table-cell office:value-type="float" office:value="-0.89638787979889">
            <text:p>-0.8964</text:p>
          </table:table-cell>
          <table:table-cell office:value-type="float" office:value="-0.97160370898908">
            <text:p>-0.9716</text:p>
          </table:table-cell>
          <table:table-cell office:value-type="float" office:value="-0.87545010650782">
            <text:p>-0.8755</text:p>
          </table:table-cell>
          <table:table-cell office:value-type="float" office:value="-0.96883946209236">
            <text:p>-0.9688</text:p>
          </table:table-cell>
          <table:table-cell/>
          <table:table-cell office:value-type="float" office:value="-0.88556398919237">
            <text:p>-0.8856</text:p>
          </table:table-cell>
          <table:table-cell office:value-type="float" office:value="-0.97067675481675">
            <text:p>-0.9707</text:p>
          </table:table-cell>
          <table:table-cell office:value-type="float" office:value="-0.86652124368302">
            <text:p>-0.8665</text:p>
          </table:table-cell>
          <table:table-cell office:value-type="float" office:value="-0.97571690980978">
            <text:p>-0.9757</text:p>
          </table:table-cell>
          <table:table-cell table:number-columns-repeated="1012"/>
        </table:table-row>
        <table:table-row table:style-name="ro1">
          <table:table-cell office:value-type="float" office:value="11.3">
            <text:p>11.3000</text:p>
          </table:table-cell>
          <table:table-cell table:formula="of:=SIN([.A226])" office:value-type="float" office:value="-0.954019249902089">
            <text:p>-0.9540</text:p>
          </table:table-cell>
          <table:table-cell/>
          <table:table-cell office:value-type="float" office:value="-0.89120319273942">
            <text:p>-0.8912</text:p>
          </table:table-cell>
          <table:table-cell office:value-type="float" office:value="-0.95801245293516">
            <text:p>-0.9580</text:p>
          </table:table-cell>
          <table:table-cell office:value-type="float" office:value="-0.87341175647565">
            <text:p>-0.8734</text:p>
          </table:table-cell>
          <table:table-cell office:value-type="float" office:value="-0.95542880795814">
            <text:p>-0.9554</text:p>
          </table:table-cell>
          <table:table-cell/>
          <table:table-cell office:value-type="float" office:value="-0.87941689719928">
            <text:p>-0.8794</text:p>
          </table:table-cell>
          <table:table-cell office:value-type="float" office:value="-0.95667064296756">
            <text:p>-0.9567</text:p>
          </table:table-cell>
          <table:table-cell office:value-type="float" office:value="-0.86080682586904">
            <text:p>-0.8608</text:p>
          </table:table-cell>
          <table:table-cell office:value-type="float" office:value="-0.96165350624715">
            <text:p>-0.9617</text:p>
          </table:table-cell>
          <table:table-cell table:number-columns-repeated="1012"/>
        </table:table-row>
        <table:table-row table:style-name="ro1">
          <table:table-cell table:style-name="ce4" office:value-type="float" office:value="11.35">
            <text:p>11.3500</text:p>
          </table:table-cell>
          <table:table-cell table:formula="of:=SIN([.A227])" office:value-type="float" office:value="-0.937845951011783">
            <text:p>-0.9378</text:p>
          </table:table-cell>
          <table:table-cell/>
          <table:table-cell office:value-type="float" office:value="-0.88485577060499">
            <text:p>-0.8849</text:p>
          </table:table-cell>
          <table:table-cell office:value-type="float" office:value="-0.9419433460779">
            <text:p>-0.9419</text:p>
          </table:table-cell>
          <table:table-cell office:value-type="float" office:value="-0.87039361307442">
            <text:p>-0.8704</text:p>
          </table:table-cell>
          <table:table-cell office:value-type="float" office:value="-0.93958481467969">
            <text:p>-0.9396</text:p>
          </table:table-cell>
          <table:table-cell/>
          <table:table-cell office:value-type="float" office:value="-0.87186581784735">
            <text:p>-0.8719</text:p>
          </table:table-cell>
          <table:table-cell office:value-type="float" office:value="-0.94023013867514">
            <text:p>-0.9402</text:p>
          </table:table-cell>
          <table:table-cell office:value-type="float" office:value="-0.85369257878955">
            <text:p>-0.8537</text:p>
          </table:table-cell>
          <table:table-cell office:value-type="float" office:value="-0.94510158648039">
            <text:p>-0.9451</text:p>
          </table:table-cell>
          <table:table-cell table:number-columns-repeated="1012"/>
        </table:table-row>
        <table:table-row table:style-name="ro1">
          <table:table-cell office:value-type="float" office:value="11.4">
            <text:p>11.4000</text:p>
          </table:table-cell>
          <table:table-cell table:formula="of:=SIN([.A228])" office:value-type="float" office:value="-0.919328525664676">
            <text:p>-0.9193</text:p>
          </table:table-cell>
          <table:table-cell/>
          <table:table-cell office:value-type="float" office:value="-0.87708632964769">
            <text:p>-0.8771</text:p>
          </table:table-cell>
          <table:table-cell office:value-type="float" office:value="-0.92347010128918">
            <text:p>-0.9235</text:p>
          </table:table-cell>
          <table:table-cell office:value-type="float" office:value="-0.8662425828486">
            <text:p>-0.8662</text:p>
          </table:table-cell>
          <table:table-cell office:value-type="float" office:value="-0.92132417460414">
            <text:p>-0.9213</text:p>
          </table:table-cell>
          <table:table-cell/>
          <table:table-cell office:value-type="float" office:value="-0.8627861353049">
            <text:p>-0.8628</text:p>
          </table:table-cell>
          <table:table-cell office:value-type="float" office:value="-0.9213709825838">
            <text:p>-0.9214</text:p>
          </table:table-cell>
          <table:table-cell office:value-type="float" office:value="-0.84501165478881">
            <text:p>-0.8450</text:p>
          </table:table-cell>
          <table:table-cell office:value-type="float" office:value="-0.92610039837193">
            <text:p>-0.9261</text:p>
          </table:table-cell>
          <table:table-cell table:number-columns-repeated="1012"/>
        </table:table-row>
        <table:table-row table:style-name="ro1">
          <table:table-cell table:style-name="ce4" office:value-type="float" office:value="11.45">
            <text:p>11.4500</text:p>
          </table:table-cell>
          <table:table-cell table:formula="of:=SIN([.A229])" office:value-type="float" office:value="-0.898513257780449">
            <text:p>-0.8985</text:p>
          </table:table-cell>
          <table:table-cell/>
          <table:table-cell office:value-type="float" office:value="-0.86778430365498">
            <text:p>-0.8678</text:p>
          </table:table-cell>
          <table:table-cell office:value-type="float" office:value="-0.90263515249408">
            <text:p>-0.9026</text:p>
          </table:table-cell>
          <table:table-cell office:value-type="float" office:value="-0.86092598663514">
            <text:p>-0.8609</text:p>
          </table:table-cell>
          <table:table-cell office:value-type="float" office:value="-0.90069803783422">
            <text:p>-0.9007</text:p>
          </table:table-cell>
          <table:table-cell/>
          <table:table-cell office:value-type="float" office:value="-0.85203482978922">
            <text:p>-0.8520</text:p>
          </table:table-cell>
          <table:table-cell office:value-type="float" office:value="-0.90016853002526">
            <text:p>-0.9002</text:p>
          </table:table-cell>
          <table:table-cell office:value-type="float" office:value="-0.83469678974651">
            <text:p>-0.8347</text:p>
          </table:table-cell>
          <table:table-cell office:value-type="float" office:value="-0.90472488317718">
            <text:p>-0.9047</text:p>
          </table:table-cell>
          <table:table-cell table:number-columns-repeated="1012"/>
        </table:table-row>
        <table:table-row table:style-name="ro1">
          <table:table-cell office:value-type="float" office:value="11.5">
            <text:p>11.5000</text:p>
          </table:table-cell>
          <table:table-cell table:formula="of:=SIN([.A230])" office:value-type="float" office:value="-0.875452174688428">
            <text:p>-0.8755</text:p>
          </table:table-cell>
          <table:table-cell/>
          <table:table-cell office:value-type="float" office:value="-0.85666968711695">
            <text:p>-0.8567</text:p>
          </table:table-cell>
          <table:table-cell office:value-type="float" office:value="-0.87952200876536">
            <text:p>-0.8795</text:p>
          </table:table-cell>
          <table:table-cell office:value-type="float" office:value="-0.85428833522326">
            <text:p>-0.8543</text:p>
          </table:table-cell>
          <table:table-cell office:value-type="float" office:value="-0.87776970950114">
            <text:p>-0.8778</text:p>
          </table:table-cell>
          <table:table-cell/>
          <table:table-cell office:value-type="float" office:value="-0.83949850145324">
            <text:p>-0.8395</text:p>
          </table:table-cell>
          <table:table-cell office:value-type="float" office:value="-0.87668904774495">
            <text:p>-0.8767</text:p>
          </table:table-cell>
          <table:table-cell office:value-type="float" office:value="-0.82255716473323">
            <text:p>-0.8226</text:p>
          </table:table-cell>
          <table:table-cell office:value-type="float" office:value="-0.88104004831182">
            <text:p>-0.8810</text:p>
          </table:table-cell>
          <table:table-cell table:number-columns-repeated="1012"/>
        </table:table-row>
        <table:table-row table:style-name="ro1">
          <table:table-cell table:style-name="ce4" office:value-type="float" office:value="11.55">
            <text:p>11.5500</text:p>
          </table:table-cell>
          <table:table-cell table:formula="of:=SIN([.A231])" office:value-type="float" office:value="-0.850202917086366">
            <text:p>-0.8502</text:p>
          </table:table-cell>
          <table:table-cell/>
          <table:table-cell office:value-type="float" office:value="-0.84357619330863">
            <text:p>-0.8436</text:p>
          </table:table-cell>
          <table:table-cell office:value-type="float" office:value="-0.8541748053048">
            <text:p>-0.8542</text:p>
          </table:table-cell>
          <table:table-cell office:value-type="float" office:value="-0.84619979988276">
            <text:p>-0.8462</text:p>
          </table:table-cell>
          <table:table-cell office:value-type="float" office:value="-0.85261569051949">
            <text:p>-0.8526</text:p>
          </table:table-cell>
          <table:table-cell/>
          <table:table-cell office:value-type="float" office:value="-0.82488252261131">
            <text:p>-0.8249</text:p>
          </table:table-cell>
          <table:table-cell office:value-type="float" office:value="-0.8509838946943">
            <text:p>-0.8510</text:p>
          </table:table-cell>
          <table:table-cell office:value-type="float" office:value="-0.80849242821047">
            <text:p>-0.8085</text:p>
          </table:table-cell>
          <table:table-cell office:value-type="float" office:value="-0.85509630950095">
            <text:p>-0.8551</text:p>
          </table:table-cell>
          <table:table-cell table:number-columns-repeated="1012"/>
        </table:table-row>
        <table:table-row table:style-name="ro1">
          <table:table-cell office:value-type="float" office:value="11.6">
            <text:p>11.6000</text:p>
          </table:table-cell>
          <table:table-cell table:formula="of:=SIN([.A232])" office:value-type="float" office:value="-0.822828594968709">
            <text:p>-0.8228</text:p>
          </table:table-cell>
          <table:table-cell/>
          <table:table-cell office:value-type="float" office:value="-0.82806179697929">
            <text:p>-0.8281</text:p>
          </table:table-cell>
          <table:table-cell office:value-type="float" office:value="-0.82660261167155">
            <text:p>-0.8266</text:p>
          </table:table-cell>
          <table:table-cell office:value-type="float" office:value="-0.83646829075336">
            <text:p>-0.8365</text:p>
          </table:table-cell>
          <table:table-cell office:value-type="float" office:value="-0.82521445833317">
            <text:p>-0.8252</text:p>
          </table:table-cell>
          <table:table-cell/>
          <table:table-cell office:value-type="float" office:value="-0.80805198522194">
            <text:p>-0.8081</text:p>
          </table:table-cell>
          <table:table-cell office:value-type="float" office:value="-0.82306680655414">
            <text:p>-0.8231</text:p>
          </table:table-cell>
          <table:table-cell office:value-type="float" office:value="-0.79224233829909">
            <text:p>-0.7922</text:p>
          </table:table-cell>
          <table:table-cell office:value-type="float" office:value="-0.82688406121601">
            <text:p>-0.8269</text:p>
          </table:table-cell>
          <table:table-cell table:number-columns-repeated="1012"/>
        </table:table-row>
        <table:table-row table:style-name="ro1">
          <table:table-cell table:style-name="ce4" office:value-type="float" office:value="11.65">
            <text:p>11.6500</text:p>
          </table:table-cell>
          <table:table-cell table:formula="of:=SIN([.A233])" office:value-type="float" office:value="-0.793397629884477">
            <text:p>-0.7934</text:p>
          </table:table-cell>
          <table:table-cell/>
          <table:table-cell office:value-type="float" office:value="-0.80997300586949">
            <text:p>-0.8100</text:p>
          </table:table-cell>
          <table:table-cell office:value-type="float" office:value="-0.79693783226503">
            <text:p>-0.7969</text:p>
          </table:table-cell>
          <table:table-cell office:value-type="float" office:value="-0.82491482056438">
            <text:p>-0.8249</text:p>
          </table:table-cell>
          <table:table-cell office:value-type="float" office:value="-0.79569001659226">
            <text:p>-0.7957</text:p>
          </table:table-cell>
          <table:table-cell/>
          <table:table-cell office:value-type="float" office:value="-0.78875825544764">
            <text:p>-0.7888</text:p>
          </table:table-cell>
          <table:table-cell office:value-type="float" office:value="-0.79307194174981">
            <text:p>-0.7931</text:p>
          </table:table-cell>
          <table:table-cell office:value-type="float" office:value="-0.77375713795545">
            <text:p>-0.7738</text:p>
          </table:table-cell>
          <table:table-cell office:value-type="float" office:value="-0.79649768803403">
            <text:p>-0.7965</text:p>
          </table:table-cell>
          <table:table-cell table:number-columns-repeated="1012"/>
        </table:table-row>
        <table:table-row table:style-name="ro1">
          <table:table-cell office:value-type="float" office:value="11.7">
            <text:p>11.7000</text:p>
          </table:table-cell>
          <table:table-cell table:formula="of:=SIN([.A234])" office:value-type="float" office:value="-0.761983583919033">
            <text:p>-0.7620</text:p>
          </table:table-cell>
          <table:table-cell/>
          <table:table-cell office:value-type="float" office:value="-0.78886608147819">
            <text:p>-0.7889</text:p>
          </table:table-cell>
          <table:table-cell office:value-type="float" office:value="-0.7652154481352">
            <text:p>-0.7652</text:p>
          </table:table-cell>
          <table:table-cell office:value-type="float" office:value="-0.81125803714695">
            <text:p>-0.8113</text:p>
          </table:table-cell>
          <table:table-cell office:value-type="float" office:value="-0.76409919257056">
            <text:p>-0.7641</text:p>
          </table:table-cell>
          <table:table-cell/>
          <table:table-cell office:value-type="float" office:value="-0.76697038412901">
            <text:p>-0.7670</text:p>
          </table:table-cell>
          <table:table-cell office:value-type="float" office:value="-0.76105444309517">
            <text:p>-0.7611</text:p>
          </table:table-cell>
          <table:table-cell office:value-type="float" office:value="-0.75288739102863">
            <text:p>-0.7529</text:p>
          </table:table-cell>
          <table:table-cell office:value-type="float" office:value="-0.76405643926586">
            <text:p>-0.7641</text:p>
          </table:table-cell>
          <table:table-cell table:number-columns-repeated="1012"/>
        </table:table-row>
        <table:table-row table:style-name="ro1">
          <table:table-cell table:style-name="ce4" office:value-type="float" office:value="11.75">
            <text:p>11.7500</text:p>
          </table:table-cell>
          <table:table-cell table:formula="of:=SIN([.A235])" office:value-type="float" office:value="-0.72866497582717">
            <text:p>-0.7287</text:p>
          </table:table-cell>
          <table:table-cell/>
          <table:table-cell office:value-type="float" office:value="-0.7644385432783">
            <text:p>-0.7644</text:p>
          </table:table-cell>
          <table:table-cell office:value-type="float" office:value="-0.73147970003867">
            <text:p>-0.7315</text:p>
          </table:table-cell>
          <table:table-cell office:value-type="float" office:value="-0.79527878916651">
            <text:p>-0.7953</text:p>
          </table:table-cell>
          <table:table-cell office:value-type="float" office:value="-0.73048839751405">
            <text:p>-0.7305</text:p>
          </table:table-cell>
          <table:table-cell/>
          <table:table-cell office:value-type="float" office:value="-0.74243487391123">
            <text:p>-0.7424</text:p>
          </table:table-cell>
          <table:table-cell office:value-type="float" office:value="-0.72706674827703">
            <text:p>-0.7271</text:p>
          </table:table-cell>
          <table:table-cell office:value-type="float" office:value="-0.72954952265296">
            <text:p>-0.7295</text:p>
          </table:table-cell>
          <table:table-cell office:value-type="float" office:value="-0.7296253801021">
            <text:p>-0.7296</text:p>
          </table:table-cell>
          <table:table-cell table:number-columns-repeated="1012"/>
        </table:table-row>
        <table:table-row table:style-name="ro1">
          <table:table-cell office:value-type="float" office:value="11.8">
            <text:p>11.8000</text:p>
          </table:table-cell>
          <table:table-cell table:formula="of:=SIN([.A236])" office:value-type="float" office:value="-0.693525084777122">
            <text:p>-0.6935</text:p>
          </table:table-cell>
          <table:table-cell/>
          <table:table-cell office:value-type="float" office:value="-0.73636998141776">
            <text:p>-0.7364</text:p>
          </table:table-cell>
          <table:table-cell office:value-type="float" office:value="-0.69588080449497">
            <text:p>-0.6959</text:p>
          </table:table-cell>
          <table:table-cell office:value-type="float" office:value="-0.77660327949321">
            <text:p>-0.7766</text:p>
          </table:table-cell>
          <table:table-cell office:value-type="float" office:value="-0.69498149551658">
            <text:p>-0.6950</text:p>
          </table:table-cell>
          <table:table-cell/>
          <table:table-cell office:value-type="float" office:value="-0.71506073876979">
            <text:p>-0.7151</text:p>
          </table:table-cell>
          <table:table-cell office:value-type="float" office:value="-0.6912088494226">
            <text:p>-0.6912</text:p>
          </table:table-cell>
          <table:table-cell office:value-type="float" office:value="-0.70359110527683">
            <text:p>-0.7036</text:p>
          </table:table-cell>
          <table:table-cell office:value-type="float" office:value="-0.69326850967463">
            <text:p>-0.6933</text:p>
          </table:table-cell>
          <table:table-cell table:number-columns-repeated="1012"/>
        </table:table-row>
        <table:table-row table:style-name="ro1">
          <table:table-cell table:style-name="ce4" office:value-type="float" office:value="11.85">
            <text:p>11.8500</text:p>
          </table:table-cell>
          <table:table-cell table:formula="of:=SIN([.A237])" office:value-type="float" office:value="-0.656651742196015">
            <text:p>-0.6567</text:p>
          </table:table-cell>
          <table:table-cell/>
          <table:table-cell office:value-type="float" office:value="-0.70419949519471">
            <text:p>-0.7042</text:p>
          </table:table-cell>
          <table:table-cell office:value-type="float" office:value="-0.65845242067366">
            <text:p>-0.6585</text:p>
          </table:table-cell>
          <table:table-cell office:value-type="float" office:value="-0.75493107541781">
            <text:p>-0.7549</text:p>
          </table:table-cell>
          <table:table-cell office:value-type="float" office:value="-0.65758642524772">
            <text:p>-0.6576</text:p>
          </table:table-cell>
          <table:table-cell/>
          <table:table-cell office:value-type="float" office:value="-0.68475298788046">
            <text:p>-0.6848</text:p>
          </table:table-cell>
          <table:table-cell office:value-type="float" office:value="-0.65352512633728">
            <text:p>-0.6535</text:p>
          </table:table-cell>
          <table:table-cell office:value-type="float" office:value="-0.67491922187418">
            <text:p>-0.6749</text:p>
          </table:table-cell>
          <table:table-cell office:value-type="float" office:value="-0.65501792907883">
            <text:p>-0.6550</text:p>
          </table:table-cell>
          <table:table-cell table:number-columns-repeated="1012"/>
        </table:table-row>
        <table:table-row table:style-name="ro1">
          <table:table-cell office:value-type="float" office:value="11.9">
            <text:p>11.9000</text:p>
          </table:table-cell>
          <table:table-cell table:formula="of:=SIN([.A238])" office:value-type="float" office:value="-0.618137112237033">
            <text:p>-0.6181</text:p>
          </table:table-cell>
          <table:table-cell/>
          <table:table-cell office:value-type="float" office:value="-0.66807042309585">
            <text:p>-0.6681</text:p>
          </table:table-cell>
          <table:table-cell office:value-type="float" office:value="-0.61932987859865">
            <text:p>-0.6193</text:p>
          </table:table-cell>
          <table:table-cell office:value-type="float" office:value="-0.72995899661977">
            <text:p>-0.7300</text:p>
          </table:table-cell>
          <table:table-cell office:value-type="float" office:value="-0.61852272457653">
            <text:p>-0.6185</text:p>
          </table:table-cell>
          <table:table-cell/>
          <table:table-cell office:value-type="float" office:value="-0.65154458842487">
            <text:p>-0.6515</text:p>
          </table:table-cell>
          <table:table-cell office:value-type="float" office:value="-0.61418776150386">
            <text:p>-0.6142</text:p>
          </table:table-cell>
          <table:table-cell office:value-type="float" office:value="-0.64367768178886">
            <text:p>-0.6437</text:p>
          </table:table-cell>
          <table:table-cell office:value-type="float" office:value="-0.61504434738193">
            <text:p>-0.6150</text:p>
          </table:table-cell>
          <table:table-cell table:number-columns-repeated="1012"/>
        </table:table-row>
        <table:table-row table:style-name="ro1">
          <table:table-cell table:style-name="ce4" office:value-type="float" office:value="11.95">
            <text:p>11.9500</text:p>
          </table:table-cell>
          <table:table-cell table:formula="of:=SIN([.A239])" office:value-type="float" office:value="-0.578077461417045">
            <text:p>-0.5781</text:p>
          </table:table-cell>
          <table:table-cell/>
          <table:table-cell office:value-type="float" office:value="-0.62731295892908">
            <text:p>-0.6273</text:p>
          </table:table-cell>
          <table:table-cell office:value-type="float" office:value="-0.57847096578349">
            <text:p>-0.5785</text:p>
          </table:table-cell>
          <table:table-cell office:value-type="float" office:value="-0.70128480831483">
            <text:p>-0.7013</text:p>
          </table:table-cell>
          <table:table-cell office:value-type="float" office:value="-0.57769051794484">
            <text:p>-0.5777</text:p>
          </table:table-cell>
          <table:table-cell/>
          <table:table-cell office:value-type="float" office:value="-0.61532198709426">
            <text:p>-0.6153</text:p>
          </table:table-cell>
          <table:table-cell office:value-type="float" office:value="-0.57315623275824">
            <text:p>-0.5732</text:p>
          </table:table-cell>
          <table:table-cell office:value-type="float" office:value="-0.60950210932375">
            <text:p>-0.6095</text:p>
          </table:table-cell>
          <table:table-cell office:value-type="float" office:value="-0.57334305247852">
            <text:p>-0.5733</text:p>
          </table:table-cell>
          <table:table-cell table:number-columns-repeated="1012"/>
        </table:table-row>
        <table:table-row table:style-name="ro1">
          <table:table-cell office:value-type="float" office:value="12">
            <text:p>12.0000</text:p>
          </table:table-cell>
          <table:table-cell table:formula="of:=SIN([.A240])" office:value-type="float" office:value="-0.536572918000435">
            <text:p>-0.5366</text:p>
          </table:table-cell>
          <table:table-cell/>
          <table:table-cell office:value-type="float" office:value="-0.58271852301758">
            <text:p>-0.5827</text:p>
          </table:table-cell>
          <table:table-cell office:value-type="float" office:value="-0.53613929138975">
            <text:p>-0.5361</text:p>
          </table:table-cell>
          <table:table-cell office:value-type="float" office:value="-0.66867451246678">
            <text:p>-0.6687</text:p>
          </table:table-cell>
          <table:table-cell office:value-type="float" office:value="-0.53536661708513">
            <text:p>-0.5354</text:p>
          </table:table-cell>
          <table:table-cell/>
          <table:table-cell office:value-type="float" office:value="-0.5762201287906">
            <text:p>-0.5762</text:p>
          </table:table-cell>
          <table:table-cell office:value-type="float" office:value="-0.53068100442646">
            <text:p>-0.5307</text:p>
          </table:table-cell>
          <table:table-cell office:value-type="float" office:value="-0.57300781615663">
            <text:p>-0.5730</text:p>
          </table:table-cell>
          <table:table-cell office:value-type="float" office:value="-0.530092752212">
            <text:p>-0.5301</text:p>
          </table:table-cell>
          <table:table-cell table:number-columns-repeated="1012"/>
        </table:table-row>
        <table:table-row table:style-name="ro1">
          <table:table-cell table:style-name="ce4" office:value-type="float" office:value="12.05">
            <text:p>12.0500</text:p>
          </table:table-cell>
          <table:table-cell table:formula="of:=SIN([.A241])" office:value-type="float" office:value="-0.493727221730597">
            <text:p>-0.4937</text:p>
          </table:table-cell>
          <table:table-cell/>
          <table:table-cell office:value-type="float" office:value="-0.53363608140466">
            <text:p>-0.5336</text:p>
          </table:table-cell>
          <table:table-cell office:value-type="float" office:value="-0.49237439911914">
            <text:p>-0.4924</text:p>
          </table:table-cell>
          <table:table-cell office:value-type="float" office:value="-0.63170947488552">
            <text:p>-0.6317</text:p>
          </table:table-cell>
          <table:table-cell office:value-type="float" office:value="-0.49150259177864">
            <text:p>-0.4915</text:p>
          </table:table-cell>
          <table:table-cell/>
          <table:table-cell office:value-type="float" office:value="-0.53467920535268">
            <text:p>-0.5347</text:p>
          </table:table-cell>
          <table:table-cell office:value-type="float" office:value="-0.48677973924249">
            <text:p>-0.4868</text:p>
          </table:table-cell>
          <table:table-cell office:value-type="float" office:value="-0.53341454363898">
            <text:p>-0.5334</text:p>
          </table:table-cell>
          <table:table-cell office:value-type="float" office:value="-0.48538157912889">
            <text:p>-0.4854</text:p>
          </table:table-cell>
          <table:table-cell table:number-columns-repeated="1012"/>
        </table:table-row>
        <table:table-row table:style-name="ro1">
          <table:table-cell office:value-type="float" office:value="12.1">
            <text:p>12.1000</text:p>
          </table:table-cell>
          <table:table-cell table:formula="of:=SIN([.A242])" office:value-type="float" office:value="-0.449647464534601">
            <text:p>-0.4496</text:p>
          </table:table-cell>
          <table:table-cell/>
          <table:table-cell office:value-type="float" office:value="-0.48121871151256">
            <text:p>-0.4812</text:p>
          </table:table-cell>
          <table:table-cell office:value-type="float" office:value="-0.44718445911904">
            <text:p>-0.4472</text:p>
          </table:table-cell>
          <table:table-cell office:value-type="float" office:value="-0.5904161823284">
            <text:p>-0.5904</text:p>
          </table:table-cell>
          <table:table-cell office:value-type="float" office:value="-0.44621661936651">
            <text:p>-0.4462</text:p>
          </table:table-cell>
          <table:table-cell/>
          <table:table-cell office:value-type="float" office:value="-0.49001368510693">
            <text:p>-0.4900</text:p>
          </table:table-cell>
          <table:table-cell office:value-type="float" office:value="-0.44153318747093">
            <text:p>-0.4415</text:p>
          </table:table-cell>
          <table:table-cell office:value-type="float" office:value="-0.49183965308367">
            <text:p>-0.4918</text:p>
          </table:table-cell>
          <table:table-cell office:value-type="float" office:value="-0.43920943481672">
            <text:p>-0.4392</text:p>
          </table:table-cell>
          <table:table-cell table:number-columns-repeated="1012"/>
        </table:table-row>
        <table:table-row table:style-name="ro1">
          <table:table-cell table:style-name="ce4" office:value-type="float" office:value="12.15">
            <text:p>12.1500</text:p>
          </table:table-cell>
          <table:table-cell table:formula="of:=SIN([.A243])" office:value-type="float" office:value="-0.40444382284914">
            <text:p>-0.4044</text:p>
          </table:table-cell>
          <table:table-cell/>
          <table:table-cell office:value-type="float" office:value="-0.42590217732836">
            <text:p>-0.4259</text:p>
          </table:table-cell>
          <table:table-cell office:value-type="float" office:value="-0.40078114188685">
            <text:p>-0.4008</text:p>
          </table:table-cell>
          <table:table-cell office:value-type="float" office:value="-0.54442912770522">
            <text:p>-0.5444</text:p>
          </table:table-cell>
          <table:table-cell office:value-type="float" office:value="-0.39965277852579">
            <text:p>-0.3997</text:p>
          </table:table-cell>
          <table:table-cell/>
          <table:table-cell office:value-type="float" office:value="-0.44342005373812">
            <text:p>-0.4434</text:p>
          </table:table-cell>
          <table:table-cell office:value-type="float" office:value="-0.39507968210388">
            <text:p>-0.3951</text:p>
          </table:table-cell>
          <table:table-cell office:value-type="float" office:value="-0.44696611058496">
            <text:p>-0.4470</text:p>
          </table:table-cell>
          <table:table-cell office:value-type="float" office:value="-0.39170536646696">
            <text:p>-0.3917</text:p>
          </table:table-cell>
          <table:table-cell table:number-columns-repeated="1012"/>
        </table:table-row>
        <table:table-row table:style-name="ro1">
          <table:table-cell office:value-type="float" office:value="12.2">
            <text:p>12.2000</text:p>
          </table:table-cell>
          <table:table-cell table:formula="of:=SIN([.A244])" office:value-type="float" office:value="-0.358229282236829">
            <text:p>-0.3582</text:p>
          </table:table-cell>
          <table:table-cell/>
          <table:table-cell office:value-type="float" office:value="-0.36852947234748">
            <text:p>-0.3685</text:p>
          </table:table-cell>
          <table:table-cell office:value-type="float" office:value="-0.35318168191852">
            <text:p>-0.3532</text:p>
          </table:table-cell>
          <table:table-cell office:value-type="float" office:value="-0.49404840141759">
            <text:p>-0.4940</text:p>
          </table:table-cell>
          <table:table-cell office:value-type="float" office:value="-0.35182522319447">
            <text:p>-0.3518</text:p>
          </table:table-cell>
          <table:table-cell/>
          <table:table-cell office:value-type="float" office:value="-0.39418492194029">
            <text:p>-0.3942</text:p>
          </table:table-cell>
          <table:table-cell office:value-type="float" office:value="-0.34750615858626">
            <text:p>-0.3475</text:p>
          </table:table-cell>
          <table:table-cell office:value-type="float" office:value="-0.40099751083623">
            <text:p>-0.4010</text:p>
          </table:table-cell>
          <table:table-cell office:value-type="float" office:value="-0.34299626281258">
            <text:p>-0.3430</text:p>
          </table:table-cell>
          <table:table-cell table:number-columns-repeated="1012"/>
        </table:table-row>
        <table:table-row table:style-name="ro1">
          <table:table-cell table:style-name="ce4" office:value-type="float" office:value="12.25">
            <text:p>12.2500</text:p>
          </table:table-cell>
          <table:table-cell table:formula="of:=SIN([.A245])" office:value-type="float" office:value="-0.311119354981127">
            <text:p>-0.3111</text:p>
          </table:table-cell>
          <table:table-cell/>
          <table:table-cell office:value-type="float" office:value="-0.31030584582707">
            <text:p>-0.3103</text:p>
          </table:table-cell>
          <table:table-cell office:value-type="float" office:value="-0.30451059360333">
            <text:p>-0.3045</text:p>
          </table:table-cell>
          <table:table-cell office:value-type="float" office:value="-0.43943159647499">
            <text:p>-0.4394</text:p>
          </table:table-cell>
          <table:table-cell office:value-type="float" office:value="-0.30288122339375">
            <text:p>-0.3029</text:p>
          </table:table-cell>
          <table:table-cell/>
          <table:table-cell office:value-type="float" office:value="-0.3436197094973">
            <text:p>-0.3436</text:p>
          </table:table-cell>
          <table:table-cell office:value-type="float" office:value="-0.29894037525683">
            <text:p>-0.2989</text:p>
          </table:table-cell>
          <table:table-cell office:value-type="float" office:value="-0.35116449891454">
            <text:p>-0.3512</text:p>
          </table:table-cell>
          <table:table-cell office:value-type="float" office:value="-0.29317101026483">
            <text:p>-0.2932</text:p>
          </table:table-cell>
          <table:table-cell table:number-columns-repeated="1012"/>
        </table:table-row>
        <table:table-row table:style-name="ro1">
          <table:table-cell office:value-type="float" office:value="12.3">
            <text:p>12.3000</text:p>
          </table:table-cell>
          <table:table-cell table:formula="of:=SIN([.A246])" office:value-type="float" office:value="-0.263231791365801">
            <text:p>-0.2632</text:p>
          </table:table-cell>
          <table:table-cell/>
          <table:table-cell office:value-type="float" office:value="-0.25216634528004">
            <text:p>-0.2522</text:p>
          </table:table-cell>
          <table:table-cell office:value-type="float" office:value="-0.25489035917182">
            <text:p>-0.2549</text:p>
          </table:table-cell>
          <table:table-cell office:value-type="float" office:value="-0.38090966341533">
            <text:p>-0.3809</text:p>
          </table:table-cell>
          <table:table-cell office:value-type="float" office:value="-0.25286617779413">
            <text:p>-0.2529</text:p>
          </table:table-cell>
          <table:table-cell/>
          <table:table-cell office:value-type="float" office:value="-0.29051195947157">
            <text:p>-0.2905</text:p>
          </table:table-cell>
          <table:table-cell office:value-type="float" office:value="-0.24946469544128">
            <text:p>-0.2495</text:p>
          </table:table-cell>
          <table:table-cell office:value-type="float" office:value="-0.30182019502307">
            <text:p>-0.3018</text:p>
          </table:table-cell>
          <table:table-cell office:value-type="float" office:value="-0.24228704057242">
            <text:p>-0.2423</text:p>
          </table:table-cell>
          <table:table-cell table:number-columns-repeated="1012"/>
        </table:table-row>
        <table:table-row table:style-name="ro1">
          <table:table-cell table:style-name="ce4" office:value-type="float" office:value="12.35">
            <text:p>12.3500</text:p>
          </table:table-cell>
          <table:table-cell table:formula="of:=SIN([.A247])" office:value-type="float" office:value="-0.214686285360529">
            <text:p>-0.2147</text:p>
          </table:table-cell>
          <table:table-cell/>
          <table:table-cell office:value-type="float" office:value="-0.19509676389809">
            <text:p>-0.1951</text:p>
          </table:table-cell>
          <table:table-cell office:value-type="float" office:value="-0.20437530353697">
            <text:p>-0.2044</text:p>
          </table:table-cell>
          <table:table-cell office:value-type="float" office:value="-0.31914616773807">
            <text:p>-0.3191</text:p>
          </table:table-cell>
          <table:table-cell office:value-type="float" office:value="-0.20184016516343">
            <text:p>-0.2018</text:p>
          </table:table-cell>
          <table:table-cell/>
          <table:table-cell office:value-type="float" office:value="-0.23712733662367">
            <text:p>-0.2371</text:p>
          </table:table-cell>
          <table:table-cell office:value-type="float" office:value="-0.19918882772398">
            <text:p>-0.1992</text:p>
          </table:table-cell>
          <table:table-cell office:value-type="float" office:value="-0.2468500660322">
            <text:p>-0.2469</text:p>
          </table:table-cell>
          <table:table-cell office:value-type="float" office:value="-0.19039540715449">
            <text:p>-0.1904</text:p>
          </table:table-cell>
          <table:table-cell table:number-columns-repeated="1012"/>
        </table:table-row>
        <table:table-row table:style-name="ro1">
          <table:table-cell office:value-type="float" office:value="12.4">
            <text:p>12.4000</text:p>
          </table:table-cell>
          <table:table-cell table:formula="of:=SIN([.A248])" office:value-type="float" office:value="-0.165604175448309">
            <text:p>-0.1656</text:p>
          </table:table-cell>
          <table:table-cell/>
          <table:table-cell office:value-type="float" office:value="-0.14031203966164">
            <text:p>-0.1403</text:p>
          </table:table-cell>
          <table:table-cell office:value-type="float" office:value="-0.15310212570373">
            <text:p>-0.1531</text:p>
          </table:table-cell>
          <table:table-cell office:value-type="float" office:value="-0.25486040727718">
            <text:p>-0.2549</text:p>
          </table:table-cell>
          <table:table-cell office:value-type="float" office:value="-0.14992353069339">
            <text:p>-0.1499</text:p>
          </table:table-cell>
          <table:table-cell/>
          <table:table-cell office:value-type="float" office:value="-0.18119914206678">
            <text:p>-0.1812</text:p>
          </table:table-cell>
          <table:table-cell office:value-type="float" office:value="-0.14826812552556">
            <text:p>-0.1483</text:p>
          </table:table-cell>
          <table:table-cell office:value-type="float" office:value="-0.19622098560616">
            <text:p>-0.1962</text:p>
          </table:table-cell>
          <table:table-cell office:value-type="float" office:value="-0.13762358855755">
            <text:p>-0.1376</text:p>
          </table:table-cell>
          <table:table-cell table:number-columns-repeated="1012"/>
        </table:table-row>
        <table:table-row table:style-name="ro1">
          <table:table-cell table:style-name="ce4" office:value-type="float" office:value="12.45">
            <text:p>12.4500</text:p>
          </table:table-cell>
          <table:table-cell table:formula="of:=SIN([.A249])" office:value-type="float" office:value="-0.116108141342458">
            <text:p>-0.1161</text:p>
          </table:table-cell>
          <table:table-cell/>
          <table:table-cell office:value-type="float" office:value="-0.08813766361636">
            <text:p>-0.0881</text:p>
          </table:table-cell>
          <table:table-cell office:value-type="float" office:value="-0.10104734990391">
            <text:p>-0.1010</text:p>
          </table:table-cell>
          <table:table-cell office:value-type="float" office:value="-0.18881565568879">
            <text:p>-0.1888</text:p>
          </table:table-cell>
          <table:table-cell office:value-type="float" office:value="-0.097076723159623">
            <text:p>-0.0971</text:p>
          </table:table-cell>
          <table:table-cell/>
          <table:table-cell office:value-type="float" office:value="-0.1261635571369">
            <text:p>-0.1262</text:p>
          </table:table-cell>
          <table:table-cell office:value-type="float" office:value="-0.096739552169142">
            <text:p>-0.0967</text:p>
          </table:table-cell>
          <table:table-cell office:value-type="float" office:value="-0.13485937784603">
            <text:p>-0.1349</text:p>
          </table:table-cell>
          <table:table-cell office:value-type="float" office:value="-0.083984635356809">
            <text:p>-0.0840</text:p>
          </table:table-cell>
          <table:table-cell table:number-columns-repeated="1012"/>
        </table:table-row>
        <table:table-row table:style-name="ro1">
          <table:table-cell office:value-type="float" office:value="12.5">
            <text:p>12.5000</text:p>
          </table:table-cell>
          <table:table-cell table:formula="of:=SIN([.A250])" office:value-type="float" office:value="-0.0663218973512007">
            <text:p>-0.0663</text:p>
          </table:table-cell>
          <table:table-cell/>
          <table:table-cell office:value-type="float" office:value="-0.039055656552244">
            <text:p>-0.0391</text:p>
          </table:table-cell>
          <table:table-cell office:value-type="float" office:value="-0.048430350361353">
            <text:p>-0.0484</text:p>
          </table:table-cell>
          <table:table-cell office:value-type="float" office:value="-0.12195889815823">
            <text:p>-0.1220</text:p>
          </table:table-cell>
          <table:table-cell office:value-type="float" office:value="-0.043434825048382">
            <text:p>-0.0434</text:p>
          </table:table-cell>
          <table:table-cell/>
          <table:table-cell office:value-type="float" office:value="-0.068180128258002">
            <text:p>-0.0682</text:p>
          </table:table-cell>
          <table:table-cell office:value-type="float" office:value="-0.044837206226744">
            <text:p>-0.0448</text:p>
          </table:table-cell>
          <table:table-cell office:value-type="float" office:value="-0.087137651572978">
            <text:p>-0.0871</text:p>
          </table:table-cell>
          <table:table-cell office:value-type="float" office:value="-0.029638452550785">
            <text:p>-0.0296</text:p>
          </table:table-cell>
          <table:table-cell table:number-columns-repeated="1012"/>
        </table:table-row>
        <table:table-row table:style-name="ro1">
          <table:table-cell table:style-name="ce4" office:value-type="float" office:value="12.55">
            <text:p>12.5500</text:p>
          </table:table-cell>
          <table:table-cell table:formula="of:=SIN([.A251])" office:value-type="float" office:value="-0.0163698831563414">
            <text:p>-0.0164</text:p>
          </table:table-cell>
          <table:table-cell/>
          <table:table-cell office:value-type="float" office:value="0.0072810146673065">
            <text:p>0.0073</text:p>
          </table:table-cell>
          <table:table-cell office:value-type="float" office:value="0.0045910455132179">
            <text:p>0.0046</text:p>
          </table:table-cell>
          <table:table-cell office:value-type="float" office:value="-0.05501912916762">
            <text:p>-0.0550</text:p>
          </table:table-cell>
          <table:table-cell office:value-type="float" office:value="0.010879217102999">
            <text:p>0.0109</text:p>
          </table:table-cell>
          <table:table-cell/>
          <table:table-cell office:value-type="float" office:value="-0.013378909235564">
            <text:p>-0.0134</text:p>
          </table:table-cell>
          <table:table-cell office:value-type="float" office:value="0.0072273683752711">
            <text:p>0.0072</text:p>
          </table:table-cell>
          <table:table-cell office:value-type="float" office:value="-0.015287591314142">
            <text:p>-0.0153</text:p>
          </table:table-cell>
          <table:table-cell office:value-type="float" office:value="0.025157494542293">
            <text:p>0.0252</text:p>
          </table:table-cell>
          <table:table-cell table:number-columns-repeated="1012"/>
        </table:table-row>
        <table:table-row table:style-name="ro1">
          <table:table-cell office:value-type="float" office:value="12.6">
            <text:p>12.6000</text:p>
          </table:table-cell>
          <table:table-cell table:formula="of:=SIN([.A252])" office:value-type="float" office:value="0.0336230472211367">
            <text:p>0.0336</text:p>
          </table:table-cell>
          <table:table-cell/>
          <table:table-cell office:value-type="float" office:value="0.050647535369597">
            <text:p>0.0506</text:p>
          </table:table-cell>
          <table:table-cell office:value-type="float" office:value="0.057661021522955">
            <text:p>0.0577</text:p>
          </table:table-cell>
          <table:table-cell office:value-type="float" office:value="0.011128452673051">
            <text:p>0.0111</text:p>
          </table:table-cell>
          <table:table-cell office:value-type="float" office:value="0.065396110402387">
            <text:p>0.0654</text:p>
          </table:table-cell>
          <table:table-cell/>
          <table:table-cell office:value-type="float" office:value="0.046178176133439">
            <text:p>0.0462</text:p>
          </table:table-cell>
          <table:table-cell office:value-type="float" office:value="0.059013845911543">
            <text:p>0.0590</text:p>
          </table:table-cell>
          <table:table-cell office:value-type="float" office:value="0.020637035273665">
            <text:p>0.0206</text:p>
          </table:table-cell>
          <table:table-cell office:value-type="float" office:value="0.079782286513021">
            <text:p>0.0798</text:p>
          </table:table-cell>
          <table:table-cell table:number-columns-repeated="1012"/>
        </table:table-row>
        <table:table-row table:style-name="ro1">
          <table:table-cell table:style-name="ce4" office:value-type="float" office:value="12.65">
            <text:p>12.6500</text:p>
          </table:table-cell>
          <table:table-cell table:formula="of:=SIN([.A253])" office:value-type="float" office:value="0.0835319374911082">
            <text:p>0.0835</text:p>
          </table:table-cell>
          <table:table-cell/>
          <table:table-cell office:value-type="float" office:value="0.092181465915214">
            <text:p>0.0922</text:p>
          </table:table-cell>
          <table:table-cell office:value-type="float" office:value="0.10993222956615">
            <text:p>0.1099</text:p>
          </table:table-cell>
          <table:table-cell office:value-type="float" office:value="0.07594859460707">
            <text:p>0.0759</text:p>
          </table:table-cell>
          <table:table-cell office:value-type="float" office:value="0.11909864615833">
            <text:p>0.1191</text:p>
          </table:table-cell>
          <table:table-cell/>
          <table:table-cell office:value-type="float" office:value="0.098717820936405">
            <text:p>0.0987</text:p>
          </table:table-cell>
          <table:table-cell office:value-type="float" office:value="0.10969458189661">
            <text:p>0.1097</text:p>
          </table:table-cell>
          <table:table-cell office:value-type="float" office:value="0.11284227159069">
            <text:p>0.1128</text:p>
          </table:table-cell>
          <table:table-cell office:value-type="float" office:value="0.13287516187467">
            <text:p>0.1329</text:p>
          </table:table-cell>
          <table:table-cell table:number-columns-repeated="1012"/>
        </table:table-row>
        <table:table-row table:style-name="ro1">
          <table:table-cell office:value-type="float" office:value="12.7">
            <text:p>12.7000</text:p>
          </table:table-cell>
          <table:table-cell table:formula="of:=SIN([.A254])" office:value-type="float" office:value="0.133232041419942">
            <text:p>0.1332</text:p>
          </table:table-cell>
          <table:table-cell/>
          <table:table-cell office:value-type="float" office:value="0.13258530225336">
            <text:p>0.1326</text:p>
          </table:table-cell>
          <table:table-cell office:value-type="float" office:value="0.15940130436484">
            <text:p>0.1594</text:p>
          </table:table-cell>
          <table:table-cell office:value-type="float" office:value="0.13884889517594">
            <text:p>0.1388</text:p>
          </table:table-cell>
          <table:table-cell office:value-type="float" office:value="0.16937051936139">
            <text:p>0.1694</text:p>
          </table:table-cell>
          <table:table-cell/>
          <table:table-cell office:value-type="float" office:value="0.1601576277694">
            <text:p>0.1602</text:p>
          </table:table-cell>
          <table:table-cell office:value-type="float" office:value="0.15743998270893">
            <text:p>0.1574</text:p>
          </table:table-cell>
          <table:table-cell office:value-type="float" office:value="0.12064885639644">
            <text:p>0.1206</text:p>
          </table:table-cell>
          <table:table-cell office:value-type="float" office:value="0.18136055930606">
            <text:p>0.1814</text:p>
          </table:table-cell>
          <table:table-cell table:number-columns-repeated="1012"/>
        </table:table-row>
        <table:table-row table:style-name="ro1">
          <table:table-cell table:style-name="ce4" office:value-type="float" office:value="12.75">
            <text:p>12.7500</text:p>
          </table:table-cell>
          <table:table-cell table:formula="of:=SIN([.A255])" office:value-type="float" office:value="0.182599134631134">
            <text:p>0.1826</text:p>
          </table:table-cell>
          <table:table-cell/>
          <table:table-cell office:value-type="float" office:value="0.17329917610866">
            <text:p>0.1733</text:p>
          </table:table-cell>
          <table:table-cell office:value-type="float" office:value="0.20252710791028">
            <text:p>0.2025</text:p>
          </table:table-cell>
          <table:table-cell office:value-type="float" office:value="0.19951962336595">
            <text:p>0.1995</text:p>
          </table:table-cell>
          <table:table-cell office:value-type="float" office:value="0.21154591313551">
            <text:p>0.2115</text:p>
          </table:table-cell>
          <table:table-cell/>
          <table:table-cell office:value-type="float" office:value="0.20745449062064">
            <text:p>0.2075</text:p>
          </table:table-cell>
          <table:table-cell office:value-type="float" office:value="0.19926406474331">
            <text:p>0.1993</text:p>
          </table:table-cell>
          <table:table-cell office:value-type="float" office:value="0.25073981908048">
            <text:p>0.2507</text:p>
          </table:table-cell>
          <table:table-cell office:value-type="float" office:value="0.22017684990968">
            <text:p>0.2202</text:p>
          </table:table-cell>
          <table:table-cell table:number-columns-repeated="1012"/>
        </table:table-row>
        <table:table-row table:style-name="ro1">
          <table:table-cell office:value-type="float" office:value="12.8">
            <text:p>12.8000</text:p>
          </table:table-cell>
          <table:table-cell table:formula="of:=SIN([.A256])" office:value-type="float" office:value="0.231509825101539">
            <text:p>0.2315</text:p>
          </table:table-cell>
          <table:table-cell/>
          <table:table-cell office:value-type="float" office:value="0.2151616189666">
            <text:p>0.2152</text:p>
          </table:table-cell>
          <table:table-cell office:value-type="float" office:value="0.23631275949383">
            <text:p>0.2363</text:p>
          </table:table-cell>
          <table:table-cell office:value-type="float" office:value="0.257676445248">
            <text:p>0.2577</text:p>
          </table:table-cell>
          <table:table-cell office:value-type="float" office:value="0.24198651266885">
            <text:p>0.2420</text:p>
          </table:table-cell>
          <table:table-cell/>
          <table:table-cell office:value-type="float" office:value="0.27183707830984">
            <text:p>0.2718</text:p>
          </table:table-cell>
          <table:table-cell office:value-type="float" office:value="0.23296376668735">
            <text:p>0.2330</text:p>
          </table:table-cell>
          <table:table-cell office:value-type="float" office:value="0.20730068671652">
            <text:p>0.2073</text:p>
          </table:table-cell>
          <table:table-cell office:value-type="float" office:value="0.24636259739066">
            <text:p>0.2464</text:p>
          </table:table-cell>
          <table:table-cell table:number-columns-repeated="1012"/>
        </table:table-row>
        <table:table-row table:style-name="ro1">
          <table:table-cell table:style-name="ce4" office:value-type="float" office:value="12.85">
            <text:p>12.8500</text:p>
          </table:table-cell>
          <table:table-cell table:formula="of:=SIN([.A257])" office:value-type="float" office:value="0.279841861577174">
            <text:p>0.2798</text:p>
          </table:table-cell>
          <table:table-cell/>
          <table:table-cell office:value-type="float" office:value="0.25915990997748">
            <text:p>0.2592</text:p>
          </table:table-cell>
          <table:table-cell office:value-type="float" office:value="0.26489968370196">
            <text:p>0.2649</text:p>
          </table:table-cell>
          <table:table-cell office:value-type="float" office:value="0.31325676827474">
            <text:p>0.3133</text:p>
          </table:table-cell>
          <table:table-cell office:value-type="float" office:value="0.26638361956673">
            <text:p>0.2664</text:p>
          </table:table-cell>
          <table:table-cell/>
          <table:table-cell office:value-type="float" office:value="0.31061972017092">
            <text:p>0.3106</text:p>
          </table:table-cell>
          <table:table-cell office:value-type="float" office:value="0.2628075524852">
            <text:p>0.2628</text:p>
          </table:table-cell>
          <table:table-cell office:value-type="float" office:value="0.393791696637">
            <text:p>0.3938</text:p>
          </table:table-cell>
          <table:table-cell office:value-type="float" office:value="0.26723741539111">
            <text:p>0.2672</text:p>
          </table:table-cell>
          <table:table-cell table:number-columns-repeated="1012"/>
        </table:table-row>
        <table:table-row table:style-name="ro1">
          <table:table-cell office:value-type="float" office:value="12.9">
            <text:p>12.9000</text:p>
          </table:table-cell>
          <table:table-cell table:formula="of:=SIN([.A258])" office:value-type="float" office:value="0.327474439137693">
            <text:p>0.3275</text:p>
          </table:table-cell>
          <table:table-cell/>
          <table:table-cell office:value-type="float" office:value="0.3062986777638">
            <text:p>0.3063</text:p>
          </table:table-cell>
          <table:table-cell office:value-type="float" office:value="0.29826452612324">
            <text:p>0.2983</text:p>
          </table:table-cell>
          <table:table-cell office:value-type="float" office:value="0.36614793288381">
            <text:p>0.3661</text:p>
          </table:table-cell>
          <table:table-cell office:value-type="float" office:value="0.29662308238456">
            <text:p>0.2966</text:p>
          </table:table-cell>
          <table:table-cell/>
          <table:table-cell office:value-type="float" office:value="0.37890900511906">
            <text:p>0.3789</text:p>
          </table:table-cell>
          <table:table-cell office:value-type="float" office:value="0.29804107850062">
            <text:p>0.2980</text:p>
          </table:table-cell>
          <table:table-cell office:value-type="float" office:value="0.2837586548526">
            <text:p>0.2838</text:p>
          </table:table-cell>
          <table:table-cell office:value-type="float" office:value="0.2953041098008">
            <text:p>0.2953</text:p>
          </table:table-cell>
          <table:table-cell table:number-columns-repeated="1012"/>
        </table:table-row>
        <table:table-row table:style-name="ro1">
          <table:table-cell table:style-name="ce4" office:value-type="float" office:value="12.95">
            <text:p>12.9500</text:p>
          </table:table-cell>
          <table:table-cell table:formula="of:=SIN([.A259])" office:value-type="float" office:value="0.374288501145757">
            <text:p>0.3743</text:p>
          </table:table-cell>
          <table:table-cell/>
          <table:table-cell office:value-type="float" office:value="0.35645180508856">
            <text:p>0.3565</text:p>
          </table:table-cell>
          <table:table-cell office:value-type="float" office:value="0.33969103094988">
            <text:p>0.3397</text:p>
          </table:table-cell>
          <table:table-cell office:value-type="float" office:value="0.41643161655033">
            <text:p>0.4164</text:p>
          </table:table-cell>
          <table:table-cell office:value-type="float" office:value="0.33629309144358">
            <text:p>0.3363</text:p>
          </table:table-cell>
          <table:table-cell/>
          <table:table-cell office:value-type="float" office:value="0.40661599628694">
            <text:p>0.4066</text:p>
          </table:table-cell>
          <table:table-cell office:value-type="float" office:value="0.34138362234831">
            <text:p>0.3414</text:p>
          </table:table-cell>
          <table:table-cell office:value-type="float" office:value="0.52478016743742">
            <text:p>0.5248</text:p>
          </table:table-cell>
          <table:table-cell office:value-type="float" office:value="0.33370941609365">
            <text:p>0.3337</text:p>
          </table:table-cell>
          <table:table-cell table:number-columns-repeated="1012"/>
        </table:table-row>
        <table:table-row table:style-name="ro1">
          <table:table-cell office:value-type="float" office:value="13">
            <text:p>13.0000</text:p>
          </table:table-cell>
          <table:table-cell table:formula="of:=SIN([.A260])" office:value-type="float" office:value="0.420167036826641">
            <text:p>0.4202</text:p>
          </table:table-cell>
          <table:table-cell/>
          <table:table-cell office:value-type="float" office:value="0.40861682146077">
            <text:p>0.4086</text:p>
          </table:table-cell>
          <table:table-cell office:value-type="float" office:value="0.38575793659663">
            <text:p>0.3858</text:p>
          </table:table-cell>
          <table:table-cell office:value-type="float" office:value="0.46419446831524">
            <text:p>0.4642</text:p>
          </table:table-cell>
          <table:table-cell office:value-type="float" office:value="0.38160254224182">
            <text:p>0.3816</text:p>
          </table:table-cell>
          <table:table-cell/>
          <table:table-cell office:value-type="float" office:value="0.47864473900023">
            <text:p>0.4786</text:p>
          </table:table-cell>
          <table:table-cell office:value-type="float" office:value="0.38911287970168">
            <text:p>0.3891</text:p>
          </table:table-cell>
          <table:table-cell office:value-type="float" office:value="0.36891810631603">
            <text:p>0.3689</text:p>
          </table:table-cell>
          <table:table-cell office:value-type="float" office:value="0.37820903152771">
            <text:p>0.3782</text:p>
          </table:table-cell>
          <table:table-cell table:number-columns-repeated="1012"/>
        </table:table-row>
        <table:table-row table:style-name="ro1">
          <table:table-cell table:style-name="ce4" office:value-type="float" office:value="13.0499999999999">
            <text:p>13.0500</text:p>
          </table:table-cell>
          <table:table-cell table:formula="of:=SIN([.A261])" office:value-type="float" office:value="0.464995373734132">
            <text:p>0.4650</text:p>
          </table:table-cell>
          <table:table-cell/>
          <table:table-cell office:value-type="float" office:value="0.46231236871031">
            <text:p>0.4623</text:p>
          </table:table-cell>
          <table:table-cell office:value-type="float" office:value="0.43313108335762">
            <text:p>0.4331</text:p>
          </table:table-cell>
          <table:table-cell office:value-type="float" office:value="0.50943441809666">
            <text:p>0.5094</text:p>
          </table:table-cell>
          <table:table-cell office:value-type="float" office:value="0.42881160812631">
            <text:p>0.4288</text:p>
          </table:table-cell>
          <table:table-cell/>
          <table:table-cell office:value-type="float" office:value="0.49550891804709">
            <text:p>0.4955</text:p>
          </table:table-cell>
          <table:table-cell office:value-type="float" office:value="0.43774053881105">
            <text:p>0.4377</text:p>
          </table:table-cell>
          <table:table-cell office:value-type="float" office:value="0.62161272184843">
            <text:p>0.6216</text:p>
          </table:table-cell>
          <table:table-cell office:value-type="float" office:value="0.42480611142312">
            <text:p>0.4248</text:p>
          </table:table-cell>
          <table:table-cell table:number-columns-repeated="1012"/>
        </table:table-row>
        <table:table-row table:style-name="ro1">
          <table:table-cell office:value-type="float" office:value="13.0999999999999">
            <text:p>13.1000</text:p>
          </table:table-cell>
          <table:table-cell table:formula="of:=SIN([.A262])" office:value-type="float" office:value="0.508661464372288">
            <text:p>0.5087</text:p>
          </table:table-cell>
          <table:table-cell/>
          <table:table-cell office:value-type="float" office:value="0.51555537376966">
            <text:p>0.5156</text:p>
          </table:table-cell>
          <table:table-cell office:value-type="float" office:value="0.47998547171839">
            <text:p>0.4800</text:p>
          </table:table-cell>
          <table:table-cell office:value-type="float" office:value="0.55212064281928">
            <text:p>0.5521</text:p>
          </table:table-cell>
          <table:table-cell office:value-type="float" office:value="0.47579215650534">
            <text:p>0.4758</text:p>
          </table:table-cell>
          <table:table-cell/>
          <table:table-cell office:value-type="float" office:value="0.56711244649049">
            <text:p>0.5671</text:p>
          </table:table-cell>
          <table:table-cell office:value-type="float" office:value="0.48544344495367">
            <text:p>0.4854</text:p>
          </table:table-cell>
          <table:table-cell office:value-type="float" office:value="0.47974786905141">
            <text:p>0.4797</text:p>
          </table:table-cell>
          <table:table-cell office:value-type="float" office:value="0.47132595299453">
            <text:p>0.4713</text:p>
          </table:table-cell>
          <table:table-cell table:number-columns-repeated="1012"/>
        </table:table-row>
        <table:table-row table:style-name="ro1">
          <table:table-cell table:style-name="ce4" office:value-type="float" office:value="13.1499999999999">
            <text:p>13.1500</text:p>
          </table:table-cell>
          <table:table-cell table:formula="of:=SIN([.A263])" office:value-type="float" office:value="0.551056166255283">
            <text:p>0.5511</text:p>
          </table:table-cell>
          <table:table-cell/>
          <table:table-cell office:value-type="float" office:value="0.56733695157828">
            <text:p>0.5673</text:p>
          </table:table-cell>
          <table:table-cell office:value-type="float" office:value="0.52555952668951">
            <text:p>0.5256</text:p>
          </table:table-cell>
          <table:table-cell office:value-type="float" office:value="0.59239199738143">
            <text:p>0.5924</text:p>
          </table:table-cell>
          <table:table-cell office:value-type="float" office:value="0.52165619103471">
            <text:p>0.5217</text:p>
          </table:table-cell>
          <table:table-cell/>
          <table:table-cell office:value-type="float" office:value="0.5781255833098">
            <text:p>0.5781</text:p>
          </table:table-cell>
          <table:table-cell office:value-type="float" office:value="0.53156890026727">
            <text:p>0.5316</text:p>
          </table:table-cell>
          <table:table-cell office:value-type="float" office:value="0.68013817866851">
            <text:p>0.6801</text:p>
          </table:table-cell>
          <table:table-cell office:value-type="float" office:value="0.51682868873804">
            <text:p>0.5168</text:p>
          </table:table-cell>
          <table:table-cell table:number-columns-repeated="1012"/>
        </table:table-row>
        <table:table-row table:style-name="ro1">
          <table:table-cell office:value-type="float" office:value="13.1999999999999">
            <text:p>13.2000</text:p>
          </table:table-cell>
          <table:table-cell table:formula="of:=SIN([.A264])" office:value-type="float" office:value="0.592073514707143">
            <text:p>0.5921</text:p>
          </table:table-cell>
          <table:table-cell/>
          <table:table-cell office:value-type="float" office:value="0.61592452465216">
            <text:p>0.6159</text:p>
          </table:table-cell>
          <table:table-cell office:value-type="float" office:value="0.56950942888304">
            <text:p>0.5695</text:p>
          </table:table-cell>
          <table:table-cell office:value-type="float" office:value="0.63015973160109">
            <text:p>0.6302</text:p>
          </table:table-cell>
          <table:table-cell office:value-type="float" office:value="0.56595515591924">
            <text:p>0.5660</text:p>
          </table:table-cell>
          <table:table-cell/>
          <table:table-cell office:value-type="float" office:value="0.64179616305785">
            <text:p>0.6418</text:p>
          </table:table-cell>
          <table:table-cell office:value-type="float" office:value="0.57582952384888">
            <text:p>0.5758</text:p>
          </table:table-cell>
          <table:table-cell office:value-type="float" office:value="0.60152179855788">
            <text:p>0.6015</text:p>
          </table:table-cell>
          <table:table-cell office:value-type="float" office:value="0.56086111822157">
            <text:p>0.5609</text:p>
          </table:table-cell>
          <table:table-cell table:number-columns-repeated="1012"/>
        </table:table-row>
        <table:table-row table:style-name="ro1">
          <table:table-cell table:style-name="ce4" office:value-type="float" office:value="13.2499999999999">
            <text:p>13.2500</text:p>
          </table:table-cell>
          <table:table-cell table:formula="of:=SIN([.A265])" office:value-type="float" office:value="0.631610987718161">
            <text:p>0.6316</text:p>
          </table:table-cell>
          <table:table-cell/>
          <table:table-cell office:value-type="float" office:value="0.66028839363181">
            <text:p>0.6603</text:p>
          </table:table-cell>
          <table:table-cell office:value-type="float" office:value="0.61168544570304">
            <text:p>0.6117</text:p>
          </table:table-cell>
          <table:table-cell office:value-type="float" office:value="0.66544552175588">
            <text:p>0.6654</text:p>
          </table:table-cell>
          <table:table-cell office:value-type="float" office:value="0.60848697671588">
            <text:p>0.6085</text:p>
          </table:table-cell>
          <table:table-cell/>
          <table:table-cell office:value-type="float" office:value="0.65358428448787">
            <text:p>0.6536</text:p>
          </table:table-cell>
          <table:table-cell office:value-type="float" office:value="0.61814577520979">
            <text:p>0.6181</text:p>
          </table:table-cell>
          <table:table-cell office:value-type="float" office:value="0.71925115171054">
            <text:p>0.7193</text:p>
          </table:table-cell>
          <table:table-cell office:value-type="float" office:value="0.60319945998849">
            <text:p>0.6032</text:p>
          </table:table-cell>
          <table:table-cell table:number-columns-repeated="1012"/>
        </table:table-row>
        <table:table-row table:style-name="ro1">
          <table:table-cell office:value-type="float" office:value="13.2999999999999">
            <text:p>13.3000</text:p>
          </table:table-cell>
          <table:table-cell table:formula="of:=SIN([.A266])" office:value-type="float" office:value="0.669569762196527">
            <text:p>0.6696</text:p>
          </table:table-cell>
          <table:table-cell/>
          <table:table-cell office:value-type="float" office:value="0.69978019653474">
            <text:p>0.6998</text:p>
          </table:table-cell>
          <table:table-cell office:value-type="float" office:value="0.65202614902817">
            <text:p>0.6520</text:p>
          </table:table-cell>
          <table:table-cell office:value-type="float" office:value="0.69817735977532">
            <text:p>0.6982</text:p>
          </table:table-cell>
          <table:table-cell office:value-type="float" office:value="0.64915087653119">
            <text:p>0.6492</text:p>
          </table:table-cell>
          <table:table-cell/>
          <table:table-cell office:value-type="float" office:value="0.7031816492323">
            <text:p>0.7032</text:p>
          </table:table-cell>
          <table:table-cell office:value-type="float" office:value="0.6584916636218">
            <text:p>0.6585</text:p>
          </table:table-cell>
          <table:table-cell office:value-type="float" office:value="0.70212910037148">
            <text:p>0.7021</text:p>
          </table:table-cell>
          <table:table-cell office:value-type="float" office:value="0.64372699592611">
            <text:p>0.6437</text:p>
          </table:table-cell>
          <table:table-cell table:number-columns-repeated="1012"/>
        </table:table-row>
        <table:table-row table:style-name="ro1">
          <table:table-cell table:style-name="ce4" office:value-type="float" office:value="13.3499999999999">
            <text:p>13.3500</text:p>
          </table:table-cell>
          <table:table-cell table:formula="of:=SIN([.A267])" office:value-type="float" office:value="0.705854960974594">
            <text:p>0.7059</text:p>
          </table:table-cell>
          <table:table-cell/>
          <table:table-cell office:value-type="float" office:value="0.73454513408563">
            <text:p>0.7345</text:p>
          </table:table-cell>
          <table:table-cell office:value-type="float" office:value="0.69045582241629">
            <text:p>0.6905</text:p>
          </table:table-cell>
          <table:table-cell office:value-type="float" office:value="0.72836229540653">
            <text:p>0.7284</text:p>
          </table:table-cell>
          <table:table-cell office:value-type="float" office:value="0.68790135945798">
            <text:p>0.6879</text:p>
          </table:table-cell>
          <table:table-cell/>
          <table:table-cell office:value-type="float" office:value="0.71911146018638">
            <text:p>0.7191</text:p>
          </table:table-cell>
          <table:table-cell office:value-type="float" office:value="0.69684651975394">
            <text:p>0.6968</text:p>
          </table:table-cell>
          <table:table-cell office:value-type="float" office:value="0.75837712784315">
            <text:p>0.7584</text:p>
          </table:table-cell>
          <table:table-cell office:value-type="float" office:value="0.68239329682444">
            <text:p>0.6824</text:p>
          </table:table-cell>
          <table:table-cell table:number-columns-repeated="1012"/>
        </table:table-row>
        <table:table-row table:style-name="ro1">
          <table:table-cell office:value-type="float" office:value="13.3999999999999">
            <text:p>13.4000</text:p>
          </table:table-cell>
          <table:table-cell table:formula="of:=SIN([.A268])" office:value-type="float" office:value="0.740375889952382">
            <text:p>0.7404</text:p>
          </table:table-cell>
          <table:table-cell/>
          <table:table-cell office:value-type="float" office:value="0.76454411882478">
            <text:p>0.7645</text:p>
          </table:table-cell>
          <table:table-cell office:value-type="float" office:value="0.72688346534743">
            <text:p>0.7269</text:p>
          </table:table-cell>
          <table:table-cell office:value-type="float" office:value="0.7559930873133">
            <text:p>0.7560</text:p>
          </table:table-cell>
          <table:table-cell office:value-type="float" office:value="0.7246481159759">
            <text:p>0.7246</text:p>
          </table:table-cell>
          <table:table-cell/>
          <table:table-cell office:value-type="float" office:value="0.75398360368732">
            <text:p>0.7540</text:p>
          </table:table-cell>
          <table:table-cell office:value-type="float" office:value="0.73314045913594">
            <text:p>0.7331</text:p>
          </table:table-cell>
          <table:table-cell office:value-type="float" office:value="0.77082583506519">
            <text:p>0.7708</text:p>
          </table:table-cell>
          <table:table-cell office:value-type="float" office:value="0.71911370413573">
            <text:p>0.7191</text:p>
          </table:table-cell>
          <table:table-cell table:number-columns-repeated="1012"/>
        </table:table-row>
        <table:table-row table:style-name="ro1">
          <table:table-cell table:style-name="ce4" office:value-type="float" office:value="13.4499999999999">
            <text:p>13.4500</text:p>
          </table:table-cell>
          <table:table-cell table:formula="of:=SIN([.A269])" office:value-type="float" office:value="0.773046264785597">
            <text:p>0.7730</text:p>
          </table:table-cell>
          <table:table-cell/>
          <table:table-cell office:value-type="float" office:value="0.7901498035258">
            <text:p>0.7901</text:p>
          </table:table-cell>
          <table:table-cell office:value-type="float" office:value="0.7612958211649">
            <text:p>0.7613</text:p>
          </table:table-cell>
          <table:table-cell office:value-type="float" office:value="0.78105930525352">
            <text:p>0.7811</text:p>
          </table:table-cell>
          <table:table-cell office:value-type="float" office:value="0.75933794699769">
            <text:p>0.7593</text:p>
          </table:table-cell>
          <table:table-cell/>
          <table:table-cell office:value-type="float" office:value="0.77217224797672">
            <text:p>0.7722</text:p>
          </table:table-cell>
          <table:table-cell office:value-type="float" office:value="0.76735047658837">
            <text:p>0.7674</text:p>
          </table:table-cell>
          <table:table-cell office:value-type="float" office:value="0.79905908422963">
            <text:p>0.7991</text:p>
          </table:table-cell>
          <table:table-cell office:value-type="float" office:value="0.75380764912982">
            <text:p>0.7538</text:p>
          </table:table-cell>
          <table:table-cell table:number-columns-repeated="1012"/>
        </table:table-row>
        <table:table-row table:style-name="ro1">
          <table:table-cell office:value-type="float" office:value="13.4999999999999">
            <text:p>13.5000</text:p>
          </table:table-cell>
          <table:table-cell table:formula="of:=SIN([.A270])" office:value-type="float" office:value="0.803784426551562">
            <text:p>0.8038</text:p>
          </table:table-cell>
          <table:table-cell/>
          <table:table-cell office:value-type="float" office:value="0.81179680926665">
            <text:p>0.8118</text:p>
          </table:table-cell>
          <table:table-cell office:value-type="float" office:value="0.79362032226817">
            <text:p>0.7936</text:p>
          </table:table-cell>
          <table:table-cell office:value-type="float" office:value="0.80355781551134">
            <text:p>0.8036</text:p>
          </table:table-cell>
          <table:table-cell office:value-type="float" office:value="0.79189315466346">
            <text:p>0.7919</text:p>
          </table:table-cell>
          <table:table-cell/>
          <table:table-cell office:value-type="float" office:value="0.79604335982883">
            <text:p>0.7960</text:p>
          </table:table-cell>
          <table:table-cell office:value-type="float" office:value="0.79942106812657">
            <text:p>0.7994</text:p>
          </table:table-cell>
          <table:table-cell office:value-type="float" office:value="0.81645309362727">
            <text:p>0.8165</text:p>
          </table:table-cell>
          <table:table-cell office:value-type="float" office:value="0.78639121596598">
            <text:p>0.7864</text:p>
          </table:table-cell>
          <table:table-cell table:number-columns-repeated="1012"/>
        </table:table-row>
        <table:table-row table:style-name="ro1">
          <table:table-cell table:style-name="ce4" office:value-type="float" office:value="13.5499999999999">
            <text:p>13.5500</text:p>
          </table:table-cell>
          <table:table-cell table:formula="of:=SIN([.A271])" office:value-type="float" office:value="0.832513545853984">
            <text:p>0.8325</text:p>
          </table:table-cell>
          <table:table-cell/>
          <table:table-cell office:value-type="float" office:value="0.83019128531031">
            <text:p>0.8302</text:p>
          </table:table-cell>
          <table:table-cell office:value-type="float" office:value="0.8238292978318">
            <text:p>0.8238</text:p>
          </table:table-cell>
          <table:table-cell office:value-type="float" office:value="0.82362722227641">
            <text:p>0.8236</text:p>
          </table:table-cell>
          <table:table-cell office:value-type="float" office:value="0.82232933701642">
            <text:p>0.8223</text:p>
          </table:table-cell>
          <table:table-cell/>
          <table:table-cell office:value-type="float" office:value="0.8130564357446">
            <text:p>0.8131</text:p>
          </table:table-cell>
          <table:table-cell office:value-type="float" office:value="0.82935995040404">
            <text:p>0.8294</text:p>
          </table:table-cell>
          <table:table-cell office:value-type="float" office:value="0.83414675606811">
            <text:p>0.8341</text:p>
          </table:table-cell>
          <table:table-cell office:value-type="float" office:value="0.81688317856568">
            <text:p>0.8169</text:p>
          </table:table-cell>
          <table:table-cell table:number-columns-repeated="1012"/>
        </table:table-row>
        <table:table-row table:style-name="ro1">
          <table:table-cell office:value-type="float" office:value="13.5999999999999">
            <text:p>13.6000</text:p>
          </table:table-cell>
          <table:table-cell table:formula="of:=SIN([.A272])" office:value-type="float" office:value="0.859161814856445">
            <text:p>0.8592</text:p>
          </table:table-cell>
          <table:table-cell/>
          <table:table-cell office:value-type="float" office:value="0.84558940112211">
            <text:p>0.8456</text:p>
          </table:table-cell>
          <table:table-cell office:value-type="float" office:value="0.85177254220956">
            <text:p>0.8518</text:p>
          </table:table-cell>
          <table:table-cell office:value-type="float" office:value="0.8413560361217">
            <text:p>0.8414</text:p>
          </table:table-cell>
          <table:table-cell office:value-type="float" office:value="0.85049635457842">
            <text:p>0.8505</text:p>
          </table:table-cell>
          <table:table-cell/>
          <table:table-cell office:value-type="float" office:value="0.8299505190934">
            <text:p>0.8300</text:p>
          </table:table-cell>
          <table:table-cell office:value-type="float" office:value="0.85702390128419">
            <text:p>0.8570</text:p>
          </table:table-cell>
          <table:table-cell office:value-type="float" office:value="0.84841407823121">
            <text:p>0.8484</text:p>
          </table:table-cell>
          <table:table-cell office:value-type="float" office:value="0.84517344324803">
            <text:p>0.8452</text:p>
          </table:table-cell>
          <table:table-cell table:number-columns-repeated="1012"/>
        </table:table-row>
        <table:table-row table:style-name="ro1">
          <table:table-cell table:style-name="ce4" office:value-type="float" office:value="13.6499999999999">
            <text:p>13.6500</text:p>
          </table:table-cell>
          <table:table-cell table:formula="of:=SIN([.A273])" office:value-type="float" office:value="0.883662626764589">
            <text:p>0.8837</text:p>
          </table:table-cell>
          <table:table-cell/>
          <table:table-cell office:value-type="float" office:value="0.85861138272871">
            <text:p>0.8586</text:p>
          </table:table-cell>
          <table:table-cell office:value-type="float" office:value="0.87752497877561">
            <text:p>0.8775</text:p>
          </table:table-cell>
          <table:table-cell office:value-type="float" office:value="0.85688187109934">
            <text:p>0.8569</text:p>
          </table:table-cell>
          <table:table-cell office:value-type="float" office:value="0.87644981773393">
            <text:p>0.8764</text:p>
          </table:table-cell>
          <table:table-cell/>
          <table:table-cell office:value-type="float" office:value="0.84368923763341">
            <text:p>0.8437</text:p>
          </table:table-cell>
          <table:table-cell office:value-type="float" office:value="0.88245653444135">
            <text:p>0.8825</text:p>
          </table:table-cell>
          <table:table-cell office:value-type="float" office:value="0.86083914125898">
            <text:p>0.8608</text:p>
          </table:table-cell>
          <table:table-cell office:value-type="float" office:value="0.87124456231643">
            <text:p>0.8712</text:p>
          </table:table-cell>
          <table:table-cell table:number-columns-repeated="1012"/>
        </table:table-row>
        <table:table-row table:style-name="ro1">
          <table:table-cell office:value-type="float" office:value="13.6999999999999">
            <text:p>13.7000</text:p>
          </table:table-cell>
          <table:table-cell table:formula="of:=SIN([.A274])" office:value-type="float" office:value="0.90595474230842">
            <text:p>0.9060</text:p>
          </table:table-cell>
          <table:table-cell/>
          <table:table-cell office:value-type="float" office:value="0.86938635796279">
            <text:p>0.8694</text:p>
          </table:table-cell>
          <table:table-cell office:value-type="float" office:value="0.90099554347006">
            <text:p>0.9010</text:p>
          </table:table-cell>
          <table:table-cell office:value-type="float" office:value="0.8703283190732">
            <text:p>0.8703</text:p>
          </table:table-cell>
          <table:table-cell office:value-type="float" office:value="0.90005744587624">
            <text:p>0.9001</text:p>
          </table:table-cell>
          <table:table-cell/>
          <table:table-cell office:value-type="float" office:value="0.85594741139625">
            <text:p>0.8559</text:p>
          </table:table-cell>
          <table:table-cell office:value-type="float" office:value="0.90556243111027">
            <text:p>0.9056</text:p>
          </table:table-cell>
          <table:table-cell office:value-type="float" office:value="0.87115999392524">
            <text:p>0.8712</text:p>
          </table:table-cell>
          <table:table-cell office:value-type="float" office:value="0.89502296700152">
            <text:p>0.8950</text:p>
          </table:table-cell>
          <table:table-cell table:number-columns-repeated="1012"/>
        </table:table-row>
        <table:table-row table:style-name="ro1">
          <table:table-cell table:style-name="ce4" office:value-type="float" office:value="13.7499999999999">
            <text:p>13.7500</text:p>
          </table:table-cell>
          <table:table-cell table:formula="of:=SIN([.A275])" office:value-type="float" office:value="0.92598244280859">
            <text:p>0.9260</text:p>
          </table:table-cell>
          <table:table-cell/>
          <table:table-cell office:value-type="float" office:value="0.87845124714834">
            <text:p>0.8785</text:p>
          </table:table-cell>
          <table:table-cell office:value-type="float" office:value="0.92209640157462">
            <text:p>0.9221</text:p>
          </table:table-cell>
          <table:table-cell office:value-type="float" office:value="0.88186401591973">
            <text:p>0.8819</text:p>
          </table:table-cell>
          <table:table-cell office:value-type="float" office:value="0.92131449256129">
            <text:p>0.9213</text:p>
          </table:table-cell>
          <table:table-cell/>
          <table:table-cell office:value-type="float" office:value="0.86616569305698">
            <text:p>0.8662</text:p>
          </table:table-cell>
          <table:table-cell office:value-type="float" office:value="0.92630916818332">
            <text:p>0.9263</text:p>
          </table:table-cell>
          <table:table-cell office:value-type="float" office:value="0.87980210546408">
            <text:p>0.8798</text:p>
          </table:table-cell>
          <table:table-cell office:value-type="float" office:value="0.91644483880695">
            <text:p>0.9164</text:p>
          </table:table-cell>
          <table:table-cell table:number-columns-repeated="1012"/>
        </table:table-row>
        <table:table-row table:style-name="ro1">
          <table:table-cell office:value-type="float" office:value="13.7999999999999">
            <text:p>13.8000</text:p>
          </table:table-cell>
          <table:table-cell table:formula="of:=SIN([.A276])" office:value-type="float" office:value="0.943695669444071">
            <text:p>0.9437</text:p>
          </table:table-cell>
          <table:table-cell/>
          <table:table-cell office:value-type="float" office:value="0.88592230397911">
            <text:p>0.8859</text:p>
          </table:table-cell>
          <table:table-cell office:value-type="float" office:value="0.94078861918208">
            <text:p>0.9408</text:p>
          </table:table-cell>
          <table:table-cell office:value-type="float" office:value="0.89162908899481">
            <text:p>0.8916</text:p>
          </table:table-cell>
          <table:table-cell office:value-type="float" office:value="0.9401496206678">
            <text:p>0.9401</text:p>
          </table:table-cell>
          <table:table-cell/>
          <table:table-cell office:value-type="float" office:value="0.87478834387112">
            <text:p>0.8748</text:p>
          </table:table-cell>
          <table:table-cell office:value-type="float" office:value="0.94462846608403">
            <text:p>0.9446</text:p>
          </table:table-cell>
          <table:table-cell office:value-type="float" office:value="0.88684227285409">
            <text:p>0.8868</text:p>
          </table:table-cell>
          <table:table-cell office:value-type="float" office:value="0.93545086571739">
            <text:p>0.9355</text:p>
          </table:table-cell>
          <table:table-cell table:number-columns-repeated="1012"/>
        </table:table-row>
        <table:table-row table:style-name="ro1">
          <table:table-cell table:style-name="ce4" office:value-type="float" office:value="13.8499999999999">
            <text:p>13.8500</text:p>
          </table:table-cell>
          <table:table-cell table:formula="of:=SIN([.A277])" office:value-type="float" office:value="0.959050148373147">
            <text:p>0.9591</text:p>
          </table:table-cell>
          <table:table-cell/>
          <table:table-cell office:value-type="float" office:value="0.8920412329724">
            <text:p>0.8920</text:p>
          </table:table-cell>
          <table:table-cell office:value-type="float" office:value="0.95704288024453">
            <text:p>0.9570</text:p>
          </table:table-cell>
          <table:table-cell office:value-type="float" office:value="0.89981090568621">
            <text:p>0.8998</text:p>
          </table:table-cell>
          <table:table-cell office:value-type="float" office:value="0.95651454114292">
            <text:p>0.9565</text:p>
          </table:table-cell>
          <table:table-cell/>
          <table:table-cell office:value-type="float" office:value="0.88188012709532">
            <text:p>0.8819</text:p>
          </table:table-cell>
          <table:table-cell office:value-type="float" office:value="0.96050999498464">
            <text:p>0.9605</text:p>
          </table:table-cell>
          <table:table-cell office:value-type="float" office:value="0.89253811662959">
            <text:p>0.8925</text:p>
          </table:table-cell>
          <table:table-cell office:value-type="float" office:value="0.95202656012927">
            <text:p>0.9520</text:p>
          </table:table-cell>
          <table:table-cell table:number-columns-repeated="1012"/>
        </table:table-row>
        <table:table-row table:style-name="ro1">
          <table:table-cell office:value-type="float" office:value="13.8999999999999">
            <text:p>13.9000</text:p>
          </table:table-cell>
          <table:table-cell table:formula="of:=SIN([.A278])" office:value-type="float" office:value="0.972007501394953">
            <text:p>0.9720</text:p>
          </table:table-cell>
          <table:table-cell/>
          <table:table-cell office:value-type="float" office:value="0.89696765351931">
            <text:p>0.8970</text:p>
          </table:table-cell>
          <table:table-cell office:value-type="float" office:value="0.97086268440302">
            <text:p>0.9709</text:p>
          </table:table-cell>
          <table:table-cell office:value-type="float" office:value="0.90656519790022">
            <text:p>0.9066</text:p>
          </table:table-cell>
          <table:table-cell office:value-type="float" office:value="0.97042210519369">
            <text:p>0.9704</text:p>
          </table:table-cell>
          <table:table-cell/>
          <table:table-cell office:value-type="float" office:value="0.88766839450402">
            <text:p>0.8877</text:p>
          </table:table-cell>
          <table:table-cell office:value-type="float" office:value="0.97395046881576">
            <text:p>0.9740</text:p>
          </table:table-cell>
          <table:table-cell office:value-type="float" office:value="0.89701290844771">
            <text:p>0.8970</text:p>
          </table:table-cell>
          <table:table-cell office:value-type="float" office:value="0.9661803646084">
            <text:p>0.9662</text:p>
          </table:table-cell>
          <table:table-cell table:number-columns-repeated="1012"/>
        </table:table-row>
        <table:table-row table:style-name="ro1">
          <table:table-cell table:style-name="ce4" office:value-type="float" office:value="13.9499999999999">
            <text:p>13.9500</text:p>
          </table:table-cell>
          <table:table-cell table:formula="of:=SIN([.A279])" office:value-type="float" office:value="0.982535341874991">
            <text:p>0.9825</text:p>
          </table:table-cell>
          <table:table-cell/>
          <table:table-cell office:value-type="float" office:value="0.90079140665005">
            <text:p>0.9008</text:p>
          </table:table-cell>
          <table:table-cell office:value-type="float" office:value="0.98213407657898">
            <text:p>0.9821</text:p>
          </table:table-cell>
          <table:table-cell office:value-type="float" office:value="0.91200047643415">
            <text:p>0.9120</text:p>
          </table:table-cell>
          <table:table-cell office:value-type="float" office:value="0.98176067516143">
            <text:p>0.9818</text:p>
          </table:table-cell>
          <table:table-cell/>
          <table:table-cell office:value-type="float" office:value="0.89214921434946">
            <text:p>0.8921</text:p>
          </table:table-cell>
          <table:table-cell office:value-type="float" office:value="0.9848333207848">
            <text:p>0.9848</text:p>
          </table:table-cell>
          <table:table-cell office:value-type="float" office:value="0.90036830096812">
            <text:p>0.9004</text:p>
          </table:table-cell>
          <table:table-cell office:value-type="float" office:value="0.97780579131024">
            <text:p>0.9778</text:p>
          </table:table-cell>
          <table:table-cell table:number-columns-repeated="1012"/>
        </table:table-row>
        <table:table-row table:style-name="ro1">
          <table:table-cell office:value-type="float" office:value="13.9999999999999">
            <text:p>14.0000</text:p>
          </table:table-cell>
          <table:table-cell table:formula="of:=SIN([.A280])" office:value-type="float" office:value="0.990607355694857">
            <text:p>0.9906</text:p>
          </table:table-cell>
          <table:table-cell/>
          <table:table-cell office:value-type="float" office:value="0.90369329216092">
            <text:p>0.9037</text:p>
          </table:table-cell>
          <table:table-cell office:value-type="float" office:value="0.99089901956868">
            <text:p>0.9909</text:p>
          </table:table-cell>
          <table:table-cell office:value-type="float" office:value="0.91622141931897">
            <text:p>0.9162</text:p>
          </table:table-cell>
          <table:table-cell office:value-type="float" office:value="0.99059480746744">
            <text:p>0.9906</text:p>
          </table:table-cell>
          <table:table-cell/>
          <table:table-cell office:value-type="float" office:value="0.89545369236612">
            <text:p>0.8955</text:p>
          </table:table-cell>
          <table:table-cell office:value-type="float" office:value="0.99319282544538">
            <text:p>0.9932</text:p>
          </table:table-cell>
          <table:table-cell office:value-type="float" office:value="0.90271309956483">
            <text:p>0.9027</text:p>
          </table:table-cell>
          <table:table-cell office:value-type="float" office:value="0.98688849551394">
            <text:p>0.9869</text:p>
          </table:table-cell>
          <table:table-cell table:number-columns-repeated="1012"/>
        </table:table-row>
        <table:table-row table:style-name="ro1">
          <table:table-cell table:style-name="ce4" office:value-type="float" office:value="14.0499999999999">
            <text:p>14.0500</text:p>
          </table:table-cell>
          <table:table-cell table:formula="of:=SIN([.A281])" office:value-type="float" office:value="0.996203367023823">
            <text:p>0.9962</text:p>
          </table:table-cell>
          <table:table-cell/>
          <table:table-cell office:value-type="float" office:value="0.90567399853935">
            <text:p>0.9057</text:p>
          </table:table-cell>
          <table:table-cell office:value-type="float" office:value="0.99715144965706">
            <text:p>0.9972</text:p>
          </table:table-cell>
          <table:table-cell office:value-type="float" office:value="0.91934000975631">
            <text:p>0.9193</text:p>
          </table:table-cell>
          <table:table-cell office:value-type="float" office:value="0.99688608418877">
            <text:p>0.9969</text:p>
          </table:table-cell>
          <table:table-cell/>
          <table:table-cell office:value-type="float" office:value="0.89771049795637">
            <text:p>0.8977</text:p>
          </table:table-cell>
          <table:table-cell office:value-type="float" office:value="0.9990224982423">
            <text:p>0.9990</text:p>
          </table:table-cell>
          <table:table-cell office:value-type="float" office:value="0.90410146321328">
            <text:p>0.9041</text:p>
          </table:table-cell>
          <table:table-cell office:value-type="float" office:value="0.99346675548421">
            <text:p>0.9935</text:p>
          </table:table-cell>
          <table:table-cell table:number-columns-repeated="1012"/>
        </table:table-row>
        <table:table-row table:style-name="ro1">
          <table:table-cell office:value-type="float" office:value="14.0999999999999">
            <text:p>14.1000</text:p>
          </table:table-cell>
          <table:table-cell table:formula="of:=SIN([.A282])" office:value-type="float" office:value="0.999309388747914">
            <text:p>0.9993</text:p>
          </table:table-cell>
          <table:table-cell/>
          <table:table-cell office:value-type="float" office:value="0.906812599889">
            <text:p>0.9068</text:p>
          </table:table-cell>
          <table:table-cell office:value-type="float" office:value="1.000800551028">
            <text:p>1.0008</text:p>
          </table:table-cell>
          <table:table-cell office:value-type="float" office:value="0.9214292843023">
            <text:p>0.9214</text:p>
          </table:table-cell>
          <table:table-cell office:value-type="float" office:value="1.0006043041933">
            <text:p>1.0006</text:p>
          </table:table-cell>
          <table:table-cell/>
          <table:table-cell office:value-type="float" office:value="0.89891535788244">
            <text:p>0.8989</text:p>
          </table:table-cell>
          <table:table-cell office:value-type="float" office:value="1.0022783851549">
            <text:p>1.0023</text:p>
          </table:table-cell>
          <table:table-cell office:value-type="float" office:value="0.90461814485202">
            <text:p>0.9046</text:p>
          </table:table-cell>
          <table:table-cell office:value-type="float" office:value="0.997497933684">
            <text:p>0.9975</text:p>
          </table:table-cell>
          <table:table-cell table:number-columns-repeated="1012"/>
        </table:table-row>
        <table:table-row table:style-name="ro1">
          <table:table-cell table:style-name="ce4" office:value-type="float" office:value="14.1499999999999">
            <text:p>14.1500</text:p>
          </table:table-cell>
          <table:table-cell table:formula="of:=SIN([.A283])" office:value-type="float" office:value="0.999917657430404">
            <text:p>0.9999</text:p>
          </table:table-cell>
          <table:table-cell/>
          <table:table-cell office:value-type="float" office:value="0.90712407221487">
            <text:p>0.9071</text:p>
          </table:table-cell>
          <table:table-cell office:value-type="float" office:value="1.0019305677011">
            <text:p>1.0019</text:p>
          </table:table-cell>
          <table:table-cell office:value-type="float" office:value="0.9225136284166">
            <text:p>0.9225</text:p>
          </table:table-cell>
          <table:table-cell office:value-type="float" office:value="1.0017720292036">
            <text:p>1.0018</text:p>
          </table:table-cell>
          <table:table-cell/>
          <table:table-cell office:value-type="float" office:value="0.89910264238321">
            <text:p>0.8991</text:p>
          </table:table-cell>
          <table:table-cell office:value-type="float" office:value="1.0029851451083">
            <text:p>1.0030</text:p>
          </table:table-cell>
          <table:table-cell office:value-type="float" office:value="0.90425595680486">
            <text:p>0.9043</text:p>
          </table:table-cell>
          <table:table-cell office:value-type="float" office:value="0.99896892822195">
            <text:p>0.9990</text:p>
          </table:table-cell>
          <table:table-cell table:number-columns-repeated="1012"/>
        </table:table-row>
        <table:table-row table:style-name="ro1">
          <table:table-cell office:value-type="float" office:value="14.1999999999999">
            <text:p>14.2000</text:p>
          </table:table-cell>
          <table:table-cell table:formula="of:=SIN([.A284])" office:value-type="float" office:value="0.998026652716368">
            <text:p>0.9980</text:p>
          </table:table-cell>
          <table:table-cell/>
          <table:table-cell office:value-type="float" office:value="0.90658758156629">
            <text:p>0.9066</text:p>
          </table:table-cell>
          <table:table-cell office:value-type="float" office:value="1.0005223989214">
            <text:p>1.0005</text:p>
          </table:table-cell>
          <table:table-cell office:value-type="float" office:value="0.92260895247861">
            <text:p>0.9226</text:p>
          </table:table-cell>
          <table:table-cell office:value-type="float" office:value="1.00035947259">
            <text:p>1.0004</text:p>
          </table:table-cell>
          <table:table-cell/>
          <table:table-cell office:value-type="float" office:value="0.89830984702545">
            <text:p>0.8983</text:p>
          </table:table-cell>
          <table:table-cell office:value-type="float" office:value="1.001142640289">
            <text:p>1.0011</text:p>
          </table:table-cell>
          <table:table-cell office:value-type="float" office:value="0.90300926154273">
            <text:p>0.9030</text:p>
          </table:table-cell>
          <table:table-cell office:value-type="float" office:value="0.99787906443307">
            <text:p>0.9979</text:p>
          </table:table-cell>
          <table:table-cell table:number-columns-repeated="1012"/>
        </table:table-row>
        <table:table-row table:style-name="ro1">
          <table:table-cell table:style-name="ce4" office:value-type="float" office:value="14.2499999999999">
            <text:p>14.2500</text:p>
          </table:table-cell>
          <table:table-cell table:formula="of:=SIN([.A285])" office:value-type="float" office:value="0.993641101132774">
            <text:p>0.9936</text:p>
          </table:table-cell>
          <table:table-cell/>
          <table:table-cell office:value-type="float" office:value="0.90521279104725">
            <text:p>0.9052</text:p>
          </table:table-cell>
          <table:table-cell office:value-type="float" office:value="0.99654948911683">
            <text:p>0.9965</text:p>
          </table:table-cell>
          <table:table-cell office:value-type="float" office:value="0.92170943036912">
            <text:p>0.9217</text:p>
          </table:table-cell>
          <table:table-cell office:value-type="float" office:value="0.99638320969804">
            <text:p>0.9964</text:p>
          </table:table-cell>
          <table:table-cell/>
          <table:table-cell office:value-type="float" office:value="0.89651983928376">
            <text:p>0.8965</text:p>
          </table:table-cell>
          <table:table-cell office:value-type="float" office:value="0.99675754021966">
            <text:p>0.9968</text:p>
          </table:table-cell>
          <table:table-cell office:value-type="float" office:value="0.90086934521341">
            <text:p>0.9009</text:p>
          </table:table-cell>
          <table:table-cell office:value-type="float" office:value="0.99423432903453">
            <text:p>0.9942</text:p>
          </table:table-cell>
          <table:table-cell table:number-columns-repeated="1012"/>
        </table:table-row>
        <table:table-row table:style-name="ro1">
          <table:table-cell office:value-type="float" office:value="14.2999999999999">
            <text:p>14.3000</text:p>
          </table:table-cell>
          <table:table-cell table:formula="of:=SIN([.A286])" office:value-type="float" office:value="0.98677196427463">
            <text:p>0.9868</text:p>
          </table:table-cell>
          <table:table-cell/>
          <table:table-cell office:value-type="float" office:value="0.9029613833755">
            <text:p>0.9030</text:p>
          </table:table-cell>
          <table:table-cell office:value-type="float" office:value="0.99001383955431">
            <text:p>0.9900</text:p>
          </table:table-cell>
          <table:table-cell office:value-type="float" office:value="0.91977170906818">
            <text:p>0.9198</text:p>
          </table:table-cell>
          <table:table-cell office:value-type="float" office:value="0.98984710130205">
            <text:p>0.9898</text:p>
          </table:table-cell>
          <table:table-cell/>
          <table:table-cell office:value-type="float" office:value="0.89365585459807">
            <text:p>0.8937</text:p>
          </table:table-cell>
          <table:table-cell office:value-type="float" office:value="0.98981829584286">
            <text:p>0.9898</text:p>
          </table:table-cell>
          <table:table-cell office:value-type="float" office:value="0.89778330187397">
            <text:p>0.8978</text:p>
          </table:table-cell>
          <table:table-cell office:value-type="float" office:value="0.9880334719478">
            <text:p>0.9880</text:p>
          </table:table-cell>
          <table:table-cell table:number-columns-repeated="1012"/>
        </table:table-row>
        <table:table-row table:style-name="ro1">
          <table:table-cell table:style-name="ce4" office:value-type="float" office:value="14.3499999999999">
            <text:p>14.3500</text:p>
          </table:table-cell>
          <table:table-cell table:formula="of:=SIN([.A287])" office:value-type="float" office:value="0.977436411406704">
            <text:p>0.9774</text:p>
          </table:table-cell>
          <table:table-cell/>
          <table:table-cell office:value-type="float" office:value="0.89979942602586">
            <text:p>0.8998</text:p>
          </table:table-cell>
          <table:table-cell office:value-type="float" office:value="0.98099139404178">
            <text:p>0.9810</text:p>
          </table:table-cell>
          <table:table-cell office:value-type="float" office:value="0.91674686813924">
            <text:p>0.9167</text:p>
          </table:table-cell>
          <table:table-cell office:value-type="float" office:value="0.98080950135404">
            <text:p>0.9808</text:p>
          </table:table-cell>
          <table:table-cell/>
          <table:table-cell office:value-type="float" office:value="0.88972665722605">
            <text:p>0.8897</text:p>
          </table:table-cell>
          <table:table-cell office:value-type="float" office:value="0.98039082523757">
            <text:p>0.9804</text:p>
          </table:table-cell>
          <table:table-cell office:value-type="float" office:value="0.89371747423999">
            <text:p>0.8937</text:p>
          </table:table-cell>
          <table:table-cell office:value-type="float" office:value="0.97934856327655">
            <text:p>0.9793</text:p>
          </table:table-cell>
          <table:table-cell table:number-columns-repeated="1012"/>
        </table:table-row>
        <table:table-row table:style-name="ro1">
          <table:table-cell office:value-type="float" office:value="14.3999999999999">
            <text:p>14.4000</text:p>
          </table:table-cell>
          <table:table-cell table:formula="of:=SIN([.A288])" office:value-type="float" office:value="0.965657776549303">
            <text:p>0.9657</text:p>
          </table:table-cell>
          <table:table-cell/>
          <table:table-cell office:value-type="float" office:value="0.89554340304268">
            <text:p>0.8955</text:p>
          </table:table-cell>
          <table:table-cell office:value-type="float" office:value="0.96943503999926">
            <text:p>0.9694</text:p>
          </table:table-cell>
          <table:table-cell office:value-type="float" office:value="0.9125162614665">
            <text:p>0.9125</text:p>
          </table:table-cell>
          <table:table-cell office:value-type="float" office:value="0.96919076221653">
            <text:p>0.9692</text:p>
          </table:table-cell>
          <table:table-cell/>
          <table:table-cell office:value-type="float" office:value="0.8846334974949">
            <text:p>0.8846</text:p>
          </table:table-cell>
          <table:table-cell office:value-type="float" office:value="0.9684312417811">
            <text:p>0.9684</text:p>
          </table:table-cell>
          <table:table-cell office:value-type="float" office:value="0.88853376305865">
            <text:p>0.8885</text:p>
          </table:table-cell>
          <table:table-cell office:value-type="float" office:value="0.96812779717839">
            <text:p>0.9681</text:p>
          </table:table-cell>
          <table:table-cell table:number-columns-repeated="1012"/>
        </table:table-row>
        <table:table-row table:style-name="ro1">
          <table:table-cell table:style-name="ce4" office:value-type="float" office:value="14.4499999999999">
            <text:p>14.4500</text:p>
          </table:table-cell>
          <table:table-cell table:formula="of:=SIN([.A289])" office:value-type="float" office:value="0.951465500155379">
            <text:p>0.9515</text:p>
          </table:table-cell>
          <table:table-cell/>
          <table:table-cell office:value-type="float" office:value="0.89028342122954">
            <text:p>0.8903</text:p>
          </table:table-cell>
          <table:table-cell office:value-type="float" office:value="0.95547089570239">
            <text:p>0.9555</text:p>
          </table:table-cell>
          <table:table-cell office:value-type="float" office:value="0.90695131339875">
            <text:p>0.9070</text:p>
          </table:table-cell>
          <table:table-cell office:value-type="float" office:value="0.95518328655067">
            <text:p>0.9552</text:p>
          </table:table-cell>
          <table:table-cell/>
          <table:table-cell office:value-type="float" office:value="0.87823451212855">
            <text:p>0.8782</text:p>
          </table:table-cell>
          <table:table-cell office:value-type="float" office:value="0.9540626437756">
            <text:p>0.9541</text:p>
          </table:table-cell>
          <table:table-cell office:value-type="float" office:value="0.88217367657459">
            <text:p>0.8822</text:p>
          </table:table-cell>
          <table:table-cell office:value-type="float" office:value="0.95445695436354">
            <text:p>0.9545</text:p>
          </table:table-cell>
          <table:table-cell table:number-columns-repeated="1012"/>
        </table:table-row>
        <table:table-row table:style-name="ro1">
          <table:table-cell office:value-type="float" office:value="14.4999999999999">
            <text:p>14.5000</text:p>
          </table:table-cell>
          <table:table-cell table:formula="of:=SIN([.A290])" office:value-type="float" office:value="0.934895055524718">
            <text:p>0.9349</text:p>
          </table:table-cell>
          <table:table-cell/>
          <table:table-cell office:value-type="float" office:value="0.88365274212905">
            <text:p>0.8837</text:p>
          </table:table-cell>
          <table:table-cell office:value-type="float" office:value="0.93902284973254">
            <text:p>0.9390</text:p>
          </table:table-cell>
          <table:table-cell office:value-type="float" office:value="0.89988268942009">
            <text:p>0.8999</text:p>
          </table:table-cell>
          <table:table-cell office:value-type="float" office:value="0.93866219815546">
            <text:p>0.9387</text:p>
          </table:table-cell>
          <table:table-cell/>
          <table:table-cell office:value-type="float" office:value="0.87048460143381">
            <text:p>0.8705</text:p>
          </table:table-cell>
          <table:table-cell office:value-type="float" office:value="0.93721642198448">
            <text:p>0.9372</text:p>
          </table:table-cell>
          <table:table-cell office:value-type="float" office:value="0.87440846592325">
            <text:p>0.8744</text:p>
          </table:table-cell>
          <table:table-cell office:value-type="float" office:value="0.9383323278813">
            <text:p>0.9383</text:p>
          </table:table-cell>
          <table:table-cell table:number-columns-repeated="1012"/>
        </table:table-row>
        <table:table-row table:style-name="ro1">
          <table:table-cell table:style-name="ce4" office:value-type="float" office:value="14.5499999999999">
            <text:p>14.5500</text:p>
          </table:table-cell>
          <table:table-cell table:formula="of:=SIN([.A291])" office:value-type="float" office:value="0.91598786013918">
            <text:p>0.9160</text:p>
          </table:table-cell>
          <table:table-cell/>
          <table:table-cell office:value-type="float" office:value="0.87568868350883">
            <text:p>0.8757</text:p>
          </table:table-cell>
          <table:table-cell office:value-type="float" office:value="0.92015607333383">
            <text:p>0.9202</text:p>
          </table:table-cell>
          <table:table-cell office:value-type="float" office:value="0.89110123631653">
            <text:p>0.8911</text:p>
          </table:table-cell>
          <table:table-cell office:value-type="float" office:value="0.91973541064001">
            <text:p>0.9197</text:p>
          </table:table-cell>
          <table:table-cell/>
          <table:table-cell office:value-type="float" office:value="0.86111880013945">
            <text:p>0.8611</text:p>
          </table:table-cell>
          <table:table-cell office:value-type="float" office:value="0.91798530024392">
            <text:p>0.9180</text:p>
          </table:table-cell>
          <table:table-cell office:value-type="float" office:value="0.86517598076984">
            <text:p>0.8652</text:p>
          </table:table-cell>
          <table:table-cell office:value-type="float" office:value="0.91977053165626">
            <text:p>0.9198</text:p>
          </table:table-cell>
          <table:table-cell table:number-columns-repeated="1012"/>
        </table:table-row>
        <table:table-row table:style-name="ro1">
          <table:table-cell office:value-type="float" office:value="14.5999999999999">
            <text:p>14.6000</text:p>
          </table:table-cell>
          <table:table-cell table:formula="of:=SIN([.A292])" office:value-type="float" office:value="0.894791172140549">
            <text:p>0.8948</text:p>
          </table:table-cell>
          <table:table-cell/>
          <table:table-cell office:value-type="float" office:value="0.866078265969">
            <text:p>0.8661</text:p>
          </table:table-cell>
          <table:table-cell office:value-type="float" office:value="0.89898935625978">
            <text:p>0.8990</text:p>
          </table:table-cell>
          <table:table-cell office:value-type="float" office:value="0.88035254861098">
            <text:p>0.8804</text:p>
          </table:table-cell>
          <table:table-cell office:value-type="float" office:value="0.89845717174681">
            <text:p>0.8985</text:p>
          </table:table-cell>
          <table:table-cell/>
          <table:table-cell office:value-type="float" office:value="0.85009177784983">
            <text:p>0.8501</text:p>
          </table:table-cell>
          <table:table-cell office:value-type="float" office:value="0.89643261689634">
            <text:p>0.8964</text:p>
          </table:table-cell>
          <table:table-cell office:value-type="float" office:value="0.85416910570025">
            <text:p>0.8542</text:p>
          </table:table-cell>
          <table:table-cell office:value-type="float" office:value="0.89885647978775">
            <text:p>0.8989</text:p>
          </table:table-cell>
          <table:table-cell table:number-columns-repeated="1012"/>
        </table:table-row>
        <table:table-row table:style-name="ro1">
          <table:table-cell table:style-name="ce4" office:value-type="float" office:value="14.6499999999999">
            <text:p>14.6500</text:p>
          </table:table-cell>
          <table:table-cell table:formula="of:=SIN([.A293])" office:value-type="float" office:value="0.8713579722098">
            <text:p>0.8714</text:p>
          </table:table-cell>
          <table:table-cell/>
          <table:table-cell office:value-type="float" office:value="0.85463127849341">
            <text:p>0.8546</text:p>
          </table:table-cell>
          <table:table-cell office:value-type="float" office:value="0.87547607087148">
            <text:p>0.8755</text:p>
          </table:table-cell>
          <table:table-cell office:value-type="float" office:value="0.86739400013112">
            <text:p>0.8674</text:p>
          </table:table-cell>
          <table:table-cell office:value-type="float" office:value="0.87482367587857">
            <text:p>0.8748</text:p>
          </table:table-cell>
          <table:table-cell/>
          <table:table-cell office:value-type="float" office:value="0.83719157728249">
            <text:p>0.8372</text:p>
          </table:table-cell>
          <table:table-cell office:value-type="float" office:value="0.87257636924082">
            <text:p>0.8726</text:p>
          </table:table-cell>
          <table:table-cell office:value-type="float" office:value="0.84127240434486">
            <text:p>0.8413</text:p>
          </table:table-cell>
          <table:table-cell office:value-type="float" office:value="0.87563689928176">
            <text:p>0.8756</text:p>
          </table:table-cell>
          <table:table-cell table:number-columns-repeated="1012"/>
        </table:table-row>
        <table:table-row table:style-name="ro1">
          <table:table-cell office:value-type="float" office:value="14.6999999999999">
            <text:p>14.7000</text:p>
          </table:table-cell>
          <table:table-cell table:formula="of:=SIN([.A294])" office:value-type="float" office:value="0.845746831142987">
            <text:p>0.8457</text:p>
          </table:table-cell>
          <table:table-cell/>
          <table:table-cell office:value-type="float" office:value="0.84114586954452">
            <text:p>0.8411</text:p>
          </table:table-cell>
          <table:table-cell office:value-type="float" office:value="0.84973886271657">
            <text:p>0.8497</text:p>
          </table:table-cell>
          <table:table-cell office:value-type="float" office:value="0.85192412676714">
            <text:p>0.8519</text:p>
          </table:table-cell>
          <table:table-cell office:value-type="float" office:value="0.84897719534694">
            <text:p>0.8490</text:p>
          </table:table-cell>
          <table:table-cell/>
          <table:table-cell office:value-type="float" office:value="0.82223796092807">
            <text:p>0.8222</text:p>
          </table:table-cell>
          <table:table-cell office:value-type="float" office:value="0.84650796643033">
            <text:p>0.8465</text:p>
          </table:table-cell>
          <table:table-cell office:value-type="float" office:value="0.8262339007522">
            <text:p>0.8262</text:p>
          </table:table-cell>
          <table:table-cell office:value-type="float" office:value="0.85018260455699">
            <text:p>0.8502</text:p>
          </table:table-cell>
          <table:table-cell table:number-columns-repeated="1012"/>
        </table:table-row>
        <table:table-row table:style-name="ro1">
          <table:table-cell table:style-name="ce4" office:value-type="float" office:value="14.7499999999999">
            <text:p>14.7500</text:p>
          </table:table-cell>
          <table:table-cell table:formula="of:=SIN([.A295])" office:value-type="float" office:value="0.818021763454751">
            <text:p>0.8180</text:p>
          </table:table-cell>
          <table:table-cell/>
          <table:table-cell office:value-type="float" office:value="0.82517276146132">
            <text:p>0.8252</text:p>
          </table:table-cell>
          <table:table-cell office:value-type="float" office:value="0.8217761087619">
            <text:p>0.8218</text:p>
          </table:table-cell>
          <table:table-cell office:value-type="float" office:value="0.83359550052293">
            <text:p>0.8336</text:p>
          </table:table-cell>
          <table:table-cell office:value-type="float" office:value="0.82085847735469">
            <text:p>0.8209</text:p>
          </table:table-cell>
          <table:table-cell/>
          <table:table-cell office:value-type="float" office:value="0.80495473470883">
            <text:p>0.8050</text:p>
          </table:table-cell>
          <table:table-cell office:value-type="float" office:value="0.81820676194558">
            <text:p>0.8182</text:p>
          </table:table-cell>
          <table:table-cell office:value-type="float" office:value="0.80873323951324">
            <text:p>0.8087</text:p>
          </table:table-cell>
          <table:table-cell office:value-type="float" office:value="0.82247405425737">
            <text:p>0.8225</text:p>
          </table:table-cell>
          <table:table-cell table:number-columns-repeated="1012"/>
        </table:table-row>
        <table:table-row table:style-name="ro1">
          <table:table-cell office:value-type="float" office:value="14.7999999999999">
            <text:p>14.8000</text:p>
          </table:table-cell>
          <table:table-cell table:formula="of:=SIN([.A296])" office:value-type="float" office:value="0.788252067375379">
            <text:p>0.7883</text:p>
          </table:table-cell>
          <table:table-cell/>
          <table:table-cell office:value-type="float" office:value="0.80663200027678">
            <text:p>0.8066</text:p>
          </table:table-cell>
          <table:table-cell office:value-type="float" office:value="0.79174771140772">
            <text:p>0.7917</text:p>
          </table:table-cell>
          <table:table-cell office:value-type="float" office:value="0.81213085263757">
            <text:p>0.8121</text:p>
          </table:table-cell>
          <table:table-cell office:value-type="float" office:value="0.79067831175884">
            <text:p>0.7907</text:p>
          </table:table-cell>
          <table:table-cell/>
          <table:table-cell office:value-type="float" office:value="0.78528243809925">
            <text:p>0.7853</text:p>
          </table:table-cell>
          <table:table-cell office:value-type="float" office:value="0.78785918391292">
            <text:p>0.7879</text:p>
          </table:table-cell>
          <table:table-cell office:value-type="float" office:value="0.78866401515698">
            <text:p>0.7887</text:p>
          </table:table-cell>
          <table:table-cell office:value-type="float" office:value="0.79265612067882">
            <text:p>0.7927</text:p>
          </table:table-cell>
          <table:table-cell table:number-columns-repeated="1012"/>
        </table:table-row>
        <table:table-row table:style-name="ro1">
          <table:table-cell table:style-name="ce4" office:value-type="float" office:value="14.8499999999999">
            <text:p>14.8500</text:p>
          </table:table-cell>
          <table:table-cell table:formula="of:=SIN([.A297])" office:value-type="float" office:value="0.756512151641307">
            <text:p>0.7565</text:p>
          </table:table-cell>
          <table:table-cell/>
          <table:table-cell office:value-type="float" office:value="0.78498844013089">
            <text:p>0.7850</text:p>
          </table:table-cell>
          <table:table-cell office:value-type="float" office:value="0.75969052093879">
            <text:p>0.7597</text:p>
          </table:table-cell>
          <table:table-cell office:value-type="float" office:value="0.78729093432411">
            <text:p>0.7873</text:p>
          </table:table-cell>
          <table:table-cell office:value-type="float" office:value="0.75845070284757">
            <text:p>0.7585</text:p>
          </table:table-cell>
          <table:table-cell/>
          <table:table-cell office:value-type="float" office:value="0.76309872709226">
            <text:p>0.7631</text:p>
          </table:table-cell>
          <table:table-cell office:value-type="float" office:value="0.7554980244527">
            <text:p>0.7555</text:p>
          </table:table-cell>
          <table:table-cell office:value-type="float" office:value="0.76572583662848">
            <text:p>0.7657</text:p>
          </table:table-cell>
          <table:table-cell office:value-type="float" office:value="0.76084245905424">
            <text:p>0.7608</text:p>
          </table:table-cell>
          <table:table-cell table:number-columns-repeated="1012"/>
        </table:table-row>
        <table:table-row table:style-name="ro1">
          <table:table-cell office:value-type="float" office:value="14.8999999999999">
            <text:p>14.9000</text:p>
          </table:table-cell>
          <table:table-cell table:formula="of:=SIN([.A298])" office:value-type="float" office:value="0.722881349512045">
            <text:p>0.7229</text:p>
          </table:table-cell>
          <table:table-cell/>
          <table:table-cell office:value-type="float" office:value="0.7599448162128">
            <text:p>0.7599</text:p>
          </table:table-cell>
          <table:table-cell office:value-type="float" office:value="0.72557685718287">
            <text:p>0.7256</text:p>
          </table:table-cell>
          <table:table-cell office:value-type="float" office:value="0.758831463801">
            <text:p>0.7588</text:p>
          </table:table-cell>
          <table:table-cell office:value-type="float" office:value="0.72418717905595">
            <text:p>0.7242</text:p>
          </table:table-cell>
          <table:table-cell/>
          <table:table-cell office:value-type="float" office:value="0.7379938090676">
            <text:p>0.7380</text:p>
          </table:table-cell>
          <table:table-cell office:value-type="float" office:value="0.72112896456194">
            <text:p>0.7211</text:p>
          </table:table-cell>
          <table:table-cell office:value-type="float" office:value="0.73981784403083">
            <text:p>0.7398</text:p>
          </table:table-cell>
          <table:table-cell office:value-type="float" office:value="0.72698885907165">
            <text:p>0.7270</text:p>
          </table:table-cell>
          <table:table-cell table:number-columns-repeated="1012"/>
        </table:table-row>
        <table:table-row table:style-name="ro1">
          <table:table-cell table:style-name="ce4" office:value-type="float" office:value="14.9499999999999">
            <text:p>14.9500</text:p>
          </table:table-cell>
          <table:table-cell table:formula="of:=SIN([.A299])" office:value-type="float" office:value="0.687443720478333">
            <text:p>0.6874</text:p>
          </table:table-cell>
          <table:table-cell/>
          <table:table-cell office:value-type="float" office:value="0.7312832804517">
            <text:p>0.7313</text:p>
          </table:table-cell>
          <table:table-cell office:value-type="float" office:value="0.6897051726761">
            <text:p>0.6897</text:p>
          </table:table-cell>
          <table:table-cell office:value-type="float" office:value="0.72659517740501">
            <text:p>0.7266</text:p>
          </table:table-cell>
          <table:table-cell office:value-type="float" office:value="0.68810059177998">
            <text:p>0.6881</text:p>
          </table:table-cell>
          <table:table-cell/>
          <table:table-cell office:value-type="float" office:value="0.71013877707027">
            <text:p>0.7101</text:p>
          </table:table-cell>
          <table:table-cell office:value-type="float" office:value="0.68496725522041">
            <text:p>0.6850</text:p>
          </table:table-cell>
          <table:table-cell office:value-type="float" office:value="0.71073816504583">
            <text:p>0.7107</text:p>
          </table:table-cell>
          <table:table-cell office:value-type="float" office:value="0.69124935826708">
            <text:p>0.6912</text:p>
          </table:table-cell>
          <table:table-cell table:number-columns-repeated="1012"/>
        </table:table-row>
        <table:table-row table:style-name="ro1">
          <table:table-cell office:value-type="float" office:value="14.9999999999999">
            <text:p>15.0000</text:p>
          </table:table-cell>
          <table:table-cell table:formula="of:=SIN([.A300])" office:value-type="float" office:value="0.650287840157192">
            <text:p>0.6503</text:p>
          </table:table-cell>
          <table:table-cell/>
          <table:table-cell office:value-type="float" office:value="0.69835090547773">
            <text:p>0.6984</text:p>
          </table:table-cell>
          <table:table-cell office:value-type="float" office:value="0.65197014684341">
            <text:p>0.6520</text:p>
          </table:table-cell>
          <table:table-cell office:value-type="float" office:value="0.6905686312669">
            <text:p>0.6906</text:p>
          </table:table-cell>
          <table:table-cell office:value-type="float" office:value="0.65010048975496">
            <text:p>0.6501</text:p>
          </table:table-cell>
          <table:table-cell/>
          <table:table-cell office:value-type="float" office:value="0.67936963479151">
            <text:p>0.6794</text:p>
          </table:table-cell>
          <table:table-cell office:value-type="float" office:value="0.64698735882512">
            <text:p>0.6470</text:p>
          </table:table-cell>
          <table:table-cell office:value-type="float" office:value="0.67836028570146">
            <text:p>0.6784</text:p>
          </table:table-cell>
          <table:table-cell office:value-type="float" office:value="0.65365836119803">
            <text:p>0.6537</text:p>
          </table:table-cell>
          <table:table-cell table:number-columns-repeated="1012"/>
        </table:table-row>
        <table:table-row table:style-name="ro1">
          <table:table-cell table:style-name="ce4" office:value-type="float" office:value="15.0499999999999">
            <text:p>15.0500</text:p>
          </table:table-cell>
          <table:table-cell table:formula="of:=SIN([.A301])" office:value-type="float" office:value="0.611506578899021">
            <text:p>0.6115</text:p>
          </table:table-cell>
          <table:table-cell/>
          <table:table-cell office:value-type="float" office:value="0.66154439152354">
            <text:p>0.6615</text:p>
          </table:table-cell>
          <table:table-cell office:value-type="float" office:value="0.61252755739442">
            <text:p>0.6125</text:p>
          </table:table-cell>
          <table:table-cell office:value-type="float" office:value="0.65092093013001">
            <text:p>0.6509</text:p>
          </table:table-cell>
          <table:table-cell office:value-type="float" office:value="0.6104475754384">
            <text:p>0.6104</text:p>
          </table:table-cell>
          <table:table-cell/>
          <table:table-cell office:value-type="float" office:value="0.64559335484635">
            <text:p>0.6456</text:p>
          </table:table-cell>
          <table:table-cell office:value-type="float" office:value="0.60736598974313">
            <text:p>0.6074</text:p>
          </table:table-cell>
          <table:table-cell office:value-type="float" office:value="0.64299649683306">
            <text:p>0.6430</text:p>
          </table:table-cell>
          <table:table-cell office:value-type="float" office:value="0.61435871894435">
            <text:p>0.6144</text:p>
          </table:table-cell>
          <table:table-cell table:number-columns-repeated="1012"/>
        </table:table-row>
        <table:table-row table:style-name="ro1">
          <table:table-cell office:value-type="float" office:value="15.0999999999999">
            <text:p>15.1000</text:p>
          </table:table-cell>
          <table:table-cell table:formula="of:=SIN([.A302])" office:value-type="float" office:value="0.57119686966007">
            <text:p>0.5712</text:p>
          </table:table-cell>
          <table:table-cell/>
          <table:table-cell office:value-type="float" office:value="0.68037970029543">
            <text:p>0.6804</text:p>
          </table:table-cell>
          <table:table-cell office:value-type="float" office:value="0.57245079507237">
            <text:p>0.5725</text:p>
          </table:table-cell>
          <table:table-cell office:value-type="float" office:value="0.6583787730657">
            <text:p>0.6584</text:p>
          </table:table-cell>
          <table:table-cell office:value-type="float" office:value="0.56757721237324">
            <text:p>0.5676</text:p>
          </table:table-cell>
          <table:table-cell/>
          <table:table-cell office:value-type="float" office:value="0.67766545827722">
            <text:p>0.6777</text:p>
          </table:table-cell>
          <table:table-cell office:value-type="float" office:value="0.56243068380665">
            <text:p>0.5624</text:p>
          </table:table-cell>
          <table:table-cell office:value-type="float" office:value="0.66845058374435">
            <text:p>0.6685</text:p>
          </table:table-cell>
          <table:table-cell office:value-type="float" office:value="0.57634053750553">
            <text:p>0.5763</text:p>
          </table:table-cell>
          <table:table-cell table:number-columns-repeated="1012"/>
        </table:table-row>
        <table:table-row table:style-name="ro1">
          <table:table-cell table:style-name="ce4" office:value-type="float" office:value="15.1499999999999">
            <text:p>15.1500</text:p>
          </table:table-cell>
          <table:table-cell table:formula="of:=SIN([.A303])" office:value-type="float" office:value="0.529459465720549">
            <text:p>0.5295</text:p>
          </table:table-cell>
          <table:table-cell/>
          <table:table-cell office:value-type="float" office:value="0.71012215346801">
            <text:p>0.7101</text:p>
          </table:table-cell>
          <table:table-cell office:value-type="float" office:value="0.52953084003814">
            <text:p>0.5295</text:p>
          </table:table-cell>
          <table:table-cell office:value-type="float" office:value="0.63272359618345">
            <text:p>0.6327</text:p>
          </table:table-cell>
          <table:table-cell office:value-type="float" office:value="0.52256271539655">
            <text:p>0.5226</text:p>
          </table:table-cell>
          <table:table-cell/>
          <table:table-cell office:value-type="float" office:value="0.65081104636225">
            <text:p>0.6508</text:p>
          </table:table-cell>
          <table:table-cell office:value-type="float" office:value="0.51649994394676">
            <text:p>0.5165</text:p>
          </table:table-cell>
          <table:table-cell office:value-type="float" office:value="0.64930180912264">
            <text:p>0.6493</text:p>
          </table:table-cell>
          <table:table-cell office:value-type="float" office:value="0.53486987106111">
            <text:p>0.5349</text:p>
          </table:table-cell>
          <table:table-cell table:number-columns-repeated="1012"/>
        </table:table-row>
        <table:table-row table:style-name="ro1">
          <table:table-cell office:value-type="float" office:value="15.1999999999999">
            <text:p>15.2000</text:p>
          </table:table-cell>
          <table:table-cell table:formula="of:=SIN([.A304])" office:value-type="float" office:value="0.486398688853887">
            <text:p>0.4864</text:p>
          </table:table-cell>
          <table:table-cell/>
          <table:table-cell office:value-type="float" office:value="0.72858392884996">
            <text:p>0.7286</text:p>
          </table:table-cell>
          <table:table-cell office:value-type="float" office:value="0.48452213315692">
            <text:p>0.4845</text:p>
          </table:table-cell>
          <table:table-cell office:value-type="float" office:value="0.61580349590287">
            <text:p>0.6158</text:p>
          </table:table-cell>
          <table:table-cell office:value-type="float" office:value="0.47529063141469">
            <text:p>0.4753</text:p>
          </table:table-cell>
          <table:table-cell/>
          <table:table-cell office:value-type="float" office:value="0.68367918555448">
            <text:p>0.6837</text:p>
          </table:table-cell>
          <table:table-cell office:value-type="float" office:value="0.46947669372623">
            <text:p>0.4695</text:p>
          </table:table-cell>
          <table:table-cell office:value-type="float" office:value="0.65504602103035">
            <text:p>0.6550</text:p>
          </table:table-cell>
          <table:table-cell office:value-type="float" office:value="0.49193935016037">
            <text:p>0.4919</text:p>
          </table:table-cell>
          <table:table-cell table:number-columns-repeated="1012"/>
        </table:table-row>
        <table:table-row table:style-name="ro1">
          <table:table-cell table:style-name="ce4" office:value-type="float" office:value="15.2499999999999">
            <text:p>15.2500</text:p>
          </table:table-cell>
          <table:table-cell table:formula="of:=SIN([.A305])" office:value-type="float" office:value="0.442122168576629">
            <text:p>0.4421</text:p>
          </table:table-cell>
          <table:table-cell/>
          <table:table-cell office:value-type="float" office:value="0.77426460182365">
            <text:p>0.7743</text:p>
          </table:table-cell>
          <table:table-cell office:value-type="float" office:value="0.437998839391">
            <text:p>0.4380</text:p>
          </table:table-cell>
          <table:table-cell office:value-type="float" office:value="0.5983576003461">
            <text:p>0.5984</text:p>
          </table:table-cell>
          <table:table-cell office:value-type="float" office:value="0.4251572082208">
            <text:p>0.4252</text:p>
          </table:table-cell>
          <table:table-cell/>
          <table:table-cell office:value-type="float" office:value="0.64603747602244">
            <text:p>0.6460</text:p>
          </table:table-cell>
          <table:table-cell office:value-type="float" office:value="0.42029906543087">
            <text:p>0.4203</text:p>
          </table:table-cell>
          <table:table-cell office:value-type="float" office:value="0.68064661238039">
            <text:p>0.6806</text:p>
          </table:table-cell>
          <table:table-cell office:value-type="float" office:value="0.44705448096134">
            <text:p>0.4471</text:p>
          </table:table-cell>
          <table:table-cell table:number-columns-repeated="1012"/>
        </table:table-row>
        <table:table-row table:style-name="ro1">
          <table:table-cell office:value-type="float" office:value="15.2999999999999">
            <text:p>15.3000</text:p>
          </table:table-cell>
          <table:table-cell table:formula="of:=SIN([.A306])" office:value-type="float" office:value="0.396740573130705">
            <text:p>0.3967</text:p>
          </table:table-cell>
          <table:table-cell/>
          <table:table-cell office:value-type="float" office:value="0.82867465004275">
            <text:p>0.8287</text:p>
          </table:table-cell>
          <table:table-cell office:value-type="float" office:value="0.38987962171491">
            <text:p>0.3899</text:p>
          </table:table-cell>
          <table:table-cell office:value-type="float" office:value="0.57111079278744">
            <text:p>0.5711</text:p>
          </table:table-cell>
          <table:table-cell office:value-type="float" office:value="0.3717419082606">
            <text:p>0.3717</text:p>
          </table:table-cell>
          <table:table-cell/>
          <table:table-cell office:value-type="float" office:value="0.69215186751883">
            <text:p>0.6922</text:p>
          </table:table-cell>
          <table:table-cell office:value-type="float" office:value="0.36843709530397">
            <text:p>0.3684</text:p>
          </table:table-cell>
          <table:table-cell office:value-type="float" office:value="0.67375077267184">
            <text:p>0.6738</text:p>
          </table:table-cell>
          <table:table-cell office:value-type="float" office:value="0.40024887770263">
            <text:p>0.4002</text:p>
          </table:table-cell>
          <table:table-cell table:number-columns-repeated="1012"/>
        </table:table-row>
        <table:table-row table:style-name="ro1">
          <table:table-cell table:style-name="ce4" office:value-type="float" office:value="15.3499999999999">
            <text:p>15.3500</text:p>
          </table:table-cell>
          <table:table-cell table:formula="of:=SIN([.A307])" office:value-type="float" office:value="0.350367332870449">
            <text:p>0.3504</text:p>
          </table:table-cell>
          <table:table-cell/>
          <table:table-cell office:value-type="float" office:value="0.86691224097449">
            <text:p>0.8669</text:p>
          </table:table-cell>
          <table:table-cell office:value-type="float" office:value="0.33932419862973">
            <text:p>0.3393</text:p>
          </table:table-cell>
          <table:table-cell office:value-type="float" office:value="0.55222180865922">
            <text:p>0.5522</text:p>
          </table:table-cell>
          <table:table-cell office:value-type="float" office:value="0.31477482656086">
            <text:p>0.3148</text:p>
          </table:table-cell>
          <table:table-cell/>
          <table:table-cell office:value-type="float" office:value="0.65095211659763">
            <text:p>0.6510</text:p>
          </table:table-cell>
          <table:table-cell office:value-type="float" office:value="0.31400488691281">
            <text:p>0.3140</text:p>
          </table:table-cell>
          <table:table-cell office:value-type="float" office:value="0.70609935573728">
            <text:p>0.7061</text:p>
          </table:table-cell>
          <table:table-cell office:value-type="float" office:value="0.35130693867191">
            <text:p>0.3513</text:p>
          </table:table-cell>
          <table:table-cell table:number-columns-repeated="1012"/>
        </table:table-row>
        <table:table-row table:style-name="ro1">
          <table:table-cell office:value-type="float" office:value="15.3999999999999">
            <text:p>15.4000</text:p>
          </table:table-cell>
          <table:table-cell table:formula="of:=SIN([.A308])" office:value-type="float" office:value="0.303118356745797">
            <text:p>0.3031</text:p>
          </table:table-cell>
          <table:table-cell/>
          <table:table-cell office:value-type="float" office:value="0.89943561517467">
            <text:p>0.8994</text:p>
          </table:table-cell>
          <table:table-cell office:value-type="float" office:value="0.28648212340817">
            <text:p>0.2865</text:p>
          </table:table-cell>
          <table:table-cell office:value-type="float" office:value="0.52759043766176">
            <text:p>0.5276</text:p>
          </table:table-cell>
          <table:table-cell office:value-type="float" office:value="0.25355911204259">
            <text:p>0.2536</text:p>
          </table:table-cell>
          <table:table-cell/>
          <table:table-cell office:value-type="float" office:value="0.7018213008956">
            <text:p>0.7018</text:p>
          </table:table-cell>
          <table:table-cell office:value-type="float" office:value="0.2570389317587">
            <text:p>0.2570</text:p>
          </table:table-cell>
          <table:table-cell office:value-type="float" office:value="0.72595338615833">
            <text:p>0.7260</text:p>
          </table:table-cell>
          <table:table-cell office:value-type="float" office:value="0.30002430346423">
            <text:p>0.3000</text:p>
          </table:table-cell>
          <table:table-cell table:number-columns-repeated="1012"/>
        </table:table-row>
        <table:table-row table:style-name="ro1">
          <table:table-cell table:style-name="ce4" office:value-type="float" office:value="15.4499999999999">
            <text:p>15.4500</text:p>
          </table:table-cell>
          <table:table-cell table:formula="of:=SIN([.A309])" office:value-type="float" office:value="0.255111742590271">
            <text:p>0.2551</text:p>
          </table:table-cell>
          <table:table-cell/>
          <table:table-cell office:value-type="float" office:value="0.91250052939364">
            <text:p>0.9125</text:p>
          </table:table-cell>
          <table:table-cell office:value-type="float" office:value="0.23153886074907">
            <text:p>0.2315</text:p>
          </table:table-cell>
          <table:table-cell office:value-type="float" office:value="0.50510940724246">
            <text:p>0.5051</text:p>
          </table:table-cell>
          <table:table-cell office:value-type="float" office:value="0.18731560809744">
            <text:p>0.1873</text:p>
          </table:table-cell>
          <table:table-cell/>
          <table:table-cell office:value-type="float" office:value="0.64918279253803">
            <text:p>0.6492</text:p>
          </table:table-cell>
          <table:table-cell office:value-type="float" office:value="0.19747025556402">
            <text:p>0.1975</text:p>
          </table:table-cell>
          <table:table-cell office:value-type="float" office:value="0.74162771461674">
            <text:p>0.7416</text:p>
          </table:table-cell>
          <table:table-cell office:value-type="float" office:value="0.24607030343953">
            <text:p>0.2461</text:p>
          </table:table-cell>
          <table:table-cell table:number-columns-repeated="1012"/>
        </table:table-row>
        <table:table-row table:style-name="ro1">
          <table:table-cell office:value-type="float" office:value="15.4999999999999">
            <text:p>15.5000</text:p>
          </table:table-cell>
          <table:table-cell table:formula="of:=SIN([.A310])" office:value-type="float" office:value="0.206467481937894">
            <text:p>0.2065</text:p>
          </table:table-cell>
          <table:table-cell/>
          <table:table-cell office:value-type="float" office:value="0.90209617199602">
            <text:p>0.9021</text:p>
          </table:table-cell>
          <table:table-cell office:value-type="float" office:value="0.17407475812285">
            <text:p>0.1741</text:p>
          </table:table-cell>
          <table:table-cell office:value-type="float" office:value="0.48537949180168">
            <text:p>0.4854</text:p>
          </table:table-cell>
          <table:table-cell office:value-type="float" office:value="0.11489761186504">
            <text:p>0.1149</text:p>
          </table:table-cell>
          <table:table-cell/>
          <table:table-cell office:value-type="float" office:value="0.74117291894354">
            <text:p>0.7412</text:p>
          </table:table-cell>
          <table:table-cell office:value-type="float" office:value="0.13490297535233">
            <text:p>0.1349</text:p>
          </table:table-cell>
          <table:table-cell office:value-type="float" office:value="0.77897616407651">
            <text:p>0.7790</text:p>
          </table:table-cell>
          <table:table-cell office:value-type="float" office:value="0.18893144593739">
            <text:p>0.1889</text:p>
          </table:table-cell>
          <table:table-cell table:number-columns-repeated="1012"/>
        </table:table-row>
        <table:table-row table:style-name="ro1">
          <table:table-cell table:style-name="ce4" office:value-type="float" office:value="15.5499999999999">
            <text:p>15.5500</text:p>
          </table:table-cell>
          <table:table-cell table:formula="of:=SIN([.A311])" office:value-type="float" office:value="0.15730716010686">
            <text:p>0.1573</text:p>
          </table:table-cell>
          <table:table-cell/>
          <table:table-cell office:value-type="float" office:value="0.8886018537307">
            <text:p>0.8886</text:p>
          </table:table-cell>
          <table:table-cell office:value-type="float" office:value="0.11320117573478">
            <text:p>0.1132</text:p>
          </table:table-cell>
          <table:table-cell office:value-type="float" office:value="0.45701996167989">
            <text:p>0.4570</text:p>
          </table:table-cell>
          <table:table-cell office:value-type="float" office:value="0.034779738658191">
            <text:p>0.0348</text:p>
          </table:table-cell>
          <table:table-cell/>
          <table:table-cell office:value-type="float" office:value="0.67930994215125">
            <text:p>0.6793</text:p>
          </table:table-cell>
          <table:table-cell office:value-type="float" office:value="0.069596022208187">
            <text:p>0.0696</text:p>
          </table:table-cell>
          <table:table-cell office:value-type="float" office:value="0.78982962830477">
            <text:p>0.7898</text:p>
          </table:table-cell>
          <table:table-cell office:value-type="float" office:value="0.1275574531929">
            <text:p>0.1276</text:p>
          </table:table-cell>
          <table:table-cell table:number-columns-repeated="1012"/>
        </table:table-row>
        <table:table-row table:style-name="ro1">
          <table:table-cell office:value-type="float" office:value="15.5999999999999">
            <text:p>15.6000</text:p>
          </table:table-cell>
          <table:table-cell table:formula="of:=SIN([.A312])" office:value-type="float" office:value="0.107753652299543">
            <text:p>0.1078</text:p>
          </table:table-cell>
          <table:table-cell/>
          <table:table-cell office:value-type="float" office:value="0.87509373808587">
            <text:p>0.8751</text:p>
          </table:table-cell>
          <table:table-cell office:value-type="float" office:value="0.048610491792498">
            <text:p>0.0486</text:p>
          </table:table-cell>
          <table:table-cell office:value-type="float" office:value="0.42719160523469">
            <text:p>0.4272</text:p>
          </table:table-cell>
          <table:table-cell office:value-type="float" office:value="-0.05453082398285">
            <text:p>-0.0545</text:p>
          </table:table-cell>
          <table:table-cell/>
          <table:table-cell office:value-type="float" office:value="0.77258168831887">
            <text:p>0.7726</text:p>
          </table:table-cell>
          <table:table-cell office:value-type="float" office:value="0.0018156816948054">
            <text:p>0.0018</text:p>
          </table:table-cell>
          <table:table-cell office:value-type="float" office:value="0.80851848377142">
            <text:p>0.8085</text:p>
          </table:table-cell>
          <table:table-cell office:value-type="float" office:value="0.060727118561204">
            <text:p>0.0607</text:p>
          </table:table-cell>
          <table:table-cell table:number-columns-repeated="1012"/>
        </table:table-row>
        <table:table-row table:style-name="ro1">
          <table:table-cell table:style-name="ce4" office:value-type="float" office:value="15.6499999999999">
            <text:p>15.6500</text:p>
          </table:table-cell>
          <table:table-cell table:formula="of:=SIN([.A313])" office:value-type="float" office:value="0.0579308164784941">
            <text:p>0.0579</text:p>
          </table:table-cell>
          <table:table-cell/>
          <table:table-cell office:value-type="float" office:value="0.84952793415167">
            <text:p>0.8495</text:p>
          </table:table-cell>
          <table:table-cell office:value-type="float" office:value="-0.019461870536787">
            <text:p>-0.0195</text:p>
          </table:table-cell>
          <table:table-cell office:value-type="float" office:value="0.39539216867053">
            <text:p>0.3954</text:p>
          </table:table-cell>
          <table:table-cell office:value-type="float" office:value="-0.15311109103325">
            <text:p>-0.1531</text:p>
          </table:table-cell>
          <table:table-cell/>
          <table:table-cell office:value-type="float" office:value="0.688908891284">
            <text:p>0.6889</text:p>
          </table:table-cell>
          <table:table-cell office:value-type="float" office:value="-0.069021151073084">
            <text:p>-0.0690</text:p>
          </table:table-cell>
          <table:table-cell office:value-type="float" office:value="0.82590208518509">
            <text:p>0.8259</text:p>
          </table:table-cell>
          <table:table-cell office:value-type="float" office:value="-0.012643500090411">
            <text:p>-0.0126</text:p>
          </table:table-cell>
          <table:table-cell table:number-columns-repeated="1012"/>
        </table:table-row>
        <table:table-row table:style-name="ro1">
          <table:table-cell office:value-type="float" office:value="15.6999999999999">
            <text:p>15.7000</text:p>
          </table:table-cell>
          <table:table-cell table:formula="of:=SIN([.A314])" office:value-type="float" office:value="0.00796318378603682">
            <text:p>0.0080</text:p>
          </table:table-cell>
          <table:table-cell/>
          <table:table-cell office:value-type="float" office:value="0.82027611983418">
            <text:p>0.8203</text:p>
          </table:table-cell>
          <table:table-cell office:value-type="float" office:value="-0.09128344519036">
            <text:p>-0.0913</text:p>
          </table:table-cell>
          <table:table-cell office:value-type="float" office:value="0.35826115082095">
            <text:p>0.3583</text:p>
          </table:table-cell>
          <table:table-cell office:value-type="float" office:value="-0.25526388697064">
            <text:p>-0.2553</text:p>
          </table:table-cell>
          <table:table-cell/>
          <table:table-cell office:value-type="float" office:value="0.79404244999042">
            <text:p>0.7940</text:p>
          </table:table-cell>
          <table:table-cell office:value-type="float" office:value="-0.14194919857907">
            <text:p>-0.1419</text:p>
          </table:table-cell>
          <table:table-cell office:value-type="float" office:value="0.82677043608258">
            <text:p>0.8268</text:p>
          </table:table-cell>
          <table:table-cell office:value-type="float" office:value="-0.09379422281185">
            <text:p>-0.0938</text:p>
          </table:table-cell>
          <table:table-cell table:number-columns-repeated="1012"/>
        </table:table-row>
        <table:table-row table:style-name="ro1">
          <table:table-cell table:style-name="ce4" office:value-type="float" office:value="15.7499999999999">
            <text:p>15.7500</text:p>
          </table:table-cell>
          <table:table-cell table:formula="of:=SIN([.A315])" office:value-type="float" office:value="-0.0420243527187414">
            <text:p>-0.0420</text:p>
          </table:table-cell>
          <table:table-cell/>
          <table:table-cell office:value-type="float" office:value="0.79905506869318">
            <text:p>0.7991</text:p>
          </table:table-cell>
          <table:table-cell office:value-type="float" office:value="-0.16568545059489">
            <text:p>-0.1657</text:p>
          </table:table-cell>
          <table:table-cell office:value-type="float" office:value="0.32125924419571">
            <text:p>0.3213</text:p>
          </table:table-cell>
          <table:table-cell office:value-type="float" office:value="-0.34511365008945">
            <text:p>-0.3451</text:p>
          </table:table-cell>
          <table:table-cell/>
          <table:table-cell office:value-type="float" office:value="0.70086459406068">
            <text:p>0.7009</text:p>
          </table:table-cell>
          <table:table-cell office:value-type="float" office:value="-0.21296906326756">
            <text:p>-0.2130</text:p>
          </table:table-cell>
          <table:table-cell office:value-type="float" office:value="0.83636981659691">
            <text:p>0.8364</text:p>
          </table:table-cell>
          <table:table-cell office:value-type="float" office:value="-0.18131694819419">
            <text:p>-0.1813</text:p>
          </table:table-cell>
          <table:table-cell table:number-columns-repeated="1012"/>
        </table:table-row>
        <table:table-row table:style-name="ro1">
          <table:table-cell office:value-type="float" office:value="15.7999999999999">
            <text:p>15.8000</text:p>
          </table:table-cell>
          <table:table-cell table:formula="of:=SIN([.A316])" office:value-type="float" office:value="-0.0919068502275808">
            <text:p>-0.0919</text:p>
          </table:table-cell>
          <table:table-cell/>
          <table:table-cell office:value-type="float" office:value="0.78168985414855">
            <text:p>0.7817</text:p>
          </table:table-cell>
          <table:table-cell office:value-type="float" office:value="-0.23702098915783">
            <text:p>-0.2370</text:p>
          </table:table-cell>
          <table:table-cell office:value-type="float" office:value="0.28019417316154">
            <text:p>0.2802</text:p>
          </table:table-cell>
          <table:table-cell office:value-type="float" office:value="-0.4105837618249">
            <text:p>-0.4106</text:p>
          </table:table-cell>
          <table:table-cell/>
          <table:table-cell office:value-type="float" office:value="0.80713279328332">
            <text:p>0.8071</text:p>
          </table:table-cell>
          <table:table-cell office:value-type="float" office:value="-0.27528656627872">
            <text:p>-0.2753</text:p>
          </table:table-cell>
          <table:table-cell office:value-type="float" office:value="0.8366181763284">
            <text:p>0.8366</text:p>
          </table:table-cell>
          <table:table-cell office:value-type="float" office:value="-0.26615823114935">
            <text:p>-0.2662</text:p>
          </table:table-cell>
          <table:table-cell table:number-columns-repeated="1012"/>
        </table:table-row>
        <table:table-row table:style-name="ro1">
          <table:table-cell table:style-name="ce4" office:value-type="float" office:value="15.8499999999999">
            <text:p>15.8500</text:p>
          </table:table-cell>
          <table:table-cell table:formula="of:=SIN([.A317])" office:value-type="float" office:value="-0.141559628475015">
            <text:p>-0.1416</text:p>
          </table:table-cell>
          <table:table-cell/>
          <table:table-cell office:value-type="float" office:value="0.77109666647038">
            <text:p>0.7711</text:p>
          </table:table-cell>
          <table:table-cell office:value-type="float" office:value="-0.29648323053125">
            <text:p>-0.2965</text:p>
          </table:table-cell>
          <table:table-cell office:value-type="float" office:value="0.23593601369699">
            <text:p>0.2359</text:p>
          </table:table-cell>
          <table:table-cell office:value-type="float" office:value="-0.46138276761332">
            <text:p>-0.4614</text:p>
          </table:table-cell>
          <table:table-cell/>
          <table:table-cell office:value-type="float" office:value="0.69947716220302">
            <text:p>0.6995</text:p>
          </table:table-cell>
          <table:table-cell office:value-type="float" office:value="-0.32483426260538">
            <text:p>-0.3248</text:p>
          </table:table-cell>
          <table:table-cell office:value-type="float" office:value="0.83251211759029">
            <text:p>0.8325</text:p>
          </table:table-cell>
          <table:table-cell office:value-type="float" office:value="-0.33246780440753">
            <text:p>-0.3325</text:p>
          </table:table-cell>
          <table:table-cell table:number-columns-repeated="1012"/>
        </table:table-row>
        <table:table-row table:style-name="ro1">
          <table:table-cell office:value-type="float" office:value="15.8999999999999">
            <text:p>15.9000</text:p>
          </table:table-cell>
          <table:table-cell table:formula="of:=SIN([.A318])" office:value-type="float" office:value="-0.190858581374092">
            <text:p>-0.1909</text:p>
          </table:table-cell>
          <table:table-cell/>
          <table:table-cell office:value-type="float" office:value="0.77322670918971">
            <text:p>0.7732</text:p>
          </table:table-cell>
          <table:table-cell office:value-type="float" office:value="-0.34285571976622">
            <text:p>-0.3429</text:p>
          </table:table-cell>
          <table:table-cell office:value-type="float" office:value="0.19022690410911">
            <text:p>0.1902</text:p>
          </table:table-cell>
          <table:table-cell office:value-type="float" office:value="-0.50980210129451">
            <text:p>-0.5098</text:p>
          </table:table-cell>
          <table:table-cell/>
          <table:table-cell office:value-type="float" office:value="0.82317563005203">
            <text:p>0.8232</text:p>
          </table:table-cell>
          <table:table-cell office:value-type="float" office:value="-0.36732097348695">
            <text:p>-0.3673</text:p>
          </table:table-cell>
          <table:table-cell office:value-type="float" office:value="0.83258118462417">
            <text:p>0.8326</text:p>
          </table:table-cell>
          <table:table-cell office:value-type="float" office:value="-0.37808173491102">
            <text:p>-0.3781</text:p>
          </table:table-cell>
          <table:table-cell table:number-columns-repeated="1012"/>
        </table:table-row>
        <table:table-row table:style-name="ro1">
          <table:table-cell table:style-name="ce4" office:value-type="float" office:value="15.9499999999999">
            <text:p>15.9500</text:p>
          </table:table-cell>
          <table:table-cell table:formula="of:=SIN([.A319])" office:value-type="float" office:value="-0.239680487216959">
            <text:p>-0.2397</text:p>
          </table:table-cell>
          <table:table-cell/>
          <table:table-cell office:value-type="float" office:value="0.78082814867991">
            <text:p>0.7808</text:p>
          </table:table-cell>
          <table:table-cell office:value-type="float" office:value="-0.38504229083487">
            <text:p>-0.3850</text:p>
          </table:table-cell>
          <table:table-cell office:value-type="float" office:value="0.13992542605589">
            <text:p>0.1399</text:p>
          </table:table-cell>
          <table:table-cell office:value-type="float" office:value="-0.55661448924363">
            <text:p>-0.5566</text:p>
          </table:table-cell>
          <table:table-cell/>
          <table:table-cell office:value-type="float" office:value="0.70684241705221">
            <text:p>0.7068</text:p>
          </table:table-cell>
          <table:table-cell office:value-type="float" office:value="-0.41137906314756">
            <text:p>-0.4114</text:p>
          </table:table-cell>
          <table:table-cell office:value-type="float" office:value="0.8240839918801">
            <text:p>0.8241</text:p>
          </table:table-cell>
          <table:table-cell office:value-type="float" office:value="-0.41593506802647">
            <text:p>-0.4159</text:p>
          </table:table-cell>
          <table:table-cell table:number-columns-repeated="1012"/>
        </table:table-row>
        <table:table-row table:style-name="ro1">
          <table:table-cell office:value-type="float" office:value="15.9999999999999">
            <text:p>16.0000</text:p>
          </table:table-cell>
          <table:table-cell table:formula="of:=SIN([.A320])" office:value-type="float" office:value="-0.28790331666497">
            <text:p>-0.2879</text:p>
          </table:table-cell>
          <table:table-cell/>
          <table:table-cell office:value-type="float" office:value="0.79299550320578">
            <text:p>0.7930</text:p>
          </table:table-cell>
          <table:table-cell office:value-type="float" office:value="-0.42860609115023">
            <text:p>-0.4286</text:p>
          </table:table-cell>
          <table:table-cell office:value-type="float" office:value="0.089090854531709">
            <text:p>0.0891</text:p>
          </table:table-cell>
          <table:table-cell office:value-type="float" office:value="-0.59787893715153">
            <text:p>-0.5979</text:p>
          </table:table-cell>
          <table:table-cell/>
          <table:table-cell office:value-type="float" office:value="0.8284582666963">
            <text:p>0.8285</text:p>
          </table:table-cell>
          <table:table-cell office:value-type="float" office:value="-0.45898301135473">
            <text:p>-0.4590</text:p>
          </table:table-cell>
          <table:table-cell office:value-type="float" office:value="0.81797345592215">
            <text:p>0.8180</text:p>
          </table:table-cell>
          <table:table-cell office:value-type="float" office:value="-0.45415958631383">
            <text:p>-0.4542</text:p>
          </table:table-cell>
          <table:table-cell table:number-columns-repeated="1012"/>
        </table:table-row>
        <table:table-row table:style-name="ro1">
          <table:table-cell table:style-name="ce4" office:value-type="float" office:value="16.0499999999999">
            <text:p>16.0500</text:p>
          </table:table-cell>
          <table:table-cell table:formula="of:=SIN([.A321])" office:value-type="float" office:value="-0.335406537758468">
            <text:p>-0.3354</text:p>
          </table:table-cell>
          <table:table-cell/>
          <table:table-cell office:value-type="float" office:value="0.81526562114752">
            <text:p>0.8153</text:p>
          </table:table-cell>
          <table:table-cell office:value-type="float" office:value="-0.47172984895439">
            <text:p>-0.4717</text:p>
          </table:table-cell>
          <table:table-cell office:value-type="float" office:value="0.037949584829063">
            <text:p>0.0379</text:p>
          </table:table-cell>
          <table:table-cell office:value-type="float" office:value="-0.63189256054823">
            <text:p>-0.6319</text:p>
          </table:table-cell>
          <table:table-cell/>
          <table:table-cell office:value-type="float" office:value="0.69510674820163">
            <text:p>0.6951</text:p>
          </table:table-cell>
          <table:table-cell office:value-type="float" office:value="-0.50698558749846">
            <text:p>-0.5070</text:p>
          </table:table-cell>
          <table:table-cell office:value-type="float" office:value="0.81220769246757">
            <text:p>0.8122</text:p>
          </table:table-cell>
          <table:table-cell office:value-type="float" office:value="-0.49401283761587">
            <text:p>-0.4940</text:p>
          </table:table-cell>
          <table:table-cell table:number-columns-repeated="1012"/>
        </table:table-row>
        <table:table-row table:style-name="ro1">
          <table:table-cell office:value-type="float" office:value="16.0999999999999">
            <text:p>16.1000</text:p>
          </table:table-cell>
          <table:table-cell table:formula="of:=SIN([.A322])" office:value-type="float" office:value="-0.382071417183914">
            <text:p>-0.3821</text:p>
          </table:table-cell>
          <table:table-cell/>
          <table:table-cell office:value-type="float" office:value="0.8392082417585">
            <text:p>0.8392</text:p>
          </table:table-cell>
          <table:table-cell office:value-type="float" office:value="-0.51199950672057">
            <text:p>-0.5120</text:p>
          </table:table-cell>
          <table:table-cell office:value-type="float" office:value="-0.014258200110371">
            <text:p>-0.0143</text:p>
          </table:table-cell>
          <table:table-cell office:value-type="float" office:value="-0.66044917624228">
            <text:p>-0.6604</text:p>
          </table:table-cell>
          <table:table-cell/>
          <table:table-cell office:value-type="float" office:value="0.82833945423906">
            <text:p>0.8283</text:p>
          </table:table-cell>
          <table:table-cell office:value-type="float" office:value="-0.55188410939861">
            <text:p>-0.5519</text:p>
          </table:table-cell>
          <table:table-cell office:value-type="float" office:value="0.80231332055726">
            <text:p>0.8023</text:p>
          </table:table-cell>
          <table:table-cell office:value-type="float" office:value="-0.5344066838878">
            <text:p>-0.5344</text:p>
          </table:table-cell>
          <table:table-cell table:number-columns-repeated="1012"/>
        </table:table-row>
        <table:table-row table:style-name="ro1">
          <table:table-cell table:style-name="ce4" office:value-type="float" office:value="16.1499999999999">
            <text:p>16.1500</text:p>
          </table:table-cell>
          <table:table-cell table:formula="of:=SIN([.A323])" office:value-type="float" office:value="-0.427781317045351">
            <text:p>-0.4278</text:p>
          </table:table-cell>
          <table:table-cell/>
          <table:table-cell office:value-type="float" office:value="0.85669374172775">
            <text:p>0.8567</text:p>
          </table:table-cell>
          <table:table-cell office:value-type="float" office:value="-0.54973808307084">
            <text:p>-0.5497</text:p>
          </table:table-cell>
          <table:table-cell office:value-type="float" office:value="-0.064859670355925">
            <text:p>-0.0649</text:p>
          </table:table-cell>
          <table:table-cell office:value-type="float" office:value="-0.68667847823849">
            <text:p>-0.6867</text:p>
          </table:table-cell>
          <table:table-cell/>
          <table:table-cell office:value-type="float" office:value="0.68489098282208">
            <text:p>0.6849</text:p>
          </table:table-cell>
          <table:table-cell office:value-type="float" office:value="-0.59208001877366">
            <text:p>-0.5921</text:p>
          </table:table-cell>
          <table:table-cell office:value-type="float" office:value="0.79704543543374">
            <text:p>0.7970</text:p>
          </table:table-cell>
          <table:table-cell office:value-type="float" office:value="-0.57365250405281">
            <text:p>-0.5737</text:p>
          </table:table-cell>
          <table:table-cell table:number-columns-repeated="1012"/>
        </table:table-row>
        <table:table-row table:style-name="ro1">
          <table:table-cell office:value-type="float" office:value="16.1999999999999">
            <text:p>16.2000</text:p>
          </table:table-cell>
          <table:table-cell table:formula="of:=SIN([.A324])" office:value-type="float" office:value="-0.472421986398379">
            <text:p>-0.4724</text:p>
          </table:table-cell>
          <table:table-cell/>
          <table:table-cell office:value-type="float" office:value="0.86946060861668">
            <text:p>0.8695</text:p>
          </table:table-cell>
          <table:table-cell office:value-type="float" office:value="-0.58480576581983">
            <text:p>-0.5848</text:p>
          </table:table-cell>
          <table:table-cell office:value-type="float" office:value="-0.11562586259177">
            <text:p>-0.1156</text:p>
          </table:table-cell>
          <table:table-cell office:value-type="float" office:value="-0.71129493682784">
            <text:p>-0.7113</text:p>
          </table:table-cell>
          <table:table-cell/>
          <table:table-cell office:value-type="float" office:value="0.82659449827894">
            <text:p>0.8266</text:p>
          </table:table-cell>
          <table:table-cell office:value-type="float" office:value="-0.62799083895675">
            <text:p>-0.6280</text:p>
          </table:table-cell>
          <table:table-cell office:value-type="float" office:value="0.79013341173809">
            <text:p>0.7901</text:p>
          </table:table-cell>
          <table:table-cell office:value-type="float" office:value="-0.60976112576152">
            <text:p>-0.6098</text:p>
          </table:table-cell>
          <table:table-cell table:number-columns-repeated="1012"/>
        </table:table-row>
        <table:table-row table:style-name="ro1">
          <table:table-cell table:style-name="ce4" office:value-type="float" office:value="16.2499999999999">
            <text:p>16.2500</text:p>
          </table:table-cell>
          <table:table-cell table:formula="of:=SIN([.A325])" office:value-type="float" office:value="-0.515881846818024">
            <text:p>-0.5159</text:p>
          </table:table-cell>
          <table:table-cell/>
          <table:table-cell office:value-type="float" office:value="0.87581530568629">
            <text:p>0.8758</text:p>
          </table:table-cell>
          <table:table-cell office:value-type="float" office:value="-0.61585033645395">
            <text:p>-0.6159</text:p>
          </table:table-cell>
          <table:table-cell office:value-type="float" office:value="-0.16555735958445">
            <text:p>-0.1656</text:p>
          </table:table-cell>
          <table:table-cell office:value-type="float" office:value="-0.73273694201989">
            <text:p>-0.7327</text:p>
          </table:table-cell>
          <table:table-cell/>
          <table:table-cell office:value-type="float" office:value="0.66349834115701">
            <text:p>0.6635</text:p>
          </table:table-cell>
          <table:table-cell office:value-type="float" office:value="-0.66141560544037">
            <text:p>-0.6614</text:p>
          </table:table-cell>
          <table:table-cell office:value-type="float" office:value="0.78344835709743">
            <text:p>0.7834</text:p>
          </table:table-cell>
          <table:table-cell office:value-type="float" office:value="-0.64134433342841">
            <text:p>-0.6413</text:p>
          </table:table-cell>
          <table:table-cell table:number-columns-repeated="1012"/>
        </table:table-row>
        <table:table-row table:style-name="ro1">
          <table:table-cell office:value-type="float" office:value="16.2999999999999">
            <text:p>16.3000</text:p>
          </table:table-cell>
          <table:table-cell table:formula="of:=SIN([.A326])" office:value-type="float" office:value="-0.558052271286697">
            <text:p>-0.5581</text:p>
          </table:table-cell>
          <table:table-cell/>
          <table:table-cell office:value-type="float" office:value="0.87455699933621">
            <text:p>0.8746</text:p>
          </table:table-cell>
          <table:table-cell office:value-type="float" office:value="-0.64354517695361">
            <text:p>-0.6435</text:p>
          </table:table-cell>
          <table:table-cell office:value-type="float" office:value="-0.21335787258759">
            <text:p>-0.2134</text:p>
          </table:table-cell>
          <table:table-cell office:value-type="float" office:value="-0.75033078600531">
            <text:p>-0.7503</text:p>
          </table:table-cell>
          <table:table-cell/>
          <table:table-cell office:value-type="float" office:value="0.82750273693077">
            <text:p>0.8275</text:p>
          </table:table-cell>
          <table:table-cell office:value-type="float" office:value="-0.69463776218824">
            <text:p>-0.6946</text:p>
          </table:table-cell>
          <table:table-cell office:value-type="float" office:value="0.78047165069724">
            <text:p>0.7805</text:p>
          </table:table-cell>
          <table:table-cell office:value-type="float" office:value="-0.66909559524308">
            <text:p>-0.6691</text:p>
          </table:table-cell>
          <table:table-cell table:number-columns-repeated="1012"/>
        </table:table-row>
        <table:table-row table:style-name="ro1">
          <table:table-cell table:style-name="ce4" office:value-type="float" office:value="16.3499999999999">
            <text:p>16.3500</text:p>
          </table:table-cell>
          <table:table-cell table:formula="of:=SIN([.A327])" office:value-type="float" office:value="-0.598827855705154">
            <text:p>-0.5988</text:p>
          </table:table-cell>
          <table:table-cell/>
          <table:table-cell office:value-type="float" office:value="0.86954118641318">
            <text:p>0.8695</text:p>
          </table:table-cell>
          <table:table-cell office:value-type="float" office:value="-0.67053876956415">
            <text:p>-0.6705</text:p>
          </table:table-cell>
          <table:table-cell office:value-type="float" office:value="-0.26032570919408">
            <text:p>-0.2603</text:p>
          </table:table-cell>
          <table:table-cell office:value-type="float" office:value="-0.76498715191239">
            <text:p>-0.7650</text:p>
          </table:table-cell>
          <table:table-cell/>
          <table:table-cell office:value-type="float" office:value="0.6450385583762">
            <text:p>0.6450</text:p>
          </table:table-cell>
          <table:table-cell office:value-type="float" office:value="-0.72854681398565">
            <text:p>-0.7285</text:p>
          </table:table-cell>
          <table:table-cell office:value-type="float" office:value="0.77577167102328">
            <text:p>0.7758</text:p>
          </table:table-cell>
          <table:table-cell office:value-type="float" office:value="-0.69534491832233">
            <text:p>-0.6953</text:p>
          </table:table-cell>
          <table:table-cell table:number-columns-repeated="1012"/>
        </table:table-row>
        <table:table-row table:style-name="ro1">
          <table:table-cell office:value-type="float" office:value="16.3999999999999">
            <text:p>16.4000</text:p>
          </table:table-cell>
          <table:table-cell table:formula="of:=SIN([.A328])" office:value-type="float" office:value="-0.638106682347871">
            <text:p>-0.6381</text:p>
          </table:table-cell>
          <table:table-cell/>
          <table:table-cell office:value-type="float" office:value="0.8610207086307">
            <text:p>0.8610</text:p>
          </table:table-cell>
          <table:table-cell office:value-type="float" office:value="-0.6971860025304">
            <text:p>-0.6972</text:p>
          </table:table-cell>
          <table:table-cell office:value-type="float" office:value="-0.30456468594859">
            <text:p>-0.3046</text:p>
          </table:table-cell>
          <table:table-cell office:value-type="float" office:value="-0.77757853477864">
            <text:p>-0.7776</text:p>
          </table:table-cell>
          <table:table-cell/>
          <table:table-cell office:value-type="float" office:value="0.82694310276699">
            <text:p>0.8269</text:p>
          </table:table-cell>
          <table:table-cell office:value-type="float" office:value="-0.7614989135318">
            <text:p>-0.7615</text:p>
          </table:table-cell>
          <table:table-cell office:value-type="float" office:value="0.77386905061143">
            <text:p>0.7739</text:p>
          </table:table-cell>
          <table:table-cell office:value-type="float" office:value="-0.72140033781782">
            <text:p>-0.7214</text:p>
          </table:table-cell>
          <table:table-cell table:number-columns-repeated="1012"/>
        </table:table-row>
        <table:table-row table:style-name="ro1">
          <table:table-cell table:style-name="ce4" office:value-type="float" office:value="16.4499999999999">
            <text:p>16.4500</text:p>
          </table:table-cell>
          <table:table-cell table:formula="of:=SIN([.A329])" office:value-type="float" office:value="-0.675790574604253">
            <text:p>-0.6758</text:p>
          </table:table-cell>
          <table:table-cell/>
          <table:table-cell office:value-type="float" office:value="0.84808229132883">
            <text:p>0.8481</text:p>
          </table:table-cell>
          <table:table-cell office:value-type="float" office:value="-0.72126635902371">
            <text:p>-0.7213</text:p>
          </table:table-cell>
          <table:table-cell office:value-type="float" office:value="-0.34663579754348">
            <text:p>-0.3466</text:p>
          </table:table-cell>
          <table:table-cell office:value-type="float" office:value="-0.78815857316044">
            <text:p>-0.7882</text:p>
          </table:table-cell>
          <table:table-cell/>
          <table:table-cell office:value-type="float" office:value="0.61028276354852">
            <text:p>0.6103</text:p>
          </table:table-cell>
          <table:table-cell office:value-type="float" office:value="-0.79122775573688">
            <text:p>-0.7912</text:p>
          </table:table-cell>
          <table:table-cell office:value-type="float" office:value="0.77356290426308">
            <text:p>0.7736</text:p>
          </table:table-cell>
          <table:table-cell office:value-type="float" office:value="-0.74690773214636">
            <text:p>-0.7469</text:p>
          </table:table-cell>
          <table:table-cell table:number-columns-repeated="1012"/>
        </table:table-row>
        <table:table-row table:style-name="ro1">
          <table:table-cell office:value-type="float" office:value="16.4999999999999">
            <text:p>16.5000</text:p>
          </table:table-cell>
          <table:table-cell table:formula="of:=SIN([.A330])" office:value-type="float" office:value="-0.711785342369053">
            <text:p>-0.7118</text:p>
          </table:table-cell>
          <table:table-cell/>
          <table:table-cell office:value-type="float" office:value="0.83507865628038">
            <text:p>0.8351</text:p>
          </table:table-cell>
          <table:table-cell office:value-type="float" office:value="-0.7421583025916">
            <text:p>-0.7422</text:p>
          </table:table-cell>
          <table:table-cell office:value-type="float" office:value="-0.38710622380406">
            <text:p>-0.3871</text:p>
          </table:table-cell>
          <table:table-cell office:value-type="float" office:value="-0.79636114997364">
            <text:p>-0.7964</text:p>
          </table:table-cell>
          <table:table-cell/>
          <table:table-cell office:value-type="float" office:value="0.82799170403202">
            <text:p>0.8280</text:p>
          </table:table-cell>
          <table:table-cell office:value-type="float" office:value="-0.81722129752495">
            <text:p>-0.8172</text:p>
          </table:table-cell>
          <table:table-cell office:value-type="float" office:value="0.77263526849182">
            <text:p>0.7726</text:p>
          </table:table-cell>
          <table:table-cell office:value-type="float" office:value="-0.77117069861059">
            <text:p>-0.7712</text:p>
          </table:table-cell>
          <table:table-cell table:number-columns-repeated="1012"/>
        </table:table-row>
        <table:table-row table:style-name="ro1">
          <table:table-cell table:style-name="ce4" office:value-type="float" office:value="16.5499999999999">
            <text:p>16.5500</text:p>
          </table:table-cell>
          <table:table-cell table:formula="of:=SIN([.A331])" office:value-type="float" office:value="-0.746001017468571">
            <text:p>-0.7460</text:p>
          </table:table-cell>
          <table:table-cell/>
          <table:table-cell office:value-type="float" office:value="0.82519349879754">
            <text:p>0.8252</text:p>
          </table:table-cell>
          <table:table-cell office:value-type="float" office:value="-0.76126923813332">
            <text:p>-0.7613</text:p>
          </table:table-cell>
          <table:table-cell office:value-type="float" office:value="-0.42456690063944">
            <text:p>-0.4246</text:p>
          </table:table-cell>
          <table:table-cell office:value-type="float" office:value="-0.8020409743088">
            <text:p>-0.8020</text:p>
          </table:table-cell>
          <table:table-cell/>
          <table:table-cell office:value-type="float" office:value="0.57089949662358">
            <text:p>0.5709</text:p>
          </table:table-cell>
          <table:table-cell office:value-type="float" office:value="-0.84060337939199">
            <text:p>-0.8406</text:p>
          </table:table-cell>
          <table:table-cell office:value-type="float" office:value="0.77468145435836">
            <text:p>0.7747</text:p>
          </table:table-cell>
          <table:table-cell office:value-type="float" office:value="-0.79370751821354">
            <text:p>-0.7937</text:p>
          </table:table-cell>
          <table:table-cell table:number-columns-repeated="1012"/>
        </table:table-row>
        <table:table-row table:style-name="ro1">
          <table:table-cell office:value-type="float" office:value="16.5999999999999">
            <text:p>16.6000</text:p>
          </table:table-cell>
          <table:table-cell table:formula="of:=SIN([.A332])" office:value-type="float" office:value="-0.778352078534234">
            <text:p>-0.7784</text:p>
          </table:table-cell>
          <table:table-cell/>
          <table:table-cell office:value-type="float" office:value="0.8175853692554">
            <text:p>0.8176</text:p>
          </table:table-cell>
          <table:table-cell office:value-type="float" office:value="-0.77889904945447">
            <text:p>-0.7789</text:p>
          </table:table-cell>
          <table:table-cell office:value-type="float" office:value="-0.46018015418931">
            <text:p>-0.4602</text:p>
          </table:table-cell>
          <table:table-cell office:value-type="float" office:value="-0.80548263465348">
            <text:p>-0.8055</text:p>
          </table:table-cell>
          <table:table-cell/>
          <table:table-cell office:value-type="float" office:value="0.83234637221229">
            <text:p>0.8323</text:p>
          </table:table-cell>
          <table:table-cell office:value-type="float" office:value="-0.86259969982069">
            <text:p>-0.8626</text:p>
          </table:table-cell>
          <table:table-cell office:value-type="float" office:value="0.77645768772466">
            <text:p>0.7765</text:p>
          </table:table-cell>
          <table:table-cell office:value-type="float" office:value="-0.8142744577983">
            <text:p>-0.8143</text:p>
          </table:table-cell>
          <table:table-cell table:number-columns-repeated="1012"/>
        </table:table-row>
        <table:table-row table:style-name="ro1">
          <table:table-cell table:style-name="ce4" office:value-type="float" office:value="16.6499999999999">
            <text:p>16.6500</text:p>
          </table:table-cell>
          <table:table-cell table:formula="of:=SIN([.A333])" office:value-type="float" office:value="-0.80875766476149">
            <text:p>-0.8088</text:p>
          </table:table-cell>
          <table:table-cell/>
          <table:table-cell office:value-type="float" office:value="0.81323730025299">
            <text:p>0.8132</text:p>
          </table:table-cell>
          <table:table-cell office:value-type="float" office:value="-0.79406118565025">
            <text:p>-0.7941</text:p>
          </table:table-cell>
          <table:table-cell office:value-type="float" office:value="-0.49312724443526">
            <text:p>-0.4931</text:p>
          </table:table-cell>
          <table:table-cell office:value-type="float" office:value="-0.8070121313784">
            <text:p>-0.8070</text:p>
          </table:table-cell>
          <table:table-cell/>
          <table:table-cell office:value-type="float" office:value="0.50725388474502">
            <text:p>0.5073</text:p>
          </table:table-cell>
          <table:table-cell office:value-type="float" office:value="-0.88360534889175">
            <text:p>-0.8836</text:p>
          </table:table-cell>
          <table:table-cell office:value-type="float" office:value="0.77863626280785">
            <text:p>0.7786</text:p>
          </table:table-cell>
          <table:table-cell office:value-type="float" office:value="-0.83290753195793">
            <text:p>-0.8329</text:p>
          </table:table-cell>
          <table:table-cell table:number-columns-repeated="1012"/>
        </table:table-row>
        <table:table-row table:style-name="ro1">
          <table:table-cell office:value-type="float" office:value="16.6999999999999">
            <text:p>16.7000</text:p>
          </table:table-cell>
          <table:table-cell table:formula="of:=SIN([.A334])" office:value-type="float" office:value="-0.837141778019692">
            <text:p>-0.8371</text:p>
          </table:table-cell>
          <table:table-cell/>
          <table:table-cell office:value-type="float" office:value="0.81339618012431">
            <text:p>0.8134</text:p>
          </table:table-cell>
          <table:table-cell office:value-type="float" office:value="-0.80693062207326">
            <text:p>-0.8069</text:p>
          </table:table-cell>
          <table:table-cell office:value-type="float" office:value="-0.52304731104919">
            <text:p>-0.5230</text:p>
          </table:table-cell>
          <table:table-cell office:value-type="float" office:value="-0.8066573065623">
            <text:p>-0.8067</text:p>
          </table:table-cell>
          <table:table-cell/>
          <table:table-cell office:value-type="float" office:value="0.83982588706413">
            <text:p>0.8398</text:p>
          </table:table-cell>
          <table:table-cell office:value-type="float" office:value="-0.90324740068569">
            <text:p>-0.9032</text:p>
          </table:table-cell>
          <table:table-cell office:value-type="float" office:value="0.78233222106719">
            <text:p>0.7823</text:p>
          </table:table-cell>
          <table:table-cell office:value-type="float" office:value="-0.84993898241749">
            <text:p>-0.8499</text:p>
          </table:table-cell>
          <table:table-cell table:number-columns-repeated="1012"/>
        </table:table-row>
        <table:table-row table:style-name="ro1">
          <table:table-cell table:style-name="ce4" office:value-type="float" office:value="16.7499999999999">
            <text:p>16.7500</text:p>
          </table:table-cell>
          <table:table-cell table:formula="of:=SIN([.A335])" office:value-type="float" office:value="-0.863433472807855">
            <text:p>-0.8634</text:p>
          </table:table-cell>
          <table:table-cell/>
          <table:table-cell office:value-type="float" office:value="0.81675080303614">
            <text:p>0.8168</text:p>
          </table:table-cell>
          <table:table-cell office:value-type="float" office:value="-0.81856834850685">
            <text:p>-0.8186</text:p>
          </table:table-cell>
          <table:table-cell office:value-type="float" office:value="-0.55099535226918">
            <text:p>-0.5510</text:p>
          </table:table-cell>
          <table:table-cell office:value-type="float" office:value="-0.80430813772555">
            <text:p>-0.8043</text:p>
          </table:table-cell>
          <table:table-cell/>
          <table:table-cell office:value-type="float" office:value="0.41451369592883">
            <text:p>0.4145</text:p>
          </table:table-cell>
          <table:table-cell office:value-type="float" office:value="-0.92079621875564">
            <text:p>-0.9208</text:p>
          </table:table-cell>
          <table:table-cell office:value-type="float" office:value="0.78489809790422">
            <text:p>0.7849</text:p>
          </table:table-cell>
          <table:table-cell office:value-type="float" office:value="-0.86576811203543">
            <text:p>-0.8658</text:p>
          </table:table-cell>
          <table:table-cell table:number-columns-repeated="1012"/>
        </table:table-row>
        <table:table-row table:style-name="ro1">
          <table:table-cell office:value-type="float" office:value="16.7999999999999">
            <text:p>16.8000</text:p>
          </table:table-cell>
          <table:table-cell table:formula="of:=SIN([.A336])" office:value-type="float" office:value="-0.887567033581459">
            <text:p>-0.8876</text:p>
          </table:table-cell>
          <table:table-cell/>
          <table:table-cell office:value-type="float" office:value="0.82306210042318">
            <text:p>0.8231</text:p>
          </table:table-cell>
          <table:table-cell office:value-type="float" office:value="-0.82873220407594">
            <text:p>-0.8287</text:p>
          </table:table-cell>
          <table:table-cell office:value-type="float" office:value="-0.57593896126204">
            <text:p>-0.5759</text:p>
          </table:table-cell>
          <table:table-cell office:value-type="float" office:value="-0.79997558238622">
            <text:p>-0.8000</text:p>
          </table:table-cell>
          <table:table-cell/>
          <table:table-cell office:value-type="float" office:value="0.84888110035673">
            <text:p>0.8489</text:p>
          </table:table-cell>
          <table:table-cell office:value-type="float" office:value="-0.93558800281368">
            <text:p>-0.9356</text:p>
          </table:table-cell>
          <table:table-cell office:value-type="float" office:value="0.78813956163595">
            <text:p>0.7881</text:p>
          </table:table-cell>
          <table:table-cell office:value-type="float" office:value="-0.88051443729482">
            <text:p>-0.8805</text:p>
          </table:table-cell>
          <table:table-cell table:number-columns-repeated="1012"/>
        </table:table-row>
        <table:table-row table:style-name="ro1">
          <table:table-cell table:style-name="ce4" office:value-type="float" office:value="16.8499999999999">
            <text:p>16.8500</text:p>
          </table:table-cell>
          <table:table-cell table:formula="of:=SIN([.A337])" office:value-type="float" office:value="-0.909482139007082">
            <text:p>-0.9095</text:p>
          </table:table-cell>
          <table:table-cell/>
          <table:table-cell office:value-type="float" office:value="0.83213025565279">
            <text:p>0.8321</text:p>
          </table:table-cell>
          <table:table-cell office:value-type="float" office:value="-0.83634506329563">
            <text:p>-0.8363</text:p>
          </table:table-cell>
          <table:table-cell office:value-type="float" office:value="-0.59859368182387">
            <text:p>-0.5986</text:p>
          </table:table-cell>
          <table:table-cell office:value-type="float" office:value="-0.79378933702186">
            <text:p>-0.7938</text:p>
          </table:table-cell>
          <table:table-cell/>
          <table:table-cell office:value-type="float" office:value="0.24007513776182">
            <text:p>0.2401</text:p>
          </table:table-cell>
          <table:table-cell office:value-type="float" office:value="-0.94751205186388">
            <text:p>-0.9475</text:p>
          </table:table-cell>
          <table:table-cell office:value-type="float" office:value="0.79125622597837">
            <text:p>0.7913</text:p>
          </table:table-cell>
          <table:table-cell office:value-type="float" office:value="-0.89399304388969">
            <text:p>-0.8940</text:p>
          </table:table-cell>
          <table:table-cell table:number-columns-repeated="1012"/>
        </table:table-row>
        <table:table-row table:style-name="ro1">
          <table:table-cell office:value-type="float" office:value="16.8999999999999">
            <text:p>16.9000</text:p>
          </table:table-cell>
          <table:table-cell table:formula="of:=SIN([.A338])" office:value-type="float" office:value="-0.929124012734332">
            <text:p>-0.9291</text:p>
          </table:table-cell>
          <table:table-cell/>
          <table:table-cell office:value-type="float" office:value="0.84109915093613">
            <text:p>0.8411</text:p>
          </table:table-cell>
          <table:table-cell office:value-type="float" office:value="-0.84159359680768">
            <text:p>-0.8416</text:p>
          </table:table-cell>
          <table:table-cell office:value-type="float" office:value="-0.61909803804567">
            <text:p>-0.6191</text:p>
          </table:table-cell>
          <table:table-cell office:value-type="float" office:value="-0.78586397770769">
            <text:p>-0.7859</text:p>
          </table:table-cell>
          <table:table-cell/>
          <table:table-cell office:value-type="float" office:value="0.85844377484708">
            <text:p>0.8584</text:p>
          </table:table-cell>
          <table:table-cell office:value-type="float" office:value="-0.95713269049127">
            <text:p>-0.9571</text:p>
          </table:table-cell>
          <table:table-cell office:value-type="float" office:value="0.79330457649383">
            <text:p>0.7933</text:p>
          </table:table-cell>
          <table:table-cell office:value-type="float" office:value="-0.90599780324786">
            <text:p>-0.9060</text:p>
          </table:table-cell>
          <table:table-cell table:number-columns-repeated="1012"/>
        </table:table-row>
        <table:table-row table:style-name="ro1">
          <table:table-cell table:style-name="ce4" office:value-type="float" office:value="16.9499999999999">
            <text:p>16.9500</text:p>
          </table:table-cell>
          <table:table-cell table:formula="of:=SIN([.A339])" office:value-type="float" office:value="-0.946443560308177">
            <text:p>-0.9464</text:p>
          </table:table-cell>
          <table:table-cell/>
          <table:table-cell office:value-type="float" office:value="0.84814693459706">
            <text:p>0.8481</text:p>
          </table:table-cell>
          <table:table-cell office:value-type="float" office:value="-0.84544924756836">
            <text:p>-0.8454</text:p>
          </table:table-cell>
          <table:table-cell office:value-type="float" office:value="-0.63680771533017">
            <text:p>-0.6368</text:p>
          </table:table-cell>
          <table:table-cell office:value-type="float" office:value="-0.77623302737785">
            <text:p>-0.7762</text:p>
          </table:table-cell>
          <table:table-cell/>
          <table:table-cell office:value-type="float" office:value="-0.081668176838264">
            <text:p>-0.0817</text:p>
          </table:table-cell>
          <table:table-cell office:value-type="float" office:value="-0.96508635089426">
            <text:p>-0.9651</text:p>
          </table:table-cell>
          <table:table-cell office:value-type="float" office:value="0.79569832932723">
            <text:p>0.7957</text:p>
          </table:table-cell>
          <table:table-cell office:value-type="float" office:value="-0.91644832879471">
            <text:p>-0.9164</text:p>
          </table:table-cell>
          <table:table-cell table:number-columns-repeated="1012"/>
        </table:table-row>
        <table:table-row table:style-name="ro1">
          <table:table-cell office:value-type="float" office:value="16.9999999999999">
            <text:p>17.0000</text:p>
          </table:table-cell>
          <table:table-cell table:formula="of:=SIN([.A340])" office:value-type="float" office:value="-0.96139749187953">
            <text:p>-0.9614</text:p>
          </table:table-cell>
          <table:table-cell/>
          <table:table-cell office:value-type="float" office:value="0.85339384665767">
            <text:p>0.8534</text:p>
          </table:table-cell>
          <table:table-cell office:value-type="float" office:value="-0.84778502610516">
            <text:p>-0.8478</text:p>
          </table:table-cell>
          <table:table-cell office:value-type="float" office:value="-0.65273884228738">
            <text:p>-0.6527</text:p>
          </table:table-cell>
          <table:table-cell office:value-type="float" office:value="-0.76489158919456">
            <text:p>-0.7649</text:p>
          </table:table-cell>
          <table:table-cell/>
          <table:table-cell office:value-type="float" office:value="0.86581988700768">
            <text:p>0.8658</text:p>
          </table:table-cell>
          <table:table-cell office:value-type="float" office:value="-0.97143342384355">
            <text:p>-0.9714</text:p>
          </table:table-cell>
          <table:table-cell office:value-type="float" office:value="0.79711129226306">
            <text:p>0.7971</text:p>
          </table:table-cell>
          <table:table-cell office:value-type="float" office:value="-0.92535311326361">
            <text:p>-0.9254</text:p>
          </table:table-cell>
          <table:table-cell table:number-columns-repeated="1012"/>
        </table:table-row>
        <table:table-row table:style-name="ro1">
          <table:table-cell table:style-name="ce4" office:value-type="float" office:value="17.0499999999999">
            <text:p>17.0500</text:p>
          </table:table-cell>
          <table:table-cell table:formula="of:=SIN([.A341])" office:value-type="float" office:value="-0.973948430407318">
            <text:p>-0.9739</text:p>
          </table:table-cell>
          <table:table-cell/>
          <table:table-cell office:value-type="float" office:value="0.8561205156806">
            <text:p>0.8561</text:p>
          </table:table-cell>
          <table:table-cell office:value-type="float" office:value="-0.84785648666573">
            <text:p>-0.8479</text:p>
          </table:table-cell>
          <table:table-cell office:value-type="float" office:value="-0.66647084101026">
            <text:p>-0.6665</text:p>
          </table:table-cell>
          <table:table-cell office:value-type="float" office:value="-0.75186836969951">
            <text:p>-0.7519</text:p>
          </table:table-cell>
          <table:table-cell/>
          <table:table-cell office:value-type="float" office:value="-0.5866841942665">
            <text:p>-0.5867</text:p>
          </table:table-cell>
          <table:table-cell office:value-type="float" office:value="-0.97571908385351">
            <text:p>-0.9757</text:p>
          </table:table-cell>
          <table:table-cell office:value-type="float" office:value="0.79794306798995">
            <text:p>0.7979</text:p>
          </table:table-cell>
          <table:table-cell office:value-type="float" office:value="-0.93276940219282">
            <text:p>-0.9328</text:p>
          </table:table-cell>
          <table:table-cell table:number-columns-repeated="1012"/>
        </table:table-row>
        <table:table-row table:style-name="ro1">
          <table:table-cell office:value-type="float" office:value="17.0999999999999">
            <text:p>17.1000</text:p>
          </table:table-cell>
          <table:table-cell table:formula="of:=SIN([.A342])" office:value-type="float" office:value="-0.984065005081625">
            <text:p>-0.9841</text:p>
          </table:table-cell>
          <table:table-cell/>
          <table:table-cell office:value-type="float" office:value="0.85591599823662">
            <text:p>0.8559</text:p>
          </table:table-cell>
          <table:table-cell office:value-type="float" office:value="-0.84588304096164">
            <text:p>-0.8459</text:p>
          </table:table-cell>
          <table:table-cell office:value-type="float" office:value="-0.6782423978422">
            <text:p>-0.6782</text:p>
          </table:table-cell>
          <table:table-cell office:value-type="float" office:value="-0.73723082941568">
            <text:p>-0.7372</text:p>
          </table:table-cell>
          <table:table-cell/>
          <table:table-cell office:value-type="float" office:value="0.8702017468159">
            <text:p>0.8702</text:p>
          </table:table-cell>
          <table:table-cell office:value-type="float" office:value="-0.97750034146212">
            <text:p>-0.9775</text:p>
          </table:table-cell>
          <table:table-cell office:value-type="float" office:value="0.79869061509955">
            <text:p>0.7987</text:p>
          </table:table-cell>
          <table:table-cell office:value-type="float" office:value="-0.93877095977371">
            <text:p>-0.9388</text:p>
          </table:table-cell>
          <table:table-cell table:number-columns-repeated="1012"/>
        </table:table-row>
        <table:table-row table:style-name="ro1">
          <table:table-cell table:style-name="ce4" office:value-type="float" office:value="17.1499999999999">
            <text:p>17.1500</text:p>
          </table:table-cell>
          <table:table-cell table:formula="of:=SIN([.A343])" office:value-type="float" office:value="-0.991721929734376">
            <text:p>-0.9917</text:p>
          </table:table-cell>
          <table:table-cell/>
          <table:table-cell office:value-type="float" office:value="0.85357823652999">
            <text:p>0.8536</text:p>
          </table:table-cell>
          <table:table-cell office:value-type="float" office:value="-0.84251555424344">
            <text:p>-0.8425</text:p>
          </table:table-cell>
          <table:table-cell office:value-type="float" office:value="-0.68867778546598">
            <text:p>-0.6887</text:p>
          </table:table-cell>
          <table:table-cell office:value-type="float" office:value="-0.7210369743316">
            <text:p>-0.7210</text:p>
          </table:table-cell>
          <table:table-cell/>
          <table:table-cell office:value-type="float" office:value="-0.9011371645293">
            <text:p>-0.9011</text:p>
          </table:table-cell>
          <table:table-cell office:value-type="float" office:value="-0.97667715694917">
            <text:p>-0.9767</text:p>
          </table:table-cell>
          <table:table-cell office:value-type="float" office:value="0.79847015393053">
            <text:p>0.7985</text:p>
          </table:table-cell>
          <table:table-cell office:value-type="float" office:value="-0.94340096756118">
            <text:p>-0.9434</text:p>
          </table:table-cell>
          <table:table-cell table:number-columns-repeated="1012"/>
        </table:table-row>
        <table:table-row table:style-name="ro1">
          <table:table-cell office:value-type="float" office:value="17.1999999999999">
            <text:p>17.2000</text:p>
          </table:table-cell>
          <table:table-cell table:formula="of:=SIN([.A344])" office:value-type="float" office:value="-0.996900066041588">
            <text:p>-0.9969</text:p>
          </table:table-cell>
          <table:table-cell/>
          <table:table-cell office:value-type="float" office:value="0.84946050154482">
            <text:p>0.8495</text:p>
          </table:table-cell>
          <table:table-cell office:value-type="float" office:value="-0.83750370131814">
            <text:p>-0.8375</text:p>
          </table:table-cell>
          <table:table-cell office:value-type="float" office:value="-0.6972609088358">
            <text:p>-0.6973</text:p>
          </table:table-cell>
          <table:table-cell office:value-type="float" office:value="-0.70331410873813">
            <text:p>-0.7033</text:p>
          </table:table-cell>
          <table:table-cell/>
          <table:table-cell office:value-type="float" office:value="0.89468351715224">
            <text:p>0.8947</text:p>
          </table:table-cell>
          <table:table-cell office:value-type="float" office:value="-0.97343239979826">
            <text:p>-0.9734</text:p>
          </table:table-cell>
          <table:table-cell office:value-type="float" office:value="0.79814154187937">
            <text:p>0.7981</text:p>
          </table:table-cell>
          <table:table-cell office:value-type="float" office:value="-0.94663824003074">
            <text:p>-0.9466</text:p>
          </table:table-cell>
          <table:table-cell table:number-columns-repeated="1012"/>
        </table:table-row>
        <table:table-row table:style-name="ro1">
          <table:table-cell table:style-name="ce4" office:value-type="float" office:value="17.2499999999999">
            <text:p>17.2500</text:p>
          </table:table-cell>
          <table:table-cell table:formula="of:=SIN([.A345])" office:value-type="float" office:value="-0.999586471359214">
            <text:p>-0.9996</text:p>
          </table:table-cell>
          <table:table-cell/>
          <table:table-cell office:value-type="float" office:value="0.84405657935456">
            <text:p>0.8441</text:p>
          </table:table-cell>
          <table:table-cell office:value-type="float" office:value="-0.8302983072154">
            <text:p>-0.8303</text:p>
          </table:table-cell>
          <table:table-cell office:value-type="float" office:value="-0.70465076317546">
            <text:p>-0.7047</text:p>
          </table:table-cell>
          <table:table-cell office:value-type="float" office:value="-0.68407930117005">
            <text:p>-0.6841</text:p>
          </table:table-cell>
          <table:table-cell/>
          <table:table-cell office:value-type="float" office:value="-0.96461827562052">
            <text:p>-0.9646</text:p>
          </table:table-cell>
          <table:table-cell office:value-type="float" office:value="-0.96802360617447">
            <text:p>-0.9680</text:p>
          </table:table-cell>
          <table:table-cell office:value-type="float" office:value="0.79751434395948">
            <text:p>0.7975</text:p>
          </table:table-cell>
          <table:table-cell office:value-type="float" office:value="-0.94841951939651">
            <text:p>-0.9484</text:p>
          </table:table-cell>
          <table:table-cell table:number-columns-repeated="1012"/>
        </table:table-row>
        <table:table-row table:style-name="ro1">
          <table:table-cell office:value-type="float" office:value="17.2999999999999">
            <text:p>17.3000</text:p>
          </table:table-cell>
          <table:table-cell table:formula="of:=SIN([.A346])" office:value-type="float" office:value="-0.999774431073013">
            <text:p>-0.9998</text:p>
          </table:table-cell>
          <table:table-cell/>
          <table:table-cell office:value-type="float" office:value="0.83879707492285">
            <text:p>0.8388</text:p>
          </table:table-cell>
          <table:table-cell office:value-type="float" office:value="-0.82120810537731">
            <text:p>-0.8212</text:p>
          </table:table-cell>
          <table:table-cell office:value-type="float" office:value="-0.71088320899098">
            <text:p>-0.7109</text:p>
          </table:table-cell>
          <table:table-cell office:value-type="float" office:value="-0.66335909771501">
            <text:p>-0.6634</text:p>
          </table:table-cell>
          <table:table-cell/>
          <table:table-cell office:value-type="float" office:value="0.91522629519639">
            <text:p>0.9152</text:p>
          </table:table-cell>
          <table:table-cell office:value-type="float" office:value="-0.96061169782563">
            <text:p>-0.9606</text:p>
          </table:table-cell>
          <table:table-cell office:value-type="float" office:value="0.796384808499">
            <text:p>0.7964</text:p>
          </table:table-cell>
          <table:table-cell office:value-type="float" office:value="-0.948695183529">
            <text:p>-0.9487</text:p>
          </table:table-cell>
          <table:table-cell table:number-columns-repeated="1012"/>
        </table:table-row>
        <table:table-row table:style-name="ro1">
          <table:table-cell table:style-name="ce4" office:value-type="float" office:value="17.3499999999999">
            <text:p>17.3500</text:p>
          </table:table-cell>
          <table:table-cell table:formula="of:=SIN([.A347])" office:value-type="float" office:value="-0.997463475381588">
            <text:p>-0.9975</text:p>
          </table:table-cell>
          <table:table-cell/>
          <table:table-cell office:value-type="float" office:value="0.83449332223289">
            <text:p>0.8345</text:p>
          </table:table-cell>
          <table:table-cell office:value-type="float" office:value="-0.81077079452237">
            <text:p>-0.8108</text:p>
          </table:table-cell>
          <table:table-cell office:value-type="float" office:value="-0.71585770001711">
            <text:p>-0.7159</text:p>
          </table:table-cell>
          <table:table-cell office:value-type="float" office:value="-0.64118664515909">
            <text:p>-0.6412</text:p>
          </table:table-cell>
          <table:table-cell/>
          <table:table-cell office:value-type="float" office:value="-0.97554453835003">
            <text:p>-0.9755</text:p>
          </table:table-cell>
          <table:table-cell office:value-type="float" office:value="-0.95115325215773">
            <text:p>-0.9512</text:p>
          </table:table-cell>
          <table:table-cell office:value-type="float" office:value="0.79541774632012">
            <text:p>0.7954</text:p>
          </table:table-cell>
          <table:table-cell office:value-type="float" office:value="-0.94745260033029">
            <text:p>-0.9475</text:p>
          </table:table-cell>
          <table:table-cell table:number-columns-repeated="1012"/>
        </table:table-row>
        <table:table-row table:style-name="ro1">
          <table:table-cell office:value-type="float" office:value="17.3999999999999">
            <text:p>17.4000</text:p>
          </table:table-cell>
          <table:table-cell table:formula="of:=SIN([.A348])" office:value-type="float" office:value="-0.992659380470645">
            <text:p>-0.9927</text:p>
          </table:table-cell>
          <table:table-cell/>
          <table:table-cell office:value-type="float" office:value="0.83122018062289">
            <text:p>0.8312</text:p>
          </table:table-cell>
          <table:table-cell office:value-type="float" office:value="-0.79873293962505">
            <text:p>-0.7987</text:p>
          </table:table-cell>
          <table:table-cell office:value-type="float" office:value="-0.72019295497676">
            <text:p>-0.7202</text:p>
          </table:table-cell>
          <table:table-cell office:value-type="float" office:value="-0.61758773286378">
            <text:p>-0.6176</text:p>
          </table:table-cell>
          <table:table-cell/>
          <table:table-cell office:value-type="float" office:value="0.92806943601364">
            <text:p>0.9281</text:p>
          </table:table-cell>
          <table:table-cell office:value-type="float" office:value="-0.93943220265269">
            <text:p>-0.9394</text:p>
          </table:table-cell>
          <table:table-cell office:value-type="float" office:value="0.79419336564217">
            <text:p>0.7942</text:p>
          </table:table-cell>
          <table:table-cell office:value-type="float" office:value="-0.94469870262073">
            <text:p>-0.9447</text:p>
          </table:table-cell>
          <table:table-cell table:number-columns-repeated="1012"/>
        </table:table-row>
        <table:table-row table:style-name="ro1">
          <table:table-cell table:style-name="ce4" office:value-type="float" office:value="17.4499999999999">
            <text:p>17.4500</text:p>
          </table:table-cell>
          <table:table-cell table:formula="of:=SIN([.A349])" office:value-type="float" office:value="-0.985374154075537">
            <text:p>-0.9854</text:p>
          </table:table-cell>
          <table:table-cell/>
          <table:table-cell office:value-type="float" office:value="0.82948012823769">
            <text:p>0.8295</text:p>
          </table:table-cell>
          <table:table-cell office:value-type="float" office:value="-0.78467306962078">
            <text:p>-0.7847</text:p>
          </table:table-cell>
          <table:table-cell office:value-type="float" office:value="-0.72360667098583">
            <text:p>-0.7236</text:p>
          </table:table-cell>
          <table:table-cell office:value-type="float" office:value="-0.59257414944305">
            <text:p>-0.5926</text:p>
          </table:table-cell>
          <table:table-cell/>
          <table:table-cell office:value-type="float" office:value="-0.97745573906574">
            <text:p>-0.9775</text:p>
          </table:table-cell>
          <table:table-cell office:value-type="float" office:value="-0.92526062600273">
            <text:p>-0.9253</text:p>
          </table:table-cell>
          <table:table-cell office:value-type="float" office:value="0.79296320797614">
            <text:p>0.7930</text:p>
          </table:table-cell>
          <table:table-cell office:value-type="float" office:value="-0.9404411766206">
            <text:p>-0.9404</text:p>
          </table:table-cell>
          <table:table-cell table:number-columns-repeated="1012"/>
        </table:table-row>
        <table:table-row table:style-name="ro1">
          <table:table-cell office:value-type="float" office:value="17.4999999999999">
            <text:p>17.5000</text:p>
          </table:table-cell>
          <table:table-cell table:formula="of:=SIN([.A350])" office:value-type="float" office:value="-0.975626005468179">
            <text:p>-0.9756</text:p>
          </table:table-cell>
          <table:table-cell/>
          <table:table-cell office:value-type="float" office:value="0.82956997092607">
            <text:p>0.8296</text:p>
          </table:table-cell>
          <table:table-cell office:value-type="float" office:value="-0.76888291747959">
            <text:p>-0.7689</text:p>
          </table:table-cell>
          <table:table-cell office:value-type="float" office:value="-0.72635758132616">
            <text:p>-0.7264</text:p>
          </table:table-cell>
          <table:table-cell office:value-type="float" office:value="-0.56614860275828">
            <text:p>-0.5661</text:p>
          </table:table-cell>
          <table:table-cell/>
          <table:table-cell office:value-type="float" office:value="0.94268670698641">
            <text:p>0.9427</text:p>
          </table:table-cell>
          <table:table-cell office:value-type="float" office:value="-0.90865357608797">
            <text:p>-0.9087</text:p>
          </table:table-cell>
          <table:table-cell office:value-type="float" office:value="0.79196956961216">
            <text:p>0.7920</text:p>
          </table:table-cell>
          <table:table-cell office:value-type="float" office:value="-0.93467998430791">
            <text:p>-0.9347</text:p>
          </table:table-cell>
          <table:table-cell table:number-columns-repeated="1012"/>
        </table:table-row>
        <table:table-row table:style-name="ro1">
          <table:table-cell table:style-name="ce4" office:value-type="float" office:value="17.5499999999999">
            <text:p>17.5500</text:p>
          </table:table-cell>
          <table:table-cell table:formula="of:=SIN([.A351])" office:value-type="float" office:value="-0.963439299943353">
            <text:p>-0.9634</text:p>
          </table:table-cell>
          <table:table-cell/>
          <table:table-cell office:value-type="float" office:value="0.83113462136897">
            <text:p>0.8311</text:p>
          </table:table-cell>
          <table:table-cell office:value-type="float" office:value="-0.75175923635447">
            <text:p>-0.7518</text:p>
          </table:table-cell>
          <table:table-cell office:value-type="float" office:value="-0.72867964140259">
            <text:p>-0.7287</text:p>
          </table:table-cell>
          <table:table-cell office:value-type="float" office:value="-0.53830981028281">
            <text:p>-0.5383</text:p>
          </table:table-cell>
          <table:table-cell/>
          <table:table-cell office:value-type="float" office:value="-0.96653818425959">
            <text:p>-0.9665</text:p>
          </table:table-cell>
          <table:table-cell office:value-type="float" office:value="-0.88978504620107">
            <text:p>-0.8898</text:p>
          </table:table-cell>
          <table:table-cell office:value-type="float" office:value="0.79089877400906">
            <text:p>0.7909</text:p>
          </table:table-cell>
          <table:table-cell office:value-type="float" office:value="-0.92740237361058">
            <text:p>-0.9274</text:p>
          </table:table-cell>
          <table:table-cell table:number-columns-repeated="1012"/>
        </table:table-row>
        <table:table-row table:style-name="ro1">
          <table:table-cell office:value-type="float" office:value="17.5999999999999">
            <text:p>17.6000</text:p>
          </table:table-cell>
          <table:table-cell table:formula="of:=SIN([.A352])" office:value-type="float" office:value="-0.948844497918156">
            <text:p>-0.9488</text:p>
          </table:table-cell>
          <table:table-cell/>
          <table:table-cell office:value-type="float" office:value="0.83390530481101">
            <text:p>0.8339</text:p>
          </table:table-cell>
          <table:table-cell office:value-type="float" office:value="-0.73305798285491">
            <text:p>-0.7331</text:p>
          </table:table-cell>
          <table:table-cell office:value-type="float" office:value="-0.73034751164674">
            <text:p>-0.7303</text:p>
          </table:table-cell>
          <table:table-cell office:value-type="float" office:value="-0.50904920732768">
            <text:p>-0.5090</text:p>
          </table:table-cell>
          <table:table-cell/>
          <table:table-cell office:value-type="float" office:value="0.9521554633604">
            <text:p>0.9522</text:p>
          </table:table-cell>
          <table:table-cell office:value-type="float" office:value="-0.86880433699223">
            <text:p>-0.8688</text:p>
          </table:table-cell>
          <table:table-cell office:value-type="float" office:value="0.79011279893773">
            <text:p>0.7901</text:p>
          </table:table-cell>
          <table:table-cell office:value-type="float" office:value="-0.91858345630085">
            <text:p>-0.9186</text:p>
          </table:table-cell>
          <table:table-cell table:number-columns-repeated="1012"/>
        </table:table-row>
        <table:table-row table:style-name="ro1">
          <table:table-cell table:style-name="ce4" office:value-type="float" office:value="17.6499999999999">
            <text:p>17.6500</text:p>
          </table:table-cell>
          <table:table-cell table:formula="of:=SIN([.A353])" office:value-type="float" office:value="-0.931878078796826">
            <text:p>-0.9319</text:p>
          </table:table-cell>
          <table:table-cell/>
          <table:table-cell office:value-type="float" office:value="0.83745082835391">
            <text:p>0.8375</text:p>
          </table:table-cell>
          <table:table-cell office:value-type="float" office:value="-0.71249098921629">
            <text:p>-0.7125</text:p>
          </table:table-cell>
          <table:table-cell office:value-type="float" office:value="-0.73175833881263">
            <text:p>-0.7318</text:p>
          </table:table-cell>
          <table:table-cell office:value-type="float" office:value="-0.47834364780997">
            <text:p>-0.4783</text:p>
          </table:table-cell>
          <table:table-cell/>
          <table:table-cell office:value-type="float" office:value="-0.95428617091074">
            <text:p>-0.9543</text:p>
          </table:table-cell>
          <table:table-cell office:value-type="float" office:value="-0.84572743443797">
            <text:p>-0.8457</text:p>
          </table:table-cell>
          <table:table-cell office:value-type="float" office:value="0.78951876126943">
            <text:p>0.7895</text:p>
          </table:table-cell>
          <table:table-cell office:value-type="float" office:value="-0.90819443560345">
            <text:p>-0.9082</text:p>
          </table:table-cell>
          <table:table-cell table:number-columns-repeated="1012"/>
        </table:table-row>
        <table:table-row table:style-name="ro1">
          <table:table-cell office:value-type="float" office:value="17.6999999999998">
            <text:p>17.7000</text:p>
          </table:table-cell>
          <table:table-cell table:formula="of:=SIN([.A354])" office:value-type="float" office:value="-0.912582449791266">
            <text:p>-0.9126</text:p>
          </table:table-cell>
          <table:table-cell/>
          <table:table-cell office:value-type="float" office:value="0.84092375877807">
            <text:p>0.8409</text:p>
          </table:table-cell>
          <table:table-cell office:value-type="float" office:value="-0.6903527185425">
            <text:p>-0.6904</text:p>
          </table:table-cell>
          <table:table-cell office:value-type="float" office:value="-0.73283177719781">
            <text:p>-0.7328</text:p>
          </table:table-cell>
          <table:table-cell office:value-type="float" office:value="-0.44615061865117">
            <text:p>-0.4462</text:p>
          </table:table-cell>
          <table:table-cell/>
          <table:table-cell office:value-type="float" office:value="0.95393900306357">
            <text:p>0.9539</text:p>
          </table:table-cell>
          <table:table-cell office:value-type="float" office:value="-0.82047458760462">
            <text:p>-0.8205</text:p>
          </table:table-cell>
          <table:table-cell office:value-type="float" office:value="0.7890186388399">
            <text:p>0.7890</text:p>
          </table:table-cell>
          <table:table-cell office:value-type="float" office:value="-0.89621178811694">
            <text:p>-0.8962</text:p>
          </table:table-cell>
          <table:table-cell table:number-columns-repeated="1012"/>
        </table:table-row>
        <table:table-row table:style-name="ro1">
          <table:table-cell table:style-name="ce4" office:value-type="float" office:value="17.7499999999998">
            <text:p>17.7500</text:p>
          </table:table-cell>
          <table:table-cell table:formula="of:=SIN([.A355])" office:value-type="float" office:value="-0.891005839924944">
            <text:p>-0.8910</text:p>
          </table:table-cell>
          <table:table-cell/>
          <table:table-cell office:value-type="float" office:value="0.84382124664057">
            <text:p>0.8438</text:p>
          </table:table-cell>
          <table:table-cell office:value-type="float" office:value="-0.66693450000034">
            <text:p>-0.6669</text:p>
          </table:table-cell>
          <table:table-cell office:value-type="float" office:value="-0.73356602341299">
            <text:p>-0.7336</text:p>
          </table:table-cell>
          <table:table-cell office:value-type="float" office:value="-0.41240548566824">
            <text:p>-0.4124</text:p>
          </table:table-cell>
          <table:table-cell/>
          <table:table-cell office:value-type="float" office:value="-0.95077711372481">
            <text:p>-0.9508</text:p>
          </table:table-cell>
          <table:table-cell office:value-type="float" office:value="-0.7929631424829">
            <text:p>-0.7930</text:p>
          </table:table-cell>
          <table:table-cell office:value-type="float" office:value="0.78884454251069">
            <text:p>0.7888</text:p>
          </table:table-cell>
          <table:table-cell office:value-type="float" office:value="-0.88261833192115">
            <text:p>-0.8826</text:p>
          </table:table-cell>
          <table:table-cell table:number-columns-repeated="1012"/>
        </table:table-row>
        <table:table-row table:style-name="ro1">
          <table:table-cell office:value-type="float" office:value="17.7999999999998">
            <text:p>17.8000</text:p>
          </table:table-cell>
          <table:table-cell table:formula="of:=SIN([.A356])" office:value-type="float" office:value="-0.86720217948568">
            <text:p>-0.8672</text:p>
          </table:table-cell>
          <table:table-cell/>
          <table:table-cell office:value-type="float" office:value="0.84596516057151">
            <text:p>0.8460</text:p>
          </table:table-cell>
          <table:table-cell office:value-type="float" office:value="-0.64199490360429">
            <text:p>-0.6420</text:p>
          </table:table-cell>
          <table:table-cell office:value-type="float" office:value="-0.73421463227607">
            <text:p>-0.7342</text:p>
          </table:table-cell>
          <table:table-cell office:value-type="float" office:value="-0.37701650096344">
            <text:p>-0.3770</text:p>
          </table:table-cell>
          <table:table-cell/>
          <table:table-cell office:value-type="float" office:value="0.95348615411786">
            <text:p>0.9535</text:p>
          </table:table-cell>
          <table:table-cell office:value-type="float" office:value="-0.76316987878109">
            <text:p>-0.7632</text:p>
          </table:table-cell>
          <table:table-cell office:value-type="float" office:value="0.78877495263048">
            <text:p>0.7888</text:p>
          </table:table-cell>
          <table:table-cell office:value-type="float" office:value="-0.86739709009709">
            <text:p>-0.8674</text:p>
          </table:table-cell>
          <table:table-cell table:number-columns-repeated="1012"/>
        </table:table-row>
        <table:table-row table:style-name="ro1">
          <table:table-cell table:style-name="ce4" office:value-type="float" office:value="17.8499999999998">
            <text:p>17.8500</text:p>
          </table:table-cell>
          <table:table-cell table:formula="of:=SIN([.A357])" office:value-type="float" office:value="-0.841230965227869">
            <text:p>-0.8412</text:p>
          </table:table-cell>
          <table:table-cell/>
          <table:table-cell office:value-type="float" office:value="0.84703630169673">
            <text:p>0.8470</text:p>
          </table:table-cell>
          <table:table-cell office:value-type="float" office:value="-0.61532585802275">
            <text:p>-0.6153</text:p>
          </table:table-cell>
          <table:table-cell office:value-type="float" office:value="-0.73458557496148">
            <text:p>-0.7346</text:p>
          </table:table-cell>
          <table:table-cell office:value-type="float" office:value="-0.33985493516746">
            <text:p>-0.3399</text:p>
          </table:table-cell>
          <table:table-cell/>
          <table:table-cell office:value-type="float" office:value="-0.95018574086038">
            <text:p>-0.9502</text:p>
          </table:table-cell>
          <table:table-cell office:value-type="float" office:value="-0.73114578917307">
            <text:p>-0.7311</text:p>
          </table:table-cell>
          <table:table-cell office:value-type="float" office:value="0.78886801996246">
            <text:p>0.7889</text:p>
          </table:table-cell>
          <table:table-cell office:value-type="float" office:value="-0.85052588171">
            <text:p>-0.8505</text:p>
          </table:table-cell>
          <table:table-cell table:number-columns-repeated="1012"/>
        </table:table-row>
        <table:table-row table:style-name="ro1">
          <table:table-cell office:value-type="float" office:value="17.8999999999998">
            <text:p>17.9000</text:p>
          </table:table-cell>
          <table:table-cell table:formula="of:=SIN([.A358])" office:value-type="float" office:value="-0.813157111661604">
            <text:p>-0.8132</text:p>
          </table:table-cell>
          <table:table-cell/>
          <table:table-cell office:value-type="float" office:value="0.84693114239265">
            <text:p>0.8469</text:p>
          </table:table-cell>
          <table:table-cell office:value-type="float" office:value="-0.58719775870007">
            <text:p>-0.5872</text:p>
          </table:table-cell>
          <table:table-cell office:value-type="float" office:value="-0.73485205876967">
            <text:p>-0.7349</text:p>
          </table:table-cell>
          <table:table-cell office:value-type="float" office:value="-0.30074034538778">
            <text:p>-0.3007</text:p>
          </table:table-cell>
          <table:table-cell/>
          <table:table-cell office:value-type="float" office:value="0.95313620185591">
            <text:p>0.9531</text:p>
          </table:table-cell>
          <table:table-cell office:value-type="float" office:value="-0.69698204993231">
            <text:p>-0.6970</text:p>
          </table:table-cell>
          <table:table-cell office:value-type="float" office:value="0.78916274210557">
            <text:p>0.7892</text:p>
          </table:table-cell>
          <table:table-cell office:value-type="float" office:value="-0.83197561954331">
            <text:p>-0.8320</text:p>
          </table:table-cell>
          <table:table-cell table:number-columns-repeated="1012"/>
        </table:table-row>
        <table:table-row table:style-name="ro1">
          <table:table-cell table:style-name="ce4" office:value-type="float" office:value="17.9499999999998">
            <text:p>17.9500</text:p>
          </table:table-cell>
          <table:table-cell table:formula="of:=SIN([.A359])" office:value-type="float" office:value="-0.783050788800222">
            <text:p>-0.7831</text:p>
          </table:table-cell>
          <table:table-cell/>
          <table:table-cell office:value-type="float" office:value="0.84588414539619">
            <text:p>0.8459</text:p>
          </table:table-cell>
          <table:table-cell office:value-type="float" office:value="-0.55781653290776">
            <text:p>-0.5578</text:p>
          </table:table-cell>
          <table:table-cell office:value-type="float" office:value="-0.73505799615611">
            <text:p>-0.7351</text:p>
          </table:table-cell>
          <table:table-cell office:value-type="float" office:value="-0.25942100076245">
            <text:p>-0.2594</text:p>
          </table:table-cell>
          <table:table-cell/>
          <table:table-cell office:value-type="float" office:value="-0.95020523036689">
            <text:p>-0.9502</text:p>
          </table:table-cell>
          <table:table-cell office:value-type="float" office:value="-0.66074136671022">
            <text:p>-0.6607</text:p>
          </table:table-cell>
          <table:table-cell office:value-type="float" office:value="0.78947876042281">
            <text:p>0.7895</text:p>
          </table:table-cell>
          <table:table-cell office:value-type="float" office:value="-0.81171021050796">
            <text:p>-0.8117</text:p>
          </table:table-cell>
          <table:table-cell table:number-columns-repeated="1012"/>
        </table:table-row>
        <table:table-row table:style-name="ro1">
          <table:table-cell office:value-type="float" office:value="17.9999999999998">
            <text:p>18.0000</text:p>
          </table:table-cell>
          <table:table-cell table:formula="of:=SIN([.A360])" office:value-type="float" office:value="-0.750987246771807">
            <text:p>-0.7510</text:p>
          </table:table-cell>
          <table:table-cell/>
          <table:table-cell office:value-type="float" office:value="0.8441133470538">
            <text:p>0.8441</text:p>
          </table:table-cell>
          <table:table-cell office:value-type="float" office:value="-0.52695149326567">
            <text:p>-0.5270</text:p>
          </table:table-cell>
          <table:table-cell office:value-type="float" office:value="-0.73509703926985">
            <text:p>-0.7351</text:p>
          </table:table-cell>
          <table:table-cell office:value-type="float" office:value="-0.21554676731155">
            <text:p>-0.2155</text:p>
          </table:table-cell>
          <table:table-cell/>
          <table:table-cell office:value-type="float" office:value="0.95238616301232">
            <text:p>0.9524</text:p>
          </table:table-cell>
          <table:table-cell office:value-type="float" office:value="-0.62241275708934">
            <text:p>-0.6224</text:p>
          </table:table-cell>
          <table:table-cell office:value-type="float" office:value="0.7899173377377">
            <text:p>0.7899</text:p>
          </table:table-cell>
          <table:table-cell office:value-type="float" office:value="-0.7896870061706">
            <text:p>-0.7897</text:p>
          </table:table-cell>
          <table:table-cell table:number-columns-repeated="1012"/>
        </table:table-row>
        <table:table-row table:style-name="ro1">
          <table:table-cell table:style-name="ce4" office:value-type="float" office:value="18.0499999999998">
            <text:p>18.0500</text:p>
          </table:table-cell>
          <table:table-cell table:formula="of:=SIN([.A361])" office:value-type="float" office:value="-0.717046627733061">
            <text:p>-0.7170</text:p>
          </table:table-cell>
          <table:table-cell/>
          <table:table-cell office:value-type="float" office:value="0.84192612957528">
            <text:p>0.8419</text:p>
          </table:table-cell>
          <table:table-cell office:value-type="float" office:value="-0.49444959140388">
            <text:p>-0.4944</text:p>
          </table:table-cell>
          <table:table-cell office:value-type="float" office:value="-0.73515612860657">
            <text:p>-0.7352</text:p>
          </table:table-cell>
          <table:table-cell office:value-type="float" office:value="-0.1686297547695">
            <text:p>-0.1686</text:p>
          </table:table-cell>
          <table:table-cell/>
          <table:table-cell office:value-type="float" office:value="-0.95068402180743">
            <text:p>-0.9507</text:p>
          </table:table-cell>
          <table:table-cell office:value-type="float" office:value="-0.5819362653297">
            <text:p>-0.5819</text:p>
          </table:table-cell>
          <table:table-cell office:value-type="float" office:value="0.79039181614535">
            <text:p>0.7904</text:p>
          </table:table-cell>
          <table:table-cell office:value-type="float" office:value="-0.76585746641895">
            <text:p>-0.7659</text:p>
          </table:table-cell>
          <table:table-cell table:number-columns-repeated="1012"/>
        </table:table-row>
        <table:table-row table:style-name="ro1">
          <table:table-cell office:value-type="float" office:value="18.0999999999998">
            <text:p>18.1000</text:p>
          </table:table-cell>
          <table:table-cell table:formula="of:=SIN([.A362])" office:value-type="float" office:value="-0.681313765555648">
            <text:p>-0.6813</text:p>
          </table:table-cell>
          <table:table-cell/>
          <table:table-cell office:value-type="float" office:value="0.83977757785801">
            <text:p>0.8398</text:p>
          </table:table-cell>
          <table:table-cell office:value-type="float" office:value="-0.46053786178174">
            <text:p>-0.4605</text:p>
          </table:table-cell>
          <table:table-cell office:value-type="float" office:value="-0.73513405015015">
            <text:p>-0.7351</text:p>
          </table:table-cell>
          <table:table-cell office:value-type="float" office:value="-0.11799026568477">
            <text:p>-0.1180</text:p>
          </table:table-cell>
          <table:table-cell/>
          <table:table-cell office:value-type="float" office:value="0.95163545367837">
            <text:p>0.9516</text:p>
          </table:table-cell>
          <table:table-cell office:value-type="float" office:value="-0.53926583994238">
            <text:p>-0.5393</text:p>
          </table:table-cell>
          <table:table-cell office:value-type="float" office:value="0.79083059120187">
            <text:p>0.7908</text:p>
          </table:table-cell>
          <table:table-cell office:value-type="float" office:value="-0.74016670922323">
            <text:p>-0.7402</text:p>
          </table:table-cell>
          <table:table-cell table:number-columns-repeated="1012"/>
        </table:table-row>
        <table:table-row table:style-name="ro1">
          <table:table-cell table:style-name="ce4" office:value-type="float" office:value="18.1499999999998">
            <text:p>18.1500</text:p>
          </table:table-cell>
          <table:table-cell table:formula="of:=SIN([.A363])" office:value-type="float" office:value="-0.643877973785694">
            <text:p>-0.6439</text:p>
          </table:table-cell>
          <table:table-cell/>
          <table:table-cell office:value-type="float" office:value="0.83795199950584">
            <text:p>0.8380</text:p>
          </table:table-cell>
          <table:table-cell office:value-type="float" office:value="-0.42533125207394">
            <text:p>-0.4253</text:p>
          </table:table-cell>
          <table:table-cell office:value-type="float" office:value="-0.73505645879972">
            <text:p>-0.7351</text:p>
          </table:table-cell>
          <table:table-cell office:value-type="float" office:value="-0.062698726031655">
            <text:p>-0.0627</text:p>
          </table:table-cell>
          <table:table-cell/>
          <table:table-cell office:value-type="float" office:value="-0.95129201928461">
            <text:p>-0.9513</text:p>
          </table:table-cell>
          <table:table-cell office:value-type="float" office:value="-0.49440007682983">
            <text:p>-0.4944</text:p>
          </table:table-cell>
          <table:table-cell office:value-type="float" office:value="0.79129986853022">
            <text:p>0.7913</text:p>
          </table:table-cell>
          <table:table-cell office:value-type="float" office:value="-0.71255091695808">
            <text:p>-0.7126</text:p>
          </table:table-cell>
          <table:table-cell table:number-columns-repeated="1012"/>
        </table:table-row>
        <table:table-row table:style-name="ro1">
          <table:table-cell office:value-type="float" office:value="18.1999999999998">
            <text:p>18.2000</text:p>
          </table:table-cell>
          <table:table-cell table:formula="of:=SIN([.A364])" office:value-type="float" office:value="-0.604832822406443">
            <text:p>-0.6048</text:p>
          </table:table-cell>
          <table:table-cell/>
          <table:table-cell office:value-type="float" office:value="0.83660604435911">
            <text:p>0.8366</text:p>
          </table:table-cell>
          <table:table-cell office:value-type="float" office:value="-0.38858317812646">
            <text:p>-0.3886</text:p>
          </table:table-cell>
          <table:table-cell office:value-type="float" office:value="-0.73501425941343">
            <text:p>-0.7350</text:p>
          </table:table-cell>
          <table:table-cell office:value-type="float" office:value="-0.0015798421153048">
            <text:p>-0.0016</text:p>
          </table:table-cell>
          <table:table-cell/>
          <table:table-cell office:value-type="float" office:value="0.95137414190853">
            <text:p>0.9514</text:p>
          </table:table-cell>
          <table:table-cell office:value-type="float" office:value="-0.44735845269992">
            <text:p>-0.4474</text:p>
          </table:table-cell>
          <table:table-cell office:value-type="float" office:value="0.79169052930802">
            <text:p>0.7917</text:p>
          </table:table-cell>
          <table:table-cell office:value-type="float" office:value="-0.68293321509858">
            <text:p>-0.6829</text:p>
          </table:table-cell>
          <table:table-cell table:number-columns-repeated="1012"/>
        </table:table-row>
        <table:table-row table:style-name="ro1">
          <table:table-cell table:style-name="ce4" office:value-type="float" office:value="18.2499999999998">
            <text:p>18.2500</text:p>
          </table:table-cell>
          <table:table-cell table:formula="of:=SIN([.A365])" office:value-type="float" office:value="-0.564275903962019">
            <text:p>-0.5643</text:p>
          </table:table-cell>
          <table:table-cell/>
          <table:table-cell office:value-type="float" office:value="0.83594031593706">
            <text:p>0.8359</text:p>
          </table:table-cell>
          <table:table-cell office:value-type="float" office:value="-0.35014650949447">
            <text:p>-0.3501</text:p>
          </table:table-cell>
          <table:table-cell office:value-type="float" office:value="-0.73489736727416">
            <text:p>-0.7349</text:p>
          </table:table-cell>
          <table:table-cell office:value-type="float" office:value="0.066441745078737">
            <text:p>0.0664</text:p>
          </table:table-cell>
          <table:table-cell/>
          <table:table-cell office:value-type="float" office:value="-0.95149353696388">
            <text:p>-0.9515</text:p>
          </table:table-cell>
          <table:table-cell office:value-type="float" office:value="-0.39813847550691">
            <text:p>-0.3981</text:p>
          </table:table-cell>
          <table:table-cell office:value-type="float" office:value="0.79202090926808">
            <text:p>0.7920</text:p>
          </table:table-cell>
          <table:table-cell office:value-type="float" office:value="-0.65121933857271">
            <text:p>-0.6512</text:p>
          </table:table-cell>
          <table:table-cell table:number-columns-repeated="1012"/>
        </table:table-row>
        <table:table-row table:style-name="ro1">
          <table:table-cell office:value-type="float" office:value="18.2999999999998">
            <text:p>18.3000</text:p>
          </table:table-cell>
          <table:table-cell table:formula="of:=SIN([.A366])" office:value-type="float" office:value="-0.522308589626901">
            <text:p>-0.5223</text:p>
          </table:table-cell>
          <table:table-cell/>
          <table:table-cell office:value-type="float" office:value="0.83601329034211">
            <text:p>0.8360</text:p>
          </table:table-cell>
          <table:table-cell office:value-type="float" office:value="-0.31016593137623">
            <text:p>-0.3102</text:p>
          </table:table-cell>
          <table:table-cell office:value-type="float" office:value="-0.73480607950721">
            <text:p>-0.7348</text:p>
          </table:table-cell>
          <table:table-cell office:value-type="float" office:value="0.14075707527944">
            <text:p>0.1408</text:p>
          </table:table-cell>
          <table:table-cell/>
          <table:table-cell office:value-type="float" office:value="0.95135524543652">
            <text:p>0.9514</text:p>
          </table:table-cell>
          <table:table-cell office:value-type="float" office:value="-0.3466899100245">
            <text:p>-0.3467</text:p>
          </table:table-cell>
          <table:table-cell office:value-type="float" office:value="0.79230413355046">
            <text:p>0.7923</text:p>
          </table:table-cell>
          <table:table-cell office:value-type="float" office:value="-0.61729320559062">
            <text:p>-0.6173</text:p>
          </table:table-cell>
          <table:table-cell table:number-columns-repeated="1012"/>
        </table:table-row>
        <table:table-row table:style-name="ro1">
          <table:table-cell table:style-name="ce4" office:value-type="float" office:value="18.3499999999998">
            <text:p>18.3500</text:p>
          </table:table-cell>
          <table:table-cell table:formula="of:=SIN([.A367])" office:value-type="float" office:value="-0.479035775830774">
            <text:p>-0.4790</text:p>
          </table:table-cell>
          <table:table-cell/>
          <table:table-cell office:value-type="float" office:value="0.83669950874942">
            <text:p>0.8367</text:p>
          </table:table-cell>
          <table:table-cell office:value-type="float" office:value="-0.26863084848144">
            <text:p>-0.2686</text:p>
          </table:table-cell>
          <table:table-cell office:value-type="float" office:value="-0.73471937446199">
            <text:p>-0.7347</text:p>
          </table:table-cell>
          <table:table-cell office:value-type="float" office:value="0.21507587044284">
            <text:p>0.2151</text:p>
          </table:table-cell>
          <table:table-cell/>
          <table:table-cell office:value-type="float" office:value="-0.95153623167497">
            <text:p>-0.9515</text:p>
          </table:table-cell>
          <table:table-cell office:value-type="float" office:value="-0.29291264558398">
            <text:p>-0.2929</text:p>
          </table:table-cell>
          <table:table-cell office:value-type="float" office:value="0.79247594305888">
            <text:p>0.7925</text:p>
          </table:table-cell>
          <table:table-cell office:value-type="float" office:value="-0.58101132391075">
            <text:p>-0.5810</text:p>
          </table:table-cell>
          <table:table-cell table:number-columns-repeated="1012"/>
        </table:table-row>
        <table:table-row table:style-name="ro1">
          <table:table-cell office:value-type="float" office:value="18.3999999999998">
            <text:p>18.4000</text:p>
          </table:table-cell>
          <table:table-cell table:formula="of:=SIN([.A368])" office:value-type="float" office:value="-0.434565622072076">
            <text:p>-0.4346</text:p>
          </table:table-cell>
          <table:table-cell/>
          <table:table-cell office:value-type="float" office:value="0.83785367745557">
            <text:p>0.8379</text:p>
          </table:table-cell>
          <table:table-cell office:value-type="float" office:value="-0.22520997561467">
            <text:p>-0.2252</text:p>
          </table:table-cell>
          <table:table-cell office:value-type="float" office:value="-0.73459475581488">
            <text:p>-0.7346</text:p>
          </table:table-cell>
          <table:table-cell office:value-type="float" office:value="0.27671188135909">
            <text:p>0.2767</text:p>
          </table:table-cell>
          <table:table-cell/>
          <table:table-cell office:value-type="float" office:value="0.95135899296211">
            <text:p>0.9514</text:p>
          </table:table-cell>
          <table:table-cell office:value-type="float" office:value="-0.23667045574298">
            <text:p>-0.2367</text:p>
          </table:table-cell>
          <table:table-cell office:value-type="float" office:value="0.79259134601482">
            <text:p>0.7926</text:p>
          </table:table-cell>
          <table:table-cell office:value-type="float" office:value="-0.54219490122159">
            <text:p>-0.5422</text:p>
          </table:table-cell>
          <table:table-cell table:number-columns-repeated="1012"/>
        </table:table-row>
        <table:table-row table:style-name="ro1">
          <table:table-cell table:style-name="ce4" office:value-type="float" office:value="18.4499999999998">
            <text:p>18.4500</text:p>
          </table:table-cell>
          <table:table-cell table:formula="of:=SIN([.A369])" office:value-type="float" office:value="-0.389009280575599">
            <text:p>-0.3890</text:p>
          </table:table-cell>
          <table:table-cell/>
          <table:table-cell office:value-type="float" office:value="0.83926701259639">
            <text:p>0.8393</text:p>
          </table:table-cell>
          <table:table-cell office:value-type="float" office:value="-0.1796558786215">
            <text:p>-0.1797</text:p>
          </table:table-cell>
          <table:table-cell office:value-type="float" office:value="-0.73451739720188">
            <text:p>-0.7345</text:p>
          </table:table-cell>
          <table:table-cell office:value-type="float" office:value="0.32194772266041">
            <text:p>0.3219</text:p>
          </table:table-cell>
          <table:table-cell/>
          <table:table-cell office:value-type="float" office:value="-0.95152966982287">
            <text:p>-0.9515</text:p>
          </table:table-cell>
          <table:table-cell office:value-type="float" office:value="-0.17781036446004">
            <text:p>-0.1778</text:p>
          </table:table-cell>
          <table:table-cell office:value-type="float" office:value="0.79263138208959">
            <text:p>0.7926</text:p>
          </table:table-cell>
          <table:table-cell office:value-type="float" office:value="-0.50061854982785">
            <text:p>-0.5006</text:p>
          </table:table-cell>
          <table:table-cell table:number-columns-repeated="1012"/>
        </table:table-row>
        <table:table-row table:style-name="ro1">
          <table:table-cell office:value-type="float" office:value="18.4999999999998">
            <text:p>18.5000</text:p>
          </table:table-cell>
          <table:table-cell table:formula="of:=SIN([.A370])" office:value-type="float" office:value="-0.342480618469799">
            <text:p>-0.3425</text:p>
          </table:table-cell>
          <table:table-cell/>
          <table:table-cell office:value-type="float" office:value="0.84066453354239">
            <text:p>0.8407</text:p>
          </table:table-cell>
          <table:table-cell office:value-type="float" office:value="-0.13191289654502">
            <text:p>-0.1319</text:p>
          </table:table-cell>
          <table:table-cell office:value-type="float" office:value="-0.73441604842599">
            <text:p>-0.7344</text:p>
          </table:table-cell>
          <table:table-cell office:value-type="float" office:value="0.36091196700804">
            <text:p>0.3609</text:p>
          </table:table-cell>
          <table:table-cell/>
          <table:table-cell office:value-type="float" office:value="0.95139054843602">
            <text:p>0.9514</text:p>
          </table:table-cell>
          <table:table-cell office:value-type="float" office:value="-0.11617622644562">
            <text:p>-0.1162</text:p>
          </table:table-cell>
          <table:table-cell office:value-type="float" office:value="0.79258942929581">
            <text:p>0.7926</text:p>
          </table:table-cell>
          <table:table-cell office:value-type="float" office:value="-0.4559939262745">
            <text:p>-0.4560</text:p>
          </table:table-cell>
          <table:table-cell table:number-columns-repeated="1012"/>
        </table:table-row>
        <table:table-row table:style-name="ro1">
          <table:table-cell table:style-name="ce4" office:value-type="float" office:value="18.5499999999998">
            <text:p>18.5500</text:p>
          </table:table-cell>
          <table:table-cell table:formula="of:=SIN([.A371])" office:value-type="float" office:value="-0.295095933178284">
            <text:p>-0.2951</text:p>
          </table:table-cell>
          <table:table-cell/>
          <table:table-cell office:value-type="float" office:value="0.84185619984675">
            <text:p>0.8419</text:p>
          </table:table-cell>
          <table:table-cell office:value-type="float" office:value="-0.081714878988321">
            <text:p>-0.0817</text:p>
          </table:table-cell>
          <table:table-cell office:value-type="float" office:value="-0.73432142605116">
            <text:p>-0.7343</text:p>
          </table:table-cell>
          <table:table-cell office:value-type="float" office:value="0.39952339094115">
            <text:p>0.3995</text:p>
          </table:table-cell>
          <table:table-cell/>
          <table:table-cell office:value-type="float" office:value="-0.95150269777731">
            <text:p>-0.9515</text:p>
          </table:table-cell>
          <table:table-cell office:value-type="float" office:value="-0.051625244196334">
            <text:p>-0.0516</text:p>
          </table:table-cell>
          <table:table-cell office:value-type="float" office:value="0.79251301820758">
            <text:p>0.7925</text:p>
          </table:table-cell>
          <table:table-cell office:value-type="float" office:value="-0.40794589731799">
            <text:p>-0.4079</text:p>
          </table:table-cell>
          <table:table-cell table:number-columns-repeated="1012"/>
        </table:table-row>
        <table:table-row table:style-name="ro1">
          <table:table-cell office:value-type="float" office:value="18.5999999999998">
            <text:p>18.6000</text:p>
          </table:table-cell>
          <table:table-cell table:formula="of:=SIN([.A372])" office:value-type="float" office:value="-0.246973661736817">
            <text:p>-0.2470</text:p>
          </table:table-cell>
          <table:table-cell/>
          <table:table-cell office:value-type="float" office:value="0.84271557202044">
            <text:p>0.8427</text:p>
          </table:table-cell>
          <table:table-cell office:value-type="float" office:value="-0.028513544765449">
            <text:p>-0.0285</text:p>
          </table:table-cell>
          <table:table-cell office:value-type="float" office:value="-0.73425744831368">
            <text:p>-0.7343</text:p>
          </table:table-cell>
          <table:table-cell office:value-type="float" office:value="0.43598868261431">
            <text:p>0.4360</text:p>
          </table:table-cell>
          <table:table-cell/>
          <table:table-cell office:value-type="float" office:value="0.95143692701067">
            <text:p>0.9514</text:p>
          </table:table-cell>
          <table:table-cell office:value-type="float" office:value="0.015886637345601">
            <text:p>0.0159</text:p>
          </table:table-cell>
          <table:table-cell office:value-type="float" office:value="0.79237925086858">
            <text:p>0.7924</text:p>
          </table:table-cell>
          <table:table-cell office:value-type="float" office:value="-0.35597776292298">
            <text:p>-0.3560</text:p>
          </table:table-cell>
          <table:table-cell table:number-columns-repeated="1012"/>
        </table:table-row>
        <table:table-row table:style-name="ro1">
          <table:table-cell table:style-name="ce4" office:value-type="float" office:value="18.6499999999998">
            <text:p>18.6500</text:p>
          </table:table-cell>
          <table:table-cell table:formula="of:=SIN([.A373])" office:value-type="float" office:value="-0.198234084762402">
            <text:p>-0.1982</text:p>
          </table:table-cell>
          <table:table-cell/>
          <table:table-cell office:value-type="float" office:value="0.84312456220716">
            <text:p>0.8431</text:p>
          </table:table-cell>
          <table:table-cell office:value-type="float" office:value="0.028028340427246">
            <text:p>0.0280</text:p>
          </table:table-cell>
          <table:table-cell office:value-type="float" office:value="-0.73416823350336">
            <text:p>-0.7342</text:p>
          </table:table-cell>
          <table:table-cell office:value-type="float" office:value="0.46783734368738">
            <text:p>0.4678</text:p>
          </table:table-cell>
          <table:table-cell/>
          <table:table-cell office:value-type="float" office:value="-0.95146863080771">
            <text:p>-0.9515</text:p>
          </table:table-cell>
          <table:table-cell office:value-type="float" office:value="0.085989300142197">
            <text:p>0.0860</text:p>
          </table:table-cell>
          <table:table-cell office:value-type="float" office:value="0.79221652584144">
            <text:p>0.7922</text:p>
          </table:table-cell>
          <table:table-cell office:value-type="float" office:value="-0.29942023865498">
            <text:p>-0.2994</text:p>
          </table:table-cell>
          <table:table-cell table:number-columns-repeated="1012"/>
        </table:table-row>
        <table:table-row table:style-name="ro1">
          <table:table-cell office:value-type="float" office:value="18.6999999999998">
            <text:p>18.7000</text:p>
          </table:table-cell>
          <table:table-cell table:formula="of:=SIN([.A374])" office:value-type="float" office:value="-0.148999025814396">
            <text:p>-0.1490</text:p>
          </table:table-cell>
          <table:table-cell/>
          <table:table-cell office:value-type="float" office:value="0.84306434989242">
            <text:p>0.8431</text:p>
          </table:table-cell>
          <table:table-cell office:value-type="float" office:value="0.087550132750517">
            <text:p>0.0876</text:p>
          </table:table-cell>
          <table:table-cell office:value-type="float" office:value="-0.73410960345127">
            <text:p>-0.7341</text:p>
          </table:table-cell>
          <table:table-cell office:value-type="float" office:value="0.49519182622417">
            <text:p>0.4952</text:p>
          </table:table-cell>
          <table:table-cell/>
          <table:table-cell office:value-type="float" office:value="0.95145883591823">
            <text:p>0.9515</text:p>
          </table:table-cell>
          <table:table-cell office:value-type="float" office:value="0.15706493136215">
            <text:p>0.1571</text:p>
          </table:table-cell>
          <table:table-cell office:value-type="float" office:value="0.79204663599367">
            <text:p>0.7920</text:p>
          </table:table-cell>
          <table:table-cell office:value-type="float" office:value="-0.23735677536873">
            <text:p>-0.2374</text:p>
          </table:table-cell>
          <table:table-cell table:number-columns-repeated="1012"/>
        </table:table-row>
        <table:table-row table:style-name="ro1">
          <table:table-cell table:style-name="ce4" office:value-type="float" office:value="18.7499999999998">
            <text:p>18.7500</text:p>
          </table:table-cell>
          <table:table-cell table:formula="of:=SIN([.A375])" office:value-type="float" office:value="-0.0993915468990461">
            <text:p>-0.0994</text:p>
          </table:table-cell>
          <table:table-cell/>
          <table:table-cell office:value-type="float" office:value="0.84261524255763">
            <text:p>0.8426</text:p>
          </table:table-cell>
          <table:table-cell office:value-type="float" office:value="0.14820088297038">
            <text:p>0.1482</text:p>
          </table:table-cell>
          <table:table-cell office:value-type="float" office:value="-0.73405308037664">
            <text:p>-0.7341</text:p>
          </table:table-cell>
          <table:table-cell office:value-type="float" office:value="0.51986976106494">
            <text:p>0.5199</text:p>
          </table:table-cell>
          <table:table-cell/>
          <table:table-cell office:value-type="float" office:value="-0.95145645706459">
            <text:p>-0.9515</text:p>
          </table:table-cell>
          <table:table-cell office:value-type="float" office:value="0.22483364334303">
            <text:p>0.2248</text:p>
          </table:table-cell>
          <table:table-cell office:value-type="float" office:value="0.79185865095586">
            <text:p>0.7919</text:p>
          </table:table-cell>
          <table:table-cell office:value-type="float" office:value="-0.16851918834931">
            <text:p>-0.1685</text:p>
          </table:table-cell>
          <table:table-cell table:number-columns-repeated="1012"/>
        </table:table-row>
        <table:table-row table:style-name="ro1">
          <table:table-cell office:value-type="float" office:value="18.7999999999998">
            <text:p>18.8000</text:p>
          </table:table-cell>
          <table:table-cell table:formula="of:=SIN([.A376])" office:value-type="float" office:value="-0.0495356408785661">
            <text:p>-0.0495</text:p>
          </table:table-cell>
          <table:table-cell/>
          <table:table-cell office:value-type="float" office:value="0.84187705169504">
            <text:p>0.8419</text:p>
          </table:table-cell>
          <table:table-cell office:value-type="float" office:value="0.20495241277618">
            <text:p>0.2050</text:p>
          </table:table-cell>
          <table:table-cell office:value-type="float" office:value="-0.73398921050005">
            <text:p>-0.7340</text:p>
          </table:table-cell>
          <table:table-cell office:value-type="float" office:value="0.54327809802364">
            <text:p>0.5433</text:p>
          </table:table-cell>
          <table:table-cell/>
          <table:table-cell office:value-type="float" office:value="0.95146279454641">
            <text:p>0.9515</text:p>
          </table:table-cell>
          <table:table-cell office:value-type="float" office:value="0.28268280915226">
            <text:p>0.2827</text:p>
          </table:table-cell>
          <table:table-cell office:value-type="float" office:value="0.79168601534929">
            <text:p>0.7917</text:p>
          </table:table-cell>
          <table:table-cell office:value-type="float" office:value="-0.091169081680351">
            <text:p>-0.0912</text:p>
          </table:table-cell>
          <table:table-cell table:number-columns-repeated="1012"/>
        </table:table-row>
        <table:table-row table:style-name="ro1">
          <table:table-cell table:style-name="ce4" office:value-type="float" office:value="18.8499999999998">
            <text:p>18.8500</text:p>
          </table:table-cell>
          <table:table-cell table:formula="of:=SIN([.A377])" office:value-type="float" office:value="0.000444078446443687">
            <text:p>0.0004</text:p>
          </table:table-cell>
          <table:table-cell/>
          <table:table-cell office:value-type="float" office:value="0.84098526120288">
            <text:p>0.8410</text:p>
          </table:table-cell>
          <table:table-cell office:value-type="float" office:value="0.25122916832991">
            <text:p>0.2512</text:p>
          </table:table-cell>
          <table:table-cell office:value-type="float" office:value="-0.73395449458806">
            <text:p>-0.7340</text:p>
          </table:table-cell>
          <table:table-cell office:value-type="float" office:value="0.56505922834641">
            <text:p>0.5651</text:p>
          </table:table-cell>
          <table:table-cell/>
          <table:table-cell office:value-type="float" office:value="-0.9514530903218">
            <text:p>-0.9515</text:p>
          </table:table-cell>
          <table:table-cell office:value-type="float" office:value="0.32858907300924">
            <text:p>0.3286</text:p>
          </table:table-cell>
          <table:table-cell office:value-type="float" office:value="0.79152780796108">
            <text:p>0.7915</text:p>
          </table:table-cell>
          <table:table-cell office:value-type="float" office:value="-0.0030912420351493">
            <text:p>-0.0031</text:p>
          </table:table-cell>
          <table:table-cell table:number-columns-repeated="1012"/>
        </table:table-row>
        <table:table-row table:style-name="ro1">
          <table:table-cell office:value-type="float" office:value="18.8999999999998">
            <text:p>18.9000</text:p>
          </table:table-cell>
          <table:table-cell table:formula="of:=SIN([.A378])" office:value-type="float" office:value="0.0504226878066125">
            <text:p>0.0504</text:p>
          </table:table-cell>
          <table:table-cell/>
          <table:table-cell office:value-type="float" office:value="0.84010138359426">
            <text:p>0.8401</text:p>
          </table:table-cell>
          <table:table-cell office:value-type="float" office:value="0.28778927053468">
            <text:p>0.2878</text:p>
          </table:table-cell>
          <table:table-cell office:value-type="float" office:value="-0.73390677952656">
            <text:p>-0.7339</text:p>
          </table:table-cell>
          <table:table-cell office:value-type="float" office:value="0.58439489438425">
            <text:p>0.5844</text:p>
          </table:table-cell>
          <table:table-cell/>
          <table:table-cell office:value-type="float" office:value="0.95146330452402">
            <text:p>0.9515</text:p>
          </table:table-cell>
          <table:table-cell office:value-type="float" office:value="0.36996004751409">
            <text:p>0.3700</text:p>
          </table:table-cell>
          <table:table-cell office:value-type="float" office:value="0.79138586413175">
            <text:p>0.7914</text:p>
          </table:table-cell>
          <table:table-cell office:value-type="float" office:value="0.097720203419853">
            <text:p>0.0977</text:p>
          </table:table-cell>
          <table:table-cell table:number-columns-repeated="1012"/>
        </table:table-row>
        <table:table-row table:style-name="ro1">
          <table:table-cell table:style-name="ce4" office:value-type="float" office:value="18.9499999999998">
            <text:p>18.9500</text:p>
          </table:table-cell>
          <table:table-cell table:formula="of:=SIN([.A379])" office:value-type="float" office:value="0.100275266706893">
            <text:p>0.1003</text:p>
          </table:table-cell>
          <table:table-cell/>
          <table:table-cell office:value-type="float" office:value="0.83934544510166">
            <text:p>0.8393</text:p>
          </table:table-cell>
          <table:table-cell office:value-type="float" office:value="0.32226367496976">
            <text:p>0.3223</text:p>
          </table:table-cell>
          <table:table-cell office:value-type="float" office:value="-0.73387069807752">
            <text:p>-0.7339</text:p>
          </table:table-cell>
          <table:table-cell office:value-type="float" office:value="0.60140477694731">
            <text:p>0.6014</text:p>
          </table:table-cell>
          <table:table-cell/>
          <table:table-cell office:value-type="float" office:value="-0.95145340866374">
            <text:p>-0.9515</text:p>
          </table:table-cell>
          <table:table-cell office:value-type="float" office:value="0.41407607256405">
            <text:p>0.4141</text:p>
          </table:table-cell>
          <table:table-cell office:value-type="float" office:value="0.79127967037238">
            <text:p>0.7913</text:p>
          </table:table-cell>
          <table:table-cell office:value-type="float" office:value="0.20976047565299">
            <text:p>0.2098</text:p>
          </table:table-cell>
          <table:table-cell table:number-columns-repeated="1012"/>
        </table:table-row>
        <table:table-row table:style-name="ro1">
          <table:table-cell office:value-type="float" office:value="18.9999999999998">
            <text:p>19.0000</text:p>
          </table:table-cell>
          <table:table-cell table:formula="of:=SIN([.A380])" office:value-type="float" office:value="0.149877209662756">
            <text:p>0.1499</text:p>
          </table:table-cell>
          <table:table-cell/>
          <table:table-cell office:value-type="float" office:value="0.83880545264366">
            <text:p>0.8388</text:p>
          </table:table-cell>
          <table:table-cell office:value-type="float" office:value="0.35802034684294">
            <text:p>0.3580</text:p>
          </table:table-cell>
          <table:table-cell office:value-type="float" office:value="-0.73384693825138">
            <text:p>-0.7338</text:p>
          </table:table-cell>
          <table:table-cell office:value-type="float" office:value="0.61668315947234">
            <text:p>0.6167</text:p>
          </table:table-cell>
          <table:table-cell/>
          <table:table-cell office:value-type="float" office:value="0.95146213823412">
            <text:p>0.9515</text:p>
          </table:table-cell>
          <table:table-cell office:value-type="float" office:value="0.46114580020209">
            <text:p>0.4611</text:p>
          </table:table-cell>
          <table:table-cell office:value-type="float" office:value="0.79119747809849">
            <text:p>0.7912</text:p>
          </table:table-cell>
          <table:table-cell office:value-type="float" office:value="0.32009997825377">
            <text:p>0.3201</text:p>
          </table:table-cell>
          <table:table-cell table:number-columns-repeated="1012"/>
        </table:table-row>
        <table:table-row table:style-name="ro1">
          <table:table-cell table:style-name="ce4" office:value-type="float" office:value="19.0499999999998">
            <text:p>19.0500</text:p>
          </table:table-cell>
          <table:table-cell table:formula="of:=SIN([.A381])" office:value-type="float" office:value="0.199104537649003">
            <text:p>0.1991</text:p>
          </table:table-cell>
          <table:table-cell/>
          <table:table-cell office:value-type="float" office:value="0.83855190857142">
            <text:p>0.8386</text:p>
          </table:table-cell>
          <table:table-cell office:value-type="float" office:value="0.39299288539731">
            <text:p>0.3930</text:p>
          </table:table-cell>
          <table:table-cell office:value-type="float" office:value="-0.7338118034528">
            <text:p>-0.7338</text:p>
          </table:table-cell>
          <table:table-cell office:value-type="float" office:value="0.63046758516485">
            <text:p>0.6305</text:p>
          </table:table-cell>
          <table:table-cell/>
          <table:table-cell office:value-type="float" office:value="-0.95145499028038">
            <text:p>-0.9515</text:p>
          </table:table-cell>
          <table:table-cell office:value-type="float" office:value="0.50753830389379">
            <text:p>0.5075</text:p>
          </table:table-cell>
          <table:table-cell office:value-type="float" office:value="0.79114652424928">
            <text:p>0.7911</text:p>
          </table:table-cell>
          <table:table-cell office:value-type="float" office:value="0.40607293400017">
            <text:p>0.4061</text:p>
          </table:table-cell>
          <table:table-cell table:number-columns-repeated="1012"/>
        </table:table-row>
        <table:table-row table:style-name="ro1">
          <table:table-cell office:value-type="float" office:value="19.0999999999998">
            <text:p>19.1000</text:p>
          </table:table-cell>
          <table:table-cell table:formula="of:=SIN([.A382])" office:value-type="float" office:value="0.247834207982764">
            <text:p>0.2478</text:p>
          </table:table-cell>
          <table:table-cell/>
          <table:table-cell office:value-type="float" office:value="0.83859425271023">
            <text:p>0.8386</text:p>
          </table:table-cell>
          <table:table-cell office:value-type="float" office:value="0.42546275461567">
            <text:p>0.4255</text:p>
          </table:table-cell>
          <table:table-cell office:value-type="float" office:value="-0.73379521597113">
            <text:p>-0.7338</text:p>
          </table:table-cell>
          <table:table-cell office:value-type="float" office:value="0.64264645735475">
            <text:p>0.6426</text:p>
          </table:table-cell>
          <table:table-cell/>
          <table:table-cell office:value-type="float" office:value="0.95145954786881">
            <text:p>0.9515</text:p>
          </table:table-cell>
          <table:table-cell office:value-type="float" office:value="0.55024131095297">
            <text:p>0.5502</text:p>
          </table:table-cell>
          <table:table-cell office:value-type="float" office:value="0.79112871731817">
            <text:p>0.7911</text:p>
          </table:table-cell>
          <table:table-cell office:value-type="float" office:value="0.46471569311084">
            <text:p>0.4647</text:p>
          </table:table-cell>
          <table:table-cell table:number-columns-repeated="1012"/>
        </table:table-row>
        <table:table-row table:style-name="ro1">
          <table:table-cell table:style-name="ce4" office:value-type="float" office:value="19.1499999999998">
            <text:p>19.1500</text:p>
          </table:table-cell>
          <table:table-cell table:formula="of:=SIN([.A383])" office:value-type="float" office:value="0.295944421866131">
            <text:p>0.2959</text:p>
          </table:table-cell>
          <table:table-cell/>
          <table:table-cell office:value-type="float" office:value="0.83888640120404">
            <text:p>0.8389</text:p>
          </table:table-cell>
          <table:table-cell office:value-type="float" office:value="0.45583730088605">
            <text:p>0.4558</text:p>
          </table:table-cell>
          <table:table-cell office:value-type="float" office:value="-0.73377551867954">
            <text:p>-0.7338</text:p>
          </table:table-cell>
          <table:table-cell office:value-type="float" office:value="0.65309175689601">
            <text:p>0.6531</text:p>
          </table:table-cell>
          <table:table-cell/>
          <table:table-cell office:value-type="float" office:value="-0.95145707083173">
            <text:p>-0.9515</text:p>
          </table:table-cell>
          <table:table-cell office:value-type="float" office:value="0.58836822476088">
            <text:p>0.5884</text:p>
          </table:table-cell>
          <table:table-cell office:value-type="float" office:value="0.7911321290752">
            <text:p>0.7911</text:p>
          </table:table-cell>
          <table:table-cell office:value-type="float" office:value="0.51251215410293">
            <text:p>0.5125</text:p>
          </table:table-cell>
          <table:table-cell table:number-columns-repeated="1012"/>
        </table:table-row>
        <table:table-row table:style-name="ro1">
          <table:table-cell office:value-type="float" office:value="19.1999999999998">
            <text:p>19.2000</text:p>
          </table:table-cell>
          <table:table-cell table:formula="of:=SIN([.A384])" office:value-type="float" office:value="0.343314928819708">
            <text:p>0.3433</text:p>
          </table:table-cell>
          <table:table-cell/>
          <table:table-cell office:value-type="float" office:value="0.83936372768376">
            <text:p>0.8394</text:p>
          </table:table-cell>
          <table:table-cell office:value-type="float" office:value="0.48388273839768">
            <text:p>0.4839</text:p>
          </table:table-cell>
          <table:table-cell office:value-type="float" office:value="-0.73375531907095">
            <text:p>-0.7338</text:p>
          </table:table-cell>
          <table:table-cell office:value-type="float" office:value="0.66184942861429">
            <text:p>0.6618</text:p>
          </table:table-cell>
          <table:table-cell/>
          <table:table-cell office:value-type="float" office:value="0.95145802295533">
            <text:p>0.9515</text:p>
          </table:table-cell>
          <table:table-cell office:value-type="float" office:value="0.62273566440716">
            <text:p>0.6227</text:p>
          </table:table-cell>
          <table:table-cell office:value-type="float" office:value="0.79116212476972">
            <text:p>0.7912</text:p>
          </table:table-cell>
          <table:table-cell office:value-type="float" office:value="0.55939239199643">
            <text:p>0.5594</text:p>
          </table:table-cell>
          <table:table-cell table:number-columns-repeated="1012"/>
        </table:table-row>
        <table:table-row table:style-name="ro1">
          <table:table-cell table:style-name="ce4" office:value-type="float" office:value="19.2499999999998">
            <text:p>19.2500</text:p>
          </table:table-cell>
          <table:table-cell table:formula="of:=SIN([.A385])" office:value-type="float" office:value="0.389827327246195">
            <text:p>0.3898</text:p>
          </table:table-cell>
          <table:table-cell/>
          <table:table-cell office:value-type="float" office:value="0.83993783582917">
            <text:p>0.8399</text:p>
          </table:table-cell>
          <table:table-cell office:value-type="float" office:value="0.50865065327224">
            <text:p>0.5087</text:p>
          </table:table-cell>
          <table:table-cell office:value-type="float" office:value="-0.73374815788717">
            <text:p>-0.7337</text:p>
          </table:table-cell>
          <table:table-cell office:value-type="float" office:value="0.66907177237666">
            <text:p>0.6691</text:p>
          </table:table-cell>
          <table:table-cell/>
          <table:table-cell office:value-type="float" office:value="-0.95145785593289">
            <text:p>-0.9515</text:p>
          </table:table-cell>
          <table:table-cell office:value-type="float" office:value="0.65523396061539">
            <text:p>0.6552</text:p>
          </table:table-cell>
          <table:table-cell office:value-type="float" office:value="0.79120969862926">
            <text:p>0.7912</text:p>
          </table:table-cell>
          <table:table-cell office:value-type="float" office:value="0.60702561055351">
            <text:p>0.6070</text:p>
          </table:table-cell>
          <table:table-cell table:number-columns-repeated="1012"/>
        </table:table-row>
        <table:table-row table:style-name="ro1">
          <table:table-cell office:value-type="float" office:value="19.2999999999998">
            <text:p>19.3000</text:p>
          </table:table-cell>
          <table:table-cell table:formula="of:=SIN([.A386])" office:value-type="float" office:value="0.435365360372714">
            <text:p>0.4354</text:p>
          </table:table-cell>
          <table:table-cell/>
          <table:table-cell office:value-type="float" office:value="0.84050765218379">
            <text:p>0.8405</text:p>
          </table:table-cell>
          <table:table-cell office:value-type="float" office:value="0.53102122735943">
            <text:p>0.5310</text:p>
          </table:table-cell>
          <table:table-cell office:value-type="float" office:value="-0.73373214166727">
            <text:p>-0.7337</text:p>
          </table:table-cell>
          <table:table-cell office:value-type="float" office:value="0.67483731762477">
            <text:p>0.6748</text:p>
          </table:table-cell>
          <table:table-cell/>
          <table:table-cell office:value-type="float" office:value="0.95145762151867">
            <text:p>0.9515</text:p>
          </table:table-cell>
          <table:table-cell office:value-type="float" office:value="0.6879079550875">
            <text:p>0.6879</text:p>
          </table:table-cell>
          <table:table-cell office:value-type="float" office:value="0.79126794664095">
            <text:p>0.7913</text:p>
          </table:table-cell>
          <table:table-cell office:value-type="float" office:value="0.65418372378308">
            <text:p>0.6542</text:p>
          </table:table-cell>
          <table:table-cell table:number-columns-repeated="1012"/>
        </table:table-row>
        <table:table-row table:style-name="ro1">
          <table:table-cell table:style-name="ce4" office:value-type="float" office:value="19.3499999999998">
            <text:p>19.3500</text:p>
          </table:table-cell>
          <table:table-cell table:formula="of:=SIN([.A387])" office:value-type="float" office:value="0.479815206832195">
            <text:p>0.4798</text:p>
          </table:table-cell>
          <table:table-cell/>
          <table:table-cell office:value-type="float" office:value="0.84099341198295">
            <text:p>0.8410</text:p>
          </table:table-cell>
          <table:table-cell office:value-type="float" office:value="0.55304325941047">
            <text:p>0.5530</text:p>
          </table:table-cell>
          <table:table-cell office:value-type="float" office:value="-0.73372417168589">
            <text:p>-0.7337</text:p>
          </table:table-cell>
          <table:table-cell office:value-type="float" office:value="0.67912274384392">
            <text:p>0.6791</text:p>
          </table:table-cell>
          <table:table-cell/>
          <table:table-cell office:value-type="float" office:value="-0.95145811689061">
            <text:p>-0.9515</text:p>
          </table:table-cell>
          <table:table-cell office:value-type="float" office:value="0.72103191913442">
            <text:p>0.7210</text:p>
          </table:table-cell>
          <table:table-cell office:value-type="float" office:value="0.7913375306277">
            <text:p>0.7913</text:p>
          </table:table-cell>
          <table:table-cell office:value-type="float" office:value="0.69870745862834">
            <text:p>0.6987</text:p>
          </table:table-cell>
          <table:table-cell table:number-columns-repeated="1012"/>
        </table:table-row>
        <table:table-row table:style-name="ro1">
          <table:table-cell office:value-type="float" office:value="19.3999999999998">
            <text:p>19.4000</text:p>
          </table:table-cell>
          <table:table-cell table:formula="of:=SIN([.A388])" office:value-type="float" office:value="0.523065765157527">
            <text:p>0.5231</text:p>
          </table:table-cell>
          <table:table-cell/>
          <table:table-cell office:value-type="float" office:value="0.84133524846346">
            <text:p>0.8413</text:p>
          </table:table-cell>
          <table:table-cell office:value-type="float" office:value="0.57455150343081">
            <text:p>0.5746</text:p>
          </table:table-cell>
          <table:table-cell office:value-type="float" office:value="-0.73371899668293">
            <text:p>-0.7337</text:p>
          </table:table-cell>
          <table:table-cell office:value-type="float" office:value="0.68191073459983">
            <text:p>0.6819</text:p>
          </table:table-cell>
          <table:table-cell/>
          <table:table-cell office:value-type="float" office:value="0.95145754981012">
            <text:p>0.9515</text:p>
          </table:table-cell>
          <table:table-cell office:value-type="float" office:value="0.75260570974752">
            <text:p>0.7526</text:p>
          </table:table-cell>
          <table:table-cell office:value-type="float" office:value="0.79140763644791">
            <text:p>0.7914</text:p>
          </table:table-cell>
          <table:table-cell office:value-type="float" office:value="0.7379488379879">
            <text:p>0.7379</text:p>
          </table:table-cell>
          <table:table-cell table:number-columns-repeated="1012"/>
        </table:table-row>
        <table:table-row table:style-name="ro1">
          <table:table-cell table:style-name="ce4" office:value-type="float" office:value="19.4499999999998">
            <text:p>19.4500</text:p>
          </table:table-cell>
          <table:table-cell table:formula="of:=SIN([.A389])" office:value-type="float" office:value="0.56500893147735">
            <text:p>0.5650</text:p>
          </table:table-cell>
          <table:table-cell/>
          <table:table-cell office:value-type="float" office:value="0.84149201429385">
            <text:p>0.8415</text:p>
          </table:table-cell>
          <table:table-cell office:value-type="float" office:value="0.59372369854228">
            <text:p>0.5937</text:p>
          </table:table-cell>
          <table:table-cell office:value-type="float" office:value="-0.73370854087353">
            <text:p>-0.7337</text:p>
          </table:table-cell>
          <table:table-cell office:value-type="float" office:value="0.68323573362562">
            <text:p>0.6832</text:p>
          </table:table-cell>
          <table:table-cell/>
          <table:table-cell office:value-type="float" office:value="-0.95145811974672">
            <text:p>-0.9515</text:p>
          </table:table-cell>
          <table:table-cell office:value-type="float" office:value="0.78070405201377">
            <text:p>0.7807</text:p>
          </table:table-cell>
          <table:table-cell office:value-type="float" office:value="0.79147669152728">
            <text:p>0.7915</text:p>
          </table:table-cell>
          <table:table-cell office:value-type="float" office:value="0.77014048628403">
            <text:p>0.7701</text:p>
          </table:table-cell>
          <table:table-cell table:number-columns-repeated="1012"/>
        </table:table-row>
        <table:table-row table:style-name="ro1">
          <table:table-cell office:value-type="float" office:value="19.4999999999998">
            <text:p>19.5000</text:p>
          </table:table-cell>
          <table:table-cell table:formula="of:=SIN([.A390])" office:value-type="float" office:value="0.605539869719443">
            <text:p>0.6055</text:p>
          </table:table-cell>
          <table:table-cell/>
          <table:table-cell office:value-type="float" office:value="0.84146088113887">
            <text:p>0.8415</text:p>
          </table:table-cell>
          <table:table-cell office:value-type="float" office:value="0.61039913959536">
            <text:p>0.6104</text:p>
          </table:table-cell>
          <table:table-cell office:value-type="float" office:value="-0.73370745590058">
            <text:p>-0.7337</text:p>
          </table:table-cell>
          <table:table-cell office:value-type="float" office:value="0.68314574291948">
            <text:p>0.6831</text:p>
          </table:table-cell>
          <table:table-cell/>
          <table:table-cell office:value-type="float" office:value="0.95145758590781">
            <text:p>0.9515</text:p>
          </table:table-cell>
          <table:table-cell office:value-type="float" office:value="0.80533899579385">
            <text:p>0.8053</text:p>
          </table:table-cell>
          <table:table-cell office:value-type="float" office:value="0.79154201068418">
            <text:p>0.7915</text:p>
          </table:table-cell>
          <table:table-cell office:value-type="float" office:value="0.79646607141637">
            <text:p>0.7965</text:p>
          </table:table-cell>
          <table:table-cell table:number-columns-repeated="1012"/>
        </table:table-row>
        <table:table-row table:style-name="ro1">
          <table:table-cell table:style-name="ce4" office:value-type="float" office:value="19.5499999999998">
            <text:p>19.5500</text:p>
          </table:table-cell>
          <table:table-cell table:formula="of:=SIN([.A391])" office:value-type="float" office:value="0.644557273646305">
            <text:p>0.6446</text:p>
          </table:table-cell>
          <table:table-cell/>
          <table:table-cell office:value-type="float" office:value="0.84127074987267">
            <text:p>0.8413</text:p>
          </table:table-cell>
          <table:table-cell office:value-type="float" office:value="0.62575471818484">
            <text:p>0.6258</text:p>
          </table:table-cell>
          <table:table-cell office:value-type="float" office:value="-0.73370206033878">
            <text:p>-0.7337</text:p>
          </table:table-cell>
          <table:table-cell office:value-type="float" office:value="0.68166794167779">
            <text:p>0.6817</text:p>
          </table:table-cell>
          <table:table-cell/>
          <table:table-cell office:value-type="float" office:value="-0.95145803527571">
            <text:p>-0.9515</text:p>
          </table:table-cell>
          <table:table-cell office:value-type="float" office:value="0.82779126149406">
            <text:p>0.8278</text:p>
          </table:table-cell>
          <table:table-cell office:value-type="float" office:value="0.79159698002603">
            <text:p>0.7916</text:p>
          </table:table-cell>
          <table:table-cell office:value-type="float" office:value="0.82009936063322">
            <text:p>0.8201</text:p>
          </table:table-cell>
          <table:table-cell table:number-columns-repeated="1012"/>
        </table:table-row>
        <table:table-row table:style-name="ro1">
          <table:table-cell office:value-type="float" office:value="19.5999999999998">
            <text:p>19.6000</text:p>
          </table:table-cell>
          <table:table-cell table:formula="of:=SIN([.A392])" office:value-type="float" office:value="0.681963620067987">
            <text:p>0.6820</text:p>
          </table:table-cell>
          <table:table-cell/>
          <table:table-cell office:value-type="float" office:value="0.84096428077075">
            <text:p>0.8410</text:p>
          </table:table-cell>
          <table:table-cell office:value-type="float" office:value="0.63981695214538">
            <text:p>0.6398</text:p>
          </table:table-cell>
          <table:table-cell office:value-type="float" office:value="-0.73369774015856">
            <text:p>-0.7337</text:p>
          </table:table-cell>
          <table:table-cell office:value-type="float" office:value="0.67881012129504">
            <text:p>0.6788</text:p>
          </table:table-cell>
          <table:table-cell/>
          <table:table-cell office:value-type="float" office:value="0.95145772598467">
            <text:p>0.9515</text:p>
          </table:table-cell>
          <table:table-cell office:value-type="float" office:value="0.84908108619629">
            <text:p>0.8491</text:p>
          </table:table-cell>
          <table:table-cell office:value-type="float" office:value="0.79164326155746">
            <text:p>0.7916</text:p>
          </table:table-cell>
          <table:table-cell office:value-type="float" office:value="0.84263110420354">
            <text:p>0.8426</text:p>
          </table:table-cell>
          <table:table-cell table:number-columns-repeated="1012"/>
        </table:table-row>
        <table:table-row table:style-name="ro1">
          <table:table-cell table:style-name="ce4" office:value-type="float" office:value="19.6499999999998">
            <text:p>19.6500</text:p>
          </table:table-cell>
          <table:table-cell table:formula="of:=SIN([.A393])" office:value-type="float" office:value="0.717665412599291">
            <text:p>0.7177</text:p>
          </table:table-cell>
          <table:table-cell/>
          <table:table-cell office:value-type="float" office:value="0.8405983762558">
            <text:p>0.8406</text:p>
          </table:table-cell>
          <table:table-cell office:value-type="float" office:value="0.65181368069556">
            <text:p>0.6518</text:p>
          </table:table-cell>
          <table:table-cell office:value-type="float" office:value="-0.73369826736935">
            <text:p>-0.7337</text:p>
          </table:table-cell>
          <table:table-cell office:value-type="float" office:value="0.67458045358005">
            <text:p>0.6746</text:p>
          </table:table-cell>
          <table:table-cell/>
          <table:table-cell office:value-type="float" office:value="-0.95145790564822">
            <text:p>-0.9515</text:p>
          </table:table-cell>
          <table:table-cell office:value-type="float" office:value="0.86934135099169">
            <text:p>0.8693</text:p>
          </table:table-cell>
          <table:table-cell office:value-type="float" office:value="0.79167774078844">
            <text:p>0.7917</text:p>
          </table:table-cell>
          <table:table-cell office:value-type="float" office:value="0.8635856881453">
            <text:p>0.8636</text:p>
          </table:table-cell>
          <table:table-cell table:number-columns-repeated="1012"/>
        </table:table-row>
        <table:table-row table:style-name="ro1">
          <table:table-cell office:value-type="float" office:value="19.6999999999998">
            <text:p>19.7000</text:p>
          </table:table-cell>
          <table:table-cell table:formula="of:=SIN([.A394])" office:value-type="float" office:value="0.751573415352017">
            <text:p>0.7516</text:p>
          </table:table-cell>
          <table:table-cell/>
          <table:table-cell office:value-type="float" office:value="0.84023558005658">
            <text:p>0.8402</text:p>
          </table:table-cell>
          <table:table-cell office:value-type="float" office:value="0.66206101803457">
            <text:p>0.6621</text:p>
          </table:table-cell>
          <table:table-cell office:value-type="float" office:value="-0.73369351167625">
            <text:p>-0.7337</text:p>
          </table:table-cell>
          <table:table-cell office:value-type="float" office:value="0.66899825898767">
            <text:p>0.6690</text:p>
          </table:table-cell>
          <table:table-cell/>
          <table:table-cell office:value-type="float" office:value="0.95145782340338">
            <text:p>0.9515</text:p>
          </table:table-cell>
          <table:table-cell office:value-type="float" office:value="0.88808013603655">
            <text:p>0.8881</text:p>
          </table:table-cell>
          <table:table-cell office:value-type="float" office:value="0.79169937004489">
            <text:p>0.7917</text:p>
          </table:table-cell>
          <table:table-cell office:value-type="float" office:value="0.88214791174947">
            <text:p>0.8821</text:p>
          </table:table-cell>
          <table:table-cell table:number-columns-repeated="1012"/>
        </table:table-row>
        <table:table-row table:style-name="ro1">
          <table:table-cell table:style-name="ce4" office:value-type="float" office:value="19.7499999999998">
            <text:p>19.7500</text:p>
          </table:table-cell>
          <table:table-cell table:formula="of:=SIN([.A395])" office:value-type="float" office:value="0.783602875978232">
            <text:p>0.7836</text:p>
          </table:table-cell>
          <table:table-cell/>
          <table:table-cell office:value-type="float" office:value="0.8399271036253">
            <text:p>0.8399</text:p>
          </table:table-cell>
          <table:table-cell office:value-type="float" office:value="0.67134501619084">
            <text:p>0.6713</text:p>
          </table:table-cell>
          <table:table-cell office:value-type="float" office:value="-0.73369361668826">
            <text:p>-0.7337</text:p>
          </table:table-cell>
          <table:table-cell office:value-type="float" office:value="0.66208598355314">
            <text:p>0.6621</text:p>
          </table:table-cell>
          <table:table-cell/>
          <table:table-cell office:value-type="float" office:value="-0.95145785296513">
            <text:p>-0.9515</text:p>
          </table:table-cell>
          <table:table-cell office:value-type="float" office:value="0.90458668271348">
            <text:p>0.9046</text:p>
          </table:table-cell>
          <table:table-cell office:value-type="float" office:value="0.79171075523455">
            <text:p>0.7917</text:p>
          </table:table-cell>
          <table:table-cell office:value-type="float" office:value="0.89777174496564">
            <text:p>0.8978</text:p>
          </table:table-cell>
          <table:table-cell table:number-columns-repeated="1012"/>
        </table:table-row>
        <table:table-row table:style-name="ro1">
          <table:table-cell office:value-type="float" office:value="19.7999999999998">
            <text:p>19.8000</text:p>
          </table:table-cell>
          <table:table-cell table:formula="of:=SIN([.A396])" office:value-type="float" office:value="0.81367373750699">
            <text:p>0.8137</text:p>
          </table:table-cell>
          <table:table-cell/>
          <table:table-cell office:value-type="float" office:value="0.83971182582899">
            <text:p>0.8397</text:p>
          </table:table-cell>
          <table:table-cell office:value-type="float" office:value="0.67928808806842">
            <text:p>0.6793</text:p>
          </table:table-cell>
          <table:table-cell office:value-type="float" office:value="-0.73369315071868">
            <text:p>-0.7337</text:p>
          </table:table-cell>
          <table:table-cell office:value-type="float" office:value="0.65385946981046">
            <text:p>0.6539</text:p>
          </table:table-cell>
          <table:table-cell/>
          <table:table-cell office:value-type="float" office:value="0.95145785646947">
            <text:p>0.9515</text:p>
          </table:table-cell>
          <table:table-cell office:value-type="float" office:value="0.9183213132647">
            <text:p>0.9183</text:p>
          </table:table-cell>
          <table:table-cell office:value-type="float" office:value="0.79171042690547">
            <text:p>0.7917</text:p>
          </table:table-cell>
          <table:table-cell office:value-type="float" office:value="0.91020962416808">
            <text:p>0.9102</text:p>
          </table:table-cell>
          <table:table-cell table:number-columns-repeated="1012"/>
        </table:table-row>
        <table:table-row table:style-name="ro1">
          <table:table-cell table:style-name="ce4" office:value-type="float" office:value="19.8499999999998">
            <text:p>19.8500</text:p>
          </table:table-cell>
          <table:table-cell table:formula="of:=SIN([.A397])" office:value-type="float" office:value="0.841710838445069">
            <text:p>0.8417</text:p>
          </table:table-cell>
          <table:table-cell/>
          <table:table-cell office:value-type="float" office:value="0.83961435382934">
            <text:p>0.8396</text:p>
          </table:table-cell>
          <table:table-cell office:value-type="float" office:value="0.68508913856589">
            <text:p>0.6851</text:p>
          </table:table-cell>
          <table:table-cell office:value-type="float" office:value="-0.73369054418118">
            <text:p>-0.7337</text:p>
          </table:table-cell>
          <table:table-cell office:value-type="float" office:value="0.64432924347071">
            <text:p>0.6443</text:p>
          </table:table-cell>
          <table:table-cell/>
          <table:table-cell office:value-type="float" office:value="-0.95145783323807">
            <text:p>-0.9515</text:p>
          </table:table-cell>
          <table:table-cell office:value-type="float" office:value="0.92935039422573">
            <text:p>0.9294</text:p>
          </table:table-cell>
          <table:table-cell office:value-type="float" office:value="0.79170102952401">
            <text:p>0.7917</text:p>
          </table:table-cell>
          <table:table-cell office:value-type="float" office:value="0.91958743598272">
            <text:p>0.9196</text:p>
          </table:table-cell>
          <table:table-cell table:number-columns-repeated="1012"/>
        </table:table-row>
        <table:table-row table:style-name="ro1">
          <table:table-cell office:value-type="float" office:value="19.8999999999998">
            <text:p>19.9000</text:p>
          </table:table-cell>
          <table:table-cell table:formula="of:=SIN([.A398])" office:value-type="float" office:value="0.867644100641568">
            <text:p>0.8676</text:p>
          </table:table-cell>
          <table:table-cell/>
          <table:table-cell office:value-type="float" office:value="0.83963612936709">
            <text:p>0.8396</text:p>
          </table:table-cell>
          <table:table-cell office:value-type="float" office:value="0.68907682738906">
            <text:p>0.6891</text:p>
          </table:table-cell>
          <table:table-cell office:value-type="float" office:value="-0.7336922732869">
            <text:p>-0.7337</text:p>
          </table:table-cell>
          <table:table-cell office:value-type="float" office:value="0.63350581825027">
            <text:p>0.6335</text:p>
          </table:table-cell>
          <table:table-cell/>
          <table:table-cell office:value-type="float" office:value="0.9514578635514">
            <text:p>0.9515</text:p>
          </table:table-cell>
          <table:table-cell office:value-type="float" office:value="0.93830622539596">
            <text:p>0.9383</text:p>
          </table:table-cell>
          <table:table-cell office:value-type="float" office:value="0.79168468388099">
            <text:p>0.7917</text:p>
          </table:table-cell>
          <table:table-cell office:value-type="float" office:value="0.92641516507822">
            <text:p>0.9264</text:p>
          </table:table-cell>
          <table:table-cell table:number-columns-repeated="1012"/>
        </table:table-row>
        <table:table-row table:style-name="ro1">
          <table:table-cell table:style-name="ce4" office:value-type="float" office:value="19.9499999999998">
            <text:p>19.9500</text:p>
          </table:table-cell>
          <table:table-cell table:formula="of:=SIN([.A399])" office:value-type="float" office:value="0.891408704446776">
            <text:p>0.8914</text:p>
          </table:table-cell>
          <table:table-cell/>
          <table:table-cell office:value-type="float" office:value="0.83975973731717">
            <text:p>0.8398</text:p>
          </table:table-cell>
          <table:table-cell office:value-type="float" office:value="0.69198154407642">
            <text:p>0.6920</text:p>
          </table:table-cell>
          <table:table-cell office:value-type="float" office:value="-0.7336906959165">
            <text:p>-0.7337</text:p>
          </table:table-cell>
          <table:table-cell office:value-type="float" office:value="0.62140092683096">
            <text:p>0.6214</text:p>
          </table:table-cell>
          <table:table-cell/>
          <table:table-cell office:value-type="float" office:value="-0.95145783129213">
            <text:p>-0.9515</text:p>
          </table:table-cell>
          <table:table-cell office:value-type="float" office:value="0.94570563232753">
            <text:p>0.9457</text:p>
          </table:table-cell>
          <table:table-cell office:value-type="float" office:value="0.79166190393294">
            <text:p>0.7917</text:p>
          </table:table-cell>
          <table:table-cell office:value-type="float" office:value="0.93125608059268">
            <text:p>0.9313</text:p>
          </table:table-cell>
          <table:table-cell table:number-columns-repeated="1012"/>
        </table:table-row>
        <table:table-row table:style-name="ro1">
          <table:table-cell office:value-type="float" office:value="19.9999999999998">
            <text:p>20.0000</text:p>
          </table:table-cell>
          <table:table-cell table:formula="of:=SIN([.A400])" office:value-type="float" office:value="0.912945250727547">
            <text:p>0.9129</text:p>
          </table:table-cell>
          <table:table-cell/>
          <table:table-cell office:value-type="float" office:value="0.83995749446156">
            <text:p>0.8400</text:p>
          </table:table-cell>
          <table:table-cell office:value-type="float" office:value="0.69355310853637">
            <text:p>0.6936</text:p>
          </table:table-cell>
          <table:table-cell office:value-type="float" office:value="-0.73369048993199">
            <text:p>-0.7337</text:p>
          </table:table-cell>
          <table:table-cell office:value-type="float" office:value="0.60802530958873">
            <text:p>0.6080</text:p>
          </table:table-cell>
          <table:table-cell/>
          <table:table-cell office:value-type="float" office:value="0.95145786316593">
            <text:p>0.9515</text:p>
          </table:table-cell>
          <table:table-cell office:value-type="float" office:value="0.95144636177983">
            <text:p>0.9514</text:p>
          </table:table-cell>
          <table:table-cell office:value-type="float" office:value="0.79163623238783">
            <text:p>0.7916</text:p>
          </table:table-cell>
          <table:table-cell office:value-type="float" office:value="0.934286692698">
            <text:p>0.9343</text:p>
          </table:table-cell>
          <table:table-cell table:number-columns-repeated="1012"/>
        </table:table-row>
        <table:table-row table:style-name="ro1">
          <table:table-cell table:style-name="ce4" office:value-type="float" office:value="20.0499999999998">
            <text:p>20.0500</text:p>
          </table:table-cell>
          <table:table-cell table:formula="of:=SIN([.A401])" office:value-type="float" office:value="0.932199909334193">
            <text:p>0.9322</text:p>
          </table:table-cell>
          <table:table-cell/>
          <table:table-cell office:value-type="float" office:value="0.84019255793702">
            <text:p>0.8402</text:p>
          </table:table-cell>
          <table:table-cell office:value-type="float" office:value="0.69324295639963">
            <text:p>0.6932</text:p>
          </table:table-cell>
          <table:table-cell office:value-type="float" office:value="-0.73369169998969">
            <text:p>-0.7337</text:p>
          </table:table-cell>
          <table:table-cell office:value-type="float" office:value="0.59338661615891">
            <text:p>0.5934</text:p>
          </table:table-cell>
          <table:table-cell/>
          <table:table-cell office:value-type="float" office:value="-0.95145783519039">
            <text:p>-0.9515</text:p>
          </table:table-cell>
          <table:table-cell office:value-type="float" office:value="0.95503535978311">
            <text:p>0.9550</text:p>
          </table:table-cell>
          <table:table-cell office:value-type="float" office:value="0.79160881227268">
            <text:p>0.7916</text:p>
          </table:table-cell>
          <table:table-cell office:value-type="float" office:value="0.93531924138513">
            <text:p>0.9353</text:p>
          </table:table-cell>
          <table:table-cell table:number-columns-repeated="1012"/>
        </table:table-row>
        <table:table-row table:style-name="ro1">
          <table:table-cell office:value-type="float" office:value="20.0999999999998">
            <text:p>20.1000</text:p>
          </table:table-cell>
          <table:table-cell table:formula="of:=SIN([.A402])" office:value-type="float" office:value="0.949124553647831">
            <text:p>0.9491</text:p>
          </table:table-cell>
          <table:table-cell/>
          <table:table-cell office:value-type="float" office:value="0.8404252042408">
            <text:p>0.8404</text:p>
          </table:table-cell>
          <table:table-cell office:value-type="float" office:value="0.69134573398204">
            <text:p>0.6913</text:p>
          </table:table-cell>
          <table:table-cell office:value-type="float" office:value="-0.73369018334067">
            <text:p>-0.7337</text:p>
          </table:table-cell>
          <table:table-cell office:value-type="float" office:value="0.57748922311081">
            <text:p>0.5775</text:p>
          </table:table-cell>
          <table:table-cell/>
          <table:table-cell office:value-type="float" office:value="0.95145785563685">
            <text:p>0.9515</text:p>
          </table:table-cell>
          <table:table-cell office:value-type="float" office:value="0.95611510277392">
            <text:p>0.9561</text:p>
          </table:table-cell>
          <table:table-cell office:value-type="float" office:value="0.79158121288065">
            <text:p>0.7916</text:p>
          </table:table-cell>
          <table:table-cell office:value-type="float" office:value="0.93416939222489">
            <text:p>0.9342</text:p>
          </table:table-cell>
          <table:table-cell table:number-columns-repeated="1012"/>
        </table:table-row>
        <table:table-row table:style-name="ro1">
          <table:table-cell table:style-name="ce4" office:value-type="float" office:value="20.1499999999998">
            <text:p>20.1500</text:p>
          </table:table-cell>
          <table:table-cell table:formula="of:=SIN([.A403])" office:value-type="float" office:value="0.963676880871862">
            <text:p>0.9637</text:p>
          </table:table-cell>
          <table:table-cell/>
          <table:table-cell office:value-type="float" office:value="0.84062211350456">
            <text:p>0.8406</text:p>
          </table:table-cell>
          <table:table-cell office:value-type="float" office:value="0.6883267998343">
            <text:p>0.6883</text:p>
          </table:table-cell>
          <table:table-cell office:value-type="float" office:value="-0.7336914103077">
            <text:p>-0.7337</text:p>
          </table:table-cell>
          <table:table-cell office:value-type="float" office:value="0.56033495958385">
            <text:p>0.5603</text:p>
          </table:table-cell>
          <table:table-cell/>
          <table:table-cell office:value-type="float" office:value="-0.95145784312004">
            <text:p>-0.9515</text:p>
          </table:table-cell>
          <table:table-cell office:value-type="float" office:value="0.95468176506898">
            <text:p>0.9547</text:p>
          </table:table-cell>
          <table:table-cell office:value-type="float" office:value="0.79155586812034">
            <text:p>0.7916</text:p>
          </table:table-cell>
          <table:table-cell office:value-type="float" office:value="0.93080969554293">
            <text:p>0.9308</text:p>
          </table:table-cell>
          <table:table-cell table:number-columns-repeated="1012"/>
        </table:table-row>
        <table:table-row table:style-name="ro1">
          <table:table-cell office:value-type="float" office:value="20.1999999999998">
            <text:p>20.2000</text:p>
          </table:table-cell>
          <table:table-cell table:formula="of:=SIN([.A404])" office:value-type="float" office:value="0.975820517766932">
            <text:p>0.9758</text:p>
          </table:table-cell>
          <table:table-cell/>
          <table:table-cell office:value-type="float" office:value="0.84075818807281">
            <text:p>0.8408</text:p>
          </table:table-cell>
          <table:table-cell office:value-type="float" office:value="0.68388580951301">
            <text:p>0.6839</text:p>
          </table:table-cell>
          <table:table-cell office:value-type="float" office:value="-0.73369141659208">
            <text:p>-0.7337</text:p>
          </table:table-cell>
          <table:table-cell office:value-type="float" office:value="0.54192285375352">
            <text:p>0.5419</text:p>
          </table:table-cell>
          <table:table-cell/>
          <table:table-cell office:value-type="float" office:value="0.95145784966771">
            <text:p>0.9515</text:p>
          </table:table-cell>
          <table:table-cell office:value-type="float" office:value="0.95095100006313">
            <text:p>0.9510</text:p>
          </table:table-cell>
          <table:table-cell office:value-type="float" office:value="0.79153303098121">
            <text:p>0.7915</text:p>
          </table:table-cell>
          <table:table-cell office:value-type="float" office:value="0.92531563018778">
            <text:p>0.9253</text:p>
          </table:table-cell>
          <table:table-cell table:number-columns-repeated="1012"/>
        </table:table-row>
        <table:table-row table:style-name="ro1">
          <table:table-cell table:style-name="ce4" office:value-type="float" office:value="20.2499999999998">
            <text:p>20.2500</text:p>
          </table:table-cell>
          <table:table-cell table:formula="of:=SIN([.A405])" office:value-type="float" office:value="0.985525111565086">
            <text:p>0.9855</text:p>
          </table:table-cell>
          <table:table-cell/>
          <table:table-cell office:value-type="float" office:value="0.84081872055112">
            <text:p>0.8408</text:p>
          </table:table-cell>
          <table:table-cell office:value-type="float" office:value="0.67764570093129">
            <text:p>0.6776</text:p>
          </table:table-cell>
          <table:table-cell office:value-type="float" office:value="-0.73369085474651">
            <text:p>-0.7337</text:p>
          </table:table-cell>
          <table:table-cell office:value-type="float" office:value="0.52224778972848">
            <text:p>0.5222</text:p>
          </table:table-cell>
          <table:table-cell/>
          <table:table-cell office:value-type="float" office:value="-0.95145784667022">
            <text:p>-0.9515</text:p>
          </table:table-cell>
          <table:table-cell office:value-type="float" office:value="0.94515586509675">
            <text:p>0.9452</text:p>
          </table:table-cell>
          <table:table-cell office:value-type="float" office:value="0.79151412619583">
            <text:p>0.7915</text:p>
          </table:table-cell>
          <table:table-cell office:value-type="float" office:value="0.91782073301485">
            <text:p>0.9178</text:p>
          </table:table-cell>
          <table:table-cell table:number-columns-repeated="1012"/>
        </table:table-row>
        <table:table-row table:style-name="ro1">
          <table:table-cell office:value-type="float" office:value="20.2999999999998">
            <text:p>20.3000</text:p>
          </table:table-cell>
          <table:table-cell table:formula="of:=SIN([.A406])" office:value-type="float" office:value="0.992766405835883">
            <text:p>0.9928</text:p>
          </table:table-cell>
          <table:table-cell/>
          <table:table-cell office:value-type="float" office:value="0.84080327100772">
            <text:p>0.8408</text:p>
          </table:table-cell>
          <table:table-cell office:value-type="float" office:value="0.66994423610098">
            <text:p>0.6699</text:p>
          </table:table-cell>
          <table:table-cell office:value-type="float" office:value="-0.73369217070993">
            <text:p>-0.7337</text:p>
          </table:table-cell>
          <table:table-cell office:value-type="float" office:value="0.50129910813459">
            <text:p>0.5013</text:p>
          </table:table-cell>
          <table:table-cell/>
          <table:table-cell office:value-type="float" office:value="0.95145784720512">
            <text:p>0.9515</text:p>
          </table:table-cell>
          <table:table-cell office:value-type="float" office:value="0.93740494986455">
            <text:p>0.9374</text:p>
          </table:table-cell>
          <table:table-cell office:value-type="float" office:value="0.79149983563896">
            <text:p>0.7915</text:p>
          </table:table-cell>
          <table:table-cell office:value-type="float" office:value="0.90847629949734">
            <text:p>0.9085</text:p>
          </table:table-cell>
          <table:table-cell table:number-columns-repeated="1012"/>
        </table:table-row>
        <table:table-row table:style-name="ro1">
          <table:table-cell table:style-name="ce4" office:value-type="float" office:value="20.3499999999998">
            <text:p>20.3500</text:p>
          </table:table-cell>
          <table:table-cell table:formula="of:=SIN([.A407])" office:value-type="float" office:value="0.99752630111484">
            <text:p>0.9975</text:p>
          </table:table-cell>
          <table:table-cell/>
          <table:table-cell office:value-type="float" office:value="0.84072287869394">
            <text:p>0.8407</text:p>
          </table:table-cell>
          <table:table-cell office:value-type="float" office:value="0.66115147019305">
            <text:p>0.6612</text:p>
          </table:table-cell>
          <table:table-cell office:value-type="float" office:value="-0.73369147122509">
            <text:p>-0.7337</text:p>
          </table:table-cell>
          <table:table-cell office:value-type="float" office:value="0.4790594341078">
            <text:p>0.4791</text:p>
          </table:table-cell>
          <table:table-cell/>
          <table:table-cell office:value-type="float" office:value="-0.95145784813517">
            <text:p>-0.9515</text:p>
          </table:table-cell>
          <table:table-cell office:value-type="float" office:value="0.92760594838072">
            <text:p>0.9276</text:p>
          </table:table-cell>
          <table:table-cell office:value-type="float" office:value="0.79148983279322">
            <text:p>0.7915</text:p>
          </table:table-cell>
          <table:table-cell office:value-type="float" office:value="0.89739150418552">
            <text:p>0.8974</text:p>
          </table:table-cell>
          <table:table-cell table:number-columns-repeated="1012"/>
        </table:table-row>
        <table:table-row table:style-name="ro1">
          <table:table-cell office:value-type="float" office:value="20.3999999999998">
            <text:p>20.4000</text:p>
          </table:table-cell>
          <table:table-cell table:formula="of:=SIN([.A408])" office:value-type="float" office:value="0.999792900142665">
            <text:p>0.9998</text:p>
          </table:table-cell>
          <table:table-cell/>
          <table:table-cell office:value-type="float" office:value="0.84059566563938">
            <text:p>0.8406</text:p>
          </table:table-cell>
          <table:table-cell office:value-type="float" office:value="0.65098560951522">
            <text:p>0.6510</text:p>
          </table:table-cell>
          <table:table-cell office:value-type="float" office:value="-0.73369192049312">
            <text:p>-0.7337</text:p>
          </table:table-cell>
          <table:table-cell office:value-type="float" office:value="0.45550325717173">
            <text:p>0.4555</text:p>
          </table:table-cell>
          <table:table-cell/>
          <table:table-cell office:value-type="float" office:value="0.95145784659385">
            <text:p>0.9515</text:p>
          </table:table-cell>
          <table:table-cell office:value-type="float" office:value="0.91553718662634">
            <text:p>0.9155</text:p>
          </table:table-cell>
          <table:table-cell office:value-type="float" office:value="0.79148468616634">
            <text:p>0.7915</text:p>
          </table:table-cell>
          <table:table-cell office:value-type="float" office:value="0.88459574584331">
            <text:p>0.8846</text:p>
          </table:table-cell>
          <table:table-cell table:number-columns-repeated="1012"/>
        </table:table-row>
        <table:table-row table:style-name="ro1">
          <table:table-cell table:style-name="ce4" office:value-type="float" office:value="20.4499999999998">
            <text:p>20.4500</text:p>
          </table:table-cell>
          <table:table-cell table:formula="of:=SIN([.A409])" office:value-type="float" office:value="0.99956053760221">
            <text:p>0.9996</text:p>
          </table:table-cell>
          <table:table-cell/>
          <table:table-cell office:value-type="float" office:value="0.84044533414319">
            <text:p>0.8404</text:p>
          </table:table-cell>
          <table:table-cell office:value-type="float" office:value="0.63916726558649">
            <text:p>0.6392</text:p>
          </table:table-cell>
          <table:table-cell office:value-type="float" office:value="-0.7336925230044">
            <text:p>-0.7337</text:p>
          </table:table-cell>
          <table:table-cell office:value-type="float" office:value="0.43059481742149">
            <text:p>0.4306</text:p>
          </table:table-cell>
          <table:table-cell/>
          <table:table-cell office:value-type="float" office:value="-0.95145784836814">
            <text:p>-0.9515</text:p>
          </table:table-cell>
          <table:table-cell office:value-type="float" office:value="0.90105684525799">
            <text:p>0.9011</text:p>
          </table:table-cell>
          <table:table-cell office:value-type="float" office:value="0.79148374538766">
            <text:p>0.7915</text:p>
          </table:table-cell>
          <table:table-cell office:value-type="float" office:value="0.87007259664963">
            <text:p>0.8701</text:p>
          </table:table-cell>
          <table:table-cell table:number-columns-repeated="1012"/>
        </table:table-row>
        <table:table-row table:style-name="ro1">
          <table:table-cell office:value-type="float" office:value="20.4999999999998">
            <text:p>20.5000</text:p>
          </table:table-cell>
          <table:table-cell table:formula="of:=SIN([.A410])" office:value-type="float" office:value="0.996829794278815">
            <text:p>0.9968</text:p>
          </table:table-cell>
          <table:table-cell/>
          <table:table-cell office:value-type="float" office:value="0.8402969509424">
            <text:p>0.8403</text:p>
          </table:table-cell>
          <table:table-cell office:value-type="float" office:value="0.62599727136714">
            <text:p>0.6260</text:p>
          </table:table-cell>
          <table:table-cell office:value-type="float" office:value="-0.73369191762615">
            <text:p>-0.7337</text:p>
          </table:table-cell>
          <table:table-cell office:value-type="float" office:value="0.40428512013507">
            <text:p>0.4043</text:p>
          </table:table-cell>
          <table:table-cell/>
          <table:table-cell office:value-type="float" office:value="0.95145784650499">
            <text:p>0.9515</text:p>
          </table:table-cell>
          <table:table-cell office:value-type="float" office:value="0.88423086869484">
            <text:p>0.8842</text:p>
          </table:table-cell>
          <table:table-cell office:value-type="float" office:value="0.79148643376323">
            <text:p>0.7915</text:p>
          </table:table-cell>
          <table:table-cell office:value-type="float" office:value="0.85382676921644">
            <text:p>0.8538</text:p>
          </table:table-cell>
          <table:table-cell table:number-columns-repeated="1012"/>
        </table:table-row>
        <table:table-row table:style-name="ro1">
          <table:table-cell table:style-name="ce4" office:value-type="float" office:value="20.5499999999998">
            <text:p>20.5500</text:p>
          </table:table-cell>
          <table:table-cell table:formula="of:=SIN([.A411])" office:value-type="float" office:value="0.991607495608644">
            <text:p>0.9916</text:p>
          </table:table-cell>
          <table:table-cell/>
          <table:table-cell office:value-type="float" office:value="0.84017183558851">
            <text:p>0.8402</text:p>
          </table:table-cell>
          <table:table-cell office:value-type="float" office:value="0.61173838376703">
            <text:p>0.6117</text:p>
          </table:table-cell>
          <table:table-cell office:value-type="float" office:value="-0.73369278169982">
            <text:p>-0.7337</text:p>
          </table:table-cell>
          <table:table-cell office:value-type="float" office:value="0.37650798967402">
            <text:p>0.3765</text:p>
          </table:table-cell>
          <table:table-cell/>
          <table:table-cell office:value-type="float" office:value="-0.95145784822643">
            <text:p>-0.9515</text:p>
          </table:table-cell>
          <table:table-cell office:value-type="float" office:value="0.8652397577362">
            <text:p>0.8652</text:p>
          </table:table-cell>
          <table:table-cell office:value-type="float" office:value="0.7914924485205">
            <text:p>0.7915</text:p>
          </table:table-cell>
          <table:table-cell office:value-type="float" office:value="0.83590548057607">
            <text:p>0.8359</text:p>
          </table:table-cell>
          <table:table-cell table:number-columns-repeated="1012"/>
        </table:table-row>
        <table:table-row table:style-name="ro1">
          <table:table-cell office:value-type="float" office:value="20.5999999999998">
            <text:p>20.6000</text:p>
          </table:table-cell>
          <table:table-cell table:formula="of:=SIN([.A412])" office:value-type="float" office:value="0.983906694618652">
            <text:p>0.9839</text:p>
          </table:table-cell>
          <table:table-cell/>
          <table:table-cell office:value-type="float" office:value="0.84008595695592">
            <text:p>0.8401</text:p>
          </table:table-cell>
          <table:table-cell office:value-type="float" office:value="0.59614063033354">
            <text:p>0.5961</text:p>
          </table:table-cell>
          <table:table-cell office:value-type="float" office:value="-0.73369264532559">
            <text:p>-0.7337</text:p>
          </table:table-cell>
          <table:table-cell office:value-type="float" office:value="0.34717484525312">
            <text:p>0.3472</text:p>
          </table:table-cell>
          <table:table-cell/>
          <table:table-cell office:value-type="float" office:value="0.95145784690717">
            <text:p>0.9515</text:p>
          </table:table-cell>
          <table:table-cell office:value-type="float" office:value="0.84419892459317">
            <text:p>0.8442</text:p>
          </table:table-cell>
          <table:table-cell office:value-type="float" office:value="0.79150064422352">
            <text:p>0.7915</text:p>
          </table:table-cell>
          <table:table-cell office:value-type="float" office:value="0.81637517727916">
            <text:p>0.8164</text:p>
          </table:table-cell>
          <table:table-cell table:number-columns-repeated="1012"/>
        </table:table-row>
        <table:table-row table:style-name="ro1">
          <table:table-cell table:style-name="ce4" office:value-type="float" office:value="20.6499999999998">
            <text:p>20.6500</text:p>
          </table:table-cell>
          <table:table-cell table:formula="of:=SIN([.A413])" office:value-type="float" office:value="0.973746639300815">
            <text:p>0.9737</text:p>
          </table:table-cell>
          <table:table-cell/>
          <table:table-cell office:value-type="float" office:value="0.84004828812349">
            <text:p>0.8400</text:p>
          </table:table-cell>
          <table:table-cell office:value-type="float" office:value="0.57902809302928">
            <text:p>0.5790</text:p>
          </table:table-cell>
          <table:table-cell office:value-type="float" office:value="-0.73369257383641">
            <text:p>-0.7337</text:p>
          </table:table-cell>
          <table:table-cell office:value-type="float" office:value="0.31616750402346">
            <text:p>0.3162</text:p>
          </table:table-cell>
          <table:table-cell/>
          <table:table-cell office:value-type="float" office:value="-0.95145784775594">
            <text:p>-0.9515</text:p>
          </table:table-cell>
          <table:table-cell office:value-type="float" office:value="0.82109100102583">
            <text:p>0.8211</text:p>
          </table:table-cell>
          <table:table-cell office:value-type="float" office:value="0.79151046093694">
            <text:p>0.7915</text:p>
          </table:table-cell>
          <table:table-cell office:value-type="float" office:value="0.7953010414333">
            <text:p>0.7953</text:p>
          </table:table-cell>
          <table:table-cell table:number-columns-repeated="1012"/>
        </table:table-row>
        <table:table-row table:style-name="ro1">
          <table:table-cell office:value-type="float" office:value="20.6999999999998">
            <text:p>20.7000</text:p>
          </table:table-cell>
          <table:table-cell table:formula="of:=SIN([.A414])" office:value-type="float" office:value="0.961152724502171">
            <text:p>0.9612</text:p>
          </table:table-cell>
          <table:table-cell/>
          <table:table-cell office:value-type="float" office:value="0.84005905601849">
            <text:p>0.8401</text:p>
          </table:table-cell>
          <table:table-cell office:value-type="float" office:value="0.56068267750524">
            <text:p>0.5607</text:p>
          </table:table-cell>
          <table:table-cell office:value-type="float" office:value="-0.73369322404411">
            <text:p>-0.7337</text:p>
          </table:table-cell>
          <table:table-cell office:value-type="float" office:value="0.28332801041251">
            <text:p>0.2833</text:p>
          </table:table-cell>
          <table:table-cell/>
          <table:table-cell office:value-type="float" office:value="0.95145784726481">
            <text:p>0.9515</text:p>
          </table:table-cell>
          <table:table-cell office:value-type="float" office:value="0.79582971836257">
            <text:p>0.7958</text:p>
          </table:table-cell>
          <table:table-cell office:value-type="float" office:value="0.79152116597601">
            <text:p>0.7915</text:p>
          </table:table-cell>
          <table:table-cell office:value-type="float" office:value="0.77273789117014">
            <text:p>0.7727</text:p>
          </table:table-cell>
          <table:table-cell table:number-columns-repeated="1012"/>
        </table:table-row>
        <table:table-row table:style-name="ro1">
          <table:table-cell table:style-name="ce4" office:value-type="float" office:value="20.7499999999998">
            <text:p>20.7500</text:p>
          </table:table-cell>
          <table:table-cell table:formula="of:=SIN([.A415])" office:value-type="float" office:value="0.946156428450935">
            <text:p>0.9462</text:p>
          </table:table-cell>
          <table:table-cell/>
          <table:table-cell office:value-type="float" office:value="0.84011132691931">
            <text:p>0.8401</text:p>
          </table:table-cell>
          <table:table-cell office:value-type="float" office:value="0.54128490540921">
            <text:p>0.5413</text:p>
          </table:table-cell>
          <table:table-cell office:value-type="float" office:value="-0.73369279993611">
            <text:p>-0.7337</text:p>
          </table:table-cell>
          <table:table-cell office:value-type="float" office:value="0.24844413566068">
            <text:p>0.2484</text:p>
          </table:table-cell>
          <table:table-cell/>
          <table:table-cell office:value-type="float" office:value="-0.95145784752127">
            <text:p>-0.9515</text:p>
          </table:table-cell>
          <table:table-cell office:value-type="float" office:value="0.76834769581661">
            <text:p>0.7683</text:p>
          </table:table-cell>
          <table:table-cell office:value-type="float" office:value="0.79153182471133">
            <text:p>0.7915</text:p>
          </table:table-cell>
          <table:table-cell office:value-type="float" office:value="0.74872437562389">
            <text:p>0.7487</text:p>
          </table:table-cell>
          <table:table-cell table:number-columns-repeated="1012"/>
        </table:table-row>
        <table:table-row table:style-name="ro1">
          <table:table-cell office:value-type="float" office:value="20.7999999999998">
            <text:p>20.8000</text:p>
          </table:table-cell>
          <table:table-cell table:formula="of:=SIN([.A416])" office:value-type="float" office:value="0.928795234077314">
            <text:p>0.9288</text:p>
          </table:table-cell>
          <table:table-cell/>
          <table:table-cell office:value-type="float" office:value="0.84019331674907">
            <text:p>0.8402</text:p>
          </table:table-cell>
          <table:table-cell office:value-type="float" office:value="0.52060300408064">
            <text:p>0.5206</text:p>
          </table:table-cell>
          <table:table-cell office:value-type="float" office:value="-0.73369317304808">
            <text:p>-0.7337</text:p>
          </table:table-cell>
          <table:table-cell office:value-type="float" office:value="0.21122860832779">
            <text:p>0.2112</text:p>
          </table:table-cell>
          <table:table-cell/>
          <table:table-cell office:value-type="float" office:value="0.95145784743831">
            <text:p>0.9515</text:p>
          </table:table-cell>
          <table:table-cell office:value-type="float" office:value="0.73864237675991">
            <text:p>0.7386</text:p>
          </table:table-cell>
          <table:table-cell office:value-type="float" office:value="0.79154206781246">
            <text:p>0.7915</text:p>
          </table:table-cell>
          <table:table-cell office:value-type="float" office:value="0.72328401651774">
            <text:p>0.7233</text:p>
          </table:table-cell>
          <table:table-cell table:number-columns-repeated="1012"/>
        </table:table-row>
        <table:table-row table:style-name="ro1">
          <table:table-cell table:style-name="ce4" office:value-type="float" office:value="20.8499999999998">
            <text:p>20.8500</text:p>
          </table:table-cell>
          <table:table-cell table:formula="of:=SIN([.A417])" office:value-type="float" office:value="0.909112535325708">
            <text:p>0.9091</text:p>
          </table:table-cell>
          <table:table-cell/>
          <table:table-cell office:value-type="float" office:value="0.8402897504544">
            <text:p>0.8403</text:p>
          </table:table-cell>
          <table:table-cell office:value-type="float" office:value="0.4985208195784">
            <text:p>0.4985</text:p>
          </table:table-cell>
          <table:table-cell office:value-type="float" office:value="-0.73369333939516">
            <text:p>-0.7337</text:p>
          </table:table-cell>
          <table:table-cell office:value-type="float" office:value="0.1712895175359">
            <text:p>0.1713</text:p>
          </table:table-cell>
          <table:table-cell/>
          <table:table-cell office:value-type="float" office:value="-0.95145784741442">
            <text:p>-0.9515</text:p>
          </table:table-cell>
          <table:table-cell office:value-type="float" office:value="0.70677733609773">
            <text:p>0.7068</text:p>
          </table:table-cell>
          <table:table-cell office:value-type="float" office:value="0.79155124008053">
            <text:p>0.7916</text:p>
          </table:table-cell>
          <table:table-cell office:value-type="float" office:value="0.69643481960113">
            <text:p>0.6964</text:p>
          </table:table-cell>
          <table:table-cell table:number-columns-repeated="1012"/>
        </table:table-row>
        <table:table-row table:style-name="ro1">
          <table:table-cell office:value-type="float" office:value="20.8999999999998">
            <text:p>20.9000</text:p>
          </table:table-cell>
          <table:table-cell table:formula="of:=SIN([.A418])" office:value-type="float" office:value="0.887157528692443">
            <text:p>0.8872</text:p>
          </table:table-cell>
          <table:table-cell/>
          <table:table-cell office:value-type="float" office:value="0.8403846540115">
            <text:p>0.8404</text:p>
          </table:table-cell>
          <table:table-cell office:value-type="float" office:value="0.47528674838442">
            <text:p>0.4753</text:p>
          </table:table-cell>
          <table:table-cell office:value-type="float" office:value="-0.73369307025814">
            <text:p>-0.7337</text:p>
          </table:table-cell>
          <table:table-cell office:value-type="float" office:value="0.12808976282231">
            <text:p>0.1281</text:p>
          </table:table-cell>
          <table:table-cell/>
          <table:table-cell office:value-type="float" office:value="0.95145784748671">
            <text:p>0.9515</text:p>
          </table:table-cell>
          <table:table-cell office:value-type="float" office:value="0.67283957089745">
            <text:p>0.6728</text:p>
          </table:table-cell>
          <table:table-cell office:value-type="float" office:value="0.79155893917793">
            <text:p>0.7916</text:p>
          </table:table-cell>
          <table:table-cell office:value-type="float" office:value="0.66819866280675">
            <text:p>0.6682</text:p>
          </table:table-cell>
          <table:table-cell table:number-columns-repeated="1012"/>
        </table:table-row>
        <table:table-row table:style-name="ro1">
          <table:table-cell table:style-name="ce4" office:value-type="float" office:value="20.9499999999998">
            <text:p>20.9500</text:p>
          </table:table-cell>
          <table:table-cell table:formula="of:=SIN([.A419])" office:value-type="float" office:value="0.862985090260156">
            <text:p>0.8630</text:p>
          </table:table-cell>
          <table:table-cell/>
          <table:table-cell office:value-type="float" office:value="0.8404643289098">
            <text:p>0.8405</text:p>
          </table:table-cell>
          <table:table-cell office:value-type="float" office:value="0.45101762129549">
            <text:p>0.4510</text:p>
          </table:table-cell>
          <table:table-cell office:value-type="float" office:value="-0.73369353241602">
            <text:p>-0.7337</text:p>
          </table:table-cell>
          <table:table-cell office:value-type="float" office:value="0.080899283769203">
            <text:p>0.0809</text:p>
          </table:table-cell>
          <table:table-cell/>
          <table:table-cell office:value-type="float" office:value="-0.95145784739303">
            <text:p>-0.9515</text:p>
          </table:table-cell>
          <table:table-cell office:value-type="float" office:value="0.63687356547855">
            <text:p>0.6369</text:p>
          </table:table-cell>
          <table:table-cell office:value-type="float" office:value="0.79156505260986">
            <text:p>0.7916</text:p>
          </table:table-cell>
          <table:table-cell office:value-type="float" office:value="0.63860071753239">
            <text:p>0.6386</text:p>
          </table:table-cell>
          <table:table-cell table:number-columns-repeated="1012"/>
        </table:table-row>
        <table:table-row table:style-name="ro1">
          <table:table-cell office:value-type="float" office:value="20.9999999999998">
            <text:p>21.0000</text:p>
          </table:table-cell>
          <table:table-cell table:formula="of:=SIN([.A420])" office:value-type="float" office:value="0.836655638536165">
            <text:p>0.8367</text:p>
          </table:table-cell>
          <table:table-cell/>
          <table:table-cell office:value-type="float" office:value="0.84051861665854">
            <text:p>0.8405</text:p>
          </table:table-cell>
          <table:table-cell office:value-type="float" office:value="0.42550193898149">
            <text:p>0.4255</text:p>
          </table:table-cell>
          <table:table-cell office:value-type="float" office:value="-0.7336933443879">
            <text:p>-0.7337</text:p>
          </table:table-cell>
          <table:table-cell office:value-type="float" office:value="0.028772110478116">
            <text:p>0.0288</text:p>
          </table:table-cell>
          <table:table-cell/>
          <table:table-cell office:value-type="float" office:value="0.95145784749966">
            <text:p>0.9515</text:p>
          </table:table-cell>
          <table:table-cell office:value-type="float" office:value="0.59885216108732">
            <text:p>0.5989</text:p>
          </table:table-cell>
          <table:table-cell office:value-type="float" office:value="0.79156929561501">
            <text:p>0.7916</text:p>
          </table:table-cell>
          <table:table-cell office:value-type="float" office:value="0.60766150837541">
            <text:p>0.6077</text:p>
          </table:table-cell>
          <table:table-cell table:number-columns-repeated="1012"/>
        </table:table-row>
        <table:table-row table:style-name="ro1">
          <table:table-cell table:style-name="ce4" office:value-type="float" office:value="21.0499999999998">
            <text:p>21.0500</text:p>
          </table:table-cell>
          <table:table-cell table:formula="of:=SIN([.A421])" office:value-type="float" office:value="0.808234983437667">
            <text:p>0.8082</text:p>
          </table:table-cell>
          <table:table-cell/>
          <table:table-cell office:value-type="float" office:value="0.84054202307206">
            <text:p>0.8405</text:p>
          </table:table-cell>
          <table:table-cell office:value-type="float" office:value="0.39866098150074">
            <text:p>0.3987</text:p>
          </table:table-cell>
          <table:table-cell office:value-type="float" office:value="-0.73369338599388">
            <text:p>-0.7337</text:p>
          </table:table-cell>
          <table:table-cell office:value-type="float" office:value="-0.029307544081801">
            <text:p>-0.0293</text:p>
          </table:table-cell>
          <table:table-cell/>
          <table:table-cell office:value-type="float" office:value="-0.95145784739526">
            <text:p>-0.9515</text:p>
          </table:table-cell>
          <table:table-cell office:value-type="float" office:value="0.55871511473105">
            <text:p>0.5587</text:p>
          </table:table-cell>
          <table:table-cell office:value-type="float" office:value="0.79157175792466">
            <text:p>0.7916</text:p>
          </table:table-cell>
          <table:table-cell office:value-type="float" office:value="0.57539047601568">
            <text:p>0.5754</text:p>
          </table:table-cell>
          <table:table-cell table:number-columns-repeated="1012"/>
        </table:table-row>
        <table:table-row table:style-name="ro1">
          <table:table-cell office:value-type="float" office:value="21.0999999999998">
            <text:p>21.1000</text:p>
          </table:table-cell>
          <table:table-cell table:formula="of:=SIN([.A422])" office:value-type="float" office:value="0.77779416180122">
            <text:p>0.7778</text:p>
          </table:table-cell>
          <table:table-cell/>
          <table:table-cell office:value-type="float" office:value="0.84053450050405">
            <text:p>0.8405</text:p>
          </table:table-cell>
          <table:table-cell office:value-type="float" office:value="0.37069567802943">
            <text:p>0.3707</text:p>
          </table:table-cell>
          <table:table-cell office:value-type="float" office:value="-0.73369364334823">
            <text:p>-0.7337</text:p>
          </table:table-cell>
          <table:table-cell office:value-type="float" office:value="-0.093597829477008">
            <text:p>-0.0936</text:p>
          </table:table-cell>
          <table:table-cell/>
          <table:table-cell office:value-type="float" office:value="0.95145784747862">
            <text:p>0.9515</text:p>
          </table:table-cell>
          <table:table-cell office:value-type="float" office:value="0.51642834429551">
            <text:p>0.5164</text:p>
          </table:table-cell>
          <table:table-cell office:value-type="float" office:value="0.79157254771708">
            <text:p>0.7916</text:p>
          </table:table-cell>
          <table:table-cell office:value-type="float" office:value="0.54178313876744">
            <text:p>0.5418</text:p>
          </table:table-cell>
          <table:table-cell table:number-columns-repeated="1012"/>
        </table:table-row>
        <table:table-row table:style-name="ro1">
          <table:table-cell table:style-name="ce4" office:value-type="float" office:value="21.1499999999998">
            <text:p>21.1500</text:p>
          </table:table-cell>
          <table:table-cell table:formula="of:=SIN([.A423])" office:value-type="float" office:value="0.745409259827637">
            <text:p>0.7454</text:p>
          </table:table-cell>
          <table:table-cell/>
          <table:table-cell office:value-type="float" office:value="0.84050051996568">
            <text:p>0.8405</text:p>
          </table:table-cell>
          <table:table-cell office:value-type="float" office:value="0.34165332820077">
            <text:p>0.3417</text:p>
          </table:table-cell>
          <table:table-cell office:value-type="float" office:value="-0.73369339024067">
            <text:p>-0.7337</text:p>
          </table:table-cell>
          <table:table-cell office:value-type="float" office:value="-0.1609503122246">
            <text:p>-0.1610</text:p>
          </table:table-cell>
          <table:table-cell/>
          <table:table-cell office:value-type="float" office:value="-0.95145784742233">
            <text:p>-0.9515</text:p>
          </table:table-cell>
          <table:table-cell office:value-type="float" office:value="0.47199962368421">
            <text:p>0.4720</text:p>
          </table:table-cell>
          <table:table-cell office:value-type="float" office:value="0.79157176037916">
            <text:p>0.7916</text:p>
          </table:table-cell>
          <table:table-cell office:value-type="float" office:value="0.50681913529963">
            <text:p>0.5068</text:p>
          </table:table-cell>
          <table:table-cell table:number-columns-repeated="1012"/>
        </table:table-row>
        <table:table-row table:style-name="ro1">
          <table:table-cell office:value-type="float" office:value="21.1999999999998">
            <text:p>21.2000</text:p>
          </table:table-cell>
          <table:table-cell table:formula="of:=SIN([.A424])" office:value-type="float" office:value="0.711161222906122">
            <text:p>0.7112</text:p>
          </table:table-cell>
          <table:table-cell/>
          <table:table-cell office:value-type="float" office:value="0.84044775785179">
            <text:p>0.8404</text:p>
          </table:table-cell>
          <table:table-cell office:value-type="float" office:value="0.31131714748114">
            <text:p>0.3113</text:p>
          </table:table-cell>
          <table:table-cell office:value-type="float" office:value="-0.73369362436993">
            <text:p>-0.7337</text:p>
          </table:table-cell>
          <table:table-cell office:value-type="float" office:value="-0.22151672241689">
            <text:p>-0.2215</text:p>
          </table:table-cell>
          <table:table-cell/>
          <table:table-cell office:value-type="float" office:value="0.95145784745757">
            <text:p>0.9515</text:p>
          </table:table-cell>
          <table:table-cell office:value-type="float" office:value="0.42544582309133">
            <text:p>0.4254</text:p>
          </table:table-cell>
          <table:table-cell office:value-type="float" office:value="0.79156974372359">
            <text:p>0.7916</text:p>
          </table:table-cell>
          <table:table-cell office:value-type="float" office:value="0.47046008100454">
            <text:p>0.4705</text:p>
          </table:table-cell>
          <table:table-cell table:number-columns-repeated="1012"/>
        </table:table-row>
        <table:table-row table:style-name="ro1">
          <table:table-cell table:style-name="ce4" office:value-type="float" office:value="21.2499999999998">
            <text:p>21.2500</text:p>
          </table:table-cell>
          <table:table-cell table:formula="of:=SIN([.A425])" office:value-type="float" office:value="0.675135653292948">
            <text:p>0.6751</text:p>
          </table:table-cell>
          <table:table-cell/>
          <table:table-cell office:value-type="float" office:value="0.84038602145704">
            <text:p>0.8404</text:p>
          </table:table-cell>
          <table:table-cell office:value-type="float" office:value="0.27960534990075">
            <text:p>0.2796</text:p>
          </table:table-cell>
          <table:table-cell office:value-type="float" office:value="-0.73369361585271">
            <text:p>-0.7337</text:p>
          </table:table-cell>
          <table:table-cell office:value-type="float" office:value="-0.26622169146122">
            <text:p>-0.2662</text:p>
          </table:table-cell>
          <table:table-cell/>
          <table:table-cell office:value-type="float" office:value="-0.95145784743741">
            <text:p>-0.9515</text:p>
          </table:table-cell>
          <table:table-cell office:value-type="float" office:value="0.37675319793937">
            <text:p>0.3768</text:p>
          </table:table-cell>
          <table:table-cell office:value-type="float" office:value="0.79156672149738">
            <text:p>0.7916</text:p>
          </table:table-cell>
          <table:table-cell office:value-type="float" office:value="0.43264653589581">
            <text:p>0.4326</text:p>
          </table:table-cell>
          <table:table-cell table:number-columns-repeated="1012"/>
        </table:table-row>
        <table:table-row table:style-name="ro1">
          <table:table-cell office:value-type="float" office:value="21.2999999999998">
            <text:p>21.3000</text:p>
          </table:table-cell>
          <table:table-cell table:formula="of:=SIN([.A426])" office:value-type="float" office:value="0.637422596150392">
            <text:p>0.6374</text:p>
          </table:table-cell>
          <table:table-cell/>
          <table:table-cell office:value-type="float" office:value="0.84032545837569">
            <text:p>0.8403</text:p>
          </table:table-cell>
          <table:table-cell office:value-type="float" office:value="0.24664083752143">
            <text:p>0.2466</text:p>
          </table:table-cell>
          <table:table-cell office:value-type="float" office:value="-0.733693506469">
            <text:p>-0.7337</text:p>
          </table:table-cell>
          <table:table-cell office:value-type="float" office:value="-0.30017100339138">
            <text:p>-0.3002</text:p>
          </table:table-cell>
          <table:table-cell/>
          <table:table-cell office:value-type="float" office:value="0.95145784744574">
            <text:p>0.9515</text:p>
          </table:table-cell>
          <table:table-cell office:value-type="float" office:value="0.32585931471117">
            <text:p>0.3259</text:p>
          </table:table-cell>
          <table:table-cell office:value-type="float" office:value="0.79156299274578">
            <text:p>0.7916</text:p>
          </table:table-cell>
          <table:table-cell office:value-type="float" office:value="0.39329208796188">
            <text:p>0.3933</text:p>
          </table:table-cell>
          <table:table-cell table:number-columns-repeated="1012"/>
        </table:table-row>
        <table:table-row table:style-name="ro1">
          <table:table-cell table:style-name="ce4" office:value-type="float" office:value="21.3499999999998">
            <text:p>21.3500</text:p>
          </table:table-cell>
          <table:table-cell table:formula="of:=SIN([.A427])" office:value-type="float" office:value="0.598116314480734">
            <text:p>0.5981</text:p>
          </table:table-cell>
          <table:table-cell/>
          <table:table-cell office:value-type="float" office:value="0.8402748097534">
            <text:p>0.8403</text:p>
          </table:table-cell>
          <table:table-cell office:value-type="float" office:value="0.21236981815319">
            <text:p>0.2124</text:p>
          </table:table-cell>
          <table:table-cell office:value-type="float" office:value="-0.73369372654279">
            <text:p>-0.7337</text:p>
          </table:table-cell>
          <table:table-cell office:value-type="float" office:value="-0.33205645437899">
            <text:p>-0.3321</text:p>
          </table:table-cell>
          <table:table-cell/>
          <table:table-cell office:value-type="float" office:value="-0.95145784744503">
            <text:p>-0.9515</text:p>
          </table:table-cell>
          <table:table-cell office:value-type="float" office:value="0.27265608036547">
            <text:p>0.2727</text:p>
          </table:table-cell>
          <table:table-cell office:value-type="float" office:value="0.79155891433652">
            <text:p>0.7916</text:p>
          </table:table-cell>
          <table:table-cell office:value-type="float" office:value="0.35227284124464">
            <text:p>0.3523</text:p>
          </table:table-cell>
          <table:table-cell table:number-columns-repeated="1012"/>
        </table:table-row>
        <table:table-row table:style-name="ro1">
          <table:table-cell office:value-type="float" office:value="21.3999999999998">
            <text:p>21.4000</text:p>
          </table:table-cell>
          <table:table-cell table:formula="of:=SIN([.A428])" office:value-type="float" office:value="0.557315053517827">
            <text:p>0.5573</text:p>
          </table:table-cell>
          <table:table-cell/>
          <table:table-cell office:value-type="float" office:value="0.84024051197923">
            <text:p>0.8402</text:p>
          </table:table-cell>
          <table:table-cell office:value-type="float" office:value="0.17650753747585">
            <text:p>0.1765</text:p>
          </table:table-cell>
          <table:table-cell office:value-type="float" office:value="-0.73369357488374">
            <text:p>-0.7337</text:p>
          </table:table-cell>
          <table:table-cell office:value-type="float" office:value="-0.36309218364917">
            <text:p>-0.3631</text:p>
          </table:table-cell>
          <table:table-cell/>
          <table:table-cell office:value-type="float" office:value="0.95145784744214">
            <text:p>0.9515</text:p>
          </table:table-cell>
          <table:table-cell office:value-type="float" office:value="0.21700494989685">
            <text:p>0.2170</text:p>
          </table:table-cell>
          <table:table-cell office:value-type="float" office:value="0.79155470489232">
            <text:p>0.7916</text:p>
          </table:table-cell>
          <table:table-cell office:value-type="float" office:value="0.30941195653742">
            <text:p>0.3094</text:p>
          </table:table-cell>
          <table:table-cell table:number-columns-repeated="1012"/>
        </table:table-row>
        <table:table-row table:style-name="ro1">
          <table:table-cell table:style-name="ce4" office:value-type="float" office:value="21.4499999999998">
            <text:p>21.4500</text:p>
          </table:table-cell>
          <table:table-cell table:formula="of:=SIN([.A429])" office:value-type="float" office:value="0.515120795165193">
            <text:p>0.5151</text:p>
          </table:table-cell>
          <table:table-cell/>
          <table:table-cell office:value-type="float" office:value="0.84022596750376">
            <text:p>0.8402</text:p>
          </table:table-cell>
          <table:table-cell office:value-type="float" office:value="0.13887841803904">
            <text:p>0.1389</text:p>
          </table:table-cell>
          <table:table-cell office:value-type="float" office:value="-0.73369363627037">
            <text:p>-0.7337</text:p>
          </table:table-cell>
          <table:table-cell office:value-type="float" office:value="-0.3907290537497">
            <text:p>-0.3907</text:p>
          </table:table-cell>
          <table:table-cell/>
          <table:table-cell office:value-type="float" office:value="-0.9514578474468">
            <text:p>-0.9515</text:p>
          </table:table-cell>
          <table:table-cell office:value-type="float" office:value="0.15875459966324">
            <text:p>0.1588</text:p>
          </table:table-cell>
          <table:table-cell office:value-type="float" office:value="0.79155065639723">
            <text:p>0.7916</text:p>
          </table:table-cell>
          <table:table-cell office:value-type="float" office:value="0.26445871413721">
            <text:p>0.2645</text:p>
          </table:table-cell>
          <table:table-cell table:number-columns-repeated="1012"/>
        </table:table-row>
        <table:table-row table:style-name="ro1">
          <table:table-cell office:value-type="float" office:value="21.4999999999998">
            <text:p>21.5000</text:p>
          </table:table-cell>
          <table:table-cell table:formula="of:=SIN([.A430])" office:value-type="float" office:value="0.471639003094372">
            <text:p>0.4716</text:p>
          </table:table-cell>
          <table:table-cell/>
          <table:table-cell office:value-type="float" office:value="0.84023117513864">
            <text:p>0.8402</text:p>
          </table:table-cell>
          <table:table-cell office:value-type="float" office:value="0.099428526251045">
            <text:p>0.0994</text:p>
          </table:table-cell>
          <table:table-cell office:value-type="float" office:value="-0.73369371714275">
            <text:p>-0.7337</text:p>
          </table:table-cell>
          <table:table-cell office:value-type="float" office:value="-0.41359770101714">
            <text:p>-0.4136</text:p>
          </table:table-cell>
          <table:table-cell/>
          <table:table-cell office:value-type="float" office:value="0.95145784744084">
            <text:p>0.9515</text:p>
          </table:table-cell>
          <table:table-cell office:value-type="float" office:value="0.097752742253223">
            <text:p>0.0978</text:p>
          </table:table-cell>
          <table:table-cell office:value-type="float" office:value="0.79154698090345">
            <text:p>0.7915</text:p>
          </table:table-cell>
          <table:table-cell office:value-type="float" office:value="0.21705933539516">
            <text:p>0.2171</text:p>
          </table:table-cell>
          <table:table-cell table:number-columns-repeated="1012"/>
        </table:table-row>
        <table:table-row table:style-name="ro1">
          <table:table-cell table:style-name="ce4" office:value-type="float" office:value="21.5499999999998">
            <text:p>21.5500</text:p>
          </table:table-cell>
          <table:table-cell table:formula="of:=SIN([.A431])" office:value-type="float" office:value="0.426978359140658">
            <text:p>0.4270</text:p>
          </table:table-cell>
          <table:table-cell/>
          <table:table-cell office:value-type="float" office:value="0.84025325674662">
            <text:p>0.8403</text:p>
          </table:table-cell>
          <table:table-cell office:value-type="float" office:value="0.057894038602734">
            <text:p>0.0579</text:p>
          </table:table-cell>
          <table:table-cell office:value-type="float" office:value="-0.7336935837576">
            <text:p>-0.7337</text:p>
          </table:table-cell>
          <table:table-cell office:value-type="float" office:value="-0.4326661313317">
            <text:p>-0.4327</text:p>
          </table:table-cell>
          <table:table-cell/>
          <table:table-cell office:value-type="float" office:value="-0.95145784744707">
            <text:p>-0.9515</text:p>
          </table:table-cell>
          <table:table-cell office:value-type="float" office:value="0.033870867204651">
            <text:p>0.0339</text:p>
          </table:table-cell>
          <table:table-cell office:value-type="float" office:value="0.79154380611381">
            <text:p>0.7915</text:p>
          </table:table-cell>
          <table:table-cell office:value-type="float" office:value="0.16671518011675">
            <text:p>0.1667</text:p>
          </table:table-cell>
          <table:table-cell table:number-columns-repeated="1012"/>
        </table:table-row>
        <table:table-row table:style-name="ro1">
          <table:table-cell office:value-type="float" office:value="21.5999999999998">
            <text:p>21.6000</text:p>
          </table:table-cell>
          <table:table-cell table:formula="of:=SIN([.A432])" office:value-type="float" office:value="0.381250491655127">
            <text:p>0.3813</text:p>
          </table:table-cell>
          <table:table-cell/>
          <table:table-cell office:value-type="float" office:value="0.84028723172909">
            <text:p>0.8403</text:p>
          </table:table-cell>
          <table:table-cell office:value-type="float" office:value="0.013823745225246">
            <text:p>0.0138</text:p>
          </table:table-cell>
          <table:table-cell office:value-type="float" office:value="-0.73369371802364">
            <text:p>-0.7337</text:p>
          </table:table-cell>
          <table:table-cell office:value-type="float" office:value="-0.45002444084057">
            <text:p>-0.4500</text:p>
          </table:table-cell>
          <table:table-cell/>
          <table:table-cell office:value-type="float" office:value="0.9514578474419">
            <text:p>0.9515</text:p>
          </table:table-cell>
          <table:table-cell office:value-type="float" office:value="-0.032874250870418">
            <text:p>-0.0329</text:p>
          </table:table-cell>
          <table:table-cell office:value-type="float" office:value="0.7915412843037">
            <text:p>0.7915</text:p>
          </table:table-cell>
          <table:table-cell office:value-type="float" office:value="0.11272612302213">
            <text:p>0.1127</text:p>
          </table:table-cell>
          <table:table-cell table:number-columns-repeated="1012"/>
        </table:table-row>
        <table:table-row table:style-name="ro1">
          <table:table-cell table:style-name="ce4" office:value-type="float" office:value="21.6499999999998">
            <text:p>21.6500</text:p>
          </table:table-cell>
          <table:table-cell table:formula="of:=SIN([.A433])" office:value-type="float" office:value="0.334569696491873">
            <text:p>0.3346</text:p>
          </table:table-cell>
          <table:table-cell/>
          <table:table-cell office:value-type="float" office:value="0.84032680162012">
            <text:p>0.8403</text:p>
          </table:table-cell>
          <table:table-cell office:value-type="float" office:value="-0.032983750266561">
            <text:p>-0.0330</text:p>
          </table:table-cell>
          <table:table-cell office:value-type="float" office:value="-0.73369366735407">
            <text:p>-0.7337</text:p>
          </table:table-cell>
          <table:table-cell office:value-type="float" office:value="-0.46637499441372">
            <text:p>-0.4664</text:p>
          </table:table-cell>
          <table:table-cell/>
          <table:table-cell office:value-type="float" office:value="-0.95145784744555">
            <text:p>-0.9515</text:p>
          </table:table-cell>
          <table:table-cell office:value-type="float" office:value="-0.101913519639">
            <text:p>-0.1019</text:p>
          </table:table-cell>
          <table:table-cell office:value-type="float" office:value="0.79153944952316">
            <text:p>0.7915</text:p>
          </table:table-cell>
          <table:table-cell office:value-type="float" office:value="0.054131819061525">
            <text:p>0.0541</text:p>
          </table:table-cell>
          <table:table-cell table:number-columns-repeated="1012"/>
        </table:table-row>
        <table:table-row table:style-name="ro1">
          <table:table-cell office:value-type="float" office:value="21.6999999999998">
            <text:p>21.7000</text:p>
          </table:table-cell>
          <table:table-cell table:formula="of:=SIN([.A434])" office:value-type="float" office:value="0.287052651327919">
            <text:p>0.2871</text:p>
          </table:table-cell>
          <table:table-cell/>
          <table:table-cell office:value-type="float" office:value="0.8403654937166">
            <text:p>0.8404</text:p>
          </table:table-cell>
          <table:table-cell office:value-type="float" office:value="-0.082057167161342">
            <text:p>-0.0821</text:p>
          </table:table-cell>
          <table:table-cell office:value-type="float" office:value="-0.73369363529901">
            <text:p>-0.7337</text:p>
          </table:table-cell>
          <table:table-cell office:value-type="float" office:value="-0.48075057923967">
            <text:p>-0.4808</text:p>
          </table:table-cell>
          <table:table-cell/>
          <table:table-cell office:value-type="float" office:value="0.95145784744311">
            <text:p>0.9515</text:p>
          </table:table-cell>
          <table:table-cell office:value-type="float" office:value="-0.17113573996528">
            <text:p>-0.1711</text:p>
          </table:table-cell>
          <table:table-cell office:value-type="float" office:value="0.79153831366614">
            <text:p>0.7915</text:p>
          </table:table-cell>
          <table:table-cell office:value-type="float" office:value="-0.010268828885583">
            <text:p>-0.0103</text:p>
          </table:table-cell>
          <table:table-cell table:number-columns-repeated="1012"/>
        </table:table-row>
        <table:table-row table:style-name="ro1">
          <table:table-cell table:style-name="ce4" office:value-type="float" office:value="21.7499999999998">
            <text:p>21.7500</text:p>
          </table:table-cell>
          <table:table-cell table:formula="of:=SIN([.A435])" office:value-type="float" office:value="0.238818124029776">
            <text:p>0.2388</text:p>
          </table:table-cell>
          <table:table-cell/>
          <table:table-cell office:value-type="float" office:value="0.84039772040092">
            <text:p>0.8404</text:p>
          </table:table-cell>
          <table:table-cell office:value-type="float" office:value="-0.13143891413272">
            <text:p>-0.1314</text:p>
          </table:table-cell>
          <table:table-cell office:value-type="float" office:value="-0.73369373191232">
            <text:p>-0.7337</text:p>
          </table:table-cell>
          <table:table-cell office:value-type="float" office:value="-0.4925792127237">
            <text:p>-0.4926</text:p>
          </table:table-cell>
          <table:table-cell/>
          <table:table-cell office:value-type="float" office:value="-0.95145784744461">
            <text:p>-0.9515</text:p>
          </table:table-cell>
          <table:table-cell office:value-type="float" office:value="-0.23554967708584">
            <text:p>-0.2355</text:p>
          </table:table-cell>
          <table:table-cell office:value-type="float" office:value="0.79153786863765">
            <text:p>0.7915</text:p>
          </table:table-cell>
          <table:table-cell office:value-type="float" office:value="-0.081477893584755">
            <text:p>-0.0815</text:p>
          </table:table-cell>
          <table:table-cell table:number-columns-repeated="1012"/>
        </table:table-row>
        <table:table-row table:style-name="ro1">
          <table:table-cell office:value-type="float" office:value="21.7999999999998">
            <text:p>21.8000</text:p>
          </table:table-cell>
          <table:table-cell table:formula="of:=SIN([.A436])" office:value-type="float" office:value="0.189986675795633">
            <text:p>0.1900</text:p>
          </table:table-cell>
          <table:table-cell/>
          <table:table-cell office:value-type="float" office:value="0.84041940070023">
            <text:p>0.8404</text:p>
          </table:table-cell>
          <table:table-cell office:value-type="float" office:value="-0.17641735784255">
            <text:p>-0.1764</text:p>
          </table:table-cell>
          <table:table-cell office:value-type="float" office:value="-0.73369363595201">
            <text:p>-0.7337</text:p>
          </table:table-cell>
          <table:table-cell office:value-type="float" office:value="-0.50239302484561">
            <text:p>-0.5024</text:p>
          </table:table-cell>
          <table:table-cell/>
          <table:table-cell office:value-type="float" office:value="0.9514578474439">
            <text:p>0.9515</text:p>
          </table:table-cell>
          <table:table-cell office:value-type="float" office:value="-0.28893176708668">
            <text:p>-0.2889</text:p>
          </table:table-cell>
          <table:table-cell office:value-type="float" office:value="0.7915380239226">
            <text:p>0.7915</text:p>
          </table:table-cell>
          <table:table-cell office:value-type="float" office:value="-0.15835735191507">
            <text:p>-0.1584</text:p>
          </table:table-cell>
          <table:table-cell table:number-columns-repeated="1012"/>
        </table:table-row>
        <table:table-row table:style-name="ro1">
          <table:table-cell table:style-name="ce4" office:value-type="float" office:value="21.8499999999998">
            <text:p>21.8500</text:p>
          </table:table-cell>
          <table:table-cell table:formula="of:=SIN([.A437])" office:value-type="float" office:value="0.140680359815153">
            <text:p>0.1407</text:p>
          </table:table-cell>
          <table:table-cell/>
          <table:table-cell office:value-type="float" office:value="0.84042842426598">
            <text:p>0.8404</text:p>
          </table:table-cell>
          <table:table-cell office:value-type="float" office:value="-0.21223474796032">
            <text:p>-0.2122</text:p>
          </table:table-cell>
          <table:table-cell office:value-type="float" office:value="-0.73369368913126">
            <text:p>-0.7337</text:p>
          </table:table-cell>
          <table:table-cell office:value-type="float" office:value="-0.51081237955837">
            <text:p>-0.5108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3317815942415">
            <text:p>-0.3318</text:p>
          </table:table-cell>
          <table:table-cell office:value-type="float" office:value="0.79153870590245">
            <text:p>0.7915</text:p>
          </table:table-cell>
          <table:table-cell office:value-type="float" office:value="-0.23305762067487">
            <text:p>-0.2331</text:p>
          </table:table-cell>
          <table:table-cell table:number-columns-repeated="1012"/>
        </table:table-row>
        <table:table-row table:style-name="ro1">
          <table:table-cell office:value-type="float" office:value="21.8999999999998">
            <text:p>21.9000</text:p>
          </table:table-cell>
          <table:table-cell table:formula="of:=SIN([.A438])" office:value-type="float" office:value="0.091022416200046">
            <text:p>0.0910</text:p>
          </table:table-cell>
          <table:table-cell/>
          <table:table-cell office:value-type="float" office:value="0.84042482805182">
            <text:p>0.8404</text:p>
          </table:table-cell>
          <table:table-cell office:value-type="float" office:value="-0.24126630695092">
            <text:p>-0.2413</text:p>
          </table:table-cell>
          <table:table-cell office:value-type="float" office:value="-0.73369370252279">
            <text:p>-0.7337</text:p>
          </table:table-cell>
          <table:table-cell office:value-type="float" office:value="-0.5179253599312">
            <text:p>-0.5179</text:p>
          </table:table-cell>
          <table:table-cell/>
          <table:table-cell office:value-type="float" office:value="0.95145784744416">
            <text:p>0.9515</text:p>
          </table:table-cell>
          <table:table-cell office:value-type="float" office:value="-0.37251669590533">
            <text:p>-0.3725</text:p>
          </table:table-cell>
          <table:table-cell office:value-type="float" office:value="0.79153980645035">
            <text:p>0.7915</text:p>
          </table:table-cell>
          <table:table-cell office:value-type="float" office:value="-0.29164096045513">
            <text:p>-0.2916</text:p>
          </table:table-cell>
          <table:table-cell table:number-columns-repeated="1012"/>
        </table:table-row>
        <table:table-row table:style-name="ro1">
          <table:table-cell table:style-name="ce4" office:value-type="float" office:value="21.9499999999998">
            <text:p>21.9500</text:p>
          </table:table-cell>
          <table:table-cell table:formula="of:=SIN([.A439])" office:value-type="float" office:value="0.0411369639479972">
            <text:p>0.0411</text:p>
          </table:table-cell>
          <table:table-cell/>
          <table:table-cell office:value-type="float" office:value="0.84041048504516">
            <text:p>0.8404</text:p>
          </table:table-cell>
          <table:table-cell office:value-type="float" office:value="-0.26965844441647">
            <text:p>-0.2697</text:p>
          </table:table-cell>
          <table:table-cell office:value-type="float" office:value="-0.73369364160502">
            <text:p>-0.7337</text:p>
          </table:table-cell>
          <table:table-cell office:value-type="float" office:value="-0.5234991721212">
            <text:p>-0.5235</text:p>
          </table:table-cell>
          <table:table-cell/>
          <table:table-cell office:value-type="float" office:value="-0.95145784744395">
            <text:p>-0.9515</text:p>
          </table:table-cell>
          <table:table-cell office:value-type="float" office:value="-0.41663059789394">
            <text:p>-0.4166</text:p>
          </table:table-cell>
          <table:table-cell office:value-type="float" office:value="0.7915411949734">
            <text:p>0.7915</text:p>
          </table:table-cell>
          <table:table-cell office:value-type="float" office:value="-0.33192560871065">
            <text:p>-0.3319</text:p>
          </table:table-cell>
          <table:table-cell table:number-columns-repeated="1012"/>
        </table:table-row>
        <table:table-row table:style-name="ro1">
          <table:table-cell office:value-type="float" office:value="21.9999999999998">
            <text:p>22.0000</text:p>
          </table:table-cell>
          <table:table-cell table:formula="of:=SIN([.A440])" office:value-type="float" office:value="-0.00885130929020493">
            <text:p>-0.0089</text:p>
          </table:table-cell>
          <table:table-cell/>
          <table:table-cell office:value-type="float" office:value="0.84038862443184">
            <text:p>0.8404</text:p>
          </table:table-cell>
          <table:table-cell office:value-type="float" office:value="-0.29896607183986">
            <text:p>-0.2990</text:p>
          </table:table-cell>
          <table:table-cell office:value-type="float" office:value="-0.73369371396826">
            <text:p>-0.7337</text:p>
          </table:table-cell>
          <table:table-cell office:value-type="float" office:value="-0.52740832882977">
            <text:p>-0.5274</text:p>
          </table:table-cell>
          <table:table-cell/>
          <table:table-cell office:value-type="float" office:value="0.95145784744427">
            <text:p>0.9515</text:p>
          </table:table-cell>
          <table:table-cell office:value-type="float" office:value="-0.46286914489306">
            <text:p>-0.4629</text:p>
          </table:table-cell>
          <table:table-cell office:value-type="float" office:value="0.79154276970199">
            <text:p>0.7915</text:p>
          </table:table-cell>
          <table:table-cell office:value-type="float" office:value="-0.36521674576315">
            <text:p>-0.3652</text:p>
          </table:table-cell>
          <table:table-cell table:number-columns-repeated="1012"/>
        </table:table-row>
        <table:table-row table:style-name="ro1">
          <table:table-cell table:style-name="ce4" office:value-type="float" office:value="22.0499999999998">
            <text:p>22.0500</text:p>
          </table:table-cell>
          <table:table-cell table:formula="of:=SIN([.A441])" office:value-type="float" office:value="-0.0588174588648543">
            <text:p>-0.0588</text:p>
          </table:table-cell>
          <table:table-cell/>
          <table:table-cell office:value-type="float" office:value="0.84036328388788">
            <text:p>0.8404</text:p>
          </table:table-cell>
          <table:table-cell office:value-type="float" office:value="-0.32717952637984">
            <text:p>-0.3272</text:p>
          </table:table-cell>
          <table:table-cell office:value-type="float" office:value="-0.73369366832303">
            <text:p>-0.7337</text:p>
          </table:table-cell>
          <table:table-cell office:value-type="float" office:value="-0.52981726919556">
            <text:p>-0.5298</text:p>
          </table:table-cell>
          <table:table-cell/>
          <table:table-cell office:value-type="float" office:value="-0.9514578474439">
            <text:p>-0.9515</text:p>
          </table:table-cell>
          <table:table-cell office:value-type="float" office:value="-0.5075231195839">
            <text:p>-0.5075</text:p>
          </table:table-cell>
          <table:table-cell office:value-type="float" office:value="0.79154440673725">
            <text:p>0.7915</text:p>
          </table:table-cell>
          <table:table-cell office:value-type="float" office:value="-0.39877541783461">
            <text:p>-0.3988</text:p>
          </table:table-cell>
          <table:table-cell table:number-columns-repeated="1012"/>
        </table:table-row>
        <table:table-row table:style-name="ro1">
          <table:table-cell office:value-type="float" office:value="22.0999999999998">
            <text:p>22.1000</text:p>
          </table:table-cell>
          <table:table-cell table:formula="of:=SIN([.A442])" office:value-type="float" office:value="-0.108636595423878">
            <text:p>-0.1086</text:p>
          </table:table-cell>
          <table:table-cell/>
          <table:table-cell office:value-type="float" office:value="0.84033858742986">
            <text:p>0.8403</text:p>
          </table:table-cell>
          <table:table-cell office:value-type="float" office:value="-0.3533326902238">
            <text:p>-0.3533</text:p>
          </table:table-cell>
          <table:table-cell office:value-type="float" office:value="-0.73369366848975">
            <text:p>-0.7337</text:p>
          </table:table-cell>
          <table:table-cell office:value-type="float" office:value="-0.53095334659027">
            <text:p>-0.5310</text:p>
          </table:table-cell>
          <table:table-cell/>
          <table:table-cell office:value-type="float" office:value="0.95145784744422">
            <text:p>0.9515</text:p>
          </table:table-cell>
          <table:table-cell office:value-type="float" office:value="-0.54814850570661">
            <text:p>-0.5481</text:p>
          </table:table-cell>
          <table:table-cell office:value-type="float" office:value="0.79154600458412">
            <text:p>0.7915</text:p>
          </table:table-cell>
          <table:table-cell office:value-type="float" office:value="-0.43378517256657">
            <text:p>-0.4338</text:p>
          </table:table-cell>
          <table:table-cell table:number-columns-repeated="1012"/>
        </table:table-row>
        <table:table-row table:style-name="ro1">
          <table:table-cell table:style-name="ce4" office:value-type="float" office:value="22.1499999999998">
            <text:p>22.1500</text:p>
          </table:table-cell>
          <table:table-cell table:formula="of:=SIN([.A443])" office:value-type="float" office:value="-0.158184197071192">
            <text:p>-0.1582</text:p>
          </table:table-cell>
          <table:table-cell/>
          <table:table-cell office:value-type="float" office:value="0.84031809716356">
            <text:p>0.8403</text:p>
          </table:table-cell>
          <table:table-cell office:value-type="float" office:value="-0.37783560945901">
            <text:p>-0.3778</text:p>
          </table:table-cell>
          <table:table-cell office:value-type="float" office:value="-0.73369370657627">
            <text:p>-0.7337</text:p>
          </table:table-cell>
          <table:table-cell office:value-type="float" office:value="-0.53085578980848">
            <text:p>-0.5309</text:p>
          </table:table-cell>
          <table:table-cell/>
          <table:table-cell office:value-type="float" office:value="-0.95145784744399">
            <text:p>-0.9515</text:p>
          </table:table-cell>
          <table:table-cell office:value-type="float" office:value="-0.58437306023185">
            <text:p>-0.5844</text:p>
          </table:table-cell>
          <table:table-cell office:value-type="float" office:value="0.79154748532076">
            <text:p>0.7915</text:p>
          </table:table-cell>
          <table:table-cell office:value-type="float" office:value="-0.46929783362041">
            <text:p>-0.4693</text:p>
          </table:table-cell>
          <table:table-cell table:number-columns-repeated="1012"/>
        </table:table-row>
        <table:table-row table:style-name="ro1">
          <table:table-cell office:value-type="float" office:value="22.1999999999998">
            <text:p>22.2000</text:p>
          </table:table-cell>
          <table:table-cell table:formula="of:=SIN([.A444])" office:value-type="float" office:value="-0.207336420606564">
            <text:p>-0.2073</text:p>
          </table:table-cell>
          <table:table-cell/>
          <table:table-cell office:value-type="float" office:value="0.84030439755843">
            <text:p>0.8403</text:p>
          </table:table-cell>
          <table:table-cell office:value-type="float" office:value="-0.40024880049726">
            <text:p>-0.4002</text:p>
          </table:table-cell>
          <table:table-cell office:value-type="float" office:value="-0.73369365411635">
            <text:p>-0.7337</text:p>
          </table:table-cell>
          <table:table-cell office:value-type="float" office:value="-0.52945165221635">
            <text:p>-0.5295</text:p>
          </table:table-cell>
          <table:table-cell/>
          <table:table-cell office:value-type="float" office:value="0.95145784744415">
            <text:p>0.9515</text:p>
          </table:table-cell>
          <table:table-cell office:value-type="float" office:value="-0.61731352389765">
            <text:p>-0.6173</text:p>
          </table:table-cell>
          <table:table-cell office:value-type="float" office:value="0.79154877042755">
            <text:p>0.7915</text:p>
          </table:table-cell>
          <table:table-cell office:value-type="float" office:value="-0.50381980483071">
            <text:p>-0.5038</text:p>
          </table:table-cell>
          <table:table-cell table:number-columns-repeated="1012"/>
        </table:table-row>
        <table:table-row table:style-name="ro1">
          <table:table-cell table:style-name="ce4" office:value-type="float" office:value="22.2499999999998">
            <text:p>22.2500</text:p>
          </table:table-cell>
          <table:table-cell table:formula="of:=SIN([.A445])" office:value-type="float" office:value="-0.255970411069141">
            <text:p>-0.2560</text:p>
          </table:table-cell>
          <table:table-cell/>
          <table:table-cell office:value-type="float" office:value="0.8402988035946">
            <text:p>0.8403</text:p>
          </table:table-cell>
          <table:table-cell office:value-type="float" office:value="-0.41996554057848">
            <text:p>-0.4200</text:p>
          </table:table-cell>
          <table:table-cell office:value-type="float" office:value="-0.73369369173565">
            <text:p>-0.7337</text:p>
          </table:table-cell>
          <table:table-cell office:value-type="float" office:value="-0.52673663180101">
            <text:p>-0.5267</text:p>
          </table:table-cell>
          <table:table-cell/>
          <table:table-cell office:value-type="float" office:value="-0.95145784744404">
            <text:p>-0.9515</text:p>
          </table:table-cell>
          <table:table-cell office:value-type="float" office:value="-0.64898695041988">
            <text:p>-0.6490</text:p>
          </table:table-cell>
          <table:table-cell office:value-type="float" office:value="0.7915498189665">
            <text:p>0.7915</text:p>
          </table:table-cell>
          <table:table-cell office:value-type="float" office:value="-0.53560983597683">
            <text:p>-0.5356</text:p>
          </table:table-cell>
          <table:table-cell table:number-columns-repeated="1012"/>
        </table:table-row>
        <table:table-row table:style-name="ro1">
          <table:table-cell office:value-type="float" office:value="22.2999999999998">
            <text:p>22.3000</text:p>
          </table:table-cell>
          <table:table-cell table:formula="of:=SIN([.A446])" office:value-type="float" office:value="-0.303964608810857">
            <text:p>-0.3040</text:p>
          </table:table-cell>
          <table:table-cell/>
          <table:table-cell office:value-type="float" office:value="0.84030127154265">
            <text:p>0.8403</text:p>
          </table:table-cell>
          <table:table-cell office:value-type="float" office:value="-0.43809000404073">
            <text:p>-0.4381</text:p>
          </table:table-cell>
          <table:table-cell office:value-type="float" office:value="-0.73369368429135">
            <text:p>-0.7337</text:p>
          </table:table-cell>
          <table:table-cell office:value-type="float" office:value="-0.5227918190104">
            <text:p>-0.5228</text:p>
          </table:table-cell>
          <table:table-cell/>
          <table:table-cell office:value-type="float" office:value="0.9514578474441">
            <text:p>0.9515</text:p>
          </table:table-cell>
          <table:table-cell office:value-type="float" office:value="-0.68113875638033">
            <text:p>-0.6811</text:p>
          </table:table-cell>
          <table:table-cell office:value-type="float" office:value="0.79155060256931">
            <text:p>0.7916</text:p>
          </table:table-cell>
          <table:table-cell office:value-type="float" office:value="-0.56342792132421">
            <text:p>-0.5634</text:p>
          </table:table-cell>
          <table:table-cell table:number-columns-repeated="1012"/>
        </table:table-row>
        <table:table-row table:style-name="ro1">
          <table:table-cell table:style-name="ce4" office:value-type="float" office:value="22.3499999999998">
            <text:p>22.3500</text:p>
          </table:table-cell>
          <table:table-cell table:formula="of:=SIN([.A447])" office:value-type="float" office:value="-0.351199053332252">
            <text:p>-0.3512</text:p>
          </table:table-cell>
          <table:table-cell/>
          <table:table-cell office:value-type="float" office:value="0.84031058399256">
            <text:p>0.8403</text:p>
          </table:table-cell>
          <table:table-cell office:value-type="float" office:value="-0.45610874082626">
            <text:p>-0.4561</text:p>
          </table:table-cell>
          <table:table-cell office:value-type="float" office:value="-0.73369366119029">
            <text:p>-0.7337</text:p>
          </table:table-cell>
          <table:table-cell office:value-type="float" office:value="-0.51769709136498">
            <text:p>-0.5177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71338457612451">
            <text:p>-0.7134</text:p>
          </table:table-cell>
          <table:table-cell office:value-type="float" office:value="0.79155110693099">
            <text:p>0.7916</text:p>
          </table:table-cell>
          <table:table-cell office:value-type="float" office:value="-0.5878538208266">
            <text:p>-0.5879</text:p>
          </table:table-cell>
          <table:table-cell table:number-columns-repeated="1012"/>
        </table:table-row>
        <table:table-row table:style-name="ro1">
          <table:table-cell office:value-type="float" office:value="22.3999999999998">
            <text:p>22.4000</text:p>
          </table:table-cell>
          <table:table-cell table:formula="of:=SIN([.A448])" office:value-type="float" office:value="-0.39755568312125">
            <text:p>-0.3976</text:p>
          </table:table-cell>
          <table:table-cell/>
          <table:table-cell office:value-type="float" office:value="0.84032465240893">
            <text:p>0.8403</text:p>
          </table:table-cell>
          <table:table-cell office:value-type="float" office:value="-0.473406238029">
            <text:p>-0.4734</text:p>
          </table:table-cell>
          <table:table-cell office:value-type="float" office:value="-0.73369369758219">
            <text:p>-0.7337</text:p>
          </table:table-cell>
          <table:table-cell office:value-type="float" office:value="-0.51147988364021">
            <text:p>-0.5115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74351212183377">
            <text:p>-0.7435</text:p>
          </table:table-cell>
          <table:table-cell office:value-type="float" office:value="0.79155134662536">
            <text:p>0.7916</text:p>
          </table:table-cell>
          <table:table-cell office:value-type="float" office:value="-0.61092971401504">
            <text:p>-0.6109</text:p>
          </table:table-cell>
          <table:table-cell table:number-columns-repeated="1012"/>
        </table:table-row>
        <table:table-row table:style-name="ro1">
          <table:table-cell table:style-name="ce4" office:value-type="float" office:value="22.4499999999998">
            <text:p>22.4500</text:p>
          </table:table-cell>
          <table:table-cell table:formula="of:=SIN([.A449])" office:value-type="float" office:value="-0.442918630745443">
            <text:p>-0.4429</text:p>
          </table:table-cell>
          <table:table-cell/>
          <table:table-cell office:value-type="float" office:value="0.84034088796786">
            <text:p>0.8403</text:p>
          </table:table-cell>
          <table:table-cell office:value-type="float" office:value="-0.48860197774813">
            <text:p>-0.4886</text:p>
          </table:table-cell>
          <table:table-cell office:value-type="float" office:value="-0.73369366681525">
            <text:p>-0.7337</text:p>
          </table:table-cell>
          <table:table-cell office:value-type="float" office:value="-0.50413710343774">
            <text:p>-0.5041</text:p>
          </table:table-cell>
          <table:table-cell/>
          <table:table-cell office:value-type="float" office:value="-0.95145784744409">
            <text:p>-0.9515</text:p>
          </table:table-cell>
          <table:table-cell office:value-type="float" office:value="-0.77005059555494">
            <text:p>-0.7701</text:p>
          </table:table-cell>
          <table:table-cell office:value-type="float" office:value="0.79155133907907">
            <text:p>0.7916</text:p>
          </table:table-cell>
          <table:table-cell office:value-type="float" office:value="-0.63383107572845">
            <text:p>-0.6338</text:p>
          </table:table-cell>
          <table:table-cell table:number-columns-repeated="1012"/>
        </table:table-row>
        <table:table-row table:style-name="ro1">
          <table:table-cell office:value-type="float" office:value="22.4999999999998">
            <text:p>22.5000</text:p>
          </table:table-cell>
          <table:table-cell table:formula="of:=SIN([.A450])" office:value-type="float" office:value="-0.487174512460336">
            <text:p>-0.4872</text:p>
          </table:table-cell>
          <table:table-cell/>
          <table:table-cell office:value-type="float" office:value="0.8403566580934">
            <text:p>0.8404</text:p>
          </table:table-cell>
          <table:table-cell office:value-type="float" office:value="-0.50194269306046">
            <text:p>-0.5019</text:p>
          </table:table-cell>
          <table:table-cell office:value-type="float" office:value="-0.73369367640651">
            <text:p>-0.7337</text:p>
          </table:table-cell>
          <table:table-cell office:value-type="float" office:value="-0.49568409510873">
            <text:p>-0.4957</text:p>
          </table:table-cell>
          <table:table-cell/>
          <table:table-cell office:value-type="float" office:value="0.95145784744407">
            <text:p>0.9515</text:p>
          </table:table-cell>
          <table:table-cell office:value-type="float" office:value="-0.79346820450712">
            <text:p>-0.7935</text:p>
          </table:table-cell>
          <table:table-cell office:value-type="float" office:value="0.7915511176598">
            <text:p>0.7916</text:p>
          </table:table-cell>
          <table:table-cell office:value-type="float" office:value="-0.65626175850824">
            <text:p>-0.6563</text:p>
          </table:table-cell>
          <table:table-cell table:number-columns-repeated="1012"/>
        </table:table-row>
        <table:table-row table:style-name="ro1">
          <table:table-cell table:style-name="ce4" office:value-type="float" office:value="22.5499999999998">
            <text:p>22.5500</text:p>
          </table:table-cell>
          <table:table-cell table:formula="of:=SIN([.A451])" office:value-type="float" office:value="-0.530212711609659">
            <text:p>-0.5302</text:p>
          </table:table-cell>
          <table:table-cell/>
          <table:table-cell office:value-type="float" office:value="0.84036969036533">
            <text:p>0.8404</text:p>
          </table:table-cell>
          <table:table-cell office:value-type="float" office:value="-0.51432355907639">
            <text:p>-0.5143</text:p>
          </table:table-cell>
          <table:table-cell office:value-type="float" office:value="-0.733693688533">
            <text:p>-0.7337</text:p>
          </table:table-cell>
          <table:table-cell office:value-type="float" office:value="-0.48616388161151">
            <text:p>-0.4862</text:p>
          </table:table-cell>
          <table:table-cell/>
          <table:table-cell office:value-type="float" office:value="-0.95145784744409">
            <text:p>-0.9515</text:p>
          </table:table-cell>
          <table:table-cell office:value-type="float" office:value="-0.81507615460955">
            <text:p>-0.8151</text:p>
          </table:table-cell>
          <table:table-cell office:value-type="float" office:value="0.79155072635778">
            <text:p>0.7916</text:p>
          </table:table-cell>
          <table:table-cell office:value-type="float" office:value="-0.67760772274329">
            <text:p>-0.6776</text:p>
          </table:table-cell>
          <table:table-cell table:number-columns-repeated="1012"/>
        </table:table-row>
        <table:table-row table:style-name="ro1">
          <table:table-cell office:value-type="float" office:value="22.5999999999998">
            <text:p>22.6000</text:p>
          </table:table-cell>
          <table:table-cell table:formula="of:=SIN([.A452])" office:value-type="float" office:value="-0.571925655109398">
            <text:p>-0.5719</text:p>
          </table:table-cell>
          <table:table-cell/>
          <table:table-cell office:value-type="float" office:value="0.84037834753531">
            <text:p>0.8404</text:p>
          </table:table-cell>
          <table:table-cell office:value-type="float" office:value="-0.5255064332843">
            <text:p>-0.5255</text:p>
          </table:table-cell>
          <table:table-cell office:value-type="float" office:value="-0.73369366298942">
            <text:p>-0.7337</text:p>
          </table:table-cell>
          <table:table-cell office:value-type="float" office:value="-0.47561658094855">
            <text:p>-0.4756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83566177431016">
            <text:p>-0.8357</text:p>
          </table:table-cell>
          <table:table-cell office:value-type="float" office:value="0.79155020600113">
            <text:p>0.7916</text:p>
          </table:table-cell>
          <table:table-cell office:value-type="float" office:value="-0.69744014649589">
            <text:p>-0.6974</text:p>
          </table:table-cell>
          <table:table-cell table:number-columns-repeated="1012"/>
        </table:table-row>
        <table:table-row table:style-name="ro1">
          <table:table-cell table:style-name="ce4" office:value-type="float" office:value="22.6499999999998">
            <text:p>22.6500</text:p>
          </table:table-cell>
          <table:table-cell table:formula="of:=SIN([.A453])" office:value-type="float" office:value="-0.612209082324489">
            <text:p>-0.6122</text:p>
          </table:table-cell>
          <table:table-cell/>
          <table:table-cell office:value-type="float" office:value="0.84038181028313">
            <text:p>0.8404</text:p>
          </table:table-cell>
          <table:table-cell office:value-type="float" office:value="-0.53495966919793">
            <text:p>-0.5350</text:p>
          </table:table-cell>
          <table:table-cell office:value-type="float" office:value="-0.73369368634512">
            <text:p>-0.7337</text:p>
          </table:table-cell>
          <table:table-cell office:value-type="float" office:value="-0.46406195252358">
            <text:p>-0.4641</text:p>
          </table:table-cell>
          <table:table-cell/>
          <table:table-cell office:value-type="float" office:value="-0.95145784744409">
            <text:p>-0.9515</text:p>
          </table:table-cell>
          <table:table-cell office:value-type="float" office:value="-0.85515782745191">
            <text:p>-0.8552</text:p>
          </table:table-cell>
          <table:table-cell office:value-type="float" office:value="0.79154960592179">
            <text:p>0.7915</text:p>
          </table:table-cell>
          <table:table-cell office:value-type="float" office:value="-0.71554187171142">
            <text:p>-0.7155</text:p>
          </table:table-cell>
          <table:table-cell table:number-columns-repeated="1012"/>
        </table:table-row>
        <table:table-row table:style-name="ro1">
          <table:table-cell office:value-type="float" office:value="22.6999999999998">
            <text:p>22.7000</text:p>
          </table:table-cell>
          <table:table-cell table:formula="of:=SIN([.A454])" office:value-type="float" office:value="-0.650962305666096">
            <text:p>-0.6510</text:p>
          </table:table-cell>
          <table:table-cell/>
          <table:table-cell office:value-type="float" office:value="0.84038012283144">
            <text:p>0.8404</text:p>
          </table:table-cell>
          <table:table-cell office:value-type="float" office:value="-0.54314259650734">
            <text:p>-0.5431</text:p>
          </table:table-cell>
          <table:table-cell office:value-type="float" office:value="-0.73369367564053">
            <text:p>-0.7337</text:p>
          </table:table-cell>
          <table:table-cell office:value-type="float" office:value="-0.45151110033918">
            <text:p>-0.4515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8729946392966">
            <text:p>-0.8730</text:p>
          </table:table-cell>
          <table:table-cell office:value-type="float" office:value="0.79154897067713">
            <text:p>0.7915</text:p>
          </table:table-cell>
          <table:table-cell office:value-type="float" office:value="-0.73194128240305">
            <text:p>-0.7319</text:p>
          </table:table-cell>
          <table:table-cell table:number-columns-repeated="1012"/>
        </table:table-row>
        <table:table-row table:style-name="ro1">
          <table:table-cell table:style-name="ce4" office:value-type="float" office:value="22.7499999999998">
            <text:p>22.7500</text:p>
          </table:table-cell>
          <table:table-cell table:formula="of:=SIN([.A455])" office:value-type="float" office:value="-0.688088462258153">
            <text:p>-0.6881</text:p>
          </table:table-cell>
          <table:table-cell/>
          <table:table-cell office:value-type="float" office:value="0.84037407920805">
            <text:p>0.8404</text:p>
          </table:table-cell>
          <table:table-cell office:value-type="float" office:value="-0.5505654847191">
            <text:p>-0.5506</text:p>
          </table:table-cell>
          <table:table-cell office:value-type="float" office:value="-0.73369366954598">
            <text:p>-0.7337</text:p>
          </table:table-cell>
          <table:table-cell office:value-type="float" office:value="-0.43798066826028">
            <text:p>-0.4380</text:p>
          </table:table-cell>
          <table:table-cell/>
          <table:table-cell office:value-type="float" office:value="-0.95145784744409">
            <text:p>-0.9515</text:p>
          </table:table-cell>
          <table:table-cell office:value-type="float" office:value="-0.88847881951719">
            <text:p>-0.8885</text:p>
          </table:table-cell>
          <table:table-cell office:value-type="float" office:value="0.79154833918341">
            <text:p>0.7915</text:p>
          </table:table-cell>
          <table:table-cell office:value-type="float" office:value="-0.74692725178193">
            <text:p>-0.7469</text:p>
          </table:table-cell>
          <table:table-cell table:number-columns-repeated="1012"/>
        </table:table-row>
        <table:table-row table:style-name="ro1">
          <table:table-cell office:value-type="float" office:value="22.7999999999998">
            <text:p>22.8000</text:p>
          </table:table-cell>
          <table:table-cell table:formula="of:=SIN([.A456])" office:value-type="float" office:value="-0.723494756044108">
            <text:p>-0.7235</text:p>
          </table:table-cell>
          <table:table-cell/>
          <table:table-cell office:value-type="float" office:value="0.84036502895831">
            <text:p>0.8404</text:p>
          </table:table-cell>
          <table:table-cell office:value-type="float" office:value="-0.55672663523969">
            <text:p>-0.5567</text:p>
          </table:table-cell>
          <table:table-cell office:value-type="float" office:value="-0.73369368624653">
            <text:p>-0.7337</text:p>
          </table:table-cell>
          <table:table-cell office:value-type="float" office:value="-0.42349242586003">
            <text:p>-0.4235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90120024598477">
            <text:p>-0.9012</text:p>
          </table:table-cell>
          <table:table-cell office:value-type="float" office:value="0.79154774938837">
            <text:p>0.7915</text:p>
          </table:table-cell>
          <table:table-cell office:value-type="float" office:value="-0.76085248021263">
            <text:p>-0.7609</text:p>
          </table:table-cell>
          <table:table-cell table:number-columns-repeated="1012"/>
        </table:table-row>
        <table:table-row table:style-name="ro1">
          <table:table-cell table:style-name="ce4" office:value-type="float" office:value="22.8499999999998">
            <text:p>22.8500</text:p>
          </table:table-cell>
          <table:table-cell table:formula="of:=SIN([.A457])" office:value-type="float" office:value="-0.757092689728735">
            <text:p>-0.7571</text:p>
          </table:table-cell>
          <table:table-cell/>
          <table:table-cell office:value-type="float" office:value="0.84035463086683">
            <text:p>0.8404</text:p>
          </table:table-cell>
          <table:table-cell office:value-type="float" office:value="-0.56110416399915">
            <text:p>-0.5611</text:p>
          </table:table-cell>
          <table:table-cell office:value-type="float" office:value="-0.73369366825409">
            <text:p>-0.7337</text:p>
          </table:table-cell>
          <table:table-cell office:value-type="float" office:value="-0.40806422089486">
            <text:p>-0.4081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91140051911143">
            <text:p>-0.9114</text:p>
          </table:table-cell>
          <table:table-cell office:value-type="float" office:value="0.79154722762636">
            <text:p>0.7915</text:p>
          </table:table-cell>
          <table:table-cell office:value-type="float" office:value="-0.77382686625699">
            <text:p>-0.7738</text:p>
          </table:table-cell>
          <table:table-cell table:number-columns-repeated="1012"/>
        </table:table-row>
        <table:table-row table:style-name="ro1">
          <table:table-cell office:value-type="float" office:value="22.8999999999998">
            <text:p>22.9000</text:p>
          </table:table-cell>
          <table:table-cell table:formula="of:=SIN([.A458])" office:value-type="float" office:value="-0.788798285975294">
            <text:p>-0.7888</text:p>
          </table:table-cell>
          <table:table-cell/>
          <table:table-cell office:value-type="float" office:value="0.84034456490832">
            <text:p>0.8403</text:p>
          </table:table-cell>
          <table:table-cell office:value-type="float" office:value="-0.56414867474273">
            <text:p>-0.5641</text:p>
          </table:table-cell>
          <table:table-cell office:value-type="float" office:value="-0.73369367789764">
            <text:p>-0.7337</text:p>
          </table:table-cell>
          <table:table-cell office:value-type="float" office:value="-0.39170473140583">
            <text:p>-0.3917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91974356970945">
            <text:p>-0.9197</text:p>
          </table:table-cell>
          <table:table-cell office:value-type="float" office:value="0.79154679469565">
            <text:p>0.7915</text:p>
          </table:table-cell>
          <table:table-cell office:value-type="float" office:value="-0.78569032288841">
            <text:p>-0.7857</text:p>
          </table:table-cell>
          <table:table-cell table:number-columns-repeated="1012"/>
        </table:table-row>
        <table:table-row table:style-name="ro1">
          <table:table-cell table:style-name="ce4" office:value-type="float" office:value="22.9499999999998">
            <text:p>22.9500</text:p>
          </table:table-cell>
          <table:table-cell table:formula="of:=SIN([.A459])" office:value-type="float" office:value="-0.818532297305121">
            <text:p>-0.8185</text:p>
          </table:table-cell>
          <table:table-cell/>
          <table:table-cell office:value-type="float" office:value="0.84033627903584">
            <text:p>0.8403</text:p>
          </table:table-cell>
          <table:table-cell office:value-type="float" office:value="-0.56633919459873">
            <text:p>-0.5663</text:p>
          </table:table-cell>
          <table:table-cell office:value-type="float" office:value="-0.73369367970011">
            <text:p>-0.7337</text:p>
          </table:table-cell>
          <table:table-cell office:value-type="float" office:value="-0.37441614224716">
            <text:p>-0.3744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92659944927991">
            <text:p>-0.9266</text:p>
          </table:table-cell>
          <table:table-cell office:value-type="float" office:value="0.79154646462119">
            <text:p>0.7915</text:p>
          </table:table-cell>
          <table:table-cell office:value-type="float" office:value="-0.79626022995789">
            <text:p>-0.7963</text:p>
          </table:table-cell>
          <table:table-cell table:number-columns-repeated="1012"/>
        </table:table-row>
        <table:table-row table:style-name="ro1">
          <table:table-cell office:value-type="float" office:value="22.9999999999998">
            <text:p>23.0000</text:p>
          </table:table-cell>
          <table:table-cell table:formula="of:=SIN([.A460])" office:value-type="float" office:value="-0.846220404175065">
            <text:p>-0.8462</text:p>
          </table:table-cell>
          <table:table-cell/>
          <table:table-cell office:value-type="float" office:value="0.84033080989532">
            <text:p>0.8403</text:p>
          </table:table-cell>
          <table:table-cell office:value-type="float" office:value="-0.56732046553333">
            <text:p>-0.5673</text:p>
          </table:table-cell>
          <table:table-cell office:value-type="float" office:value="-0.73369366868195">
            <text:p>-0.7337</text:p>
          </table:table-cell>
          <table:table-cell office:value-type="float" office:value="-0.35619789489977">
            <text:p>-0.3562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93172454400009">
            <text:p>-0.9317</text:p>
          </table:table-cell>
          <table:table-cell office:value-type="float" office:value="0.79154624094182">
            <text:p>0.7915</text:p>
          </table:table-cell>
          <table:table-cell office:value-type="float" office:value="-0.80546409253079">
            <text:p>-0.8055</text:p>
          </table:table-cell>
          <table:table-cell table:number-columns-repeated="1012"/>
        </table:table-row>
        <table:table-row table:style-name="ro1">
          <table:table-cell table:style-name="ce4" office:value-type="float" office:value="23.0499999999998">
            <text:p>23.0500</text:p>
          </table:table-cell>
          <table:table-cell table:formula="of:=SIN([.A461])" office:value-type="float" office:value="-0.871793400737638">
            <text:p>-0.8718</text:p>
          </table:table-cell>
          <table:table-cell/>
          <table:table-cell office:value-type="float" office:value="0.84032866871683">
            <text:p>0.8403</text:p>
          </table:table-cell>
          <table:table-cell office:value-type="float" office:value="-0.56675208579997">
            <text:p>-0.5668</text:p>
          </table:table-cell>
          <table:table-cell office:value-type="float" office:value="-0.73369368173303">
            <text:p>-0.7337</text:p>
          </table:table-cell>
          <table:table-cell office:value-type="float" office:value="-0.33704509471097">
            <text:p>-0.3370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9346265899472">
            <text:p>-0.9346</text:p>
          </table:table-cell>
          <table:table-cell office:value-type="float" office:value="0.79154612336645">
            <text:p>0.7915</text:p>
          </table:table-cell>
          <table:table-cell office:value-type="float" office:value="-0.81330856531145">
            <text:p>-0.8133</text:p>
          </table:table-cell>
          <table:table-cell table:number-columns-repeated="1012"/>
        </table:table-row>
        <table:table-row table:style-name="ro1">
          <table:table-cell office:value-type="float" office:value="23.0999999999998">
            <text:p>23.1000</text:p>
          </table:table-cell>
          <table:table-cell table:formula="of:=SIN([.A462])" office:value-type="float" office:value="-0.895187367819591">
            <text:p>-0.8952</text:p>
          </table:table-cell>
          <table:table-cell/>
          <table:table-cell office:value-type="float" office:value="0.84032981713153">
            <text:p>0.8403</text:p>
          </table:table-cell>
          <table:table-cell office:value-type="float" office:value="-0.56499346131638">
            <text:p>-0.5650</text:p>
          </table:table-cell>
          <table:table-cell office:value-type="float" office:value="-0.73369367315958">
            <text:p>-0.7337</text:p>
          </table:table-cell>
          <table:table-cell office:value-type="float" office:value="-0.3169437282394">
            <text:p>-0.3169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93504174546608">
            <text:p>-0.9350</text:p>
          </table:table-cell>
          <table:table-cell office:value-type="float" office:value="0.79154610440252">
            <text:p>0.7915</text:p>
          </table:table-cell>
          <table:table-cell office:value-type="float" office:value="-0.81984370979299">
            <text:p>-0.8198</text:p>
          </table:table-cell>
          <table:table-cell table:number-columns-repeated="1012"/>
        </table:table-row>
        <table:table-row table:style-name="ro1">
          <table:table-cell table:style-name="ce4" office:value-type="float" office:value="23.1499999999998">
            <text:p>23.1500</text:p>
          </table:table-cell>
          <table:table-cell table:formula="of:=SIN([.A463])" office:value-type="float" office:value="-0.916343832686567">
            <text:p>-0.9163</text:p>
          </table:table-cell>
          <table:table-cell/>
          <table:table-cell office:value-type="float" office:value="0.84033373788682">
            <text:p>0.8403</text:p>
          </table:table-cell>
          <table:table-cell office:value-type="float" office:value="-0.56231766162283">
            <text:p>-0.5623</text:p>
          </table:table-cell>
          <table:table-cell office:value-type="float" office:value="-0.73369367342848">
            <text:p>-0.7337</text:p>
          </table:table-cell>
          <table:table-cell office:value-type="float" office:value="-0.29586726884366">
            <text:p>-0.2959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93304107541553">
            <text:p>-0.9330</text:p>
          </table:table-cell>
          <table:table-cell office:value-type="float" office:value="0.79154617132093">
            <text:p>0.7915</text:p>
          </table:table-cell>
          <table:table-cell office:value-type="float" office:value="-0.82513444656495">
            <text:p>-0.8251</text:p>
          </table:table-cell>
          <table:table-cell table:number-columns-repeated="1012"/>
        </table:table-row>
        <table:table-row table:style-name="ro1">
          <table:table-cell office:value-type="float" office:value="23.1999999999998">
            <text:p>23.2000</text:p>
          </table:table-cell>
          <table:table-cell table:formula="of:=SIN([.A464])" office:value-type="float" office:value="-0.935209915194469">
            <text:p>-0.9352</text:p>
          </table:table-cell>
          <table:table-cell/>
          <table:table-cell office:value-type="float" office:value="0.84033956007554">
            <text:p>0.8403</text:p>
          </table:table-cell>
          <table:table-cell office:value-type="float" office:value="-0.55838380263784">
            <text:p>-0.5584</text:p>
          </table:table-cell>
          <table:table-cell office:value-type="float" office:value="-0.73369368015004">
            <text:p>-0.7337</text:p>
          </table:table-cell>
          <table:table-cell office:value-type="float" office:value="-0.27377484910774">
            <text:p>-0.2738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92885650973712">
            <text:p>-0.9289</text:p>
          </table:table-cell>
          <table:table-cell office:value-type="float" office:value="0.79154630994106">
            <text:p>0.7915</text:p>
          </table:table-cell>
          <table:table-cell office:value-type="float" office:value="-0.82921940999395">
            <text:p>-0.8292</text:p>
          </table:table-cell>
          <table:table-cell table:number-columns-repeated="1012"/>
        </table:table-row>
        <table:table-row table:style-name="ro1">
          <table:table-cell table:style-name="ce4" office:value-type="float" office:value="23.2499999999998">
            <text:p>23.2500</text:p>
          </table:table-cell>
          <table:table-cell table:formula="of:=SIN([.A465])" office:value-type="float" office:value="-0.951738459962292">
            <text:p>-0.9517</text:p>
          </table:table-cell>
          <table:table-cell/>
          <table:table-cell office:value-type="float" office:value="0.84034622059629">
            <text:p>0.8403</text:p>
          </table:table-cell>
          <table:table-cell office:value-type="float" office:value="-0.55299061897251">
            <text:p>-0.5530</text:p>
          </table:table-cell>
          <table:table-cell office:value-type="float" office:value="-0.73369367065596">
            <text:p>-0.7337</text:p>
          </table:table-cell>
          <table:table-cell office:value-type="float" office:value="-0.25060825091195">
            <text:p>-0.2506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92269600406961">
            <text:p>-0.9227</text:p>
          </table:table-cell>
          <table:table-cell office:value-type="float" office:value="0.79154650216181">
            <text:p>0.7915</text:p>
          </table:table-cell>
          <table:table-cell office:value-type="float" office:value="-0.83208081543425">
            <text:p>-0.8321</text:p>
          </table:table-cell>
          <table:table-cell table:number-columns-repeated="1012"/>
        </table:table-row>
        <table:table-row table:style-name="ro1">
          <table:table-cell office:value-type="float" office:value="23.2999999999998">
            <text:p>23.3000</text:p>
          </table:table-cell>
          <table:table-cell table:formula="of:=SIN([.A466])" office:value-type="float" office:value="-0.965888154236019">
            <text:p>-0.9659</text:p>
          </table:table-cell>
          <table:table-cell/>
          <table:table-cell office:value-type="float" office:value="0.84035264645917">
            <text:p>0.8404</text:p>
          </table:table-cell>
          <table:table-cell office:value-type="float" office:value="-0.54649578922761">
            <text:p>-0.5465</text:p>
          </table:table-cell>
          <table:table-cell office:value-type="float" office:value="-0.73369367764874">
            <text:p>-0.7337</text:p>
          </table:table-cell>
          <table:table-cell office:value-type="float" office:value="-0.22628577611565">
            <text:p>-0.2263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91461865854856">
            <text:p>-0.9146</text:p>
          </table:table-cell>
          <table:table-cell office:value-type="float" office:value="0.79154673002491">
            <text:p>0.7915</text:p>
          </table:table-cell>
          <table:table-cell office:value-type="float" office:value="-0.83366323035533">
            <text:p>-0.8337</text:p>
          </table:table-cell>
          <table:table-cell table:number-columns-repeated="1012"/>
        </table:table-row>
        <table:table-row table:style-name="ro1">
          <table:table-cell table:style-name="ce4" office:value-type="float" office:value="23.3499999999998">
            <text:p>23.3500</text:p>
          </table:table-cell>
          <table:table-cell table:formula="of:=SIN([.A467])" office:value-type="float" office:value="-0.977623631148981">
            <text:p>-0.9776</text:p>
          </table:table-cell>
          <table:table-cell/>
          <table:table-cell office:value-type="float" office:value="0.8403579149167">
            <text:p>0.8404</text:p>
          </table:table-cell>
          <table:table-cell office:value-type="float" office:value="-0.53910010369855">
            <text:p>-0.5391</text:p>
          </table:table-cell>
          <table:table-cell office:value-type="float" office:value="-0.73369367614096">
            <text:p>-0.7337</text:p>
          </table:table-cell>
          <table:table-cell office:value-type="float" office:value="-0.20069287413212">
            <text:p>-0.2007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90448764907908">
            <text:p>-0.9045</text:p>
          </table:table-cell>
          <table:table-cell office:value-type="float" office:value="0.7915469762941">
            <text:p>0.7915</text:p>
          </table:table-cell>
          <table:table-cell office:value-type="float" office:value="-0.83392256064795">
            <text:p>-0.8339</text:p>
          </table:table-cell>
          <table:table-cell table:number-columns-repeated="1012"/>
        </table:table-row>
        <table:table-row table:style-name="ro1">
          <table:table-cell office:value-type="float" office:value="23.3999999999998">
            <text:p>23.4000</text:p>
          </table:table-cell>
          <table:table-cell table:formula="of:=SIN([.A468])" office:value-type="float" office:value="-0.986915558120617">
            <text:p>-0.9869</text:p>
          </table:table-cell>
          <table:table-cell/>
          <table:table-cell office:value-type="float" office:value="0.84036136960685">
            <text:p>0.8404</text:p>
          </table:table-cell>
          <table:table-cell office:value-type="float" office:value="-0.5305044835077">
            <text:p>-0.5305</text:p>
          </table:table-cell>
          <table:table-cell office:value-type="float" office:value="-0.73369367214187">
            <text:p>-0.7337</text:p>
          </table:table-cell>
          <table:table-cell office:value-type="float" office:value="-0.17366964915372">
            <text:p>-0.1737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89208529744689">
            <text:p>-0.8921</text:p>
          </table:table-cell>
          <table:table-cell office:value-type="float" office:value="0.7915472238729">
            <text:p>0.7915</text:p>
          </table:table-cell>
          <table:table-cell office:value-type="float" office:value="-0.83284725191648">
            <text:p>-0.8328</text:p>
          </table:table-cell>
          <table:table-cell table:number-columns-repeated="1012"/>
        </table:table-row>
        <table:table-row table:style-name="ro1">
          <table:table-cell table:style-name="ce4" office:value-type="float" office:value="23.4499999999998">
            <text:p>23.4500</text:p>
          </table:table-cell>
          <table:table-cell table:formula="of:=SIN([.A469])" office:value-type="float" office:value="-0.993740710172637">
            <text:p>-0.9937</text:p>
          </table:table-cell>
          <table:table-cell/>
          <table:table-cell office:value-type="float" office:value="0.84036269171876">
            <text:p>0.8404</text:p>
          </table:table-cell>
          <table:table-cell office:value-type="float" office:value="-0.52057502192463">
            <text:p>-0.5206</text:p>
          </table:table-cell>
          <table:table-cell office:value-type="float" office:value="-0.73369367875704">
            <text:p>-0.7337</text:p>
          </table:table-cell>
          <table:table-cell office:value-type="float" office:value="-0.14499368824452">
            <text:p>-0.1450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87732137751762">
            <text:p>-0.8773</text:p>
          </table:table-cell>
          <table:table-cell office:value-type="float" office:value="0.79154745895814">
            <text:p>0.7915</text:p>
          </table:table-cell>
          <table:table-cell office:value-type="float" office:value="-0.83044330653918">
            <text:p>-0.8304</text:p>
          </table:table-cell>
          <table:table-cell table:number-columns-repeated="1012"/>
        </table:table-row>
        <table:table-row table:style-name="ro1">
          <table:table-cell office:value-type="float" office:value="23.4999999999998">
            <text:p>23.5000</text:p>
          </table:table-cell>
          <table:table-cell table:formula="of:=SIN([.A470])" office:value-type="float" office:value="-0.998082027979384">
            <text:p>-0.9981</text:p>
          </table:table-cell>
          <table:table-cell/>
          <table:table-cell office:value-type="float" office:value="0.84036191286027">
            <text:p>0.8404</text:p>
          </table:table-cell>
          <table:table-cell office:value-type="float" office:value="-0.50961311227813">
            <text:p>-0.5096</text:p>
          </table:table-cell>
          <table:table-cell office:value-type="float" office:value="-0.73369367314145">
            <text:p>-0.7337</text:p>
          </table:table-cell>
          <table:table-cell office:value-type="float" office:value="-0.11435516214476">
            <text:p>-0.1144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86030511520028">
            <text:p>-0.8603</text:p>
          </table:table-cell>
          <table:table-cell office:value-type="float" office:value="0.79154766976777">
            <text:p>0.7915</text:p>
          </table:table-cell>
          <table:table-cell office:value-type="float" office:value="-0.82671757390588">
            <text:p>-0.8267</text:p>
          </table:table-cell>
          <table:table-cell table:number-columns-repeated="1012"/>
        </table:table-row>
        <table:table-row table:style-name="ro1">
          <table:table-cell table:style-name="ce4" office:value-type="float" office:value="23.5499999999999">
            <text:p>23.5500</text:p>
          </table:table-cell>
          <table:table-cell table:formula="of:=SIN([.A471])" office:value-type="float" office:value="-0.999928660507255">
            <text:p>-0.9999</text:p>
          </table:table-cell>
          <table:table-cell/>
          <table:table-cell office:value-type="float" office:value="0.84035937022423">
            <text:p>0.8404</text:p>
          </table:table-cell>
          <table:table-cell office:value-type="float" office:value="-0.49774593498316">
            <text:p>-0.4977</text:p>
          </table:table-cell>
          <table:table-cell office:value-type="float" office:value="-0.73369367506643">
            <text:p>-0.7337</text:p>
          </table:table-cell>
          <table:table-cell office:value-type="float" office:value="-0.08132221749786">
            <text:p>-0.0813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84121156451707">
            <text:p>-0.8412</text:p>
          </table:table-cell>
          <table:table-cell office:value-type="float" office:value="0.79154784724569">
            <text:p>0.7915</text:p>
          </table:table-cell>
          <table:table-cell office:value-type="float" office:value="-0.82167016499465">
            <text:p>-0.8217</text:p>
          </table:table-cell>
          <table:table-cell table:number-columns-repeated="1012"/>
        </table:table-row>
        <table:table-row table:style-name="ro1">
          <table:table-cell office:value-type="float" office:value="23.5999999999999">
            <text:p>23.6000</text:p>
          </table:table-cell>
          <table:table-cell table:formula="of:=SIN([.A472])" office:value-type="float" office:value="-0.999275992136631">
            <text:p>-0.9993</text:p>
          </table:table-cell>
          <table:table-cell/>
          <table:table-cell office:value-type="float" office:value="0.84035562551037">
            <text:p>0.8404</text:p>
          </table:table-cell>
          <table:table-cell office:value-type="float" office:value="-0.48472623146029">
            <text:p>-0.4847</text:p>
          </table:table-cell>
          <table:table-cell office:value-type="float" office:value="-0.73369367719548">
            <text:p>-0.7337</text:p>
          </table:table-cell>
          <table:table-cell office:value-type="float" office:value="-0.04530206157098">
            <text:p>-0.0453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82012024958632">
            <text:p>-0.8201</text:p>
          </table:table-cell>
          <table:table-cell office:value-type="float" office:value="0.79154798612411">
            <text:p>0.7915</text:p>
          </table:table-cell>
          <table:table-cell office:value-type="float" office:value="-0.81529003564182">
            <text:p>-0.8153</text:p>
          </table:table-cell>
          <table:table-cell table:number-columns-repeated="1012"/>
        </table:table-row>
        <table:table-row table:style-name="ro1">
          <table:table-cell table:style-name="ce4" office:value-type="float" office:value="23.6499999999998">
            <text:p>23.6500</text:p>
          </table:table-cell>
          <table:table-cell table:formula="of:=SIN([.A473])" office:value-type="float" office:value="-0.996125654198552">
            <text:p>-0.9961</text:p>
          </table:table-cell>
          <table:table-cell/>
          <table:table-cell office:value-type="float" office:value="0.84035135993574">
            <text:p>0.8404</text:p>
          </table:table-cell>
          <table:table-cell office:value-type="float" office:value="-0.47049250664675">
            <text:p>-0.4705</text:p>
          </table:table-cell>
          <table:table-cell office:value-type="float" office:value="-0.73369367264745">
            <text:p>-0.7337</text:p>
          </table:table-cell>
          <table:table-cell office:value-type="float" office:value="-0.0055345862181949">
            <text:p>-0.0055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79698809152734">
            <text:p>-0.7970</text:p>
          </table:table-cell>
          <table:table-cell office:value-type="float" office:value="0.79154808332664">
            <text:p>0.7915</text:p>
          </table:table-cell>
          <table:table-cell office:value-type="float" office:value="-0.8075554202523">
            <text:p>-0.8076</text:p>
          </table:table-cell>
          <table:table-cell table:number-columns-repeated="1012"/>
        </table:table-row>
        <table:table-row table:style-name="ro1">
          <table:table-cell office:value-type="float" office:value="23.6999999999999">
            <text:p>23.7000</text:p>
          </table:table-cell>
          <table:table-cell table:formula="of:=SIN([.A474])" office:value-type="float" office:value="-0.99048552089717">
            <text:p>-0.9905</text:p>
          </table:table-cell>
          <table:table-cell/>
          <table:table-cell office:value-type="float" office:value="0.84034725872339">
            <text:p>0.8403</text:p>
          </table:table-cell>
          <table:table-cell office:value-type="float" office:value="-0.4553079979035">
            <text:p>-0.4553</text:p>
          </table:table-cell>
          <table:table-cell office:value-type="float" office:value="-0.7336936769684">
            <text:p>-0.7337</text:p>
          </table:table-cell>
          <table:table-cell office:value-type="float" office:value="0.038722167818437">
            <text:p>0.0387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77172849327831">
            <text:p>-0.7717</text:p>
          </table:table-cell>
          <table:table-cell office:value-type="float" office:value="0.79154813889715">
            <text:p>0.7915</text:p>
          </table:table-cell>
          <table:table-cell office:value-type="float" office:value="-0.79844098154345">
            <text:p>-0.7984</text:p>
          </table:table-cell>
          <table:table-cell table:number-columns-repeated="1012"/>
        </table:table-row>
        <table:table-row table:style-name="ro1">
          <table:table-cell table:style-name="ce4" office:value-type="float" office:value="23.7499999999999">
            <text:p>23.7500</text:p>
          </table:table-cell>
          <table:table-cell table:formula="of:=SIN([.A475])" office:value-type="float" office:value="-0.982369689628442">
            <text:p>-0.9824</text:p>
          </table:table-cell>
          <table:table-cell/>
          <table:table-cell office:value-type="float" office:value="0.84034390955236">
            <text:p>0.8403</text:p>
          </table:table-cell>
          <table:table-cell office:value-type="float" office:value="-0.43924284863226">
            <text:p>-0.4392</text:p>
          </table:table-cell>
          <table:table-cell office:value-type="float" office:value="-0.73369367496947">
            <text:p>-0.7337</text:p>
          </table:table-cell>
          <table:table-cell office:value-type="float" office:value="0.087282559395229">
            <text:p>0.0873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74428934868333">
            <text:p>-0.7443</text:p>
          </table:table-cell>
          <table:table-cell office:value-type="float" office:value="0.79154815537005">
            <text:p>0.7915</text:p>
          </table:table-cell>
          <table:table-cell office:value-type="float" office:value="-0.78792593559709">
            <text:p>-0.7879</text:p>
          </table:table-cell>
          <table:table-cell table:number-columns-repeated="1012"/>
        </table:table-row>
        <table:table-row table:style-name="ro1">
          <table:table-cell office:value-type="float" office:value="23.7999999999999">
            <text:p>23.8000</text:p>
          </table:table-cell>
          <table:table-cell table:formula="of:=SIN([.A476])" office:value-type="float" office:value="-0.971798445743887">
            <text:p>-0.9718</text:p>
          </table:table-cell>
          <table:table-cell/>
          <table:table-cell office:value-type="float" office:value="0.84034172787513">
            <text:p>0.8403</text:p>
          </table:table-cell>
          <table:table-cell office:value-type="float" office:value="-0.42208229732425">
            <text:p>-0.4221</text:p>
          </table:table-cell>
          <table:table-cell office:value-type="float" office:value="-0.733693673988">
            <text:p>-0.7337</text:p>
          </table:table-cell>
          <table:table-cell office:value-type="float" office:value="0.13655030775689">
            <text:p>0.1366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7146862696568">
            <text:p>-0.7147</text:p>
          </table:table-cell>
          <table:table-cell office:value-type="float" office:value="0.79154813673369">
            <text:p>0.7915</text:p>
          </table:table-cell>
          <table:table-cell office:value-type="float" office:value="-0.77599512341664">
            <text:p>-0.7760</text:p>
          </table:table-cell>
          <table:table-cell table:number-columns-repeated="1012"/>
        </table:table-row>
        <table:table-row table:style-name="ro1">
          <table:table-cell table:style-name="ce4" office:value-type="float" office:value="23.8499999999999">
            <text:p>23.8500</text:p>
          </table:table-cell>
          <table:table-cell table:formula="of:=SIN([.A477])" office:value-type="float" office:value="-0.95879821184782">
            <text:p>-0.9588</text:p>
          </table:table-cell>
          <table:table-cell/>
          <table:table-cell office:value-type="float" office:value="0.84034091255192">
            <text:p>0.8403</text:p>
          </table:table-cell>
          <table:table-cell office:value-type="float" office:value="-0.40380288182213">
            <text:p>-0.4038</text:p>
          </table:table-cell>
          <table:table-cell office:value-type="float" office:value="-0.73369367700592">
            <text:p>-0.7337</text:p>
          </table:table-cell>
          <table:table-cell office:value-type="float" office:value="0.17832901105222">
            <text:p>0.1783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68299292035839">
            <text:p>-0.6830</text:p>
          </table:table-cell>
          <table:table-cell office:value-type="float" office:value="0.79154808889412">
            <text:p>0.7915</text:p>
          </table:table-cell>
          <table:table-cell office:value-type="float" office:value="-0.76263366228754">
            <text:p>-0.7626</text:p>
          </table:table-cell>
          <table:table-cell table:number-columns-repeated="1012"/>
        </table:table-row>
        <table:table-row table:style-name="ro1">
          <table:table-cell office:value-type="float" office:value="23.8999999999999">
            <text:p>23.9000</text:p>
          </table:table-cell>
          <table:table-cell table:formula="of:=SIN([.A478])" office:value-type="float" office:value="-0.943401481754588">
            <text:p>-0.9434</text:p>
          </table:table-cell>
          <table:table-cell/>
          <table:table-cell office:value-type="float" office:value="0.84034143889449">
            <text:p>0.8403</text:p>
          </table:table-cell>
          <table:table-cell office:value-type="float" office:value="-0.38462562827574">
            <text:p>-0.3846</text:p>
          </table:table-cell>
          <table:table-cell office:value-type="float" office:value="-0.73369367375024">
            <text:p>-0.7337</text:p>
          </table:table-cell>
          <table:table-cell office:value-type="float" office:value="0.20899052340847">
            <text:p>0.2090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64928959806051">
            <text:p>-0.6493</text:p>
          </table:table-cell>
          <table:table-cell office:value-type="float" office:value="0.79154801841199">
            <text:p>0.7915</text:p>
          </table:table-cell>
          <table:table-cell office:value-type="float" office:value="-0.74782214005848">
            <text:p>-0.7478</text:p>
          </table:table-cell>
          <table:table-cell table:number-columns-repeated="1012"/>
        </table:table-row>
        <table:table-row table:style-name="ro1">
          <table:table-cell table:style-name="ce4" office:value-type="float" office:value="23.9499999999999">
            <text:p>23.9500</text:p>
          </table:table-cell>
          <table:table-cell table:formula="of:=SIN([.A479])" office:value-type="float" office:value="-0.925646739270965">
            <text:p>-0.9256</text:p>
          </table:table-cell>
          <table:table-cell/>
          <table:table-cell office:value-type="float" office:value="0.84034308729882">
            <text:p>0.8403</text:p>
          </table:table-cell>
          <table:table-cell office:value-type="float" office:value="-0.36457918029968">
            <text:p>-0.3646</text:p>
          </table:table-cell>
          <table:table-cell office:value-type="float" office:value="-0.73369367558668">
            <text:p>-0.7337</text:p>
          </table:table-cell>
          <table:table-cell office:value-type="float" office:value="0.23476401975568">
            <text:p>0.2348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61360187379076">
            <text:p>-0.6136</text:p>
          </table:table-cell>
          <table:table-cell office:value-type="float" office:value="0.79154793219158">
            <text:p>0.7915</text:p>
          </table:table-cell>
          <table:table-cell office:value-type="float" office:value="-0.73153507330754">
            <text:p>-0.7315</text:p>
          </table:table-cell>
          <table:table-cell table:number-columns-repeated="1012"/>
        </table:table-row>
        <table:table-row table:style-name="ro1">
          <table:table-cell office:value-type="float" office:value="23.9999999999999">
            <text:p>24.0000</text:p>
          </table:table-cell>
          <table:table-cell table:formula="of:=SIN([.A480])" office:value-type="float" office:value="-0.905578362006666">
            <text:p>-0.9056</text:p>
          </table:table-cell>
          <table:table-cell/>
          <table:table-cell office:value-type="float" office:value="0.84034549571377">
            <text:p>0.8403</text:p>
          </table:table-cell>
          <table:table-cell office:value-type="float" office:value="-0.34347739973528">
            <text:p>-0.3435</text:p>
          </table:table-cell>
          <table:table-cell office:value-type="float" office:value="-0.73369367586723">
            <text:p>-0.7337</text:p>
          </table:table-cell>
          <table:table-cell office:value-type="float" office:value="0.26019976030207">
            <text:p>0.2602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57588921172229">
            <text:p>-0.5759</text:p>
          </table:table-cell>
          <table:table-cell office:value-type="float" office:value="0.7915478373898">
            <text:p>0.7915</text:p>
          </table:table-cell>
          <table:table-cell office:value-type="float" office:value="-0.71374081238846">
            <text:p>-0.7137</text:p>
          </table:table-cell>
          <table:table-cell table:number-columns-repeated="1012"/>
        </table:table-row>
        <table:table-row table:style-name="ro1">
          <table:table-cell table:style-name="ce4" office:value-type="float" office:value="24.0499999999999">
            <text:p>24.0500</text:p>
          </table:table-cell>
          <table:table-cell table:formula="of:=SIN([.A481])" office:value-type="float" office:value="-0.883246510453445">
            <text:p>-0.8832</text:p>
          </table:table-cell>
          <table:table-cell/>
          <table:table-cell office:value-type="float" office:value="0.84034822755607">
            <text:p>0.8403</text:p>
          </table:table-cell>
          <table:table-cell office:value-type="float" office:value="-0.32131599859155">
            <text:p>-0.3213</text:p>
          </table:table-cell>
          <table:table-cell office:value-type="float" office:value="-0.73369367392586">
            <text:p>-0.7337</text:p>
          </table:table-cell>
          <table:table-cell office:value-type="float" office:value="0.28444582551741">
            <text:p>0.2844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53609462454796">
            <text:p>-0.5361</text:p>
          </table:table-cell>
          <table:table-cell office:value-type="float" office:value="0.79154774041584">
            <text:p>0.7915</text:p>
          </table:table-cell>
          <table:table-cell office:value-type="float" office:value="-0.69440193580957">
            <text:p>-0.6944</text:p>
          </table:table-cell>
          <table:table-cell table:number-columns-repeated="1012"/>
        </table:table-row>
        <table:table-row table:style-name="ro1">
          <table:table-cell office:value-type="float" office:value="24.0999999999999">
            <text:p>24.1000</text:p>
          </table:table-cell>
          <table:table-cell table:formula="of:=SIN([.A482])" office:value-type="float" office:value="-0.858707002609982">
            <text:p>-0.8587</text:p>
          </table:table-cell>
          <table:table-cell/>
          <table:table-cell office:value-type="float" office:value="0.84035084509804">
            <text:p>0.8404</text:p>
          </table:table-cell>
          <table:table-cell office:value-type="float" office:value="-0.29826522353213">
            <text:p>-0.2983</text:p>
          </table:table-cell>
          <table:table-cell office:value-type="float" office:value="-0.73369367631476">
            <text:p>-0.7337</text:p>
          </table:table-cell>
          <table:table-cell office:value-type="float" office:value="0.30575153917058">
            <text:p>0.3058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49419615957545">
            <text:p>-0.4942</text:p>
          </table:table-cell>
          <table:table-cell office:value-type="float" office:value="0.79154764709883">
            <text:p>0.7915</text:p>
          </table:table-cell>
          <table:table-cell office:value-type="float" office:value="-0.67347583720011">
            <text:p>-0.6735</text:p>
          </table:table-cell>
          <table:table-cell table:number-columns-repeated="1012"/>
        </table:table-row>
        <table:table-row table:style-name="ro1">
          <table:table-cell table:style-name="ce4" office:value-type="float" office:value="24.1499999999999">
            <text:p>24.1500</text:p>
          </table:table-cell>
          <table:table-cell table:formula="of:=SIN([.A483])" office:value-type="float" office:value="-0.832021174465955">
            <text:p>-0.8320</text:p>
          </table:table-cell>
          <table:table-cell/>
          <table:table-cell office:value-type="float" office:value="0.8403529740868">
            <text:p>0.8404</text:p>
          </table:table-cell>
          <table:table-cell office:value-type="float" office:value="-0.27430559572884">
            <text:p>-0.2743</text:p>
          </table:table-cell>
          <table:table-cell office:value-type="float" office:value="-0.73369367473355">
            <text:p>-0.7337</text:p>
          </table:table-cell>
          <table:table-cell office:value-type="float" office:value="0.32401868887642">
            <text:p>0.3240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45020780816249">
            <text:p>-0.4502</text:p>
          </table:table-cell>
          <table:table-cell office:value-type="float" office:value="0.79154756232991">
            <text:p>0.7915</text:p>
          </table:table-cell>
          <table:table-cell office:value-type="float" office:value="-0.65091435133464">
            <text:p>-0.6509</text:p>
          </table:table-cell>
          <table:table-cell table:number-columns-repeated="1012"/>
        </table:table-row>
        <table:table-row table:style-name="ro1">
          <table:table-cell office:value-type="float" office:value="24.1999999999999">
            <text:p>24.2000</text:p>
          </table:table-cell>
          <table:table-cell table:formula="of:=SIN([.A484])" office:value-type="float" office:value="-0.803255726694014">
            <text:p>-0.8033</text:p>
          </table:table-cell>
          <table:table-cell/>
          <table:table-cell office:value-type="float" office:value="0.84035435158437">
            <text:p>0.8404</text:p>
          </table:table-cell>
          <table:table-cell office:value-type="float" office:value="-0.24925455547138">
            <text:p>-0.2493</text:p>
          </table:table-cell>
          <table:table-cell office:value-type="float" office:value="-0.73369367484425">
            <text:p>-0.7337</text:p>
          </table:table-cell>
          <table:table-cell office:value-type="float" office:value="0.34038214279398">
            <text:p>0.3404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40414147708771">
            <text:p>-0.4041</text:p>
          </table:table-cell>
          <table:table-cell office:value-type="float" office:value="0.79154748969389">
            <text:p>0.7915</text:p>
          </table:table-cell>
          <table:table-cell office:value-type="float" office:value="-0.6266615015139">
            <text:p>-0.6267</text:p>
          </table:table-cell>
          <table:table-cell table:number-columns-repeated="1012"/>
        </table:table-row>
        <table:table-row table:style-name="ro1">
          <table:table-cell table:style-name="ce4" office:value-type="float" office:value="24.2499999999999">
            <text:p>24.2500</text:p>
          </table:table-cell>
          <table:table-cell table:formula="of:=SIN([.A485])" office:value-type="float" office:value="-0.772482557932834">
            <text:p>-0.7725</text:p>
          </table:table-cell>
          <table:table-cell/>
          <table:table-cell office:value-type="float" office:value="0.84035485363048">
            <text:p>0.8404</text:p>
          </table:table-cell>
          <table:table-cell office:value-type="float" office:value="-0.22309440744064">
            <text:p>-0.2231</text:p>
          </table:table-cell>
          <table:table-cell office:value-type="float" office:value="-0.73369367604066">
            <text:p>-0.7337</text:p>
          </table:table-cell>
          <table:table-cell office:value-type="float" office:value="0.35586647939525">
            <text:p>0.3559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35597224711901">
            <text:p>-0.3560</text:p>
          </table:table-cell>
          <table:table-cell office:value-type="float" office:value="0.79154743179299">
            <text:p>0.7915</text:p>
          </table:table-cell>
          <table:table-cell office:value-type="float" office:value="-0.60064988610328">
            <text:p>-0.6006</text:p>
          </table:table-cell>
          <table:table-cell table:number-columns-repeated="1012"/>
        </table:table-row>
        <table:table-row table:style-name="ro1">
          <table:table-cell office:value-type="float" office:value="24.2999999999999">
            <text:p>24.3000</text:p>
          </table:table-cell>
          <table:table-cell table:formula="of:=SIN([.A486])" office:value-type="float" office:value="-0.73977858507796">
            <text:p>-0.7398</text:p>
          </table:table-cell>
          <table:table-cell/>
          <table:table-cell office:value-type="float" office:value="0.84035449897771">
            <text:p>0.8404</text:p>
          </table:table-cell>
          <table:table-cell office:value-type="float" office:value="-0.19592141725463">
            <text:p>-0.1959</text:p>
          </table:table-cell>
          <table:table-cell office:value-type="float" office:value="-0.73369367432982">
            <text:p>-0.7337</text:p>
          </table:table-cell>
          <table:table-cell office:value-type="float" office:value="0.37034433616526">
            <text:p>0.3703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30562672326132">
            <text:p>-0.3056</text:p>
          </table:table-cell>
          <table:table-cell office:value-type="float" office:value="0.79154738995038">
            <text:p>0.7915</text:p>
          </table:table-cell>
          <table:table-cell office:value-type="float" office:value="-0.57279686467355">
            <text:p>-0.5728</text:p>
          </table:table-cell>
          <table:table-cell table:number-columns-repeated="1012"/>
        </table:table-row>
        <table:table-row table:style-name="ro1">
          <table:table-cell table:style-name="ce4" office:value-type="float" office:value="24.3499999999999">
            <text:p>24.3500</text:p>
          </table:table-cell>
          <table:table-cell table:formula="of:=SIN([.A487])" office:value-type="float" office:value="-0.705225551029634">
            <text:p>-0.7052</text:p>
          </table:table-cell>
          <table:table-cell/>
          <table:table-cell office:value-type="float" office:value="0.8403534306338">
            <text:p>0.8404</text:p>
          </table:table-cell>
          <table:table-cell office:value-type="float" office:value="-0.16763835354156">
            <text:p>-0.1676</text:p>
          </table:table-cell>
          <table:table-cell office:value-type="float" office:value="-0.73369367563015">
            <text:p>-0.7337</text:p>
          </table:table-cell>
          <table:table-cell office:value-type="float" office:value="0.38324677714591">
            <text:p>0.3832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25298985572702">
            <text:p>-0.2530</text:p>
          </table:table-cell>
          <table:table-cell office:value-type="float" office:value="0.79154736437555">
            <text:p>0.7915</text:p>
          </table:table-cell>
          <table:table-cell office:value-type="float" office:value="-0.54300067097529">
            <text:p>-0.5430</text:p>
          </table:table-cell>
          <table:table-cell table:number-columns-repeated="1012"/>
        </table:table-row>
        <table:table-row table:style-name="ro1">
          <table:table-cell office:value-type="float" office:value="24.3999999999999">
            <text:p>24.4000</text:p>
          </table:table-cell>
          <table:table-cell table:formula="of:=SIN([.A488])" office:value-type="float" office:value="-0.668909820378098">
            <text:p>-0.6689</text:p>
          </table:table-cell>
          <table:table-cell/>
          <table:table-cell office:value-type="float" office:value="0.8403518818907">
            <text:p>0.8404</text:p>
          </table:table-cell>
          <table:table-cell office:value-type="float" office:value="-0.13800884158232">
            <text:p>-0.1380</text:p>
          </table:table-cell>
          <table:table-cell office:value-type="float" office:value="-0.73369367532712">
            <text:p>-0.7337</text:p>
          </table:table-cell>
          <table:table-cell office:value-type="float" office:value="0.39458282113522">
            <text:p>0.3946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19792145272953">
            <text:p>-0.1979</text:p>
          </table:table-cell>
          <table:table-cell office:value-type="float" office:value="0.7915473544322">
            <text:p>0.7915</text:p>
          </table:table-cell>
          <table:table-cell office:value-type="float" office:value="-0.51113551610432">
            <text:p>-0.5111</text:p>
          </table:table-cell>
          <table:table-cell table:number-columns-repeated="1012"/>
        </table:table-row>
        <table:table-row table:style-name="ro1">
          <table:table-cell table:style-name="ce4" office:value-type="float" office:value="24.4499999999999">
            <text:p>24.4500</text:p>
          </table:table-cell>
          <table:table-cell table:formula="of:=SIN([.A489])" office:value-type="float" office:value="-0.630922163537117">
            <text:p>-0.6309</text:p>
          </table:table-cell>
          <table:table-cell/>
          <table:table-cell office:value-type="float" office:value="0.84035013253492">
            <text:p>0.8404</text:p>
          </table:table-cell>
          <table:table-cell office:value-type="float" office:value="-0.10692526476067">
            <text:p>-0.1069</text:p>
          </table:table-cell>
          <table:table-cell office:value-type="float" office:value="-0.73369367463402">
            <text:p>-0.7337</text:p>
          </table:table-cell>
          <table:table-cell office:value-type="float" office:value="0.404744031427">
            <text:p>0.4047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14027234991255">
            <text:p>-0.1403</text:p>
          </table:table-cell>
          <table:table-cell office:value-type="float" office:value="0.79154735856233">
            <text:p>0.7915</text:p>
          </table:table-cell>
          <table:table-cell office:value-type="float" office:value="-0.4770446858645">
            <text:p>-0.4770</text:p>
          </table:table-cell>
          <table:table-cell table:number-columns-repeated="1012"/>
        </table:table-row>
        <table:table-row table:style-name="ro1">
          <table:table-cell office:value-type="float" office:value="24.4999999999999">
            <text:p>24.5000</text:p>
          </table:table-cell>
          <table:table-cell table:formula="of:=SIN([.A490])" office:value-type="float" office:value="-0.591357529865205">
            <text:p>-0.5914</text:p>
          </table:table-cell>
          <table:table-cell/>
          <table:table-cell office:value-type="float" office:value="0.84034846215931">
            <text:p>0.8403</text:p>
          </table:table-cell>
          <table:table-cell office:value-type="float" office:value="-0.074327947196417">
            <text:p>-0.0743</text:p>
          </table:table-cell>
          <table:table-cell office:value-type="float" office:value="-0.73369367583164">
            <text:p>-0.7337</text:p>
          </table:table-cell>
          <table:table-cell office:value-type="float" office:value="0.41392011482627">
            <text:p>0.4139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-0.079895543719241">
            <text:p>-0.0799</text:p>
          </table:table-cell>
          <table:table-cell office:value-type="float" office:value="0.79154737467631">
            <text:p>0.7915</text:p>
          </table:table-cell>
          <table:table-cell office:value-type="float" office:value="-0.44053065820002">
            <text:p>-0.4405</text:p>
          </table:table-cell>
          <table:table-cell table:number-columns-repeated="1012"/>
        </table:table-row>
        <table:table-row table:style-name="ro1">
          <table:table-cell table:style-name="ce4" office:value-type="float" office:value="24.5499999999999">
            <text:p>24.5500</text:p>
          </table:table-cell>
          <table:table-cell table:formula="of:=SIN([.A491])" office:value-type="float" office:value="-0.550314810341677">
            <text:p>-0.5503</text:p>
          </table:table-cell>
          <table:table-cell/>
          <table:table-cell office:value-type="float" office:value="0.84034710901352">
            <text:p>0.8403</text:p>
          </table:table-cell>
          <table:table-cell office:value-type="float" office:value="-0.039951024255579">
            <text:p>-0.0400</text:p>
          </table:table-cell>
          <table:table-cell office:value-type="float" office:value="-0.73369367480221">
            <text:p>-0.7337</text:p>
          </table:table-cell>
          <table:table-cell office:value-type="float" office:value="0.42205171264307">
            <text:p>0.4221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-0.016683467612776">
            <text:p>-0.0167</text:p>
          </table:table-cell>
          <table:table-cell office:value-type="float" office:value="0.79154740029376">
            <text:p>0.7915</text:p>
          </table:table-cell>
          <table:table-cell office:value-type="float" office:value="-0.4013407905696">
            <text:p>-0.4013</text:p>
          </table:table-cell>
          <table:table-cell table:number-columns-repeated="1012"/>
        </table:table-row>
        <table:table-row table:style-name="ro1">
          <table:table-cell office:value-type="float" office:value="24.5999999999999">
            <text:p>24.6000</text:p>
          </table:table-cell>
          <table:table-cell table:formula="of:=SIN([.A492])" office:value-type="float" office:value="-0.507896590390711">
            <text:p>-0.5079</text:p>
          </table:table-cell>
          <table:table-cell/>
          <table:table-cell office:value-type="float" office:value="0.84034623947588">
            <text:p>0.8403</text:p>
          </table:table-cell>
          <table:table-cell office:value-type="float" office:value="-0.0034361073074752">
            <text:p>-0.0034</text:p>
          </table:table-cell>
          <table:table-cell office:value-type="float" office:value="-0.73369367517901">
            <text:p>-0.7337</text:p>
          </table:table-cell>
          <table:table-cell office:value-type="float" office:value="0.42904698584976">
            <text:p>0.4290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0.049264415372083">
            <text:p>0.0493</text:p>
          </table:table-cell>
          <table:table-cell office:value-type="float" office:value="0.7915474326551">
            <text:p>0.7915</text:p>
          </table:table-cell>
          <table:table-cell office:value-type="float" office:value="-0.35914646958237">
            <text:p>-0.3591</text:p>
          </table:table-cell>
          <table:table-cell table:number-columns-repeated="1012"/>
        </table:table-row>
        <table:table-row table:style-name="ro1">
          <table:table-cell table:style-name="ce4" office:value-type="float" office:value="24.6499999999999">
            <text:p>24.6500</text:p>
          </table:table-cell>
          <table:table-cell table:formula="of:=SIN([.A493])" office:value-type="float" office:value="-0.464208893471196">
            <text:p>-0.4642</text:p>
          </table:table-cell>
          <table:table-cell/>
          <table:table-cell office:value-type="float" office:value="0.84034593079587">
            <text:p>0.8403</text:p>
          </table:table-cell>
          <table:table-cell office:value-type="float" office:value="0.035294172873959">
            <text:p>0.0353</text:p>
          </table:table-cell>
          <table:table-cell office:value-type="float" office:value="-0.73369367554586">
            <text:p>-0.7337</text:p>
          </table:table-cell>
          <table:table-cell office:value-type="float" office:value="0.43492319907862">
            <text:p>0.4349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0.11712630259159">
            <text:p>0.1171</text:p>
          </table:table-cell>
          <table:table-cell office:value-type="float" office:value="0.79154746905754">
            <text:p>0.7915</text:p>
          </table:table-cell>
          <table:table-cell office:value-type="float" office:value="-0.31351268819065">
            <text:p>-0.3135</text:p>
          </table:table-cell>
          <table:table-cell table:number-columns-repeated="1012"/>
        </table:table-row>
        <table:table-row table:style-name="ro1">
          <table:table-cell office:value-type="float" office:value="24.6999999999999">
            <text:p>24.7000</text:p>
          </table:table-cell>
          <table:table-cell table:formula="of:=SIN([.A494])" office:value-type="float" office:value="-0.419360916073322">
            <text:p>-0.4194</text:p>
          </table:table-cell>
          <table:table-cell/>
          <table:table-cell office:value-type="float" office:value="0.84034616909476">
            <text:p>0.8403</text:p>
          </table:table-cell>
          <table:table-cell office:value-type="float" office:value="0.075679551017072">
            <text:p>0.0757</text:p>
          </table:table-cell>
          <table:table-cell office:value-type="float" office:value="-0.73369367473063">
            <text:p>-0.7337</text:p>
          </table:table-cell>
          <table:table-cell office:value-type="float" office:value="0.43977911144339">
            <text:p>0.4398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0.18421962172729">
            <text:p>0.1842</text:p>
          </table:table-cell>
          <table:table-cell office:value-type="float" office:value="0.79154750688608">
            <text:p>0.7915</text:p>
          </table:table-cell>
          <table:table-cell office:value-type="float" office:value="-0.26385341838677">
            <text:p>-0.2639</text:p>
          </table:table-cell>
          <table:table-cell table:number-columns-repeated="1012"/>
        </table:table-row>
        <table:table-row table:style-name="ro1">
          <table:table-cell table:style-name="ce4" office:value-type="float" office:value="24.7499999999999">
            <text:p>24.7500</text:p>
          </table:table-cell>
          <table:table-cell table:formula="of:=SIN([.A495])" office:value-type="float" office:value="-0.373464754784207">
            <text:p>-0.3735</text:p>
          </table:table-cell>
          <table:table-cell/>
          <table:table-cell office:value-type="float" office:value="0.84034686130716">
            <text:p>0.8403</text:p>
          </table:table-cell>
          <table:table-cell office:value-type="float" office:value="0.11570847761586">
            <text:p>0.1157</text:p>
          </table:table-cell>
          <table:table-cell office:value-type="float" office:value="-0.7336936755233">
            <text:p>-0.7337</text:p>
          </table:table-cell>
          <table:table-cell office:value-type="float" office:value="0.44367504940722">
            <text:p>0.4437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0.24494383134248">
            <text:p>0.2449</text:p>
          </table:table-cell>
          <table:table-cell office:value-type="float" office:value="0.79154754378363">
            <text:p>0.7915</text:p>
          </table:table-cell>
          <table:table-cell office:value-type="float" office:value="-0.20936627318755">
            <text:p>-0.2094</text:p>
          </table:table-cell>
          <table:table-cell table:number-columns-repeated="1012"/>
        </table:table-row>
        <table:table-row table:style-name="ro1">
          <table:table-cell office:value-type="float" office:value="24.7999999999999">
            <text:p>24.8000</text:p>
          </table:table-cell>
          <table:table-cell table:formula="of:=SIN([.A496])" office:value-type="float" office:value="-0.326635126104816">
            <text:p>-0.3266</text:p>
          </table:table-cell>
          <table:table-cell/>
          <table:table-cell office:value-type="float" office:value="0.84034785715439">
            <text:p>0.8403</text:p>
          </table:table-cell>
          <table:table-cell office:value-type="float" office:value="0.15112118622785">
            <text:p>0.1511</text:p>
          </table:table-cell>
          <table:table-cell office:value-type="float" office:value="-0.73369367514488">
            <text:p>-0.7337</text:p>
          </table:table-cell>
          <table:table-cell office:value-type="float" office:value="0.44659978866129">
            <text:p>0.4466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0.29404361352806">
            <text:p>0.2940</text:p>
          </table:table-cell>
          <table:table-cell office:value-type="float" office:value="0.79154757780096">
            <text:p>0.7915</text:p>
          </table:table-cell>
          <table:table-cell office:value-type="float" office:value="-0.14894108760457">
            <text:p>-0.1489</text:p>
          </table:table-cell>
          <table:table-cell table:number-columns-repeated="1012"/>
        </table:table-row>
        <table:table-row table:style-name="ro1">
          <table:table-cell table:style-name="ce4" office:value-type="float" office:value="24.8499999999999">
            <text:p>24.8500</text:p>
          </table:table-cell>
          <table:table-cell table:formula="of:=SIN([.A497])" office:value-type="float" office:value="-0.278989079718452">
            <text:p>-0.2790</text:p>
          </table:table-cell>
          <table:table-cell/>
          <table:table-cell office:value-type="float" office:value="0.84034897732282">
            <text:p>0.8403</text:p>
          </table:table-cell>
          <table:table-cell office:value-type="float" office:value="0.17885427634333">
            <text:p>0.1789</text:p>
          </table:table-cell>
          <table:table-cell office:value-type="float" office:value="-0.73369367498421">
            <text:p>-0.7337</text:p>
          </table:table-cell>
          <table:table-cell office:value-type="float" office:value="0.44853870240921">
            <text:p>0.4485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0.33456531969423">
            <text:p>0.3346</text:p>
          </table:table-cell>
          <table:table-cell office:value-type="float" office:value="0.7915476073637">
            <text:p>0.7915</text:p>
          </table:table-cell>
          <table:table-cell office:value-type="float" office:value="-0.081055523093527">
            <text:p>-0.0811</text:p>
          </table:table-cell>
          <table:table-cell table:number-columns-repeated="1012"/>
        </table:table-row>
        <table:table-row table:style-name="ro1">
          <table:table-cell office:value-type="float" office:value="24.8999999999999">
            <text:p>24.9000</text:p>
          </table:table-cell>
          <table:table-cell table:formula="of:=SIN([.A498])" office:value-type="float" office:value="-0.230645705927492">
            <text:p>-0.2306</text:p>
          </table:table-cell>
          <table:table-cell/>
          <table:table-cell office:value-type="float" office:value="0.84035004321524">
            <text:p>0.8404</text:p>
          </table:table-cell>
          <table:table-cell office:value-type="float" office:value="0.20213769090475">
            <text:p>0.2021</text:p>
          </table:table-cell>
          <table:table-cell office:value-type="float" office:value="-0.73369367552423">
            <text:p>-0.7337</text:p>
          </table:table-cell>
          <table:table-cell office:value-type="float" office:value="0.44951155400597">
            <text:p>0.4495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0.37503970000154">
            <text:p>0.3750</text:p>
          </table:table-cell>
          <table:table-cell office:value-type="float" office:value="0.79154763138625">
            <text:p>0.7915</text:p>
          </table:table-cell>
          <table:table-cell office:value-type="float" office:value="-0.0037662528525687">
            <text:p>-0.0038</text:p>
          </table:table-cell>
          <table:table-cell table:number-columns-repeated="1012"/>
        </table:table-row>
        <table:table-row table:style-name="ro1">
          <table:table-cell table:style-name="ce4" office:value-type="float" office:value="24.9499999999999">
            <text:p>24.9500</text:p>
          </table:table-cell>
          <table:table-cell table:formula="of:=SIN([.A499])" office:value-type="float" office:value="-0.181725837989676">
            <text:p>-0.1817</text:p>
          </table:table-cell>
          <table:table-cell/>
          <table:table-cell office:value-type="float" office:value="0.84035090318025">
            <text:p>0.8404</text:p>
          </table:table-cell>
          <table:table-cell office:value-type="float" office:value="0.2255685576241">
            <text:p>0.2256</text:p>
          </table:table-cell>
          <table:table-cell office:value-type="float" office:value="-0.73369367493086">
            <text:p>-0.7337</text:p>
          </table:table-cell>
          <table:table-cell office:value-type="float" office:value="0.44955045392656">
            <text:p>0.4496</text:p>
          </table:table-cell>
          <table:table-cell/>
          <table:table-cell office:value-type="float" office:value="-0.95145784744408">
            <text:p>-0.9515</text:p>
          </table:table-cell>
          <table:table-cell office:value-type="float" office:value="0.41902153627006">
            <text:p>0.4190</text:p>
          </table:table-cell>
          <table:table-cell office:value-type="float" office:value="0.79154764924634">
            <text:p>0.7915</text:p>
          </table:table-cell>
          <table:table-cell office:value-type="float" office:value="0.084702651912176">
            <text:p>0.0847</text:p>
          </table:table-cell>
          <table:table-cell table:number-columns-repeated="1012"/>
        </table:table-row>
        <table:table-row table:style-name="ro1">
          <table:table-cell office:value-type="float" office:value="24.9999999999999">
            <text:p>25.0000</text:p>
          </table:table-cell>
          <table:table-cell table:formula="of:=SIN([.A500])" office:value-type="float" office:value="-0.132351750097872">
            <text:p>-0.1324</text:p>
          </table:table-cell>
          <table:table-cell/>
          <table:table-cell office:value-type="float" office:value="0.84035145195232">
            <text:p>0.8404</text:p>
          </table:table-cell>
          <table:table-cell office:value-type="float" office:value="0.24950332526608">
            <text:p>0.2495</text:p>
          </table:table-cell>
          <table:table-cell office:value-type="float" office:value="-0.73369367527544">
            <text:p>-0.7337</text:p>
          </table:table-cell>
          <table:table-cell office:value-type="float" office:value="0.44867507464371">
            <text:p>0.4487</text:p>
          </table:table-cell>
          <table:table-cell/>
          <table:table-cell office:value-type="float" office:value="0.95145784744408">
            <text:p>0.9515</text:p>
          </table:table-cell>
          <table:table-cell office:value-type="float" office:value="0.46418562812081">
            <text:p>0.4642</text:p>
          </table:table-cell>
          <table:table-cell office:value-type="float" office:value="0.79154766072835">
            <text:p>0.7915</text:p>
          </table:table-cell>
          <table:table-cell office:value-type="float" office:value="0.18310415912677">
            <text:p>0.1831</text:p>
          </table:table-cell>
          <table:table-cell table:number-columns-repeated="1012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0N0" table:style-name="ta1">
        <table:shapes>
          <draw:frame draw:z-index="0" draw:style-name="gr1" svg:width="11.5465in" svg:height="7.2409in" svg:x="0in" svg:y="0in">
            <draw:object draw:notify-on-update-of-ranges="Data.B211:Data.B500 Data.D211:Data.D500 Data.I211:Data.I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B0N1" table:style-name="ta1">
        <table:shapes>
          <draw:frame draw:z-index="0" draw:style-name="gr1" svg:width="11.5465in" svg:height="7.2409in" svg:x="0in" svg:y="0in">
            <draw:object draw:notify-on-update-of-ranges="Data.B211:Data.B500 Data.E211:Data.E500 Data.J211:Data.J50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B1N0" table:style-name="ta1">
        <table:shapes>
          <draw:frame draw:z-index="0" draw:style-name="gr1" svg:width="11.5465in" svg:height="7.2409in" svg:x="0in" svg:y="0in">
            <draw:object draw:notify-on-update-of-ranges="Data.B211:Data.B500 Data.F211:Data.F500 Data.K211:Data.K5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B1N1" table:style-name="ta1">
        <table:shapes>
          <draw:frame draw:z-index="0" draw:style-name="gr1" svg:width="11.5465in" svg:height="7.2409in" svg:x="0in" svg:y="0in">
            <draw:object draw:notify-on-update-of-ranges="Data.B211:Data.B500 Data.G211:Data.G500 Data.L211:Data.L5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8" number:min-integer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4">03/24/2012</text:date>, <text:time>19:1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 </meta:initial-creator>
    <meta:creation-date>2012-03-11T17:38:48</meta:creation-date>
    <dc:date>2012-03-24T19:10:56</dc:date>
    <meta:editing-duration>PT22H45M41S</meta:editing-duration>
    <meta:editing-cycles>114</meta:editing-cycles>
    <meta:generator>LibreOffice/3.4$Linux LibreOffice_project/340m1$Build-402</meta:generator>
    <meta:document-statistic meta:table-count="5" meta:cell-count="332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square" chart:symbol-width="0.1cm" chart:symbol-height="0.1cm">
        <chart:symbol-image xlink:href="Pictures/2000000D000000DD000000DDDC7CCDFB.svm" xlink:type="simple" xlink:actuate="onLoad"/>
      </style:chart-properties>
      <style:graphic-properties svg:stroke-width="0.025cm" svg:stroke-color="#004586" draw:fill-color="#004586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diamond" chart:symbol-width="0.1cm" chart:symbol-height="0.1cm">
        <chart:symbol-image xlink:href="Pictures/2000000D000000DD000000DD07B12F7F.svm" xlink:type="simple" xlink:actuate="onLoad"/>
      </style:chart-properties>
      <style:graphic-properties svg:stroke-width="0.025cm" svg:stroke-color="#ff420e" draw:fill-color="#ff420e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arrow-down" chart:symbol-width="0.1cm" chart:symbol-height="0.1cm">
        <chart:symbol-image xlink:href="Pictures/2000000D000000DD000000DDF95BE9D7.svm" xlink:type="simple" xlink:actuate="onLoad"/>
      </style:chart-properties>
      <style:graphic-properties svg:stroke-width="0.025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9cm" svg:height="18.393cm" xlink:href=".." xlink:type="simple" chart:class="chart:line" chart:style-name="ch1">
        <chart:plot-area chart:style-name="ch2" table:cell-range-address="Data.B211:Data.B500 Data.D211:Data.D500 Data.I211:Data.I500" svg:x="1.036cm" svg:y="1.603cm" svg:width="27.121cm" svg:height="16.003cm">
          <chartooo:coordinate-region svg:x="2.425cm" svg:y="1.802cm" svg:width="25.541cm" svg:height="15.60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B211:Data.B500" chart:class="chart:line">
            <chart:data-point chart:repeated="290"/>
          </chart:series>
          <chart:series chart:style-name="ch7" chart:values-cell-range-address="Data.D211:Data.D500" chart:class="chart:line">
            <chart:data-point chart:repeated="290"/>
          </chart:series>
          <chart:series chart:style-name="ch8" chart:values-cell-range-address="Data.I211:Data.I500" chart:class="chart:line">
            <chart:data-point chart:repeated="2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02363309958824">
                <text:p>-0.902363309958824</text:p>
                <draw:g>
                  <svg:desc>Data.B211:Data.B500</svg:desc>
                </draw:g>
              </table:table-cell>
              <table:table-cell office:value-type="float" office:value="-0.8677006925207">
                <text:p>-0.8677006925207</text:p>
                <draw:g>
                  <svg:desc>Data.D211:Data.D500</svg:desc>
                </draw:g>
              </table:table-cell>
              <table:table-cell office:value-type="float" office:value="-0.9653427561414">
                <text:p>-0.9653427561414</text:p>
                <draw:g>
                  <svg:desc>Data.I211:Data.I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22775421612807">
                <text:p>-0.922775421612807</text:p>
              </table:table-cell>
              <table:table-cell office:value-type="float" office:value="-0.87703785079669">
                <text:p>-0.87703785079669</text:p>
              </table:table-cell>
              <table:table-cell office:value-type="float" office:value="-0.82001280581395">
                <text:p>-0.82001280581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40881075284908">
                <text:p>-0.940881075284908</text:p>
              </table:table-cell>
              <table:table-cell office:value-type="float" office:value="-0.88475377352594">
                <text:p>-0.88475377352594</text:p>
              </table:table-cell>
              <table:table-cell office:value-type="float" office:value="-0.88663666265574">
                <text:p>-0.88663666265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56635016270188">
                <text:p>-0.956635016270188</text:p>
              </table:table-cell>
              <table:table-cell office:value-type="float" office:value="-0.89108866565788">
                <text:p>-0.89108866565788</text:p>
              </table:table-cell>
              <table:table-cell office:value-type="float" office:value="-0.8768408244766">
                <text:p>-0.8768408244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9997867920679">
                <text:p>-0.969997867920679</text:p>
              </table:table-cell>
              <table:table-cell office:value-type="float" office:value="-0.89618262073488">
                <text:p>-0.89618262073488</text:p>
              </table:table-cell>
              <table:table-cell office:value-type="float" office:value="-0.88786852804875">
                <text:p>-0.88786852804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80936230066492">
                <text:p>-0.980936230066492</text:p>
              </table:table-cell>
              <table:table-cell office:value-type="float" office:value="-0.90025100730865">
                <text:p>-0.90025100730865</text:p>
              </table:table-cell>
              <table:table-cell office:value-type="float" office:value="-0.89115629338964">
                <text:p>-0.89115629338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89422762498851">
                <text:p>-0.989422762498851</text:p>
              </table:table-cell>
              <table:table-cell office:value-type="float" office:value="-0.90325537897368">
                <text:p>-0.90325537897368</text:p>
              </table:table-cell>
              <table:table-cell office:value-type="float" office:value="-0.89504797310602">
                <text:p>-0.89504797310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95436253306377">
                <text:p>-0.995436253306377</text:p>
              </table:table-cell>
              <table:table-cell office:value-type="float" office:value="-0.90540932277074">
                <text:p>-0.90540932277074</text:p>
              </table:table-cell>
              <table:table-cell office:value-type="float" office:value="-0.89737727468339">
                <text:p>-0.89737727468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98961671893817">
                <text:p>-0.998961671893817</text:p>
              </table:table-cell>
              <table:table-cell office:value-type="float" office:value="-0.90665981399772">
                <text:p>-0.90665981399772</text:p>
              </table:table-cell>
              <table:table-cell office:value-type="float" office:value="-0.89878674373198">
                <text:p>-0.89878674373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99990206550704">
                <text:p>-0.999990206550704</text:p>
              </table:table-cell>
              <table:table-cell office:value-type="float" office:value="-0.9071473636032">
                <text:p>-0.9071473636032</text:p>
              </table:table-cell>
              <table:table-cell office:value-type="float" office:value="-0.89915207460858">
                <text:p>-0.899152074608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98519286476045">
                <text:p>-0.998519286476045</text:p>
              </table:table-cell>
              <table:table-cell office:value-type="float" office:value="-0.90673870915832">
                <text:p>-0.90673870915832</text:p>
              </table:table-cell>
              <table:table-cell office:value-type="float" office:value="-0.89853622866468">
                <text:p>-0.89853622866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94552588203989">
                <text:p>-0.994552588203989</text:p>
              </table:table-cell>
              <table:table-cell office:value-type="float" office:value="-0.90552736783171">
                <text:p>-0.90552736783171</text:p>
              </table:table-cell>
              <table:table-cell office:value-type="float" office:value="-0.89687478838431">
                <text:p>-0.896874788384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88100026414398">
                <text:p>-0.988100026414398</text:p>
              </table:table-cell>
              <table:table-cell office:value-type="float" office:value="-0.9034363432796">
                <text:p>-0.9034363432796</text:p>
              </table:table-cell>
              <table:table-cell office:value-type="float" office:value="-0.89424512338214">
                <text:p>-0.89424512338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79177729151317">
                <text:p>-0.979177729151317</text:p>
              </table:table-cell>
              <table:table-cell office:value-type="float" office:value="-0.90037752064767">
                <text:p>-0.90037752064767</text:p>
              </table:table-cell>
              <table:table-cell office:value-type="float" office:value="-0.89049819866341">
                <text:p>-0.89049819866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67807997511261">
                <text:p>-0.967807997511261</text:p>
              </table:table-cell>
              <table:table-cell office:value-type="float" office:value="-0.89638787979889">
                <text:p>-0.89638787979889</text:p>
              </table:table-cell>
              <table:table-cell office:value-type="float" office:value="-0.88556398919237">
                <text:p>-0.88556398919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54019249902089">
                <text:p>-0.954019249902089</text:p>
              </table:table-cell>
              <table:table-cell office:value-type="float" office:value="-0.89120319273942">
                <text:p>-0.89120319273942</text:p>
              </table:table-cell>
              <table:table-cell office:value-type="float" office:value="-0.87941689719928">
                <text:p>-0.87941689719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37845951011783">
                <text:p>-0.937845951011783</text:p>
              </table:table-cell>
              <table:table-cell office:value-type="float" office:value="-0.88485577060499">
                <text:p>-0.88485577060499</text:p>
              </table:table-cell>
              <table:table-cell office:value-type="float" office:value="-0.87186581784735">
                <text:p>-0.871865817847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19328525664676">
                <text:p>-0.919328525664676</text:p>
              </table:table-cell>
              <table:table-cell office:value-type="float" office:value="-0.87708632964769">
                <text:p>-0.87708632964769</text:p>
              </table:table-cell>
              <table:table-cell office:value-type="float" office:value="-0.8627861353049">
                <text:p>-0.86278613530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98513257780449">
                <text:p>-0.898513257780449</text:p>
              </table:table-cell>
              <table:table-cell office:value-type="float" office:value="-0.86778430365498">
                <text:p>-0.86778430365498</text:p>
              </table:table-cell>
              <table:table-cell office:value-type="float" office:value="-0.85203482978922">
                <text:p>-0.85203482978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75452174688428">
                <text:p>-0.875452174688428</text:p>
              </table:table-cell>
              <table:table-cell office:value-type="float" office:value="-0.85666968711695">
                <text:p>-0.85666968711695</text:p>
              </table:table-cell>
              <table:table-cell office:value-type="float" office:value="-0.83949850145324">
                <text:p>-0.83949850145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50202917086366">
                <text:p>-0.850202917086366</text:p>
              </table:table-cell>
              <table:table-cell office:value-type="float" office:value="-0.84357619330863">
                <text:p>-0.84357619330863</text:p>
              </table:table-cell>
              <table:table-cell office:value-type="float" office:value="-0.82488252261131">
                <text:p>-0.824882522611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22828594968709">
                <text:p>-0.822828594968709</text:p>
              </table:table-cell>
              <table:table-cell office:value-type="float" office:value="-0.82806179697929">
                <text:p>-0.82806179697929</text:p>
              </table:table-cell>
              <table:table-cell office:value-type="float" office:value="-0.80805198522194">
                <text:p>-0.80805198522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93397629884477">
                <text:p>-0.793397629884477</text:p>
              </table:table-cell>
              <table:table-cell office:value-type="float" office:value="-0.80997300586949">
                <text:p>-0.80997300586949</text:p>
              </table:table-cell>
              <table:table-cell office:value-type="float" office:value="-0.78875825544764">
                <text:p>-0.78875825544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61983583919033">
                <text:p>-0.761983583919033</text:p>
              </table:table-cell>
              <table:table-cell office:value-type="float" office:value="-0.78886608147819">
                <text:p>-0.78886608147819</text:p>
              </table:table-cell>
              <table:table-cell office:value-type="float" office:value="-0.76697038412901">
                <text:p>-0.766970384129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2866497582717">
                <text:p>-0.72866497582717</text:p>
              </table:table-cell>
              <table:table-cell office:value-type="float" office:value="-0.7644385432783">
                <text:p>-0.7644385432783</text:p>
              </table:table-cell>
              <table:table-cell office:value-type="float" office:value="-0.74243487391123">
                <text:p>-0.742434873911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693525084777122">
                <text:p>-0.693525084777122</text:p>
              </table:table-cell>
              <table:table-cell office:value-type="float" office:value="-0.73636998141776">
                <text:p>-0.73636998141776</text:p>
              </table:table-cell>
              <table:table-cell office:value-type="float" office:value="-0.71506073876979">
                <text:p>-0.715060738769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56651742196015">
                <text:p>-0.656651742196015</text:p>
              </table:table-cell>
              <table:table-cell office:value-type="float" office:value="-0.70419949519471">
                <text:p>-0.70419949519471</text:p>
              </table:table-cell>
              <table:table-cell office:value-type="float" office:value="-0.68475298788046">
                <text:p>-0.68475298788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18137112237033">
                <text:p>-0.618137112237033</text:p>
              </table:table-cell>
              <table:table-cell office:value-type="float" office:value="-0.66807042309585">
                <text:p>-0.66807042309585</text:p>
              </table:table-cell>
              <table:table-cell office:value-type="float" office:value="-0.65154458842487">
                <text:p>-0.651544588424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578077461417045">
                <text:p>-0.578077461417045</text:p>
              </table:table-cell>
              <table:table-cell office:value-type="float" office:value="-0.62731295892908">
                <text:p>-0.62731295892908</text:p>
              </table:table-cell>
              <table:table-cell office:value-type="float" office:value="-0.61532198709426">
                <text:p>-0.615321987094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36572918000435">
                <text:p>-0.536572918000435</text:p>
              </table:table-cell>
              <table:table-cell office:value-type="float" office:value="-0.58271852301758">
                <text:p>-0.58271852301758</text:p>
              </table:table-cell>
              <table:table-cell office:value-type="float" office:value="-0.5762201287906">
                <text:p>-0.57622012879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93727221730597">
                <text:p>-0.493727221730597</text:p>
              </table:table-cell>
              <table:table-cell office:value-type="float" office:value="-0.53363608140466">
                <text:p>-0.53363608140466</text:p>
              </table:table-cell>
              <table:table-cell office:value-type="float" office:value="-0.53467920535268">
                <text:p>-0.534679205352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49647464534601">
                <text:p>-0.449647464534601</text:p>
              </table:table-cell>
              <table:table-cell office:value-type="float" office:value="-0.48121871151256">
                <text:p>-0.48121871151256</text:p>
              </table:table-cell>
              <table:table-cell office:value-type="float" office:value="-0.49001368510693">
                <text:p>-0.490013685106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0444382284914">
                <text:p>-0.40444382284914</text:p>
              </table:table-cell>
              <table:table-cell office:value-type="float" office:value="-0.42590217732836">
                <text:p>-0.42590217732836</text:p>
              </table:table-cell>
              <table:table-cell office:value-type="float" office:value="-0.44342005373812">
                <text:p>-0.44342005373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58229282236829">
                <text:p>-0.358229282236829</text:p>
              </table:table-cell>
              <table:table-cell office:value-type="float" office:value="-0.36852947234748">
                <text:p>-0.36852947234748</text:p>
              </table:table-cell>
              <table:table-cell office:value-type="float" office:value="-0.39418492194029">
                <text:p>-0.394184921940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11119354981127">
                <text:p>-0.311119354981127</text:p>
              </table:table-cell>
              <table:table-cell office:value-type="float" office:value="-0.31030584582707">
                <text:p>-0.31030584582707</text:p>
              </table:table-cell>
              <table:table-cell office:value-type="float" office:value="-0.3436197094973">
                <text:p>-0.34361970949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263231791365801">
                <text:p>-0.263231791365801</text:p>
              </table:table-cell>
              <table:table-cell office:value-type="float" office:value="-0.25216634528004">
                <text:p>-0.25216634528004</text:p>
              </table:table-cell>
              <table:table-cell office:value-type="float" office:value="-0.29051195947157">
                <text:p>-0.290511959471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14686285360529">
                <text:p>-0.214686285360529</text:p>
              </table:table-cell>
              <table:table-cell office:value-type="float" office:value="-0.19509676389809">
                <text:p>-0.19509676389809</text:p>
              </table:table-cell>
              <table:table-cell office:value-type="float" office:value="-0.23712733662367">
                <text:p>-0.237127336623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65604175448309">
                <text:p>-0.165604175448309</text:p>
              </table:table-cell>
              <table:table-cell office:value-type="float" office:value="-0.14031203966164">
                <text:p>-0.14031203966164</text:p>
              </table:table-cell>
              <table:table-cell office:value-type="float" office:value="-0.18119914206678">
                <text:p>-0.181199142066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16108141342458">
                <text:p>-0.116108141342458</text:p>
              </table:table-cell>
              <table:table-cell office:value-type="float" office:value="-0.08813766361636">
                <text:p>-0.08813766361636</text:p>
              </table:table-cell>
              <table:table-cell office:value-type="float" office:value="-0.1261635571369">
                <text:p>-0.1261635571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663218973512007">
                <text:p>-0.0663218973512007</text:p>
              </table:table-cell>
              <table:table-cell office:value-type="float" office:value="-0.039055656552244">
                <text:p>-0.039055656552244</text:p>
              </table:table-cell>
              <table:table-cell office:value-type="float" office:value="-0.068180128258002">
                <text:p>-0.068180128258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163698831563414">
                <text:p>-0.0163698831563414</text:p>
              </table:table-cell>
              <table:table-cell office:value-type="float" office:value="0.0072810146673065">
                <text:p>0.0072810146673065</text:p>
              </table:table-cell>
              <table:table-cell office:value-type="float" office:value="-0.013378909235564">
                <text:p>-0.0133789092355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36230472211367">
                <text:p>0.0336230472211367</text:p>
              </table:table-cell>
              <table:table-cell office:value-type="float" office:value="0.050647535369597">
                <text:p>0.050647535369597</text:p>
              </table:table-cell>
              <table:table-cell office:value-type="float" office:value="0.046178176133439">
                <text:p>0.0461781761334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35319374911082">
                <text:p>0.0835319374911082</text:p>
              </table:table-cell>
              <table:table-cell office:value-type="float" office:value="0.092181465915214">
                <text:p>0.092181465915214</text:p>
              </table:table-cell>
              <table:table-cell office:value-type="float" office:value="0.098717820936405">
                <text:p>0.098717820936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33232041419942">
                <text:p>0.133232041419942</text:p>
              </table:table-cell>
              <table:table-cell office:value-type="float" office:value="0.13258530225336">
                <text:p>0.13258530225336</text:p>
              </table:table-cell>
              <table:table-cell office:value-type="float" office:value="0.1601576277694">
                <text:p>0.16015762776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2599134631134">
                <text:p>0.182599134631134</text:p>
              </table:table-cell>
              <table:table-cell office:value-type="float" office:value="0.17329917610866">
                <text:p>0.17329917610866</text:p>
              </table:table-cell>
              <table:table-cell office:value-type="float" office:value="0.20745449062064">
                <text:p>0.207454490620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509825101539">
                <text:p>0.231509825101539</text:p>
              </table:table-cell>
              <table:table-cell office:value-type="float" office:value="0.2151616189666">
                <text:p>0.2151616189666</text:p>
              </table:table-cell>
              <table:table-cell office:value-type="float" office:value="0.27183707830984">
                <text:p>0.271837078309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9841861577174">
                <text:p>0.279841861577174</text:p>
              </table:table-cell>
              <table:table-cell office:value-type="float" office:value="0.25915990997748">
                <text:p>0.25915990997748</text:p>
              </table:table-cell>
              <table:table-cell office:value-type="float" office:value="0.31061972017092">
                <text:p>0.310619720170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7474439137693">
                <text:p>0.327474439137693</text:p>
              </table:table-cell>
              <table:table-cell office:value-type="float" office:value="0.3062986777638">
                <text:p>0.3062986777638</text:p>
              </table:table-cell>
              <table:table-cell office:value-type="float" office:value="0.37890900511906">
                <text:p>0.378909005119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4288501145757">
                <text:p>0.374288501145757</text:p>
              </table:table-cell>
              <table:table-cell office:value-type="float" office:value="0.35645180508856">
                <text:p>0.35645180508856</text:p>
              </table:table-cell>
              <table:table-cell office:value-type="float" office:value="0.40661599628694">
                <text:p>0.406615996286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0167036826641">
                <text:p>0.420167036826641</text:p>
              </table:table-cell>
              <table:table-cell office:value-type="float" office:value="0.40861682146077">
                <text:p>0.40861682146077</text:p>
              </table:table-cell>
              <table:table-cell office:value-type="float" office:value="0.47864473900023">
                <text:p>0.478644739000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64995373734132">
                <text:p>0.464995373734132</text:p>
              </table:table-cell>
              <table:table-cell office:value-type="float" office:value="0.46231236871031">
                <text:p>0.46231236871031</text:p>
              </table:table-cell>
              <table:table-cell office:value-type="float" office:value="0.49550891804709">
                <text:p>0.495508918047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08661464372288">
                <text:p>0.508661464372288</text:p>
              </table:table-cell>
              <table:table-cell office:value-type="float" office:value="0.51555537376966">
                <text:p>0.51555537376966</text:p>
              </table:table-cell>
              <table:table-cell office:value-type="float" office:value="0.56711244649049">
                <text:p>0.56711244649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056166255283">
                <text:p>0.551056166255283</text:p>
              </table:table-cell>
              <table:table-cell office:value-type="float" office:value="0.56733695157828">
                <text:p>0.56733695157828</text:p>
              </table:table-cell>
              <table:table-cell office:value-type="float" office:value="0.5781255833098">
                <text:p>0.57812558330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92073514707143">
                <text:p>0.592073514707143</text:p>
              </table:table-cell>
              <table:table-cell office:value-type="float" office:value="0.61592452465216">
                <text:p>0.61592452465216</text:p>
              </table:table-cell>
              <table:table-cell office:value-type="float" office:value="0.64179616305785">
                <text:p>0.641796163057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1610987718161">
                <text:p>0.631610987718161</text:p>
              </table:table-cell>
              <table:table-cell office:value-type="float" office:value="0.66028839363181">
                <text:p>0.66028839363181</text:p>
              </table:table-cell>
              <table:table-cell office:value-type="float" office:value="0.65358428448787">
                <text:p>0.653584284487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9569762196527">
                <text:p>0.669569762196527</text:p>
              </table:table-cell>
              <table:table-cell office:value-type="float" office:value="0.69978019653474">
                <text:p>0.69978019653474</text:p>
              </table:table-cell>
              <table:table-cell office:value-type="float" office:value="0.7031816492323">
                <text:p>0.70318164923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05854960974594">
                <text:p>0.705854960974594</text:p>
              </table:table-cell>
              <table:table-cell office:value-type="float" office:value="0.73454513408563">
                <text:p>0.73454513408563</text:p>
              </table:table-cell>
              <table:table-cell office:value-type="float" office:value="0.71911146018638">
                <text:p>0.719111460186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0375889952382">
                <text:p>0.740375889952382</text:p>
              </table:table-cell>
              <table:table-cell office:value-type="float" office:value="0.76454411882478">
                <text:p>0.76454411882478</text:p>
              </table:table-cell>
              <table:table-cell office:value-type="float" office:value="0.75398360368732">
                <text:p>0.753983603687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73046264785597">
                <text:p>0.773046264785597</text:p>
              </table:table-cell>
              <table:table-cell office:value-type="float" office:value="0.7901498035258">
                <text:p>0.7901498035258</text:p>
              </table:table-cell>
              <table:table-cell office:value-type="float" office:value="0.77217224797672">
                <text:p>0.772172247976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03784426551562">
                <text:p>0.803784426551562</text:p>
              </table:table-cell>
              <table:table-cell office:value-type="float" office:value="0.81179680926665">
                <text:p>0.81179680926665</text:p>
              </table:table-cell>
              <table:table-cell office:value-type="float" office:value="0.79604335982883">
                <text:p>0.796043359828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32513545853984">
                <text:p>0.832513545853984</text:p>
              </table:table-cell>
              <table:table-cell office:value-type="float" office:value="0.83019128531031">
                <text:p>0.83019128531031</text:p>
              </table:table-cell>
              <table:table-cell office:value-type="float" office:value="0.8130564357446">
                <text:p>0.81305643574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59161814856445">
                <text:p>0.859161814856445</text:p>
              </table:table-cell>
              <table:table-cell office:value-type="float" office:value="0.84558940112211">
                <text:p>0.84558940112211</text:p>
              </table:table-cell>
              <table:table-cell office:value-type="float" office:value="0.8299505190934">
                <text:p>0.82995051909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83662626764589">
                <text:p>0.883662626764589</text:p>
              </table:table-cell>
              <table:table-cell office:value-type="float" office:value="0.85861138272871">
                <text:p>0.85861138272871</text:p>
              </table:table-cell>
              <table:table-cell office:value-type="float" office:value="0.84368923763341">
                <text:p>0.843689237633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0595474230842">
                <text:p>0.90595474230842</text:p>
              </table:table-cell>
              <table:table-cell office:value-type="float" office:value="0.86938635796279">
                <text:p>0.86938635796279</text:p>
              </table:table-cell>
              <table:table-cell office:value-type="float" office:value="0.85594741139625">
                <text:p>0.85594741139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2598244280859">
                <text:p>0.92598244280859</text:p>
              </table:table-cell>
              <table:table-cell office:value-type="float" office:value="0.87845124714834">
                <text:p>0.87845124714834</text:p>
              </table:table-cell>
              <table:table-cell office:value-type="float" office:value="0.86616569305698">
                <text:p>0.866165693056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43695669444071">
                <text:p>0.943695669444071</text:p>
              </table:table-cell>
              <table:table-cell office:value-type="float" office:value="0.88592230397911">
                <text:p>0.88592230397911</text:p>
              </table:table-cell>
              <table:table-cell office:value-type="float" office:value="0.87478834387112">
                <text:p>0.874788343871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9050148373147">
                <text:p>0.959050148373147</text:p>
              </table:table-cell>
              <table:table-cell office:value-type="float" office:value="0.8920412329724">
                <text:p>0.8920412329724</text:p>
              </table:table-cell>
              <table:table-cell office:value-type="float" office:value="0.88188012709532">
                <text:p>0.881880127095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72007501394953">
                <text:p>0.972007501394953</text:p>
              </table:table-cell>
              <table:table-cell office:value-type="float" office:value="0.89696765351931">
                <text:p>0.89696765351931</text:p>
              </table:table-cell>
              <table:table-cell office:value-type="float" office:value="0.88766839450402">
                <text:p>0.887668394504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2535341874991">
                <text:p>0.982535341874991</text:p>
              </table:table-cell>
              <table:table-cell office:value-type="float" office:value="0.90079140665005">
                <text:p>0.90079140665005</text:p>
              </table:table-cell>
              <table:table-cell office:value-type="float" office:value="0.89214921434946">
                <text:p>0.892149214349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0607355694857">
                <text:p>0.990607355694857</text:p>
              </table:table-cell>
              <table:table-cell office:value-type="float" office:value="0.90369329216092">
                <text:p>0.90369329216092</text:p>
              </table:table-cell>
              <table:table-cell office:value-type="float" office:value="0.89545369236612">
                <text:p>0.895453692366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6203367023823">
                <text:p>0.996203367023823</text:p>
              </table:table-cell>
              <table:table-cell office:value-type="float" office:value="0.90567399853935">
                <text:p>0.90567399853935</text:p>
              </table:table-cell>
              <table:table-cell office:value-type="float" office:value="0.89771049795637">
                <text:p>0.897710497956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9309388747914">
                <text:p>0.999309388747914</text:p>
              </table:table-cell>
              <table:table-cell office:value-type="float" office:value="0.906812599889">
                <text:p>0.906812599889</text:p>
              </table:table-cell>
              <table:table-cell office:value-type="float" office:value="0.89891535788244">
                <text:p>0.898915357882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9917657430404">
                <text:p>0.999917657430404</text:p>
              </table:table-cell>
              <table:table-cell office:value-type="float" office:value="0.90712407221487">
                <text:p>0.90712407221487</text:p>
              </table:table-cell>
              <table:table-cell office:value-type="float" office:value="0.89910264238321">
                <text:p>0.899102642383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8026652716368">
                <text:p>0.998026652716368</text:p>
              </table:table-cell>
              <table:table-cell office:value-type="float" office:value="0.90658758156629">
                <text:p>0.90658758156629</text:p>
              </table:table-cell>
              <table:table-cell office:value-type="float" office:value="0.89830984702545">
                <text:p>0.898309847025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3641101132774">
                <text:p>0.993641101132774</text:p>
              </table:table-cell>
              <table:table-cell office:value-type="float" office:value="0.90521279104725">
                <text:p>0.90521279104725</text:p>
              </table:table-cell>
              <table:table-cell office:value-type="float" office:value="0.89651983928376">
                <text:p>0.896519839283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8677196427463">
                <text:p>0.98677196427463</text:p>
              </table:table-cell>
              <table:table-cell office:value-type="float" office:value="0.9029613833755">
                <text:p>0.9029613833755</text:p>
              </table:table-cell>
              <table:table-cell office:value-type="float" office:value="0.89365585459807">
                <text:p>0.893655854598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7436411406704">
                <text:p>0.977436411406704</text:p>
              </table:table-cell>
              <table:table-cell office:value-type="float" office:value="0.89979942602586">
                <text:p>0.89979942602586</text:p>
              </table:table-cell>
              <table:table-cell office:value-type="float" office:value="0.88972665722605">
                <text:p>0.889726657226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65657776549303">
                <text:p>0.965657776549303</text:p>
              </table:table-cell>
              <table:table-cell office:value-type="float" office:value="0.89554340304268">
                <text:p>0.89554340304268</text:p>
              </table:table-cell>
              <table:table-cell office:value-type="float" office:value="0.8846334974949">
                <text:p>0.88463349749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1465500155379">
                <text:p>0.951465500155379</text:p>
              </table:table-cell>
              <table:table-cell office:value-type="float" office:value="0.89028342122954">
                <text:p>0.89028342122954</text:p>
              </table:table-cell>
              <table:table-cell office:value-type="float" office:value="0.87823451212855">
                <text:p>0.878234512128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4895055524718">
                <text:p>0.934895055524718</text:p>
              </table:table-cell>
              <table:table-cell office:value-type="float" office:value="0.88365274212905">
                <text:p>0.88365274212905</text:p>
              </table:table-cell>
              <table:table-cell office:value-type="float" office:value="0.87048460143381">
                <text:p>0.870484601433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1598786013918">
                <text:p>0.91598786013918</text:p>
              </table:table-cell>
              <table:table-cell office:value-type="float" office:value="0.87568868350883">
                <text:p>0.87568868350883</text:p>
              </table:table-cell>
              <table:table-cell office:value-type="float" office:value="0.86111880013945">
                <text:p>0.861118800139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4791172140549">
                <text:p>0.894791172140549</text:p>
              </table:table-cell>
              <table:table-cell office:value-type="float" office:value="0.866078265969">
                <text:p>0.866078265969</text:p>
              </table:table-cell>
              <table:table-cell office:value-type="float" office:value="0.85009177784983">
                <text:p>0.850091777849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713579722098">
                <text:p>0.8713579722098</text:p>
              </table:table-cell>
              <table:table-cell office:value-type="float" office:value="0.85463127849341">
                <text:p>0.85463127849341</text:p>
              </table:table-cell>
              <table:table-cell office:value-type="float" office:value="0.83719157728249">
                <text:p>0.837191577282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5746831142987">
                <text:p>0.845746831142987</text:p>
              </table:table-cell>
              <table:table-cell office:value-type="float" office:value="0.84114586954452">
                <text:p>0.84114586954452</text:p>
              </table:table-cell>
              <table:table-cell office:value-type="float" office:value="0.82223796092807">
                <text:p>0.822237960928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18021763454751">
                <text:p>0.818021763454751</text:p>
              </table:table-cell>
              <table:table-cell office:value-type="float" office:value="0.82517276146132">
                <text:p>0.82517276146132</text:p>
              </table:table-cell>
              <table:table-cell office:value-type="float" office:value="0.80495473470883">
                <text:p>0.804954734708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88252067375379">
                <text:p>0.788252067375379</text:p>
              </table:table-cell>
              <table:table-cell office:value-type="float" office:value="0.80663200027678">
                <text:p>0.80663200027678</text:p>
              </table:table-cell>
              <table:table-cell office:value-type="float" office:value="0.78528243809925">
                <text:p>0.785282438099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56512151641307">
                <text:p>0.756512151641307</text:p>
              </table:table-cell>
              <table:table-cell office:value-type="float" office:value="0.78498844013089">
                <text:p>0.78498844013089</text:p>
              </table:table-cell>
              <table:table-cell office:value-type="float" office:value="0.76309872709226">
                <text:p>0.763098727092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22881349512045">
                <text:p>0.722881349512045</text:p>
              </table:table-cell>
              <table:table-cell office:value-type="float" office:value="0.7599448162128">
                <text:p>0.7599448162128</text:p>
              </table:table-cell>
              <table:table-cell office:value-type="float" office:value="0.7379938090676">
                <text:p>0.73799380906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87443720478333">
                <text:p>0.687443720478333</text:p>
              </table:table-cell>
              <table:table-cell office:value-type="float" office:value="0.7312832804517">
                <text:p>0.7312832804517</text:p>
              </table:table-cell>
              <table:table-cell office:value-type="float" office:value="0.71013877707027">
                <text:p>0.710138777070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50287840157192">
                <text:p>0.650287840157192</text:p>
              </table:table-cell>
              <table:table-cell office:value-type="float" office:value="0.69835090547773">
                <text:p>0.69835090547773</text:p>
              </table:table-cell>
              <table:table-cell office:value-type="float" office:value="0.67936963479151">
                <text:p>0.679369634791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1506578899021">
                <text:p>0.611506578899021</text:p>
              </table:table-cell>
              <table:table-cell office:value-type="float" office:value="0.66154439152354">
                <text:p>0.66154439152354</text:p>
              </table:table-cell>
              <table:table-cell office:value-type="float" office:value="0.64559335484635">
                <text:p>0.645593354846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7119686966007">
                <text:p>0.57119686966007</text:p>
              </table:table-cell>
              <table:table-cell office:value-type="float" office:value="0.68037970029543">
                <text:p>0.68037970029543</text:p>
              </table:table-cell>
              <table:table-cell office:value-type="float" office:value="0.67766545827722">
                <text:p>0.677665458277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29459465720549">
                <text:p>0.529459465720549</text:p>
              </table:table-cell>
              <table:table-cell office:value-type="float" office:value="0.71012215346801">
                <text:p>0.71012215346801</text:p>
              </table:table-cell>
              <table:table-cell office:value-type="float" office:value="0.65081104636225">
                <text:p>0.650811046362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6398688853887">
                <text:p>0.486398688853887</text:p>
              </table:table-cell>
              <table:table-cell office:value-type="float" office:value="0.72858392884996">
                <text:p>0.72858392884996</text:p>
              </table:table-cell>
              <table:table-cell office:value-type="float" office:value="0.68367918555448">
                <text:p>0.68367918555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2122168576629">
                <text:p>0.442122168576629</text:p>
              </table:table-cell>
              <table:table-cell office:value-type="float" office:value="0.77426460182365">
                <text:p>0.77426460182365</text:p>
              </table:table-cell>
              <table:table-cell office:value-type="float" office:value="0.64603747602244">
                <text:p>0.646037476022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96740573130705">
                <text:p>0.396740573130705</text:p>
              </table:table-cell>
              <table:table-cell office:value-type="float" office:value="0.82867465004275">
                <text:p>0.82867465004275</text:p>
              </table:table-cell>
              <table:table-cell office:value-type="float" office:value="0.69215186751883">
                <text:p>0.692151867518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0367332870449">
                <text:p>0.350367332870449</text:p>
              </table:table-cell>
              <table:table-cell office:value-type="float" office:value="0.86691224097449">
                <text:p>0.86691224097449</text:p>
              </table:table-cell>
              <table:table-cell office:value-type="float" office:value="0.65095211659763">
                <text:p>0.65095211659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03118356745797">
                <text:p>0.303118356745797</text:p>
              </table:table-cell>
              <table:table-cell office:value-type="float" office:value="0.89943561517467">
                <text:p>0.89943561517467</text:p>
              </table:table-cell>
              <table:table-cell office:value-type="float" office:value="0.7018213008956">
                <text:p>0.70182130089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5111742590271">
                <text:p>0.255111742590271</text:p>
              </table:table-cell>
              <table:table-cell office:value-type="float" office:value="0.91250052939364">
                <text:p>0.91250052939364</text:p>
              </table:table-cell>
              <table:table-cell office:value-type="float" office:value="0.64918279253803">
                <text:p>0.649182792538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6467481937894">
                <text:p>0.206467481937894</text:p>
              </table:table-cell>
              <table:table-cell office:value-type="float" office:value="0.90209617199602">
                <text:p>0.90209617199602</text:p>
              </table:table-cell>
              <table:table-cell office:value-type="float" office:value="0.74117291894354">
                <text:p>0.741172918943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730716010686">
                <text:p>0.15730716010686</text:p>
              </table:table-cell>
              <table:table-cell office:value-type="float" office:value="0.8886018537307">
                <text:p>0.8886018537307</text:p>
              </table:table-cell>
              <table:table-cell office:value-type="float" office:value="0.67930994215125">
                <text:p>0.67930994215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7753652299543">
                <text:p>0.107753652299543</text:p>
              </table:table-cell>
              <table:table-cell office:value-type="float" office:value="0.87509373808587">
                <text:p>0.87509373808587</text:p>
              </table:table-cell>
              <table:table-cell office:value-type="float" office:value="0.77258168831887">
                <text:p>0.772581688318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9308164784941">
                <text:p>0.0579308164784941</text:p>
              </table:table-cell>
              <table:table-cell office:value-type="float" office:value="0.84952793415167">
                <text:p>0.84952793415167</text:p>
              </table:table-cell>
              <table:table-cell office:value-type="float" office:value="0.688908891284">
                <text:p>0.6889088912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796318378603682">
                <text:p>0.00796318378603682</text:p>
              </table:table-cell>
              <table:table-cell office:value-type="float" office:value="0.82027611983418">
                <text:p>0.82027611983418</text:p>
              </table:table-cell>
              <table:table-cell office:value-type="float" office:value="0.79404244999042">
                <text:p>0.794042449990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420243527187414">
                <text:p>-0.0420243527187414</text:p>
              </table:table-cell>
              <table:table-cell office:value-type="float" office:value="0.79905506869318">
                <text:p>0.79905506869318</text:p>
              </table:table-cell>
              <table:table-cell office:value-type="float" office:value="0.70086459406068">
                <text:p>0.700864594060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919068502275808">
                <text:p>-0.0919068502275808</text:p>
              </table:table-cell>
              <table:table-cell office:value-type="float" office:value="0.78168985414855">
                <text:p>0.78168985414855</text:p>
              </table:table-cell>
              <table:table-cell office:value-type="float" office:value="0.80713279328332">
                <text:p>0.807132793283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41559628475015">
                <text:p>-0.141559628475015</text:p>
              </table:table-cell>
              <table:table-cell office:value-type="float" office:value="0.77109666647038">
                <text:p>0.77109666647038</text:p>
              </table:table-cell>
              <table:table-cell office:value-type="float" office:value="0.69947716220302">
                <text:p>0.699477162203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90858581374092">
                <text:p>-0.190858581374092</text:p>
              </table:table-cell>
              <table:table-cell office:value-type="float" office:value="0.77322670918971">
                <text:p>0.77322670918971</text:p>
              </table:table-cell>
              <table:table-cell office:value-type="float" office:value="0.82317563005203">
                <text:p>0.823175630052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239680487216959">
                <text:p>-0.239680487216959</text:p>
              </table:table-cell>
              <table:table-cell office:value-type="float" office:value="0.78082814867991">
                <text:p>0.78082814867991</text:p>
              </table:table-cell>
              <table:table-cell office:value-type="float" office:value="0.70684241705221">
                <text:p>0.706842417052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28790331666497">
                <text:p>-0.28790331666497</text:p>
              </table:table-cell>
              <table:table-cell office:value-type="float" office:value="0.79299550320578">
                <text:p>0.79299550320578</text:p>
              </table:table-cell>
              <table:table-cell office:value-type="float" office:value="0.8284582666963">
                <text:p>0.82845826669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335406537758468">
                <text:p>-0.335406537758468</text:p>
              </table:table-cell>
              <table:table-cell office:value-type="float" office:value="0.81526562114752">
                <text:p>0.81526562114752</text:p>
              </table:table-cell>
              <table:table-cell office:value-type="float" office:value="0.69510674820163">
                <text:p>0.695106748201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82071417183914">
                <text:p>-0.382071417183914</text:p>
              </table:table-cell>
              <table:table-cell office:value-type="float" office:value="0.8392082417585">
                <text:p>0.8392082417585</text:p>
              </table:table-cell>
              <table:table-cell office:value-type="float" office:value="0.82833945423906">
                <text:p>0.828339454239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427781317045351">
                <text:p>-0.427781317045351</text:p>
              </table:table-cell>
              <table:table-cell office:value-type="float" office:value="0.85669374172775">
                <text:p>0.85669374172775</text:p>
              </table:table-cell>
              <table:table-cell office:value-type="float" office:value="0.68489098282208">
                <text:p>0.684890982822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472421986398379">
                <text:p>-0.472421986398379</text:p>
              </table:table-cell>
              <table:table-cell office:value-type="float" office:value="0.86946060861668">
                <text:p>0.86946060861668</text:p>
              </table:table-cell>
              <table:table-cell office:value-type="float" office:value="0.82659449827894">
                <text:p>0.826594498278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515881846818024">
                <text:p>-0.515881846818024</text:p>
              </table:table-cell>
              <table:table-cell office:value-type="float" office:value="0.87581530568629">
                <text:p>0.87581530568629</text:p>
              </table:table-cell>
              <table:table-cell office:value-type="float" office:value="0.66349834115701">
                <text:p>0.663498341157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58052271286697">
                <text:p>-0.558052271286697</text:p>
              </table:table-cell>
              <table:table-cell office:value-type="float" office:value="0.87455699933621">
                <text:p>0.87455699933621</text:p>
              </table:table-cell>
              <table:table-cell office:value-type="float" office:value="0.82750273693077">
                <text:p>0.827502736930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98827855705154">
                <text:p>-0.598827855705154</text:p>
              </table:table-cell>
              <table:table-cell office:value-type="float" office:value="0.86954118641318">
                <text:p>0.86954118641318</text:p>
              </table:table-cell>
              <table:table-cell office:value-type="float" office:value="0.6450385583762">
                <text:p>0.64503855837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638106682347871">
                <text:p>-0.638106682347871</text:p>
              </table:table-cell>
              <table:table-cell office:value-type="float" office:value="0.8610207086307">
                <text:p>0.8610207086307</text:p>
              </table:table-cell>
              <table:table-cell office:value-type="float" office:value="0.82694310276699">
                <text:p>0.826943102766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675790574604253">
                <text:p>-0.675790574604253</text:p>
              </table:table-cell>
              <table:table-cell office:value-type="float" office:value="0.84808229132883">
                <text:p>0.84808229132883</text:p>
              </table:table-cell>
              <table:table-cell office:value-type="float" office:value="0.61028276354852">
                <text:p>0.610282763548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711785342369053">
                <text:p>-0.711785342369053</text:p>
              </table:table-cell>
              <table:table-cell office:value-type="float" office:value="0.83507865628038">
                <text:p>0.83507865628038</text:p>
              </table:table-cell>
              <table:table-cell office:value-type="float" office:value="0.82799170403202">
                <text:p>0.827991704032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746001017468571">
                <text:p>-0.746001017468571</text:p>
              </table:table-cell>
              <table:table-cell office:value-type="float" office:value="0.82519349879754">
                <text:p>0.82519349879754</text:p>
              </table:table-cell>
              <table:table-cell office:value-type="float" office:value="0.57089949662358">
                <text:p>0.570899496623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778352078534234">
                <text:p>-0.778352078534234</text:p>
              </table:table-cell>
              <table:table-cell office:value-type="float" office:value="0.8175853692554">
                <text:p>0.8175853692554</text:p>
              </table:table-cell>
              <table:table-cell office:value-type="float" office:value="0.83234637221229">
                <text:p>0.832346372212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80875766476149">
                <text:p>-0.80875766476149</text:p>
              </table:table-cell>
              <table:table-cell office:value-type="float" office:value="0.81323730025299">
                <text:p>0.81323730025299</text:p>
              </table:table-cell>
              <table:table-cell office:value-type="float" office:value="0.50725388474502">
                <text:p>0.507253884745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837141778019692">
                <text:p>-0.837141778019692</text:p>
              </table:table-cell>
              <table:table-cell office:value-type="float" office:value="0.81339618012431">
                <text:p>0.81339618012431</text:p>
              </table:table-cell>
              <table:table-cell office:value-type="float" office:value="0.83982588706413">
                <text:p>0.839825887064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863433472807855">
                <text:p>-0.863433472807855</text:p>
              </table:table-cell>
              <table:table-cell office:value-type="float" office:value="0.81675080303614">
                <text:p>0.81675080303614</text:p>
              </table:table-cell>
              <table:table-cell office:value-type="float" office:value="0.41451369592883">
                <text:p>0.414513695928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887567033581459">
                <text:p>-0.887567033581459</text:p>
              </table:table-cell>
              <table:table-cell office:value-type="float" office:value="0.82306210042318">
                <text:p>0.82306210042318</text:p>
              </table:table-cell>
              <table:table-cell office:value-type="float" office:value="0.84888110035673">
                <text:p>0.848881100356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09482139007082">
                <text:p>-0.909482139007082</text:p>
              </table:table-cell>
              <table:table-cell office:value-type="float" office:value="0.83213025565279">
                <text:p>0.83213025565279</text:p>
              </table:table-cell>
              <table:table-cell office:value-type="float" office:value="0.24007513776182">
                <text:p>0.240075137761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29124012734332">
                <text:p>-0.929124012734332</text:p>
              </table:table-cell>
              <table:table-cell office:value-type="float" office:value="0.84109915093613">
                <text:p>0.84109915093613</text:p>
              </table:table-cell>
              <table:table-cell office:value-type="float" office:value="0.85844377484708">
                <text:p>0.858443774847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46443560308177">
                <text:p>-0.946443560308177</text:p>
              </table:table-cell>
              <table:table-cell office:value-type="float" office:value="0.84814693459706">
                <text:p>0.84814693459706</text:p>
              </table:table-cell>
              <table:table-cell office:value-type="float" office:value="-0.081668176838264">
                <text:p>-0.0816681768382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6139749187953">
                <text:p>-0.96139749187953</text:p>
              </table:table-cell>
              <table:table-cell office:value-type="float" office:value="0.85339384665767">
                <text:p>0.85339384665767</text:p>
              </table:table-cell>
              <table:table-cell office:value-type="float" office:value="0.86581988700768">
                <text:p>0.865819887007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73948430407318">
                <text:p>-0.973948430407318</text:p>
              </table:table-cell>
              <table:table-cell office:value-type="float" office:value="0.8561205156806">
                <text:p>0.8561205156806</text:p>
              </table:table-cell>
              <table:table-cell office:value-type="float" office:value="-0.5866841942665">
                <text:p>-0.58668419426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84065005081625">
                <text:p>-0.984065005081625</text:p>
              </table:table-cell>
              <table:table-cell office:value-type="float" office:value="0.85591599823662">
                <text:p>0.85591599823662</text:p>
              </table:table-cell>
              <table:table-cell office:value-type="float" office:value="0.8702017468159">
                <text:p>0.8702017468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91721929734376">
                <text:p>-0.991721929734376</text:p>
              </table:table-cell>
              <table:table-cell office:value-type="float" office:value="0.85357823652999">
                <text:p>0.85357823652999</text:p>
              </table:table-cell>
              <table:table-cell office:value-type="float" office:value="-0.9011371645293">
                <text:p>-0.90113716452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996900066041588">
                <text:p>-0.996900066041588</text:p>
              </table:table-cell>
              <table:table-cell office:value-type="float" office:value="0.84946050154482">
                <text:p>0.84946050154482</text:p>
              </table:table-cell>
              <table:table-cell office:value-type="float" office:value="0.89468351715224">
                <text:p>0.894683517152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999586471359214">
                <text:p>-0.999586471359214</text:p>
              </table:table-cell>
              <table:table-cell office:value-type="float" office:value="0.84405657935456">
                <text:p>0.84405657935456</text:p>
              </table:table-cell>
              <table:table-cell office:value-type="float" office:value="-0.96461827562052">
                <text:p>-0.964618275620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99774431073013">
                <text:p>-0.999774431073013</text:p>
              </table:table-cell>
              <table:table-cell office:value-type="float" office:value="0.83879707492285">
                <text:p>0.83879707492285</text:p>
              </table:table-cell>
              <table:table-cell office:value-type="float" office:value="0.91522629519639">
                <text:p>0.915226295196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97463475381588">
                <text:p>-0.997463475381588</text:p>
              </table:table-cell>
              <table:table-cell office:value-type="float" office:value="0.83449332223289">
                <text:p>0.83449332223289</text:p>
              </table:table-cell>
              <table:table-cell office:value-type="float" office:value="-0.97554453835003">
                <text:p>-0.975544538350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92659380470645">
                <text:p>-0.992659380470645</text:p>
              </table:table-cell>
              <table:table-cell office:value-type="float" office:value="0.83122018062289">
                <text:p>0.83122018062289</text:p>
              </table:table-cell>
              <table:table-cell office:value-type="float" office:value="0.92806943601364">
                <text:p>0.928069436013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985374154075537">
                <text:p>-0.985374154075537</text:p>
              </table:table-cell>
              <table:table-cell office:value-type="float" office:value="0.82948012823769">
                <text:p>0.82948012823769</text:p>
              </table:table-cell>
              <table:table-cell office:value-type="float" office:value="-0.97745573906574">
                <text:p>-0.977455739065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75626005468179">
                <text:p>-0.975626005468179</text:p>
              </table:table-cell>
              <table:table-cell office:value-type="float" office:value="0.82956997092607">
                <text:p>0.82956997092607</text:p>
              </table:table-cell>
              <table:table-cell office:value-type="float" office:value="0.94268670698641">
                <text:p>0.942686706986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63439299943353">
                <text:p>-0.963439299943353</text:p>
              </table:table-cell>
              <table:table-cell office:value-type="float" office:value="0.83113462136897">
                <text:p>0.83113462136897</text:p>
              </table:table-cell>
              <table:table-cell office:value-type="float" office:value="-0.96653818425959">
                <text:p>-0.966538184259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48844497918156">
                <text:p>-0.948844497918156</text:p>
              </table:table-cell>
              <table:table-cell office:value-type="float" office:value="0.83390530481101">
                <text:p>0.83390530481101</text:p>
              </table:table-cell>
              <table:table-cell office:value-type="float" office:value="0.9521554633604">
                <text:p>0.95215546336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31878078796826">
                <text:p>-0.931878078796826</text:p>
              </table:table-cell>
              <table:table-cell office:value-type="float" office:value="0.83745082835391">
                <text:p>0.83745082835391</text:p>
              </table:table-cell>
              <table:table-cell office:value-type="float" office:value="-0.95428617091074">
                <text:p>-0.954286170910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12582449791266">
                <text:p>-0.912582449791266</text:p>
              </table:table-cell>
              <table:table-cell office:value-type="float" office:value="0.84092375877807">
                <text:p>0.84092375877807</text:p>
              </table:table-cell>
              <table:table-cell office:value-type="float" office:value="0.95393900306357">
                <text:p>0.953939003063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891005839924944">
                <text:p>-0.891005839924944</text:p>
              </table:table-cell>
              <table:table-cell office:value-type="float" office:value="0.84382124664057">
                <text:p>0.84382124664057</text:p>
              </table:table-cell>
              <table:table-cell office:value-type="float" office:value="-0.95077711372481">
                <text:p>-0.950777113724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86720217948568">
                <text:p>-0.86720217948568</text:p>
              </table:table-cell>
              <table:table-cell office:value-type="float" office:value="0.84596516057151">
                <text:p>0.84596516057151</text:p>
              </table:table-cell>
              <table:table-cell office:value-type="float" office:value="0.95348615411786">
                <text:p>0.953486154117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841230965227869">
                <text:p>-0.841230965227869</text:p>
              </table:table-cell>
              <table:table-cell office:value-type="float" office:value="0.84703630169673">
                <text:p>0.84703630169673</text:p>
              </table:table-cell>
              <table:table-cell office:value-type="float" office:value="-0.95018574086038">
                <text:p>-0.950185740860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813157111661604">
                <text:p>-0.813157111661604</text:p>
              </table:table-cell>
              <table:table-cell office:value-type="float" office:value="0.84693114239265">
                <text:p>0.84693114239265</text:p>
              </table:table-cell>
              <table:table-cell office:value-type="float" office:value="0.95313620185591">
                <text:p>0.953136201855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783050788800222">
                <text:p>-0.783050788800222</text:p>
              </table:table-cell>
              <table:table-cell office:value-type="float" office:value="0.84588414539619">
                <text:p>0.84588414539619</text:p>
              </table:table-cell>
              <table:table-cell office:value-type="float" office:value="-0.95020523036689">
                <text:p>-0.950205230366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750987246771807">
                <text:p>-0.750987246771807</text:p>
              </table:table-cell>
              <table:table-cell office:value-type="float" office:value="0.8441133470538">
                <text:p>0.8441133470538</text:p>
              </table:table-cell>
              <table:table-cell office:value-type="float" office:value="0.95238616301232">
                <text:p>0.952386163012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717046627733061">
                <text:p>-0.717046627733061</text:p>
              </table:table-cell>
              <table:table-cell office:value-type="float" office:value="0.84192612957528">
                <text:p>0.84192612957528</text:p>
              </table:table-cell>
              <table:table-cell office:value-type="float" office:value="-0.95068402180743">
                <text:p>-0.950684021807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681313765555648">
                <text:p>-0.681313765555648</text:p>
              </table:table-cell>
              <table:table-cell office:value-type="float" office:value="0.83977757785801">
                <text:p>0.83977757785801</text:p>
              </table:table-cell>
              <table:table-cell office:value-type="float" office:value="0.95163545367837">
                <text:p>0.951635453678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643877973785694">
                <text:p>-0.643877973785694</text:p>
              </table:table-cell>
              <table:table-cell office:value-type="float" office:value="0.83795199950584">
                <text:p>0.83795199950584</text:p>
              </table:table-cell>
              <table:table-cell office:value-type="float" office:value="-0.95129201928461">
                <text:p>-0.951292019284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604832822406443">
                <text:p>-0.604832822406443</text:p>
              </table:table-cell>
              <table:table-cell office:value-type="float" office:value="0.83660604435911">
                <text:p>0.83660604435911</text:p>
              </table:table-cell>
              <table:table-cell office:value-type="float" office:value="0.95137414190853">
                <text:p>0.951374141908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564275903962019">
                <text:p>-0.564275903962019</text:p>
              </table:table-cell>
              <table:table-cell office:value-type="float" office:value="0.83594031593706">
                <text:p>0.83594031593706</text:p>
              </table:table-cell>
              <table:table-cell office:value-type="float" office:value="-0.95149353696388">
                <text:p>-0.951493536963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522308589626901">
                <text:p>-0.522308589626901</text:p>
              </table:table-cell>
              <table:table-cell office:value-type="float" office:value="0.83601329034211">
                <text:p>0.83601329034211</text:p>
              </table:table-cell>
              <table:table-cell office:value-type="float" office:value="0.95135524543652">
                <text:p>0.951355245436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479035775830774">
                <text:p>-0.479035775830774</text:p>
              </table:table-cell>
              <table:table-cell office:value-type="float" office:value="0.83669950874942">
                <text:p>0.83669950874942</text:p>
              </table:table-cell>
              <table:table-cell office:value-type="float" office:value="-0.95153623167497">
                <text:p>-0.951536231674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434565622072076">
                <text:p>-0.434565622072076</text:p>
              </table:table-cell>
              <table:table-cell office:value-type="float" office:value="0.83785367745557">
                <text:p>0.83785367745557</text:p>
              </table:table-cell>
              <table:table-cell office:value-type="float" office:value="0.95135899296211">
                <text:p>0.951358992962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389009280575599">
                <text:p>-0.389009280575599</text:p>
              </table:table-cell>
              <table:table-cell office:value-type="float" office:value="0.83926701259639">
                <text:p>0.83926701259639</text:p>
              </table:table-cell>
              <table:table-cell office:value-type="float" office:value="-0.95152966982287">
                <text:p>-0.951529669822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342480618469799">
                <text:p>-0.342480618469799</text:p>
              </table:table-cell>
              <table:table-cell office:value-type="float" office:value="0.84066453354239">
                <text:p>0.84066453354239</text:p>
              </table:table-cell>
              <table:table-cell office:value-type="float" office:value="0.95139054843602">
                <text:p>0.951390548436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295095933178284">
                <text:p>-0.295095933178284</text:p>
              </table:table-cell>
              <table:table-cell office:value-type="float" office:value="0.84185619984675">
                <text:p>0.84185619984675</text:p>
              </table:table-cell>
              <table:table-cell office:value-type="float" office:value="-0.95150269777731">
                <text:p>-0.951502697777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246973661736817">
                <text:p>-0.246973661736817</text:p>
              </table:table-cell>
              <table:table-cell office:value-type="float" office:value="0.84271557202044">
                <text:p>0.84271557202044</text:p>
              </table:table-cell>
              <table:table-cell office:value-type="float" office:value="0.95143692701067">
                <text:p>0.951436927010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98234084762402">
                <text:p>-0.198234084762402</text:p>
              </table:table-cell>
              <table:table-cell office:value-type="float" office:value="0.84312456220716">
                <text:p>0.84312456220716</text:p>
              </table:table-cell>
              <table:table-cell office:value-type="float" office:value="-0.95146863080771">
                <text:p>-0.951468630807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48999025814396">
                <text:p>-0.148999025814396</text:p>
              </table:table-cell>
              <table:table-cell office:value-type="float" office:value="0.84306434989242">
                <text:p>0.84306434989242</text:p>
              </table:table-cell>
              <table:table-cell office:value-type="float" office:value="0.95145883591823">
                <text:p>0.951458835918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993915468990461">
                <text:p>-0.0993915468990461</text:p>
              </table:table-cell>
              <table:table-cell office:value-type="float" office:value="0.84261524255763">
                <text:p>0.84261524255763</text:p>
              </table:table-cell>
              <table:table-cell office:value-type="float" office:value="-0.95145645706459">
                <text:p>-0.951456457064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495356408785661">
                <text:p>-0.0495356408785661</text:p>
              </table:table-cell>
              <table:table-cell office:value-type="float" office:value="0.84187705169504">
                <text:p>0.84187705169504</text:p>
              </table:table-cell>
              <table:table-cell office:value-type="float" office:value="0.95146279454641">
                <text:p>0.951462794546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444078446443687">
                <text:p>0.000444078446443687</text:p>
              </table:table-cell>
              <table:table-cell office:value-type="float" office:value="0.84098526120288">
                <text:p>0.84098526120288</text:p>
              </table:table-cell>
              <table:table-cell office:value-type="float" office:value="-0.9514530903218">
                <text:p>-0.95145309032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04226878066125">
                <text:p>0.0504226878066125</text:p>
              </table:table-cell>
              <table:table-cell office:value-type="float" office:value="0.84010138359426">
                <text:p>0.84010138359426</text:p>
              </table:table-cell>
              <table:table-cell office:value-type="float" office:value="0.95146330452402">
                <text:p>0.951463304524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00275266706893">
                <text:p>0.100275266706893</text:p>
              </table:table-cell>
              <table:table-cell office:value-type="float" office:value="0.83934544510166">
                <text:p>0.83934544510166</text:p>
              </table:table-cell>
              <table:table-cell office:value-type="float" office:value="-0.95145340866374">
                <text:p>-0.951453408663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49877209662756">
                <text:p>0.149877209662756</text:p>
              </table:table-cell>
              <table:table-cell office:value-type="float" office:value="0.83880545264366">
                <text:p>0.83880545264366</text:p>
              </table:table-cell>
              <table:table-cell office:value-type="float" office:value="0.95146213823412">
                <text:p>0.951462138234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99104537649003">
                <text:p>0.199104537649003</text:p>
              </table:table-cell>
              <table:table-cell office:value-type="float" office:value="0.83855190857142">
                <text:p>0.83855190857142</text:p>
              </table:table-cell>
              <table:table-cell office:value-type="float" office:value="-0.95145499028038">
                <text:p>-0.951454990280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47834207982764">
                <text:p>0.247834207982764</text:p>
              </table:table-cell>
              <table:table-cell office:value-type="float" office:value="0.83859425271023">
                <text:p>0.83859425271023</text:p>
              </table:table-cell>
              <table:table-cell office:value-type="float" office:value="0.95145954786881">
                <text:p>0.951459547868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95944421866131">
                <text:p>0.295944421866131</text:p>
              </table:table-cell>
              <table:table-cell office:value-type="float" office:value="0.83888640120404">
                <text:p>0.83888640120404</text:p>
              </table:table-cell>
              <table:table-cell office:value-type="float" office:value="-0.95145707083173">
                <text:p>-0.951457070831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43314928819708">
                <text:p>0.343314928819708</text:p>
              </table:table-cell>
              <table:table-cell office:value-type="float" office:value="0.83936372768376">
                <text:p>0.83936372768376</text:p>
              </table:table-cell>
              <table:table-cell office:value-type="float" office:value="0.95145802295533">
                <text:p>0.951458022955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89827327246195">
                <text:p>0.389827327246195</text:p>
              </table:table-cell>
              <table:table-cell office:value-type="float" office:value="0.83993783582917">
                <text:p>0.83993783582917</text:p>
              </table:table-cell>
              <table:table-cell office:value-type="float" office:value="-0.95145785593289">
                <text:p>-0.951457855932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35365360372714">
                <text:p>0.435365360372714</text:p>
              </table:table-cell>
              <table:table-cell office:value-type="float" office:value="0.84050765218379">
                <text:p>0.84050765218379</text:p>
              </table:table-cell>
              <table:table-cell office:value-type="float" office:value="0.95145762151867">
                <text:p>0.951457621518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79815206832195">
                <text:p>0.479815206832195</text:p>
              </table:table-cell>
              <table:table-cell office:value-type="float" office:value="0.84099341198295">
                <text:p>0.84099341198295</text:p>
              </table:table-cell>
              <table:table-cell office:value-type="float" office:value="-0.95145811689061">
                <text:p>-0.951458116890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23065765157527">
                <text:p>0.523065765157527</text:p>
              </table:table-cell>
              <table:table-cell office:value-type="float" office:value="0.84133524846346">
                <text:p>0.84133524846346</text:p>
              </table:table-cell>
              <table:table-cell office:value-type="float" office:value="0.95145754981012">
                <text:p>0.951457549810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500893147735">
                <text:p>0.56500893147735</text:p>
              </table:table-cell>
              <table:table-cell office:value-type="float" office:value="0.84149201429385">
                <text:p>0.84149201429385</text:p>
              </table:table-cell>
              <table:table-cell office:value-type="float" office:value="-0.95145811974672">
                <text:p>-0.951458119746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05539869719443">
                <text:p>0.605539869719443</text:p>
              </table:table-cell>
              <table:table-cell office:value-type="float" office:value="0.84146088113887">
                <text:p>0.84146088113887</text:p>
              </table:table-cell>
              <table:table-cell office:value-type="float" office:value="0.95145758590781">
                <text:p>0.951457585907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44557273646305">
                <text:p>0.644557273646305</text:p>
              </table:table-cell>
              <table:table-cell office:value-type="float" office:value="0.84127074987267">
                <text:p>0.84127074987267</text:p>
              </table:table-cell>
              <table:table-cell office:value-type="float" office:value="-0.95145803527571">
                <text:p>-0.951458035275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81963620067987">
                <text:p>0.681963620067987</text:p>
              </table:table-cell>
              <table:table-cell office:value-type="float" office:value="0.84096428077075">
                <text:p>0.84096428077075</text:p>
              </table:table-cell>
              <table:table-cell office:value-type="float" office:value="0.95145772598467">
                <text:p>0.951457725984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17665412599291">
                <text:p>0.717665412599291</text:p>
              </table:table-cell>
              <table:table-cell office:value-type="float" office:value="0.8405983762558">
                <text:p>0.8405983762558</text:p>
              </table:table-cell>
              <table:table-cell office:value-type="float" office:value="-0.95145790564822">
                <text:p>-0.951457905648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51573415352017">
                <text:p>0.751573415352017</text:p>
              </table:table-cell>
              <table:table-cell office:value-type="float" office:value="0.84023558005658">
                <text:p>0.84023558005658</text:p>
              </table:table-cell>
              <table:table-cell office:value-type="float" office:value="0.95145782340338">
                <text:p>0.951457823403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83602875978232">
                <text:p>0.783602875978232</text:p>
              </table:table-cell>
              <table:table-cell office:value-type="float" office:value="0.8399271036253">
                <text:p>0.8399271036253</text:p>
              </table:table-cell>
              <table:table-cell office:value-type="float" office:value="-0.95145785296513">
                <text:p>-0.951457852965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1367373750699">
                <text:p>0.81367373750699</text:p>
              </table:table-cell>
              <table:table-cell office:value-type="float" office:value="0.83971182582899">
                <text:p>0.83971182582899</text:p>
              </table:table-cell>
              <table:table-cell office:value-type="float" office:value="0.95145785646947">
                <text:p>0.951457856469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41710838445069">
                <text:p>0.841710838445069</text:p>
              </table:table-cell>
              <table:table-cell office:value-type="float" office:value="0.83961435382934">
                <text:p>0.83961435382934</text:p>
              </table:table-cell>
              <table:table-cell office:value-type="float" office:value="-0.95145783323807">
                <text:p>-0.951457833238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7644100641568">
                <text:p>0.867644100641568</text:p>
              </table:table-cell>
              <table:table-cell office:value-type="float" office:value="0.83963612936709">
                <text:p>0.83963612936709</text:p>
              </table:table-cell>
              <table:table-cell office:value-type="float" office:value="0.9514578635514">
                <text:p>0.95145786355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91408704446776">
                <text:p>0.891408704446776</text:p>
              </table:table-cell>
              <table:table-cell office:value-type="float" office:value="0.83975973731717">
                <text:p>0.83975973731717</text:p>
              </table:table-cell>
              <table:table-cell office:value-type="float" office:value="-0.95145783129213">
                <text:p>-0.951457831292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12945250727547">
                <text:p>0.912945250727547</text:p>
              </table:table-cell>
              <table:table-cell office:value-type="float" office:value="0.83995749446156">
                <text:p>0.83995749446156</text:p>
              </table:table-cell>
              <table:table-cell office:value-type="float" office:value="0.95145786316593">
                <text:p>0.951457863165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32199909334193">
                <text:p>0.932199909334193</text:p>
              </table:table-cell>
              <table:table-cell office:value-type="float" office:value="0.84019255793702">
                <text:p>0.84019255793702</text:p>
              </table:table-cell>
              <table:table-cell office:value-type="float" office:value="-0.95145783519039">
                <text:p>-0.951457835190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49124553647831">
                <text:p>0.949124553647831</text:p>
              </table:table-cell>
              <table:table-cell office:value-type="float" office:value="0.8404252042408">
                <text:p>0.8404252042408</text:p>
              </table:table-cell>
              <table:table-cell office:value-type="float" office:value="0.95145785563685">
                <text:p>0.951457855636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63676880871862">
                <text:p>0.963676880871862</text:p>
              </table:table-cell>
              <table:table-cell office:value-type="float" office:value="0.84062211350456">
                <text:p>0.84062211350456</text:p>
              </table:table-cell>
              <table:table-cell office:value-type="float" office:value="-0.95145784312004">
                <text:p>-0.951457843120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5820517766932">
                <text:p>0.975820517766932</text:p>
              </table:table-cell>
              <table:table-cell office:value-type="float" office:value="0.84075818807281">
                <text:p>0.84075818807281</text:p>
              </table:table-cell>
              <table:table-cell office:value-type="float" office:value="0.95145784966771">
                <text:p>0.951457849667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85525111565086">
                <text:p>0.985525111565086</text:p>
              </table:table-cell>
              <table:table-cell office:value-type="float" office:value="0.84081872055112">
                <text:p>0.84081872055112</text:p>
              </table:table-cell>
              <table:table-cell office:value-type="float" office:value="-0.95145784667022">
                <text:p>-0.951457846670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2766405835883">
                <text:p>0.992766405835883</text:p>
              </table:table-cell>
              <table:table-cell office:value-type="float" office:value="0.84080327100772">
                <text:p>0.84080327100772</text:p>
              </table:table-cell>
              <table:table-cell office:value-type="float" office:value="0.95145784720512">
                <text:p>0.951457847205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752630111484">
                <text:p>0.99752630111484</text:p>
              </table:table-cell>
              <table:table-cell office:value-type="float" office:value="0.84072287869394">
                <text:p>0.84072287869394</text:p>
              </table:table-cell>
              <table:table-cell office:value-type="float" office:value="-0.95145784813517">
                <text:p>-0.951457848135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9792900142665">
                <text:p>0.999792900142665</text:p>
              </table:table-cell>
              <table:table-cell office:value-type="float" office:value="0.84059566563938">
                <text:p>0.84059566563938</text:p>
              </table:table-cell>
              <table:table-cell office:value-type="float" office:value="0.95145784659385">
                <text:p>0.951457846593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956053760221">
                <text:p>0.99956053760221</text:p>
              </table:table-cell>
              <table:table-cell office:value-type="float" office:value="0.84044533414319">
                <text:p>0.84044533414319</text:p>
              </table:table-cell>
              <table:table-cell office:value-type="float" office:value="-0.95145784836814">
                <text:p>-0.951457848368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6829794278815">
                <text:p>0.996829794278815</text:p>
              </table:table-cell>
              <table:table-cell office:value-type="float" office:value="0.8402969509424">
                <text:p>0.8402969509424</text:p>
              </table:table-cell>
              <table:table-cell office:value-type="float" office:value="0.95145784650499">
                <text:p>0.951457846504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1607495608644">
                <text:p>0.991607495608644</text:p>
              </table:table-cell>
              <table:table-cell office:value-type="float" office:value="0.84017183558851">
                <text:p>0.84017183558851</text:p>
              </table:table-cell>
              <table:table-cell office:value-type="float" office:value="-0.95145784822643">
                <text:p>-0.951457848226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83906694618652">
                <text:p>0.983906694618652</text:p>
              </table:table-cell>
              <table:table-cell office:value-type="float" office:value="0.84008595695592">
                <text:p>0.84008595695592</text:p>
              </table:table-cell>
              <table:table-cell office:value-type="float" office:value="0.95145784690717">
                <text:p>0.951457846907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73746639300815">
                <text:p>0.973746639300815</text:p>
              </table:table-cell>
              <table:table-cell office:value-type="float" office:value="0.84004828812349">
                <text:p>0.84004828812349</text:p>
              </table:table-cell>
              <table:table-cell office:value-type="float" office:value="-0.95145784775594">
                <text:p>-0.951457847755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61152724502171">
                <text:p>0.961152724502171</text:p>
              </table:table-cell>
              <table:table-cell office:value-type="float" office:value="0.84005905601849">
                <text:p>0.84005905601849</text:p>
              </table:table-cell>
              <table:table-cell office:value-type="float" office:value="0.95145784726481">
                <text:p>0.951457847264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46156428450935">
                <text:p>0.946156428450935</text:p>
              </table:table-cell>
              <table:table-cell office:value-type="float" office:value="0.84011132691931">
                <text:p>0.84011132691931</text:p>
              </table:table-cell>
              <table:table-cell office:value-type="float" office:value="-0.95145784752127">
                <text:p>-0.951457847521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28795234077314">
                <text:p>0.928795234077314</text:p>
              </table:table-cell>
              <table:table-cell office:value-type="float" office:value="0.84019331674907">
                <text:p>0.84019331674907</text:p>
              </table:table-cell>
              <table:table-cell office:value-type="float" office:value="0.95145784743831">
                <text:p>0.951457847438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09112535325708">
                <text:p>0.909112535325708</text:p>
              </table:table-cell>
              <table:table-cell office:value-type="float" office:value="0.8402897504544">
                <text:p>0.8402897504544</text:p>
              </table:table-cell>
              <table:table-cell office:value-type="float" office:value="-0.95145784741442">
                <text:p>-0.951457847414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87157528692443">
                <text:p>0.887157528692443</text:p>
              </table:table-cell>
              <table:table-cell office:value-type="float" office:value="0.8403846540115">
                <text:p>0.8403846540115</text:p>
              </table:table-cell>
              <table:table-cell office:value-type="float" office:value="0.95145784748671">
                <text:p>0.951457847486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62985090260156">
                <text:p>0.862985090260156</text:p>
              </table:table-cell>
              <table:table-cell office:value-type="float" office:value="0.8404643289098">
                <text:p>0.8404643289098</text:p>
              </table:table-cell>
              <table:table-cell office:value-type="float" office:value="-0.95145784739303">
                <text:p>-0.951457847393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36655638536165">
                <text:p>0.836655638536165</text:p>
              </table:table-cell>
              <table:table-cell office:value-type="float" office:value="0.84051861665854">
                <text:p>0.84051861665854</text:p>
              </table:table-cell>
              <table:table-cell office:value-type="float" office:value="0.95145784749966">
                <text:p>0.951457847499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08234983437667">
                <text:p>0.808234983437667</text:p>
              </table:table-cell>
              <table:table-cell office:value-type="float" office:value="0.84054202307206">
                <text:p>0.84054202307206</text:p>
              </table:table-cell>
              <table:table-cell office:value-type="float" office:value="-0.95145784739526">
                <text:p>-0.951457847395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7779416180122">
                <text:p>0.77779416180122</text:p>
              </table:table-cell>
              <table:table-cell office:value-type="float" office:value="0.84053450050405">
                <text:p>0.84053450050405</text:p>
              </table:table-cell>
              <table:table-cell office:value-type="float" office:value="0.95145784747862">
                <text:p>0.951457847478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45409259827637">
                <text:p>0.745409259827637</text:p>
              </table:table-cell>
              <table:table-cell office:value-type="float" office:value="0.84050051996568">
                <text:p>0.84050051996568</text:p>
              </table:table-cell>
              <table:table-cell office:value-type="float" office:value="-0.95145784742233">
                <text:p>-0.951457847422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11161222906122">
                <text:p>0.711161222906122</text:p>
              </table:table-cell>
              <table:table-cell office:value-type="float" office:value="0.84044775785179">
                <text:p>0.84044775785179</text:p>
              </table:table-cell>
              <table:table-cell office:value-type="float" office:value="0.95145784745757">
                <text:p>0.951457847457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75135653292948">
                <text:p>0.675135653292948</text:p>
              </table:table-cell>
              <table:table-cell office:value-type="float" office:value="0.84038602145704">
                <text:p>0.84038602145704</text:p>
              </table:table-cell>
              <table:table-cell office:value-type="float" office:value="-0.95145784743741">
                <text:p>-0.951457847437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37422596150392">
                <text:p>0.637422596150392</text:p>
              </table:table-cell>
              <table:table-cell office:value-type="float" office:value="0.84032545837569">
                <text:p>0.84032545837569</text:p>
              </table:table-cell>
              <table:table-cell office:value-type="float" office:value="0.95145784744574">
                <text:p>0.951457847445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98116314480734">
                <text:p>0.598116314480734</text:p>
              </table:table-cell>
              <table:table-cell office:value-type="float" office:value="0.8402748097534">
                <text:p>0.8402748097534</text:p>
              </table:table-cell>
              <table:table-cell office:value-type="float" office:value="-0.95145784744503">
                <text:p>-0.951457847445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57315053517827">
                <text:p>0.557315053517827</text:p>
              </table:table-cell>
              <table:table-cell office:value-type="float" office:value="0.84024051197923">
                <text:p>0.84024051197923</text:p>
              </table:table-cell>
              <table:table-cell office:value-type="float" office:value="0.95145784744214">
                <text:p>0.951457847442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15120795165193">
                <text:p>0.515120795165193</text:p>
              </table:table-cell>
              <table:table-cell office:value-type="float" office:value="0.84022596750376">
                <text:p>0.84022596750376</text:p>
              </table:table-cell>
              <table:table-cell office:value-type="float" office:value="-0.9514578474468">
                <text:p>-0.95145784744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71639003094372">
                <text:p>0.471639003094372</text:p>
              </table:table-cell>
              <table:table-cell office:value-type="float" office:value="0.84023117513864">
                <text:p>0.84023117513864</text:p>
              </table:table-cell>
              <table:table-cell office:value-type="float" office:value="0.95145784744084">
                <text:p>0.951457847440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26978359140658">
                <text:p>0.426978359140658</text:p>
              </table:table-cell>
              <table:table-cell office:value-type="float" office:value="0.84025325674662">
                <text:p>0.84025325674662</text:p>
              </table:table-cell>
              <table:table-cell office:value-type="float" office:value="-0.95145784744707">
                <text:p>-0.951457847447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81250491655127">
                <text:p>0.381250491655127</text:p>
              </table:table-cell>
              <table:table-cell office:value-type="float" office:value="0.84028723172909">
                <text:p>0.84028723172909</text:p>
              </table:table-cell>
              <table:table-cell office:value-type="float" office:value="0.9514578474419">
                <text:p>0.95145784744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34569696491873">
                <text:p>0.334569696491873</text:p>
              </table:table-cell>
              <table:table-cell office:value-type="float" office:value="0.84032680162012">
                <text:p>0.84032680162012</text:p>
              </table:table-cell>
              <table:table-cell office:value-type="float" office:value="-0.95145784744555">
                <text:p>-0.951457847445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87052651327919">
                <text:p>0.287052651327919</text:p>
              </table:table-cell>
              <table:table-cell office:value-type="float" office:value="0.8403654937166">
                <text:p>0.8403654937166</text:p>
              </table:table-cell>
              <table:table-cell office:value-type="float" office:value="0.95145784744311">
                <text:p>0.951457847443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38818124029776">
                <text:p>0.238818124029776</text:p>
              </table:table-cell>
              <table:table-cell office:value-type="float" office:value="0.84039772040092">
                <text:p>0.84039772040092</text:p>
              </table:table-cell>
              <table:table-cell office:value-type="float" office:value="-0.95145784744461">
                <text:p>-0.951457847444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89986675795633">
                <text:p>0.189986675795633</text:p>
              </table:table-cell>
              <table:table-cell office:value-type="float" office:value="0.84041940070023">
                <text:p>0.84041940070023</text:p>
              </table:table-cell>
              <table:table-cell office:value-type="float" office:value="0.9514578474439">
                <text:p>0.95145784744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40680359815153">
                <text:p>0.140680359815153</text:p>
              </table:table-cell>
              <table:table-cell office:value-type="float" office:value="0.84042842426598">
                <text:p>0.84042842426598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91022416200046">
                <text:p>0.091022416200046</text:p>
              </table:table-cell>
              <table:table-cell office:value-type="float" office:value="0.84042482805182">
                <text:p>0.84042482805182</text:p>
              </table:table-cell>
              <table:table-cell office:value-type="float" office:value="0.95145784744416">
                <text:p>0.951457847444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411369639479972">
                <text:p>0.0411369639479972</text:p>
              </table:table-cell>
              <table:table-cell office:value-type="float" office:value="0.84041048504516">
                <text:p>0.84041048504516</text:p>
              </table:table-cell>
              <table:table-cell office:value-type="float" office:value="-0.95145784744395">
                <text:p>-0.951457847443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885130929020493">
                <text:p>-0.00885130929020493</text:p>
              </table:table-cell>
              <table:table-cell office:value-type="float" office:value="0.84038862443184">
                <text:p>0.84038862443184</text:p>
              </table:table-cell>
              <table:table-cell office:value-type="float" office:value="0.95145784744427">
                <text:p>0.951457847444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588174588648543">
                <text:p>-0.0588174588648543</text:p>
              </table:table-cell>
              <table:table-cell office:value-type="float" office:value="0.84036328388788">
                <text:p>0.84036328388788</text:p>
              </table:table-cell>
              <table:table-cell office:value-type="float" office:value="-0.9514578474439">
                <text:p>-0.95145784744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108636595423878">
                <text:p>-0.108636595423878</text:p>
              </table:table-cell>
              <table:table-cell office:value-type="float" office:value="0.84033858742986">
                <text:p>0.84033858742986</text:p>
              </table:table-cell>
              <table:table-cell office:value-type="float" office:value="0.95145784744422">
                <text:p>0.951457847444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158184197071192">
                <text:p>-0.158184197071192</text:p>
              </table:table-cell>
              <table:table-cell office:value-type="float" office:value="0.84031809716356">
                <text:p>0.84031809716356</text:p>
              </table:table-cell>
              <table:table-cell office:value-type="float" office:value="-0.95145784744399">
                <text:p>-0.951457847443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207336420606564">
                <text:p>-0.207336420606564</text:p>
              </table:table-cell>
              <table:table-cell office:value-type="float" office:value="0.84030439755843">
                <text:p>0.84030439755843</text:p>
              </table:table-cell>
              <table:table-cell office:value-type="float" office:value="0.95145784744415">
                <text:p>0.951457847444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255970411069141">
                <text:p>-0.255970411069141</text:p>
              </table:table-cell>
              <table:table-cell office:value-type="float" office:value="0.8402988035946">
                <text:p>0.8402988035946</text:p>
              </table:table-cell>
              <table:table-cell office:value-type="float" office:value="-0.95145784744404">
                <text:p>-0.951457847444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303964608810857">
                <text:p>-0.303964608810857</text:p>
              </table:table-cell>
              <table:table-cell office:value-type="float" office:value="0.84030127154265">
                <text:p>0.84030127154265</text:p>
              </table:table-cell>
              <table:table-cell office:value-type="float" office:value="0.9514578474441">
                <text:p>0.95145784744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351199053332252">
                <text:p>-0.351199053332252</text:p>
              </table:table-cell>
              <table:table-cell office:value-type="float" office:value="0.84031058399256">
                <text:p>0.84031058399256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39755568312125">
                <text:p>-0.39755568312125</text:p>
              </table:table-cell>
              <table:table-cell office:value-type="float" office:value="0.84032465240893">
                <text:p>0.84032465240893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442918630745443">
                <text:p>-0.442918630745443</text:p>
              </table:table-cell>
              <table:table-cell office:value-type="float" office:value="0.84034088796786">
                <text:p>0.84034088796786</text:p>
              </table:table-cell>
              <table:table-cell office:value-type="float" office:value="-0.95145784744409">
                <text:p>-0.951457847444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487174512460336">
                <text:p>-0.487174512460336</text:p>
              </table:table-cell>
              <table:table-cell office:value-type="float" office:value="0.8403566580934">
                <text:p>0.8403566580934</text:p>
              </table:table-cell>
              <table:table-cell office:value-type="float" office:value="0.95145784744407">
                <text:p>0.951457847444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530212711609659">
                <text:p>-0.530212711609659</text:p>
              </table:table-cell>
              <table:table-cell office:value-type="float" office:value="0.84036969036533">
                <text:p>0.84036969036533</text:p>
              </table:table-cell>
              <table:table-cell office:value-type="float" office:value="-0.95145784744409">
                <text:p>-0.951457847444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571925655109398">
                <text:p>-0.571925655109398</text:p>
              </table:table-cell>
              <table:table-cell office:value-type="float" office:value="0.84037834753531">
                <text:p>0.84037834753531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612209082324489">
                <text:p>-0.612209082324489</text:p>
              </table:table-cell>
              <table:table-cell office:value-type="float" office:value="0.84038181028313">
                <text:p>0.84038181028313</text:p>
              </table:table-cell>
              <table:table-cell office:value-type="float" office:value="-0.95145784744409">
                <text:p>-0.951457847444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650962305666096">
                <text:p>-0.650962305666096</text:p>
              </table:table-cell>
              <table:table-cell office:value-type="float" office:value="0.84038012283144">
                <text:p>0.84038012283144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688088462258153">
                <text:p>-0.688088462258153</text:p>
              </table:table-cell>
              <table:table-cell office:value-type="float" office:value="0.84037407920805">
                <text:p>0.84037407920805</text:p>
              </table:table-cell>
              <table:table-cell office:value-type="float" office:value="-0.95145784744409">
                <text:p>-0.951457847444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723494756044108">
                <text:p>-0.723494756044108</text:p>
              </table:table-cell>
              <table:table-cell office:value-type="float" office:value="0.84036502895831">
                <text:p>0.84036502895831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757092689728735">
                <text:p>-0.757092689728735</text:p>
              </table:table-cell>
              <table:table-cell office:value-type="float" office:value="0.84035463086683">
                <text:p>0.84035463086683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788798285975294">
                <text:p>-0.788798285975294</text:p>
              </table:table-cell>
              <table:table-cell office:value-type="float" office:value="0.84034456490832">
                <text:p>0.84034456490832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818532297305121">
                <text:p>-0.818532297305121</text:p>
              </table:table-cell>
              <table:table-cell office:value-type="float" office:value="0.84033627903584">
                <text:p>0.84033627903584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846220404175065">
                <text:p>-0.846220404175065</text:p>
              </table:table-cell>
              <table:table-cell office:value-type="float" office:value="0.84033080989532">
                <text:p>0.84033080989532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871793400737638">
                <text:p>-0.871793400737638</text:p>
              </table:table-cell>
              <table:table-cell office:value-type="float" office:value="0.84032866871683">
                <text:p>0.84032866871683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895187367819591">
                <text:p>-0.895187367819591</text:p>
              </table:table-cell>
              <table:table-cell office:value-type="float" office:value="0.84032981713153">
                <text:p>0.84032981713153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916343832686567">
                <text:p>-0.916343832686567</text:p>
              </table:table-cell>
              <table:table-cell office:value-type="float" office:value="0.84033373788682">
                <text:p>0.84033373788682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935209915194469">
                <text:p>-0.935209915194469</text:p>
              </table:table-cell>
              <table:table-cell office:value-type="float" office:value="0.84033956007554">
                <text:p>0.84033956007554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951738459962292">
                <text:p>-0.951738459962292</text:p>
              </table:table-cell>
              <table:table-cell office:value-type="float" office:value="0.84034622059629">
                <text:p>0.84034622059629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965888154236019">
                <text:p>-0.965888154236019</text:p>
              </table:table-cell>
              <table:table-cell office:value-type="float" office:value="0.84035264645917">
                <text:p>0.84035264645917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977623631148981">
                <text:p>-0.977623631148981</text:p>
              </table:table-cell>
              <table:table-cell office:value-type="float" office:value="0.8403579149167">
                <text:p>0.8403579149167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986915558120617">
                <text:p>-0.986915558120617</text:p>
              </table:table-cell>
              <table:table-cell office:value-type="float" office:value="0.84036136960685">
                <text:p>0.84036136960685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993740710172637">
                <text:p>-0.993740710172637</text:p>
              </table:table-cell>
              <table:table-cell office:value-type="float" office:value="0.84036269171876">
                <text:p>0.84036269171876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998082027979384">
                <text:p>-0.998082027979384</text:p>
              </table:table-cell>
              <table:table-cell office:value-type="float" office:value="0.84036191286027">
                <text:p>0.84036191286027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999928660507255">
                <text:p>-0.999928660507255</text:p>
              </table:table-cell>
              <table:table-cell office:value-type="float" office:value="0.84035937022423">
                <text:p>0.84035937022423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999275992136631">
                <text:p>-0.999275992136631</text:p>
              </table:table-cell>
              <table:table-cell office:value-type="float" office:value="0.84035562551037">
                <text:p>0.84035562551037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996125654198552">
                <text:p>-0.996125654198552</text:p>
              </table:table-cell>
              <table:table-cell office:value-type="float" office:value="0.84035135993574">
                <text:p>0.84035135993574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99048552089717">
                <text:p>-0.99048552089717</text:p>
              </table:table-cell>
              <table:table-cell office:value-type="float" office:value="0.84034725872339">
                <text:p>0.84034725872339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982369689628442">
                <text:p>-0.982369689628442</text:p>
              </table:table-cell>
              <table:table-cell office:value-type="float" office:value="0.84034390955236">
                <text:p>0.84034390955236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971798445743887">
                <text:p>-0.971798445743887</text:p>
              </table:table-cell>
              <table:table-cell office:value-type="float" office:value="0.84034172787513">
                <text:p>0.84034172787513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95879821184782">
                <text:p>-0.95879821184782</text:p>
              </table:table-cell>
              <table:table-cell office:value-type="float" office:value="0.84034091255192">
                <text:p>0.84034091255192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943401481754588">
                <text:p>-0.943401481754588</text:p>
              </table:table-cell>
              <table:table-cell office:value-type="float" office:value="0.84034143889449">
                <text:p>0.84034143889449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925646739270965">
                <text:p>-0.925646739270965</text:p>
              </table:table-cell>
              <table:table-cell office:value-type="float" office:value="0.84034308729882">
                <text:p>0.84034308729882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905578362006666">
                <text:p>-0.905578362006666</text:p>
              </table:table-cell>
              <table:table-cell office:value-type="float" office:value="0.84034549571377">
                <text:p>0.84034549571377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883246510453445">
                <text:p>-0.883246510453445</text:p>
              </table:table-cell>
              <table:table-cell office:value-type="float" office:value="0.84034822755607">
                <text:p>0.84034822755607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858707002609982">
                <text:p>-0.858707002609982</text:p>
              </table:table-cell>
              <table:table-cell office:value-type="float" office:value="0.84035084509804">
                <text:p>0.84035084509804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832021174465955">
                <text:p>-0.832021174465955</text:p>
              </table:table-cell>
              <table:table-cell office:value-type="float" office:value="0.8403529740868">
                <text:p>0.8403529740868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803255726694014">
                <text:p>-0.803255726694014</text:p>
              </table:table-cell>
              <table:table-cell office:value-type="float" office:value="0.84035435158437">
                <text:p>0.84035435158437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772482557932834">
                <text:p>-0.772482557932834</text:p>
              </table:table-cell>
              <table:table-cell office:value-type="float" office:value="0.84035485363048">
                <text:p>0.84035485363048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73977858507796">
                <text:p>-0.73977858507796</text:p>
              </table:table-cell>
              <table:table-cell office:value-type="float" office:value="0.84035449897771">
                <text:p>0.84035449897771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705225551029634">
                <text:p>-0.705225551029634</text:p>
              </table:table-cell>
              <table:table-cell office:value-type="float" office:value="0.8403534306338">
                <text:p>0.8403534306338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668909820378098">
                <text:p>-0.668909820378098</text:p>
              </table:table-cell>
              <table:table-cell office:value-type="float" office:value="0.8403518818907">
                <text:p>0.8403518818907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630922163537117">
                <text:p>-0.630922163537117</text:p>
              </table:table-cell>
              <table:table-cell office:value-type="float" office:value="0.84035013253492">
                <text:p>0.84035013253492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591357529865205">
                <text:p>-0.591357529865205</text:p>
              </table:table-cell>
              <table:table-cell office:value-type="float" office:value="0.84034846215931">
                <text:p>0.84034846215931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550314810341677">
                <text:p>-0.550314810341677</text:p>
              </table:table-cell>
              <table:table-cell office:value-type="float" office:value="0.84034710901352">
                <text:p>0.84034710901352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507896590390711">
                <text:p>-0.507896590390711</text:p>
              </table:table-cell>
              <table:table-cell office:value-type="float" office:value="0.84034623947588">
                <text:p>0.84034623947588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464208893471196">
                <text:p>-0.464208893471196</text:p>
              </table:table-cell>
              <table:table-cell office:value-type="float" office:value="0.84034593079587">
                <text:p>0.84034593079587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419360916073322">
                <text:p>-0.419360916073322</text:p>
              </table:table-cell>
              <table:table-cell office:value-type="float" office:value="0.84034616909476">
                <text:p>0.84034616909476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373464754784207">
                <text:p>-0.373464754784207</text:p>
              </table:table-cell>
              <table:table-cell office:value-type="float" office:value="0.84034686130716">
                <text:p>0.84034686130716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326635126104816">
                <text:p>-0.326635126104816</text:p>
              </table:table-cell>
              <table:table-cell office:value-type="float" office:value="0.84034785715439">
                <text:p>0.84034785715439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278989079718452">
                <text:p>-0.278989079718452</text:p>
              </table:table-cell>
              <table:table-cell office:value-type="float" office:value="0.84034897732282">
                <text:p>0.84034897732282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230645705927492">
                <text:p>-0.230645705927492</text:p>
              </table:table-cell>
              <table:table-cell office:value-type="float" office:value="0.84035004321524">
                <text:p>0.84035004321524</text:p>
              </table:table-cell>
              <table:table-cell office:value-type="float" office:value="0.95145784744408">
                <text:p>0.951457847444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181725837989676">
                <text:p>-0.181725837989676</text:p>
              </table:table-cell>
              <table:table-cell office:value-type="float" office:value="0.84035090318025">
                <text:p>0.84035090318025</text:p>
              </table:table-cell>
              <table:table-cell office:value-type="float" office:value="-0.95145784744408">
                <text:p>-0.951457847444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132351750097872">
                <text:p>-0.132351750097872</text:p>
              </table:table-cell>
              <table:table-cell office:value-type="float" office:value="0.84035145195232">
                <text:p>0.84035145195232</text:p>
              </table:table-cell>
              <table:table-cell office:value-type="float" office:value="0.95145784744408">
                <text:p>0.951457847444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square" chart:symbol-width="0.1cm" chart:symbol-height="0.1cm">
        <chart:symbol-image xlink:href="Pictures/2000000D000000DD000000DDDC7CCDFB.svm" xlink:type="simple" xlink:actuate="onLoad"/>
      </style:chart-properties>
      <style:graphic-properties svg:stroke-width="0.025cm" svg:stroke-color="#004586" draw:fill-color="#004586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diamond" chart:symbol-width="0.1cm" chart:symbol-height="0.1cm">
        <chart:symbol-image xlink:href="Pictures/2000000D000000DD000000DD07B12F7F.svm" xlink:type="simple" xlink:actuate="onLoad"/>
      </style:chart-properties>
      <style:graphic-properties svg:stroke-width="0.025cm" svg:stroke-color="#ff420e" draw:fill-color="#ff420e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arrow-down" chart:symbol-width="0.1cm" chart:symbol-height="0.1cm">
        <chart:symbol-image xlink:href="Pictures/2000000D000000DD000000DDF95BE9D7.svm" xlink:type="simple" xlink:actuate="onLoad"/>
      </style:chart-properties>
      <style:graphic-properties svg:stroke-width="0.025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9cm" svg:height="18.393cm" xlink:href=".." xlink:type="simple" chart:class="chart:line" chart:style-name="ch1">
        <chart:plot-area chart:style-name="ch2" table:cell-range-address="Data.B211:Data.B500 Data.F211:Data.F500 Data.K211:Data.K500" svg:x="1.036cm" svg:y="1.603cm" svg:width="27.121cm" svg:height="16.003cm">
          <chartooo:coordinate-region svg:x="2.425cm" svg:y="1.802cm" svg:width="25.541cm" svg:height="15.60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B211:Data.B500" chart:class="chart:line">
            <chart:data-point chart:repeated="290"/>
          </chart:series>
          <chart:series chart:style-name="ch7" chart:values-cell-range-address="Data.F211:Data.F500" chart:class="chart:line">
            <chart:data-point chart:repeated="290"/>
          </chart:series>
          <chart:series chart:style-name="ch8" chart:values-cell-range-address="Data.K211:Data.K500" chart:class="chart:line">
            <chart:data-point chart:repeated="2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02363309958824">
                <text:p>-0.902363309958824</text:p>
                <draw:g>
                  <svg:desc>Data.B211:Data.B500</svg:desc>
                </draw:g>
              </table:table-cell>
              <table:table-cell office:value-type="float" office:value="-0.79659072510451">
                <text:p>-0.79659072510451</text:p>
                <draw:g>
                  <svg:desc>Data.F211:Data.F500</svg:desc>
                </draw:g>
              </table:table-cell>
              <table:table-cell office:value-type="float" office:value="-0.98108766434705">
                <text:p>-0.98108766434705</text:p>
                <draw:g>
                  <svg:desc>Data.K211:Data.K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22775421612807">
                <text:p>-0.922775421612807</text:p>
              </table:table-cell>
              <table:table-cell office:value-type="float" office:value="-0.810530171977">
                <text:p>-0.810530171977</text:p>
              </table:table-cell>
              <table:table-cell office:value-type="float" office:value="-0.71972946189226">
                <text:p>-0.71972946189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40881075284908">
                <text:p>-0.940881075284908</text:p>
              </table:table-cell>
              <table:table-cell office:value-type="float" office:value="-0.82278760514114">
                <text:p>-0.82278760514114</text:p>
              </table:table-cell>
              <table:table-cell office:value-type="float" office:value="-0.88970440475792">
                <text:p>-0.88970440475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56635016270188">
                <text:p>-0.956635016270188</text:p>
              </table:table-cell>
              <table:table-cell office:value-type="float" office:value="-0.83353413013797">
                <text:p>-0.83353413013797</text:p>
              </table:table-cell>
              <table:table-cell office:value-type="float" office:value="-0.82556289424324">
                <text:p>-0.82556289424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9997867920679">
                <text:p>-0.969997867920679</text:p>
              </table:table-cell>
              <table:table-cell office:value-type="float" office:value="-0.84287006056826">
                <text:p>-0.84287006056826</text:p>
              </table:table-cell>
              <table:table-cell office:value-type="float" office:value="-0.86915023623324">
                <text:p>-0.86915023623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80936230066492">
                <text:p>-0.980936230066492</text:p>
              </table:table-cell>
              <table:table-cell office:value-type="float" office:value="-0.85089225510113">
                <text:p>-0.85089225510113</text:p>
              </table:table-cell>
              <table:table-cell office:value-type="float" office:value="-0.85914083413108">
                <text:p>-0.85914083413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89422762498851">
                <text:p>-0.989422762498851</text:p>
              </table:table-cell>
              <table:table-cell office:value-type="float" office:value="-0.85767890057565">
                <text:p>-0.85767890057565</text:p>
              </table:table-cell>
              <table:table-cell office:value-type="float" office:value="-0.87110714923245">
                <text:p>-0.87110714923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95436253306377">
                <text:p>-0.995436253306377</text:p>
              </table:table-cell>
              <table:table-cell office:value-type="float" office:value="-0.86334395308209">
                <text:p>-0.86334395308209</text:p>
              </table:table-cell>
              <table:table-cell office:value-type="float" office:value="-0.87174960789776">
                <text:p>-0.87174960789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98961671893817">
                <text:p>-0.998961671893817</text:p>
              </table:table-cell>
              <table:table-cell office:value-type="float" office:value="-0.86791333667993">
                <text:p>-0.86791333667993</text:p>
              </table:table-cell>
              <table:table-cell office:value-type="float" office:value="-0.87548692771457">
                <text:p>-0.87548692771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99990206550704">
                <text:p>-0.999990206550704</text:p>
              </table:table-cell>
              <table:table-cell office:value-type="float" office:value="-0.87151075361404">
                <text:p>-0.87151075361404</text:p>
              </table:table-cell>
              <table:table-cell office:value-type="float" office:value="-0.87639215877599">
                <text:p>-0.87639215877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98519286476045">
                <text:p>-0.998519286476045</text:p>
              </table:table-cell>
              <table:table-cell office:value-type="float" office:value="-0.87412667906265">
                <text:p>-0.87412667906265</text:p>
              </table:table-cell>
              <table:table-cell office:value-type="float" office:value="-0.87686928219396">
                <text:p>-0.876869282193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94552588203989">
                <text:p>-0.994552588203989</text:p>
              </table:table-cell>
              <table:table-cell office:value-type="float" office:value="-0.87583648107767">
                <text:p>-0.87583648107767</text:p>
              </table:table-cell>
              <table:table-cell office:value-type="float" office:value="-0.87595140850578">
                <text:p>-0.875951408505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88100026414398">
                <text:p>-0.988100026414398</text:p>
              </table:table-cell>
              <table:table-cell office:value-type="float" office:value="-0.87661495096449">
                <text:p>-0.87661495096449</text:p>
              </table:table-cell>
              <table:table-cell office:value-type="float" office:value="-0.87403819892261">
                <text:p>-0.874038198922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79177729151317">
                <text:p>-0.979177729151317</text:p>
              </table:table-cell>
              <table:table-cell office:value-type="float" office:value="-0.87650525841882">
                <text:p>-0.87650525841882</text:p>
              </table:table-cell>
              <table:table-cell office:value-type="float" office:value="-0.87088253104225">
                <text:p>-0.87088253104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67807997511261">
                <text:p>-0.967807997511261</text:p>
              </table:table-cell>
              <table:table-cell office:value-type="float" office:value="-0.87545010650782">
                <text:p>-0.87545010650782</text:p>
              </table:table-cell>
              <table:table-cell office:value-type="float" office:value="-0.86652124368302">
                <text:p>-0.86652124368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54019249902089">
                <text:p>-0.954019249902089</text:p>
              </table:table-cell>
              <table:table-cell office:value-type="float" office:value="-0.87341175647565">
                <text:p>-0.87341175647565</text:p>
              </table:table-cell>
              <table:table-cell office:value-type="float" office:value="-0.86080682586904">
                <text:p>-0.86080682586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37845951011783">
                <text:p>-0.937845951011783</text:p>
              </table:table-cell>
              <table:table-cell office:value-type="float" office:value="-0.87039361307442">
                <text:p>-0.87039361307442</text:p>
              </table:table-cell>
              <table:table-cell office:value-type="float" office:value="-0.85369257878955">
                <text:p>-0.853692578789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19328525664676">
                <text:p>-0.919328525664676</text:p>
              </table:table-cell>
              <table:table-cell office:value-type="float" office:value="-0.8662425828486">
                <text:p>-0.8662425828486</text:p>
              </table:table-cell>
              <table:table-cell office:value-type="float" office:value="-0.84501165478881">
                <text:p>-0.845011654788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98513257780449">
                <text:p>-0.898513257780449</text:p>
              </table:table-cell>
              <table:table-cell office:value-type="float" office:value="-0.86092598663514">
                <text:p>-0.86092598663514</text:p>
              </table:table-cell>
              <table:table-cell office:value-type="float" office:value="-0.83469678974651">
                <text:p>-0.834696789746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75452174688428">
                <text:p>-0.875452174688428</text:p>
              </table:table-cell>
              <table:table-cell office:value-type="float" office:value="-0.85428833522326">
                <text:p>-0.85428833522326</text:p>
              </table:table-cell>
              <table:table-cell office:value-type="float" office:value="-0.82255716473323">
                <text:p>-0.822557164733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50202917086366">
                <text:p>-0.850202917086366</text:p>
              </table:table-cell>
              <table:table-cell office:value-type="float" office:value="-0.84619979988276">
                <text:p>-0.84619979988276</text:p>
              </table:table-cell>
              <table:table-cell office:value-type="float" office:value="-0.80849242821047">
                <text:p>-0.808492428210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22828594968709">
                <text:p>-0.822828594968709</text:p>
              </table:table-cell>
              <table:table-cell office:value-type="float" office:value="-0.83646829075336">
                <text:p>-0.83646829075336</text:p>
              </table:table-cell>
              <table:table-cell office:value-type="float" office:value="-0.79224233829909">
                <text:p>-0.79224233829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93397629884477">
                <text:p>-0.793397629884477</text:p>
              </table:table-cell>
              <table:table-cell office:value-type="float" office:value="-0.82491482056438">
                <text:p>-0.82491482056438</text:p>
              </table:table-cell>
              <table:table-cell office:value-type="float" office:value="-0.77375713795545">
                <text:p>-0.773757137955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61983583919033">
                <text:p>-0.761983583919033</text:p>
              </table:table-cell>
              <table:table-cell office:value-type="float" office:value="-0.81125803714695">
                <text:p>-0.81125803714695</text:p>
              </table:table-cell>
              <table:table-cell office:value-type="float" office:value="-0.75288739102863">
                <text:p>-0.752887391028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2866497582717">
                <text:p>-0.72866497582717</text:p>
              </table:table-cell>
              <table:table-cell office:value-type="float" office:value="-0.79527878916651">
                <text:p>-0.79527878916651</text:p>
              </table:table-cell>
              <table:table-cell office:value-type="float" office:value="-0.72954952265296">
                <text:p>-0.729549522652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693525084777122">
                <text:p>-0.693525084777122</text:p>
              </table:table-cell>
              <table:table-cell office:value-type="float" office:value="-0.77660327949321">
                <text:p>-0.77660327949321</text:p>
              </table:table-cell>
              <table:table-cell office:value-type="float" office:value="-0.70359110527683">
                <text:p>-0.703591105276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56651742196015">
                <text:p>-0.656651742196015</text:p>
              </table:table-cell>
              <table:table-cell office:value-type="float" office:value="-0.75493107541781">
                <text:p>-0.75493107541781</text:p>
              </table:table-cell>
              <table:table-cell office:value-type="float" office:value="-0.67491922187418">
                <text:p>-0.67491922187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18137112237033">
                <text:p>-0.618137112237033</text:p>
              </table:table-cell>
              <table:table-cell office:value-type="float" office:value="-0.72995899661977">
                <text:p>-0.72995899661977</text:p>
              </table:table-cell>
              <table:table-cell office:value-type="float" office:value="-0.64367768178886">
                <text:p>-0.643677681788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578077461417045">
                <text:p>-0.578077461417045</text:p>
              </table:table-cell>
              <table:table-cell office:value-type="float" office:value="-0.70128480831483">
                <text:p>-0.70128480831483</text:p>
              </table:table-cell>
              <table:table-cell office:value-type="float" office:value="-0.60950210932375">
                <text:p>-0.60950210932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36572918000435">
                <text:p>-0.536572918000435</text:p>
              </table:table-cell>
              <table:table-cell office:value-type="float" office:value="-0.66867451246678">
                <text:p>-0.66867451246678</text:p>
              </table:table-cell>
              <table:table-cell office:value-type="float" office:value="-0.57300781615663">
                <text:p>-0.573007816156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93727221730597">
                <text:p>-0.493727221730597</text:p>
              </table:table-cell>
              <table:table-cell office:value-type="float" office:value="-0.63170947488552">
                <text:p>-0.63170947488552</text:p>
              </table:table-cell>
              <table:table-cell office:value-type="float" office:value="-0.53341454363898">
                <text:p>-0.533414543638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49647464534601">
                <text:p>-0.449647464534601</text:p>
              </table:table-cell>
              <table:table-cell office:value-type="float" office:value="-0.5904161823284">
                <text:p>-0.5904161823284</text:p>
              </table:table-cell>
              <table:table-cell office:value-type="float" office:value="-0.49183965308367">
                <text:p>-0.491839653083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0444382284914">
                <text:p>-0.40444382284914</text:p>
              </table:table-cell>
              <table:table-cell office:value-type="float" office:value="-0.54442912770522">
                <text:p>-0.54442912770522</text:p>
              </table:table-cell>
              <table:table-cell office:value-type="float" office:value="-0.44696611058496">
                <text:p>-0.44696611058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58229282236829">
                <text:p>-0.358229282236829</text:p>
              </table:table-cell>
              <table:table-cell office:value-type="float" office:value="-0.49404840141759">
                <text:p>-0.49404840141759</text:p>
              </table:table-cell>
              <table:table-cell office:value-type="float" office:value="-0.40099751083623">
                <text:p>-0.400997510836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11119354981127">
                <text:p>-0.311119354981127</text:p>
              </table:table-cell>
              <table:table-cell office:value-type="float" office:value="-0.43943159647499">
                <text:p>-0.43943159647499</text:p>
              </table:table-cell>
              <table:table-cell office:value-type="float" office:value="-0.35116449891454">
                <text:p>-0.35116449891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263231791365801">
                <text:p>-0.263231791365801</text:p>
              </table:table-cell>
              <table:table-cell office:value-type="float" office:value="-0.38090966341533">
                <text:p>-0.38090966341533</text:p>
              </table:table-cell>
              <table:table-cell office:value-type="float" office:value="-0.30182019502307">
                <text:p>-0.301820195023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14686285360529">
                <text:p>-0.214686285360529</text:p>
              </table:table-cell>
              <table:table-cell office:value-type="float" office:value="-0.31914616773807">
                <text:p>-0.31914616773807</text:p>
              </table:table-cell>
              <table:table-cell office:value-type="float" office:value="-0.2468500660322">
                <text:p>-0.24685006603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65604175448309">
                <text:p>-0.165604175448309</text:p>
              </table:table-cell>
              <table:table-cell office:value-type="float" office:value="-0.25486040727718">
                <text:p>-0.25486040727718</text:p>
              </table:table-cell>
              <table:table-cell office:value-type="float" office:value="-0.19622098560616">
                <text:p>-0.196220985606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16108141342458">
                <text:p>-0.116108141342458</text:p>
              </table:table-cell>
              <table:table-cell office:value-type="float" office:value="-0.18881565568879">
                <text:p>-0.18881565568879</text:p>
              </table:table-cell>
              <table:table-cell office:value-type="float" office:value="-0.13485937784603">
                <text:p>-0.134859377846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663218973512007">
                <text:p>-0.0663218973512007</text:p>
              </table:table-cell>
              <table:table-cell office:value-type="float" office:value="-0.12195889815823">
                <text:p>-0.12195889815823</text:p>
              </table:table-cell>
              <table:table-cell office:value-type="float" office:value="-0.087137651572978">
                <text:p>-0.0871376515729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163698831563414">
                <text:p>-0.0163698831563414</text:p>
              </table:table-cell>
              <table:table-cell office:value-type="float" office:value="-0.05501912916762">
                <text:p>-0.05501912916762</text:p>
              </table:table-cell>
              <table:table-cell office:value-type="float" office:value="-0.015287591314142">
                <text:p>-0.0152875913141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36230472211367">
                <text:p>0.0336230472211367</text:p>
              </table:table-cell>
              <table:table-cell office:value-type="float" office:value="0.011128452673051">
                <text:p>0.011128452673051</text:p>
              </table:table-cell>
              <table:table-cell office:value-type="float" office:value="0.020637035273665">
                <text:p>0.0206370352736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35319374911082">
                <text:p>0.0835319374911082</text:p>
              </table:table-cell>
              <table:table-cell office:value-type="float" office:value="0.07594859460707">
                <text:p>0.07594859460707</text:p>
              </table:table-cell>
              <table:table-cell office:value-type="float" office:value="0.11284227159069">
                <text:p>0.112842271590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33232041419942">
                <text:p>0.133232041419942</text:p>
              </table:table-cell>
              <table:table-cell office:value-type="float" office:value="0.13884889517594">
                <text:p>0.13884889517594</text:p>
              </table:table-cell>
              <table:table-cell office:value-type="float" office:value="0.12064885639644">
                <text:p>0.120648856396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2599134631134">
                <text:p>0.182599134631134</text:p>
              </table:table-cell>
              <table:table-cell office:value-type="float" office:value="0.19951962336595">
                <text:p>0.19951962336595</text:p>
              </table:table-cell>
              <table:table-cell office:value-type="float" office:value="0.25073981908048">
                <text:p>0.25073981908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509825101539">
                <text:p>0.231509825101539</text:p>
              </table:table-cell>
              <table:table-cell office:value-type="float" office:value="0.257676445248">
                <text:p>0.257676445248</text:p>
              </table:table-cell>
              <table:table-cell office:value-type="float" office:value="0.20730068671652">
                <text:p>0.207300686716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9841861577174">
                <text:p>0.279841861577174</text:p>
              </table:table-cell>
              <table:table-cell office:value-type="float" office:value="0.31325676827474">
                <text:p>0.31325676827474</text:p>
              </table:table-cell>
              <table:table-cell office:value-type="float" office:value="0.393791696637">
                <text:p>0.3937916966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7474439137693">
                <text:p>0.327474439137693</text:p>
              </table:table-cell>
              <table:table-cell office:value-type="float" office:value="0.36614793288381">
                <text:p>0.36614793288381</text:p>
              </table:table-cell>
              <table:table-cell office:value-type="float" office:value="0.2837586548526">
                <text:p>0.28375865485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4288501145757">
                <text:p>0.374288501145757</text:p>
              </table:table-cell>
              <table:table-cell office:value-type="float" office:value="0.41643161655033">
                <text:p>0.41643161655033</text:p>
              </table:table-cell>
              <table:table-cell office:value-type="float" office:value="0.52478016743742">
                <text:p>0.524780167437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0167036826641">
                <text:p>0.420167036826641</text:p>
              </table:table-cell>
              <table:table-cell office:value-type="float" office:value="0.46419446831524">
                <text:p>0.46419446831524</text:p>
              </table:table-cell>
              <table:table-cell office:value-type="float" office:value="0.36891810631603">
                <text:p>0.368918106316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64995373734132">
                <text:p>0.464995373734132</text:p>
              </table:table-cell>
              <table:table-cell office:value-type="float" office:value="0.50943441809666">
                <text:p>0.50943441809666</text:p>
              </table:table-cell>
              <table:table-cell office:value-type="float" office:value="0.62161272184843">
                <text:p>0.621612721848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08661464372288">
                <text:p>0.508661464372288</text:p>
              </table:table-cell>
              <table:table-cell office:value-type="float" office:value="0.55212064281928">
                <text:p>0.55212064281928</text:p>
              </table:table-cell>
              <table:table-cell office:value-type="float" office:value="0.47974786905141">
                <text:p>0.47974786905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056166255283">
                <text:p>0.551056166255283</text:p>
              </table:table-cell>
              <table:table-cell office:value-type="float" office:value="0.59239199738143">
                <text:p>0.59239199738143</text:p>
              </table:table-cell>
              <table:table-cell office:value-type="float" office:value="0.68013817866851">
                <text:p>0.680138178668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92073514707143">
                <text:p>0.592073514707143</text:p>
              </table:table-cell>
              <table:table-cell office:value-type="float" office:value="0.63015973160109">
                <text:p>0.63015973160109</text:p>
              </table:table-cell>
              <table:table-cell office:value-type="float" office:value="0.60152179855788">
                <text:p>0.601521798557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1610987718161">
                <text:p>0.631610987718161</text:p>
              </table:table-cell>
              <table:table-cell office:value-type="float" office:value="0.66544552175588">
                <text:p>0.66544552175588</text:p>
              </table:table-cell>
              <table:table-cell office:value-type="float" office:value="0.71925115171054">
                <text:p>0.719251151710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9569762196527">
                <text:p>0.669569762196527</text:p>
              </table:table-cell>
              <table:table-cell office:value-type="float" office:value="0.69817735977532">
                <text:p>0.69817735977532</text:p>
              </table:table-cell>
              <table:table-cell office:value-type="float" office:value="0.70212910037148">
                <text:p>0.702129100371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05854960974594">
                <text:p>0.705854960974594</text:p>
              </table:table-cell>
              <table:table-cell office:value-type="float" office:value="0.72836229540653">
                <text:p>0.72836229540653</text:p>
              </table:table-cell>
              <table:table-cell office:value-type="float" office:value="0.75837712784315">
                <text:p>0.758377127843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0375889952382">
                <text:p>0.740375889952382</text:p>
              </table:table-cell>
              <table:table-cell office:value-type="float" office:value="0.7559930873133">
                <text:p>0.7559930873133</text:p>
              </table:table-cell>
              <table:table-cell office:value-type="float" office:value="0.77082583506519">
                <text:p>0.770825835065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73046264785597">
                <text:p>0.773046264785597</text:p>
              </table:table-cell>
              <table:table-cell office:value-type="float" office:value="0.78105930525352">
                <text:p>0.78105930525352</text:p>
              </table:table-cell>
              <table:table-cell office:value-type="float" office:value="0.79905908422963">
                <text:p>0.799059084229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03784426551562">
                <text:p>0.803784426551562</text:p>
              </table:table-cell>
              <table:table-cell office:value-type="float" office:value="0.80355781551134">
                <text:p>0.80355781551134</text:p>
              </table:table-cell>
              <table:table-cell office:value-type="float" office:value="0.81645309362727">
                <text:p>0.816453093627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32513545853984">
                <text:p>0.832513545853984</text:p>
              </table:table-cell>
              <table:table-cell office:value-type="float" office:value="0.82362722227641">
                <text:p>0.82362722227641</text:p>
              </table:table-cell>
              <table:table-cell office:value-type="float" office:value="0.83414675606811">
                <text:p>0.834146756068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59161814856445">
                <text:p>0.859161814856445</text:p>
              </table:table-cell>
              <table:table-cell office:value-type="float" office:value="0.8413560361217">
                <text:p>0.8413560361217</text:p>
              </table:table-cell>
              <table:table-cell office:value-type="float" office:value="0.84841407823121">
                <text:p>0.848414078231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83662626764589">
                <text:p>0.883662626764589</text:p>
              </table:table-cell>
              <table:table-cell office:value-type="float" office:value="0.85688187109934">
                <text:p>0.85688187109934</text:p>
              </table:table-cell>
              <table:table-cell office:value-type="float" office:value="0.86083914125898">
                <text:p>0.860839141258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0595474230842">
                <text:p>0.90595474230842</text:p>
              </table:table-cell>
              <table:table-cell office:value-type="float" office:value="0.8703283190732">
                <text:p>0.8703283190732</text:p>
              </table:table-cell>
              <table:table-cell office:value-type="float" office:value="0.87115999392524">
                <text:p>0.871159993925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2598244280859">
                <text:p>0.92598244280859</text:p>
              </table:table-cell>
              <table:table-cell office:value-type="float" office:value="0.88186401591973">
                <text:p>0.88186401591973</text:p>
              </table:table-cell>
              <table:table-cell office:value-type="float" office:value="0.87980210546408">
                <text:p>0.879802105464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43695669444071">
                <text:p>0.943695669444071</text:p>
              </table:table-cell>
              <table:table-cell office:value-type="float" office:value="0.89162908899481">
                <text:p>0.89162908899481</text:p>
              </table:table-cell>
              <table:table-cell office:value-type="float" office:value="0.88684227285409">
                <text:p>0.886842272854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9050148373147">
                <text:p>0.959050148373147</text:p>
              </table:table-cell>
              <table:table-cell office:value-type="float" office:value="0.89981090568621">
                <text:p>0.89981090568621</text:p>
              </table:table-cell>
              <table:table-cell office:value-type="float" office:value="0.89253811662959">
                <text:p>0.892538116629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72007501394953">
                <text:p>0.972007501394953</text:p>
              </table:table-cell>
              <table:table-cell office:value-type="float" office:value="0.90656519790022">
                <text:p>0.90656519790022</text:p>
              </table:table-cell>
              <table:table-cell office:value-type="float" office:value="0.89701290844771">
                <text:p>0.897012908447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2535341874991">
                <text:p>0.982535341874991</text:p>
              </table:table-cell>
              <table:table-cell office:value-type="float" office:value="0.91200047643415">
                <text:p>0.91200047643415</text:p>
              </table:table-cell>
              <table:table-cell office:value-type="float" office:value="0.90036830096812">
                <text:p>0.90036830096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0607355694857">
                <text:p>0.990607355694857</text:p>
              </table:table-cell>
              <table:table-cell office:value-type="float" office:value="0.91622141931897">
                <text:p>0.91622141931897</text:p>
              </table:table-cell>
              <table:table-cell office:value-type="float" office:value="0.90271309956483">
                <text:p>0.902713099564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6203367023823">
                <text:p>0.996203367023823</text:p>
              </table:table-cell>
              <table:table-cell office:value-type="float" office:value="0.91934000975631">
                <text:p>0.91934000975631</text:p>
              </table:table-cell>
              <table:table-cell office:value-type="float" office:value="0.90410146321328">
                <text:p>0.904101463213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9309388747914">
                <text:p>0.999309388747914</text:p>
              </table:table-cell>
              <table:table-cell office:value-type="float" office:value="0.9214292843023">
                <text:p>0.9214292843023</text:p>
              </table:table-cell>
              <table:table-cell office:value-type="float" office:value="0.90461814485202">
                <text:p>0.904618144852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9917657430404">
                <text:p>0.999917657430404</text:p>
              </table:table-cell>
              <table:table-cell office:value-type="float" office:value="0.9225136284166">
                <text:p>0.9225136284166</text:p>
              </table:table-cell>
              <table:table-cell office:value-type="float" office:value="0.90425595680486">
                <text:p>0.904255956804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8026652716368">
                <text:p>0.998026652716368</text:p>
              </table:table-cell>
              <table:table-cell office:value-type="float" office:value="0.92260895247861">
                <text:p>0.92260895247861</text:p>
              </table:table-cell>
              <table:table-cell office:value-type="float" office:value="0.90300926154273">
                <text:p>0.903009261542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3641101132774">
                <text:p>0.993641101132774</text:p>
              </table:table-cell>
              <table:table-cell office:value-type="float" office:value="0.92170943036912">
                <text:p>0.92170943036912</text:p>
              </table:table-cell>
              <table:table-cell office:value-type="float" office:value="0.90086934521341">
                <text:p>0.900869345213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8677196427463">
                <text:p>0.98677196427463</text:p>
              </table:table-cell>
              <table:table-cell office:value-type="float" office:value="0.91977170906818">
                <text:p>0.91977170906818</text:p>
              </table:table-cell>
              <table:table-cell office:value-type="float" office:value="0.89778330187397">
                <text:p>0.897783301873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7436411406704">
                <text:p>0.977436411406704</text:p>
              </table:table-cell>
              <table:table-cell office:value-type="float" office:value="0.91674686813924">
                <text:p>0.91674686813924</text:p>
              </table:table-cell>
              <table:table-cell office:value-type="float" office:value="0.89371747423999">
                <text:p>0.89371747423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65657776549303">
                <text:p>0.965657776549303</text:p>
              </table:table-cell>
              <table:table-cell office:value-type="float" office:value="0.9125162614665">
                <text:p>0.9125162614665</text:p>
              </table:table-cell>
              <table:table-cell office:value-type="float" office:value="0.88853376305865">
                <text:p>0.888533763058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1465500155379">
                <text:p>0.951465500155379</text:p>
              </table:table-cell>
              <table:table-cell office:value-type="float" office:value="0.90695131339875">
                <text:p>0.90695131339875</text:p>
              </table:table-cell>
              <table:table-cell office:value-type="float" office:value="0.88217367657459">
                <text:p>0.882173676574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4895055524718">
                <text:p>0.934895055524718</text:p>
              </table:table-cell>
              <table:table-cell office:value-type="float" office:value="0.89988268942009">
                <text:p>0.89988268942009</text:p>
              </table:table-cell>
              <table:table-cell office:value-type="float" office:value="0.87440846592325">
                <text:p>0.874408465923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1598786013918">
                <text:p>0.91598786013918</text:p>
              </table:table-cell>
              <table:table-cell office:value-type="float" office:value="0.89110123631653">
                <text:p>0.89110123631653</text:p>
              </table:table-cell>
              <table:table-cell office:value-type="float" office:value="0.86517598076984">
                <text:p>0.865175980769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4791172140549">
                <text:p>0.894791172140549</text:p>
              </table:table-cell>
              <table:table-cell office:value-type="float" office:value="0.88035254861098">
                <text:p>0.88035254861098</text:p>
              </table:table-cell>
              <table:table-cell office:value-type="float" office:value="0.85416910570025">
                <text:p>0.854169105700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713579722098">
                <text:p>0.8713579722098</text:p>
              </table:table-cell>
              <table:table-cell office:value-type="float" office:value="0.86739400013112">
                <text:p>0.86739400013112</text:p>
              </table:table-cell>
              <table:table-cell office:value-type="float" office:value="0.84127240434486">
                <text:p>0.841272404344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5746831142987">
                <text:p>0.845746831142987</text:p>
              </table:table-cell>
              <table:table-cell office:value-type="float" office:value="0.85192412676714">
                <text:p>0.85192412676714</text:p>
              </table:table-cell>
              <table:table-cell office:value-type="float" office:value="0.8262339007522">
                <text:p>0.82623390075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18021763454751">
                <text:p>0.818021763454751</text:p>
              </table:table-cell>
              <table:table-cell office:value-type="float" office:value="0.83359550052293">
                <text:p>0.83359550052293</text:p>
              </table:table-cell>
              <table:table-cell office:value-type="float" office:value="0.80873323951324">
                <text:p>0.808733239513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88252067375379">
                <text:p>0.788252067375379</text:p>
              </table:table-cell>
              <table:table-cell office:value-type="float" office:value="0.81213085263757">
                <text:p>0.81213085263757</text:p>
              </table:table-cell>
              <table:table-cell office:value-type="float" office:value="0.78866401515698">
                <text:p>0.78866401515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56512151641307">
                <text:p>0.756512151641307</text:p>
              </table:table-cell>
              <table:table-cell office:value-type="float" office:value="0.78729093432411">
                <text:p>0.78729093432411</text:p>
              </table:table-cell>
              <table:table-cell office:value-type="float" office:value="0.76572583662848">
                <text:p>0.765725836628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22881349512045">
                <text:p>0.722881349512045</text:p>
              </table:table-cell>
              <table:table-cell office:value-type="float" office:value="0.758831463801">
                <text:p>0.758831463801</text:p>
              </table:table-cell>
              <table:table-cell office:value-type="float" office:value="0.73981784403083">
                <text:p>0.739817844030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87443720478333">
                <text:p>0.687443720478333</text:p>
              </table:table-cell>
              <table:table-cell office:value-type="float" office:value="0.72659517740501">
                <text:p>0.72659517740501</text:p>
              </table:table-cell>
              <table:table-cell office:value-type="float" office:value="0.71073816504583">
                <text:p>0.710738165045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50287840157192">
                <text:p>0.650287840157192</text:p>
              </table:table-cell>
              <table:table-cell office:value-type="float" office:value="0.6905686312669">
                <text:p>0.6905686312669</text:p>
              </table:table-cell>
              <table:table-cell office:value-type="float" office:value="0.67836028570146">
                <text:p>0.678360285701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1506578899021">
                <text:p>0.611506578899021</text:p>
              </table:table-cell>
              <table:table-cell office:value-type="float" office:value="0.65092093013001">
                <text:p>0.65092093013001</text:p>
              </table:table-cell>
              <table:table-cell office:value-type="float" office:value="0.64299649683306">
                <text:p>0.642996496833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7119686966007">
                <text:p>0.57119686966007</text:p>
              </table:table-cell>
              <table:table-cell office:value-type="float" office:value="0.6583787730657">
                <text:p>0.6583787730657</text:p>
              </table:table-cell>
              <table:table-cell office:value-type="float" office:value="0.66845058374435">
                <text:p>0.668450583744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29459465720549">
                <text:p>0.529459465720549</text:p>
              </table:table-cell>
              <table:table-cell office:value-type="float" office:value="0.63272359618345">
                <text:p>0.63272359618345</text:p>
              </table:table-cell>
              <table:table-cell office:value-type="float" office:value="0.64930180912264">
                <text:p>0.649301809122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6398688853887">
                <text:p>0.486398688853887</text:p>
              </table:table-cell>
              <table:table-cell office:value-type="float" office:value="0.61580349590287">
                <text:p>0.61580349590287</text:p>
              </table:table-cell>
              <table:table-cell office:value-type="float" office:value="0.65504602103035">
                <text:p>0.655046021030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2122168576629">
                <text:p>0.442122168576629</text:p>
              </table:table-cell>
              <table:table-cell office:value-type="float" office:value="0.5983576003461">
                <text:p>0.5983576003461</text:p>
              </table:table-cell>
              <table:table-cell office:value-type="float" office:value="0.68064661238039">
                <text:p>0.680646612380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96740573130705">
                <text:p>0.396740573130705</text:p>
              </table:table-cell>
              <table:table-cell office:value-type="float" office:value="0.57111079278744">
                <text:p>0.57111079278744</text:p>
              </table:table-cell>
              <table:table-cell office:value-type="float" office:value="0.67375077267184">
                <text:p>0.673750772671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0367332870449">
                <text:p>0.350367332870449</text:p>
              </table:table-cell>
              <table:table-cell office:value-type="float" office:value="0.55222180865922">
                <text:p>0.55222180865922</text:p>
              </table:table-cell>
              <table:table-cell office:value-type="float" office:value="0.70609935573728">
                <text:p>0.706099355737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03118356745797">
                <text:p>0.303118356745797</text:p>
              </table:table-cell>
              <table:table-cell office:value-type="float" office:value="0.52759043766176">
                <text:p>0.52759043766176</text:p>
              </table:table-cell>
              <table:table-cell office:value-type="float" office:value="0.72595338615833">
                <text:p>0.725953386158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5111742590271">
                <text:p>0.255111742590271</text:p>
              </table:table-cell>
              <table:table-cell office:value-type="float" office:value="0.50510940724246">
                <text:p>0.50510940724246</text:p>
              </table:table-cell>
              <table:table-cell office:value-type="float" office:value="0.74162771461674">
                <text:p>0.741627714616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6467481937894">
                <text:p>0.206467481937894</text:p>
              </table:table-cell>
              <table:table-cell office:value-type="float" office:value="0.48537949180168">
                <text:p>0.48537949180168</text:p>
              </table:table-cell>
              <table:table-cell office:value-type="float" office:value="0.77897616407651">
                <text:p>0.778976164076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730716010686">
                <text:p>0.15730716010686</text:p>
              </table:table-cell>
              <table:table-cell office:value-type="float" office:value="0.45701996167989">
                <text:p>0.45701996167989</text:p>
              </table:table-cell>
              <table:table-cell office:value-type="float" office:value="0.78982962830477">
                <text:p>0.789829628304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7753652299543">
                <text:p>0.107753652299543</text:p>
              </table:table-cell>
              <table:table-cell office:value-type="float" office:value="0.42719160523469">
                <text:p>0.42719160523469</text:p>
              </table:table-cell>
              <table:table-cell office:value-type="float" office:value="0.80851848377142">
                <text:p>0.808518483771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9308164784941">
                <text:p>0.0579308164784941</text:p>
              </table:table-cell>
              <table:table-cell office:value-type="float" office:value="0.39539216867053">
                <text:p>0.39539216867053</text:p>
              </table:table-cell>
              <table:table-cell office:value-type="float" office:value="0.82590208518509">
                <text:p>0.825902085185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796318378603682">
                <text:p>0.00796318378603682</text:p>
              </table:table-cell>
              <table:table-cell office:value-type="float" office:value="0.35826115082095">
                <text:p>0.35826115082095</text:p>
              </table:table-cell>
              <table:table-cell office:value-type="float" office:value="0.82677043608258">
                <text:p>0.826770436082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420243527187414">
                <text:p>-0.0420243527187414</text:p>
              </table:table-cell>
              <table:table-cell office:value-type="float" office:value="0.32125924419571">
                <text:p>0.32125924419571</text:p>
              </table:table-cell>
              <table:table-cell office:value-type="float" office:value="0.83636981659691">
                <text:p>0.836369816596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919068502275808">
                <text:p>-0.0919068502275808</text:p>
              </table:table-cell>
              <table:table-cell office:value-type="float" office:value="0.28019417316154">
                <text:p>0.28019417316154</text:p>
              </table:table-cell>
              <table:table-cell office:value-type="float" office:value="0.8366181763284">
                <text:p>0.83661817632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41559628475015">
                <text:p>-0.141559628475015</text:p>
              </table:table-cell>
              <table:table-cell office:value-type="float" office:value="0.23593601369699">
                <text:p>0.23593601369699</text:p>
              </table:table-cell>
              <table:table-cell office:value-type="float" office:value="0.83251211759029">
                <text:p>0.832512117590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90858581374092">
                <text:p>-0.190858581374092</text:p>
              </table:table-cell>
              <table:table-cell office:value-type="float" office:value="0.19022690410911">
                <text:p>0.19022690410911</text:p>
              </table:table-cell>
              <table:table-cell office:value-type="float" office:value="0.83258118462417">
                <text:p>0.832581184624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239680487216959">
                <text:p>-0.239680487216959</text:p>
              </table:table-cell>
              <table:table-cell office:value-type="float" office:value="0.13992542605589">
                <text:p>0.13992542605589</text:p>
              </table:table-cell>
              <table:table-cell office:value-type="float" office:value="0.8240839918801">
                <text:p>0.82408399188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28790331666497">
                <text:p>-0.28790331666497</text:p>
              </table:table-cell>
              <table:table-cell office:value-type="float" office:value="0.089090854531709">
                <text:p>0.089090854531709</text:p>
              </table:table-cell>
              <table:table-cell office:value-type="float" office:value="0.81797345592215">
                <text:p>0.817973455922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335406537758468">
                <text:p>-0.335406537758468</text:p>
              </table:table-cell>
              <table:table-cell office:value-type="float" office:value="0.037949584829063">
                <text:p>0.037949584829063</text:p>
              </table:table-cell>
              <table:table-cell office:value-type="float" office:value="0.81220769246757">
                <text:p>0.812207692467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82071417183914">
                <text:p>-0.382071417183914</text:p>
              </table:table-cell>
              <table:table-cell office:value-type="float" office:value="-0.014258200110371">
                <text:p>-0.014258200110371</text:p>
              </table:table-cell>
              <table:table-cell office:value-type="float" office:value="0.80231332055726">
                <text:p>0.802313320557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427781317045351">
                <text:p>-0.427781317045351</text:p>
              </table:table-cell>
              <table:table-cell office:value-type="float" office:value="-0.064859670355925">
                <text:p>-0.064859670355925</text:p>
              </table:table-cell>
              <table:table-cell office:value-type="float" office:value="0.79704543543374">
                <text:p>0.797045435433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472421986398379">
                <text:p>-0.472421986398379</text:p>
              </table:table-cell>
              <table:table-cell office:value-type="float" office:value="-0.11562586259177">
                <text:p>-0.11562586259177</text:p>
              </table:table-cell>
              <table:table-cell office:value-type="float" office:value="0.79013341173809">
                <text:p>0.790133411738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515881846818024">
                <text:p>-0.515881846818024</text:p>
              </table:table-cell>
              <table:table-cell office:value-type="float" office:value="-0.16555735958445">
                <text:p>-0.16555735958445</text:p>
              </table:table-cell>
              <table:table-cell office:value-type="float" office:value="0.78344835709743">
                <text:p>0.783448357097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58052271286697">
                <text:p>-0.558052271286697</text:p>
              </table:table-cell>
              <table:table-cell office:value-type="float" office:value="-0.21335787258759">
                <text:p>-0.21335787258759</text:p>
              </table:table-cell>
              <table:table-cell office:value-type="float" office:value="0.78047165069724">
                <text:p>0.780471650697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98827855705154">
                <text:p>-0.598827855705154</text:p>
              </table:table-cell>
              <table:table-cell office:value-type="float" office:value="-0.26032570919408">
                <text:p>-0.26032570919408</text:p>
              </table:table-cell>
              <table:table-cell office:value-type="float" office:value="0.77577167102328">
                <text:p>0.775771671023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638106682347871">
                <text:p>-0.638106682347871</text:p>
              </table:table-cell>
              <table:table-cell office:value-type="float" office:value="-0.30456468594859">
                <text:p>-0.30456468594859</text:p>
              </table:table-cell>
              <table:table-cell office:value-type="float" office:value="0.77386905061143">
                <text:p>0.773869050611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675790574604253">
                <text:p>-0.675790574604253</text:p>
              </table:table-cell>
              <table:table-cell office:value-type="float" office:value="-0.34663579754348">
                <text:p>-0.34663579754348</text:p>
              </table:table-cell>
              <table:table-cell office:value-type="float" office:value="0.77356290426308">
                <text:p>0.773562904263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711785342369053">
                <text:p>-0.711785342369053</text:p>
              </table:table-cell>
              <table:table-cell office:value-type="float" office:value="-0.38710622380406">
                <text:p>-0.38710622380406</text:p>
              </table:table-cell>
              <table:table-cell office:value-type="float" office:value="0.77263526849182">
                <text:p>0.772635268491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746001017468571">
                <text:p>-0.746001017468571</text:p>
              </table:table-cell>
              <table:table-cell office:value-type="float" office:value="-0.42456690063944">
                <text:p>-0.42456690063944</text:p>
              </table:table-cell>
              <table:table-cell office:value-type="float" office:value="0.77468145435836">
                <text:p>0.774681454358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778352078534234">
                <text:p>-0.778352078534234</text:p>
              </table:table-cell>
              <table:table-cell office:value-type="float" office:value="-0.46018015418931">
                <text:p>-0.46018015418931</text:p>
              </table:table-cell>
              <table:table-cell office:value-type="float" office:value="0.77645768772466">
                <text:p>0.776457687724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80875766476149">
                <text:p>-0.80875766476149</text:p>
              </table:table-cell>
              <table:table-cell office:value-type="float" office:value="-0.49312724443526">
                <text:p>-0.49312724443526</text:p>
              </table:table-cell>
              <table:table-cell office:value-type="float" office:value="0.77863626280785">
                <text:p>0.778636262807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837141778019692">
                <text:p>-0.837141778019692</text:p>
              </table:table-cell>
              <table:table-cell office:value-type="float" office:value="-0.52304731104919">
                <text:p>-0.52304731104919</text:p>
              </table:table-cell>
              <table:table-cell office:value-type="float" office:value="0.78233222106719">
                <text:p>0.782332221067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863433472807855">
                <text:p>-0.863433472807855</text:p>
              </table:table-cell>
              <table:table-cell office:value-type="float" office:value="-0.55099535226918">
                <text:p>-0.55099535226918</text:p>
              </table:table-cell>
              <table:table-cell office:value-type="float" office:value="0.78489809790422">
                <text:p>0.784898097904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887567033581459">
                <text:p>-0.887567033581459</text:p>
              </table:table-cell>
              <table:table-cell office:value-type="float" office:value="-0.57593896126204">
                <text:p>-0.57593896126204</text:p>
              </table:table-cell>
              <table:table-cell office:value-type="float" office:value="0.78813956163595">
                <text:p>0.788139561635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09482139007082">
                <text:p>-0.909482139007082</text:p>
              </table:table-cell>
              <table:table-cell office:value-type="float" office:value="-0.59859368182387">
                <text:p>-0.59859368182387</text:p>
              </table:table-cell>
              <table:table-cell office:value-type="float" office:value="0.79125622597837">
                <text:p>0.791256225978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29124012734332">
                <text:p>-0.929124012734332</text:p>
              </table:table-cell>
              <table:table-cell office:value-type="float" office:value="-0.61909803804567">
                <text:p>-0.61909803804567</text:p>
              </table:table-cell>
              <table:table-cell office:value-type="float" office:value="0.79330457649383">
                <text:p>0.793304576493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46443560308177">
                <text:p>-0.946443560308177</text:p>
              </table:table-cell>
              <table:table-cell office:value-type="float" office:value="-0.63680771533017">
                <text:p>-0.63680771533017</text:p>
              </table:table-cell>
              <table:table-cell office:value-type="float" office:value="0.79569832932723">
                <text:p>0.795698329327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6139749187953">
                <text:p>-0.96139749187953</text:p>
              </table:table-cell>
              <table:table-cell office:value-type="float" office:value="-0.65273884228738">
                <text:p>-0.65273884228738</text:p>
              </table:table-cell>
              <table:table-cell office:value-type="float" office:value="0.79711129226306">
                <text:p>0.797111292263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73948430407318">
                <text:p>-0.973948430407318</text:p>
              </table:table-cell>
              <table:table-cell office:value-type="float" office:value="-0.66647084101026">
                <text:p>-0.66647084101026</text:p>
              </table:table-cell>
              <table:table-cell office:value-type="float" office:value="0.79794306798995">
                <text:p>0.797943067989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84065005081625">
                <text:p>-0.984065005081625</text:p>
              </table:table-cell>
              <table:table-cell office:value-type="float" office:value="-0.6782423978422">
                <text:p>-0.6782423978422</text:p>
              </table:table-cell>
              <table:table-cell office:value-type="float" office:value="0.79869061509955">
                <text:p>0.798690615099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91721929734376">
                <text:p>-0.991721929734376</text:p>
              </table:table-cell>
              <table:table-cell office:value-type="float" office:value="-0.68867778546598">
                <text:p>-0.68867778546598</text:p>
              </table:table-cell>
              <table:table-cell office:value-type="float" office:value="0.79847015393053">
                <text:p>0.798470153930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996900066041588">
                <text:p>-0.996900066041588</text:p>
              </table:table-cell>
              <table:table-cell office:value-type="float" office:value="-0.6972609088358">
                <text:p>-0.6972609088358</text:p>
              </table:table-cell>
              <table:table-cell office:value-type="float" office:value="0.79814154187937">
                <text:p>0.798141541879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999586471359214">
                <text:p>-0.999586471359214</text:p>
              </table:table-cell>
              <table:table-cell office:value-type="float" office:value="-0.70465076317546">
                <text:p>-0.70465076317546</text:p>
              </table:table-cell>
              <table:table-cell office:value-type="float" office:value="0.79751434395948">
                <text:p>0.797514343959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99774431073013">
                <text:p>-0.999774431073013</text:p>
              </table:table-cell>
              <table:table-cell office:value-type="float" office:value="-0.71088320899098">
                <text:p>-0.71088320899098</text:p>
              </table:table-cell>
              <table:table-cell office:value-type="float" office:value="0.796384808499">
                <text:p>0.7963848084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97463475381588">
                <text:p>-0.997463475381588</text:p>
              </table:table-cell>
              <table:table-cell office:value-type="float" office:value="-0.71585770001711">
                <text:p>-0.71585770001711</text:p>
              </table:table-cell>
              <table:table-cell office:value-type="float" office:value="0.79541774632012">
                <text:p>0.795417746320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92659380470645">
                <text:p>-0.992659380470645</text:p>
              </table:table-cell>
              <table:table-cell office:value-type="float" office:value="-0.72019295497676">
                <text:p>-0.72019295497676</text:p>
              </table:table-cell>
              <table:table-cell office:value-type="float" office:value="0.79419336564217">
                <text:p>0.794193365642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985374154075537">
                <text:p>-0.985374154075537</text:p>
              </table:table-cell>
              <table:table-cell office:value-type="float" office:value="-0.72360667098583">
                <text:p>-0.72360667098583</text:p>
              </table:table-cell>
              <table:table-cell office:value-type="float" office:value="0.79296320797614">
                <text:p>0.792963207976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75626005468179">
                <text:p>-0.975626005468179</text:p>
              </table:table-cell>
              <table:table-cell office:value-type="float" office:value="-0.72635758132616">
                <text:p>-0.72635758132616</text:p>
              </table:table-cell>
              <table:table-cell office:value-type="float" office:value="0.79196956961216">
                <text:p>0.791969569612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63439299943353">
                <text:p>-0.963439299943353</text:p>
              </table:table-cell>
              <table:table-cell office:value-type="float" office:value="-0.72867964140259">
                <text:p>-0.72867964140259</text:p>
              </table:table-cell>
              <table:table-cell office:value-type="float" office:value="0.79089877400906">
                <text:p>0.79089877400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48844497918156">
                <text:p>-0.948844497918156</text:p>
              </table:table-cell>
              <table:table-cell office:value-type="float" office:value="-0.73034751164674">
                <text:p>-0.73034751164674</text:p>
              </table:table-cell>
              <table:table-cell office:value-type="float" office:value="0.79011279893773">
                <text:p>0.790112798937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31878078796826">
                <text:p>-0.931878078796826</text:p>
              </table:table-cell>
              <table:table-cell office:value-type="float" office:value="-0.73175833881263">
                <text:p>-0.73175833881263</text:p>
              </table:table-cell>
              <table:table-cell office:value-type="float" office:value="0.78951876126943">
                <text:p>0.789518761269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12582449791266">
                <text:p>-0.912582449791266</text:p>
              </table:table-cell>
              <table:table-cell office:value-type="float" office:value="-0.73283177719781">
                <text:p>-0.73283177719781</text:p>
              </table:table-cell>
              <table:table-cell office:value-type="float" office:value="0.7890186388399">
                <text:p>0.78901863883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891005839924944">
                <text:p>-0.891005839924944</text:p>
              </table:table-cell>
              <table:table-cell office:value-type="float" office:value="-0.73356602341299">
                <text:p>-0.73356602341299</text:p>
              </table:table-cell>
              <table:table-cell office:value-type="float" office:value="0.78884454251069">
                <text:p>0.788844542510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86720217948568">
                <text:p>-0.86720217948568</text:p>
              </table:table-cell>
              <table:table-cell office:value-type="float" office:value="-0.73421463227607">
                <text:p>-0.73421463227607</text:p>
              </table:table-cell>
              <table:table-cell office:value-type="float" office:value="0.78877495263048">
                <text:p>0.788774952630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841230965227869">
                <text:p>-0.841230965227869</text:p>
              </table:table-cell>
              <table:table-cell office:value-type="float" office:value="-0.73458557496148">
                <text:p>-0.73458557496148</text:p>
              </table:table-cell>
              <table:table-cell office:value-type="float" office:value="0.78886801996246">
                <text:p>0.788868019962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813157111661604">
                <text:p>-0.813157111661604</text:p>
              </table:table-cell>
              <table:table-cell office:value-type="float" office:value="-0.73485205876967">
                <text:p>-0.73485205876967</text:p>
              </table:table-cell>
              <table:table-cell office:value-type="float" office:value="0.78916274210557">
                <text:p>0.789162742105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783050788800222">
                <text:p>-0.783050788800222</text:p>
              </table:table-cell>
              <table:table-cell office:value-type="float" office:value="-0.73505799615611">
                <text:p>-0.73505799615611</text:p>
              </table:table-cell>
              <table:table-cell office:value-type="float" office:value="0.78947876042281">
                <text:p>0.789478760422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750987246771807">
                <text:p>-0.750987246771807</text:p>
              </table:table-cell>
              <table:table-cell office:value-type="float" office:value="-0.73509703926985">
                <text:p>-0.73509703926985</text:p>
              </table:table-cell>
              <table:table-cell office:value-type="float" office:value="0.7899173377377">
                <text:p>0.78991733773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717046627733061">
                <text:p>-0.717046627733061</text:p>
              </table:table-cell>
              <table:table-cell office:value-type="float" office:value="-0.73515612860657">
                <text:p>-0.73515612860657</text:p>
              </table:table-cell>
              <table:table-cell office:value-type="float" office:value="0.79039181614535">
                <text:p>0.790391816145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681313765555648">
                <text:p>-0.681313765555648</text:p>
              </table:table-cell>
              <table:table-cell office:value-type="float" office:value="-0.73513405015015">
                <text:p>-0.73513405015015</text:p>
              </table:table-cell>
              <table:table-cell office:value-type="float" office:value="0.79083059120187">
                <text:p>0.790830591201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643877973785694">
                <text:p>-0.643877973785694</text:p>
              </table:table-cell>
              <table:table-cell office:value-type="float" office:value="-0.73505645879972">
                <text:p>-0.73505645879972</text:p>
              </table:table-cell>
              <table:table-cell office:value-type="float" office:value="0.79129986853022">
                <text:p>0.791299868530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604832822406443">
                <text:p>-0.604832822406443</text:p>
              </table:table-cell>
              <table:table-cell office:value-type="float" office:value="-0.73501425941343">
                <text:p>-0.73501425941343</text:p>
              </table:table-cell>
              <table:table-cell office:value-type="float" office:value="0.79169052930802">
                <text:p>0.791690529308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564275903962019">
                <text:p>-0.564275903962019</text:p>
              </table:table-cell>
              <table:table-cell office:value-type="float" office:value="-0.73489736727416">
                <text:p>-0.73489736727416</text:p>
              </table:table-cell>
              <table:table-cell office:value-type="float" office:value="0.79202090926808">
                <text:p>0.792020909268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522308589626901">
                <text:p>-0.522308589626901</text:p>
              </table:table-cell>
              <table:table-cell office:value-type="float" office:value="-0.73480607950721">
                <text:p>-0.73480607950721</text:p>
              </table:table-cell>
              <table:table-cell office:value-type="float" office:value="0.79230413355046">
                <text:p>0.792304133550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479035775830774">
                <text:p>-0.479035775830774</text:p>
              </table:table-cell>
              <table:table-cell office:value-type="float" office:value="-0.73471937446199">
                <text:p>-0.73471937446199</text:p>
              </table:table-cell>
              <table:table-cell office:value-type="float" office:value="0.79247594305888">
                <text:p>0.792475943058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434565622072076">
                <text:p>-0.434565622072076</text:p>
              </table:table-cell>
              <table:table-cell office:value-type="float" office:value="-0.73459475581488">
                <text:p>-0.73459475581488</text:p>
              </table:table-cell>
              <table:table-cell office:value-type="float" office:value="0.79259134601482">
                <text:p>0.79259134601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389009280575599">
                <text:p>-0.389009280575599</text:p>
              </table:table-cell>
              <table:table-cell office:value-type="float" office:value="-0.73451739720188">
                <text:p>-0.73451739720188</text:p>
              </table:table-cell>
              <table:table-cell office:value-type="float" office:value="0.79263138208959">
                <text:p>0.792631382089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342480618469799">
                <text:p>-0.342480618469799</text:p>
              </table:table-cell>
              <table:table-cell office:value-type="float" office:value="-0.73441604842599">
                <text:p>-0.73441604842599</text:p>
              </table:table-cell>
              <table:table-cell office:value-type="float" office:value="0.79258942929581">
                <text:p>0.792589429295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295095933178284">
                <text:p>-0.295095933178284</text:p>
              </table:table-cell>
              <table:table-cell office:value-type="float" office:value="-0.73432142605116">
                <text:p>-0.73432142605116</text:p>
              </table:table-cell>
              <table:table-cell office:value-type="float" office:value="0.79251301820758">
                <text:p>0.792513018207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246973661736817">
                <text:p>-0.246973661736817</text:p>
              </table:table-cell>
              <table:table-cell office:value-type="float" office:value="-0.73425744831368">
                <text:p>-0.73425744831368</text:p>
              </table:table-cell>
              <table:table-cell office:value-type="float" office:value="0.79237925086858">
                <text:p>0.792379250868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98234084762402">
                <text:p>-0.198234084762402</text:p>
              </table:table-cell>
              <table:table-cell office:value-type="float" office:value="-0.73416823350336">
                <text:p>-0.73416823350336</text:p>
              </table:table-cell>
              <table:table-cell office:value-type="float" office:value="0.79221652584144">
                <text:p>0.792216525841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48999025814396">
                <text:p>-0.148999025814396</text:p>
              </table:table-cell>
              <table:table-cell office:value-type="float" office:value="-0.73410960345127">
                <text:p>-0.73410960345127</text:p>
              </table:table-cell>
              <table:table-cell office:value-type="float" office:value="0.79204663599367">
                <text:p>0.792046635993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993915468990461">
                <text:p>-0.0993915468990461</text:p>
              </table:table-cell>
              <table:table-cell office:value-type="float" office:value="-0.73405308037664">
                <text:p>-0.73405308037664</text:p>
              </table:table-cell>
              <table:table-cell office:value-type="float" office:value="0.79185865095586">
                <text:p>0.791858650955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495356408785661">
                <text:p>-0.0495356408785661</text:p>
              </table:table-cell>
              <table:table-cell office:value-type="float" office:value="-0.73398921050005">
                <text:p>-0.73398921050005</text:p>
              </table:table-cell>
              <table:table-cell office:value-type="float" office:value="0.79168601534929">
                <text:p>0.791686015349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444078446443687">
                <text:p>0.000444078446443687</text:p>
              </table:table-cell>
              <table:table-cell office:value-type="float" office:value="-0.73395449458806">
                <text:p>-0.73395449458806</text:p>
              </table:table-cell>
              <table:table-cell office:value-type="float" office:value="0.79152780796108">
                <text:p>0.791527807961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04226878066125">
                <text:p>0.0504226878066125</text:p>
              </table:table-cell>
              <table:table-cell office:value-type="float" office:value="-0.73390677952656">
                <text:p>-0.73390677952656</text:p>
              </table:table-cell>
              <table:table-cell office:value-type="float" office:value="0.79138586413175">
                <text:p>0.791385864131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00275266706893">
                <text:p>0.100275266706893</text:p>
              </table:table-cell>
              <table:table-cell office:value-type="float" office:value="-0.73387069807752">
                <text:p>-0.73387069807752</text:p>
              </table:table-cell>
              <table:table-cell office:value-type="float" office:value="0.79127967037238">
                <text:p>0.791279670372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49877209662756">
                <text:p>0.149877209662756</text:p>
              </table:table-cell>
              <table:table-cell office:value-type="float" office:value="-0.73384693825138">
                <text:p>-0.73384693825138</text:p>
              </table:table-cell>
              <table:table-cell office:value-type="float" office:value="0.79119747809849">
                <text:p>0.791197478098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99104537649003">
                <text:p>0.199104537649003</text:p>
              </table:table-cell>
              <table:table-cell office:value-type="float" office:value="-0.7338118034528">
                <text:p>-0.7338118034528</text:p>
              </table:table-cell>
              <table:table-cell office:value-type="float" office:value="0.79114652424928">
                <text:p>0.791146524249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47834207982764">
                <text:p>0.247834207982764</text:p>
              </table:table-cell>
              <table:table-cell office:value-type="float" office:value="-0.73379521597113">
                <text:p>-0.73379521597113</text:p>
              </table:table-cell>
              <table:table-cell office:value-type="float" office:value="0.79112871731817">
                <text:p>0.791128717318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95944421866131">
                <text:p>0.295944421866131</text:p>
              </table:table-cell>
              <table:table-cell office:value-type="float" office:value="-0.73377551867954">
                <text:p>-0.73377551867954</text:p>
              </table:table-cell>
              <table:table-cell office:value-type="float" office:value="0.7911321290752">
                <text:p>0.79113212907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43314928819708">
                <text:p>0.343314928819708</text:p>
              </table:table-cell>
              <table:table-cell office:value-type="float" office:value="-0.73375531907095">
                <text:p>-0.73375531907095</text:p>
              </table:table-cell>
              <table:table-cell office:value-type="float" office:value="0.79116212476972">
                <text:p>0.791162124769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89827327246195">
                <text:p>0.389827327246195</text:p>
              </table:table-cell>
              <table:table-cell office:value-type="float" office:value="-0.73374815788717">
                <text:p>-0.73374815788717</text:p>
              </table:table-cell>
              <table:table-cell office:value-type="float" office:value="0.79120969862926">
                <text:p>0.791209698629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35365360372714">
                <text:p>0.435365360372714</text:p>
              </table:table-cell>
              <table:table-cell office:value-type="float" office:value="-0.73373214166727">
                <text:p>-0.73373214166727</text:p>
              </table:table-cell>
              <table:table-cell office:value-type="float" office:value="0.79126794664095">
                <text:p>0.791267946640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79815206832195">
                <text:p>0.479815206832195</text:p>
              </table:table-cell>
              <table:table-cell office:value-type="float" office:value="-0.73372417168589">
                <text:p>-0.73372417168589</text:p>
              </table:table-cell>
              <table:table-cell office:value-type="float" office:value="0.7913375306277">
                <text:p>0.79133753062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23065765157527">
                <text:p>0.523065765157527</text:p>
              </table:table-cell>
              <table:table-cell office:value-type="float" office:value="-0.73371899668293">
                <text:p>-0.73371899668293</text:p>
              </table:table-cell>
              <table:table-cell office:value-type="float" office:value="0.79140763644791">
                <text:p>0.791407636447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500893147735">
                <text:p>0.56500893147735</text:p>
              </table:table-cell>
              <table:table-cell office:value-type="float" office:value="-0.73370854087353">
                <text:p>-0.73370854087353</text:p>
              </table:table-cell>
              <table:table-cell office:value-type="float" office:value="0.79147669152728">
                <text:p>0.791476691527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05539869719443">
                <text:p>0.605539869719443</text:p>
              </table:table-cell>
              <table:table-cell office:value-type="float" office:value="-0.73370745590058">
                <text:p>-0.73370745590058</text:p>
              </table:table-cell>
              <table:table-cell office:value-type="float" office:value="0.79154201068418">
                <text:p>0.791542010684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44557273646305">
                <text:p>0.644557273646305</text:p>
              </table:table-cell>
              <table:table-cell office:value-type="float" office:value="-0.73370206033878">
                <text:p>-0.73370206033878</text:p>
              </table:table-cell>
              <table:table-cell office:value-type="float" office:value="0.79159698002603">
                <text:p>0.791596980026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81963620067987">
                <text:p>0.681963620067987</text:p>
              </table:table-cell>
              <table:table-cell office:value-type="float" office:value="-0.73369774015856">
                <text:p>-0.73369774015856</text:p>
              </table:table-cell>
              <table:table-cell office:value-type="float" office:value="0.79164326155746">
                <text:p>0.791643261557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17665412599291">
                <text:p>0.717665412599291</text:p>
              </table:table-cell>
              <table:table-cell office:value-type="float" office:value="-0.73369826736935">
                <text:p>-0.73369826736935</text:p>
              </table:table-cell>
              <table:table-cell office:value-type="float" office:value="0.79167774078844">
                <text:p>0.791677740788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51573415352017">
                <text:p>0.751573415352017</text:p>
              </table:table-cell>
              <table:table-cell office:value-type="float" office:value="-0.73369351167625">
                <text:p>-0.73369351167625</text:p>
              </table:table-cell>
              <table:table-cell office:value-type="float" office:value="0.79169937004489">
                <text:p>0.791699370044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83602875978232">
                <text:p>0.783602875978232</text:p>
              </table:table-cell>
              <table:table-cell office:value-type="float" office:value="-0.73369361668826">
                <text:p>-0.73369361668826</text:p>
              </table:table-cell>
              <table:table-cell office:value-type="float" office:value="0.79171075523455">
                <text:p>0.79171075523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1367373750699">
                <text:p>0.81367373750699</text:p>
              </table:table-cell>
              <table:table-cell office:value-type="float" office:value="-0.73369315071868">
                <text:p>-0.73369315071868</text:p>
              </table:table-cell>
              <table:table-cell office:value-type="float" office:value="0.79171042690547">
                <text:p>0.791710426905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41710838445069">
                <text:p>0.841710838445069</text:p>
              </table:table-cell>
              <table:table-cell office:value-type="float" office:value="-0.73369054418118">
                <text:p>-0.73369054418118</text:p>
              </table:table-cell>
              <table:table-cell office:value-type="float" office:value="0.79170102952401">
                <text:p>0.791701029524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7644100641568">
                <text:p>0.867644100641568</text:p>
              </table:table-cell>
              <table:table-cell office:value-type="float" office:value="-0.7336922732869">
                <text:p>-0.7336922732869</text:p>
              </table:table-cell>
              <table:table-cell office:value-type="float" office:value="0.79168468388099">
                <text:p>0.791684683880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91408704446776">
                <text:p>0.891408704446776</text:p>
              </table:table-cell>
              <table:table-cell office:value-type="float" office:value="-0.7336906959165">
                <text:p>-0.7336906959165</text:p>
              </table:table-cell>
              <table:table-cell office:value-type="float" office:value="0.79166190393294">
                <text:p>0.791661903932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12945250727547">
                <text:p>0.912945250727547</text:p>
              </table:table-cell>
              <table:table-cell office:value-type="float" office:value="-0.73369048993199">
                <text:p>-0.73369048993199</text:p>
              </table:table-cell>
              <table:table-cell office:value-type="float" office:value="0.79163623238783">
                <text:p>0.791636232387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32199909334193">
                <text:p>0.932199909334193</text:p>
              </table:table-cell>
              <table:table-cell office:value-type="float" office:value="-0.73369169998969">
                <text:p>-0.73369169998969</text:p>
              </table:table-cell>
              <table:table-cell office:value-type="float" office:value="0.79160881227268">
                <text:p>0.791608812272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49124553647831">
                <text:p>0.949124553647831</text:p>
              </table:table-cell>
              <table:table-cell office:value-type="float" office:value="-0.73369018334067">
                <text:p>-0.73369018334067</text:p>
              </table:table-cell>
              <table:table-cell office:value-type="float" office:value="0.79158121288065">
                <text:p>0.791581212880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63676880871862">
                <text:p>0.963676880871862</text:p>
              </table:table-cell>
              <table:table-cell office:value-type="float" office:value="-0.7336914103077">
                <text:p>-0.7336914103077</text:p>
              </table:table-cell>
              <table:table-cell office:value-type="float" office:value="0.79155586812034">
                <text:p>0.791555868120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5820517766932">
                <text:p>0.975820517766932</text:p>
              </table:table-cell>
              <table:table-cell office:value-type="float" office:value="-0.73369141659208">
                <text:p>-0.73369141659208</text:p>
              </table:table-cell>
              <table:table-cell office:value-type="float" office:value="0.79153303098121">
                <text:p>0.791533030981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85525111565086">
                <text:p>0.985525111565086</text:p>
              </table:table-cell>
              <table:table-cell office:value-type="float" office:value="-0.73369085474651">
                <text:p>-0.73369085474651</text:p>
              </table:table-cell>
              <table:table-cell office:value-type="float" office:value="0.79151412619583">
                <text:p>0.791514126195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2766405835883">
                <text:p>0.992766405835883</text:p>
              </table:table-cell>
              <table:table-cell office:value-type="float" office:value="-0.73369217070993">
                <text:p>-0.73369217070993</text:p>
              </table:table-cell>
              <table:table-cell office:value-type="float" office:value="0.79149983563896">
                <text:p>0.791499835638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752630111484">
                <text:p>0.99752630111484</text:p>
              </table:table-cell>
              <table:table-cell office:value-type="float" office:value="-0.73369147122509">
                <text:p>-0.73369147122509</text:p>
              </table:table-cell>
              <table:table-cell office:value-type="float" office:value="0.79148983279322">
                <text:p>0.791489832793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9792900142665">
                <text:p>0.999792900142665</text:p>
              </table:table-cell>
              <table:table-cell office:value-type="float" office:value="-0.73369192049312">
                <text:p>-0.73369192049312</text:p>
              </table:table-cell>
              <table:table-cell office:value-type="float" office:value="0.79148468616634">
                <text:p>0.791484686166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956053760221">
                <text:p>0.99956053760221</text:p>
              </table:table-cell>
              <table:table-cell office:value-type="float" office:value="-0.7336925230044">
                <text:p>-0.7336925230044</text:p>
              </table:table-cell>
              <table:table-cell office:value-type="float" office:value="0.79148374538766">
                <text:p>0.791483745387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6829794278815">
                <text:p>0.996829794278815</text:p>
              </table:table-cell>
              <table:table-cell office:value-type="float" office:value="-0.73369191762615">
                <text:p>-0.73369191762615</text:p>
              </table:table-cell>
              <table:table-cell office:value-type="float" office:value="0.79148643376323">
                <text:p>0.791486433763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1607495608644">
                <text:p>0.991607495608644</text:p>
              </table:table-cell>
              <table:table-cell office:value-type="float" office:value="-0.73369278169982">
                <text:p>-0.73369278169982</text:p>
              </table:table-cell>
              <table:table-cell office:value-type="float" office:value="0.7914924485205">
                <text:p>0.79149244852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83906694618652">
                <text:p>0.983906694618652</text:p>
              </table:table-cell>
              <table:table-cell office:value-type="float" office:value="-0.73369264532559">
                <text:p>-0.73369264532559</text:p>
              </table:table-cell>
              <table:table-cell office:value-type="float" office:value="0.79150064422352">
                <text:p>0.791500644223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73746639300815">
                <text:p>0.973746639300815</text:p>
              </table:table-cell>
              <table:table-cell office:value-type="float" office:value="-0.73369257383641">
                <text:p>-0.73369257383641</text:p>
              </table:table-cell>
              <table:table-cell office:value-type="float" office:value="0.79151046093694">
                <text:p>0.791510460936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61152724502171">
                <text:p>0.961152724502171</text:p>
              </table:table-cell>
              <table:table-cell office:value-type="float" office:value="-0.73369322404411">
                <text:p>-0.73369322404411</text:p>
              </table:table-cell>
              <table:table-cell office:value-type="float" office:value="0.79152116597601">
                <text:p>0.791521165976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46156428450935">
                <text:p>0.946156428450935</text:p>
              </table:table-cell>
              <table:table-cell office:value-type="float" office:value="-0.73369279993611">
                <text:p>-0.73369279993611</text:p>
              </table:table-cell>
              <table:table-cell office:value-type="float" office:value="0.79153182471133">
                <text:p>0.791531824711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28795234077314">
                <text:p>0.928795234077314</text:p>
              </table:table-cell>
              <table:table-cell office:value-type="float" office:value="-0.73369317304808">
                <text:p>-0.73369317304808</text:p>
              </table:table-cell>
              <table:table-cell office:value-type="float" office:value="0.79154206781246">
                <text:p>0.791542067812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09112535325708">
                <text:p>0.909112535325708</text:p>
              </table:table-cell>
              <table:table-cell office:value-type="float" office:value="-0.73369333939516">
                <text:p>-0.73369333939516</text:p>
              </table:table-cell>
              <table:table-cell office:value-type="float" office:value="0.79155124008053">
                <text:p>0.791551240080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87157528692443">
                <text:p>0.887157528692443</text:p>
              </table:table-cell>
              <table:table-cell office:value-type="float" office:value="-0.73369307025814">
                <text:p>-0.73369307025814</text:p>
              </table:table-cell>
              <table:table-cell office:value-type="float" office:value="0.79155893917793">
                <text:p>0.791558939177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62985090260156">
                <text:p>0.862985090260156</text:p>
              </table:table-cell>
              <table:table-cell office:value-type="float" office:value="-0.73369353241602">
                <text:p>-0.73369353241602</text:p>
              </table:table-cell>
              <table:table-cell office:value-type="float" office:value="0.79156505260986">
                <text:p>0.791565052609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36655638536165">
                <text:p>0.836655638536165</text:p>
              </table:table-cell>
              <table:table-cell office:value-type="float" office:value="-0.7336933443879">
                <text:p>-0.7336933443879</text:p>
              </table:table-cell>
              <table:table-cell office:value-type="float" office:value="0.79156929561501">
                <text:p>0.791569295615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08234983437667">
                <text:p>0.808234983437667</text:p>
              </table:table-cell>
              <table:table-cell office:value-type="float" office:value="-0.73369338599388">
                <text:p>-0.73369338599388</text:p>
              </table:table-cell>
              <table:table-cell office:value-type="float" office:value="0.79157175792466">
                <text:p>0.791571757924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7779416180122">
                <text:p>0.77779416180122</text:p>
              </table:table-cell>
              <table:table-cell office:value-type="float" office:value="-0.73369364334823">
                <text:p>-0.73369364334823</text:p>
              </table:table-cell>
              <table:table-cell office:value-type="float" office:value="0.79157254771708">
                <text:p>0.791572547717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45409259827637">
                <text:p>0.745409259827637</text:p>
              </table:table-cell>
              <table:table-cell office:value-type="float" office:value="-0.73369339024067">
                <text:p>-0.73369339024067</text:p>
              </table:table-cell>
              <table:table-cell office:value-type="float" office:value="0.79157176037916">
                <text:p>0.791571760379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11161222906122">
                <text:p>0.711161222906122</text:p>
              </table:table-cell>
              <table:table-cell office:value-type="float" office:value="-0.73369362436993">
                <text:p>-0.73369362436993</text:p>
              </table:table-cell>
              <table:table-cell office:value-type="float" office:value="0.79156974372359">
                <text:p>0.791569743723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75135653292948">
                <text:p>0.675135653292948</text:p>
              </table:table-cell>
              <table:table-cell office:value-type="float" office:value="-0.73369361585271">
                <text:p>-0.73369361585271</text:p>
              </table:table-cell>
              <table:table-cell office:value-type="float" office:value="0.79156672149738">
                <text:p>0.791566721497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37422596150392">
                <text:p>0.637422596150392</text:p>
              </table:table-cell>
              <table:table-cell office:value-type="float" office:value="-0.733693506469">
                <text:p>-0.733693506469</text:p>
              </table:table-cell>
              <table:table-cell office:value-type="float" office:value="0.79156299274578">
                <text:p>0.791562992745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98116314480734">
                <text:p>0.598116314480734</text:p>
              </table:table-cell>
              <table:table-cell office:value-type="float" office:value="-0.73369372654279">
                <text:p>-0.73369372654279</text:p>
              </table:table-cell>
              <table:table-cell office:value-type="float" office:value="0.79155891433652">
                <text:p>0.791558914336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57315053517827">
                <text:p>0.557315053517827</text:p>
              </table:table-cell>
              <table:table-cell office:value-type="float" office:value="-0.73369357488374">
                <text:p>-0.73369357488374</text:p>
              </table:table-cell>
              <table:table-cell office:value-type="float" office:value="0.79155470489232">
                <text:p>0.791554704892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15120795165193">
                <text:p>0.515120795165193</text:p>
              </table:table-cell>
              <table:table-cell office:value-type="float" office:value="-0.73369363627037">
                <text:p>-0.73369363627037</text:p>
              </table:table-cell>
              <table:table-cell office:value-type="float" office:value="0.79155065639723">
                <text:p>0.791550656397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71639003094372">
                <text:p>0.471639003094372</text:p>
              </table:table-cell>
              <table:table-cell office:value-type="float" office:value="-0.73369371714275">
                <text:p>-0.73369371714275</text:p>
              </table:table-cell>
              <table:table-cell office:value-type="float" office:value="0.79154698090345">
                <text:p>0.791546980903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26978359140658">
                <text:p>0.426978359140658</text:p>
              </table:table-cell>
              <table:table-cell office:value-type="float" office:value="-0.7336935837576">
                <text:p>-0.7336935837576</text:p>
              </table:table-cell>
              <table:table-cell office:value-type="float" office:value="0.79154380611381">
                <text:p>0.791543806113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81250491655127">
                <text:p>0.381250491655127</text:p>
              </table:table-cell>
              <table:table-cell office:value-type="float" office:value="-0.73369371802364">
                <text:p>-0.73369371802364</text:p>
              </table:table-cell>
              <table:table-cell office:value-type="float" office:value="0.7915412843037">
                <text:p>0.79154128430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34569696491873">
                <text:p>0.334569696491873</text:p>
              </table:table-cell>
              <table:table-cell office:value-type="float" office:value="-0.73369366735407">
                <text:p>-0.73369366735407</text:p>
              </table:table-cell>
              <table:table-cell office:value-type="float" office:value="0.79153944952316">
                <text:p>0.791539449523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87052651327919">
                <text:p>0.287052651327919</text:p>
              </table:table-cell>
              <table:table-cell office:value-type="float" office:value="-0.73369363529901">
                <text:p>-0.73369363529901</text:p>
              </table:table-cell>
              <table:table-cell office:value-type="float" office:value="0.79153831366614">
                <text:p>0.791538313666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38818124029776">
                <text:p>0.238818124029776</text:p>
              </table:table-cell>
              <table:table-cell office:value-type="float" office:value="-0.73369373191232">
                <text:p>-0.73369373191232</text:p>
              </table:table-cell>
              <table:table-cell office:value-type="float" office:value="0.79153786863765">
                <text:p>0.791537868637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89986675795633">
                <text:p>0.189986675795633</text:p>
              </table:table-cell>
              <table:table-cell office:value-type="float" office:value="-0.73369363595201">
                <text:p>-0.73369363595201</text:p>
              </table:table-cell>
              <table:table-cell office:value-type="float" office:value="0.7915380239226">
                <text:p>0.79153802392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40680359815153">
                <text:p>0.140680359815153</text:p>
              </table:table-cell>
              <table:table-cell office:value-type="float" office:value="-0.73369368913126">
                <text:p>-0.73369368913126</text:p>
              </table:table-cell>
              <table:table-cell office:value-type="float" office:value="0.79153870590245">
                <text:p>0.791538705902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91022416200046">
                <text:p>0.091022416200046</text:p>
              </table:table-cell>
              <table:table-cell office:value-type="float" office:value="-0.73369370252279">
                <text:p>-0.73369370252279</text:p>
              </table:table-cell>
              <table:table-cell office:value-type="float" office:value="0.79153980645035">
                <text:p>0.791539806450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411369639479972">
                <text:p>0.0411369639479972</text:p>
              </table:table-cell>
              <table:table-cell office:value-type="float" office:value="-0.73369364160502">
                <text:p>-0.73369364160502</text:p>
              </table:table-cell>
              <table:table-cell office:value-type="float" office:value="0.7915411949734">
                <text:p>0.79154119497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885130929020493">
                <text:p>-0.00885130929020493</text:p>
              </table:table-cell>
              <table:table-cell office:value-type="float" office:value="-0.73369371396826">
                <text:p>-0.73369371396826</text:p>
              </table:table-cell>
              <table:table-cell office:value-type="float" office:value="0.79154276970199">
                <text:p>0.791542769701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588174588648543">
                <text:p>-0.0588174588648543</text:p>
              </table:table-cell>
              <table:table-cell office:value-type="float" office:value="-0.73369366832303">
                <text:p>-0.73369366832303</text:p>
              </table:table-cell>
              <table:table-cell office:value-type="float" office:value="0.79154440673725">
                <text:p>0.791544406737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108636595423878">
                <text:p>-0.108636595423878</text:p>
              </table:table-cell>
              <table:table-cell office:value-type="float" office:value="-0.73369366848975">
                <text:p>-0.73369366848975</text:p>
              </table:table-cell>
              <table:table-cell office:value-type="float" office:value="0.79154600458412">
                <text:p>0.791546004584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158184197071192">
                <text:p>-0.158184197071192</text:p>
              </table:table-cell>
              <table:table-cell office:value-type="float" office:value="-0.73369370657627">
                <text:p>-0.73369370657627</text:p>
              </table:table-cell>
              <table:table-cell office:value-type="float" office:value="0.79154748532076">
                <text:p>0.791547485320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207336420606564">
                <text:p>-0.207336420606564</text:p>
              </table:table-cell>
              <table:table-cell office:value-type="float" office:value="-0.73369365411635">
                <text:p>-0.73369365411635</text:p>
              </table:table-cell>
              <table:table-cell office:value-type="float" office:value="0.79154877042755">
                <text:p>0.791548770427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255970411069141">
                <text:p>-0.255970411069141</text:p>
              </table:table-cell>
              <table:table-cell office:value-type="float" office:value="-0.73369369173565">
                <text:p>-0.73369369173565</text:p>
              </table:table-cell>
              <table:table-cell office:value-type="float" office:value="0.7915498189665">
                <text:p>0.79154981896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303964608810857">
                <text:p>-0.303964608810857</text:p>
              </table:table-cell>
              <table:table-cell office:value-type="float" office:value="-0.73369368429135">
                <text:p>-0.73369368429135</text:p>
              </table:table-cell>
              <table:table-cell office:value-type="float" office:value="0.79155060256931">
                <text:p>0.791550602569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351199053332252">
                <text:p>-0.351199053332252</text:p>
              </table:table-cell>
              <table:table-cell office:value-type="float" office:value="-0.73369366119029">
                <text:p>-0.73369366119029</text:p>
              </table:table-cell>
              <table:table-cell office:value-type="float" office:value="0.79155110693099">
                <text:p>0.791551106930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39755568312125">
                <text:p>-0.39755568312125</text:p>
              </table:table-cell>
              <table:table-cell office:value-type="float" office:value="-0.73369369758219">
                <text:p>-0.73369369758219</text:p>
              </table:table-cell>
              <table:table-cell office:value-type="float" office:value="0.79155134662536">
                <text:p>0.791551346625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442918630745443">
                <text:p>-0.442918630745443</text:p>
              </table:table-cell>
              <table:table-cell office:value-type="float" office:value="-0.73369366681525">
                <text:p>-0.73369366681525</text:p>
              </table:table-cell>
              <table:table-cell office:value-type="float" office:value="0.79155133907907">
                <text:p>0.791551339079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487174512460336">
                <text:p>-0.487174512460336</text:p>
              </table:table-cell>
              <table:table-cell office:value-type="float" office:value="-0.73369367640651">
                <text:p>-0.73369367640651</text:p>
              </table:table-cell>
              <table:table-cell office:value-type="float" office:value="0.7915511176598">
                <text:p>0.79155111765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530212711609659">
                <text:p>-0.530212711609659</text:p>
              </table:table-cell>
              <table:table-cell office:value-type="float" office:value="-0.733693688533">
                <text:p>-0.733693688533</text:p>
              </table:table-cell>
              <table:table-cell office:value-type="float" office:value="0.79155072635778">
                <text:p>0.791550726357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571925655109398">
                <text:p>-0.571925655109398</text:p>
              </table:table-cell>
              <table:table-cell office:value-type="float" office:value="-0.73369366298942">
                <text:p>-0.73369366298942</text:p>
              </table:table-cell>
              <table:table-cell office:value-type="float" office:value="0.79155020600113">
                <text:p>0.791550206001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612209082324489">
                <text:p>-0.612209082324489</text:p>
              </table:table-cell>
              <table:table-cell office:value-type="float" office:value="-0.73369368634512">
                <text:p>-0.73369368634512</text:p>
              </table:table-cell>
              <table:table-cell office:value-type="float" office:value="0.79154960592179">
                <text:p>0.791549605921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650962305666096">
                <text:p>-0.650962305666096</text:p>
              </table:table-cell>
              <table:table-cell office:value-type="float" office:value="-0.73369367564053">
                <text:p>-0.73369367564053</text:p>
              </table:table-cell>
              <table:table-cell office:value-type="float" office:value="0.79154897067713">
                <text:p>0.791548970677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688088462258153">
                <text:p>-0.688088462258153</text:p>
              </table:table-cell>
              <table:table-cell office:value-type="float" office:value="-0.73369366954598">
                <text:p>-0.73369366954598</text:p>
              </table:table-cell>
              <table:table-cell office:value-type="float" office:value="0.79154833918341">
                <text:p>0.791548339183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723494756044108">
                <text:p>-0.723494756044108</text:p>
              </table:table-cell>
              <table:table-cell office:value-type="float" office:value="-0.73369368624653">
                <text:p>-0.73369368624653</text:p>
              </table:table-cell>
              <table:table-cell office:value-type="float" office:value="0.79154774938837">
                <text:p>0.791547749388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757092689728735">
                <text:p>-0.757092689728735</text:p>
              </table:table-cell>
              <table:table-cell office:value-type="float" office:value="-0.73369366825409">
                <text:p>-0.73369366825409</text:p>
              </table:table-cell>
              <table:table-cell office:value-type="float" office:value="0.79154722762636">
                <text:p>0.791547227626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788798285975294">
                <text:p>-0.788798285975294</text:p>
              </table:table-cell>
              <table:table-cell office:value-type="float" office:value="-0.73369367789764">
                <text:p>-0.73369367789764</text:p>
              </table:table-cell>
              <table:table-cell office:value-type="float" office:value="0.79154679469565">
                <text:p>0.791546794695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818532297305121">
                <text:p>-0.818532297305121</text:p>
              </table:table-cell>
              <table:table-cell office:value-type="float" office:value="-0.73369367970011">
                <text:p>-0.73369367970011</text:p>
              </table:table-cell>
              <table:table-cell office:value-type="float" office:value="0.79154646462119">
                <text:p>0.791546464621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846220404175065">
                <text:p>-0.846220404175065</text:p>
              </table:table-cell>
              <table:table-cell office:value-type="float" office:value="-0.73369366868195">
                <text:p>-0.73369366868195</text:p>
              </table:table-cell>
              <table:table-cell office:value-type="float" office:value="0.79154624094182">
                <text:p>0.791546240941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871793400737638">
                <text:p>-0.871793400737638</text:p>
              </table:table-cell>
              <table:table-cell office:value-type="float" office:value="-0.73369368173303">
                <text:p>-0.73369368173303</text:p>
              </table:table-cell>
              <table:table-cell office:value-type="float" office:value="0.79154612336645">
                <text:p>0.791546123366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895187367819591">
                <text:p>-0.895187367819591</text:p>
              </table:table-cell>
              <table:table-cell office:value-type="float" office:value="-0.73369367315958">
                <text:p>-0.73369367315958</text:p>
              </table:table-cell>
              <table:table-cell office:value-type="float" office:value="0.79154610440252">
                <text:p>0.791546104402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916343832686567">
                <text:p>-0.916343832686567</text:p>
              </table:table-cell>
              <table:table-cell office:value-type="float" office:value="-0.73369367342848">
                <text:p>-0.73369367342848</text:p>
              </table:table-cell>
              <table:table-cell office:value-type="float" office:value="0.79154617132093">
                <text:p>0.791546171320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935209915194469">
                <text:p>-0.935209915194469</text:p>
              </table:table-cell>
              <table:table-cell office:value-type="float" office:value="-0.73369368015004">
                <text:p>-0.73369368015004</text:p>
              </table:table-cell>
              <table:table-cell office:value-type="float" office:value="0.79154630994106">
                <text:p>0.791546309941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951738459962292">
                <text:p>-0.951738459962292</text:p>
              </table:table-cell>
              <table:table-cell office:value-type="float" office:value="-0.73369367065596">
                <text:p>-0.73369367065596</text:p>
              </table:table-cell>
              <table:table-cell office:value-type="float" office:value="0.79154650216181">
                <text:p>0.791546502161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965888154236019">
                <text:p>-0.965888154236019</text:p>
              </table:table-cell>
              <table:table-cell office:value-type="float" office:value="-0.73369367764874">
                <text:p>-0.73369367764874</text:p>
              </table:table-cell>
              <table:table-cell office:value-type="float" office:value="0.79154673002491">
                <text:p>0.791546730024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977623631148981">
                <text:p>-0.977623631148981</text:p>
              </table:table-cell>
              <table:table-cell office:value-type="float" office:value="-0.73369367614096">
                <text:p>-0.73369367614096</text:p>
              </table:table-cell>
              <table:table-cell office:value-type="float" office:value="0.7915469762941">
                <text:p>0.79154697629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986915558120617">
                <text:p>-0.986915558120617</text:p>
              </table:table-cell>
              <table:table-cell office:value-type="float" office:value="-0.73369367214187">
                <text:p>-0.73369367214187</text:p>
              </table:table-cell>
              <table:table-cell office:value-type="float" office:value="0.7915472238729">
                <text:p>0.79154722387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993740710172637">
                <text:p>-0.993740710172637</text:p>
              </table:table-cell>
              <table:table-cell office:value-type="float" office:value="-0.73369367875704">
                <text:p>-0.73369367875704</text:p>
              </table:table-cell>
              <table:table-cell office:value-type="float" office:value="0.79154745895814">
                <text:p>0.791547458958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998082027979384">
                <text:p>-0.998082027979384</text:p>
              </table:table-cell>
              <table:table-cell office:value-type="float" office:value="-0.73369367314145">
                <text:p>-0.73369367314145</text:p>
              </table:table-cell>
              <table:table-cell office:value-type="float" office:value="0.79154766976777">
                <text:p>0.791547669767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999928660507255">
                <text:p>-0.999928660507255</text:p>
              </table:table-cell>
              <table:table-cell office:value-type="float" office:value="-0.73369367506643">
                <text:p>-0.73369367506643</text:p>
              </table:table-cell>
              <table:table-cell office:value-type="float" office:value="0.79154784724569">
                <text:p>0.791547847245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999275992136631">
                <text:p>-0.999275992136631</text:p>
              </table:table-cell>
              <table:table-cell office:value-type="float" office:value="-0.73369367719548">
                <text:p>-0.73369367719548</text:p>
              </table:table-cell>
              <table:table-cell office:value-type="float" office:value="0.79154798612411">
                <text:p>0.791547986124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996125654198552">
                <text:p>-0.996125654198552</text:p>
              </table:table-cell>
              <table:table-cell office:value-type="float" office:value="-0.73369367264745">
                <text:p>-0.73369367264745</text:p>
              </table:table-cell>
              <table:table-cell office:value-type="float" office:value="0.79154808332664">
                <text:p>0.791548083326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99048552089717">
                <text:p>-0.99048552089717</text:p>
              </table:table-cell>
              <table:table-cell office:value-type="float" office:value="-0.7336936769684">
                <text:p>-0.7336936769684</text:p>
              </table:table-cell>
              <table:table-cell office:value-type="float" office:value="0.79154813889715">
                <text:p>0.791548138897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982369689628442">
                <text:p>-0.982369689628442</text:p>
              </table:table-cell>
              <table:table-cell office:value-type="float" office:value="-0.73369367496947">
                <text:p>-0.73369367496947</text:p>
              </table:table-cell>
              <table:table-cell office:value-type="float" office:value="0.79154815537005">
                <text:p>0.791548155370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971798445743887">
                <text:p>-0.971798445743887</text:p>
              </table:table-cell>
              <table:table-cell office:value-type="float" office:value="-0.733693673988">
                <text:p>-0.733693673988</text:p>
              </table:table-cell>
              <table:table-cell office:value-type="float" office:value="0.79154813673369">
                <text:p>0.791548136733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95879821184782">
                <text:p>-0.95879821184782</text:p>
              </table:table-cell>
              <table:table-cell office:value-type="float" office:value="-0.73369367700592">
                <text:p>-0.73369367700592</text:p>
              </table:table-cell>
              <table:table-cell office:value-type="float" office:value="0.79154808889412">
                <text:p>0.791548088894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943401481754588">
                <text:p>-0.943401481754588</text:p>
              </table:table-cell>
              <table:table-cell office:value-type="float" office:value="-0.73369367375024">
                <text:p>-0.73369367375024</text:p>
              </table:table-cell>
              <table:table-cell office:value-type="float" office:value="0.79154801841199">
                <text:p>0.791548018411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925646739270965">
                <text:p>-0.925646739270965</text:p>
              </table:table-cell>
              <table:table-cell office:value-type="float" office:value="-0.73369367558668">
                <text:p>-0.73369367558668</text:p>
              </table:table-cell>
              <table:table-cell office:value-type="float" office:value="0.79154793219158">
                <text:p>0.791547932191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905578362006666">
                <text:p>-0.905578362006666</text:p>
              </table:table-cell>
              <table:table-cell office:value-type="float" office:value="-0.73369367586723">
                <text:p>-0.73369367586723</text:p>
              </table:table-cell>
              <table:table-cell office:value-type="float" office:value="0.7915478373898">
                <text:p>0.79154783738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883246510453445">
                <text:p>-0.883246510453445</text:p>
              </table:table-cell>
              <table:table-cell office:value-type="float" office:value="-0.73369367392586">
                <text:p>-0.73369367392586</text:p>
              </table:table-cell>
              <table:table-cell office:value-type="float" office:value="0.79154774041584">
                <text:p>0.791547740415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858707002609982">
                <text:p>-0.858707002609982</text:p>
              </table:table-cell>
              <table:table-cell office:value-type="float" office:value="-0.73369367631476">
                <text:p>-0.73369367631476</text:p>
              </table:table-cell>
              <table:table-cell office:value-type="float" office:value="0.79154764709883">
                <text:p>0.791547647098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832021174465955">
                <text:p>-0.832021174465955</text:p>
              </table:table-cell>
              <table:table-cell office:value-type="float" office:value="-0.73369367473355">
                <text:p>-0.73369367473355</text:p>
              </table:table-cell>
              <table:table-cell office:value-type="float" office:value="0.79154756232991">
                <text:p>0.791547562329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803255726694014">
                <text:p>-0.803255726694014</text:p>
              </table:table-cell>
              <table:table-cell office:value-type="float" office:value="-0.73369367484425">
                <text:p>-0.73369367484425</text:p>
              </table:table-cell>
              <table:table-cell office:value-type="float" office:value="0.79154748969389">
                <text:p>0.791547489693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772482557932834">
                <text:p>-0.772482557932834</text:p>
              </table:table-cell>
              <table:table-cell office:value-type="float" office:value="-0.73369367604066">
                <text:p>-0.73369367604066</text:p>
              </table:table-cell>
              <table:table-cell office:value-type="float" office:value="0.79154743179299">
                <text:p>0.791547431792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73977858507796">
                <text:p>-0.73977858507796</text:p>
              </table:table-cell>
              <table:table-cell office:value-type="float" office:value="-0.73369367432982">
                <text:p>-0.73369367432982</text:p>
              </table:table-cell>
              <table:table-cell office:value-type="float" office:value="0.79154738995038">
                <text:p>0.791547389950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705225551029634">
                <text:p>-0.705225551029634</text:p>
              </table:table-cell>
              <table:table-cell office:value-type="float" office:value="-0.73369367563015">
                <text:p>-0.73369367563015</text:p>
              </table:table-cell>
              <table:table-cell office:value-type="float" office:value="0.79154736437555">
                <text:p>0.791547364375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668909820378098">
                <text:p>-0.668909820378098</text:p>
              </table:table-cell>
              <table:table-cell office:value-type="float" office:value="-0.73369367532712">
                <text:p>-0.73369367532712</text:p>
              </table:table-cell>
              <table:table-cell office:value-type="float" office:value="0.7915473544322">
                <text:p>0.79154735443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630922163537117">
                <text:p>-0.630922163537117</text:p>
              </table:table-cell>
              <table:table-cell office:value-type="float" office:value="-0.73369367463402">
                <text:p>-0.73369367463402</text:p>
              </table:table-cell>
              <table:table-cell office:value-type="float" office:value="0.79154735856233">
                <text:p>0.791547358562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591357529865205">
                <text:p>-0.591357529865205</text:p>
              </table:table-cell>
              <table:table-cell office:value-type="float" office:value="-0.73369367583164">
                <text:p>-0.73369367583164</text:p>
              </table:table-cell>
              <table:table-cell office:value-type="float" office:value="0.79154737467631">
                <text:p>0.791547374676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550314810341677">
                <text:p>-0.550314810341677</text:p>
              </table:table-cell>
              <table:table-cell office:value-type="float" office:value="-0.73369367480221">
                <text:p>-0.73369367480221</text:p>
              </table:table-cell>
              <table:table-cell office:value-type="float" office:value="0.79154740029376">
                <text:p>0.791547400293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507896590390711">
                <text:p>-0.507896590390711</text:p>
              </table:table-cell>
              <table:table-cell office:value-type="float" office:value="-0.73369367517901">
                <text:p>-0.73369367517901</text:p>
              </table:table-cell>
              <table:table-cell office:value-type="float" office:value="0.7915474326551">
                <text:p>0.79154743265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464208893471196">
                <text:p>-0.464208893471196</text:p>
              </table:table-cell>
              <table:table-cell office:value-type="float" office:value="-0.73369367554586">
                <text:p>-0.73369367554586</text:p>
              </table:table-cell>
              <table:table-cell office:value-type="float" office:value="0.79154746905754">
                <text:p>0.791547469057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419360916073322">
                <text:p>-0.419360916073322</text:p>
              </table:table-cell>
              <table:table-cell office:value-type="float" office:value="-0.73369367473063">
                <text:p>-0.73369367473063</text:p>
              </table:table-cell>
              <table:table-cell office:value-type="float" office:value="0.79154750688608">
                <text:p>0.791547506886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373464754784207">
                <text:p>-0.373464754784207</text:p>
              </table:table-cell>
              <table:table-cell office:value-type="float" office:value="-0.7336936755233">
                <text:p>-0.7336936755233</text:p>
              </table:table-cell>
              <table:table-cell office:value-type="float" office:value="0.79154754378363">
                <text:p>0.791547543783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326635126104816">
                <text:p>-0.326635126104816</text:p>
              </table:table-cell>
              <table:table-cell office:value-type="float" office:value="-0.73369367514488">
                <text:p>-0.73369367514488</text:p>
              </table:table-cell>
              <table:table-cell office:value-type="float" office:value="0.79154757780096">
                <text:p>0.791547577800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278989079718452">
                <text:p>-0.278989079718452</text:p>
              </table:table-cell>
              <table:table-cell office:value-type="float" office:value="-0.73369367498421">
                <text:p>-0.73369367498421</text:p>
              </table:table-cell>
              <table:table-cell office:value-type="float" office:value="0.7915476073637">
                <text:p>0.79154760736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230645705927492">
                <text:p>-0.230645705927492</text:p>
              </table:table-cell>
              <table:table-cell office:value-type="float" office:value="-0.73369367552423">
                <text:p>-0.73369367552423</text:p>
              </table:table-cell>
              <table:table-cell office:value-type="float" office:value="0.79154763138625">
                <text:p>0.791547631386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181725837989676">
                <text:p>-0.181725837989676</text:p>
              </table:table-cell>
              <table:table-cell office:value-type="float" office:value="-0.73369367493086">
                <text:p>-0.73369367493086</text:p>
              </table:table-cell>
              <table:table-cell office:value-type="float" office:value="0.79154764924634">
                <text:p>0.791547649246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132351750097872">
                <text:p>-0.132351750097872</text:p>
              </table:table-cell>
              <table:table-cell office:value-type="float" office:value="-0.73369367527544">
                <text:p>-0.73369367527544</text:p>
              </table:table-cell>
              <table:table-cell office:value-type="float" office:value="0.79154766072835">
                <text:p>0.791547660728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square" chart:symbol-width="0.1cm" chart:symbol-height="0.1cm">
        <chart:symbol-image xlink:href="Pictures/2000000D000000DD000000DDDC7CCDFB.svm" xlink:type="simple" xlink:actuate="onLoad"/>
      </style:chart-properties>
      <style:graphic-properties svg:stroke-width="0.025cm" svg:stroke-color="#004586" draw:fill-color="#004586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diamond" chart:symbol-width="0.1cm" chart:symbol-height="0.1cm">
        <chart:symbol-image xlink:href="Pictures/2000000D000000DD000000DD07B12F7F.svm" xlink:type="simple" xlink:actuate="onLoad"/>
      </style:chart-properties>
      <style:graphic-properties svg:stroke-width="0.025cm" svg:stroke-color="#ff420e" draw:fill-color="#ff420e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arrow-down" chart:symbol-width="0.1cm" chart:symbol-height="0.1cm">
        <chart:symbol-image xlink:href="Pictures/2000000D000000DD000000DDF95BE9D7.svm" xlink:type="simple" xlink:actuate="onLoad"/>
      </style:chart-properties>
      <style:graphic-properties svg:stroke-width="0.025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9cm" svg:height="18.393cm" xlink:href=".." xlink:type="simple" chart:class="chart:line" chart:style-name="ch1">
        <chart:plot-area chart:style-name="ch2" table:cell-range-address="Data.B211:Data.B500 Data.G211:Data.G500 Data.L211:Data.L500" svg:x="1.036cm" svg:y="1.603cm" svg:width="27.121cm" svg:height="16.003cm">
          <chartooo:coordinate-region svg:x="2.425cm" svg:y="1.802cm" svg:width="25.541cm" svg:height="15.60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B211:Data.B500" chart:class="chart:line">
            <chart:data-point chart:repeated="290"/>
          </chart:series>
          <chart:series chart:style-name="ch7" chart:values-cell-range-address="Data.G211:Data.G500" chart:class="chart:line">
            <chart:data-point chart:repeated="290"/>
          </chart:series>
          <chart:series chart:style-name="ch8" chart:values-cell-range-address="Data.L211:Data.L500" chart:class="chart:line">
            <chart:data-point chart:repeated="2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02363309958824">
                <text:p>-0.902363309958824</text:p>
                <draw:g>
                  <svg:desc>Data.B211:Data.B500</svg:desc>
                </draw:g>
              </table:table-cell>
              <table:table-cell office:value-type="float" office:value="-0.89086003204467">
                <text:p>-0.89086003204467</text:p>
                <draw:g>
                  <svg:desc>Data.G211:Data.G500</svg:desc>
                </draw:g>
              </table:table-cell>
              <table:table-cell office:value-type="float" office:value="-0.81735502558961">
                <text:p>-0.81735502558961</text:p>
                <draw:g>
                  <svg:desc>Data.L211:Data.L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22775421612807">
                <text:p>-0.922775421612807</text:p>
              </table:table-cell>
              <table:table-cell office:value-type="float" office:value="-0.91262349416517">
                <text:p>-0.91262349416517</text:p>
              </table:table-cell>
              <table:table-cell office:value-type="float" office:value="-0.91684197019973">
                <text:p>-0.91684197019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40881075284908">
                <text:p>-0.940881075284908</text:p>
              </table:table-cell>
              <table:table-cell office:value-type="float" office:value="-0.93199859285511">
                <text:p>-0.93199859285511</text:p>
              </table:table-cell>
              <table:table-cell office:value-type="float" office:value="-0.94354081568483">
                <text:p>-0.94354081568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56635016270188">
                <text:p>-0.956635016270188</text:p>
              </table:table-cell>
              <table:table-cell office:value-type="float" office:value="-0.94894498961688">
                <text:p>-0.94894498961688</text:p>
              </table:table-cell>
              <table:table-cell office:value-type="float" office:value="-0.96097950192343">
                <text:p>-0.960979501923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9997867920679">
                <text:p>-0.969997867920679</text:p>
              </table:table-cell>
              <table:table-cell office:value-type="float" office:value="-0.96340411469076">
                <text:p>-0.96340411469076</text:p>
              </table:table-cell>
              <table:table-cell office:value-type="float" office:value="-0.97522682207775">
                <text:p>-0.97522682207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80936230066492">
                <text:p>-0.980936230066492</text:p>
              </table:table-cell>
              <table:table-cell office:value-type="float" office:value="-0.97540131944084">
                <text:p>-0.97540131944084</text:p>
              </table:table-cell>
              <table:table-cell office:value-type="float" office:value="-0.98689330115675">
                <text:p>-0.98689330115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89422762498851">
                <text:p>-0.989422762498851</text:p>
              </table:table-cell>
              <table:table-cell office:value-type="float" office:value="-0.98482346154962">
                <text:p>-0.98482346154962</text:p>
              </table:table-cell>
              <table:table-cell office:value-type="float" office:value="-0.99598661022629">
                <text:p>-0.99598661022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95436253306377">
                <text:p>-0.995436253306377</text:p>
              </table:table-cell>
              <table:table-cell office:value-type="float" office:value="-0.99174426342754">
                <text:p>-0.99174426342754</text:p>
              </table:table-cell>
              <table:table-cell office:value-type="float" office:value="-1.0025151570089">
                <text:p>-1.00251515700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98961671893817">
                <text:p>-0.998961671893817</text:p>
              </table:table-cell>
              <table:table-cell office:value-type="float" office:value="-0.99610575080286">
                <text:p>-0.99610575080286</text:p>
              </table:table-cell>
              <table:table-cell office:value-type="float" office:value="-1.0064409113333">
                <text:p>-1.006440911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99990206550704">
                <text:p>-0.999990206550704</text:p>
              </table:table-cell>
              <table:table-cell office:value-type="float" office:value="-0.9979623787568">
                <text:p>-0.9979623787568</text:p>
              </table:table-cell>
              <table:table-cell office:value-type="float" office:value="-1.0078030797788">
                <text:p>-1.0078030797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98519286476045">
                <text:p>-0.998519286476045</text:p>
              </table:table-cell>
              <table:table-cell office:value-type="float" office:value="-0.99722418970357">
                <text:p>-0.99722418970357</text:p>
              </table:table-cell>
              <table:table-cell office:value-type="float" office:value="-1.0065468728194">
                <text:p>-1.0065468728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94552588203989">
                <text:p>-0.994552588203989</text:p>
              </table:table-cell>
              <table:table-cell office:value-type="float" office:value="-0.99392773236705">
                <text:p>-0.99392773236705</text:p>
              </table:table-cell>
              <table:table-cell office:value-type="float" office:value="-1.0026715073308">
                <text:p>-1.0026715073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88100026414398">
                <text:p>-0.988100026414398</text:p>
              </table:table-cell>
              <table:table-cell office:value-type="float" office:value="-0.98812135486225">
                <text:p>-0.98812135486225</text:p>
              </table:table-cell>
              <table:table-cell office:value-type="float" office:value="-0.99626425004172">
                <text:p>-0.99626425004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79177729151317">
                <text:p>-0.979177729151317</text:p>
              </table:table-cell>
              <table:table-cell office:value-type="float" office:value="-0.97970729895529">
                <text:p>-0.97970729895529</text:p>
              </table:table-cell>
              <table:table-cell office:value-type="float" office:value="-0.98726211047111">
                <text:p>-0.98726211047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67807997511261">
                <text:p>-0.967807997511261</text:p>
              </table:table-cell>
              <table:table-cell office:value-type="float" office:value="-0.96883946209236">
                <text:p>-0.96883946209236</text:p>
              </table:table-cell>
              <table:table-cell office:value-type="float" office:value="-0.97571690980978">
                <text:p>-0.975716909809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54019249902089">
                <text:p>-0.954019249902089</text:p>
              </table:table-cell>
              <table:table-cell office:value-type="float" office:value="-0.95542880795814">
                <text:p>-0.95542880795814</text:p>
              </table:table-cell>
              <table:table-cell office:value-type="float" office:value="-0.96165350624715">
                <text:p>-0.961653506247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37845951011783">
                <text:p>-0.937845951011783</text:p>
              </table:table-cell>
              <table:table-cell office:value-type="float" office:value="-0.93958481467969">
                <text:p>-0.93958481467969</text:p>
              </table:table-cell>
              <table:table-cell office:value-type="float" office:value="-0.94510158648039">
                <text:p>-0.945101586480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19328525664676">
                <text:p>-0.919328525664676</text:p>
              </table:table-cell>
              <table:table-cell office:value-type="float" office:value="-0.92132417460414">
                <text:p>-0.92132417460414</text:p>
              </table:table-cell>
              <table:table-cell office:value-type="float" office:value="-0.92610039837193">
                <text:p>-0.926100398371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98513257780449">
                <text:p>-0.898513257780449</text:p>
              </table:table-cell>
              <table:table-cell office:value-type="float" office:value="-0.90069803783422">
                <text:p>-0.90069803783422</text:p>
              </table:table-cell>
              <table:table-cell office:value-type="float" office:value="-0.90472488317718">
                <text:p>-0.904724883177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75452174688428">
                <text:p>-0.875452174688428</text:p>
              </table:table-cell>
              <table:table-cell office:value-type="float" office:value="-0.87776970950114">
                <text:p>-0.87776970950114</text:p>
              </table:table-cell>
              <table:table-cell office:value-type="float" office:value="-0.88104004831182">
                <text:p>-0.88104004831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50202917086366">
                <text:p>-0.850202917086366</text:p>
              </table:table-cell>
              <table:table-cell office:value-type="float" office:value="-0.85261569051949">
                <text:p>-0.85261569051949</text:p>
              </table:table-cell>
              <table:table-cell office:value-type="float" office:value="-0.85509630950095">
                <text:p>-0.85509630950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22828594968709">
                <text:p>-0.822828594968709</text:p>
              </table:table-cell>
              <table:table-cell office:value-type="float" office:value="-0.82521445833317">
                <text:p>-0.82521445833317</text:p>
              </table:table-cell>
              <table:table-cell office:value-type="float" office:value="-0.82688406121601">
                <text:p>-0.826884061216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93397629884477">
                <text:p>-0.793397629884477</text:p>
              </table:table-cell>
              <table:table-cell office:value-type="float" office:value="-0.79569001659226">
                <text:p>-0.79569001659226</text:p>
              </table:table-cell>
              <table:table-cell office:value-type="float" office:value="-0.79649768803403">
                <text:p>-0.79649768803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61983583919033">
                <text:p>-0.761983583919033</text:p>
              </table:table-cell>
              <table:table-cell office:value-type="float" office:value="-0.76409919257056">
                <text:p>-0.76409919257056</text:p>
              </table:table-cell>
              <table:table-cell office:value-type="float" office:value="-0.76405643926586">
                <text:p>-0.764056439265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2866497582717">
                <text:p>-0.72866497582717</text:p>
              </table:table-cell>
              <table:table-cell office:value-type="float" office:value="-0.73048839751405">
                <text:p>-0.73048839751405</text:p>
              </table:table-cell>
              <table:table-cell office:value-type="float" office:value="-0.7296253801021">
                <text:p>-0.7296253801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693525084777122">
                <text:p>-0.693525084777122</text:p>
              </table:table-cell>
              <table:table-cell office:value-type="float" office:value="-0.69498149551658">
                <text:p>-0.69498149551658</text:p>
              </table:table-cell>
              <table:table-cell office:value-type="float" office:value="-0.69326850967463">
                <text:p>-0.69326850967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56651742196015">
                <text:p>-0.656651742196015</text:p>
              </table:table-cell>
              <table:table-cell office:value-type="float" office:value="-0.65758642524772">
                <text:p>-0.65758642524772</text:p>
              </table:table-cell>
              <table:table-cell office:value-type="float" office:value="-0.65501792907883">
                <text:p>-0.655017929078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18137112237033">
                <text:p>-0.618137112237033</text:p>
              </table:table-cell>
              <table:table-cell office:value-type="float" office:value="-0.61852272457653">
                <text:p>-0.61852272457653</text:p>
              </table:table-cell>
              <table:table-cell office:value-type="float" office:value="-0.61504434738193">
                <text:p>-0.615044347381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578077461417045">
                <text:p>-0.578077461417045</text:p>
              </table:table-cell>
              <table:table-cell office:value-type="float" office:value="-0.57769051794484">
                <text:p>-0.57769051794484</text:p>
              </table:table-cell>
              <table:table-cell office:value-type="float" office:value="-0.57334305247852">
                <text:p>-0.573343052478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36572918000435">
                <text:p>-0.536572918000435</text:p>
              </table:table-cell>
              <table:table-cell office:value-type="float" office:value="-0.53536661708513">
                <text:p>-0.53536661708513</text:p>
              </table:table-cell>
              <table:table-cell office:value-type="float" office:value="-0.530092752212">
                <text:p>-0.530092752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93727221730597">
                <text:p>-0.493727221730597</text:p>
              </table:table-cell>
              <table:table-cell office:value-type="float" office:value="-0.49150259177864">
                <text:p>-0.49150259177864</text:p>
              </table:table-cell>
              <table:table-cell office:value-type="float" office:value="-0.48538157912889">
                <text:p>-0.48538157912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49647464534601">
                <text:p>-0.449647464534601</text:p>
              </table:table-cell>
              <table:table-cell office:value-type="float" office:value="-0.44621661936651">
                <text:p>-0.44621661936651</text:p>
              </table:table-cell>
              <table:table-cell office:value-type="float" office:value="-0.43920943481672">
                <text:p>-0.43920943481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0444382284914">
                <text:p>-0.40444382284914</text:p>
              </table:table-cell>
              <table:table-cell office:value-type="float" office:value="-0.39965277852579">
                <text:p>-0.39965277852579</text:p>
              </table:table-cell>
              <table:table-cell office:value-type="float" office:value="-0.39170536646696">
                <text:p>-0.391705366466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58229282236829">
                <text:p>-0.358229282236829</text:p>
              </table:table-cell>
              <table:table-cell office:value-type="float" office:value="-0.35182522319447">
                <text:p>-0.35182522319447</text:p>
              </table:table-cell>
              <table:table-cell office:value-type="float" office:value="-0.34299626281258">
                <text:p>-0.34299626281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11119354981127">
                <text:p>-0.311119354981127</text:p>
              </table:table-cell>
              <table:table-cell office:value-type="float" office:value="-0.30288122339375">
                <text:p>-0.30288122339375</text:p>
              </table:table-cell>
              <table:table-cell office:value-type="float" office:value="-0.29317101026483">
                <text:p>-0.293171010264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263231791365801">
                <text:p>-0.263231791365801</text:p>
              </table:table-cell>
              <table:table-cell office:value-type="float" office:value="-0.25286617779413">
                <text:p>-0.25286617779413</text:p>
              </table:table-cell>
              <table:table-cell office:value-type="float" office:value="-0.24228704057242">
                <text:p>-0.24228704057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14686285360529">
                <text:p>-0.214686285360529</text:p>
              </table:table-cell>
              <table:table-cell office:value-type="float" office:value="-0.20184016516343">
                <text:p>-0.20184016516343</text:p>
              </table:table-cell>
              <table:table-cell office:value-type="float" office:value="-0.19039540715449">
                <text:p>-0.19039540715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65604175448309">
                <text:p>-0.165604175448309</text:p>
              </table:table-cell>
              <table:table-cell office:value-type="float" office:value="-0.14992353069339">
                <text:p>-0.14992353069339</text:p>
              </table:table-cell>
              <table:table-cell office:value-type="float" office:value="-0.13762358855755">
                <text:p>-0.137623588557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16108141342458">
                <text:p>-0.116108141342458</text:p>
              </table:table-cell>
              <table:table-cell office:value-type="float" office:value="-0.097076723159623">
                <text:p>-0.097076723159623</text:p>
              </table:table-cell>
              <table:table-cell office:value-type="float" office:value="-0.083984635356809">
                <text:p>-0.0839846353568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663218973512007">
                <text:p>-0.0663218973512007</text:p>
              </table:table-cell>
              <table:table-cell office:value-type="float" office:value="-0.043434825048382">
                <text:p>-0.043434825048382</text:p>
              </table:table-cell>
              <table:table-cell office:value-type="float" office:value="-0.029638452550785">
                <text:p>-0.0296384525507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163698831563414">
                <text:p>-0.0163698831563414</text:p>
              </table:table-cell>
              <table:table-cell office:value-type="float" office:value="0.010879217102999">
                <text:p>0.010879217102999</text:p>
              </table:table-cell>
              <table:table-cell office:value-type="float" office:value="0.025157494542293">
                <text:p>0.0251574945422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36230472211367">
                <text:p>0.0336230472211367</text:p>
              </table:table-cell>
              <table:table-cell office:value-type="float" office:value="0.065396110402387">
                <text:p>0.065396110402387</text:p>
              </table:table-cell>
              <table:table-cell office:value-type="float" office:value="0.079782286513021">
                <text:p>0.079782286513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35319374911082">
                <text:p>0.0835319374911082</text:p>
              </table:table-cell>
              <table:table-cell office:value-type="float" office:value="0.11909864615833">
                <text:p>0.11909864615833</text:p>
              </table:table-cell>
              <table:table-cell office:value-type="float" office:value="0.13287516187467">
                <text:p>0.132875161874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33232041419942">
                <text:p>0.133232041419942</text:p>
              </table:table-cell>
              <table:table-cell office:value-type="float" office:value="0.16937051936139">
                <text:p>0.16937051936139</text:p>
              </table:table-cell>
              <table:table-cell office:value-type="float" office:value="0.18136055930606">
                <text:p>0.181360559306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2599134631134">
                <text:p>0.182599134631134</text:p>
              </table:table-cell>
              <table:table-cell office:value-type="float" office:value="0.21154591313551">
                <text:p>0.21154591313551</text:p>
              </table:table-cell>
              <table:table-cell office:value-type="float" office:value="0.22017684990968">
                <text:p>0.220176849909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509825101539">
                <text:p>0.231509825101539</text:p>
              </table:table-cell>
              <table:table-cell office:value-type="float" office:value="0.24198651266885">
                <text:p>0.24198651266885</text:p>
              </table:table-cell>
              <table:table-cell office:value-type="float" office:value="0.24636259739066">
                <text:p>0.246362597390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9841861577174">
                <text:p>0.279841861577174</text:p>
              </table:table-cell>
              <table:table-cell office:value-type="float" office:value="0.26638361956673">
                <text:p>0.26638361956673</text:p>
              </table:table-cell>
              <table:table-cell office:value-type="float" office:value="0.26723741539111">
                <text:p>0.26723741539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7474439137693">
                <text:p>0.327474439137693</text:p>
              </table:table-cell>
              <table:table-cell office:value-type="float" office:value="0.29662308238456">
                <text:p>0.29662308238456</text:p>
              </table:table-cell>
              <table:table-cell office:value-type="float" office:value="0.2953041098008">
                <text:p>0.2953041098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4288501145757">
                <text:p>0.374288501145757</text:p>
              </table:table-cell>
              <table:table-cell office:value-type="float" office:value="0.33629309144358">
                <text:p>0.33629309144358</text:p>
              </table:table-cell>
              <table:table-cell office:value-type="float" office:value="0.33370941609365">
                <text:p>0.333709416093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0167036826641">
                <text:p>0.420167036826641</text:p>
              </table:table-cell>
              <table:table-cell office:value-type="float" office:value="0.38160254224182">
                <text:p>0.38160254224182</text:p>
              </table:table-cell>
              <table:table-cell office:value-type="float" office:value="0.37820903152771">
                <text:p>0.378209031527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64995373734132">
                <text:p>0.464995373734132</text:p>
              </table:table-cell>
              <table:table-cell office:value-type="float" office:value="0.42881160812631">
                <text:p>0.42881160812631</text:p>
              </table:table-cell>
              <table:table-cell office:value-type="float" office:value="0.42480611142312">
                <text:p>0.42480611142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08661464372288">
                <text:p>0.508661464372288</text:p>
              </table:table-cell>
              <table:table-cell office:value-type="float" office:value="0.47579215650534">
                <text:p>0.47579215650534</text:p>
              </table:table-cell>
              <table:table-cell office:value-type="float" office:value="0.47132595299453">
                <text:p>0.471325952994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056166255283">
                <text:p>0.551056166255283</text:p>
              </table:table-cell>
              <table:table-cell office:value-type="float" office:value="0.52165619103471">
                <text:p>0.52165619103471</text:p>
              </table:table-cell>
              <table:table-cell office:value-type="float" office:value="0.51682868873804">
                <text:p>0.516828688738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92073514707143">
                <text:p>0.592073514707143</text:p>
              </table:table-cell>
              <table:table-cell office:value-type="float" office:value="0.56595515591924">
                <text:p>0.56595515591924</text:p>
              </table:table-cell>
              <table:table-cell office:value-type="float" office:value="0.56086111822157">
                <text:p>0.560861118221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1610987718161">
                <text:p>0.631610987718161</text:p>
              </table:table-cell>
              <table:table-cell office:value-type="float" office:value="0.60848697671588">
                <text:p>0.60848697671588</text:p>
              </table:table-cell>
              <table:table-cell office:value-type="float" office:value="0.60319945998849">
                <text:p>0.603199459988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9569762196527">
                <text:p>0.669569762196527</text:p>
              </table:table-cell>
              <table:table-cell office:value-type="float" office:value="0.64915087653119">
                <text:p>0.64915087653119</text:p>
              </table:table-cell>
              <table:table-cell office:value-type="float" office:value="0.64372699592611">
                <text:p>0.643726995926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05854960974594">
                <text:p>0.705854960974594</text:p>
              </table:table-cell>
              <table:table-cell office:value-type="float" office:value="0.68790135945798">
                <text:p>0.68790135945798</text:p>
              </table:table-cell>
              <table:table-cell office:value-type="float" office:value="0.68239329682444">
                <text:p>0.68239329682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0375889952382">
                <text:p>0.740375889952382</text:p>
              </table:table-cell>
              <table:table-cell office:value-type="float" office:value="0.7246481159759">
                <text:p>0.7246481159759</text:p>
              </table:table-cell>
              <table:table-cell office:value-type="float" office:value="0.71911370413573">
                <text:p>0.719113704135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73046264785597">
                <text:p>0.773046264785597</text:p>
              </table:table-cell>
              <table:table-cell office:value-type="float" office:value="0.75933794699769">
                <text:p>0.75933794699769</text:p>
              </table:table-cell>
              <table:table-cell office:value-type="float" office:value="0.75380764912982">
                <text:p>0.753807649129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03784426551562">
                <text:p>0.803784426551562</text:p>
              </table:table-cell>
              <table:table-cell office:value-type="float" office:value="0.79189315466346">
                <text:p>0.79189315466346</text:p>
              </table:table-cell>
              <table:table-cell office:value-type="float" office:value="0.78639121596598">
                <text:p>0.78639121596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32513545853984">
                <text:p>0.832513545853984</text:p>
              </table:table-cell>
              <table:table-cell office:value-type="float" office:value="0.82232933701642">
                <text:p>0.82232933701642</text:p>
              </table:table-cell>
              <table:table-cell office:value-type="float" office:value="0.81688317856568">
                <text:p>0.816883178565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59161814856445">
                <text:p>0.859161814856445</text:p>
              </table:table-cell>
              <table:table-cell office:value-type="float" office:value="0.85049635457842">
                <text:p>0.85049635457842</text:p>
              </table:table-cell>
              <table:table-cell office:value-type="float" office:value="0.84517344324803">
                <text:p>0.845173443248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83662626764589">
                <text:p>0.883662626764589</text:p>
              </table:table-cell>
              <table:table-cell office:value-type="float" office:value="0.87644981773393">
                <text:p>0.87644981773393</text:p>
              </table:table-cell>
              <table:table-cell office:value-type="float" office:value="0.87124456231643">
                <text:p>0.871244562316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0595474230842">
                <text:p>0.90595474230842</text:p>
              </table:table-cell>
              <table:table-cell office:value-type="float" office:value="0.90005744587624">
                <text:p>0.90005744587624</text:p>
              </table:table-cell>
              <table:table-cell office:value-type="float" office:value="0.89502296700152">
                <text:p>0.895022967001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2598244280859">
                <text:p>0.92598244280859</text:p>
              </table:table-cell>
              <table:table-cell office:value-type="float" office:value="0.92131449256129">
                <text:p>0.92131449256129</text:p>
              </table:table-cell>
              <table:table-cell office:value-type="float" office:value="0.91644483880695">
                <text:p>0.916444838806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43695669444071">
                <text:p>0.943695669444071</text:p>
              </table:table-cell>
              <table:table-cell office:value-type="float" office:value="0.9401496206678">
                <text:p>0.9401496206678</text:p>
              </table:table-cell>
              <table:table-cell office:value-type="float" office:value="0.93545086571739">
                <text:p>0.935450865717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9050148373147">
                <text:p>0.959050148373147</text:p>
              </table:table-cell>
              <table:table-cell office:value-type="float" office:value="0.95651454114292">
                <text:p>0.95651454114292</text:p>
              </table:table-cell>
              <table:table-cell office:value-type="float" office:value="0.95202656012927">
                <text:p>0.952026560129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72007501394953">
                <text:p>0.972007501394953</text:p>
              </table:table-cell>
              <table:table-cell office:value-type="float" office:value="0.97042210519369">
                <text:p>0.97042210519369</text:p>
              </table:table-cell>
              <table:table-cell office:value-type="float" office:value="0.9661803646084">
                <text:p>0.96618036460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2535341874991">
                <text:p>0.982535341874991</text:p>
              </table:table-cell>
              <table:table-cell office:value-type="float" office:value="0.98176067516143">
                <text:p>0.98176067516143</text:p>
              </table:table-cell>
              <table:table-cell office:value-type="float" office:value="0.97780579131024">
                <text:p>0.977805791310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0607355694857">
                <text:p>0.990607355694857</text:p>
              </table:table-cell>
              <table:table-cell office:value-type="float" office:value="0.99059480746744">
                <text:p>0.99059480746744</text:p>
              </table:table-cell>
              <table:table-cell office:value-type="float" office:value="0.98688849551394">
                <text:p>0.986888495513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6203367023823">
                <text:p>0.996203367023823</text:p>
              </table:table-cell>
              <table:table-cell office:value-type="float" office:value="0.99688608418877">
                <text:p>0.99688608418877</text:p>
              </table:table-cell>
              <table:table-cell office:value-type="float" office:value="0.99346675548421">
                <text:p>0.993466755484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9309388747914">
                <text:p>0.999309388747914</text:p>
              </table:table-cell>
              <table:table-cell office:value-type="float" office:value="1.0006043041933">
                <text:p>1.0006043041933</text:p>
              </table:table-cell>
              <table:table-cell office:value-type="float" office:value="0.997497933684">
                <text:p>0.9974979336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9917657430404">
                <text:p>0.999917657430404</text:p>
              </table:table-cell>
              <table:table-cell office:value-type="float" office:value="1.0017720292036">
                <text:p>1.0017720292036</text:p>
              </table:table-cell>
              <table:table-cell office:value-type="float" office:value="0.99896892822195">
                <text:p>0.998968928221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8026652716368">
                <text:p>0.998026652716368</text:p>
              </table:table-cell>
              <table:table-cell office:value-type="float" office:value="1.00035947259">
                <text:p>1.00035947259</text:p>
              </table:table-cell>
              <table:table-cell office:value-type="float" office:value="0.99787906443307">
                <text:p>0.997879064433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3641101132774">
                <text:p>0.993641101132774</text:p>
              </table:table-cell>
              <table:table-cell office:value-type="float" office:value="0.99638320969804">
                <text:p>0.99638320969804</text:p>
              </table:table-cell>
              <table:table-cell office:value-type="float" office:value="0.99423432903453">
                <text:p>0.994234329034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8677196427463">
                <text:p>0.98677196427463</text:p>
              </table:table-cell>
              <table:table-cell office:value-type="float" office:value="0.98984710130205">
                <text:p>0.98984710130205</text:p>
              </table:table-cell>
              <table:table-cell office:value-type="float" office:value="0.9880334719478">
                <text:p>0.98803347194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7436411406704">
                <text:p>0.977436411406704</text:p>
              </table:table-cell>
              <table:table-cell office:value-type="float" office:value="0.98080950135404">
                <text:p>0.98080950135404</text:p>
              </table:table-cell>
              <table:table-cell office:value-type="float" office:value="0.97934856327655">
                <text:p>0.979348563276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65657776549303">
                <text:p>0.965657776549303</text:p>
              </table:table-cell>
              <table:table-cell office:value-type="float" office:value="0.96919076221653">
                <text:p>0.96919076221653</text:p>
              </table:table-cell>
              <table:table-cell office:value-type="float" office:value="0.96812779717839">
                <text:p>0.968127797178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1465500155379">
                <text:p>0.951465500155379</text:p>
              </table:table-cell>
              <table:table-cell office:value-type="float" office:value="0.95518328655067">
                <text:p>0.95518328655067</text:p>
              </table:table-cell>
              <table:table-cell office:value-type="float" office:value="0.95445695436354">
                <text:p>0.954456954363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4895055524718">
                <text:p>0.934895055524718</text:p>
              </table:table-cell>
              <table:table-cell office:value-type="float" office:value="0.93866219815546">
                <text:p>0.93866219815546</text:p>
              </table:table-cell>
              <table:table-cell office:value-type="float" office:value="0.9383323278813">
                <text:p>0.93833232788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1598786013918">
                <text:p>0.91598786013918</text:p>
              </table:table-cell>
              <table:table-cell office:value-type="float" office:value="0.91973541064001">
                <text:p>0.91973541064001</text:p>
              </table:table-cell>
              <table:table-cell office:value-type="float" office:value="0.91977053165626">
                <text:p>0.919770531656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4791172140549">
                <text:p>0.894791172140549</text:p>
              </table:table-cell>
              <table:table-cell office:value-type="float" office:value="0.89845717174681">
                <text:p>0.89845717174681</text:p>
              </table:table-cell>
              <table:table-cell office:value-type="float" office:value="0.89885647978775">
                <text:p>0.898856479787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713579722098">
                <text:p>0.8713579722098</text:p>
              </table:table-cell>
              <table:table-cell office:value-type="float" office:value="0.87482367587857">
                <text:p>0.87482367587857</text:p>
              </table:table-cell>
              <table:table-cell office:value-type="float" office:value="0.87563689928176">
                <text:p>0.87563689928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5746831142987">
                <text:p>0.845746831142987</text:p>
              </table:table-cell>
              <table:table-cell office:value-type="float" office:value="0.84897719534694">
                <text:p>0.84897719534694</text:p>
              </table:table-cell>
              <table:table-cell office:value-type="float" office:value="0.85018260455699">
                <text:p>0.850182604556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18021763454751">
                <text:p>0.818021763454751</text:p>
              </table:table-cell>
              <table:table-cell office:value-type="float" office:value="0.82085847735469">
                <text:p>0.82085847735469</text:p>
              </table:table-cell>
              <table:table-cell office:value-type="float" office:value="0.82247405425737">
                <text:p>0.822474054257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88252067375379">
                <text:p>0.788252067375379</text:p>
              </table:table-cell>
              <table:table-cell office:value-type="float" office:value="0.79067831175884">
                <text:p>0.79067831175884</text:p>
              </table:table-cell>
              <table:table-cell office:value-type="float" office:value="0.79265612067882">
                <text:p>0.792656120678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56512151641307">
                <text:p>0.756512151641307</text:p>
              </table:table-cell>
              <table:table-cell office:value-type="float" office:value="0.75845070284757">
                <text:p>0.75845070284757</text:p>
              </table:table-cell>
              <table:table-cell office:value-type="float" office:value="0.76084245905424">
                <text:p>0.760842459054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22881349512045">
                <text:p>0.722881349512045</text:p>
              </table:table-cell>
              <table:table-cell office:value-type="float" office:value="0.72418717905595">
                <text:p>0.72418717905595</text:p>
              </table:table-cell>
              <table:table-cell office:value-type="float" office:value="0.72698885907165">
                <text:p>0.726988859071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87443720478333">
                <text:p>0.687443720478333</text:p>
              </table:table-cell>
              <table:table-cell office:value-type="float" office:value="0.68810059177998">
                <text:p>0.68810059177998</text:p>
              </table:table-cell>
              <table:table-cell office:value-type="float" office:value="0.69124935826708">
                <text:p>0.691249358267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50287840157192">
                <text:p>0.650287840157192</text:p>
              </table:table-cell>
              <table:table-cell office:value-type="float" office:value="0.65010048975496">
                <text:p>0.65010048975496</text:p>
              </table:table-cell>
              <table:table-cell office:value-type="float" office:value="0.65365836119803">
                <text:p>0.653658361198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1506578899021">
                <text:p>0.611506578899021</text:p>
              </table:table-cell>
              <table:table-cell office:value-type="float" office:value="0.6104475754384">
                <text:p>0.6104475754384</text:p>
              </table:table-cell>
              <table:table-cell office:value-type="float" office:value="0.61435871894435">
                <text:p>0.614358718944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7119686966007">
                <text:p>0.57119686966007</text:p>
              </table:table-cell>
              <table:table-cell office:value-type="float" office:value="0.56757721237324">
                <text:p>0.56757721237324</text:p>
              </table:table-cell>
              <table:table-cell office:value-type="float" office:value="0.57634053750553">
                <text:p>0.576340537505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29459465720549">
                <text:p>0.529459465720549</text:p>
              </table:table-cell>
              <table:table-cell office:value-type="float" office:value="0.52256271539655">
                <text:p>0.52256271539655</text:p>
              </table:table-cell>
              <table:table-cell office:value-type="float" office:value="0.53486987106111">
                <text:p>0.534869871061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6398688853887">
                <text:p>0.486398688853887</text:p>
              </table:table-cell>
              <table:table-cell office:value-type="float" office:value="0.47529063141469">
                <text:p>0.47529063141469</text:p>
              </table:table-cell>
              <table:table-cell office:value-type="float" office:value="0.49193935016037">
                <text:p>0.491939350160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2122168576629">
                <text:p>0.442122168576629</text:p>
              </table:table-cell>
              <table:table-cell office:value-type="float" office:value="0.4251572082208">
                <text:p>0.4251572082208</text:p>
              </table:table-cell>
              <table:table-cell office:value-type="float" office:value="0.44705448096134">
                <text:p>0.447054480961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96740573130705">
                <text:p>0.396740573130705</text:p>
              </table:table-cell>
              <table:table-cell office:value-type="float" office:value="0.3717419082606">
                <text:p>0.3717419082606</text:p>
              </table:table-cell>
              <table:table-cell office:value-type="float" office:value="0.40024887770263">
                <text:p>0.400248877702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0367332870449">
                <text:p>0.350367332870449</text:p>
              </table:table-cell>
              <table:table-cell office:value-type="float" office:value="0.31477482656086">
                <text:p>0.31477482656086</text:p>
              </table:table-cell>
              <table:table-cell office:value-type="float" office:value="0.35130693867191">
                <text:p>0.351306938671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03118356745797">
                <text:p>0.303118356745797</text:p>
              </table:table-cell>
              <table:table-cell office:value-type="float" office:value="0.25355911204259">
                <text:p>0.25355911204259</text:p>
              </table:table-cell>
              <table:table-cell office:value-type="float" office:value="0.30002430346423">
                <text:p>0.300024303464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5111742590271">
                <text:p>0.255111742590271</text:p>
              </table:table-cell>
              <table:table-cell office:value-type="float" office:value="0.18731560809744">
                <text:p>0.18731560809744</text:p>
              </table:table-cell>
              <table:table-cell office:value-type="float" office:value="0.24607030343953">
                <text:p>0.246070303439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6467481937894">
                <text:p>0.206467481937894</text:p>
              </table:table-cell>
              <table:table-cell office:value-type="float" office:value="0.11489761186504">
                <text:p>0.11489761186504</text:p>
              </table:table-cell>
              <table:table-cell office:value-type="float" office:value="0.18893144593739">
                <text:p>0.188931445937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730716010686">
                <text:p>0.15730716010686</text:p>
              </table:table-cell>
              <table:table-cell office:value-type="float" office:value="0.034779738658191">
                <text:p>0.034779738658191</text:p>
              </table:table-cell>
              <table:table-cell office:value-type="float" office:value="0.1275574531929">
                <text:p>0.12755745319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7753652299543">
                <text:p>0.107753652299543</text:p>
              </table:table-cell>
              <table:table-cell office:value-type="float" office:value="-0.05453082398285">
                <text:p>-0.05453082398285</text:p>
              </table:table-cell>
              <table:table-cell office:value-type="float" office:value="0.060727118561204">
                <text:p>0.0607271185612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9308164784941">
                <text:p>0.0579308164784941</text:p>
              </table:table-cell>
              <table:table-cell office:value-type="float" office:value="-0.15311109103325">
                <text:p>-0.15311109103325</text:p>
              </table:table-cell>
              <table:table-cell office:value-type="float" office:value="-0.012643500090411">
                <text:p>-0.0126435000904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796318378603682">
                <text:p>0.00796318378603682</text:p>
              </table:table-cell>
              <table:table-cell office:value-type="float" office:value="-0.25526388697064">
                <text:p>-0.25526388697064</text:p>
              </table:table-cell>
              <table:table-cell office:value-type="float" office:value="-0.09379422281185">
                <text:p>-0.093794222811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420243527187414">
                <text:p>-0.0420243527187414</text:p>
              </table:table-cell>
              <table:table-cell office:value-type="float" office:value="-0.34511365008945">
                <text:p>-0.34511365008945</text:p>
              </table:table-cell>
              <table:table-cell office:value-type="float" office:value="-0.18131694819419">
                <text:p>-0.181316948194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919068502275808">
                <text:p>-0.0919068502275808</text:p>
              </table:table-cell>
              <table:table-cell office:value-type="float" office:value="-0.4105837618249">
                <text:p>-0.4105837618249</text:p>
              </table:table-cell>
              <table:table-cell office:value-type="float" office:value="-0.26615823114935">
                <text:p>-0.266158231149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41559628475015">
                <text:p>-0.141559628475015</text:p>
              </table:table-cell>
              <table:table-cell office:value-type="float" office:value="-0.46138276761332">
                <text:p>-0.46138276761332</text:p>
              </table:table-cell>
              <table:table-cell office:value-type="float" office:value="-0.33246780440753">
                <text:p>-0.332467804407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90858581374092">
                <text:p>-0.190858581374092</text:p>
              </table:table-cell>
              <table:table-cell office:value-type="float" office:value="-0.50980210129451">
                <text:p>-0.50980210129451</text:p>
              </table:table-cell>
              <table:table-cell office:value-type="float" office:value="-0.37808173491102">
                <text:p>-0.378081734911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239680487216959">
                <text:p>-0.239680487216959</text:p>
              </table:table-cell>
              <table:table-cell office:value-type="float" office:value="-0.55661448924363">
                <text:p>-0.55661448924363</text:p>
              </table:table-cell>
              <table:table-cell office:value-type="float" office:value="-0.41593506802647">
                <text:p>-0.415935068026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28790331666497">
                <text:p>-0.28790331666497</text:p>
              </table:table-cell>
              <table:table-cell office:value-type="float" office:value="-0.59787893715153">
                <text:p>-0.59787893715153</text:p>
              </table:table-cell>
              <table:table-cell office:value-type="float" office:value="-0.45415958631383">
                <text:p>-0.454159586313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335406537758468">
                <text:p>-0.335406537758468</text:p>
              </table:table-cell>
              <table:table-cell office:value-type="float" office:value="-0.63189256054823">
                <text:p>-0.63189256054823</text:p>
              </table:table-cell>
              <table:table-cell office:value-type="float" office:value="-0.49401283761587">
                <text:p>-0.494012837615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82071417183914">
                <text:p>-0.382071417183914</text:p>
              </table:table-cell>
              <table:table-cell office:value-type="float" office:value="-0.66044917624228">
                <text:p>-0.66044917624228</text:p>
              </table:table-cell>
              <table:table-cell office:value-type="float" office:value="-0.5344066838878">
                <text:p>-0.53440668388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427781317045351">
                <text:p>-0.427781317045351</text:p>
              </table:table-cell>
              <table:table-cell office:value-type="float" office:value="-0.68667847823849">
                <text:p>-0.68667847823849</text:p>
              </table:table-cell>
              <table:table-cell office:value-type="float" office:value="-0.57365250405281">
                <text:p>-0.573652504052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472421986398379">
                <text:p>-0.472421986398379</text:p>
              </table:table-cell>
              <table:table-cell office:value-type="float" office:value="-0.71129493682784">
                <text:p>-0.71129493682784</text:p>
              </table:table-cell>
              <table:table-cell office:value-type="float" office:value="-0.60976112576152">
                <text:p>-0.609761125761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515881846818024">
                <text:p>-0.515881846818024</text:p>
              </table:table-cell>
              <table:table-cell office:value-type="float" office:value="-0.73273694201989">
                <text:p>-0.73273694201989</text:p>
              </table:table-cell>
              <table:table-cell office:value-type="float" office:value="-0.64134433342841">
                <text:p>-0.641344333428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58052271286697">
                <text:p>-0.558052271286697</text:p>
              </table:table-cell>
              <table:table-cell office:value-type="float" office:value="-0.75033078600531">
                <text:p>-0.75033078600531</text:p>
              </table:table-cell>
              <table:table-cell office:value-type="float" office:value="-0.66909559524308">
                <text:p>-0.669095595243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98827855705154">
                <text:p>-0.598827855705154</text:p>
              </table:table-cell>
              <table:table-cell office:value-type="float" office:value="-0.76498715191239">
                <text:p>-0.76498715191239</text:p>
              </table:table-cell>
              <table:table-cell office:value-type="float" office:value="-0.69534491832233">
                <text:p>-0.695344918322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638106682347871">
                <text:p>-0.638106682347871</text:p>
              </table:table-cell>
              <table:table-cell office:value-type="float" office:value="-0.77757853477864">
                <text:p>-0.77757853477864</text:p>
              </table:table-cell>
              <table:table-cell office:value-type="float" office:value="-0.72140033781782">
                <text:p>-0.721400337817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675790574604253">
                <text:p>-0.675790574604253</text:p>
              </table:table-cell>
              <table:table-cell office:value-type="float" office:value="-0.78815857316044">
                <text:p>-0.78815857316044</text:p>
              </table:table-cell>
              <table:table-cell office:value-type="float" office:value="-0.74690773214636">
                <text:p>-0.746907732146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711785342369053">
                <text:p>-0.711785342369053</text:p>
              </table:table-cell>
              <table:table-cell office:value-type="float" office:value="-0.79636114997364">
                <text:p>-0.79636114997364</text:p>
              </table:table-cell>
              <table:table-cell office:value-type="float" office:value="-0.77117069861059">
                <text:p>-0.771170698610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746001017468571">
                <text:p>-0.746001017468571</text:p>
              </table:table-cell>
              <table:table-cell office:value-type="float" office:value="-0.8020409743088">
                <text:p>-0.8020409743088</text:p>
              </table:table-cell>
              <table:table-cell office:value-type="float" office:value="-0.79370751821354">
                <text:p>-0.793707518213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778352078534234">
                <text:p>-0.778352078534234</text:p>
              </table:table-cell>
              <table:table-cell office:value-type="float" office:value="-0.80548263465348">
                <text:p>-0.80548263465348</text:p>
              </table:table-cell>
              <table:table-cell office:value-type="float" office:value="-0.8142744577983">
                <text:p>-0.81427445779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80875766476149">
                <text:p>-0.80875766476149</text:p>
              </table:table-cell>
              <table:table-cell office:value-type="float" office:value="-0.8070121313784">
                <text:p>-0.8070121313784</text:p>
              </table:table-cell>
              <table:table-cell office:value-type="float" office:value="-0.83290753195793">
                <text:p>-0.832907531957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837141778019692">
                <text:p>-0.837141778019692</text:p>
              </table:table-cell>
              <table:table-cell office:value-type="float" office:value="-0.8066573065623">
                <text:p>-0.8066573065623</text:p>
              </table:table-cell>
              <table:table-cell office:value-type="float" office:value="-0.84993898241749">
                <text:p>-0.849938982417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863433472807855">
                <text:p>-0.863433472807855</text:p>
              </table:table-cell>
              <table:table-cell office:value-type="float" office:value="-0.80430813772555">
                <text:p>-0.80430813772555</text:p>
              </table:table-cell>
              <table:table-cell office:value-type="float" office:value="-0.86576811203543">
                <text:p>-0.865768112035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887567033581459">
                <text:p>-0.887567033581459</text:p>
              </table:table-cell>
              <table:table-cell office:value-type="float" office:value="-0.79997558238622">
                <text:p>-0.79997558238622</text:p>
              </table:table-cell>
              <table:table-cell office:value-type="float" office:value="-0.88051443729482">
                <text:p>-0.880514437294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09482139007082">
                <text:p>-0.909482139007082</text:p>
              </table:table-cell>
              <table:table-cell office:value-type="float" office:value="-0.79378933702186">
                <text:p>-0.79378933702186</text:p>
              </table:table-cell>
              <table:table-cell office:value-type="float" office:value="-0.89399304388969">
                <text:p>-0.893993043889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29124012734332">
                <text:p>-0.929124012734332</text:p>
              </table:table-cell>
              <table:table-cell office:value-type="float" office:value="-0.78586397770769">
                <text:p>-0.78586397770769</text:p>
              </table:table-cell>
              <table:table-cell office:value-type="float" office:value="-0.90599780324786">
                <text:p>-0.905997803247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46443560308177">
                <text:p>-0.946443560308177</text:p>
              </table:table-cell>
              <table:table-cell office:value-type="float" office:value="-0.77623302737785">
                <text:p>-0.77623302737785</text:p>
              </table:table-cell>
              <table:table-cell office:value-type="float" office:value="-0.91644832879471">
                <text:p>-0.916448328794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6139749187953">
                <text:p>-0.96139749187953</text:p>
              </table:table-cell>
              <table:table-cell office:value-type="float" office:value="-0.76489158919456">
                <text:p>-0.76489158919456</text:p>
              </table:table-cell>
              <table:table-cell office:value-type="float" office:value="-0.92535311326361">
                <text:p>-0.925353113263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73948430407318">
                <text:p>-0.973948430407318</text:p>
              </table:table-cell>
              <table:table-cell office:value-type="float" office:value="-0.75186836969951">
                <text:p>-0.75186836969951</text:p>
              </table:table-cell>
              <table:table-cell office:value-type="float" office:value="-0.93276940219282">
                <text:p>-0.932769402192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84065005081625">
                <text:p>-0.984065005081625</text:p>
              </table:table-cell>
              <table:table-cell office:value-type="float" office:value="-0.73723082941568">
                <text:p>-0.73723082941568</text:p>
              </table:table-cell>
              <table:table-cell office:value-type="float" office:value="-0.93877095977371">
                <text:p>-0.938770959773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91721929734376">
                <text:p>-0.991721929734376</text:p>
              </table:table-cell>
              <table:table-cell office:value-type="float" office:value="-0.7210369743316">
                <text:p>-0.7210369743316</text:p>
              </table:table-cell>
              <table:table-cell office:value-type="float" office:value="-0.94340096756118">
                <text:p>-0.943400967561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996900066041588">
                <text:p>-0.996900066041588</text:p>
              </table:table-cell>
              <table:table-cell office:value-type="float" office:value="-0.70331410873813">
                <text:p>-0.70331410873813</text:p>
              </table:table-cell>
              <table:table-cell office:value-type="float" office:value="-0.94663824003074">
                <text:p>-0.946638240030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999586471359214">
                <text:p>-0.999586471359214</text:p>
              </table:table-cell>
              <table:table-cell office:value-type="float" office:value="-0.68407930117005">
                <text:p>-0.68407930117005</text:p>
              </table:table-cell>
              <table:table-cell office:value-type="float" office:value="-0.94841951939651">
                <text:p>-0.948419519396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99774431073013">
                <text:p>-0.999774431073013</text:p>
              </table:table-cell>
              <table:table-cell office:value-type="float" office:value="-0.66335909771501">
                <text:p>-0.66335909771501</text:p>
              </table:table-cell>
              <table:table-cell office:value-type="float" office:value="-0.948695183529">
                <text:p>-0.9486951835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97463475381588">
                <text:p>-0.997463475381588</text:p>
              </table:table-cell>
              <table:table-cell office:value-type="float" office:value="-0.64118664515909">
                <text:p>-0.64118664515909</text:p>
              </table:table-cell>
              <table:table-cell office:value-type="float" office:value="-0.94745260033029">
                <text:p>-0.947452600330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92659380470645">
                <text:p>-0.992659380470645</text:p>
              </table:table-cell>
              <table:table-cell office:value-type="float" office:value="-0.61758773286378">
                <text:p>-0.61758773286378</text:p>
              </table:table-cell>
              <table:table-cell office:value-type="float" office:value="-0.94469870262073">
                <text:p>-0.944698702620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985374154075537">
                <text:p>-0.985374154075537</text:p>
              </table:table-cell>
              <table:table-cell office:value-type="float" office:value="-0.59257414944305">
                <text:p>-0.59257414944305</text:p>
              </table:table-cell>
              <table:table-cell office:value-type="float" office:value="-0.9404411766206">
                <text:p>-0.94044117662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75626005468179">
                <text:p>-0.975626005468179</text:p>
              </table:table-cell>
              <table:table-cell office:value-type="float" office:value="-0.56614860275828">
                <text:p>-0.56614860275828</text:p>
              </table:table-cell>
              <table:table-cell office:value-type="float" office:value="-0.93467998430791">
                <text:p>-0.934679984307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63439299943353">
                <text:p>-0.963439299943353</text:p>
              </table:table-cell>
              <table:table-cell office:value-type="float" office:value="-0.53830981028281">
                <text:p>-0.53830981028281</text:p>
              </table:table-cell>
              <table:table-cell office:value-type="float" office:value="-0.92740237361058">
                <text:p>-0.927402373610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48844497918156">
                <text:p>-0.948844497918156</text:p>
              </table:table-cell>
              <table:table-cell office:value-type="float" office:value="-0.50904920732768">
                <text:p>-0.50904920732768</text:p>
              </table:table-cell>
              <table:table-cell office:value-type="float" office:value="-0.91858345630085">
                <text:p>-0.918583456300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31878078796826">
                <text:p>-0.931878078796826</text:p>
              </table:table-cell>
              <table:table-cell office:value-type="float" office:value="-0.47834364780997">
                <text:p>-0.47834364780997</text:p>
              </table:table-cell>
              <table:table-cell office:value-type="float" office:value="-0.90819443560345">
                <text:p>-0.908194435603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12582449791266">
                <text:p>-0.912582449791266</text:p>
              </table:table-cell>
              <table:table-cell office:value-type="float" office:value="-0.44615061865117">
                <text:p>-0.44615061865117</text:p>
              </table:table-cell>
              <table:table-cell office:value-type="float" office:value="-0.89621178811694">
                <text:p>-0.896211788116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891005839924944">
                <text:p>-0.891005839924944</text:p>
              </table:table-cell>
              <table:table-cell office:value-type="float" office:value="-0.41240548566824">
                <text:p>-0.41240548566824</text:p>
              </table:table-cell>
              <table:table-cell office:value-type="float" office:value="-0.88261833192115">
                <text:p>-0.882618331921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86720217948568">
                <text:p>-0.86720217948568</text:p>
              </table:table-cell>
              <table:table-cell office:value-type="float" office:value="-0.37701650096344">
                <text:p>-0.37701650096344</text:p>
              </table:table-cell>
              <table:table-cell office:value-type="float" office:value="-0.86739709009709">
                <text:p>-0.867397090097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841230965227869">
                <text:p>-0.841230965227869</text:p>
              </table:table-cell>
              <table:table-cell office:value-type="float" office:value="-0.33985493516746">
                <text:p>-0.33985493516746</text:p>
              </table:table-cell>
              <table:table-cell office:value-type="float" office:value="-0.85052588171">
                <text:p>-0.850525881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813157111661604">
                <text:p>-0.813157111661604</text:p>
              </table:table-cell>
              <table:table-cell office:value-type="float" office:value="-0.30074034538778">
                <text:p>-0.30074034538778</text:p>
              </table:table-cell>
              <table:table-cell office:value-type="float" office:value="-0.83197561954331">
                <text:p>-0.831975619543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783050788800222">
                <text:p>-0.783050788800222</text:p>
              </table:table-cell>
              <table:table-cell office:value-type="float" office:value="-0.25942100076245">
                <text:p>-0.25942100076245</text:p>
              </table:table-cell>
              <table:table-cell office:value-type="float" office:value="-0.81171021050796">
                <text:p>-0.811710210507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750987246771807">
                <text:p>-0.750987246771807</text:p>
              </table:table-cell>
              <table:table-cell office:value-type="float" office:value="-0.21554676731155">
                <text:p>-0.21554676731155</text:p>
              </table:table-cell>
              <table:table-cell office:value-type="float" office:value="-0.7896870061706">
                <text:p>-0.78968700617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717046627733061">
                <text:p>-0.717046627733061</text:p>
              </table:table-cell>
              <table:table-cell office:value-type="float" office:value="-0.1686297547695">
                <text:p>-0.1686297547695</text:p>
              </table:table-cell>
              <table:table-cell office:value-type="float" office:value="-0.76585746641895">
                <text:p>-0.765857466418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681313765555648">
                <text:p>-0.681313765555648</text:p>
              </table:table-cell>
              <table:table-cell office:value-type="float" office:value="-0.11799026568477">
                <text:p>-0.11799026568477</text:p>
              </table:table-cell>
              <table:table-cell office:value-type="float" office:value="-0.74016670922323">
                <text:p>-0.740166709223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643877973785694">
                <text:p>-0.643877973785694</text:p>
              </table:table-cell>
              <table:table-cell office:value-type="float" office:value="-0.062698726031655">
                <text:p>-0.062698726031655</text:p>
              </table:table-cell>
              <table:table-cell office:value-type="float" office:value="-0.71255091695808">
                <text:p>-0.712550916958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604832822406443">
                <text:p>-0.604832822406443</text:p>
              </table:table-cell>
              <table:table-cell office:value-type="float" office:value="-0.0015798421153048">
                <text:p>-0.0015798421153048</text:p>
              </table:table-cell>
              <table:table-cell office:value-type="float" office:value="-0.68293321509858">
                <text:p>-0.682933215098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564275903962019">
                <text:p>-0.564275903962019</text:p>
              </table:table-cell>
              <table:table-cell office:value-type="float" office:value="0.066441745078737">
                <text:p>0.066441745078737</text:p>
              </table:table-cell>
              <table:table-cell office:value-type="float" office:value="-0.65121933857271">
                <text:p>-0.651219338572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522308589626901">
                <text:p>-0.522308589626901</text:p>
              </table:table-cell>
              <table:table-cell office:value-type="float" office:value="0.14075707527944">
                <text:p>0.14075707527944</text:p>
              </table:table-cell>
              <table:table-cell office:value-type="float" office:value="-0.61729320559062">
                <text:p>-0.617293205590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479035775830774">
                <text:p>-0.479035775830774</text:p>
              </table:table-cell>
              <table:table-cell office:value-type="float" office:value="0.21507587044284">
                <text:p>0.21507587044284</text:p>
              </table:table-cell>
              <table:table-cell office:value-type="float" office:value="-0.58101132391075">
                <text:p>-0.581011323910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434565622072076">
                <text:p>-0.434565622072076</text:p>
              </table:table-cell>
              <table:table-cell office:value-type="float" office:value="0.27671188135909">
                <text:p>0.27671188135909</text:p>
              </table:table-cell>
              <table:table-cell office:value-type="float" office:value="-0.54219490122159">
                <text:p>-0.542194901221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389009280575599">
                <text:p>-0.389009280575599</text:p>
              </table:table-cell>
              <table:table-cell office:value-type="float" office:value="0.32194772266041">
                <text:p>0.32194772266041</text:p>
              </table:table-cell>
              <table:table-cell office:value-type="float" office:value="-0.50061854982785">
                <text:p>-0.500618549827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342480618469799">
                <text:p>-0.342480618469799</text:p>
              </table:table-cell>
              <table:table-cell office:value-type="float" office:value="0.36091196700804">
                <text:p>0.36091196700804</text:p>
              </table:table-cell>
              <table:table-cell office:value-type="float" office:value="-0.4559939262745">
                <text:p>-0.45599392627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295095933178284">
                <text:p>-0.295095933178284</text:p>
              </table:table-cell>
              <table:table-cell office:value-type="float" office:value="0.39952339094115">
                <text:p>0.39952339094115</text:p>
              </table:table-cell>
              <table:table-cell office:value-type="float" office:value="-0.40794589731799">
                <text:p>-0.407945897317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246973661736817">
                <text:p>-0.246973661736817</text:p>
              </table:table-cell>
              <table:table-cell office:value-type="float" office:value="0.43598868261431">
                <text:p>0.43598868261431</text:p>
              </table:table-cell>
              <table:table-cell office:value-type="float" office:value="-0.35597776292298">
                <text:p>-0.355977762922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98234084762402">
                <text:p>-0.198234084762402</text:p>
              </table:table-cell>
              <table:table-cell office:value-type="float" office:value="0.46783734368738">
                <text:p>0.46783734368738</text:p>
              </table:table-cell>
              <table:table-cell office:value-type="float" office:value="-0.29942023865498">
                <text:p>-0.299420238654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48999025814396">
                <text:p>-0.148999025814396</text:p>
              </table:table-cell>
              <table:table-cell office:value-type="float" office:value="0.49519182622417">
                <text:p>0.49519182622417</text:p>
              </table:table-cell>
              <table:table-cell office:value-type="float" office:value="-0.23735677536873">
                <text:p>-0.237356775368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993915468990461">
                <text:p>-0.0993915468990461</text:p>
              </table:table-cell>
              <table:table-cell office:value-type="float" office:value="0.51986976106494">
                <text:p>0.51986976106494</text:p>
              </table:table-cell>
              <table:table-cell office:value-type="float" office:value="-0.16851918834931">
                <text:p>-0.168519188349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495356408785661">
                <text:p>-0.0495356408785661</text:p>
              </table:table-cell>
              <table:table-cell office:value-type="float" office:value="0.54327809802364">
                <text:p>0.54327809802364</text:p>
              </table:table-cell>
              <table:table-cell office:value-type="float" office:value="-0.091169081680351">
                <text:p>-0.0911690816803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444078446443687">
                <text:p>0.000444078446443687</text:p>
              </table:table-cell>
              <table:table-cell office:value-type="float" office:value="0.56505922834641">
                <text:p>0.56505922834641</text:p>
              </table:table-cell>
              <table:table-cell office:value-type="float" office:value="-0.0030912420351493">
                <text:p>-0.00309124203514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04226878066125">
                <text:p>0.0504226878066125</text:p>
              </table:table-cell>
              <table:table-cell office:value-type="float" office:value="0.58439489438425">
                <text:p>0.58439489438425</text:p>
              </table:table-cell>
              <table:table-cell office:value-type="float" office:value="0.097720203419853">
                <text:p>0.0977202034198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00275266706893">
                <text:p>0.100275266706893</text:p>
              </table:table-cell>
              <table:table-cell office:value-type="float" office:value="0.60140477694731">
                <text:p>0.60140477694731</text:p>
              </table:table-cell>
              <table:table-cell office:value-type="float" office:value="0.20976047565299">
                <text:p>0.209760475652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49877209662756">
                <text:p>0.149877209662756</text:p>
              </table:table-cell>
              <table:table-cell office:value-type="float" office:value="0.61668315947234">
                <text:p>0.61668315947234</text:p>
              </table:table-cell>
              <table:table-cell office:value-type="float" office:value="0.32009997825377">
                <text:p>0.320099978253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99104537649003">
                <text:p>0.199104537649003</text:p>
              </table:table-cell>
              <table:table-cell office:value-type="float" office:value="0.63046758516485">
                <text:p>0.63046758516485</text:p>
              </table:table-cell>
              <table:table-cell office:value-type="float" office:value="0.40607293400017">
                <text:p>0.406072934000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47834207982764">
                <text:p>0.247834207982764</text:p>
              </table:table-cell>
              <table:table-cell office:value-type="float" office:value="0.64264645735475">
                <text:p>0.64264645735475</text:p>
              </table:table-cell>
              <table:table-cell office:value-type="float" office:value="0.46471569311084">
                <text:p>0.464715693110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95944421866131">
                <text:p>0.295944421866131</text:p>
              </table:table-cell>
              <table:table-cell office:value-type="float" office:value="0.65309175689601">
                <text:p>0.65309175689601</text:p>
              </table:table-cell>
              <table:table-cell office:value-type="float" office:value="0.51251215410293">
                <text:p>0.512512154102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43314928819708">
                <text:p>0.343314928819708</text:p>
              </table:table-cell>
              <table:table-cell office:value-type="float" office:value="0.66184942861429">
                <text:p>0.66184942861429</text:p>
              </table:table-cell>
              <table:table-cell office:value-type="float" office:value="0.55939239199643">
                <text:p>0.559392391996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89827327246195">
                <text:p>0.389827327246195</text:p>
              </table:table-cell>
              <table:table-cell office:value-type="float" office:value="0.66907177237666">
                <text:p>0.66907177237666</text:p>
              </table:table-cell>
              <table:table-cell office:value-type="float" office:value="0.60702561055351">
                <text:p>0.607025610553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35365360372714">
                <text:p>0.435365360372714</text:p>
              </table:table-cell>
              <table:table-cell office:value-type="float" office:value="0.67483731762477">
                <text:p>0.67483731762477</text:p>
              </table:table-cell>
              <table:table-cell office:value-type="float" office:value="0.65418372378308">
                <text:p>0.654183723783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79815206832195">
                <text:p>0.479815206832195</text:p>
              </table:table-cell>
              <table:table-cell office:value-type="float" office:value="0.67912274384392">
                <text:p>0.67912274384392</text:p>
              </table:table-cell>
              <table:table-cell office:value-type="float" office:value="0.69870745862834">
                <text:p>0.698707458628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23065765157527">
                <text:p>0.523065765157527</text:p>
              </table:table-cell>
              <table:table-cell office:value-type="float" office:value="0.68191073459983">
                <text:p>0.68191073459983</text:p>
              </table:table-cell>
              <table:table-cell office:value-type="float" office:value="0.7379488379879">
                <text:p>0.7379488379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500893147735">
                <text:p>0.56500893147735</text:p>
              </table:table-cell>
              <table:table-cell office:value-type="float" office:value="0.68323573362562">
                <text:p>0.68323573362562</text:p>
              </table:table-cell>
              <table:table-cell office:value-type="float" office:value="0.77014048628403">
                <text:p>0.770140486284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05539869719443">
                <text:p>0.605539869719443</text:p>
              </table:table-cell>
              <table:table-cell office:value-type="float" office:value="0.68314574291948">
                <text:p>0.68314574291948</text:p>
              </table:table-cell>
              <table:table-cell office:value-type="float" office:value="0.79646607141637">
                <text:p>0.796466071416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44557273646305">
                <text:p>0.644557273646305</text:p>
              </table:table-cell>
              <table:table-cell office:value-type="float" office:value="0.68166794167779">
                <text:p>0.68166794167779</text:p>
              </table:table-cell>
              <table:table-cell office:value-type="float" office:value="0.82009936063322">
                <text:p>0.820099360633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81963620067987">
                <text:p>0.681963620067987</text:p>
              </table:table-cell>
              <table:table-cell office:value-type="float" office:value="0.67881012129504">
                <text:p>0.67881012129504</text:p>
              </table:table-cell>
              <table:table-cell office:value-type="float" office:value="0.84263110420354">
                <text:p>0.842631104203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17665412599291">
                <text:p>0.717665412599291</text:p>
              </table:table-cell>
              <table:table-cell office:value-type="float" office:value="0.67458045358005">
                <text:p>0.67458045358005</text:p>
              </table:table-cell>
              <table:table-cell office:value-type="float" office:value="0.8635856881453">
                <text:p>0.86358568814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51573415352017">
                <text:p>0.751573415352017</text:p>
              </table:table-cell>
              <table:table-cell office:value-type="float" office:value="0.66899825898767">
                <text:p>0.66899825898767</text:p>
              </table:table-cell>
              <table:table-cell office:value-type="float" office:value="0.88214791174947">
                <text:p>0.882147911749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83602875978232">
                <text:p>0.783602875978232</text:p>
              </table:table-cell>
              <table:table-cell office:value-type="float" office:value="0.66208598355314">
                <text:p>0.66208598355314</text:p>
              </table:table-cell>
              <table:table-cell office:value-type="float" office:value="0.89777174496564">
                <text:p>0.897771744965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1367373750699">
                <text:p>0.81367373750699</text:p>
              </table:table-cell>
              <table:table-cell office:value-type="float" office:value="0.65385946981046">
                <text:p>0.65385946981046</text:p>
              </table:table-cell>
              <table:table-cell office:value-type="float" office:value="0.91020962416808">
                <text:p>0.910209624168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41710838445069">
                <text:p>0.841710838445069</text:p>
              </table:table-cell>
              <table:table-cell office:value-type="float" office:value="0.64432924347071">
                <text:p>0.64432924347071</text:p>
              </table:table-cell>
              <table:table-cell office:value-type="float" office:value="0.91958743598272">
                <text:p>0.919587435982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7644100641568">
                <text:p>0.867644100641568</text:p>
              </table:table-cell>
              <table:table-cell office:value-type="float" office:value="0.63350581825027">
                <text:p>0.63350581825027</text:p>
              </table:table-cell>
              <table:table-cell office:value-type="float" office:value="0.92641516507822">
                <text:p>0.926415165078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91408704446776">
                <text:p>0.891408704446776</text:p>
              </table:table-cell>
              <table:table-cell office:value-type="float" office:value="0.62140092683096">
                <text:p>0.62140092683096</text:p>
              </table:table-cell>
              <table:table-cell office:value-type="float" office:value="0.93125608059268">
                <text:p>0.931256080592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12945250727547">
                <text:p>0.912945250727547</text:p>
              </table:table-cell>
              <table:table-cell office:value-type="float" office:value="0.60802530958873">
                <text:p>0.60802530958873</text:p>
              </table:table-cell>
              <table:table-cell office:value-type="float" office:value="0.934286692698">
                <text:p>0.9342866926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32199909334193">
                <text:p>0.932199909334193</text:p>
              </table:table-cell>
              <table:table-cell office:value-type="float" office:value="0.59338661615891">
                <text:p>0.59338661615891</text:p>
              </table:table-cell>
              <table:table-cell office:value-type="float" office:value="0.93531924138513">
                <text:p>0.935319241385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49124553647831">
                <text:p>0.949124553647831</text:p>
              </table:table-cell>
              <table:table-cell office:value-type="float" office:value="0.57748922311081">
                <text:p>0.57748922311081</text:p>
              </table:table-cell>
              <table:table-cell office:value-type="float" office:value="0.93416939222489">
                <text:p>0.934169392224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63676880871862">
                <text:p>0.963676880871862</text:p>
              </table:table-cell>
              <table:table-cell office:value-type="float" office:value="0.56033495958385">
                <text:p>0.56033495958385</text:p>
              </table:table-cell>
              <table:table-cell office:value-type="float" office:value="0.93080969554293">
                <text:p>0.930809695542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5820517766932">
                <text:p>0.975820517766932</text:p>
              </table:table-cell>
              <table:table-cell office:value-type="float" office:value="0.54192285375352">
                <text:p>0.54192285375352</text:p>
              </table:table-cell>
              <table:table-cell office:value-type="float" office:value="0.92531563018778">
                <text:p>0.925315630187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85525111565086">
                <text:p>0.985525111565086</text:p>
              </table:table-cell>
              <table:table-cell office:value-type="float" office:value="0.52224778972848">
                <text:p>0.52224778972848</text:p>
              </table:table-cell>
              <table:table-cell office:value-type="float" office:value="0.91782073301485">
                <text:p>0.917820733014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2766405835883">
                <text:p>0.992766405835883</text:p>
              </table:table-cell>
              <table:table-cell office:value-type="float" office:value="0.50129910813459">
                <text:p>0.50129910813459</text:p>
              </table:table-cell>
              <table:table-cell office:value-type="float" office:value="0.90847629949734">
                <text:p>0.908476299497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752630111484">
                <text:p>0.99752630111484</text:p>
              </table:table-cell>
              <table:table-cell office:value-type="float" office:value="0.4790594341078">
                <text:p>0.4790594341078</text:p>
              </table:table-cell>
              <table:table-cell office:value-type="float" office:value="0.89739150418552">
                <text:p>0.897391504185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9792900142665">
                <text:p>0.999792900142665</text:p>
              </table:table-cell>
              <table:table-cell office:value-type="float" office:value="0.45550325717173">
                <text:p>0.45550325717173</text:p>
              </table:table-cell>
              <table:table-cell office:value-type="float" office:value="0.88459574584331">
                <text:p>0.884595745843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956053760221">
                <text:p>0.99956053760221</text:p>
              </table:table-cell>
              <table:table-cell office:value-type="float" office:value="0.43059481742149">
                <text:p>0.43059481742149</text:p>
              </table:table-cell>
              <table:table-cell office:value-type="float" office:value="0.87007259664963">
                <text:p>0.870072596649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6829794278815">
                <text:p>0.996829794278815</text:p>
              </table:table-cell>
              <table:table-cell office:value-type="float" office:value="0.40428512013507">
                <text:p>0.40428512013507</text:p>
              </table:table-cell>
              <table:table-cell office:value-type="float" office:value="0.85382676921644">
                <text:p>0.853826769216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1607495608644">
                <text:p>0.991607495608644</text:p>
              </table:table-cell>
              <table:table-cell office:value-type="float" office:value="0.37650798967402">
                <text:p>0.37650798967402</text:p>
              </table:table-cell>
              <table:table-cell office:value-type="float" office:value="0.83590548057607">
                <text:p>0.835905480576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83906694618652">
                <text:p>0.983906694618652</text:p>
              </table:table-cell>
              <table:table-cell office:value-type="float" office:value="0.34717484525312">
                <text:p>0.34717484525312</text:p>
              </table:table-cell>
              <table:table-cell office:value-type="float" office:value="0.81637517727916">
                <text:p>0.816375177279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73746639300815">
                <text:p>0.973746639300815</text:p>
              </table:table-cell>
              <table:table-cell office:value-type="float" office:value="0.31616750402346">
                <text:p>0.31616750402346</text:p>
              </table:table-cell>
              <table:table-cell office:value-type="float" office:value="0.7953010414333">
                <text:p>0.7953010414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61152724502171">
                <text:p>0.961152724502171</text:p>
              </table:table-cell>
              <table:table-cell office:value-type="float" office:value="0.28332801041251">
                <text:p>0.28332801041251</text:p>
              </table:table-cell>
              <table:table-cell office:value-type="float" office:value="0.77273789117014">
                <text:p>0.772737891170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46156428450935">
                <text:p>0.946156428450935</text:p>
              </table:table-cell>
              <table:table-cell office:value-type="float" office:value="0.24844413566068">
                <text:p>0.24844413566068</text:p>
              </table:table-cell>
              <table:table-cell office:value-type="float" office:value="0.74872437562389">
                <text:p>0.748724375623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28795234077314">
                <text:p>0.928795234077314</text:p>
              </table:table-cell>
              <table:table-cell office:value-type="float" office:value="0.21122860832779">
                <text:p>0.21122860832779</text:p>
              </table:table-cell>
              <table:table-cell office:value-type="float" office:value="0.72328401651774">
                <text:p>0.723284016517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09112535325708">
                <text:p>0.909112535325708</text:p>
              </table:table-cell>
              <table:table-cell office:value-type="float" office:value="0.1712895175359">
                <text:p>0.1712895175359</text:p>
              </table:table-cell>
              <table:table-cell office:value-type="float" office:value="0.69643481960113">
                <text:p>0.696434819601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87157528692443">
                <text:p>0.887157528692443</text:p>
              </table:table-cell>
              <table:table-cell office:value-type="float" office:value="0.12808976282231">
                <text:p>0.12808976282231</text:p>
              </table:table-cell>
              <table:table-cell office:value-type="float" office:value="0.66819866280675">
                <text:p>0.668198662806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62985090260156">
                <text:p>0.862985090260156</text:p>
              </table:table-cell>
              <table:table-cell office:value-type="float" office:value="0.080899283769203">
                <text:p>0.080899283769203</text:p>
              </table:table-cell>
              <table:table-cell office:value-type="float" office:value="0.63860071753239">
                <text:p>0.638600717532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36655638536165">
                <text:p>0.836655638536165</text:p>
              </table:table-cell>
              <table:table-cell office:value-type="float" office:value="0.028772110478116">
                <text:p>0.028772110478116</text:p>
              </table:table-cell>
              <table:table-cell office:value-type="float" office:value="0.60766150837541">
                <text:p>0.607661508375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08234983437667">
                <text:p>0.808234983437667</text:p>
              </table:table-cell>
              <table:table-cell office:value-type="float" office:value="-0.029307544081801">
                <text:p>-0.029307544081801</text:p>
              </table:table-cell>
              <table:table-cell office:value-type="float" office:value="0.57539047601568">
                <text:p>0.575390476015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7779416180122">
                <text:p>0.77779416180122</text:p>
              </table:table-cell>
              <table:table-cell office:value-type="float" office:value="-0.093597829477008">
                <text:p>-0.093597829477008</text:p>
              </table:table-cell>
              <table:table-cell office:value-type="float" office:value="0.54178313876744">
                <text:p>0.541783138767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45409259827637">
                <text:p>0.745409259827637</text:p>
              </table:table-cell>
              <table:table-cell office:value-type="float" office:value="-0.1609503122246">
                <text:p>-0.1609503122246</text:p>
              </table:table-cell>
              <table:table-cell office:value-type="float" office:value="0.50681913529963">
                <text:p>0.506819135299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11161222906122">
                <text:p>0.711161222906122</text:p>
              </table:table-cell>
              <table:table-cell office:value-type="float" office:value="-0.22151672241689">
                <text:p>-0.22151672241689</text:p>
              </table:table-cell>
              <table:table-cell office:value-type="float" office:value="0.47046008100454">
                <text:p>0.470460081004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75135653292948">
                <text:p>0.675135653292948</text:p>
              </table:table-cell>
              <table:table-cell office:value-type="float" office:value="-0.26622169146122">
                <text:p>-0.26622169146122</text:p>
              </table:table-cell>
              <table:table-cell office:value-type="float" office:value="0.43264653589581">
                <text:p>0.432646535895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37422596150392">
                <text:p>0.637422596150392</text:p>
              </table:table-cell>
              <table:table-cell office:value-type="float" office:value="-0.30017100339138">
                <text:p>-0.30017100339138</text:p>
              </table:table-cell>
              <table:table-cell office:value-type="float" office:value="0.39329208796188">
                <text:p>0.393292087961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98116314480734">
                <text:p>0.598116314480734</text:p>
              </table:table-cell>
              <table:table-cell office:value-type="float" office:value="-0.33205645437899">
                <text:p>-0.33205645437899</text:p>
              </table:table-cell>
              <table:table-cell office:value-type="float" office:value="0.35227284124464">
                <text:p>0.352272841244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57315053517827">
                <text:p>0.557315053517827</text:p>
              </table:table-cell>
              <table:table-cell office:value-type="float" office:value="-0.36309218364917">
                <text:p>-0.36309218364917</text:p>
              </table:table-cell>
              <table:table-cell office:value-type="float" office:value="0.30941195653742">
                <text:p>0.309411956537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15120795165193">
                <text:p>0.515120795165193</text:p>
              </table:table-cell>
              <table:table-cell office:value-type="float" office:value="-0.3907290537497">
                <text:p>-0.3907290537497</text:p>
              </table:table-cell>
              <table:table-cell office:value-type="float" office:value="0.26445871413721">
                <text:p>0.264458714137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71639003094372">
                <text:p>0.471639003094372</text:p>
              </table:table-cell>
              <table:table-cell office:value-type="float" office:value="-0.41359770101714">
                <text:p>-0.41359770101714</text:p>
              </table:table-cell>
              <table:table-cell office:value-type="float" office:value="0.21705933539516">
                <text:p>0.217059335395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26978359140658">
                <text:p>0.426978359140658</text:p>
              </table:table-cell>
              <table:table-cell office:value-type="float" office:value="-0.4326661313317">
                <text:p>-0.4326661313317</text:p>
              </table:table-cell>
              <table:table-cell office:value-type="float" office:value="0.16671518011675">
                <text:p>0.166715180116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81250491655127">
                <text:p>0.381250491655127</text:p>
              </table:table-cell>
              <table:table-cell office:value-type="float" office:value="-0.45002444084057">
                <text:p>-0.45002444084057</text:p>
              </table:table-cell>
              <table:table-cell office:value-type="float" office:value="0.11272612302213">
                <text:p>0.112726123022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34569696491873">
                <text:p>0.334569696491873</text:p>
              </table:table-cell>
              <table:table-cell office:value-type="float" office:value="-0.46637499441372">
                <text:p>-0.46637499441372</text:p>
              </table:table-cell>
              <table:table-cell office:value-type="float" office:value="0.054131819061525">
                <text:p>0.0541318190615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87052651327919">
                <text:p>0.287052651327919</text:p>
              </table:table-cell>
              <table:table-cell office:value-type="float" office:value="-0.48075057923967">
                <text:p>-0.48075057923967</text:p>
              </table:table-cell>
              <table:table-cell office:value-type="float" office:value="-0.010268828885583">
                <text:p>-0.0102688288855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38818124029776">
                <text:p>0.238818124029776</text:p>
              </table:table-cell>
              <table:table-cell office:value-type="float" office:value="-0.4925792127237">
                <text:p>-0.4925792127237</text:p>
              </table:table-cell>
              <table:table-cell office:value-type="float" office:value="-0.081477893584755">
                <text:p>-0.0814778935847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89986675795633">
                <text:p>0.189986675795633</text:p>
              </table:table-cell>
              <table:table-cell office:value-type="float" office:value="-0.50239302484561">
                <text:p>-0.50239302484561</text:p>
              </table:table-cell>
              <table:table-cell office:value-type="float" office:value="-0.15835735191507">
                <text:p>-0.158357351915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40680359815153">
                <text:p>0.140680359815153</text:p>
              </table:table-cell>
              <table:table-cell office:value-type="float" office:value="-0.51081237955837">
                <text:p>-0.51081237955837</text:p>
              </table:table-cell>
              <table:table-cell office:value-type="float" office:value="-0.23305762067487">
                <text:p>-0.233057620674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91022416200046">
                <text:p>0.091022416200046</text:p>
              </table:table-cell>
              <table:table-cell office:value-type="float" office:value="-0.5179253599312">
                <text:p>-0.5179253599312</text:p>
              </table:table-cell>
              <table:table-cell office:value-type="float" office:value="-0.29164096045513">
                <text:p>-0.291640960455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411369639479972">
                <text:p>0.0411369639479972</text:p>
              </table:table-cell>
              <table:table-cell office:value-type="float" office:value="-0.5234991721212">
                <text:p>-0.5234991721212</text:p>
              </table:table-cell>
              <table:table-cell office:value-type="float" office:value="-0.33192560871065">
                <text:p>-0.331925608710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885130929020493">
                <text:p>-0.00885130929020493</text:p>
              </table:table-cell>
              <table:table-cell office:value-type="float" office:value="-0.52740832882977">
                <text:p>-0.52740832882977</text:p>
              </table:table-cell>
              <table:table-cell office:value-type="float" office:value="-0.36521674576315">
                <text:p>-0.365216745763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588174588648543">
                <text:p>-0.0588174588648543</text:p>
              </table:table-cell>
              <table:table-cell office:value-type="float" office:value="-0.52981726919556">
                <text:p>-0.52981726919556</text:p>
              </table:table-cell>
              <table:table-cell office:value-type="float" office:value="-0.39877541783461">
                <text:p>-0.398775417834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108636595423878">
                <text:p>-0.108636595423878</text:p>
              </table:table-cell>
              <table:table-cell office:value-type="float" office:value="-0.53095334659027">
                <text:p>-0.53095334659027</text:p>
              </table:table-cell>
              <table:table-cell office:value-type="float" office:value="-0.43378517256657">
                <text:p>-0.433785172566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158184197071192">
                <text:p>-0.158184197071192</text:p>
              </table:table-cell>
              <table:table-cell office:value-type="float" office:value="-0.53085578980848">
                <text:p>-0.53085578980848</text:p>
              </table:table-cell>
              <table:table-cell office:value-type="float" office:value="-0.46929783362041">
                <text:p>-0.469297833620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207336420606564">
                <text:p>-0.207336420606564</text:p>
              </table:table-cell>
              <table:table-cell office:value-type="float" office:value="-0.52945165221635">
                <text:p>-0.52945165221635</text:p>
              </table:table-cell>
              <table:table-cell office:value-type="float" office:value="-0.50381980483071">
                <text:p>-0.503819804830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255970411069141">
                <text:p>-0.255970411069141</text:p>
              </table:table-cell>
              <table:table-cell office:value-type="float" office:value="-0.52673663180101">
                <text:p>-0.52673663180101</text:p>
              </table:table-cell>
              <table:table-cell office:value-type="float" office:value="-0.53560983597683">
                <text:p>-0.535609835976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303964608810857">
                <text:p>-0.303964608810857</text:p>
              </table:table-cell>
              <table:table-cell office:value-type="float" office:value="-0.5227918190104">
                <text:p>-0.5227918190104</text:p>
              </table:table-cell>
              <table:table-cell office:value-type="float" office:value="-0.56342792132421">
                <text:p>-0.563427921324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351199053332252">
                <text:p>-0.351199053332252</text:p>
              </table:table-cell>
              <table:table-cell office:value-type="float" office:value="-0.51769709136498">
                <text:p>-0.51769709136498</text:p>
              </table:table-cell>
              <table:table-cell office:value-type="float" office:value="-0.5878538208266">
                <text:p>-0.58785382082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39755568312125">
                <text:p>-0.39755568312125</text:p>
              </table:table-cell>
              <table:table-cell office:value-type="float" office:value="-0.51147988364021">
                <text:p>-0.51147988364021</text:p>
              </table:table-cell>
              <table:table-cell office:value-type="float" office:value="-0.61092971401504">
                <text:p>-0.610929714015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442918630745443">
                <text:p>-0.442918630745443</text:p>
              </table:table-cell>
              <table:table-cell office:value-type="float" office:value="-0.50413710343774">
                <text:p>-0.50413710343774</text:p>
              </table:table-cell>
              <table:table-cell office:value-type="float" office:value="-0.63383107572845">
                <text:p>-0.633831075728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487174512460336">
                <text:p>-0.487174512460336</text:p>
              </table:table-cell>
              <table:table-cell office:value-type="float" office:value="-0.49568409510873">
                <text:p>-0.49568409510873</text:p>
              </table:table-cell>
              <table:table-cell office:value-type="float" office:value="-0.65626175850824">
                <text:p>-0.656261758508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530212711609659">
                <text:p>-0.530212711609659</text:p>
              </table:table-cell>
              <table:table-cell office:value-type="float" office:value="-0.48616388161151">
                <text:p>-0.48616388161151</text:p>
              </table:table-cell>
              <table:table-cell office:value-type="float" office:value="-0.67760772274329">
                <text:p>-0.677607722743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571925655109398">
                <text:p>-0.571925655109398</text:p>
              </table:table-cell>
              <table:table-cell office:value-type="float" office:value="-0.47561658094855">
                <text:p>-0.47561658094855</text:p>
              </table:table-cell>
              <table:table-cell office:value-type="float" office:value="-0.69744014649589">
                <text:p>-0.697440146495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612209082324489">
                <text:p>-0.612209082324489</text:p>
              </table:table-cell>
              <table:table-cell office:value-type="float" office:value="-0.46406195252358">
                <text:p>-0.46406195252358</text:p>
              </table:table-cell>
              <table:table-cell office:value-type="float" office:value="-0.71554187171142">
                <text:p>-0.715541871711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650962305666096">
                <text:p>-0.650962305666096</text:p>
              </table:table-cell>
              <table:table-cell office:value-type="float" office:value="-0.45151110033918">
                <text:p>-0.45151110033918</text:p>
              </table:table-cell>
              <table:table-cell office:value-type="float" office:value="-0.73194128240305">
                <text:p>-0.731941282403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688088462258153">
                <text:p>-0.688088462258153</text:p>
              </table:table-cell>
              <table:table-cell office:value-type="float" office:value="-0.43798066826028">
                <text:p>-0.43798066826028</text:p>
              </table:table-cell>
              <table:table-cell office:value-type="float" office:value="-0.74692725178193">
                <text:p>-0.746927251781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723494756044108">
                <text:p>-0.723494756044108</text:p>
              </table:table-cell>
              <table:table-cell office:value-type="float" office:value="-0.42349242586003">
                <text:p>-0.42349242586003</text:p>
              </table:table-cell>
              <table:table-cell office:value-type="float" office:value="-0.76085248021263">
                <text:p>-0.760852480212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757092689728735">
                <text:p>-0.757092689728735</text:p>
              </table:table-cell>
              <table:table-cell office:value-type="float" office:value="-0.40806422089486">
                <text:p>-0.40806422089486</text:p>
              </table:table-cell>
              <table:table-cell office:value-type="float" office:value="-0.77382686625699">
                <text:p>-0.773826866256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788798285975294">
                <text:p>-0.788798285975294</text:p>
              </table:table-cell>
              <table:table-cell office:value-type="float" office:value="-0.39170473140583">
                <text:p>-0.39170473140583</text:p>
              </table:table-cell>
              <table:table-cell office:value-type="float" office:value="-0.78569032288841">
                <text:p>-0.785690322888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818532297305121">
                <text:p>-0.818532297305121</text:p>
              </table:table-cell>
              <table:table-cell office:value-type="float" office:value="-0.37441614224716">
                <text:p>-0.37441614224716</text:p>
              </table:table-cell>
              <table:table-cell office:value-type="float" office:value="-0.79626022995789">
                <text:p>-0.796260229957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846220404175065">
                <text:p>-0.846220404175065</text:p>
              </table:table-cell>
              <table:table-cell office:value-type="float" office:value="-0.35619789489977">
                <text:p>-0.35619789489977</text:p>
              </table:table-cell>
              <table:table-cell office:value-type="float" office:value="-0.80546409253079">
                <text:p>-0.805464092530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871793400737638">
                <text:p>-0.871793400737638</text:p>
              </table:table-cell>
              <table:table-cell office:value-type="float" office:value="-0.33704509471097">
                <text:p>-0.33704509471097</text:p>
              </table:table-cell>
              <table:table-cell office:value-type="float" office:value="-0.81330856531145">
                <text:p>-0.813308565311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895187367819591">
                <text:p>-0.895187367819591</text:p>
              </table:table-cell>
              <table:table-cell office:value-type="float" office:value="-0.3169437282394">
                <text:p>-0.3169437282394</text:p>
              </table:table-cell>
              <table:table-cell office:value-type="float" office:value="-0.81984370979299">
                <text:p>-0.819843709792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916343832686567">
                <text:p>-0.916343832686567</text:p>
              </table:table-cell>
              <table:table-cell office:value-type="float" office:value="-0.29586726884366">
                <text:p>-0.29586726884366</text:p>
              </table:table-cell>
              <table:table-cell office:value-type="float" office:value="-0.82513444656495">
                <text:p>-0.825134446564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935209915194469">
                <text:p>-0.935209915194469</text:p>
              </table:table-cell>
              <table:table-cell office:value-type="float" office:value="-0.27377484910774">
                <text:p>-0.27377484910774</text:p>
              </table:table-cell>
              <table:table-cell office:value-type="float" office:value="-0.82921940999395">
                <text:p>-0.829219409993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951738459962292">
                <text:p>-0.951738459962292</text:p>
              </table:table-cell>
              <table:table-cell office:value-type="float" office:value="-0.25060825091195">
                <text:p>-0.25060825091195</text:p>
              </table:table-cell>
              <table:table-cell office:value-type="float" office:value="-0.83208081543425">
                <text:p>-0.832080815434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965888154236019">
                <text:p>-0.965888154236019</text:p>
              </table:table-cell>
              <table:table-cell office:value-type="float" office:value="-0.22628577611565">
                <text:p>-0.22628577611565</text:p>
              </table:table-cell>
              <table:table-cell office:value-type="float" office:value="-0.83366323035533">
                <text:p>-0.833663230355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977623631148981">
                <text:p>-0.977623631148981</text:p>
              </table:table-cell>
              <table:table-cell office:value-type="float" office:value="-0.20069287413212">
                <text:p>-0.20069287413212</text:p>
              </table:table-cell>
              <table:table-cell office:value-type="float" office:value="-0.83392256064795">
                <text:p>-0.833922560647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986915558120617">
                <text:p>-0.986915558120617</text:p>
              </table:table-cell>
              <table:table-cell office:value-type="float" office:value="-0.17366964915372">
                <text:p>-0.17366964915372</text:p>
              </table:table-cell>
              <table:table-cell office:value-type="float" office:value="-0.83284725191648">
                <text:p>-0.832847251916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993740710172637">
                <text:p>-0.993740710172637</text:p>
              </table:table-cell>
              <table:table-cell office:value-type="float" office:value="-0.14499368824452">
                <text:p>-0.14499368824452</text:p>
              </table:table-cell>
              <table:table-cell office:value-type="float" office:value="-0.83044330653918">
                <text:p>-0.830443306539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998082027979384">
                <text:p>-0.998082027979384</text:p>
              </table:table-cell>
              <table:table-cell office:value-type="float" office:value="-0.11435516214476">
                <text:p>-0.11435516214476</text:p>
              </table:table-cell>
              <table:table-cell office:value-type="float" office:value="-0.82671757390588">
                <text:p>-0.826717573905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999928660507255">
                <text:p>-0.999928660507255</text:p>
              </table:table-cell>
              <table:table-cell office:value-type="float" office:value="-0.08132221749786">
                <text:p>-0.08132221749786</text:p>
              </table:table-cell>
              <table:table-cell office:value-type="float" office:value="-0.82167016499465">
                <text:p>-0.821670164994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999275992136631">
                <text:p>-0.999275992136631</text:p>
              </table:table-cell>
              <table:table-cell office:value-type="float" office:value="-0.04530206157098">
                <text:p>-0.04530206157098</text:p>
              </table:table-cell>
              <table:table-cell office:value-type="float" office:value="-0.81529003564182">
                <text:p>-0.815290035641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996125654198552">
                <text:p>-0.996125654198552</text:p>
              </table:table-cell>
              <table:table-cell office:value-type="float" office:value="-0.0055345862181949">
                <text:p>-0.0055345862181949</text:p>
              </table:table-cell>
              <table:table-cell office:value-type="float" office:value="-0.8075554202523">
                <text:p>-0.80755542025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99048552089717">
                <text:p>-0.99048552089717</text:p>
              </table:table-cell>
              <table:table-cell office:value-type="float" office:value="0.038722167818437">
                <text:p>0.038722167818437</text:p>
              </table:table-cell>
              <table:table-cell office:value-type="float" office:value="-0.79844098154345">
                <text:p>-0.798440981543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982369689628442">
                <text:p>-0.982369689628442</text:p>
              </table:table-cell>
              <table:table-cell office:value-type="float" office:value="0.087282559395229">
                <text:p>0.087282559395229</text:p>
              </table:table-cell>
              <table:table-cell office:value-type="float" office:value="-0.78792593559709">
                <text:p>-0.787925935597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971798445743887">
                <text:p>-0.971798445743887</text:p>
              </table:table-cell>
              <table:table-cell office:value-type="float" office:value="0.13655030775689">
                <text:p>0.13655030775689</text:p>
              </table:table-cell>
              <table:table-cell office:value-type="float" office:value="-0.77599512341664">
                <text:p>-0.775995123416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95879821184782">
                <text:p>-0.95879821184782</text:p>
              </table:table-cell>
              <table:table-cell office:value-type="float" office:value="0.17832901105222">
                <text:p>0.17832901105222</text:p>
              </table:table-cell>
              <table:table-cell office:value-type="float" office:value="-0.76263366228754">
                <text:p>-0.762633662287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943401481754588">
                <text:p>-0.943401481754588</text:p>
              </table:table-cell>
              <table:table-cell office:value-type="float" office:value="0.20899052340847">
                <text:p>0.20899052340847</text:p>
              </table:table-cell>
              <table:table-cell office:value-type="float" office:value="-0.74782214005848">
                <text:p>-0.747822140058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925646739270965">
                <text:p>-0.925646739270965</text:p>
              </table:table-cell>
              <table:table-cell office:value-type="float" office:value="0.23476401975568">
                <text:p>0.23476401975568</text:p>
              </table:table-cell>
              <table:table-cell office:value-type="float" office:value="-0.73153507330754">
                <text:p>-0.731535073307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905578362006666">
                <text:p>-0.905578362006666</text:p>
              </table:table-cell>
              <table:table-cell office:value-type="float" office:value="0.26019976030207">
                <text:p>0.26019976030207</text:p>
              </table:table-cell>
              <table:table-cell office:value-type="float" office:value="-0.71374081238846">
                <text:p>-0.713740812388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883246510453445">
                <text:p>-0.883246510453445</text:p>
              </table:table-cell>
              <table:table-cell office:value-type="float" office:value="0.28444582551741">
                <text:p>0.28444582551741</text:p>
              </table:table-cell>
              <table:table-cell office:value-type="float" office:value="-0.69440193580957">
                <text:p>-0.694401935809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858707002609982">
                <text:p>-0.858707002609982</text:p>
              </table:table-cell>
              <table:table-cell office:value-type="float" office:value="0.30575153917058">
                <text:p>0.30575153917058</text:p>
              </table:table-cell>
              <table:table-cell office:value-type="float" office:value="-0.67347583720011">
                <text:p>-0.673475837200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832021174465955">
                <text:p>-0.832021174465955</text:p>
              </table:table-cell>
              <table:table-cell office:value-type="float" office:value="0.32401868887642">
                <text:p>0.32401868887642</text:p>
              </table:table-cell>
              <table:table-cell office:value-type="float" office:value="-0.65091435133464">
                <text:p>-0.650914351334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803255726694014">
                <text:p>-0.803255726694014</text:p>
              </table:table-cell>
              <table:table-cell office:value-type="float" office:value="0.34038214279398">
                <text:p>0.34038214279398</text:p>
              </table:table-cell>
              <table:table-cell office:value-type="float" office:value="-0.6266615015139">
                <text:p>-0.62666150151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772482557932834">
                <text:p>-0.772482557932834</text:p>
              </table:table-cell>
              <table:table-cell office:value-type="float" office:value="0.35586647939525">
                <text:p>0.35586647939525</text:p>
              </table:table-cell>
              <table:table-cell office:value-type="float" office:value="-0.60064988610328">
                <text:p>-0.600649886103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73977858507796">
                <text:p>-0.73977858507796</text:p>
              </table:table-cell>
              <table:table-cell office:value-type="float" office:value="0.37034433616526">
                <text:p>0.37034433616526</text:p>
              </table:table-cell>
              <table:table-cell office:value-type="float" office:value="-0.57279686467355">
                <text:p>-0.572796864673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705225551029634">
                <text:p>-0.705225551029634</text:p>
              </table:table-cell>
              <table:table-cell office:value-type="float" office:value="0.38324677714591">
                <text:p>0.38324677714591</text:p>
              </table:table-cell>
              <table:table-cell office:value-type="float" office:value="-0.54300067097529">
                <text:p>-0.543000670975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668909820378098">
                <text:p>-0.668909820378098</text:p>
              </table:table-cell>
              <table:table-cell office:value-type="float" office:value="0.39458282113522">
                <text:p>0.39458282113522</text:p>
              </table:table-cell>
              <table:table-cell office:value-type="float" office:value="-0.51113551610432">
                <text:p>-0.511135516104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630922163537117">
                <text:p>-0.630922163537117</text:p>
              </table:table-cell>
              <table:table-cell office:value-type="float" office:value="0.404744031427">
                <text:p>0.404744031427</text:p>
              </table:table-cell>
              <table:table-cell office:value-type="float" office:value="-0.4770446858645">
                <text:p>-0.47704468586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591357529865205">
                <text:p>-0.591357529865205</text:p>
              </table:table-cell>
              <table:table-cell office:value-type="float" office:value="0.41392011482627">
                <text:p>0.41392011482627</text:p>
              </table:table-cell>
              <table:table-cell office:value-type="float" office:value="-0.44053065820002">
                <text:p>-0.440530658200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550314810341677">
                <text:p>-0.550314810341677</text:p>
              </table:table-cell>
              <table:table-cell office:value-type="float" office:value="0.42205171264307">
                <text:p>0.42205171264307</text:p>
              </table:table-cell>
              <table:table-cell office:value-type="float" office:value="-0.4013407905696">
                <text:p>-0.40134079056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507896590390711">
                <text:p>-0.507896590390711</text:p>
              </table:table-cell>
              <table:table-cell office:value-type="float" office:value="0.42904698584976">
                <text:p>0.42904698584976</text:p>
              </table:table-cell>
              <table:table-cell office:value-type="float" office:value="-0.35914646958237">
                <text:p>-0.359146469582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464208893471196">
                <text:p>-0.464208893471196</text:p>
              </table:table-cell>
              <table:table-cell office:value-type="float" office:value="0.43492319907862">
                <text:p>0.43492319907862</text:p>
              </table:table-cell>
              <table:table-cell office:value-type="float" office:value="-0.31351268819065">
                <text:p>-0.313512688190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419360916073322">
                <text:p>-0.419360916073322</text:p>
              </table:table-cell>
              <table:table-cell office:value-type="float" office:value="0.43977911144339">
                <text:p>0.43977911144339</text:p>
              </table:table-cell>
              <table:table-cell office:value-type="float" office:value="-0.26385341838677">
                <text:p>-0.263853418386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373464754784207">
                <text:p>-0.373464754784207</text:p>
              </table:table-cell>
              <table:table-cell office:value-type="float" office:value="0.44367504940722">
                <text:p>0.44367504940722</text:p>
              </table:table-cell>
              <table:table-cell office:value-type="float" office:value="-0.20936627318755">
                <text:p>-0.209366273187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326635126104816">
                <text:p>-0.326635126104816</text:p>
              </table:table-cell>
              <table:table-cell office:value-type="float" office:value="0.44659978866129">
                <text:p>0.44659978866129</text:p>
              </table:table-cell>
              <table:table-cell office:value-type="float" office:value="-0.14894108760457">
                <text:p>-0.148941087604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278989079718452">
                <text:p>-0.278989079718452</text:p>
              </table:table-cell>
              <table:table-cell office:value-type="float" office:value="0.44853870240921">
                <text:p>0.44853870240921</text:p>
              </table:table-cell>
              <table:table-cell office:value-type="float" office:value="-0.081055523093527">
                <text:p>-0.0810555230935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230645705927492">
                <text:p>-0.230645705927492</text:p>
              </table:table-cell>
              <table:table-cell office:value-type="float" office:value="0.44951155400597">
                <text:p>0.44951155400597</text:p>
              </table:table-cell>
              <table:table-cell office:value-type="float" office:value="-0.0037662528525687">
                <text:p>-0.00376625285256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181725837989676">
                <text:p>-0.181725837989676</text:p>
              </table:table-cell>
              <table:table-cell office:value-type="float" office:value="0.44955045392656">
                <text:p>0.44955045392656</text:p>
              </table:table-cell>
              <table:table-cell office:value-type="float" office:value="0.084702651912176">
                <text:p>0.0847026519121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132351750097872">
                <text:p>-0.132351750097872</text:p>
              </table:table-cell>
              <table:table-cell office:value-type="float" office:value="0.44867507464371">
                <text:p>0.44867507464371</text:p>
              </table:table-cell>
              <table:table-cell office:value-type="float" office:value="0.18310415912677">
                <text:p>0.183104159126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square" chart:symbol-width="0.1cm" chart:symbol-height="0.1cm">
        <chart:symbol-image xlink:href="Pictures/2000000D000000DD000000DDDC7CCDFB.svm" xlink:type="simple" xlink:actuate="onLoad"/>
      </style:chart-properties>
      <style:graphic-properties svg:stroke-width="0.025cm" svg:stroke-color="#004586" draw:fill-color="#004586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diamond" chart:symbol-width="0.1cm" chart:symbol-height="0.1cm">
        <chart:symbol-image xlink:href="Pictures/2000000D000000DD000000DD07B12F7F.svm" xlink:type="simple" xlink:actuate="onLoad"/>
      </style:chart-properties>
      <style:graphic-properties svg:stroke-width="0.025cm" svg:stroke-color="#ff420e" draw:fill-color="#ff420e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arrow-down" chart:symbol-width="0.1cm" chart:symbol-height="0.1cm">
        <chart:symbol-image xlink:href="Pictures/2000000D000000DD000000DDF95BE9D7.svm" xlink:type="simple" xlink:actuate="onLoad"/>
      </style:chart-properties>
      <style:graphic-properties svg:stroke-width="0.025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9cm" svg:height="18.393cm" xlink:href=".." xlink:type="simple" chart:class="chart:line" chart:style-name="ch1">
        <chart:plot-area chart:style-name="ch2" table:cell-range-address="Data.B211:Data.B500 Data.E211:Data.E500 Data.J211:Data.J500" svg:x="1.036cm" svg:y="1.603cm" svg:width="27.121cm" svg:height="16.003cm">
          <chartooo:coordinate-region svg:x="2.425cm" svg:y="1.802cm" svg:width="25.541cm" svg:height="15.60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B211:Data.B500" chart:class="chart:line">
            <chart:data-point chart:repeated="290"/>
          </chart:series>
          <chart:series chart:style-name="ch7" chart:values-cell-range-address="Data.E211:Data.E500" chart:class="chart:line">
            <chart:data-point chart:repeated="290"/>
          </chart:series>
          <chart:series chart:style-name="ch8" chart:values-cell-range-address="Data.J211:Data.J500" chart:class="chart:line">
            <chart:data-point chart:repeated="2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02363309958824">
                <text:p>-0.902363309958824</text:p>
                <draw:g>
                  <svg:desc>Data.B211:Data.B500</svg:desc>
                </draw:g>
              </table:table-cell>
              <table:table-cell office:value-type="float" office:value="-0.8971980394858">
                <text:p>-0.8971980394858</text:p>
                <draw:g>
                  <svg:desc>Data.E211:Data.E500</svg:desc>
                </draw:g>
              </table:table-cell>
              <table:table-cell office:value-type="float" office:value="-0.70559066503298">
                <text:p>-0.70559066503298</text:p>
                <draw:g>
                  <svg:desc>Data.J211:Data.J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22775421612807">
                <text:p>-0.922775421612807</text:p>
              </table:table-cell>
              <table:table-cell office:value-type="float" office:value="-0.91867153371086">
                <text:p>-0.91867153371086</text:p>
              </table:table-cell>
              <table:table-cell office:value-type="float" office:value="-0.88102727145412">
                <text:p>-0.88102727145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40881075284908">
                <text:p>-0.940881075284908</text:p>
              </table:table-cell>
              <table:table-cell office:value-type="float" office:value="-0.93778504692588">
                <text:p>-0.93778504692588</text:p>
              </table:table-cell>
              <table:table-cell office:value-type="float" office:value="-0.93280009985656">
                <text:p>-0.93280009985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56635016270188">
                <text:p>-0.956635016270188</text:p>
              </table:table-cell>
              <table:table-cell office:value-type="float" office:value="-0.95448129724878">
                <text:p>-0.95448129724878</text:p>
              </table:table-cell>
              <table:table-cell office:value-type="float" office:value="-0.95611077168034">
                <text:p>-0.95611077168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9997867920679">
                <text:p>-0.969997867920679</text:p>
              </table:table-cell>
              <table:table-cell office:value-type="float" office:value="-0.96868168142776">
                <text:p>-0.96868168142776</text:p>
              </table:table-cell>
              <table:table-cell office:value-type="float" office:value="-0.97141397021596">
                <text:p>-0.97141397021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80936230066492">
                <text:p>-0.980936230066492</text:p>
              </table:table-cell>
              <table:table-cell office:value-type="float" office:value="-0.9803960432693">
                <text:p>-0.9803960432693</text:p>
              </table:table-cell>
              <table:table-cell office:value-type="float" office:value="-0.98306474683613">
                <text:p>-0.98306474683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89422762498851">
                <text:p>-0.989422762498851</text:p>
              </table:table-cell>
              <table:table-cell office:value-type="float" office:value="-0.98956851150365">
                <text:p>-0.98956851150365</text:p>
              </table:table-cell>
              <table:table-cell office:value-type="float" office:value="-0.99191377805518">
                <text:p>-0.99191377805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95436253306377">
                <text:p>-0.995436253306377</text:p>
              </table:table-cell>
              <table:table-cell office:value-type="float" office:value="-0.99624905620314">
                <text:p>-0.99624905620314</text:p>
              </table:table-cell>
              <table:table-cell office:value-type="float" office:value="-0.9982019570741">
                <text:p>-0.9982019570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98961671893817">
                <text:p>-0.998961671893817</text:p>
              </table:table-cell>
              <table:table-cell office:value-type="float" office:value="-1.0003676840148">
                <text:p>-1.0003676840148</text:p>
              </table:table-cell>
              <table:table-cell office:value-type="float" office:value="-1.0018990902921">
                <text:p>-1.0018990902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99990206550704">
                <text:p>-0.999990206550704</text:p>
              </table:table-cell>
              <table:table-cell office:value-type="float" office:value="-1.0019414504942">
                <text:p>-1.0019414504942</text:p>
              </table:table-cell>
              <table:table-cell office:value-type="float" office:value="-1.0030605844956">
                <text:p>-1.0030605844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98519286476045">
                <text:p>-0.998519286476045</text:p>
              </table:table-cell>
              <table:table-cell office:value-type="float" office:value="-1.0009383465552">
                <text:p>-1.0009383465552</text:p>
              </table:table-cell>
              <table:table-cell office:value-type="float" office:value="-1.0016348084017">
                <text:p>-1.0016348084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94552588203989">
                <text:p>-0.994552588203989</text:p>
              </table:table-cell>
              <table:table-cell office:value-type="float" office:value="-0.99740096674057">
                <text:p>-0.99740096674057</text:p>
              </table:table-cell>
              <table:table-cell office:value-type="float" office:value="-0.9976746315263">
                <text:p>-0.9976746315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88100026414398">
                <text:p>-0.988100026414398</text:p>
              </table:table-cell>
              <table:table-cell office:value-type="float" office:value="-0.99136754226232">
                <text:p>-0.99136754226232</text:p>
              </table:table-cell>
              <table:table-cell office:value-type="float" office:value="-0.99122036536258">
                <text:p>-0.99122036536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79177729151317">
                <text:p>-0.979177729151317</text:p>
              </table:table-cell>
              <table:table-cell office:value-type="float" office:value="-0.9827161236817">
                <text:p>-0.9827161236817</text:p>
              </table:table-cell>
              <table:table-cell office:value-type="float" office:value="-0.98218500058506">
                <text:p>-0.98218500058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67807997511261">
                <text:p>-0.967807997511261</text:p>
              </table:table-cell>
              <table:table-cell office:value-type="float" office:value="-0.97160370898908">
                <text:p>-0.97160370898908</text:p>
              </table:table-cell>
              <table:table-cell office:value-type="float" office:value="-0.97067675481675">
                <text:p>-0.970676754816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54019249902089">
                <text:p>-0.954019249902089</text:p>
              </table:table-cell>
              <table:table-cell office:value-type="float" office:value="-0.95801245293516">
                <text:p>-0.95801245293516</text:p>
              </table:table-cell>
              <table:table-cell office:value-type="float" office:value="-0.95667064296756">
                <text:p>-0.95667064296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37845951011783">
                <text:p>-0.937845951011783</text:p>
              </table:table-cell>
              <table:table-cell office:value-type="float" office:value="-0.9419433460779">
                <text:p>-0.9419433460779</text:p>
              </table:table-cell>
              <table:table-cell office:value-type="float" office:value="-0.94023013867514">
                <text:p>-0.940230138675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19328525664676">
                <text:p>-0.919328525664676</text:p>
              </table:table-cell>
              <table:table-cell office:value-type="float" office:value="-0.92347010128918">
                <text:p>-0.92347010128918</text:p>
              </table:table-cell>
              <table:table-cell office:value-type="float" office:value="-0.9213709825838">
                <text:p>-0.92137098258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98513257780449">
                <text:p>-0.898513257780449</text:p>
              </table:table-cell>
              <table:table-cell office:value-type="float" office:value="-0.90263515249408">
                <text:p>-0.90263515249408</text:p>
              </table:table-cell>
              <table:table-cell office:value-type="float" office:value="-0.90016853002526">
                <text:p>-0.90016853002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75452174688428">
                <text:p>-0.875452174688428</text:p>
              </table:table-cell>
              <table:table-cell office:value-type="float" office:value="-0.87952200876536">
                <text:p>-0.87952200876536</text:p>
              </table:table-cell>
              <table:table-cell office:value-type="float" office:value="-0.87668904774495">
                <text:p>-0.876689047744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50202917086366">
                <text:p>-0.850202917086366</text:p>
              </table:table-cell>
              <table:table-cell office:value-type="float" office:value="-0.8541748053048">
                <text:p>-0.8541748053048</text:p>
              </table:table-cell>
              <table:table-cell office:value-type="float" office:value="-0.8509838946943">
                <text:p>-0.85098389469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22828594968709">
                <text:p>-0.822828594968709</text:p>
              </table:table-cell>
              <table:table-cell office:value-type="float" office:value="-0.82660261167155">
                <text:p>-0.82660261167155</text:p>
              </table:table-cell>
              <table:table-cell office:value-type="float" office:value="-0.82306680655414">
                <text:p>-0.82306680655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93397629884477">
                <text:p>-0.793397629884477</text:p>
              </table:table-cell>
              <table:table-cell office:value-type="float" office:value="-0.79693783226503">
                <text:p>-0.79693783226503</text:p>
              </table:table-cell>
              <table:table-cell office:value-type="float" office:value="-0.79307194174981">
                <text:p>-0.79307194174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61983583919033">
                <text:p>-0.761983583919033</text:p>
              </table:table-cell>
              <table:table-cell office:value-type="float" office:value="-0.7652154481352">
                <text:p>-0.7652154481352</text:p>
              </table:table-cell>
              <table:table-cell office:value-type="float" office:value="-0.76105444309517">
                <text:p>-0.761054443095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2866497582717">
                <text:p>-0.72866497582717</text:p>
              </table:table-cell>
              <table:table-cell office:value-type="float" office:value="-0.73147970003867">
                <text:p>-0.73147970003867</text:p>
              </table:table-cell>
              <table:table-cell office:value-type="float" office:value="-0.72706674827703">
                <text:p>-0.727066748277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693525084777122">
                <text:p>-0.693525084777122</text:p>
              </table:table-cell>
              <table:table-cell office:value-type="float" office:value="-0.69588080449497">
                <text:p>-0.69588080449497</text:p>
              </table:table-cell>
              <table:table-cell office:value-type="float" office:value="-0.6912088494226">
                <text:p>-0.6912088494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56651742196015">
                <text:p>-0.656651742196015</text:p>
              </table:table-cell>
              <table:table-cell office:value-type="float" office:value="-0.65845242067366">
                <text:p>-0.65845242067366</text:p>
              </table:table-cell>
              <table:table-cell office:value-type="float" office:value="-0.65352512633728">
                <text:p>-0.653525126337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18137112237033">
                <text:p>-0.618137112237033</text:p>
              </table:table-cell>
              <table:table-cell office:value-type="float" office:value="-0.61932987859865">
                <text:p>-0.61932987859865</text:p>
              </table:table-cell>
              <table:table-cell office:value-type="float" office:value="-0.61418776150386">
                <text:p>-0.61418776150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578077461417045">
                <text:p>-0.578077461417045</text:p>
              </table:table-cell>
              <table:table-cell office:value-type="float" office:value="-0.57847096578349">
                <text:p>-0.57847096578349</text:p>
              </table:table-cell>
              <table:table-cell office:value-type="float" office:value="-0.57315623275824">
                <text:p>-0.573156232758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36572918000435">
                <text:p>-0.536572918000435</text:p>
              </table:table-cell>
              <table:table-cell office:value-type="float" office:value="-0.53613929138975">
                <text:p>-0.53613929138975</text:p>
              </table:table-cell>
              <table:table-cell office:value-type="float" office:value="-0.53068100442646">
                <text:p>-0.530681004426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93727221730597">
                <text:p>-0.493727221730597</text:p>
              </table:table-cell>
              <table:table-cell office:value-type="float" office:value="-0.49237439911914">
                <text:p>-0.49237439911914</text:p>
              </table:table-cell>
              <table:table-cell office:value-type="float" office:value="-0.48677973924249">
                <text:p>-0.486779739242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49647464534601">
                <text:p>-0.449647464534601</text:p>
              </table:table-cell>
              <table:table-cell office:value-type="float" office:value="-0.44718445911904">
                <text:p>-0.44718445911904</text:p>
              </table:table-cell>
              <table:table-cell office:value-type="float" office:value="-0.44153318747093">
                <text:p>-0.441533187470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0444382284914">
                <text:p>-0.40444382284914</text:p>
              </table:table-cell>
              <table:table-cell office:value-type="float" office:value="-0.40078114188685">
                <text:p>-0.40078114188685</text:p>
              </table:table-cell>
              <table:table-cell office:value-type="float" office:value="-0.39507968210388">
                <text:p>-0.395079682103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58229282236829">
                <text:p>-0.358229282236829</text:p>
              </table:table-cell>
              <table:table-cell office:value-type="float" office:value="-0.35318168191852">
                <text:p>-0.35318168191852</text:p>
              </table:table-cell>
              <table:table-cell office:value-type="float" office:value="-0.34750615858626">
                <text:p>-0.34750615858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11119354981127">
                <text:p>-0.311119354981127</text:p>
              </table:table-cell>
              <table:table-cell office:value-type="float" office:value="-0.30451059360333">
                <text:p>-0.30451059360333</text:p>
              </table:table-cell>
              <table:table-cell office:value-type="float" office:value="-0.29894037525683">
                <text:p>-0.298940375256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263231791365801">
                <text:p>-0.263231791365801</text:p>
              </table:table-cell>
              <table:table-cell office:value-type="float" office:value="-0.25489035917182">
                <text:p>-0.25489035917182</text:p>
              </table:table-cell>
              <table:table-cell office:value-type="float" office:value="-0.24946469544128">
                <text:p>-0.24946469544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14686285360529">
                <text:p>-0.214686285360529</text:p>
              </table:table-cell>
              <table:table-cell office:value-type="float" office:value="-0.20437530353697">
                <text:p>-0.20437530353697</text:p>
              </table:table-cell>
              <table:table-cell office:value-type="float" office:value="-0.19918882772398">
                <text:p>-0.199188827723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65604175448309">
                <text:p>-0.165604175448309</text:p>
              </table:table-cell>
              <table:table-cell office:value-type="float" office:value="-0.15310212570373">
                <text:p>-0.15310212570373</text:p>
              </table:table-cell>
              <table:table-cell office:value-type="float" office:value="-0.14826812552556">
                <text:p>-0.148268125525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16108141342458">
                <text:p>-0.116108141342458</text:p>
              </table:table-cell>
              <table:table-cell office:value-type="float" office:value="-0.10104734990391">
                <text:p>-0.10104734990391</text:p>
              </table:table-cell>
              <table:table-cell office:value-type="float" office:value="-0.096739552169142">
                <text:p>-0.0967395521691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663218973512007">
                <text:p>-0.0663218973512007</text:p>
              </table:table-cell>
              <table:table-cell office:value-type="float" office:value="-0.048430350361353">
                <text:p>-0.048430350361353</text:p>
              </table:table-cell>
              <table:table-cell office:value-type="float" office:value="-0.044837206226744">
                <text:p>-0.0448372062267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163698831563414">
                <text:p>-0.0163698831563414</text:p>
              </table:table-cell>
              <table:table-cell office:value-type="float" office:value="0.0045910455132179">
                <text:p>0.0045910455132179</text:p>
              </table:table-cell>
              <table:table-cell office:value-type="float" office:value="0.0072273683752711">
                <text:p>0.00722736837527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36230472211367">
                <text:p>0.0336230472211367</text:p>
              </table:table-cell>
              <table:table-cell office:value-type="float" office:value="0.057661021522955">
                <text:p>0.057661021522955</text:p>
              </table:table-cell>
              <table:table-cell office:value-type="float" office:value="0.059013845911543">
                <text:p>0.0590138459115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35319374911082">
                <text:p>0.0835319374911082</text:p>
              </table:table-cell>
              <table:table-cell office:value-type="float" office:value="0.10993222956615">
                <text:p>0.10993222956615</text:p>
              </table:table-cell>
              <table:table-cell office:value-type="float" office:value="0.10969458189661">
                <text:p>0.109694581896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33232041419942">
                <text:p>0.133232041419942</text:p>
              </table:table-cell>
              <table:table-cell office:value-type="float" office:value="0.15940130436484">
                <text:p>0.15940130436484</text:p>
              </table:table-cell>
              <table:table-cell office:value-type="float" office:value="0.15743998270893">
                <text:p>0.157439982708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2599134631134">
                <text:p>0.182599134631134</text:p>
              </table:table-cell>
              <table:table-cell office:value-type="float" office:value="0.20252710791028">
                <text:p>0.20252710791028</text:p>
              </table:table-cell>
              <table:table-cell office:value-type="float" office:value="0.19926406474331">
                <text:p>0.199264064743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509825101539">
                <text:p>0.231509825101539</text:p>
              </table:table-cell>
              <table:table-cell office:value-type="float" office:value="0.23631275949383">
                <text:p>0.23631275949383</text:p>
              </table:table-cell>
              <table:table-cell office:value-type="float" office:value="0.23296376668735">
                <text:p>0.232963766687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9841861577174">
                <text:p>0.279841861577174</text:p>
              </table:table-cell>
              <table:table-cell office:value-type="float" office:value="0.26489968370196">
                <text:p>0.26489968370196</text:p>
              </table:table-cell>
              <table:table-cell office:value-type="float" office:value="0.2628075524852">
                <text:p>0.26280755248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7474439137693">
                <text:p>0.327474439137693</text:p>
              </table:table-cell>
              <table:table-cell office:value-type="float" office:value="0.29826452612324">
                <text:p>0.29826452612324</text:p>
              </table:table-cell>
              <table:table-cell office:value-type="float" office:value="0.29804107850062">
                <text:p>0.298041078500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4288501145757">
                <text:p>0.374288501145757</text:p>
              </table:table-cell>
              <table:table-cell office:value-type="float" office:value="0.33969103094988">
                <text:p>0.33969103094988</text:p>
              </table:table-cell>
              <table:table-cell office:value-type="float" office:value="0.34138362234831">
                <text:p>0.341383622348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0167036826641">
                <text:p>0.420167036826641</text:p>
              </table:table-cell>
              <table:table-cell office:value-type="float" office:value="0.38575793659663">
                <text:p>0.38575793659663</text:p>
              </table:table-cell>
              <table:table-cell office:value-type="float" office:value="0.38911287970168">
                <text:p>0.389112879701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64995373734132">
                <text:p>0.464995373734132</text:p>
              </table:table-cell>
              <table:table-cell office:value-type="float" office:value="0.43313108335762">
                <text:p>0.43313108335762</text:p>
              </table:table-cell>
              <table:table-cell office:value-type="float" office:value="0.43774053881105">
                <text:p>0.43774053881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08661464372288">
                <text:p>0.508661464372288</text:p>
              </table:table-cell>
              <table:table-cell office:value-type="float" office:value="0.47998547171839">
                <text:p>0.47998547171839</text:p>
              </table:table-cell>
              <table:table-cell office:value-type="float" office:value="0.48544344495367">
                <text:p>0.485443444953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056166255283">
                <text:p>0.551056166255283</text:p>
              </table:table-cell>
              <table:table-cell office:value-type="float" office:value="0.52555952668951">
                <text:p>0.52555952668951</text:p>
              </table:table-cell>
              <table:table-cell office:value-type="float" office:value="0.53156890026727">
                <text:p>0.531568900267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92073514707143">
                <text:p>0.592073514707143</text:p>
              </table:table-cell>
              <table:table-cell office:value-type="float" office:value="0.56950942888304">
                <text:p>0.56950942888304</text:p>
              </table:table-cell>
              <table:table-cell office:value-type="float" office:value="0.57582952384888">
                <text:p>0.575829523848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1610987718161">
                <text:p>0.631610987718161</text:p>
              </table:table-cell>
              <table:table-cell office:value-type="float" office:value="0.61168544570304">
                <text:p>0.61168544570304</text:p>
              </table:table-cell>
              <table:table-cell office:value-type="float" office:value="0.61814577520979">
                <text:p>0.618145775209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9569762196527">
                <text:p>0.669569762196527</text:p>
              </table:table-cell>
              <table:table-cell office:value-type="float" office:value="0.65202614902817">
                <text:p>0.65202614902817</text:p>
              </table:table-cell>
              <table:table-cell office:value-type="float" office:value="0.6584916636218">
                <text:p>0.65849166362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05854960974594">
                <text:p>0.705854960974594</text:p>
              </table:table-cell>
              <table:table-cell office:value-type="float" office:value="0.69045582241629">
                <text:p>0.69045582241629</text:p>
              </table:table-cell>
              <table:table-cell office:value-type="float" office:value="0.69684651975394">
                <text:p>0.696846519753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0375889952382">
                <text:p>0.740375889952382</text:p>
              </table:table-cell>
              <table:table-cell office:value-type="float" office:value="0.72688346534743">
                <text:p>0.72688346534743</text:p>
              </table:table-cell>
              <table:table-cell office:value-type="float" office:value="0.73314045913594">
                <text:p>0.733140459135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73046264785597">
                <text:p>0.773046264785597</text:p>
              </table:table-cell>
              <table:table-cell office:value-type="float" office:value="0.7612958211649">
                <text:p>0.7612958211649</text:p>
              </table:table-cell>
              <table:table-cell office:value-type="float" office:value="0.76735047658837">
                <text:p>0.767350476588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03784426551562">
                <text:p>0.803784426551562</text:p>
              </table:table-cell>
              <table:table-cell office:value-type="float" office:value="0.79362032226817">
                <text:p>0.79362032226817</text:p>
              </table:table-cell>
              <table:table-cell office:value-type="float" office:value="0.79942106812657">
                <text:p>0.799421068126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32513545853984">
                <text:p>0.832513545853984</text:p>
              </table:table-cell>
              <table:table-cell office:value-type="float" office:value="0.8238292978318">
                <text:p>0.8238292978318</text:p>
              </table:table-cell>
              <table:table-cell office:value-type="float" office:value="0.82935995040404">
                <text:p>0.829359950404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59161814856445">
                <text:p>0.859161814856445</text:p>
              </table:table-cell>
              <table:table-cell office:value-type="float" office:value="0.85177254220956">
                <text:p>0.85177254220956</text:p>
              </table:table-cell>
              <table:table-cell office:value-type="float" office:value="0.85702390128419">
                <text:p>0.857023901284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83662626764589">
                <text:p>0.883662626764589</text:p>
              </table:table-cell>
              <table:table-cell office:value-type="float" office:value="0.87752497877561">
                <text:p>0.87752497877561</text:p>
              </table:table-cell>
              <table:table-cell office:value-type="float" office:value="0.88245653444135">
                <text:p>0.882456534441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0595474230842">
                <text:p>0.90595474230842</text:p>
              </table:table-cell>
              <table:table-cell office:value-type="float" office:value="0.90099554347006">
                <text:p>0.90099554347006</text:p>
              </table:table-cell>
              <table:table-cell office:value-type="float" office:value="0.90556243111027">
                <text:p>0.905562431110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2598244280859">
                <text:p>0.92598244280859</text:p>
              </table:table-cell>
              <table:table-cell office:value-type="float" office:value="0.92209640157462">
                <text:p>0.92209640157462</text:p>
              </table:table-cell>
              <table:table-cell office:value-type="float" office:value="0.92630916818332">
                <text:p>0.92630916818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43695669444071">
                <text:p>0.943695669444071</text:p>
              </table:table-cell>
              <table:table-cell office:value-type="float" office:value="0.94078861918208">
                <text:p>0.94078861918208</text:p>
              </table:table-cell>
              <table:table-cell office:value-type="float" office:value="0.94462846608403">
                <text:p>0.944628466084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9050148373147">
                <text:p>0.959050148373147</text:p>
              </table:table-cell>
              <table:table-cell office:value-type="float" office:value="0.95704288024453">
                <text:p>0.95704288024453</text:p>
              </table:table-cell>
              <table:table-cell office:value-type="float" office:value="0.96050999498464">
                <text:p>0.960509994984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72007501394953">
                <text:p>0.972007501394953</text:p>
              </table:table-cell>
              <table:table-cell office:value-type="float" office:value="0.97086268440302">
                <text:p>0.97086268440302</text:p>
              </table:table-cell>
              <table:table-cell office:value-type="float" office:value="0.97395046881576">
                <text:p>0.973950468815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2535341874991">
                <text:p>0.982535341874991</text:p>
              </table:table-cell>
              <table:table-cell office:value-type="float" office:value="0.98213407657898">
                <text:p>0.98213407657898</text:p>
              </table:table-cell>
              <table:table-cell office:value-type="float" office:value="0.9848333207848">
                <text:p>0.98483332078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0607355694857">
                <text:p>0.990607355694857</text:p>
              </table:table-cell>
              <table:table-cell office:value-type="float" office:value="0.99089901956868">
                <text:p>0.99089901956868</text:p>
              </table:table-cell>
              <table:table-cell office:value-type="float" office:value="0.99319282544538">
                <text:p>0.993192825445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6203367023823">
                <text:p>0.996203367023823</text:p>
              </table:table-cell>
              <table:table-cell office:value-type="float" office:value="0.99715144965706">
                <text:p>0.99715144965706</text:p>
              </table:table-cell>
              <table:table-cell office:value-type="float" office:value="0.9990224982423">
                <text:p>0.99902249824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9309388747914">
                <text:p>0.999309388747914</text:p>
              </table:table-cell>
              <table:table-cell office:value-type="float" office:value="1.000800551028">
                <text:p>1.000800551028</text:p>
              </table:table-cell>
              <table:table-cell office:value-type="float" office:value="1.0022783851549">
                <text:p>1.00227838515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9917657430404">
                <text:p>0.999917657430404</text:p>
              </table:table-cell>
              <table:table-cell office:value-type="float" office:value="1.0019305677011">
                <text:p>1.0019305677011</text:p>
              </table:table-cell>
              <table:table-cell office:value-type="float" office:value="1.0029851451083">
                <text:p>1.00298514510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8026652716368">
                <text:p>0.998026652716368</text:p>
              </table:table-cell>
              <table:table-cell office:value-type="float" office:value="1.0005223989214">
                <text:p>1.0005223989214</text:p>
              </table:table-cell>
              <table:table-cell office:value-type="float" office:value="1.001142640289">
                <text:p>1.0011426402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3641101132774">
                <text:p>0.993641101132774</text:p>
              </table:table-cell>
              <table:table-cell office:value-type="float" office:value="0.99654948911683">
                <text:p>0.99654948911683</text:p>
              </table:table-cell>
              <table:table-cell office:value-type="float" office:value="0.99675754021966">
                <text:p>0.996757540219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8677196427463">
                <text:p>0.98677196427463</text:p>
              </table:table-cell>
              <table:table-cell office:value-type="float" office:value="0.99001383955431">
                <text:p>0.99001383955431</text:p>
              </table:table-cell>
              <table:table-cell office:value-type="float" office:value="0.98981829584286">
                <text:p>0.989818295842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7436411406704">
                <text:p>0.977436411406704</text:p>
              </table:table-cell>
              <table:table-cell office:value-type="float" office:value="0.98099139404178">
                <text:p>0.98099139404178</text:p>
              </table:table-cell>
              <table:table-cell office:value-type="float" office:value="0.98039082523757">
                <text:p>0.980390825237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65657776549303">
                <text:p>0.965657776549303</text:p>
              </table:table-cell>
              <table:table-cell office:value-type="float" office:value="0.96943503999926">
                <text:p>0.96943503999926</text:p>
              </table:table-cell>
              <table:table-cell office:value-type="float" office:value="0.9684312417811">
                <text:p>0.96843124178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1465500155379">
                <text:p>0.951465500155379</text:p>
              </table:table-cell>
              <table:table-cell office:value-type="float" office:value="0.95547089570239">
                <text:p>0.95547089570239</text:p>
              </table:table-cell>
              <table:table-cell office:value-type="float" office:value="0.9540626437756">
                <text:p>0.95406264377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4895055524718">
                <text:p>0.934895055524718</text:p>
              </table:table-cell>
              <table:table-cell office:value-type="float" office:value="0.93902284973254">
                <text:p>0.93902284973254</text:p>
              </table:table-cell>
              <table:table-cell office:value-type="float" office:value="0.93721642198448">
                <text:p>0.937216421984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1598786013918">
                <text:p>0.91598786013918</text:p>
              </table:table-cell>
              <table:table-cell office:value-type="float" office:value="0.92015607333383">
                <text:p>0.92015607333383</text:p>
              </table:table-cell>
              <table:table-cell office:value-type="float" office:value="0.91798530024392">
                <text:p>0.917985300243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4791172140549">
                <text:p>0.894791172140549</text:p>
              </table:table-cell>
              <table:table-cell office:value-type="float" office:value="0.89898935625978">
                <text:p>0.89898935625978</text:p>
              </table:table-cell>
              <table:table-cell office:value-type="float" office:value="0.89643261689634">
                <text:p>0.896432616896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713579722098">
                <text:p>0.8713579722098</text:p>
              </table:table-cell>
              <table:table-cell office:value-type="float" office:value="0.87547607087148">
                <text:p>0.87547607087148</text:p>
              </table:table-cell>
              <table:table-cell office:value-type="float" office:value="0.87257636924082">
                <text:p>0.872576369240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5746831142987">
                <text:p>0.845746831142987</text:p>
              </table:table-cell>
              <table:table-cell office:value-type="float" office:value="0.84973886271657">
                <text:p>0.84973886271657</text:p>
              </table:table-cell>
              <table:table-cell office:value-type="float" office:value="0.84650796643033">
                <text:p>0.846507966430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18021763454751">
                <text:p>0.818021763454751</text:p>
              </table:table-cell>
              <table:table-cell office:value-type="float" office:value="0.8217761087619">
                <text:p>0.8217761087619</text:p>
              </table:table-cell>
              <table:table-cell office:value-type="float" office:value="0.81820676194558">
                <text:p>0.818206761945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88252067375379">
                <text:p>0.788252067375379</text:p>
              </table:table-cell>
              <table:table-cell office:value-type="float" office:value="0.79174771140772">
                <text:p>0.79174771140772</text:p>
              </table:table-cell>
              <table:table-cell office:value-type="float" office:value="0.78785918391292">
                <text:p>0.787859183912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56512151641307">
                <text:p>0.756512151641307</text:p>
              </table:table-cell>
              <table:table-cell office:value-type="float" office:value="0.75969052093879">
                <text:p>0.75969052093879</text:p>
              </table:table-cell>
              <table:table-cell office:value-type="float" office:value="0.7554980244527">
                <text:p>0.75549802445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22881349512045">
                <text:p>0.722881349512045</text:p>
              </table:table-cell>
              <table:table-cell office:value-type="float" office:value="0.72557685718287">
                <text:p>0.72557685718287</text:p>
              </table:table-cell>
              <table:table-cell office:value-type="float" office:value="0.72112896456194">
                <text:p>0.721128964561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87443720478333">
                <text:p>0.687443720478333</text:p>
              </table:table-cell>
              <table:table-cell office:value-type="float" office:value="0.6897051726761">
                <text:p>0.6897051726761</text:p>
              </table:table-cell>
              <table:table-cell office:value-type="float" office:value="0.68496725522041">
                <text:p>0.684967255220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50287840157192">
                <text:p>0.650287840157192</text:p>
              </table:table-cell>
              <table:table-cell office:value-type="float" office:value="0.65197014684341">
                <text:p>0.65197014684341</text:p>
              </table:table-cell>
              <table:table-cell office:value-type="float" office:value="0.64698735882512">
                <text:p>0.646987358825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1506578899021">
                <text:p>0.611506578899021</text:p>
              </table:table-cell>
              <table:table-cell office:value-type="float" office:value="0.61252755739442">
                <text:p>0.61252755739442</text:p>
              </table:table-cell>
              <table:table-cell office:value-type="float" office:value="0.60736598974313">
                <text:p>0.607365989743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7119686966007">
                <text:p>0.57119686966007</text:p>
              </table:table-cell>
              <table:table-cell office:value-type="float" office:value="0.57245079507237">
                <text:p>0.57245079507237</text:p>
              </table:table-cell>
              <table:table-cell office:value-type="float" office:value="0.56243068380665">
                <text:p>0.562430683806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29459465720549">
                <text:p>0.529459465720549</text:p>
              </table:table-cell>
              <table:table-cell office:value-type="float" office:value="0.52953084003814">
                <text:p>0.52953084003814</text:p>
              </table:table-cell>
              <table:table-cell office:value-type="float" office:value="0.51649994394676">
                <text:p>0.516499943946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6398688853887">
                <text:p>0.486398688853887</text:p>
              </table:table-cell>
              <table:table-cell office:value-type="float" office:value="0.48452213315692">
                <text:p>0.48452213315692</text:p>
              </table:table-cell>
              <table:table-cell office:value-type="float" office:value="0.46947669372623">
                <text:p>0.469476693726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2122168576629">
                <text:p>0.442122168576629</text:p>
              </table:table-cell>
              <table:table-cell office:value-type="float" office:value="0.437998839391">
                <text:p>0.437998839391</text:p>
              </table:table-cell>
              <table:table-cell office:value-type="float" office:value="0.42029906543087">
                <text:p>0.420299065430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96740573130705">
                <text:p>0.396740573130705</text:p>
              </table:table-cell>
              <table:table-cell office:value-type="float" office:value="0.38987962171491">
                <text:p>0.38987962171491</text:p>
              </table:table-cell>
              <table:table-cell office:value-type="float" office:value="0.36843709530397">
                <text:p>0.368437095303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0367332870449">
                <text:p>0.350367332870449</text:p>
              </table:table-cell>
              <table:table-cell office:value-type="float" office:value="0.33932419862973">
                <text:p>0.33932419862973</text:p>
              </table:table-cell>
              <table:table-cell office:value-type="float" office:value="0.31400488691281">
                <text:p>0.314004886912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03118356745797">
                <text:p>0.303118356745797</text:p>
              </table:table-cell>
              <table:table-cell office:value-type="float" office:value="0.28648212340817">
                <text:p>0.28648212340817</text:p>
              </table:table-cell>
              <table:table-cell office:value-type="float" office:value="0.2570389317587">
                <text:p>0.25703893175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5111742590271">
                <text:p>0.255111742590271</text:p>
              </table:table-cell>
              <table:table-cell office:value-type="float" office:value="0.23153886074907">
                <text:p>0.23153886074907</text:p>
              </table:table-cell>
              <table:table-cell office:value-type="float" office:value="0.19747025556402">
                <text:p>0.197470255564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6467481937894">
                <text:p>0.206467481937894</text:p>
              </table:table-cell>
              <table:table-cell office:value-type="float" office:value="0.17407475812285">
                <text:p>0.17407475812285</text:p>
              </table:table-cell>
              <table:table-cell office:value-type="float" office:value="0.13490297535233">
                <text:p>0.134902975352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730716010686">
                <text:p>0.15730716010686</text:p>
              </table:table-cell>
              <table:table-cell office:value-type="float" office:value="0.11320117573478">
                <text:p>0.11320117573478</text:p>
              </table:table-cell>
              <table:table-cell office:value-type="float" office:value="0.069596022208187">
                <text:p>0.0695960222081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7753652299543">
                <text:p>0.107753652299543</text:p>
              </table:table-cell>
              <table:table-cell office:value-type="float" office:value="0.048610491792498">
                <text:p>0.048610491792498</text:p>
              </table:table-cell>
              <table:table-cell office:value-type="float" office:value="0.0018156816948054">
                <text:p>0.00181568169480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9308164784941">
                <text:p>0.0579308164784941</text:p>
              </table:table-cell>
              <table:table-cell office:value-type="float" office:value="-0.019461870536787">
                <text:p>-0.019461870536787</text:p>
              </table:table-cell>
              <table:table-cell office:value-type="float" office:value="-0.069021151073084">
                <text:p>-0.0690211510730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796318378603682">
                <text:p>0.00796318378603682</text:p>
              </table:table-cell>
              <table:table-cell office:value-type="float" office:value="-0.09128344519036">
                <text:p>-0.09128344519036</text:p>
              </table:table-cell>
              <table:table-cell office:value-type="float" office:value="-0.14194919857907">
                <text:p>-0.141949198579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420243527187414">
                <text:p>-0.0420243527187414</text:p>
              </table:table-cell>
              <table:table-cell office:value-type="float" office:value="-0.16568545059489">
                <text:p>-0.16568545059489</text:p>
              </table:table-cell>
              <table:table-cell office:value-type="float" office:value="-0.21296906326756">
                <text:p>-0.212969063267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919068502275808">
                <text:p>-0.0919068502275808</text:p>
              </table:table-cell>
              <table:table-cell office:value-type="float" office:value="-0.23702098915783">
                <text:p>-0.23702098915783</text:p>
              </table:table-cell>
              <table:table-cell office:value-type="float" office:value="-0.27528656627872">
                <text:p>-0.275286566278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41559628475015">
                <text:p>-0.141559628475015</text:p>
              </table:table-cell>
              <table:table-cell office:value-type="float" office:value="-0.29648323053125">
                <text:p>-0.29648323053125</text:p>
              </table:table-cell>
              <table:table-cell office:value-type="float" office:value="-0.32483426260538">
                <text:p>-0.324834262605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90858581374092">
                <text:p>-0.190858581374092</text:p>
              </table:table-cell>
              <table:table-cell office:value-type="float" office:value="-0.34285571976622">
                <text:p>-0.34285571976622</text:p>
              </table:table-cell>
              <table:table-cell office:value-type="float" office:value="-0.36732097348695">
                <text:p>-0.367320973486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239680487216959">
                <text:p>-0.239680487216959</text:p>
              </table:table-cell>
              <table:table-cell office:value-type="float" office:value="-0.38504229083487">
                <text:p>-0.38504229083487</text:p>
              </table:table-cell>
              <table:table-cell office:value-type="float" office:value="-0.41137906314756">
                <text:p>-0.411379063147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28790331666497">
                <text:p>-0.28790331666497</text:p>
              </table:table-cell>
              <table:table-cell office:value-type="float" office:value="-0.42860609115023">
                <text:p>-0.42860609115023</text:p>
              </table:table-cell>
              <table:table-cell office:value-type="float" office:value="-0.45898301135473">
                <text:p>-0.458983011354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335406537758468">
                <text:p>-0.335406537758468</text:p>
              </table:table-cell>
              <table:table-cell office:value-type="float" office:value="-0.47172984895439">
                <text:p>-0.47172984895439</text:p>
              </table:table-cell>
              <table:table-cell office:value-type="float" office:value="-0.50698558749846">
                <text:p>-0.506985587498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82071417183914">
                <text:p>-0.382071417183914</text:p>
              </table:table-cell>
              <table:table-cell office:value-type="float" office:value="-0.51199950672057">
                <text:p>-0.51199950672057</text:p>
              </table:table-cell>
              <table:table-cell office:value-type="float" office:value="-0.55188410939861">
                <text:p>-0.551884109398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427781317045351">
                <text:p>-0.427781317045351</text:p>
              </table:table-cell>
              <table:table-cell office:value-type="float" office:value="-0.54973808307084">
                <text:p>-0.54973808307084</text:p>
              </table:table-cell>
              <table:table-cell office:value-type="float" office:value="-0.59208001877366">
                <text:p>-0.592080018773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472421986398379">
                <text:p>-0.472421986398379</text:p>
              </table:table-cell>
              <table:table-cell office:value-type="float" office:value="-0.58480576581983">
                <text:p>-0.58480576581983</text:p>
              </table:table-cell>
              <table:table-cell office:value-type="float" office:value="-0.62799083895675">
                <text:p>-0.627990838956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515881846818024">
                <text:p>-0.515881846818024</text:p>
              </table:table-cell>
              <table:table-cell office:value-type="float" office:value="-0.61585033645395">
                <text:p>-0.61585033645395</text:p>
              </table:table-cell>
              <table:table-cell office:value-type="float" office:value="-0.66141560544037">
                <text:p>-0.661415605440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58052271286697">
                <text:p>-0.558052271286697</text:p>
              </table:table-cell>
              <table:table-cell office:value-type="float" office:value="-0.64354517695361">
                <text:p>-0.64354517695361</text:p>
              </table:table-cell>
              <table:table-cell office:value-type="float" office:value="-0.69463776218824">
                <text:p>-0.694637762188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98827855705154">
                <text:p>-0.598827855705154</text:p>
              </table:table-cell>
              <table:table-cell office:value-type="float" office:value="-0.67053876956415">
                <text:p>-0.67053876956415</text:p>
              </table:table-cell>
              <table:table-cell office:value-type="float" office:value="-0.72854681398565">
                <text:p>-0.728546813985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638106682347871">
                <text:p>-0.638106682347871</text:p>
              </table:table-cell>
              <table:table-cell office:value-type="float" office:value="-0.6971860025304">
                <text:p>-0.6971860025304</text:p>
              </table:table-cell>
              <table:table-cell office:value-type="float" office:value="-0.7614989135318">
                <text:p>-0.76149891353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675790574604253">
                <text:p>-0.675790574604253</text:p>
              </table:table-cell>
              <table:table-cell office:value-type="float" office:value="-0.72126635902371">
                <text:p>-0.72126635902371</text:p>
              </table:table-cell>
              <table:table-cell office:value-type="float" office:value="-0.79122775573688">
                <text:p>-0.791227755736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711785342369053">
                <text:p>-0.711785342369053</text:p>
              </table:table-cell>
              <table:table-cell office:value-type="float" office:value="-0.7421583025916">
                <text:p>-0.7421583025916</text:p>
              </table:table-cell>
              <table:table-cell office:value-type="float" office:value="-0.81722129752495">
                <text:p>-0.817221297524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746001017468571">
                <text:p>-0.746001017468571</text:p>
              </table:table-cell>
              <table:table-cell office:value-type="float" office:value="-0.76126923813332">
                <text:p>-0.76126923813332</text:p>
              </table:table-cell>
              <table:table-cell office:value-type="float" office:value="-0.84060337939199">
                <text:p>-0.840603379391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778352078534234">
                <text:p>-0.778352078534234</text:p>
              </table:table-cell>
              <table:table-cell office:value-type="float" office:value="-0.77889904945447">
                <text:p>-0.77889904945447</text:p>
              </table:table-cell>
              <table:table-cell office:value-type="float" office:value="-0.86259969982069">
                <text:p>-0.862599699820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80875766476149">
                <text:p>-0.80875766476149</text:p>
              </table:table-cell>
              <table:table-cell office:value-type="float" office:value="-0.79406118565025">
                <text:p>-0.79406118565025</text:p>
              </table:table-cell>
              <table:table-cell office:value-type="float" office:value="-0.88360534889175">
                <text:p>-0.883605348891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837141778019692">
                <text:p>-0.837141778019692</text:p>
              </table:table-cell>
              <table:table-cell office:value-type="float" office:value="-0.80693062207326">
                <text:p>-0.80693062207326</text:p>
              </table:table-cell>
              <table:table-cell office:value-type="float" office:value="-0.90324740068569">
                <text:p>-0.903247400685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863433472807855">
                <text:p>-0.863433472807855</text:p>
              </table:table-cell>
              <table:table-cell office:value-type="float" office:value="-0.81856834850685">
                <text:p>-0.81856834850685</text:p>
              </table:table-cell>
              <table:table-cell office:value-type="float" office:value="-0.92079621875564">
                <text:p>-0.920796218755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887567033581459">
                <text:p>-0.887567033581459</text:p>
              </table:table-cell>
              <table:table-cell office:value-type="float" office:value="-0.82873220407594">
                <text:p>-0.82873220407594</text:p>
              </table:table-cell>
              <table:table-cell office:value-type="float" office:value="-0.93558800281368">
                <text:p>-0.935588002813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09482139007082">
                <text:p>-0.909482139007082</text:p>
              </table:table-cell>
              <table:table-cell office:value-type="float" office:value="-0.83634506329563">
                <text:p>-0.83634506329563</text:p>
              </table:table-cell>
              <table:table-cell office:value-type="float" office:value="-0.94751205186388">
                <text:p>-0.947512051863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29124012734332">
                <text:p>-0.929124012734332</text:p>
              </table:table-cell>
              <table:table-cell office:value-type="float" office:value="-0.84159359680768">
                <text:p>-0.84159359680768</text:p>
              </table:table-cell>
              <table:table-cell office:value-type="float" office:value="-0.95713269049127">
                <text:p>-0.957132690491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46443560308177">
                <text:p>-0.946443560308177</text:p>
              </table:table-cell>
              <table:table-cell office:value-type="float" office:value="-0.84544924756836">
                <text:p>-0.84544924756836</text:p>
              </table:table-cell>
              <table:table-cell office:value-type="float" office:value="-0.96508635089426">
                <text:p>-0.965086350894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6139749187953">
                <text:p>-0.96139749187953</text:p>
              </table:table-cell>
              <table:table-cell office:value-type="float" office:value="-0.84778502610516">
                <text:p>-0.84778502610516</text:p>
              </table:table-cell>
              <table:table-cell office:value-type="float" office:value="-0.97143342384355">
                <text:p>-0.971433423843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73948430407318">
                <text:p>-0.973948430407318</text:p>
              </table:table-cell>
              <table:table-cell office:value-type="float" office:value="-0.84785648666573">
                <text:p>-0.84785648666573</text:p>
              </table:table-cell>
              <table:table-cell office:value-type="float" office:value="-0.97571908385351">
                <text:p>-0.975719083853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84065005081625">
                <text:p>-0.984065005081625</text:p>
              </table:table-cell>
              <table:table-cell office:value-type="float" office:value="-0.84588304096164">
                <text:p>-0.84588304096164</text:p>
              </table:table-cell>
              <table:table-cell office:value-type="float" office:value="-0.97750034146212">
                <text:p>-0.977500341462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91721929734376">
                <text:p>-0.991721929734376</text:p>
              </table:table-cell>
              <table:table-cell office:value-type="float" office:value="-0.84251555424344">
                <text:p>-0.84251555424344</text:p>
              </table:table-cell>
              <table:table-cell office:value-type="float" office:value="-0.97667715694917">
                <text:p>-0.976677156949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996900066041588">
                <text:p>-0.996900066041588</text:p>
              </table:table-cell>
              <table:table-cell office:value-type="float" office:value="-0.83750370131814">
                <text:p>-0.83750370131814</text:p>
              </table:table-cell>
              <table:table-cell office:value-type="float" office:value="-0.97343239979826">
                <text:p>-0.973432399798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999586471359214">
                <text:p>-0.999586471359214</text:p>
              </table:table-cell>
              <table:table-cell office:value-type="float" office:value="-0.8302983072154">
                <text:p>-0.8302983072154</text:p>
              </table:table-cell>
              <table:table-cell office:value-type="float" office:value="-0.96802360617447">
                <text:p>-0.968023606174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99774431073013">
                <text:p>-0.999774431073013</text:p>
              </table:table-cell>
              <table:table-cell office:value-type="float" office:value="-0.82120810537731">
                <text:p>-0.82120810537731</text:p>
              </table:table-cell>
              <table:table-cell office:value-type="float" office:value="-0.96061169782563">
                <text:p>-0.960611697825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97463475381588">
                <text:p>-0.997463475381588</text:p>
              </table:table-cell>
              <table:table-cell office:value-type="float" office:value="-0.81077079452237">
                <text:p>-0.81077079452237</text:p>
              </table:table-cell>
              <table:table-cell office:value-type="float" office:value="-0.95115325215773">
                <text:p>-0.951153252157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92659380470645">
                <text:p>-0.992659380470645</text:p>
              </table:table-cell>
              <table:table-cell office:value-type="float" office:value="-0.79873293962505">
                <text:p>-0.79873293962505</text:p>
              </table:table-cell>
              <table:table-cell office:value-type="float" office:value="-0.93943220265269">
                <text:p>-0.939432202652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985374154075537">
                <text:p>-0.985374154075537</text:p>
              </table:table-cell>
              <table:table-cell office:value-type="float" office:value="-0.78467306962078">
                <text:p>-0.78467306962078</text:p>
              </table:table-cell>
              <table:table-cell office:value-type="float" office:value="-0.92526062600273">
                <text:p>-0.925260626002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75626005468179">
                <text:p>-0.975626005468179</text:p>
              </table:table-cell>
              <table:table-cell office:value-type="float" office:value="-0.76888291747959">
                <text:p>-0.76888291747959</text:p>
              </table:table-cell>
              <table:table-cell office:value-type="float" office:value="-0.90865357608797">
                <text:p>-0.908653576087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63439299943353">
                <text:p>-0.963439299943353</text:p>
              </table:table-cell>
              <table:table-cell office:value-type="float" office:value="-0.75175923635447">
                <text:p>-0.75175923635447</text:p>
              </table:table-cell>
              <table:table-cell office:value-type="float" office:value="-0.88978504620107">
                <text:p>-0.889785046201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48844497918156">
                <text:p>-0.948844497918156</text:p>
              </table:table-cell>
              <table:table-cell office:value-type="float" office:value="-0.73305798285491">
                <text:p>-0.73305798285491</text:p>
              </table:table-cell>
              <table:table-cell office:value-type="float" office:value="-0.86880433699223">
                <text:p>-0.868804336992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31878078796826">
                <text:p>-0.931878078796826</text:p>
              </table:table-cell>
              <table:table-cell office:value-type="float" office:value="-0.71249098921629">
                <text:p>-0.71249098921629</text:p>
              </table:table-cell>
              <table:table-cell office:value-type="float" office:value="-0.84572743443797">
                <text:p>-0.845727434437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12582449791266">
                <text:p>-0.912582449791266</text:p>
              </table:table-cell>
              <table:table-cell office:value-type="float" office:value="-0.6903527185425">
                <text:p>-0.6903527185425</text:p>
              </table:table-cell>
              <table:table-cell office:value-type="float" office:value="-0.82047458760462">
                <text:p>-0.820474587604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891005839924944">
                <text:p>-0.891005839924944</text:p>
              </table:table-cell>
              <table:table-cell office:value-type="float" office:value="-0.66693450000034">
                <text:p>-0.66693450000034</text:p>
              </table:table-cell>
              <table:table-cell office:value-type="float" office:value="-0.7929631424829">
                <text:p>-0.79296314248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86720217948568">
                <text:p>-0.86720217948568</text:p>
              </table:table-cell>
              <table:table-cell office:value-type="float" office:value="-0.64199490360429">
                <text:p>-0.64199490360429</text:p>
              </table:table-cell>
              <table:table-cell office:value-type="float" office:value="-0.76316987878109">
                <text:p>-0.763169878781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841230965227869">
                <text:p>-0.841230965227869</text:p>
              </table:table-cell>
              <table:table-cell office:value-type="float" office:value="-0.61532585802275">
                <text:p>-0.61532585802275</text:p>
              </table:table-cell>
              <table:table-cell office:value-type="float" office:value="-0.73114578917307">
                <text:p>-0.731145789173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813157111661604">
                <text:p>-0.813157111661604</text:p>
              </table:table-cell>
              <table:table-cell office:value-type="float" office:value="-0.58719775870007">
                <text:p>-0.58719775870007</text:p>
              </table:table-cell>
              <table:table-cell office:value-type="float" office:value="-0.69698204993231">
                <text:p>-0.696982049932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783050788800222">
                <text:p>-0.783050788800222</text:p>
              </table:table-cell>
              <table:table-cell office:value-type="float" office:value="-0.55781653290776">
                <text:p>-0.55781653290776</text:p>
              </table:table-cell>
              <table:table-cell office:value-type="float" office:value="-0.66074136671022">
                <text:p>-0.660741366710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750987246771807">
                <text:p>-0.750987246771807</text:p>
              </table:table-cell>
              <table:table-cell office:value-type="float" office:value="-0.52695149326567">
                <text:p>-0.52695149326567</text:p>
              </table:table-cell>
              <table:table-cell office:value-type="float" office:value="-0.62241275708934">
                <text:p>-0.622412757089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717046627733061">
                <text:p>-0.717046627733061</text:p>
              </table:table-cell>
              <table:table-cell office:value-type="float" office:value="-0.49444959140388">
                <text:p>-0.49444959140388</text:p>
              </table:table-cell>
              <table:table-cell office:value-type="float" office:value="-0.5819362653297">
                <text:p>-0.58193626532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681313765555648">
                <text:p>-0.681313765555648</text:p>
              </table:table-cell>
              <table:table-cell office:value-type="float" office:value="-0.46053786178174">
                <text:p>-0.46053786178174</text:p>
              </table:table-cell>
              <table:table-cell office:value-type="float" office:value="-0.53926583994238">
                <text:p>-0.539265839942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643877973785694">
                <text:p>-0.643877973785694</text:p>
              </table:table-cell>
              <table:table-cell office:value-type="float" office:value="-0.42533125207394">
                <text:p>-0.42533125207394</text:p>
              </table:table-cell>
              <table:table-cell office:value-type="float" office:value="-0.49440007682983">
                <text:p>-0.494400076829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604832822406443">
                <text:p>-0.604832822406443</text:p>
              </table:table-cell>
              <table:table-cell office:value-type="float" office:value="-0.38858317812646">
                <text:p>-0.38858317812646</text:p>
              </table:table-cell>
              <table:table-cell office:value-type="float" office:value="-0.44735845269992">
                <text:p>-0.447358452699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564275903962019">
                <text:p>-0.564275903962019</text:p>
              </table:table-cell>
              <table:table-cell office:value-type="float" office:value="-0.35014650949447">
                <text:p>-0.35014650949447</text:p>
              </table:table-cell>
              <table:table-cell office:value-type="float" office:value="-0.39813847550691">
                <text:p>-0.398138475506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522308589626901">
                <text:p>-0.522308589626901</text:p>
              </table:table-cell>
              <table:table-cell office:value-type="float" office:value="-0.31016593137623">
                <text:p>-0.31016593137623</text:p>
              </table:table-cell>
              <table:table-cell office:value-type="float" office:value="-0.3466899100245">
                <text:p>-0.34668991002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479035775830774">
                <text:p>-0.479035775830774</text:p>
              </table:table-cell>
              <table:table-cell office:value-type="float" office:value="-0.26863084848144">
                <text:p>-0.26863084848144</text:p>
              </table:table-cell>
              <table:table-cell office:value-type="float" office:value="-0.29291264558398">
                <text:p>-0.292912645583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434565622072076">
                <text:p>-0.434565622072076</text:p>
              </table:table-cell>
              <table:table-cell office:value-type="float" office:value="-0.22520997561467">
                <text:p>-0.22520997561467</text:p>
              </table:table-cell>
              <table:table-cell office:value-type="float" office:value="-0.23667045574298">
                <text:p>-0.236670455742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389009280575599">
                <text:p>-0.389009280575599</text:p>
              </table:table-cell>
              <table:table-cell office:value-type="float" office:value="-0.1796558786215">
                <text:p>-0.1796558786215</text:p>
              </table:table-cell>
              <table:table-cell office:value-type="float" office:value="-0.17781036446004">
                <text:p>-0.177810364460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342480618469799">
                <text:p>-0.342480618469799</text:p>
              </table:table-cell>
              <table:table-cell office:value-type="float" office:value="-0.13191289654502">
                <text:p>-0.13191289654502</text:p>
              </table:table-cell>
              <table:table-cell office:value-type="float" office:value="-0.11617622644562">
                <text:p>-0.116176226445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295095933178284">
                <text:p>-0.295095933178284</text:p>
              </table:table-cell>
              <table:table-cell office:value-type="float" office:value="-0.081714878988321">
                <text:p>-0.081714878988321</text:p>
              </table:table-cell>
              <table:table-cell office:value-type="float" office:value="-0.051625244196334">
                <text:p>-0.0516252441963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246973661736817">
                <text:p>-0.246973661736817</text:p>
              </table:table-cell>
              <table:table-cell office:value-type="float" office:value="-0.028513544765449">
                <text:p>-0.028513544765449</text:p>
              </table:table-cell>
              <table:table-cell office:value-type="float" office:value="0.015886637345601">
                <text:p>0.0158866373456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98234084762402">
                <text:p>-0.198234084762402</text:p>
              </table:table-cell>
              <table:table-cell office:value-type="float" office:value="0.028028340427246">
                <text:p>0.028028340427246</text:p>
              </table:table-cell>
              <table:table-cell office:value-type="float" office:value="0.085989300142197">
                <text:p>0.0859893001421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48999025814396">
                <text:p>-0.148999025814396</text:p>
              </table:table-cell>
              <table:table-cell office:value-type="float" office:value="0.087550132750517">
                <text:p>0.087550132750517</text:p>
              </table:table-cell>
              <table:table-cell office:value-type="float" office:value="0.15706493136215">
                <text:p>0.157064931362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993915468990461">
                <text:p>-0.0993915468990461</text:p>
              </table:table-cell>
              <table:table-cell office:value-type="float" office:value="0.14820088297038">
                <text:p>0.14820088297038</text:p>
              </table:table-cell>
              <table:table-cell office:value-type="float" office:value="0.22483364334303">
                <text:p>0.22483364334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495356408785661">
                <text:p>-0.0495356408785661</text:p>
              </table:table-cell>
              <table:table-cell office:value-type="float" office:value="0.20495241277618">
                <text:p>0.20495241277618</text:p>
              </table:table-cell>
              <table:table-cell office:value-type="float" office:value="0.28268280915226">
                <text:p>0.282682809152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444078446443687">
                <text:p>0.000444078446443687</text:p>
              </table:table-cell>
              <table:table-cell office:value-type="float" office:value="0.25122916832991">
                <text:p>0.25122916832991</text:p>
              </table:table-cell>
              <table:table-cell office:value-type="float" office:value="0.32858907300924">
                <text:p>0.328589073009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04226878066125">
                <text:p>0.0504226878066125</text:p>
              </table:table-cell>
              <table:table-cell office:value-type="float" office:value="0.28778927053468">
                <text:p>0.28778927053468</text:p>
              </table:table-cell>
              <table:table-cell office:value-type="float" office:value="0.36996004751409">
                <text:p>0.369960047514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00275266706893">
                <text:p>0.100275266706893</text:p>
              </table:table-cell>
              <table:table-cell office:value-type="float" office:value="0.32226367496976">
                <text:p>0.32226367496976</text:p>
              </table:table-cell>
              <table:table-cell office:value-type="float" office:value="0.41407607256405">
                <text:p>0.414076072564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49877209662756">
                <text:p>0.149877209662756</text:p>
              </table:table-cell>
              <table:table-cell office:value-type="float" office:value="0.35802034684294">
                <text:p>0.35802034684294</text:p>
              </table:table-cell>
              <table:table-cell office:value-type="float" office:value="0.46114580020209">
                <text:p>0.461145800202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99104537649003">
                <text:p>0.199104537649003</text:p>
              </table:table-cell>
              <table:table-cell office:value-type="float" office:value="0.39299288539731">
                <text:p>0.39299288539731</text:p>
              </table:table-cell>
              <table:table-cell office:value-type="float" office:value="0.50753830389379">
                <text:p>0.507538303893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47834207982764">
                <text:p>0.247834207982764</text:p>
              </table:table-cell>
              <table:table-cell office:value-type="float" office:value="0.42546275461567">
                <text:p>0.42546275461567</text:p>
              </table:table-cell>
              <table:table-cell office:value-type="float" office:value="0.55024131095297">
                <text:p>0.550241310952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95944421866131">
                <text:p>0.295944421866131</text:p>
              </table:table-cell>
              <table:table-cell office:value-type="float" office:value="0.45583730088605">
                <text:p>0.45583730088605</text:p>
              </table:table-cell>
              <table:table-cell office:value-type="float" office:value="0.58836822476088">
                <text:p>0.588368224760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43314928819708">
                <text:p>0.343314928819708</text:p>
              </table:table-cell>
              <table:table-cell office:value-type="float" office:value="0.48388273839768">
                <text:p>0.48388273839768</text:p>
              </table:table-cell>
              <table:table-cell office:value-type="float" office:value="0.62273566440716">
                <text:p>0.622735664407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89827327246195">
                <text:p>0.389827327246195</text:p>
              </table:table-cell>
              <table:table-cell office:value-type="float" office:value="0.50865065327224">
                <text:p>0.50865065327224</text:p>
              </table:table-cell>
              <table:table-cell office:value-type="float" office:value="0.65523396061539">
                <text:p>0.655233960615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35365360372714">
                <text:p>0.435365360372714</text:p>
              </table:table-cell>
              <table:table-cell office:value-type="float" office:value="0.53102122735943">
                <text:p>0.53102122735943</text:p>
              </table:table-cell>
              <table:table-cell office:value-type="float" office:value="0.6879079550875">
                <text:p>0.68790795508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79815206832195">
                <text:p>0.479815206832195</text:p>
              </table:table-cell>
              <table:table-cell office:value-type="float" office:value="0.55304325941047">
                <text:p>0.55304325941047</text:p>
              </table:table-cell>
              <table:table-cell office:value-type="float" office:value="0.72103191913442">
                <text:p>0.721031919134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23065765157527">
                <text:p>0.523065765157527</text:p>
              </table:table-cell>
              <table:table-cell office:value-type="float" office:value="0.57455150343081">
                <text:p>0.57455150343081</text:p>
              </table:table-cell>
              <table:table-cell office:value-type="float" office:value="0.75260570974752">
                <text:p>0.752605709747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500893147735">
                <text:p>0.56500893147735</text:p>
              </table:table-cell>
              <table:table-cell office:value-type="float" office:value="0.59372369854228">
                <text:p>0.59372369854228</text:p>
              </table:table-cell>
              <table:table-cell office:value-type="float" office:value="0.78070405201377">
                <text:p>0.780704052013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05539869719443">
                <text:p>0.605539869719443</text:p>
              </table:table-cell>
              <table:table-cell office:value-type="float" office:value="0.61039913959536">
                <text:p>0.61039913959536</text:p>
              </table:table-cell>
              <table:table-cell office:value-type="float" office:value="0.80533899579385">
                <text:p>0.805338995793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44557273646305">
                <text:p>0.644557273646305</text:p>
              </table:table-cell>
              <table:table-cell office:value-type="float" office:value="0.62575471818484">
                <text:p>0.62575471818484</text:p>
              </table:table-cell>
              <table:table-cell office:value-type="float" office:value="0.82779126149406">
                <text:p>0.827791261494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81963620067987">
                <text:p>0.681963620067987</text:p>
              </table:table-cell>
              <table:table-cell office:value-type="float" office:value="0.63981695214538">
                <text:p>0.63981695214538</text:p>
              </table:table-cell>
              <table:table-cell office:value-type="float" office:value="0.84908108619629">
                <text:p>0.849081086196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17665412599291">
                <text:p>0.717665412599291</text:p>
              </table:table-cell>
              <table:table-cell office:value-type="float" office:value="0.65181368069556">
                <text:p>0.65181368069556</text:p>
              </table:table-cell>
              <table:table-cell office:value-type="float" office:value="0.86934135099169">
                <text:p>0.869341350991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51573415352017">
                <text:p>0.751573415352017</text:p>
              </table:table-cell>
              <table:table-cell office:value-type="float" office:value="0.66206101803457">
                <text:p>0.66206101803457</text:p>
              </table:table-cell>
              <table:table-cell office:value-type="float" office:value="0.88808013603655">
                <text:p>0.888080136036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83602875978232">
                <text:p>0.783602875978232</text:p>
              </table:table-cell>
              <table:table-cell office:value-type="float" office:value="0.67134501619084">
                <text:p>0.67134501619084</text:p>
              </table:table-cell>
              <table:table-cell office:value-type="float" office:value="0.90458668271348">
                <text:p>0.904586682713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1367373750699">
                <text:p>0.81367373750699</text:p>
              </table:table-cell>
              <table:table-cell office:value-type="float" office:value="0.67928808806842">
                <text:p>0.67928808806842</text:p>
              </table:table-cell>
              <table:table-cell office:value-type="float" office:value="0.9183213132647">
                <text:p>0.91832131326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41710838445069">
                <text:p>0.841710838445069</text:p>
              </table:table-cell>
              <table:table-cell office:value-type="float" office:value="0.68508913856589">
                <text:p>0.68508913856589</text:p>
              </table:table-cell>
              <table:table-cell office:value-type="float" office:value="0.92935039422573">
                <text:p>0.929350394225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7644100641568">
                <text:p>0.867644100641568</text:p>
              </table:table-cell>
              <table:table-cell office:value-type="float" office:value="0.68907682738906">
                <text:p>0.68907682738906</text:p>
              </table:table-cell>
              <table:table-cell office:value-type="float" office:value="0.93830622539596">
                <text:p>0.938306225395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91408704446776">
                <text:p>0.891408704446776</text:p>
              </table:table-cell>
              <table:table-cell office:value-type="float" office:value="0.69198154407642">
                <text:p>0.69198154407642</text:p>
              </table:table-cell>
              <table:table-cell office:value-type="float" office:value="0.94570563232753">
                <text:p>0.945705632327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12945250727547">
                <text:p>0.912945250727547</text:p>
              </table:table-cell>
              <table:table-cell office:value-type="float" office:value="0.69355310853637">
                <text:p>0.69355310853637</text:p>
              </table:table-cell>
              <table:table-cell office:value-type="float" office:value="0.95144636177983">
                <text:p>0.951446361779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32199909334193">
                <text:p>0.932199909334193</text:p>
              </table:table-cell>
              <table:table-cell office:value-type="float" office:value="0.69324295639963">
                <text:p>0.69324295639963</text:p>
              </table:table-cell>
              <table:table-cell office:value-type="float" office:value="0.95503535978311">
                <text:p>0.955035359783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49124553647831">
                <text:p>0.949124553647831</text:p>
              </table:table-cell>
              <table:table-cell office:value-type="float" office:value="0.69134573398204">
                <text:p>0.69134573398204</text:p>
              </table:table-cell>
              <table:table-cell office:value-type="float" office:value="0.95611510277392">
                <text:p>0.956115102773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63676880871862">
                <text:p>0.963676880871862</text:p>
              </table:table-cell>
              <table:table-cell office:value-type="float" office:value="0.6883267998343">
                <text:p>0.6883267998343</text:p>
              </table:table-cell>
              <table:table-cell office:value-type="float" office:value="0.95468176506898">
                <text:p>0.954681765068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5820517766932">
                <text:p>0.975820517766932</text:p>
              </table:table-cell>
              <table:table-cell office:value-type="float" office:value="0.68388580951301">
                <text:p>0.68388580951301</text:p>
              </table:table-cell>
              <table:table-cell office:value-type="float" office:value="0.95095100006313">
                <text:p>0.950951000063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85525111565086">
                <text:p>0.985525111565086</text:p>
              </table:table-cell>
              <table:table-cell office:value-type="float" office:value="0.67764570093129">
                <text:p>0.67764570093129</text:p>
              </table:table-cell>
              <table:table-cell office:value-type="float" office:value="0.94515586509675">
                <text:p>0.945155865096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2766405835883">
                <text:p>0.992766405835883</text:p>
              </table:table-cell>
              <table:table-cell office:value-type="float" office:value="0.66994423610098">
                <text:p>0.66994423610098</text:p>
              </table:table-cell>
              <table:table-cell office:value-type="float" office:value="0.93740494986455">
                <text:p>0.937404949864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752630111484">
                <text:p>0.99752630111484</text:p>
              </table:table-cell>
              <table:table-cell office:value-type="float" office:value="0.66115147019305">
                <text:p>0.66115147019305</text:p>
              </table:table-cell>
              <table:table-cell office:value-type="float" office:value="0.92760594838072">
                <text:p>0.927605948380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9792900142665">
                <text:p>0.999792900142665</text:p>
              </table:table-cell>
              <table:table-cell office:value-type="float" office:value="0.65098560951522">
                <text:p>0.65098560951522</text:p>
              </table:table-cell>
              <table:table-cell office:value-type="float" office:value="0.91553718662634">
                <text:p>0.915537186626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956053760221">
                <text:p>0.99956053760221</text:p>
              </table:table-cell>
              <table:table-cell office:value-type="float" office:value="0.63916726558649">
                <text:p>0.63916726558649</text:p>
              </table:table-cell>
              <table:table-cell office:value-type="float" office:value="0.90105684525799">
                <text:p>0.901056845257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6829794278815">
                <text:p>0.996829794278815</text:p>
              </table:table-cell>
              <table:table-cell office:value-type="float" office:value="0.62599727136714">
                <text:p>0.62599727136714</text:p>
              </table:table-cell>
              <table:table-cell office:value-type="float" office:value="0.88423086869484">
                <text:p>0.884230868694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1607495608644">
                <text:p>0.991607495608644</text:p>
              </table:table-cell>
              <table:table-cell office:value-type="float" office:value="0.61173838376703">
                <text:p>0.61173838376703</text:p>
              </table:table-cell>
              <table:table-cell office:value-type="float" office:value="0.8652397577362">
                <text:p>0.86523975773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83906694618652">
                <text:p>0.983906694618652</text:p>
              </table:table-cell>
              <table:table-cell office:value-type="float" office:value="0.59614063033354">
                <text:p>0.59614063033354</text:p>
              </table:table-cell>
              <table:table-cell office:value-type="float" office:value="0.84419892459317">
                <text:p>0.844198924593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73746639300815">
                <text:p>0.973746639300815</text:p>
              </table:table-cell>
              <table:table-cell office:value-type="float" office:value="0.57902809302928">
                <text:p>0.57902809302928</text:p>
              </table:table-cell>
              <table:table-cell office:value-type="float" office:value="0.82109100102583">
                <text:p>0.821091001025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61152724502171">
                <text:p>0.961152724502171</text:p>
              </table:table-cell>
              <table:table-cell office:value-type="float" office:value="0.56068267750524">
                <text:p>0.56068267750524</text:p>
              </table:table-cell>
              <table:table-cell office:value-type="float" office:value="0.79582971836257">
                <text:p>0.795829718362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46156428450935">
                <text:p>0.946156428450935</text:p>
              </table:table-cell>
              <table:table-cell office:value-type="float" office:value="0.54128490540921">
                <text:p>0.54128490540921</text:p>
              </table:table-cell>
              <table:table-cell office:value-type="float" office:value="0.76834769581661">
                <text:p>0.768347695816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28795234077314">
                <text:p>0.928795234077314</text:p>
              </table:table-cell>
              <table:table-cell office:value-type="float" office:value="0.52060300408064">
                <text:p>0.52060300408064</text:p>
              </table:table-cell>
              <table:table-cell office:value-type="float" office:value="0.73864237675991">
                <text:p>0.738642376759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09112535325708">
                <text:p>0.909112535325708</text:p>
              </table:table-cell>
              <table:table-cell office:value-type="float" office:value="0.4985208195784">
                <text:p>0.4985208195784</text:p>
              </table:table-cell>
              <table:table-cell office:value-type="float" office:value="0.70677733609773">
                <text:p>0.706777336097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87157528692443">
                <text:p>0.887157528692443</text:p>
              </table:table-cell>
              <table:table-cell office:value-type="float" office:value="0.47528674838442">
                <text:p>0.47528674838442</text:p>
              </table:table-cell>
              <table:table-cell office:value-type="float" office:value="0.67283957089745">
                <text:p>0.672839570897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62985090260156">
                <text:p>0.862985090260156</text:p>
              </table:table-cell>
              <table:table-cell office:value-type="float" office:value="0.45101762129549">
                <text:p>0.45101762129549</text:p>
              </table:table-cell>
              <table:table-cell office:value-type="float" office:value="0.63687356547855">
                <text:p>0.636873565478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36655638536165">
                <text:p>0.836655638536165</text:p>
              </table:table-cell>
              <table:table-cell office:value-type="float" office:value="0.42550193898149">
                <text:p>0.42550193898149</text:p>
              </table:table-cell>
              <table:table-cell office:value-type="float" office:value="0.59885216108732">
                <text:p>0.598852161087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08234983437667">
                <text:p>0.808234983437667</text:p>
              </table:table-cell>
              <table:table-cell office:value-type="float" office:value="0.39866098150074">
                <text:p>0.39866098150074</text:p>
              </table:table-cell>
              <table:table-cell office:value-type="float" office:value="0.55871511473105">
                <text:p>0.558715114731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7779416180122">
                <text:p>0.77779416180122</text:p>
              </table:table-cell>
              <table:table-cell office:value-type="float" office:value="0.37069567802943">
                <text:p>0.37069567802943</text:p>
              </table:table-cell>
              <table:table-cell office:value-type="float" office:value="0.51642834429551">
                <text:p>0.516428344295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45409259827637">
                <text:p>0.745409259827637</text:p>
              </table:table-cell>
              <table:table-cell office:value-type="float" office:value="0.34165332820077">
                <text:p>0.34165332820077</text:p>
              </table:table-cell>
              <table:table-cell office:value-type="float" office:value="0.47199962368421">
                <text:p>0.471999623684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11161222906122">
                <text:p>0.711161222906122</text:p>
              </table:table-cell>
              <table:table-cell office:value-type="float" office:value="0.31131714748114">
                <text:p>0.31131714748114</text:p>
              </table:table-cell>
              <table:table-cell office:value-type="float" office:value="0.42544582309133">
                <text:p>0.425445823091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75135653292948">
                <text:p>0.675135653292948</text:p>
              </table:table-cell>
              <table:table-cell office:value-type="float" office:value="0.27960534990075">
                <text:p>0.27960534990075</text:p>
              </table:table-cell>
              <table:table-cell office:value-type="float" office:value="0.37675319793937">
                <text:p>0.376753197939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37422596150392">
                <text:p>0.637422596150392</text:p>
              </table:table-cell>
              <table:table-cell office:value-type="float" office:value="0.24664083752143">
                <text:p>0.24664083752143</text:p>
              </table:table-cell>
              <table:table-cell office:value-type="float" office:value="0.32585931471117">
                <text:p>0.325859314711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98116314480734">
                <text:p>0.598116314480734</text:p>
              </table:table-cell>
              <table:table-cell office:value-type="float" office:value="0.21236981815319">
                <text:p>0.21236981815319</text:p>
              </table:table-cell>
              <table:table-cell office:value-type="float" office:value="0.27265608036547">
                <text:p>0.272656080365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57315053517827">
                <text:p>0.557315053517827</text:p>
              </table:table-cell>
              <table:table-cell office:value-type="float" office:value="0.17650753747585">
                <text:p>0.17650753747585</text:p>
              </table:table-cell>
              <table:table-cell office:value-type="float" office:value="0.21700494989685">
                <text:p>0.217004949896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15120795165193">
                <text:p>0.515120795165193</text:p>
              </table:table-cell>
              <table:table-cell office:value-type="float" office:value="0.13887841803904">
                <text:p>0.13887841803904</text:p>
              </table:table-cell>
              <table:table-cell office:value-type="float" office:value="0.15875459966324">
                <text:p>0.158754599663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71639003094372">
                <text:p>0.471639003094372</text:p>
              </table:table-cell>
              <table:table-cell office:value-type="float" office:value="0.099428526251045">
                <text:p>0.099428526251045</text:p>
              </table:table-cell>
              <table:table-cell office:value-type="float" office:value="0.097752742253223">
                <text:p>0.0977527422532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26978359140658">
                <text:p>0.426978359140658</text:p>
              </table:table-cell>
              <table:table-cell office:value-type="float" office:value="0.057894038602734">
                <text:p>0.057894038602734</text:p>
              </table:table-cell>
              <table:table-cell office:value-type="float" office:value="0.033870867204651">
                <text:p>0.0338708672046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81250491655127">
                <text:p>0.381250491655127</text:p>
              </table:table-cell>
              <table:table-cell office:value-type="float" office:value="0.013823745225246">
                <text:p>0.013823745225246</text:p>
              </table:table-cell>
              <table:table-cell office:value-type="float" office:value="-0.032874250870418">
                <text:p>-0.0328742508704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34569696491873">
                <text:p>0.334569696491873</text:p>
              </table:table-cell>
              <table:table-cell office:value-type="float" office:value="-0.032983750266561">
                <text:p>-0.032983750266561</text:p>
              </table:table-cell>
              <table:table-cell office:value-type="float" office:value="-0.101913519639">
                <text:p>-0.1019135196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87052651327919">
                <text:p>0.287052651327919</text:p>
              </table:table-cell>
              <table:table-cell office:value-type="float" office:value="-0.082057167161342">
                <text:p>-0.082057167161342</text:p>
              </table:table-cell>
              <table:table-cell office:value-type="float" office:value="-0.17113573996528">
                <text:p>-0.171135739965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38818124029776">
                <text:p>0.238818124029776</text:p>
              </table:table-cell>
              <table:table-cell office:value-type="float" office:value="-0.13143891413272">
                <text:p>-0.13143891413272</text:p>
              </table:table-cell>
              <table:table-cell office:value-type="float" office:value="-0.23554967708584">
                <text:p>-0.235549677085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89986675795633">
                <text:p>0.189986675795633</text:p>
              </table:table-cell>
              <table:table-cell office:value-type="float" office:value="-0.17641735784255">
                <text:p>-0.17641735784255</text:p>
              </table:table-cell>
              <table:table-cell office:value-type="float" office:value="-0.28893176708668">
                <text:p>-0.288931767086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40680359815153">
                <text:p>0.140680359815153</text:p>
              </table:table-cell>
              <table:table-cell office:value-type="float" office:value="-0.21223474796032">
                <text:p>-0.21223474796032</text:p>
              </table:table-cell>
              <table:table-cell office:value-type="float" office:value="-0.3317815942415">
                <text:p>-0.33178159424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91022416200046">
                <text:p>0.091022416200046</text:p>
              </table:table-cell>
              <table:table-cell office:value-type="float" office:value="-0.24126630695092">
                <text:p>-0.24126630695092</text:p>
              </table:table-cell>
              <table:table-cell office:value-type="float" office:value="-0.37251669590533">
                <text:p>-0.372516695905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411369639479972">
                <text:p>0.0411369639479972</text:p>
              </table:table-cell>
              <table:table-cell office:value-type="float" office:value="-0.26965844441647">
                <text:p>-0.26965844441647</text:p>
              </table:table-cell>
              <table:table-cell office:value-type="float" office:value="-0.41663059789394">
                <text:p>-0.416630597893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885130929020493">
                <text:p>-0.00885130929020493</text:p>
              </table:table-cell>
              <table:table-cell office:value-type="float" office:value="-0.29896607183986">
                <text:p>-0.29896607183986</text:p>
              </table:table-cell>
              <table:table-cell office:value-type="float" office:value="-0.46286914489306">
                <text:p>-0.462869144893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588174588648543">
                <text:p>-0.0588174588648543</text:p>
              </table:table-cell>
              <table:table-cell office:value-type="float" office:value="-0.32717952637984">
                <text:p>-0.32717952637984</text:p>
              </table:table-cell>
              <table:table-cell office:value-type="float" office:value="-0.5075231195839">
                <text:p>-0.50752311958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108636595423878">
                <text:p>-0.108636595423878</text:p>
              </table:table-cell>
              <table:table-cell office:value-type="float" office:value="-0.3533326902238">
                <text:p>-0.3533326902238</text:p>
              </table:table-cell>
              <table:table-cell office:value-type="float" office:value="-0.54814850570661">
                <text:p>-0.548148505706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158184197071192">
                <text:p>-0.158184197071192</text:p>
              </table:table-cell>
              <table:table-cell office:value-type="float" office:value="-0.37783560945901">
                <text:p>-0.37783560945901</text:p>
              </table:table-cell>
              <table:table-cell office:value-type="float" office:value="-0.58437306023185">
                <text:p>-0.584373060231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207336420606564">
                <text:p>-0.207336420606564</text:p>
              </table:table-cell>
              <table:table-cell office:value-type="float" office:value="-0.40024880049726">
                <text:p>-0.40024880049726</text:p>
              </table:table-cell>
              <table:table-cell office:value-type="float" office:value="-0.61731352389765">
                <text:p>-0.617313523897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255970411069141">
                <text:p>-0.255970411069141</text:p>
              </table:table-cell>
              <table:table-cell office:value-type="float" office:value="-0.41996554057848">
                <text:p>-0.41996554057848</text:p>
              </table:table-cell>
              <table:table-cell office:value-type="float" office:value="-0.64898695041988">
                <text:p>-0.648986950419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303964608810857">
                <text:p>-0.303964608810857</text:p>
              </table:table-cell>
              <table:table-cell office:value-type="float" office:value="-0.43809000404073">
                <text:p>-0.43809000404073</text:p>
              </table:table-cell>
              <table:table-cell office:value-type="float" office:value="-0.68113875638033">
                <text:p>-0.681138756380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351199053332252">
                <text:p>-0.351199053332252</text:p>
              </table:table-cell>
              <table:table-cell office:value-type="float" office:value="-0.45610874082626">
                <text:p>-0.45610874082626</text:p>
              </table:table-cell>
              <table:table-cell office:value-type="float" office:value="-0.71338457612451">
                <text:p>-0.713384576124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39755568312125">
                <text:p>-0.39755568312125</text:p>
              </table:table-cell>
              <table:table-cell office:value-type="float" office:value="-0.473406238029">
                <text:p>-0.473406238029</text:p>
              </table:table-cell>
              <table:table-cell office:value-type="float" office:value="-0.74351212183377">
                <text:p>-0.743512121833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442918630745443">
                <text:p>-0.442918630745443</text:p>
              </table:table-cell>
              <table:table-cell office:value-type="float" office:value="-0.48860197774813">
                <text:p>-0.48860197774813</text:p>
              </table:table-cell>
              <table:table-cell office:value-type="float" office:value="-0.77005059555494">
                <text:p>-0.770050595554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487174512460336">
                <text:p>-0.487174512460336</text:p>
              </table:table-cell>
              <table:table-cell office:value-type="float" office:value="-0.50194269306046">
                <text:p>-0.50194269306046</text:p>
              </table:table-cell>
              <table:table-cell office:value-type="float" office:value="-0.79346820450712">
                <text:p>-0.793468204507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530212711609659">
                <text:p>-0.530212711609659</text:p>
              </table:table-cell>
              <table:table-cell office:value-type="float" office:value="-0.51432355907639">
                <text:p>-0.51432355907639</text:p>
              </table:table-cell>
              <table:table-cell office:value-type="float" office:value="-0.81507615460955">
                <text:p>-0.815076154609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571925655109398">
                <text:p>-0.571925655109398</text:p>
              </table:table-cell>
              <table:table-cell office:value-type="float" office:value="-0.5255064332843">
                <text:p>-0.5255064332843</text:p>
              </table:table-cell>
              <table:table-cell office:value-type="float" office:value="-0.83566177431016">
                <text:p>-0.835661774310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612209082324489">
                <text:p>-0.612209082324489</text:p>
              </table:table-cell>
              <table:table-cell office:value-type="float" office:value="-0.53495966919793">
                <text:p>-0.53495966919793</text:p>
              </table:table-cell>
              <table:table-cell office:value-type="float" office:value="-0.85515782745191">
                <text:p>-0.855157827451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650962305666096">
                <text:p>-0.650962305666096</text:p>
              </table:table-cell>
              <table:table-cell office:value-type="float" office:value="-0.54314259650734">
                <text:p>-0.54314259650734</text:p>
              </table:table-cell>
              <table:table-cell office:value-type="float" office:value="-0.8729946392966">
                <text:p>-0.87299463929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688088462258153">
                <text:p>-0.688088462258153</text:p>
              </table:table-cell>
              <table:table-cell office:value-type="float" office:value="-0.5505654847191">
                <text:p>-0.5505654847191</text:p>
              </table:table-cell>
              <table:table-cell office:value-type="float" office:value="-0.88847881951719">
                <text:p>-0.888478819517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723494756044108">
                <text:p>-0.723494756044108</text:p>
              </table:table-cell>
              <table:table-cell office:value-type="float" office:value="-0.55672663523969">
                <text:p>-0.55672663523969</text:p>
              </table:table-cell>
              <table:table-cell office:value-type="float" office:value="-0.90120024598477">
                <text:p>-0.901200245984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757092689728735">
                <text:p>-0.757092689728735</text:p>
              </table:table-cell>
              <table:table-cell office:value-type="float" office:value="-0.56110416399915">
                <text:p>-0.56110416399915</text:p>
              </table:table-cell>
              <table:table-cell office:value-type="float" office:value="-0.91140051911143">
                <text:p>-0.911400519111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788798285975294">
                <text:p>-0.788798285975294</text:p>
              </table:table-cell>
              <table:table-cell office:value-type="float" office:value="-0.56414867474273">
                <text:p>-0.56414867474273</text:p>
              </table:table-cell>
              <table:table-cell office:value-type="float" office:value="-0.91974356970945">
                <text:p>-0.919743569709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818532297305121">
                <text:p>-0.818532297305121</text:p>
              </table:table-cell>
              <table:table-cell office:value-type="float" office:value="-0.56633919459873">
                <text:p>-0.56633919459873</text:p>
              </table:table-cell>
              <table:table-cell office:value-type="float" office:value="-0.92659944927991">
                <text:p>-0.926599449279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846220404175065">
                <text:p>-0.846220404175065</text:p>
              </table:table-cell>
              <table:table-cell office:value-type="float" office:value="-0.56732046553333">
                <text:p>-0.56732046553333</text:p>
              </table:table-cell>
              <table:table-cell office:value-type="float" office:value="-0.93172454400009">
                <text:p>-0.931724544000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871793400737638">
                <text:p>-0.871793400737638</text:p>
              </table:table-cell>
              <table:table-cell office:value-type="float" office:value="-0.56675208579997">
                <text:p>-0.56675208579997</text:p>
              </table:table-cell>
              <table:table-cell office:value-type="float" office:value="-0.9346265899472">
                <text:p>-0.93462658994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895187367819591">
                <text:p>-0.895187367819591</text:p>
              </table:table-cell>
              <table:table-cell office:value-type="float" office:value="-0.56499346131638">
                <text:p>-0.56499346131638</text:p>
              </table:table-cell>
              <table:table-cell office:value-type="float" office:value="-0.93504174546608">
                <text:p>-0.935041745466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916343832686567">
                <text:p>-0.916343832686567</text:p>
              </table:table-cell>
              <table:table-cell office:value-type="float" office:value="-0.56231766162283">
                <text:p>-0.56231766162283</text:p>
              </table:table-cell>
              <table:table-cell office:value-type="float" office:value="-0.93304107541553">
                <text:p>-0.933041075415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935209915194469">
                <text:p>-0.935209915194469</text:p>
              </table:table-cell>
              <table:table-cell office:value-type="float" office:value="-0.55838380263784">
                <text:p>-0.55838380263784</text:p>
              </table:table-cell>
              <table:table-cell office:value-type="float" office:value="-0.92885650973712">
                <text:p>-0.928856509737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951738459962292">
                <text:p>-0.951738459962292</text:p>
              </table:table-cell>
              <table:table-cell office:value-type="float" office:value="-0.55299061897251">
                <text:p>-0.55299061897251</text:p>
              </table:table-cell>
              <table:table-cell office:value-type="float" office:value="-0.92269600406961">
                <text:p>-0.922696004069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965888154236019">
                <text:p>-0.965888154236019</text:p>
              </table:table-cell>
              <table:table-cell office:value-type="float" office:value="-0.54649578922761">
                <text:p>-0.54649578922761</text:p>
              </table:table-cell>
              <table:table-cell office:value-type="float" office:value="-0.91461865854856">
                <text:p>-0.914618658548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977623631148981">
                <text:p>-0.977623631148981</text:p>
              </table:table-cell>
              <table:table-cell office:value-type="float" office:value="-0.53910010369855">
                <text:p>-0.53910010369855</text:p>
              </table:table-cell>
              <table:table-cell office:value-type="float" office:value="-0.90448764907908">
                <text:p>-0.904487649079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986915558120617">
                <text:p>-0.986915558120617</text:p>
              </table:table-cell>
              <table:table-cell office:value-type="float" office:value="-0.5305044835077">
                <text:p>-0.5305044835077</text:p>
              </table:table-cell>
              <table:table-cell office:value-type="float" office:value="-0.89208529744689">
                <text:p>-0.892085297446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993740710172637">
                <text:p>-0.993740710172637</text:p>
              </table:table-cell>
              <table:table-cell office:value-type="float" office:value="-0.52057502192463">
                <text:p>-0.52057502192463</text:p>
              </table:table-cell>
              <table:table-cell office:value-type="float" office:value="-0.87732137751762">
                <text:p>-0.877321377517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998082027979384">
                <text:p>-0.998082027979384</text:p>
              </table:table-cell>
              <table:table-cell office:value-type="float" office:value="-0.50961311227813">
                <text:p>-0.50961311227813</text:p>
              </table:table-cell>
              <table:table-cell office:value-type="float" office:value="-0.86030511520028">
                <text:p>-0.860305115200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999928660507255">
                <text:p>-0.999928660507255</text:p>
              </table:table-cell>
              <table:table-cell office:value-type="float" office:value="-0.49774593498316">
                <text:p>-0.49774593498316</text:p>
              </table:table-cell>
              <table:table-cell office:value-type="float" office:value="-0.84121156451707">
                <text:p>-0.841211564517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999275992136631">
                <text:p>-0.999275992136631</text:p>
              </table:table-cell>
              <table:table-cell office:value-type="float" office:value="-0.48472623146029">
                <text:p>-0.48472623146029</text:p>
              </table:table-cell>
              <table:table-cell office:value-type="float" office:value="-0.82012024958632">
                <text:p>-0.820120249586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996125654198552">
                <text:p>-0.996125654198552</text:p>
              </table:table-cell>
              <table:table-cell office:value-type="float" office:value="-0.47049250664675">
                <text:p>-0.47049250664675</text:p>
              </table:table-cell>
              <table:table-cell office:value-type="float" office:value="-0.79698809152734">
                <text:p>-0.796988091527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99048552089717">
                <text:p>-0.99048552089717</text:p>
              </table:table-cell>
              <table:table-cell office:value-type="float" office:value="-0.4553079979035">
                <text:p>-0.4553079979035</text:p>
              </table:table-cell>
              <table:table-cell office:value-type="float" office:value="-0.77172849327831">
                <text:p>-0.771728493278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982369689628442">
                <text:p>-0.982369689628442</text:p>
              </table:table-cell>
              <table:table-cell office:value-type="float" office:value="-0.43924284863226">
                <text:p>-0.43924284863226</text:p>
              </table:table-cell>
              <table:table-cell office:value-type="float" office:value="-0.74428934868333">
                <text:p>-0.74428934868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971798445743887">
                <text:p>-0.971798445743887</text:p>
              </table:table-cell>
              <table:table-cell office:value-type="float" office:value="-0.42208229732425">
                <text:p>-0.42208229732425</text:p>
              </table:table-cell>
              <table:table-cell office:value-type="float" office:value="-0.7146862696568">
                <text:p>-0.71468626965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95879821184782">
                <text:p>-0.95879821184782</text:p>
              </table:table-cell>
              <table:table-cell office:value-type="float" office:value="-0.40380288182213">
                <text:p>-0.40380288182213</text:p>
              </table:table-cell>
              <table:table-cell office:value-type="float" office:value="-0.68299292035839">
                <text:p>-0.682992920358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943401481754588">
                <text:p>-0.943401481754588</text:p>
              </table:table-cell>
              <table:table-cell office:value-type="float" office:value="-0.38462562827574">
                <text:p>-0.38462562827574</text:p>
              </table:table-cell>
              <table:table-cell office:value-type="float" office:value="-0.64928959806051">
                <text:p>-0.649289598060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925646739270965">
                <text:p>-0.925646739270965</text:p>
              </table:table-cell>
              <table:table-cell office:value-type="float" office:value="-0.36457918029968">
                <text:p>-0.36457918029968</text:p>
              </table:table-cell>
              <table:table-cell office:value-type="float" office:value="-0.61360187379076">
                <text:p>-0.613601873790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905578362006666">
                <text:p>-0.905578362006666</text:p>
              </table:table-cell>
              <table:table-cell office:value-type="float" office:value="-0.34347739973528">
                <text:p>-0.34347739973528</text:p>
              </table:table-cell>
              <table:table-cell office:value-type="float" office:value="-0.57588921172229">
                <text:p>-0.575889211722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883246510453445">
                <text:p>-0.883246510453445</text:p>
              </table:table-cell>
              <table:table-cell office:value-type="float" office:value="-0.32131599859155">
                <text:p>-0.32131599859155</text:p>
              </table:table-cell>
              <table:table-cell office:value-type="float" office:value="-0.53609462454796">
                <text:p>-0.536094624547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858707002609982">
                <text:p>-0.858707002609982</text:p>
              </table:table-cell>
              <table:table-cell office:value-type="float" office:value="-0.29826522353213">
                <text:p>-0.29826522353213</text:p>
              </table:table-cell>
              <table:table-cell office:value-type="float" office:value="-0.49419615957545">
                <text:p>-0.494196159575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832021174465955">
                <text:p>-0.832021174465955</text:p>
              </table:table-cell>
              <table:table-cell office:value-type="float" office:value="-0.27430559572884">
                <text:p>-0.27430559572884</text:p>
              </table:table-cell>
              <table:table-cell office:value-type="float" office:value="-0.45020780816249">
                <text:p>-0.450207808162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803255726694014">
                <text:p>-0.803255726694014</text:p>
              </table:table-cell>
              <table:table-cell office:value-type="float" office:value="-0.24925455547138">
                <text:p>-0.24925455547138</text:p>
              </table:table-cell>
              <table:table-cell office:value-type="float" office:value="-0.40414147708771">
                <text:p>-0.404141477087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772482557932834">
                <text:p>-0.772482557932834</text:p>
              </table:table-cell>
              <table:table-cell office:value-type="float" office:value="-0.22309440744064">
                <text:p>-0.22309440744064</text:p>
              </table:table-cell>
              <table:table-cell office:value-type="float" office:value="-0.35597224711901">
                <text:p>-0.355972247119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73977858507796">
                <text:p>-0.73977858507796</text:p>
              </table:table-cell>
              <table:table-cell office:value-type="float" office:value="-0.19592141725463">
                <text:p>-0.19592141725463</text:p>
              </table:table-cell>
              <table:table-cell office:value-type="float" office:value="-0.30562672326132">
                <text:p>-0.305626723261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705225551029634">
                <text:p>-0.705225551029634</text:p>
              </table:table-cell>
              <table:table-cell office:value-type="float" office:value="-0.16763835354156">
                <text:p>-0.16763835354156</text:p>
              </table:table-cell>
              <table:table-cell office:value-type="float" office:value="-0.25298985572702">
                <text:p>-0.252989855727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668909820378098">
                <text:p>-0.668909820378098</text:p>
              </table:table-cell>
              <table:table-cell office:value-type="float" office:value="-0.13800884158232">
                <text:p>-0.13800884158232</text:p>
              </table:table-cell>
              <table:table-cell office:value-type="float" office:value="-0.19792145272953">
                <text:p>-0.197921452729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630922163537117">
                <text:p>-0.630922163537117</text:p>
              </table:table-cell>
              <table:table-cell office:value-type="float" office:value="-0.10692526476067">
                <text:p>-0.10692526476067</text:p>
              </table:table-cell>
              <table:table-cell office:value-type="float" office:value="-0.14027234991255">
                <text:p>-0.140272349912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591357529865205">
                <text:p>-0.591357529865205</text:p>
              </table:table-cell>
              <table:table-cell office:value-type="float" office:value="-0.074327947196417">
                <text:p>-0.074327947196417</text:p>
              </table:table-cell>
              <table:table-cell office:value-type="float" office:value="-0.079895543719241">
                <text:p>-0.0798955437192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550314810341677">
                <text:p>-0.550314810341677</text:p>
              </table:table-cell>
              <table:table-cell office:value-type="float" office:value="-0.039951024255579">
                <text:p>-0.039951024255579</text:p>
              </table:table-cell>
              <table:table-cell office:value-type="float" office:value="-0.016683467612776">
                <text:p>-0.0166834676127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507896590390711">
                <text:p>-0.507896590390711</text:p>
              </table:table-cell>
              <table:table-cell office:value-type="float" office:value="-0.0034361073074752">
                <text:p>-0.0034361073074752</text:p>
              </table:table-cell>
              <table:table-cell office:value-type="float" office:value="0.049264415372083">
                <text:p>0.0492644153720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464208893471196">
                <text:p>-0.464208893471196</text:p>
              </table:table-cell>
              <table:table-cell office:value-type="float" office:value="0.035294172873959">
                <text:p>0.035294172873959</text:p>
              </table:table-cell>
              <table:table-cell office:value-type="float" office:value="0.11712630259159">
                <text:p>0.117126302591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419360916073322">
                <text:p>-0.419360916073322</text:p>
              </table:table-cell>
              <table:table-cell office:value-type="float" office:value="0.075679551017072">
                <text:p>0.075679551017072</text:p>
              </table:table-cell>
              <table:table-cell office:value-type="float" office:value="0.18421962172729">
                <text:p>0.184219621727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373464754784207">
                <text:p>-0.373464754784207</text:p>
              </table:table-cell>
              <table:table-cell office:value-type="float" office:value="0.11570847761586">
                <text:p>0.11570847761586</text:p>
              </table:table-cell>
              <table:table-cell office:value-type="float" office:value="0.24494383134248">
                <text:p>0.244943831342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326635126104816">
                <text:p>-0.326635126104816</text:p>
              </table:table-cell>
              <table:table-cell office:value-type="float" office:value="0.15112118622785">
                <text:p>0.15112118622785</text:p>
              </table:table-cell>
              <table:table-cell office:value-type="float" office:value="0.29404361352806">
                <text:p>0.294043613528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278989079718452">
                <text:p>-0.278989079718452</text:p>
              </table:table-cell>
              <table:table-cell office:value-type="float" office:value="0.17885427634333">
                <text:p>0.17885427634333</text:p>
              </table:table-cell>
              <table:table-cell office:value-type="float" office:value="0.33456531969423">
                <text:p>0.334565319694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230645705927492">
                <text:p>-0.230645705927492</text:p>
              </table:table-cell>
              <table:table-cell office:value-type="float" office:value="0.20213769090475">
                <text:p>0.20213769090475</text:p>
              </table:table-cell>
              <table:table-cell office:value-type="float" office:value="0.37503970000154">
                <text:p>0.375039700001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181725837989676">
                <text:p>-0.181725837989676</text:p>
              </table:table-cell>
              <table:table-cell office:value-type="float" office:value="0.2255685576241">
                <text:p>0.2255685576241</text:p>
              </table:table-cell>
              <table:table-cell office:value-type="float" office:value="0.41902153627006">
                <text:p>0.419021536270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132351750097872">
                <text:p>-0.132351750097872</text:p>
              </table:table-cell>
              <table:table-cell office:value-type="float" office:value="0.24950332526608">
                <text:p>0.24950332526608</text:p>
              </table:table-cell>
              <table:table-cell office:value-type="float" office:value="0.46418562812081">
                <text:p>0.464185628120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